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master-page-name="MP0">
      <style:paragraph-properties fo:text-align="center" style:justify-single-word="false" style:page-number="auto" fo:break-before="page"/>
      <style:text-properties fo:language="ru" fo:country="RU"/>
    </style:style>
    <style:style style:name="P2" style:family="paragraph" style:parent-style-name="Text_20_body">
      <style:paragraph-properties fo:text-align="center" style:justify-single-word="false"/>
      <style:text-properties fo:language="ru" fo:country="RU"/>
    </style:style>
    <style:style style:name="P3" style:family="paragraph" style:parent-style-name="Text_20_body">
      <style:paragraph-properties fo:text-align="end" style:justify-single-word="false"/>
      <style:text-properties fo:language="ru" fo:country="RU" fo:font-style="italic" style:font-style-asian="italic" style:font-style-complex="italic"/>
    </style:style>
    <style:style style:name="P4" style:family="paragraph" style:parent-style-name="Text_20_body">
      <style:paragraph-properties fo:margin-left="2.4618in" fo:text-align="justify" style:justify-single-word="false">
        <style:tab-stops/>
      </style:paragraph-properties>
      <style:text-properties fo:language="ru" fo:country="RU" fo:font-style="italic" style:font-style-asian="italic" style:font-style-complex="italic"/>
    </style:style>
    <style:style style:name="P5" style:family="paragraph" style:parent-style-name="Text_20_body">
      <style:paragraph-properties fo:margin-left="2.4618in" fo:text-align="justify" style:justify-single-word="false">
        <style:tab-stops/>
      </style:paragraph-properties>
      <style:text-properties fo:language="ru" fo:country="RU" fo:font-style="italic" officeooo:paragraph-rsid="011687d9" style:font-style-asian="italic" style:font-style-complex="italic"/>
    </style:style>
    <style:style style:name="P6" style:family="paragraph" style:parent-style-name="Text_20_body">
      <style:paragraph-properties fo:margin-left="2.4618in" fo:text-align="justify" style:justify-single-word="false">
        <style:tab-stops/>
      </style:paragraph-properties>
      <style:text-properties fo:language="ru" fo:country="RU" fo:background-color="#ffff00"/>
    </style:style>
    <style:style style:name="P7" style:family="paragraph" style:parent-style-name="Heading_20_2">
      <style:paragraph-properties fo:text-align="center" style:justify-single-word="false"/>
      <style:text-properties fo:language="ru" fo:country="RU"/>
    </style:style>
    <style:style style:name="P8" style:family="paragraph" style:parent-style-name="Text_20_body">
      <style:paragraph-properties fo:text-align="justify" style:justify-single-word="false"/>
      <style:text-properties fo:color="#0000ff" loext:opacity="100%" fo:language="ru" fo:country="RU"/>
    </style:style>
    <style:style style:name="P9" style:family="paragraph" style:parent-style-name="Text_20_body">
      <style:paragraph-properties fo:text-align="justify" style:justify-single-word="false"/>
      <style:text-properties fo:language="ru" fo:country="RU"/>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fo:language="ru" fo:country="RU" fo:background-color="#ffff00"/>
    </style:style>
    <style:style style:name="P12" style:family="paragraph" style:parent-style-name="Text_20_body">
      <style:paragraph-properties fo:text-align="justify" style:justify-single-word="false"/>
      <style:text-properties fo:language="ru" fo:country="RU" fo:font-style="italic" style:font-style-asian="italic" style:font-style-complex="italic"/>
    </style:style>
    <style:style style:name="P13" style:family="paragraph" style:parent-style-name="Text_20_body">
      <style:paragraph-properties fo:text-align="justify" style:justify-single-word="false"/>
      <style:text-properties fo:font-style="italic" style:font-style-asian="italic" style:font-style-complex="italic"/>
    </style:style>
    <style:style style:name="P14" style:family="paragraph" style:parent-style-name="Text_20_body">
      <style:paragraph-properties fo:margin-left="2.4618in" fo:text-align="justify" style:justify-single-word="false">
        <style:tab-stops/>
      </style:paragraph-properties>
      <style:text-properties fo:language="ru" fo:country="RU"/>
    </style:style>
    <style:style style:name="P15" style:family="paragraph" style:parent-style-name="Text_20_body">
      <style:paragraph-properties fo:text-align="justify" style:justify-single-word="false"/>
      <style:text-properties officeooo:paragraph-rsid="011e8b7f"/>
    </style:style>
    <style:style style:name="P16" style:family="paragraph" style:parent-style-name="Text_20_body">
      <style:text-properties fo:language="ru" fo:country="RU"/>
    </style:style>
    <style:style style:name="P17" style:family="paragraph" style:parent-style-name="Text_20_body">
      <style:paragraph-properties fo:text-align="justify" style:justify-single-word="false"/>
      <style:text-properties fo:language="ru" fo:country="RU" officeooo:paragraph-rsid="012117db"/>
    </style:style>
    <style:style style:name="P18" style:family="paragraph" style:parent-style-name="Text_20_body">
      <style:paragraph-properties fo:margin-left="2.3646in" fo:text-align="justify" style:justify-single-word="false">
        <style:tab-stops/>
      </style:paragraph-properties>
      <style:text-properties fo:language="ru" fo:country="RU" fo:font-style="italic" style:font-style-asian="italic" style:font-style-complex="italic"/>
    </style:style>
    <style:style style:name="P19" style:family="paragraph" style:parent-style-name="Text_20_body">
      <style:paragraph-properties fo:text-align="justify" style:justify-single-word="false"/>
      <style:text-properties officeooo:paragraph-rsid="0048453c"/>
    </style:style>
    <style:style style:name="P20" style:family="paragraph" style:parent-style-name="Text_20_body">
      <style:paragraph-properties fo:text-align="justify" style:justify-single-word="false"/>
      <style:text-properties officeooo:paragraph-rsid="0123f0ca"/>
    </style:style>
    <style:style style:name="P21" style:family="paragraph" style:parent-style-name="Footnote">
      <style:text-properties fo:language="ru" fo:country="RU" officeooo:rsid="012843b3" officeooo:paragraph-rsid="012843b3"/>
    </style:style>
    <style:style style:name="P22"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23" style:family="paragraph" style:parent-style-name="Text_20_body">
      <style:paragraph-properties fo:text-align="justify" style:justify-single-word="false"/>
      <style:text-properties fo:language="ru" fo:country="RU" fo:font-style="italic" officeooo:paragraph-rsid="0125e8b5" style:font-style-asian="italic" style:font-style-complex="italic"/>
    </style:style>
    <style:style style:name="P24" style:family="paragraph" style:parent-style-name="Text_20_body">
      <style:paragraph-properties fo:margin-left="2.4272in" fo:text-align="justify" style:justify-single-word="false">
        <style:tab-stops/>
      </style:paragraph-properties>
      <style:text-properties fo:language="ru" fo:country="RU" fo:font-style="italic" style:font-style-asian="italic" style:font-style-complex="italic"/>
    </style:style>
    <style:style style:name="P25" style:family="paragraph" style:parent-style-name="Text_20_body">
      <style:paragraph-properties fo:text-align="justify" style:justify-single-word="false"/>
      <style:text-properties fo:language="ru" fo:country="RU" officeooo:paragraph-rsid="012ad6ce"/>
    </style:style>
    <style:style style:name="P26" style:family="paragraph" style:parent-style-name="Footnote">
      <style:text-properties fo:language="ru" fo:country="RU" officeooo:rsid="012d630f" officeooo:paragraph-rsid="012d630f"/>
    </style:style>
    <style:style style:name="P27" style:family="paragraph" style:parent-style-name="Footnote">
      <style:text-properties fo:language="ru" fo:country="RU" officeooo:rsid="012e87a7" officeooo:paragraph-rsid="012e87a7"/>
    </style:style>
    <style:style style:name="P28" style:family="paragraph" style:parent-style-name="Text_20_body">
      <style:paragraph-properties fo:text-align="justify" style:justify-single-word="false"/>
      <style:text-properties fo:language="ru" fo:country="RU" fo:background-color="#00ccff"/>
    </style:style>
    <style:style style:name="P29" style:family="paragraph" style:parent-style-name="Text_20_body">
      <style:paragraph-properties fo:margin-left="2.4374in" fo:text-align="justify" style:justify-single-word="false">
        <style:tab-stops/>
      </style:paragraph-properties>
      <style:text-properties fo:language="ru" fo:country="RU" fo:font-style="italic" style:font-style-asian="italic" style:font-style-complex="italic"/>
    </style:style>
    <style:style style:name="P30" style:family="paragraph" style:parent-style-name="Text_20_body">
      <style:paragraph-properties fo:text-align="justify" style:justify-single-word="false"/>
      <style:text-properties fo:language="ru" fo:country="RU" officeooo:paragraph-rsid="00e54b69"/>
    </style:style>
    <style:style style:name="P31" style:family="paragraph" style:parent-style-name="Text_20_body">
      <style:paragraph-properties fo:margin-left="2.3752in" fo:text-align="justify" style:justify-single-word="false">
        <style:tab-stops/>
      </style:paragraph-properties>
      <style:text-properties fo:language="ru" fo:country="RU" fo:font-style="italic" style:font-style-asian="italic" style:font-style-complex="italic"/>
    </style:style>
    <style:style style:name="P32" style:family="paragraph" style:parent-style-name="Text_20_body">
      <style:paragraph-properties fo:margin-left="2.3752in">
        <style:tab-stops/>
      </style:paragraph-properties>
      <style:text-properties fo:language="ru" fo:country="RU" fo:font-style="italic" style:font-style-asian="italic" style:font-style-complex="italic"/>
    </style:style>
    <style:style style:name="P33" style:family="paragraph" style:parent-style-name="Text_20_body">
      <style:paragraph-properties fo:text-align="justify" style:justify-single-word="false"/>
      <style:text-properties fo:language="ru" fo:country="RU" fo:font-style="italic" officeooo:paragraph-rsid="0137763b" style:font-style-asian="italic" style:font-style-complex="italic"/>
    </style:style>
    <style:style style:name="P34" style:family="paragraph" style:parent-style-name="Text_20_body">
      <style:paragraph-properties fo:margin-left="2.3543in" fo:text-align="justify" style:justify-single-word="false">
        <style:tab-stops/>
      </style:paragraph-properties>
      <style:text-properties fo:language="ru" fo:country="RU" fo:font-style="italic" style:font-style-asian="italic" style:font-style-complex="italic"/>
    </style:style>
    <style:style style:name="P35" style:family="paragraph" style:parent-style-name="Text_20_body">
      <style:paragraph-properties fo:text-align="justify" style:justify-single-word="false"/>
      <style:text-properties fo:language="ru" fo:country="RU" fo:background-color="#ffffff"/>
    </style:style>
    <style:style style:name="P36" style:family="paragraph" style:parent-style-name="Heading_20_2">
      <style:paragraph-properties fo:text-align="center" style:justify-single-word="false"/>
      <style:text-properties fo:language="ru" fo:country="RU" fo:font-weight="normal" style:font-weight-asian="normal" style:font-weight-complex="normal"/>
    </style:style>
    <style:style style:name="P37" style:family="paragraph" style:parent-style-name="Text_20_body">
      <style:paragraph-properties fo:text-align="justify" style:justify-single-word="false"/>
      <style:text-properties fo:language="ru" fo:country="RU" officeooo:paragraph-rsid="013ee979"/>
    </style:style>
    <style:style style:name="P38" style:family="paragraph" style:parent-style-name="Quotations">
      <style:text-properties fo:language="ru" fo:country="RU"/>
    </style:style>
    <style:style style:name="P39" style:family="paragraph" style:parent-style-name="Text_20_body">
      <style:paragraph-properties fo:margin-left="2.3646in">
        <style:tab-stops/>
      </style:paragraph-properties>
      <style:text-properties fo:language="ru" fo:country="RU" fo:font-style="italic" style:font-style-asian="italic" style:font-style-complex="italic"/>
    </style:style>
    <style:style style:name="P40" style:family="paragraph" style:parent-style-name="Text_20_body">
      <style:paragraph-properties fo:text-align="justify" style:justify-single-word="false"/>
      <style:text-properties officeooo:paragraph-rsid="00175913"/>
    </style:style>
    <style:style style:name="P41" style:family="paragraph" style:parent-style-name="Text_20_body">
      <style:paragraph-properties fo:text-align="justify" style:justify-single-word="false"/>
      <style:text-properties officeooo:paragraph-rsid="00189af1"/>
    </style:style>
    <style:style style:name="P42" style:family="paragraph" style:parent-style-name="Text_20_body">
      <style:text-properties officeooo:paragraph-rsid="00175913"/>
    </style:style>
    <style:style style:name="P43" style:family="paragraph" style:parent-style-name="Text_20_body">
      <style:paragraph-properties fo:text-align="justify" style:justify-single-word="false"/>
      <style:text-properties fo:language="ru" fo:country="RU" fo:font-style="italic" officeooo:paragraph-rsid="00189af1" style:font-style-asian="italic" style:font-style-complex="italic"/>
    </style:style>
    <style:style style:name="P44" style:family="paragraph" style:parent-style-name="Text_20_body">
      <style:paragraph-properties fo:text-align="justify" style:justify-single-word="false"/>
      <style:text-properties fo:language="ru" fo:country="RU" officeooo:paragraph-rsid="00189af1"/>
    </style:style>
    <style:style style:name="P45" style:family="paragraph" style:parent-style-name="Text_20_body">
      <style:paragraph-properties fo:text-align="justify" style:justify-single-word="false"/>
      <style:text-properties fo:language="ru" fo:country="RU" officeooo:rsid="00189af1" officeooo:paragraph-rsid="00189af1"/>
    </style:style>
    <style:style style:name="P46" style:family="paragraph" style:parent-style-name="Text_20_body">
      <style:paragraph-properties fo:text-align="justify" style:justify-single-word="false"/>
      <style:text-properties fo:language="ru" fo:country="RU" officeooo:rsid="0019ec28" officeooo:paragraph-rsid="0019ec28"/>
    </style:style>
    <style:style style:name="P47" style:family="paragraph" style:parent-style-name="Text_20_body">
      <style:paragraph-properties fo:text-align="justify" style:justify-single-word="false"/>
      <style:text-properties fo:language="ru" fo:country="RU" officeooo:rsid="001a56c3" officeooo:paragraph-rsid="001a56c3"/>
    </style:style>
    <style:style style:name="P48" style:family="paragraph" style:parent-style-name="Text_20_body">
      <style:paragraph-properties fo:text-align="justify" style:justify-single-word="false"/>
      <style:text-properties officeooo:paragraph-rsid="0019451a"/>
    </style:style>
    <style:style style:name="P49" style:family="paragraph" style:parent-style-name="Text_20_body">
      <style:paragraph-properties fo:text-align="justify" style:justify-single-word="false"/>
      <style:text-properties fo:language="ru" fo:country="RU" officeooo:paragraph-rsid="0019451a"/>
    </style:style>
    <style:style style:name="P50" style:family="paragraph" style:parent-style-name="Text_20_body">
      <style:paragraph-properties fo:text-align="justify" style:justify-single-word="false"/>
      <style:text-properties fo:language="ru" fo:country="RU" officeooo:paragraph-rsid="001bd968"/>
    </style:style>
    <style:style style:name="P51" style:family="paragraph" style:parent-style-name="Text_20_body">
      <style:paragraph-properties fo:text-align="justify" style:justify-single-word="false"/>
      <style:text-properties officeooo:paragraph-rsid="001d3aa6"/>
    </style:style>
    <style:style style:name="P52" style:family="paragraph" style:parent-style-name="Text_20_body">
      <style:paragraph-properties fo:text-align="justify" style:justify-single-word="false"/>
      <style:text-properties fo:language="ru" fo:country="RU" officeooo:paragraph-rsid="001d3aa6"/>
    </style:style>
    <style:style style:name="P53" style:family="paragraph" style:parent-style-name="Text_20_body">
      <style:paragraph-properties fo:text-align="justify" style:justify-single-word="false"/>
      <style:text-properties fo:language="ru" fo:country="RU" fo:font-style="italic" officeooo:paragraph-rsid="001d3aa6" style:font-style-asian="italic" style:font-style-complex="italic"/>
    </style:style>
    <style:style style:name="P54" style:family="paragraph" style:parent-style-name="Text_20_body">
      <style:paragraph-properties fo:text-align="justify" style:justify-single-word="false"/>
      <style:text-properties fo:language="ru" fo:country="RU" fo:font-style="italic" officeooo:rsid="001d3aa6" officeooo:paragraph-rsid="001d3aa6" style:font-style-asian="italic" style:font-style-complex="italic"/>
    </style:style>
    <style:style style:name="P55" style:family="paragraph" style:parent-style-name="Text_20_body">
      <style:paragraph-properties fo:text-align="justify" style:justify-single-word="false"/>
      <style:text-properties fo:language="ru" fo:country="RU" officeooo:rsid="002172fd" officeooo:paragraph-rsid="002172fd"/>
    </style:style>
    <style:style style:name="P56" style:family="paragraph" style:parent-style-name="Standard">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57"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02172fd" style:font-style-asian="italic" style:font-style-complex="italic"/>
    </style:style>
    <style:style style:name="P58" style:family="paragraph" style:parent-style-name="Text_20_body">
      <style:paragraph-properties fo:text-align="center" style:justify-single-word="false"/>
      <style:text-properties fo:language="ru" fo:country="RU" fo:font-style="italic" style:font-style-asian="italic" style:font-style-complex="italic"/>
    </style:style>
    <style:style style:name="P59" style:family="paragraph" style:parent-style-name="Text_20_body">
      <style:paragraph-properties fo:text-align="justify" style:justify-single-word="false"/>
      <style:text-properties fo:language="ru" fo:country="RU" fo:font-style="italic" officeooo:rsid="00257d51" officeooo:paragraph-rsid="00257d51" style:font-style-asian="italic" style:font-style-complex="italic"/>
    </style:style>
    <style:style style:name="P60" style:family="paragraph" style:parent-style-name="Text_20_body">
      <style:paragraph-properties fo:text-align="justify" style:justify-single-word="false"/>
      <style:text-properties officeooo:paragraph-rsid="00257d51"/>
    </style:style>
    <style:style style:name="P61"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62" style:family="paragraph" style:parent-style-name="Text_20_body">
      <style:paragraph-properties fo:margin-left="2.448in" fo:text-align="justify" style:justify-single-word="false">
        <style:tab-stops/>
      </style:paragraph-properties>
      <style:text-properties fo:language="ru" fo:country="RU" fo:font-style="italic" style:font-style-asian="italic" style:font-style-complex="italic"/>
    </style:style>
    <style:style style:name="P63" style:family="paragraph" style:parent-style-name="Text_20_body">
      <style:paragraph-properties fo:text-align="justify" style:justify-single-word="false"/>
      <style:text-properties fo:language="ru" fo:country="RU" fo:font-style="italic" officeooo:rsid="002d1645" officeooo:paragraph-rsid="002d1645" style:font-style-asian="italic" style:font-style-complex="italic"/>
    </style:style>
    <style:style style:name="P64" style:family="paragraph" style:parent-style-name="Text_20_body">
      <style:paragraph-properties fo:text-align="justify" style:justify-single-word="false"/>
      <style:text-properties fo:language="ru" fo:country="RU" officeooo:paragraph-rsid="002daf1c"/>
    </style:style>
    <style:style style:name="P65" style:family="paragraph" style:parent-style-name="Text_20_body">
      <style:paragraph-properties fo:text-align="justify" style:justify-single-word="false"/>
      <style:text-properties fo:language="ru" fo:country="RU" fo:font-style="italic" officeooo:paragraph-rsid="002de7fd" style:font-style-asian="italic" style:font-style-complex="italic"/>
    </style:style>
    <style:style style:name="P66" style:family="paragraph" style:parent-style-name="Text_20_body">
      <style:paragraph-properties fo:text-align="justify" style:justify-single-word="false"/>
      <style:text-properties fo:language="ru" fo:country="RU" fo:font-style="italic" officeooo:paragraph-rsid="002fc175" style:font-style-asian="italic" style:font-style-complex="italic"/>
    </style:style>
    <style:style style:name="P67" style:family="paragraph" style:parent-style-name="Text_20_body">
      <style:paragraph-properties fo:text-align="justify" style:justify-single-word="false"/>
      <style:text-properties fo:language="ru" fo:country="RU" officeooo:paragraph-rsid="00368471"/>
    </style:style>
    <style:style style:name="P68" style:family="paragraph" style:parent-style-name="Text_20_body">
      <style:paragraph-properties fo:text-align="justify" style:justify-single-word="false"/>
      <style:text-properties fo:language="ru" fo:country="RU" fo:font-style="italic" officeooo:paragraph-rsid="00371139" style:font-style-asian="italic" style:font-style-complex="italic"/>
    </style:style>
    <style:style style:name="P69" style:family="paragraph" style:parent-style-name="Text_20_body">
      <style:paragraph-properties fo:text-align="justify" style:justify-single-word="false"/>
      <style:text-properties fo:language="ru" fo:country="RU" fo:font-style="italic" officeooo:paragraph-rsid="00388643" style:font-style-asian="italic" style:font-style-complex="italic"/>
    </style:style>
    <style:style style:name="P70" style:family="paragraph" style:parent-style-name="Text_20_body">
      <style:paragraph-properties fo:text-align="justify" style:justify-single-word="false"/>
      <style:text-properties fo:language="ru" fo:country="RU" fo:font-style="italic" officeooo:paragraph-rsid="0038ff35" style:font-style-asian="italic" style:font-style-complex="italic"/>
    </style:style>
    <style:style style:name="P71" style:family="paragraph" style:parent-style-name="Text_20_body">
      <style:paragraph-properties fo:text-align="justify" style:justify-single-word="false"/>
      <style:text-properties fo:language="ru" fo:country="RU" officeooo:rsid="003ad058" officeooo:paragraph-rsid="003ad058"/>
    </style:style>
    <style:style style:name="P72" style:family="paragraph" style:parent-style-name="Text_20_body">
      <style:paragraph-properties fo:text-align="justify" style:justify-single-word="false"/>
      <style:text-properties fo:language="ru" fo:country="RU" officeooo:paragraph-rsid="003c498f"/>
    </style:style>
    <style:style style:name="P73" style:family="paragraph" style:parent-style-name="Text_20_body">
      <style:paragraph-properties fo:text-align="justify" style:justify-single-word="false"/>
      <style:text-properties fo:language="ru" fo:country="RU" officeooo:paragraph-rsid="003d3fd1"/>
    </style:style>
    <style:style style:name="P74" style:family="paragraph" style:parent-style-name="Text_20_body">
      <style:paragraph-properties fo:text-align="justify" style:justify-single-word="false"/>
      <style:text-properties fo:language="ru" fo:country="RU" officeooo:paragraph-rsid="003d44f6"/>
    </style:style>
    <style:style style:name="P75" style:family="paragraph" style:parent-style-name="Text_20_body">
      <style:paragraph-properties fo:text-align="justify" style:justify-single-word="false"/>
      <style:text-properties fo:language="ru" fo:country="RU" officeooo:paragraph-rsid="003e4773"/>
    </style:style>
    <style:style style:name="P76" style:family="paragraph" style:parent-style-name="Text_20_body">
      <style:paragraph-properties fo:text-align="justify" style:justify-single-word="false"/>
      <style:text-properties fo:language="ru" fo:country="RU" officeooo:paragraph-rsid="0043bd67"/>
    </style:style>
    <style:style style:name="P77" style:family="paragraph" style:parent-style-name="Text_20_body">
      <style:paragraph-properties fo:text-align="justify" style:justify-single-word="false"/>
      <style:text-properties fo:language="ru" fo:country="RU" officeooo:paragraph-rsid="0043f448"/>
    </style:style>
    <style:style style:name="P78" style:family="paragraph" style:parent-style-name="Text_20_body">
      <style:paragraph-properties fo:text-align="justify" style:justify-single-word="false">
        <style:tab-stops>
          <style:tab-stop style:position="7.4917in"/>
        </style:tab-stops>
      </style:paragraph-properties>
      <style:text-properties fo:language="ru" fo:country="RU"/>
    </style:style>
    <style:style style:name="P79" style:family="paragraph" style:parent-style-name="Text_20_body">
      <style:paragraph-properties fo:text-align="justify" style:justify-single-word="false"/>
      <style:text-properties fo:language="ru" fo:country="RU" officeooo:paragraph-rsid="003fa225"/>
    </style:style>
    <style:style style:name="P80" style:family="paragraph" style:parent-style-name="Text_20_body">
      <style:paragraph-properties fo:margin-left="3.5in" fo:text-align="justify" style:justify-single-word="false">
        <style:tab-stops/>
      </style:paragraph-properties>
      <style:text-properties fo:language="ru" fo:country="RU" fo:font-style="italic" style:font-style-asian="italic" style:font-style-complex="italic"/>
    </style:style>
    <style:style style:name="P81" style:family="paragraph" style:parent-style-name="Text_20_body">
      <style:paragraph-properties fo:text-align="center" style:justify-single-word="false"/>
      <style:text-properties fo:language="ru" fo:country="RU" fo:font-weight="bold" style:font-weight-asian="bold" style:font-weight-complex="bold"/>
    </style:style>
    <style:style style:name="P82" style:family="paragraph" style:parent-style-name="Text_20_body">
      <style:paragraph-properties fo:margin-left="3.3118in" fo:text-align="justify" style:justify-single-word="false">
        <style:tab-stops/>
      </style:paragraph-properties>
      <style:text-properties fo:language="ru" fo:country="RU" fo:font-style="italic" style:font-style-asian="italic" style:font-style-complex="italic"/>
    </style:style>
    <style:style style:name="P83" style:family="paragraph" style:parent-style-name="Text_20_body">
      <style:paragraph-properties fo:margin-left="3.3118in" fo:text-align="justify" style:justify-single-word="false">
        <style:tab-stops/>
      </style:paragraph-properties>
      <style:text-properties fo:language="ru" fo:country="RU" fo:font-style="italic" officeooo:paragraph-rsid="0051728d" style:font-style-asian="italic" style:font-style-complex="italic"/>
    </style:style>
    <style:style style:name="P84" style:family="paragraph" style:parent-style-name="Standard">
      <style:paragraph-properties fo:margin-top="0in" fo:margin-bottom="0.0835in" style:contextual-spacing="false" fo:text-align="justify" style:justify-single-word="false" fo:text-indent="0.1965in" style:auto-text-indent="false"/>
      <style:text-properties fo:language="ru" fo:country="RU" fo:font-style="italic" style:font-style-asian="italic" style:font-style-complex="italic"/>
    </style:style>
    <style:style style:name="P85" style:family="paragraph" style:parent-style-name="Text_20_body">
      <style:paragraph-properties fo:text-align="justify" style:justify-single-word="false"/>
      <style:text-properties fo:language="ru" fo:country="RU" fo:font-style="italic" officeooo:paragraph-rsid="00554003" style:font-style-asian="italic" style:font-style-complex="italic"/>
    </style:style>
    <style:style style:name="P86" style:family="paragraph" style:parent-style-name="Text_20_body">
      <style:paragraph-properties fo:text-align="justify" style:justify-single-word="false"/>
      <style:text-properties fo:language="ru" fo:country="RU" fo:font-style="italic" officeooo:rsid="00554003" officeooo:paragraph-rsid="00554003" style:font-style-asian="italic" style:font-style-complex="italic"/>
    </style:style>
    <style:style style:name="P87" style:family="paragraph" style:parent-style-name="Text_20_body">
      <style:paragraph-properties fo:text-align="justify" style:justify-single-word="false"/>
      <style:text-properties fo:language="ru" fo:country="RU" fo:font-style="italic" officeooo:paragraph-rsid="00594b45" style:font-style-asian="italic" style:font-style-complex="italic"/>
    </style:style>
    <style:style style:name="P88" style:family="paragraph" style:parent-style-name="Text_20_body">
      <style:paragraph-properties fo:text-align="justify" style:justify-single-word="false">
        <style:tab-stops>
          <style:tab-stop style:position="0.4583in"/>
        </style:tab-stops>
      </style:paragraph-properties>
      <style:text-properties fo:language="ru" fo:country="RU" fo:font-style="italic" style:font-style-asian="italic" style:font-style-complex="italic"/>
    </style:style>
    <style:style style:name="P89"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90" style:family="paragraph" style:parent-style-name="Text_20_body">
      <style:paragraph-properties fo:text-align="justify" style:justify-single-word="false"/>
      <style:text-properties fo:language="ru" fo:country="RU" officeooo:paragraph-rsid="005c8284"/>
    </style:style>
    <style:style style:name="P91" style:family="paragraph" style:parent-style-name="Text_20_body">
      <style:paragraph-properties fo:text-align="justify" style:justify-single-word="false"/>
      <style:text-properties fo:language="ru" fo:country="RU" officeooo:paragraph-rsid="005fce4e"/>
    </style:style>
    <style:style style:name="P92" style:family="paragraph" style:parent-style-name="Text_20_body">
      <style:paragraph-properties fo:text-align="justify" style:justify-single-word="false"/>
      <style:text-properties fo:language="ru" fo:country="RU" officeooo:paragraph-rsid="005df5be"/>
    </style:style>
    <style:style style:name="P93" style:family="paragraph" style:parent-style-name="Text_20_body">
      <style:paragraph-properties fo:text-align="justify" style:justify-single-word="false"/>
      <style:text-properties fo:language="ru" fo:country="RU" officeooo:paragraph-rsid="00604dd9"/>
    </style:style>
    <style:style style:name="P94" style:family="paragraph" style:parent-style-name="Text_20_body">
      <style:paragraph-properties fo:text-align="justify" style:justify-single-word="false"/>
      <style:text-properties fo:language="ru" fo:country="RU" officeooo:rsid="00604dd9" officeooo:paragraph-rsid="00604dd9"/>
    </style:style>
    <style:style style:name="P95" style:family="paragraph" style:parent-style-name="Text_20_body">
      <style:paragraph-properties fo:text-align="justify" style:justify-single-word="false"/>
      <style:text-properties fo:language="ru" fo:country="RU" officeooo:rsid="00620f4f" officeooo:paragraph-rsid="00620f4f"/>
    </style:style>
    <style:style style:name="P96" style:family="paragraph" style:parent-style-name="Text_20_body">
      <style:paragraph-properties fo:text-align="justify" style:justify-single-word="false"/>
      <style:text-properties fo:language="ru" fo:country="RU" officeooo:paragraph-rsid="0063392e"/>
    </style:style>
    <style:style style:name="P97" style:family="paragraph" style:parent-style-name="Text_20_body">
      <style:paragraph-properties fo:text-align="justify" style:justify-single-word="false"/>
      <style:text-properties fo:language="ru" fo:country="RU" officeooo:paragraph-rsid="00660bac"/>
    </style:style>
    <style:style style:name="P98" style:family="paragraph" style:parent-style-name="Text_20_body">
      <style:paragraph-properties fo:text-align="justify" style:justify-single-word="false"/>
      <style:text-properties fo:language="ru" fo:country="RU" officeooo:paragraph-rsid="00672e1d"/>
    </style:style>
    <style:style style:name="P99" style:family="paragraph" style:parent-style-name="Text_20_body">
      <style:paragraph-properties fo:text-align="justify" style:justify-single-word="false"/>
      <style:text-properties fo:language="ru" fo:country="RU" officeooo:paragraph-rsid="0070a512"/>
    </style:style>
    <style:style style:name="P100" style:family="paragraph" style:parent-style-name="Text_20_body">
      <style:paragraph-properties fo:text-align="justify" style:justify-single-word="false"/>
      <style:text-properties fo:language="ru" fo:country="RU" officeooo:paragraph-rsid="0071f74f"/>
    </style:style>
    <style:style style:name="P101" style:family="paragraph" style:parent-style-name="Text_20_body">
      <style:paragraph-properties fo:text-align="justify" style:justify-single-word="false"/>
      <style:text-properties officeooo:paragraph-rsid="00802041"/>
    </style:style>
    <style:style style:name="P102" style:family="paragraph" style:parent-style-name="Text_20_body">
      <style:paragraph-properties fo:text-align="justify" style:justify-single-word="false"/>
      <style:text-properties fo:language="ru" fo:country="RU" officeooo:paragraph-rsid="006c507c"/>
    </style:style>
    <style:style style:name="P103" style:family="paragraph" style:parent-style-name="Text_20_body">
      <style:paragraph-properties fo:text-align="justify" style:justify-single-word="false"/>
      <style:text-properties fo:language="ru" fo:country="RU" officeooo:paragraph-rsid="00728816"/>
    </style:style>
    <style:style style:name="P104" style:family="paragraph" style:parent-style-name="Text_20_body">
      <style:paragraph-properties fo:text-align="justify" style:justify-single-word="false"/>
      <style:text-properties fo:language="ru" fo:country="RU" officeooo:rsid="00802041" officeooo:paragraph-rsid="008f19e1"/>
    </style:style>
    <style:style style:name="P105" style:family="paragraph" style:parent-style-name="Text_20_body">
      <style:paragraph-properties fo:text-align="justify" style:justify-single-word="false"/>
      <style:text-properties fo:language="ru" fo:country="RU" officeooo:rsid="00802041" officeooo:paragraph-rsid="00802041"/>
    </style:style>
    <style:style style:name="P106" style:family="paragraph" style:parent-style-name="Text_20_body">
      <style:paragraph-properties fo:text-align="justify" style:justify-single-word="false"/>
      <style:text-properties fo:language="ru" fo:country="RU" officeooo:paragraph-rsid="00786eb2"/>
    </style:style>
    <style:style style:name="P107" style:family="paragraph" style:parent-style-name="Text_20_body">
      <style:paragraph-properties fo:text-align="justify" style:justify-single-word="false"/>
      <style:text-properties fo:language="ru" fo:country="RU" officeooo:paragraph-rsid="0072b395"/>
    </style:style>
    <style:style style:name="P108" style:family="paragraph" style:parent-style-name="Text_20_body">
      <style:text-properties fo:language="ru" fo:country="RU" officeooo:paragraph-rsid="007b046c"/>
    </style:style>
    <style:style style:name="P109" style:family="paragraph" style:parent-style-name="Text_20_body">
      <style:text-properties fo:language="ru" fo:country="RU" officeooo:paragraph-rsid="0084dc7a"/>
    </style:style>
    <style:style style:name="P110" style:family="paragraph" style:parent-style-name="Text_20_body">
      <style:text-properties fo:language="ru" fo:country="RU" officeooo:paragraph-rsid="0072b395"/>
    </style:style>
    <style:style style:name="P111" style:family="paragraph" style:parent-style-name="Text_20_body">
      <style:text-properties fo:language="ru" fo:country="RU" officeooo:paragraph-rsid="008f19e1"/>
    </style:style>
    <style:style style:name="P112" style:family="paragraph" style:parent-style-name="Text_20_body">
      <style:text-properties fo:language="ru" fo:country="RU" officeooo:paragraph-rsid="008fd466"/>
    </style:style>
    <style:style style:name="P113" style:family="paragraph" style:parent-style-name="Text_20_body">
      <style:paragraph-properties fo:text-align="justify" style:justify-single-word="false"/>
      <style:text-properties fo:language="ru" fo:country="RU" officeooo:paragraph-rsid="00872a31"/>
    </style:style>
    <style:style style:name="P114" style:family="paragraph" style:parent-style-name="Text_20_body">
      <style:paragraph-properties fo:text-align="justify" style:justify-single-word="false"/>
      <style:text-properties fo:language="ru" fo:country="RU" officeooo:paragraph-rsid="009187ee"/>
    </style:style>
    <style:style style:name="P115" style:family="paragraph" style:parent-style-name="Text_20_body">
      <style:paragraph-properties fo:text-align="justify" style:justify-single-word="false"/>
      <style:text-properties fo:language="ru" fo:country="RU" officeooo:rsid="008a0754" officeooo:paragraph-rsid="008a0754"/>
    </style:style>
    <style:style style:name="P116" style:family="paragraph" style:parent-style-name="Text_20_body">
      <style:paragraph-properties fo:text-align="justify" style:justify-single-word="false"/>
      <style:text-properties fo:language="ru" fo:country="RU" officeooo:paragraph-rsid="0088f718"/>
    </style:style>
    <style:style style:name="P117" style:family="paragraph" style:parent-style-name="Text_20_body">
      <style:paragraph-properties fo:text-align="justify" style:justify-single-word="false"/>
      <style:text-properties fo:language="ru" fo:country="RU" officeooo:paragraph-rsid="009308a5"/>
    </style:style>
    <style:style style:name="P118" style:family="paragraph" style:parent-style-name="Text_20_body">
      <style:paragraph-properties fo:text-align="justify" style:justify-single-word="false"/>
      <style:text-properties fo:language="ru" fo:country="RU" officeooo:rsid="0096650a" officeooo:paragraph-rsid="0096650a"/>
    </style:style>
    <style:style style:name="P119" style:family="paragraph" style:parent-style-name="Text_20_body">
      <style:paragraph-properties fo:text-align="justify" style:justify-single-word="false"/>
      <style:text-properties fo:language="ru" fo:country="RU" officeooo:rsid="0088f718" officeooo:paragraph-rsid="0088f718"/>
    </style:style>
    <style:style style:name="P120" style:family="paragraph" style:parent-style-name="Text_20_body">
      <style:paragraph-properties fo:text-align="justify" style:justify-single-word="false"/>
      <style:text-properties fo:language="ru" fo:country="RU" fo:font-style="italic" officeooo:paragraph-rsid="008cece7" style:font-style-asian="italic" style:font-style-complex="italic"/>
    </style:style>
    <style:style style:name="P121" style:family="paragraph" style:parent-style-name="Text_20_body">
      <style:paragraph-properties fo:text-align="justify" style:justify-single-word="false"/>
      <style:text-properties fo:language="ru" fo:country="RU" fo:font-style="italic" officeooo:paragraph-rsid="0097db3e" style:font-style-asian="italic" style:font-style-complex="italic"/>
    </style:style>
    <style:style style:name="P122" style:family="paragraph" style:parent-style-name="Text_20_body">
      <style:paragraph-properties fo:text-align="justify" style:justify-single-word="false"/>
      <style:text-properties fo:language="ru" fo:country="RU" fo:font-style="italic" officeooo:paragraph-rsid="008bf5b8" style:font-style-asian="italic" style:font-style-complex="italic"/>
    </style:style>
    <style:style style:name="P123" style:family="paragraph" style:parent-style-name="Text_20_body">
      <style:paragraph-properties fo:text-align="justify" style:justify-single-word="false"/>
      <style:text-properties officeooo:paragraph-rsid="009a2e3b"/>
    </style:style>
    <style:style style:name="P124" style:family="paragraph" style:parent-style-name="Text_20_body">
      <style:paragraph-properties fo:margin-left="3in" fo:text-align="justify" style:justify-single-word="false">
        <style:tab-stops/>
      </style:paragraph-properties>
      <style:text-properties fo:language="ru" fo:country="RU" fo:font-style="italic" style:font-style-asian="italic" style:font-style-complex="italic"/>
    </style:style>
    <style:style style:name="P125" style:family="paragraph" style:parent-style-name="Text_20_body">
      <style:paragraph-properties fo:text-align="justify" style:justify-single-word="false"/>
      <style:text-properties officeooo:paragraph-rsid="00a26c20"/>
    </style:style>
    <style:style style:name="P126" style:family="paragraph" style:parent-style-name="Text_20_body">
      <style:paragraph-properties fo:text-align="justify" style:justify-single-word="false"/>
      <style:text-properties officeooo:paragraph-rsid="00a42499"/>
    </style:style>
    <style:style style:name="P127" style:family="paragraph" style:parent-style-name="Text_20_body">
      <style:paragraph-properties fo:text-align="justify" style:justify-single-word="false"/>
      <style:text-properties fo:language="ru" fo:country="RU" officeooo:paragraph-rsid="00ade673"/>
    </style:style>
    <style:style style:name="P128" style:family="paragraph" style:parent-style-name="Text_20_body">
      <style:paragraph-properties fo:text-align="justify" style:justify-single-word="false"/>
      <style:text-properties fo:language="ru" fo:country="RU" officeooo:paragraph-rsid="008fd466"/>
    </style:style>
    <style:style style:name="P129" style:family="paragraph" style:parent-style-name="Text_20_body">
      <style:paragraph-properties fo:text-align="justify" style:justify-single-word="false" fo:text-indent="0.1965in" style:auto-text-indent="false"/>
      <style:text-properties fo:language="ru" fo:country="RU"/>
    </style:style>
    <style:style style:name="P130" style:family="paragraph" style:parent-style-name="Text_20_body">
      <style:paragraph-properties fo:margin-left="3.25in" fo:text-align="justify" style:justify-single-word="false">
        <style:tab-stops/>
      </style:paragraph-properties>
      <style:text-properties fo:language="ru" fo:country="RU" fo:font-style="italic" style:font-style-asian="italic" style:font-style-complex="italic"/>
    </style:style>
    <style:style style:name="P131" style:family="paragraph" style:parent-style-name="Text_20_body">
      <style:paragraph-properties fo:text-align="justify" style:justify-single-word="false"/>
      <style:text-properties fo:language="ru" fo:country="RU" fo:font-style="italic" officeooo:paragraph-rsid="00bc7187" style:font-style-asian="italic" style:font-style-complex="italic"/>
    </style:style>
    <style:style style:name="P132" style:family="paragraph" style:parent-style-name="Text_20_body">
      <style:paragraph-properties fo:text-align="justify" style:justify-single-word="false"/>
      <style:text-properties fo:language="ru" fo:country="RU" fo:font-style="italic" officeooo:paragraph-rsid="00c045c7" style:font-style-asian="italic" style:font-style-complex="italic"/>
    </style:style>
    <style:style style:name="P133" style:family="paragraph" style:parent-style-name="Text_20_body">
      <style:paragraph-properties fo:text-align="justify" style:justify-single-word="false"/>
      <style:text-properties fo:language="ru" fo:country="RU" fo:font-style="italic" officeooo:paragraph-rsid="00c052a1" style:font-style-asian="italic" style:font-style-complex="italic"/>
    </style:style>
    <style:style style:name="P134" style:family="paragraph" style:parent-style-name="Text_20_body">
      <style:paragraph-properties fo:text-align="justify" style:justify-single-word="false"/>
      <style:text-properties fo:language="ru" fo:country="RU" fo:font-style="italic" officeooo:rsid="00c052a1" officeooo:paragraph-rsid="00c052a1" style:font-style-asian="italic" style:font-style-complex="italic"/>
    </style:style>
    <style:style style:name="P135" style:family="paragraph" style:parent-style-name="Standard">
      <style:paragraph-properties fo:text-align="justify" style:justify-single-word="false"/>
      <style:text-properties fo:language="ru" fo:country="RU" fo:font-style="italic" style:font-style-asian="italic" style:font-style-complex="italic"/>
    </style:style>
    <style:style style:name="P136" style:family="paragraph" style:parent-style-name="Text_20_body">
      <style:paragraph-properties fo:text-align="center" style:justify-single-word="false"/>
    </style:style>
    <style:style style:name="P137" style:family="paragraph" style:parent-style-name="Standard">
      <style:paragraph-properties fo:text-align="justify" style:justify-single-word="false" fo:text-indent="0.1965in" style:auto-text-indent="false"/>
      <style:text-properties fo:language="ru" fo:country="RU"/>
    </style:style>
    <style:style style:name="P138" style:family="paragraph" style:parent-style-name="Text_20_body">
      <style:paragraph-properties fo:text-align="justify" style:justify-single-word="false"/>
      <style:text-properties fo:language="ru" fo:country="RU" officeooo:paragraph-rsid="00c42bee"/>
    </style:style>
    <style:style style:name="P139" style:family="paragraph" style:parent-style-name="Footnote">
      <style:text-properties fo:language="ru" fo:country="RU" officeooo:rsid="0125e8b5" officeooo:paragraph-rsid="0125e8b5"/>
    </style:style>
    <style:style style:name="P140" style:family="paragraph" style:parent-style-name="Text_20_body">
      <style:paragraph-properties fo:text-align="justify" style:justify-single-word="false"/>
      <style:text-properties fo:language="ru" fo:country="RU" officeooo:paragraph-rsid="00c55d43"/>
    </style:style>
    <style:style style:name="P141" style:family="paragraph" style:parent-style-name="Text_20_body">
      <style:paragraph-properties fo:text-align="justify" style:justify-single-word="false"/>
      <style:text-properties fo:language="ru" fo:country="RU" officeooo:paragraph-rsid="00c7853d"/>
    </style:style>
    <style:style style:name="P142" style:family="paragraph" style:parent-style-name="Text_20_body">
      <style:paragraph-properties fo:text-align="justify" style:justify-single-word="false"/>
      <style:text-properties fo:language="ru" fo:country="RU" officeooo:paragraph-rsid="00c9804a"/>
    </style:style>
    <style:style style:name="P143" style:family="paragraph" style:parent-style-name="Text_20_body">
      <style:paragraph-properties fo:text-align="justify" style:justify-single-word="false">
        <style:tab-stops/>
      </style:paragraph-properties>
      <style:text-properties fo:language="ru" fo:country="RU"/>
    </style:style>
    <style:style style:name="P144" style:family="paragraph" style:parent-style-name="Text_20_body">
      <style:paragraph-properties fo:text-align="justify" style:justify-single-word="false"/>
      <style:text-properties fo:language="ru" fo:country="RU" officeooo:paragraph-rsid="00c9df80"/>
    </style:style>
    <style:style style:name="P145" style:family="paragraph" style:parent-style-name="Text_20_body">
      <style:paragraph-properties fo:text-align="justify" style:justify-single-word="false"/>
      <style:text-properties fo:language="ru" fo:country="RU" officeooo:paragraph-rsid="00cf434c"/>
    </style:style>
    <style:style style:name="P146" style:family="paragraph" style:parent-style-name="Text_20_body">
      <style:paragraph-properties fo:text-align="justify" style:justify-single-word="false"/>
      <style:text-properties fo:language="ru" fo:country="RU" officeooo:rsid="00cf434c" officeooo:paragraph-rsid="00cf434c"/>
    </style:style>
    <style:style style:name="P147" style:family="paragraph" style:parent-style-name="Text_20_body">
      <style:paragraph-properties fo:text-align="justify" style:justify-single-word="false"/>
      <style:text-properties fo:language="ru" fo:country="RU" officeooo:paragraph-rsid="00d0e1ad"/>
    </style:style>
    <style:style style:name="P148" style:family="paragraph" style:parent-style-name="Text_20_body">
      <style:paragraph-properties fo:text-align="justify" style:justify-single-word="false"/>
      <style:text-properties fo:language="ru" fo:country="RU" officeooo:paragraph-rsid="00d2c268"/>
    </style:style>
    <style:style style:name="P149" style:family="paragraph" style:parent-style-name="Text_20_body">
      <style:paragraph-properties fo:text-align="justify" style:justify-single-word="false"/>
      <style:text-properties fo:language="ru" fo:country="RU" officeooo:paragraph-rsid="00d3f096"/>
    </style:style>
    <style:style style:name="P150" style:family="paragraph" style:parent-style-name="Text_20_body">
      <style:paragraph-properties fo:text-align="justify" style:justify-single-word="false"/>
      <style:text-properties fo:language="ru" fo:country="RU" officeooo:paragraph-rsid="00d3e2cb"/>
    </style:style>
    <style:style style:name="P151" style:family="paragraph" style:parent-style-name="Text_20_body">
      <style:paragraph-properties fo:text-align="justify" style:justify-single-word="false"/>
      <style:text-properties fo:language="ru" fo:country="RU" officeooo:paragraph-rsid="00d4e6e2"/>
    </style:style>
    <style:style style:name="P152" style:family="paragraph" style:parent-style-name="Text_20_body">
      <style:paragraph-properties fo:text-align="justify" style:justify-single-word="false"/>
      <style:text-properties fo:language="ru" fo:country="RU" officeooo:paragraph-rsid="00d5b7f7"/>
    </style:style>
    <style:style style:name="P153" style:family="paragraph" style:parent-style-name="Text_20_body">
      <style:paragraph-properties fo:text-align="justify" style:justify-single-word="false"/>
      <style:text-properties fo:language="ru" fo:country="RU" officeooo:paragraph-rsid="00d5de4b"/>
    </style:style>
    <style:style style:name="P154" style:family="paragraph" style:parent-style-name="Text_20_body">
      <style:paragraph-properties fo:text-align="justify" style:justify-single-word="false"/>
      <style:text-properties fo:language="ru" fo:country="RU" officeooo:paragraph-rsid="00d66c4c"/>
    </style:style>
    <style:style style:name="P155" style:family="paragraph" style:parent-style-name="Text_20_body">
      <style:paragraph-properties fo:text-align="justify" style:justify-single-word="false"/>
      <style:text-properties fo:language="ru" fo:country="RU" officeooo:paragraph-rsid="00d67e1b"/>
    </style:style>
    <style:style style:name="P156" style:family="paragraph" style:parent-style-name="Text_20_body">
      <style:paragraph-properties fo:text-align="justify" style:justify-single-word="false"/>
      <style:text-properties fo:language="ru" fo:country="RU" officeooo:paragraph-rsid="00d92365"/>
    </style:style>
    <style:style style:name="P157" style:family="paragraph" style:parent-style-name="Text_20_body">
      <style:paragraph-properties fo:text-align="justify" style:justify-single-word="false"/>
      <style:text-properties fo:language="ru" fo:country="RU" officeooo:paragraph-rsid="00dab151"/>
    </style:style>
    <style:style style:name="P158" style:family="paragraph" style:parent-style-name="Text_20_body">
      <style:paragraph-properties fo:text-align="justify" style:justify-single-word="false"/>
      <style:text-properties fo:language="ru" fo:country="RU" officeooo:paragraph-rsid="00dcffd1"/>
    </style:style>
    <style:style style:name="P159" style:family="paragraph" style:parent-style-name="Text_20_body">
      <style:paragraph-properties fo:text-align="justify" style:justify-single-word="false"/>
      <style:text-properties fo:language="ru" fo:country="RU" officeooo:paragraph-rsid="00dd0704"/>
    </style:style>
    <style:style style:name="P160" style:family="paragraph" style:parent-style-name="Text_20_body">
      <style:paragraph-properties fo:text-align="justify" style:justify-single-word="false"/>
      <style:text-properties fo:language="ru" fo:country="RU" officeooo:paragraph-rsid="00deb913"/>
    </style:style>
    <style:style style:name="P161" style:family="paragraph" style:parent-style-name="Text_20_body">
      <style:paragraph-properties fo:text-align="justify" style:justify-single-word="false"/>
      <style:text-properties fo:language="uk" fo:country="UA"/>
    </style:style>
    <style:style style:name="P162" style:family="paragraph" style:parent-style-name="Text_20_body">
      <style:paragraph-properties fo:text-align="justify" style:justify-single-word="false"/>
      <style:text-properties fo:language="ru" fo:country="RU" officeooo:paragraph-rsid="00df28e8"/>
    </style:style>
    <style:style style:name="P163" style:family="paragraph" style:parent-style-name="Text_20_body">
      <style:paragraph-properties fo:text-align="justify" style:justify-single-word="false"/>
      <style:text-properties officeooo:paragraph-rsid="00e1c528"/>
    </style:style>
    <style:style style:name="P164" style:family="paragraph" style:parent-style-name="Text_20_body">
      <style:paragraph-properties fo:text-align="justify" style:justify-single-word="false"/>
      <style:text-properties fo:language="ru" fo:country="RU" officeooo:paragraph-rsid="00dfe376"/>
    </style:style>
    <style:style style:name="P165" style:family="paragraph" style:parent-style-name="Text_20_body">
      <style:paragraph-properties fo:text-align="justify" style:justify-single-word="false">
        <style:tab-stops>
          <style:tab-stop style:position="4.1083in"/>
        </style:tab-stops>
      </style:paragraph-properties>
    </style:style>
    <style:style style:name="P166" style:family="paragraph" style:parent-style-name="Text_20_body">
      <style:paragraph-properties fo:text-align="justify" style:justify-single-word="false"/>
      <style:text-properties fo:language="ru" fo:country="RU" officeooo:rsid="00dfe376" officeooo:paragraph-rsid="00dfe376"/>
    </style:style>
    <style:style style:name="P167" style:family="paragraph" style:parent-style-name="Text_20_body">
      <style:paragraph-properties fo:text-align="justify" style:justify-single-word="false"/>
      <style:text-properties officeooo:paragraph-rsid="00e032c2"/>
    </style:style>
    <style:style style:name="P168" style:family="paragraph" style:parent-style-name="Text_20_body">
      <style:paragraph-properties fo:text-align="justify" style:justify-single-word="false"/>
      <style:text-properties officeooo:paragraph-rsid="00e2c59b"/>
    </style:style>
    <style:style style:name="P169" style:family="paragraph" style:parent-style-name="Text_20_body">
      <style:paragraph-properties fo:text-align="justify" style:justify-single-word="false"/>
      <style:text-properties fo:language="ru" fo:country="RU" officeooo:paragraph-rsid="00e42614"/>
    </style:style>
    <style:style style:name="P170" style:family="paragraph" style:parent-style-name="Text_20_body">
      <style:paragraph-properties fo:text-align="justify" style:justify-single-word="false"/>
      <style:text-properties fo:language="ru" fo:country="RU" officeooo:paragraph-rsid="00e6945b"/>
    </style:style>
    <style:style style:name="P171" style:family="paragraph" style:parent-style-name="Text_20_body">
      <style:paragraph-properties fo:text-align="justify" style:justify-single-word="false"/>
      <style:text-properties fo:language="ru" fo:country="RU" officeooo:paragraph-rsid="00e8e4e5"/>
    </style:style>
    <style:style style:name="P172" style:family="paragraph" style:parent-style-name="Text_20_body">
      <style:paragraph-properties fo:text-align="justify" style:justify-single-word="false"/>
      <style:text-properties fo:language="ru" fo:country="RU" fo:font-style="italic" officeooo:paragraph-rsid="00e8e4e5" style:font-style-asian="italic" style:font-style-complex="italic"/>
    </style:style>
    <style:style style:name="P173" style:family="paragraph" style:parent-style-name="Text_20_body">
      <style:paragraph-properties fo:text-align="justify" style:justify-single-word="false"/>
      <style:text-properties fo:language="ru" fo:country="RU" fo:font-style="italic" officeooo:rsid="00e8e4e5" officeooo:paragraph-rsid="00e8e4e5" style:font-style-asian="italic" style:font-style-complex="italic"/>
    </style:style>
    <style:style style:name="P174" style:family="paragraph" style:parent-style-name="Text_20_body">
      <style:paragraph-properties fo:text-align="justify" style:justify-single-word="false"/>
      <style:text-properties fo:language="ru" fo:country="RU" fo:font-style="normal" officeooo:rsid="00e8e4e5" officeooo:paragraph-rsid="00e8e4e5" style:font-style-asian="normal" style:font-style-complex="normal"/>
    </style:style>
    <style:style style:name="P175" style:family="paragraph" style:parent-style-name="Text_20_body">
      <style:paragraph-properties fo:text-align="justify" style:justify-single-word="false"/>
      <style:text-properties fo:language="ru" fo:country="RU" officeooo:rsid="00e8e4e5" officeooo:paragraph-rsid="00e8e4e5"/>
    </style:style>
    <style:style style:name="P176" style:family="paragraph" style:parent-style-name="Text_20_body">
      <style:paragraph-properties fo:text-align="justify" style:justify-single-word="false"/>
      <style:text-properties fo:language="ru" fo:country="RU" officeooo:rsid="00e9a721" officeooo:paragraph-rsid="00e9a721"/>
    </style:style>
    <style:style style:name="P177" style:family="paragraph" style:parent-style-name="Standard">
      <style:paragraph-properties fo:text-align="justify" style:justify-single-word="false"/>
      <style:text-properties fo:language="ru" fo:country="RU" fo:font-style="italic" officeooo:paragraph-rsid="00e9a721" style:font-style-asian="italic" style:font-style-complex="italic"/>
    </style:style>
    <style:style style:name="P178" style:family="paragraph" style:parent-style-name="Text_20_body">
      <style:paragraph-properties fo:text-align="justify" style:justify-single-word="false"/>
      <style:text-properties fo:language="ru" fo:country="RU" fo:font-style="italic" officeooo:paragraph-rsid="00e9a721" style:font-style-asian="italic" style:font-style-complex="italic"/>
    </style:style>
    <style:style style:name="P179" style:family="paragraph" style:parent-style-name="Text_20_body">
      <style:paragraph-properties fo:text-align="justify" style:justify-single-word="false"/>
      <style:text-properties fo:language="ru" fo:country="RU" officeooo:rsid="00ecc719" officeooo:paragraph-rsid="00ecc719"/>
    </style:style>
    <style:style style:name="P180" style:family="paragraph" style:parent-style-name="Text_20_body">
      <style:paragraph-properties fo:text-align="justify" style:justify-single-word="false"/>
      <style:text-properties fo:language="ru" fo:country="RU" officeooo:rsid="00edd762" officeooo:paragraph-rsid="00edd762"/>
    </style:style>
    <style:style style:name="P181" style:family="paragraph" style:parent-style-name="Text_20_body">
      <style:paragraph-properties fo:text-align="justify" style:justify-single-word="false"/>
      <style:text-properties fo:language="ru" fo:country="RU" officeooo:rsid="00f7e6ff" officeooo:paragraph-rsid="00f7e6ff"/>
    </style:style>
    <style:style style:name="P182" style:family="paragraph" style:parent-style-name="Text_20_body">
      <style:paragraph-properties fo:text-align="justify" style:justify-single-word="false"/>
      <style:text-properties fo:language="ru" fo:country="RU" officeooo:rsid="00edd762" officeooo:paragraph-rsid="00f0898b"/>
    </style:style>
    <style:style style:name="P183" style:family="paragraph" style:parent-style-name="Text_20_body">
      <style:paragraph-properties fo:text-align="justify" style:justify-single-word="false"/>
      <style:text-properties fo:language="ru" fo:country="RU" officeooo:rsid="00eec376" officeooo:paragraph-rsid="00f4fb4d"/>
    </style:style>
    <style:style style:name="P184" style:family="paragraph" style:parent-style-name="Text_20_body">
      <style:paragraph-properties fo:text-align="justify" style:justify-single-word="false"/>
      <style:text-properties fo:language="ru" fo:country="RU" officeooo:rsid="00f0898b" officeooo:paragraph-rsid="00f0898b"/>
    </style:style>
    <style:style style:name="P185" style:family="paragraph" style:parent-style-name="Text_20_body">
      <style:paragraph-properties fo:text-align="justify" style:justify-single-word="false"/>
      <style:text-properties fo:language="ru" fo:country="RU" officeooo:rsid="00f0898b" officeooo:paragraph-rsid="00f82e8c"/>
    </style:style>
    <style:style style:name="P186" style:family="paragraph" style:parent-style-name="Text_20_body">
      <style:paragraph-properties fo:text-align="justify" style:justify-single-word="false"/>
      <style:text-properties fo:language="ru" fo:country="RU" officeooo:rsid="00f12515" officeooo:paragraph-rsid="00f12515"/>
    </style:style>
    <style:style style:name="P187" style:family="paragraph" style:parent-style-name="Text_20_body">
      <style:paragraph-properties fo:text-align="justify" style:justify-single-word="false"/>
      <style:text-properties fo:language="ru" fo:country="RU" officeooo:rsid="00f33f88" officeooo:paragraph-rsid="00f33f88"/>
    </style:style>
    <style:style style:name="P188" style:family="paragraph" style:parent-style-name="Text_20_body">
      <style:paragraph-properties fo:text-align="justify" style:justify-single-word="false"/>
      <style:text-properties fo:language="ru" fo:country="RU" officeooo:rsid="00f4fb4d" officeooo:paragraph-rsid="00f4fb4d"/>
    </style:style>
    <style:style style:name="P189" style:family="paragraph" style:parent-style-name="Text_20_body">
      <style:paragraph-properties fo:text-align="justify" style:justify-single-word="false"/>
      <style:text-properties fo:language="ru" fo:country="RU" officeooo:rsid="00f5062f" officeooo:paragraph-rsid="00f5062f"/>
    </style:style>
    <style:style style:name="P190" style:family="paragraph" style:parent-style-name="Text_20_body">
      <style:paragraph-properties fo:text-align="justify" style:justify-single-word="false"/>
      <style:text-properties fo:language="ru" fo:country="RU" officeooo:rsid="00fa90f5" officeooo:paragraph-rsid="00fa90f5"/>
    </style:style>
    <style:style style:name="P191" style:family="paragraph" style:parent-style-name="Text_20_body">
      <style:paragraph-properties fo:text-align="justify" style:justify-single-word="false"/>
      <style:text-properties fo:language="ru" fo:country="RU" officeooo:rsid="00fbc5f1" officeooo:paragraph-rsid="00fbc5f1"/>
    </style:style>
    <style:style style:name="P192" style:family="paragraph" style:parent-style-name="Text_20_body">
      <style:paragraph-properties fo:text-align="justify" style:justify-single-word="false"/>
      <style:text-properties fo:language="ru" fo:country="RU" officeooo:rsid="00fc8b22" officeooo:paragraph-rsid="00fc8b22"/>
    </style:style>
    <style:style style:name="P193" style:family="paragraph" style:parent-style-name="Text_20_body">
      <style:paragraph-properties fo:text-align="justify" style:justify-single-word="false"/>
      <style:text-properties fo:language="ru" fo:country="RU" officeooo:rsid="010142e3" officeooo:paragraph-rsid="010142e3"/>
    </style:style>
    <style:style style:name="P194" style:family="paragraph" style:parent-style-name="Text_20_body">
      <style:paragraph-properties fo:text-align="justify" style:justify-single-word="false"/>
      <style:text-properties fo:language="ru" fo:country="RU" officeooo:rsid="0101af7b" officeooo:paragraph-rsid="0101af7b"/>
    </style:style>
    <style:style style:name="P195" style:family="paragraph" style:parent-style-name="Text_20_body">
      <style:paragraph-properties fo:text-align="justify" style:justify-single-word="false"/>
      <style:text-properties fo:language="ru" fo:country="RU" officeooo:rsid="0101af7b" officeooo:paragraph-rsid="01053f6d"/>
    </style:style>
    <style:style style:name="P196" style:family="paragraph" style:parent-style-name="Text_20_body">
      <style:paragraph-properties fo:text-align="justify" style:justify-single-word="false"/>
      <style:text-properties fo:language="ru" fo:country="RU" officeooo:rsid="01037842" officeooo:paragraph-rsid="0106c4e9"/>
    </style:style>
    <style:style style:name="P197" style:family="paragraph" style:parent-style-name="Text_20_body">
      <style:paragraph-properties fo:text-align="justify" style:justify-single-word="false"/>
      <style:text-properties fo:language="ru" fo:country="RU" officeooo:rsid="01037842" officeooo:paragraph-rsid="0108ae8b"/>
    </style:style>
    <style:style style:name="P198" style:family="paragraph" style:parent-style-name="Text_20_body">
      <style:paragraph-properties fo:text-align="justify" style:justify-single-word="false"/>
      <style:text-properties fo:language="ru" fo:country="RU" officeooo:rsid="0108ae8b" officeooo:paragraph-rsid="0108ae8b"/>
    </style:style>
    <style:style style:name="P199" style:family="paragraph" style:parent-style-name="Text_20_body">
      <style:paragraph-properties fo:text-align="justify" style:justify-single-word="false"/>
      <style:text-properties fo:language="ru" fo:country="RU" officeooo:rsid="010a7c81" officeooo:paragraph-rsid="010a7c81"/>
    </style:style>
    <style:style style:name="P200" style:family="paragraph" style:parent-style-name="Text_20_body">
      <style:paragraph-properties fo:text-align="justify" style:justify-single-word="false"/>
      <style:text-properties fo:language="ru" fo:country="RU" officeooo:paragraph-rsid="010a7c81"/>
    </style:style>
    <style:style style:name="P201" style:family="paragraph" style:parent-style-name="Text_20_body">
      <style:paragraph-properties fo:text-align="justify" style:justify-single-word="false"/>
      <style:text-properties fo:language="ru" fo:country="RU" officeooo:paragraph-rsid="010b2c97"/>
    </style:style>
    <style:style style:name="P202" style:family="paragraph" style:parent-style-name="Text_20_body">
      <style:paragraph-properties fo:text-align="justify" style:justify-single-word="false"/>
      <style:text-properties fo:language="ru" fo:country="RU" officeooo:rsid="010b2c97" officeooo:paragraph-rsid="010b2c97"/>
    </style:style>
    <style:style style:name="P203" style:family="paragraph" style:parent-style-name="Text_20_body">
      <style:paragraph-properties fo:text-align="center" style:justify-single-word="false"/>
      <style:text-properties fo:language="ru" fo:country="RU" fo:background-color="#ffff00"/>
    </style:style>
    <style:style style:name="P204" style:family="paragraph" style:parent-style-name="Text_20_body">
      <style:text-properties fo:font-style="italic" style:font-style-asian="italic" style:font-style-complex="italic"/>
    </style:style>
    <style:style style:name="P205" style:family="paragraph" style:parent-style-name="Text_20_body">
      <style:text-properties fo:language="ru" fo:country="RU" fo:background-color="#ffff00"/>
    </style:style>
    <style:style style:name="P206" style:family="paragraph" style:parent-style-name="Text_20_body">
      <style:paragraph-properties fo:text-align="justify" style:justify-single-word="false"/>
      <style:text-properties fo:language="ru" fo:country="RU" officeooo:paragraph-rsid="0112548e"/>
    </style:style>
    <style:style style:name="P207" style:family="paragraph" style:parent-style-name="Text_20_body">
      <style:text-properties fo:language="ru" fo:country="RU" officeooo:paragraph-rsid="0112548e"/>
    </style:style>
    <style:style style:name="P208" style:family="paragraph" style:parent-style-name="Text_20_body">
      <style:paragraph-properties fo:text-align="justify" style:justify-single-word="false"/>
      <style:text-properties fo:language="ru" fo:country="RU" officeooo:paragraph-rsid="01137adc"/>
    </style:style>
    <style:style style:name="P209" style:family="paragraph" style:parent-style-name="Text_20_body">
      <style:paragraph-properties fo:text-align="justify" style:justify-single-word="false" fo:text-indent="0.1965in" style:auto-text-indent="false"/>
      <style:text-properties fo:language="ru" fo:country="RU" fo:background-color="#ffff00"/>
    </style:style>
    <style:style style:name="P210" style:family="paragraph" style:parent-style-name="Text_20_body">
      <style:paragraph-properties fo:text-align="justify" style:justify-single-word="false"/>
      <style:text-properties style:text-line-through-style="solid" style:text-line-through-type="single" fo:language="ru" fo:country="RU" style:text-underline-mode="continuous" style:text-overline-mode="continuous" style:text-line-through-mode="continuous"/>
    </style:style>
    <style:style style:name="P211" style:family="paragraph" style:parent-style-name="Text_20_body">
      <style:paragraph-properties fo:text-align="justify" style:justify-single-word="false"/>
      <style:text-properties fo:color="#c9211e" loext:opacity="100%" fo:language="ru" fo:country="RU"/>
    </style:style>
    <style:style style:name="P212" style:family="paragraph" style:parent-style-name="Text_20_body">
      <style:paragraph-properties fo:text-align="center" style:justify-single-word="false"/>
      <style:text-properties fo:language="ru" fo:country="RU" fo:font-style="italic" fo:background-color="#ffff00" style:font-style-asian="italic" style:font-style-complex="italic"/>
    </style:style>
    <style:style style:name="P213" style:family="paragraph" style:parent-style-name="Text_20_body">
      <style:paragraph-properties fo:text-align="justify" style:justify-single-word="false"/>
      <style:text-properties fo:background-color="#ffff00"/>
    </style:style>
    <style:style style:name="P214" style:family="paragraph" style:parent-style-name="Text_20_body">
      <style:paragraph-properties fo:text-align="justify" style:justify-single-word="false"/>
      <style:text-properties fo:color="#0000ff" loext:opacity="100%"/>
    </style:style>
    <style:style style:name="P215" style:family="paragraph" style:parent-style-name="Heading_20_1">
      <style:paragraph-properties fo:text-align="justify" style:justify-single-word="false"/>
    </style:style>
    <style:style style:name="P216" style:family="paragraph" style:parent-style-name="Standard">
      <style:paragraph-properties fo:text-align="justify" style:justify-single-word="false"/>
    </style:style>
    <style:style style:name="P217" style:family="paragraph" style:parent-style-name="Standard">
      <style:paragraph-properties fo:text-align="justify" style:justify-single-word="false"/>
      <style:text-properties officeooo:rsid="0015f766" officeooo:paragraph-rsid="0015f766"/>
    </style:style>
    <style:style style:name="T1" style:family="text">
      <style:text-properties fo:language="en" fo:country="US"/>
    </style:style>
    <style:style style:name="T2" style:family="text">
      <style:text-properties fo:language="en" fo:country="US" officeooo:rsid="011687d9"/>
    </style:style>
    <style:style style:name="T3" style:family="text">
      <style:text-properties officeooo:rsid="011687d9"/>
    </style:style>
    <style:style style:name="T4" style:family="text">
      <style:text-properties fo:language="ru" fo:country="RU"/>
    </style:style>
    <style:style style:name="T5" style:family="text">
      <style:text-properties fo:language="ru" fo:country="RU" fo:font-style="italic" style:font-style-asian="italic" style:font-style-complex="italic"/>
    </style:style>
    <style:style style:name="T6" style:family="text">
      <style:text-properties officeooo:rsid="011865e9"/>
    </style:style>
    <style:style style:name="T7" style:family="text">
      <style:text-properties fo:language="en" fo:country="US" officeooo:rsid="0118b90d"/>
    </style:style>
    <style:style style:name="T8" style:family="text">
      <style:text-properties officeooo:rsid="0118b90d"/>
    </style:style>
    <style:style style:name="T9" style:family="text">
      <style:text-properties officeooo:rsid="011a7811"/>
    </style:style>
    <style:style style:name="T10" style:family="text">
      <style:text-properties fo:language="ru" fo:country="RU" fo:font-style="italic" officeooo:rsid="011a7811" style:font-style-asian="italic" style:font-style-complex="italic"/>
    </style:style>
    <style:style style:name="T11" style:family="text">
      <style:text-properties fo:font-style="italic" style:font-style-asian="italic" style:font-style-complex="italic"/>
    </style:style>
    <style:style style:name="T12" style:family="text">
      <style:text-properties fo:language="ru" fo:country="RU" fo:font-style="italic" officeooo:rsid="011c07c9" style:font-style-asian="italic" style:font-style-complex="italic"/>
    </style:style>
    <style:style style:name="T13" style:family="text">
      <style:text-properties fo:language="uk" fo:country="UA" fo:font-style="italic" style:font-style-asian="italic" style:font-style-complex="italic"/>
    </style:style>
    <style:style style:name="T14" style:family="text">
      <style:text-properties officeooo:rsid="011c07c9"/>
    </style:style>
    <style:style style:name="T15" style:family="text">
      <style:text-properties officeooo:rsid="011ca864"/>
    </style:style>
    <style:style style:name="T16" style:family="text">
      <style:text-properties officeooo:rsid="011e8b7f"/>
    </style:style>
    <style:style style:name="T17" style:family="text">
      <style:text-properties officeooo:rsid="00e42614"/>
    </style:style>
    <style:style style:name="T18" style:family="text">
      <style:text-properties fo:language="uk" fo:country="UA"/>
    </style:style>
    <style:style style:name="T19" style:family="text">
      <style:text-properties fo:language="ru" fo:country="RU" officeooo:rsid="011e8b7f"/>
    </style:style>
    <style:style style:name="T20" style:family="text">
      <style:text-properties fo:language="uk" fo:country="UA" officeooo:rsid="011e8b7f"/>
    </style:style>
    <style:style style:name="T21" style:family="text">
      <style:text-properties officeooo:rsid="011fca38"/>
    </style:style>
    <style:style style:name="T22" style:family="text">
      <style:text-properties fo:language="ru" fo:country="RU" officeooo:rsid="011fca38"/>
    </style:style>
    <style:style style:name="T23" style:family="text">
      <style:text-properties fo:language="ru" fo:country="RU" officeooo:rsid="011ffdd5"/>
    </style:style>
    <style:style style:name="T24" style:family="text">
      <style:text-properties fo:language="ru" fo:country="RU" fo:background-color="#ffffff" loext:char-shading-value="0"/>
    </style:style>
    <style:style style:name="T25" style:family="text">
      <style:text-properties officeooo:rsid="012117db"/>
    </style:style>
    <style:style style:name="T26" style:family="text">
      <style:text-properties officeooo:rsid="0130ab20"/>
    </style:style>
    <style:style style:name="T27" style:family="text">
      <style:text-properties officeooo:rsid="012199c0"/>
    </style:style>
    <style:style style:name="T28" style:family="text">
      <style:text-properties officeooo:rsid="0121dfcd"/>
    </style:style>
    <style:style style:name="T29" style:family="text">
      <style:text-properties fo:language="ru" fo:country="RU" officeooo:rsid="0121dfcd"/>
    </style:style>
    <style:style style:name="T30" style:family="text">
      <style:text-properties fo:language="ru" fo:country="RU" officeooo:rsid="0048f92e"/>
    </style:style>
    <style:style style:name="T31" style:family="text">
      <style:text-properties fo:language="ru" fo:country="RU" officeooo:rsid="013ac21f"/>
    </style:style>
    <style:style style:name="T32" style:family="text">
      <style:text-properties officeooo:rsid="012390e8"/>
    </style:style>
    <style:style style:name="T33" style:family="text">
      <style:text-properties fo:language="ru" fo:country="RU" officeooo:rsid="012390e8"/>
    </style:style>
    <style:style style:name="T34" style:family="text">
      <style:text-properties fo:language="uk" fo:country="UA" officeooo:rsid="012390e8"/>
    </style:style>
    <style:style style:name="T35" style:family="text">
      <style:text-properties fo:language="en" fo:country="US" officeooo:rsid="012390e8"/>
    </style:style>
    <style:style style:name="T36" style:family="text">
      <style:text-properties fo:language="ru" fo:country="RU" officeooo:rsid="0048453c"/>
    </style:style>
    <style:style style:name="T37" style:family="text">
      <style:text-properties fo:language="en" fo:country="US" officeooo:rsid="0048453c"/>
    </style:style>
    <style:style style:name="T38" style:family="text">
      <style:text-properties officeooo:rsid="0123f0ca"/>
    </style:style>
    <style:style style:name="T39" style:family="text">
      <style:text-properties officeooo:rsid="0125e8b5"/>
    </style:style>
    <style:style style:name="T40" style:family="text">
      <style:text-properties fo:language="ru" fo:country="RU" fo:font-style="italic" fo:font-weight="bold" style:font-style-asian="italic" style:font-weight-asian="bold" style:font-style-complex="italic" style:font-weight-complex="bold"/>
    </style:style>
    <style:style style:name="T41" style:family="text">
      <style:text-properties officeooo:rsid="01275060"/>
    </style:style>
    <style:style style:name="T42" style:family="text">
      <style:text-properties officeooo:rsid="01284bf3"/>
    </style:style>
    <style:style style:name="T43" style:family="text">
      <style:text-properties officeooo:rsid="013ea3b9"/>
    </style:style>
    <style:style style:name="T44" style:family="text">
      <style:text-properties officeooo:rsid="01293ac6"/>
    </style:style>
    <style:style style:name="T45" style:family="text">
      <style:text-properties officeooo:rsid="012ad6ce"/>
    </style:style>
    <style:style style:name="T46" style:family="text">
      <style:text-properties officeooo:rsid="012b8266"/>
    </style:style>
    <style:style style:name="T47" style:family="text">
      <style:text-properties officeooo:rsid="00e54b69"/>
    </style:style>
    <style:style style:name="T48" style:family="text">
      <style:text-properties fo:language="en" fo:country="US" officeooo:rsid="012f7eab"/>
    </style:style>
    <style:style style:name="T49" style:family="text">
      <style:text-properties officeooo:rsid="012f7eab"/>
    </style:style>
    <style:style style:name="T50" style:family="text">
      <style:text-properties officeooo:rsid="01358f9a"/>
    </style:style>
    <style:style style:name="T51" style:family="text">
      <style:text-properties fo:language="ru" fo:country="RU" officeooo:rsid="01358f9a"/>
    </style:style>
    <style:style style:name="T52" style:family="text">
      <style:text-properties fo:language="ru" fo:country="RU" officeooo:rsid="01375ae7"/>
    </style:style>
    <style:style style:name="T53" style:family="text">
      <style:text-properties officeooo:rsid="0137763b"/>
    </style:style>
    <style:style style:name="T54" style:family="text">
      <style:text-properties officeooo:rsid="013a2fc4"/>
    </style:style>
    <style:style style:name="T55" style:family="text">
      <style:text-properties officeooo:rsid="013ac21f"/>
    </style:style>
    <style:style style:name="T56" style:family="text">
      <style:text-properties officeooo:rsid="013c7221"/>
    </style:style>
    <style:style style:name="T57" style:family="text">
      <style:text-properties officeooo:rsid="013cb4a5"/>
    </style:style>
    <style:style style:name="T58" style:family="text">
      <style:text-properties fo:language="ru" fo:country="RU" officeooo:rsid="013d46cf"/>
    </style:style>
    <style:style style:name="T59" style:family="text">
      <style:text-properties fo:language="ru" fo:country="RU" fo:font-style="italic" fo:background-color="#ffffff" loext:char-shading-value="0" style:font-style-asian="italic" style:font-style-complex="italic"/>
    </style:style>
    <style:style style:name="T60" style:family="text">
      <style:text-properties fo:language="ru" fo:country="RU" fo:font-style="italic" officeooo:rsid="013ea3b9" style:font-style-asian="italic" style:font-style-complex="italic"/>
    </style:style>
    <style:style style:name="T61" style:family="text">
      <style:text-properties officeooo:rsid="013ee979"/>
    </style:style>
    <style:style style:name="T62" style:family="text">
      <style:text-properties officeooo:rsid="013f8d6e"/>
    </style:style>
    <style:style style:name="T63" style:family="text">
      <style:text-properties officeooo:rsid="00106065"/>
    </style:style>
    <style:style style:name="T64" style:family="text">
      <style:text-properties fo:language="ru" fo:country="RU" officeooo:rsid="00106065"/>
    </style:style>
    <style:style style:name="T65" style:family="text">
      <style:text-properties fo:language="ru" fo:country="RU" officeooo:rsid="00128647" fo:background-color="transparent" loext:char-shading-value="0"/>
    </style:style>
    <style:style style:name="T66" style:family="text">
      <style:text-properties officeooo:rsid="00128647"/>
    </style:style>
    <style:style style:name="T67" style:family="text">
      <style:text-properties officeooo:rsid="00142792"/>
    </style:style>
    <style:style style:name="T68" style:family="text">
      <style:text-properties officeooo:rsid="001d3aa6"/>
    </style:style>
    <style:style style:name="T69" style:family="text">
      <style:text-properties fo:language="ru" fo:country="RU" officeooo:rsid="00175913"/>
    </style:style>
    <style:style style:name="T70" style:family="text">
      <style:text-properties fo:language="ru" fo:country="RU" officeooo:rsid="00189af1"/>
    </style:style>
    <style:style style:name="T71" style:family="text">
      <style:text-properties officeooo:rsid="00189af1"/>
    </style:style>
    <style:style style:name="T72" style:family="text">
      <style:text-properties officeooo:rsid="0019451a"/>
    </style:style>
    <style:style style:name="T73" style:family="text">
      <style:text-properties officeooo:rsid="001a56c3"/>
    </style:style>
    <style:style style:name="T74" style:family="text">
      <style:text-properties officeooo:rsid="0019ec28"/>
    </style:style>
    <style:style style:name="T75" style:family="text">
      <style:text-properties officeooo:rsid="001bd968"/>
    </style:style>
    <style:style style:name="T76" style:family="text">
      <style:text-properties fo:language="ru" fo:country="RU" fo:font-style="italic" officeooo:rsid="001d3aa6" style:font-style-asian="italic" style:font-style-complex="italic"/>
    </style:style>
    <style:style style:name="T77" style:family="text">
      <style:text-properties officeooo:rsid="001efcaf"/>
    </style:style>
    <style:style style:name="T78" style:family="text">
      <style:text-properties fo:language="ru" fo:country="RU" fo:font-weight="bold" style:font-weight-asian="bold" style:font-weight-complex="bold"/>
    </style:style>
    <style:style style:name="T79" style:family="text">
      <style:text-properties fo:language="ru" fo:country="RU" officeooo:rsid="001efcaf"/>
    </style:style>
    <style:style style:name="T80" style:family="text">
      <style:text-properties fo:background-color="#ffff00" loext:char-shading-value="0"/>
    </style:style>
    <style:style style:name="T81" style:family="text">
      <style:text-properties fo:language="ru" fo:country="RU" fo:background-color="#ffff00" loext:char-shading-value="0"/>
    </style:style>
    <style:style style:name="T82" style:family="text">
      <style:text-properties officeooo:rsid="0023abc8"/>
    </style:style>
    <style:style style:name="T83" style:family="text">
      <style:text-properties officeooo:rsid="00245709"/>
    </style:style>
    <style:style style:name="T84" style:family="text">
      <style:text-properties fo:language="ru" fo:country="RU" fo:font-style="italic" officeooo:rsid="00245709" style:font-style-asian="italic" style:font-style-complex="italic"/>
    </style:style>
    <style:style style:name="T85" style:family="text">
      <style:text-properties officeooo:rsid="00257d51"/>
    </style:style>
    <style:style style:name="T86" style:family="text">
      <style:text-properties fo:language="ru" fo:country="RU" fo:font-style="italic" officeooo:rsid="00257d51" style:font-style-asian="italic" style:font-style-complex="italic"/>
    </style:style>
    <style:style style:name="T87" style:family="text">
      <style:text-properties officeooo:rsid="002771ba"/>
    </style:style>
    <style:style style:name="T88" style:family="text">
      <style:text-properties fo:language="ru" fo:country="RU" fo:font-style="italic" officeooo:rsid="002771ba" style:font-style-asian="italic" style:font-style-complex="italic"/>
    </style:style>
    <style:style style:name="T89" style:family="text">
      <style:text-properties fo:language="uk" fo:country="UA" officeooo:rsid="002771ba"/>
    </style:style>
    <style:style style:name="T90" style:family="text">
      <style:text-properties fo:language="en" fo:country="US" officeooo:rsid="002771ba"/>
    </style:style>
    <style:style style:name="T91" style:family="text">
      <style:text-properties fo:language="ru" fo:country="RU" fo:font-style="italic" officeooo:rsid="00293b82" style:font-style-asian="italic" style:font-style-complex="italic"/>
    </style:style>
    <style:style style:name="T92" style:family="text">
      <style:text-properties officeooo:rsid="00293b82"/>
    </style:style>
    <style:style style:name="T93" style:family="text">
      <style:text-properties fo:language="en" fo:country="US" officeooo:rsid="00293b82"/>
    </style:style>
    <style:style style:name="T94" style:family="text">
      <style:text-properties officeooo:rsid="00294ac5"/>
    </style:style>
    <style:style style:name="T95" style:family="text">
      <style:text-properties officeooo:rsid="0029eef5"/>
    </style:style>
    <style:style style:name="T96" style:family="text">
      <style:text-properties officeooo:rsid="002d1645"/>
    </style:style>
    <style:style style:name="T97" style:family="text">
      <style:text-properties officeooo:rsid="0031bda6"/>
    </style:style>
    <style:style style:name="T98" style:family="text">
      <style:text-properties officeooo:rsid="002daf1c"/>
    </style:style>
    <style:style style:name="T99" style:family="text">
      <style:text-properties officeooo:rsid="002de7fd"/>
    </style:style>
    <style:style style:name="T100" style:family="text">
      <style:text-properties officeooo:rsid="002fc175"/>
    </style:style>
    <style:style style:name="T101" style:family="text">
      <style:text-properties officeooo:rsid="0032d050"/>
    </style:style>
    <style:style style:name="T102" style:family="text">
      <style:text-properties officeooo:rsid="003497b2"/>
    </style:style>
    <style:style style:name="T103" style:family="text">
      <style:text-properties officeooo:rsid="00368471"/>
    </style:style>
    <style:style style:name="T104" style:family="text">
      <style:text-properties officeooo:rsid="00371139"/>
    </style:style>
    <style:style style:name="T105" style:family="text">
      <style:text-properties officeooo:rsid="00388643"/>
    </style:style>
    <style:style style:name="T106" style:family="text">
      <style:text-properties fo:language="en" fo:country="US" officeooo:rsid="00388643"/>
    </style:style>
    <style:style style:name="T107" style:family="text">
      <style:text-properties officeooo:rsid="0038ff35"/>
    </style:style>
    <style:style style:name="T108" style:family="text">
      <style:text-properties officeooo:rsid="00e85a2a"/>
    </style:style>
    <style:style style:name="T109" style:family="text">
      <style:text-properties officeooo:rsid="0020d2cb"/>
    </style:style>
    <style:style style:name="T110" style:family="text">
      <style:text-properties officeooo:rsid="0039c9a7"/>
    </style:style>
    <style:style style:name="T111" style:family="text">
      <style:text-properties officeooo:rsid="003ad058"/>
    </style:style>
    <style:style style:name="T112" style:family="text">
      <style:text-properties fo:language="ru" fo:country="RU" officeooo:rsid="003ad058"/>
    </style:style>
    <style:style style:name="T113" style:family="text">
      <style:text-properties fo:language="ru" fo:country="RU" fo:background-color="transparent" loext:char-shading-value="0"/>
    </style:style>
    <style:style style:name="T114" style:family="text">
      <style:text-properties officeooo:rsid="003b2e0b"/>
    </style:style>
    <style:style style:name="T115" style:family="text">
      <style:text-properties officeooo:rsid="003d3fd1"/>
    </style:style>
    <style:style style:name="T116" style:family="text">
      <style:text-properties officeooo:rsid="003d44f6"/>
    </style:style>
    <style:style style:name="T117" style:family="text">
      <style:text-properties officeooo:rsid="0023f496"/>
    </style:style>
    <style:style style:name="T118" style:family="text">
      <style:text-properties officeooo:rsid="003e4773"/>
    </style:style>
    <style:style style:name="T119" style:family="text">
      <style:text-properties officeooo:rsid="00435abf"/>
    </style:style>
    <style:style style:name="T120" style:family="text">
      <style:text-properties officeooo:rsid="0043bd67"/>
    </style:style>
    <style:style style:name="T121" style:family="text">
      <style:text-properties officeooo:rsid="0043f448"/>
    </style:style>
    <style:style style:name="T122" style:family="text">
      <style:text-properties officeooo:rsid="003fa225"/>
    </style:style>
    <style:style style:name="T123" style:family="text">
      <style:text-properties officeooo:rsid="0045d357"/>
    </style:style>
    <style:style style:name="T124" style:family="text">
      <style:text-properties officeooo:rsid="00417b5e"/>
    </style:style>
    <style:style style:name="T125" style:family="text">
      <style:text-properties officeooo:rsid="00464ac8"/>
    </style:style>
    <style:style style:name="T126" style:family="text">
      <style:text-properties officeooo:rsid="00483ec4"/>
    </style:style>
    <style:style style:name="T127" style:family="text">
      <style:text-properties officeooo:rsid="0048f92e"/>
    </style:style>
    <style:style style:name="T128" style:family="text">
      <style:text-properties fo:language="en" fo:country="US" officeooo:rsid="00483ec4"/>
    </style:style>
    <style:style style:name="T129" style:family="text">
      <style:text-properties fo:language="ru" fo:country="RU" fo:font-style="italic" fo:background-color="transparent" loext:char-shading-value="0" style:font-style-asian="italic" style:font-style-complex="italic"/>
    </style:style>
    <style:style style:name="T130" style:family="text">
      <style:text-properties fo:language="ru" fo:country="RU" fo:font-style="italic" officeooo:rsid="004b3f7e" style:font-style-asian="italic" style:font-style-complex="italic"/>
    </style:style>
    <style:style style:name="T131" style:family="text">
      <style:text-properties officeooo:rsid="004c8ae0"/>
    </style:style>
    <style:style style:name="T132" style:family="text">
      <style:text-properties officeooo:rsid="004e3c20"/>
    </style:style>
    <style:style style:name="T133" style:family="text">
      <style:text-properties officeooo:rsid="004fa8b5"/>
    </style:style>
    <style:style style:name="T134" style:family="text">
      <style:text-properties officeooo:rsid="00501984"/>
    </style:style>
    <style:style style:name="T135" style:family="text">
      <style:text-properties officeooo:rsid="0051c09a"/>
    </style:style>
    <style:style style:name="T136" style:family="text">
      <style:text-properties officeooo:rsid="0051d974"/>
    </style:style>
    <style:style style:name="T137" style:family="text">
      <style:text-properties officeooo:rsid="00539189"/>
    </style:style>
    <style:style style:name="T138" style:family="text">
      <style:text-properties officeooo:rsid="005900c7"/>
    </style:style>
    <style:style style:name="T139" style:family="text">
      <style:text-properties officeooo:rsid="00554003"/>
    </style:style>
    <style:style style:name="T140" style:family="text">
      <style:text-properties officeooo:rsid="00570142"/>
    </style:style>
    <style:style style:name="T141" style:family="text">
      <style:text-properties officeooo:rsid="00594b45"/>
    </style:style>
    <style:style style:name="T142" style:family="text">
      <style:text-properties officeooo:rsid="0059ed16"/>
    </style:style>
    <style:style style:name="T143" style:family="text">
      <style:text-properties officeooo:rsid="005c8284"/>
    </style:style>
    <style:style style:name="T144" style:family="text">
      <style:text-properties officeooo:rsid="005df5be"/>
    </style:style>
    <style:style style:name="T145" style:family="text">
      <style:text-properties officeooo:rsid="005fce4e"/>
    </style:style>
    <style:style style:name="T146" style:family="text">
      <style:text-properties fo:language="ru" fo:country="RU" officeooo:rsid="005fce4e"/>
    </style:style>
    <style:style style:name="T147" style:family="text">
      <style:text-properties officeooo:rsid="00604dd9"/>
    </style:style>
    <style:style style:name="T148" style:family="text">
      <style:text-properties officeooo:rsid="00620f4f"/>
    </style:style>
    <style:style style:name="T149" style:family="text">
      <style:text-properties officeooo:rsid="0063392e"/>
    </style:style>
    <style:style style:name="T150" style:family="text">
      <style:text-properties officeooo:rsid="00b5d039"/>
    </style:style>
    <style:style style:name="T151" style:family="text">
      <style:text-properties officeooo:rsid="0065314c"/>
    </style:style>
    <style:style style:name="T152" style:family="text">
      <style:text-properties officeooo:rsid="00660bac"/>
    </style:style>
    <style:style style:name="T153" style:family="text">
      <style:text-properties fo:language="ru" fo:country="RU" officeooo:rsid="00660bac"/>
    </style:style>
    <style:style style:name="T154" style:family="text">
      <style:text-properties officeooo:rsid="00672e1d"/>
    </style:style>
    <style:style style:name="T155" style:family="text">
      <style:text-properties officeooo:rsid="0068f66d"/>
    </style:style>
    <style:style style:name="T156" style:family="text">
      <style:text-properties officeooo:rsid="006f2f79"/>
    </style:style>
    <style:style style:name="T157" style:family="text">
      <style:text-properties officeooo:rsid="006ac469"/>
    </style:style>
    <style:style style:name="T158" style:family="text">
      <style:text-properties officeooo:rsid="0070a512"/>
    </style:style>
    <style:style style:name="T159" style:family="text">
      <style:text-properties officeooo:rsid="0071f74f"/>
    </style:style>
    <style:style style:name="T160" style:family="text">
      <style:text-properties fo:language="ru" fo:country="RU" officeooo:rsid="00766ead"/>
    </style:style>
    <style:style style:name="T161" style:family="text">
      <style:text-properties fo:language="ru" fo:country="RU" officeooo:rsid="0071f74f"/>
    </style:style>
    <style:style style:name="T162" style:family="text">
      <style:text-properties fo:language="ru" fo:country="RU" officeooo:rsid="006ac469"/>
    </style:style>
    <style:style style:name="T163" style:family="text">
      <style:text-properties fo:language="ru" fo:country="RU" officeooo:rsid="00802041"/>
    </style:style>
    <style:style style:name="T164" style:family="text">
      <style:text-properties officeooo:rsid="006c507c"/>
    </style:style>
    <style:style style:name="T165" style:family="text">
      <style:text-properties officeooo:rsid="006f00f1"/>
    </style:style>
    <style:style style:name="T166" style:family="text">
      <style:text-properties officeooo:rsid="00766ead"/>
    </style:style>
    <style:style style:name="T167" style:family="text">
      <style:text-properties officeooo:rsid="00774b12"/>
    </style:style>
    <style:style style:name="T168" style:family="text">
      <style:text-properties officeooo:rsid="00728816"/>
    </style:style>
    <style:style style:name="T169" style:family="text">
      <style:text-properties officeooo:rsid="008d376b"/>
    </style:style>
    <style:style style:name="T170" style:family="text">
      <style:text-properties officeooo:rsid="008304a2"/>
    </style:style>
    <style:style style:name="T171" style:family="text">
      <style:text-properties officeooo:rsid="008f19e1"/>
    </style:style>
    <style:style style:name="T172" style:family="text">
      <style:text-properties officeooo:rsid="0084dc7a"/>
    </style:style>
    <style:style style:name="T173" style:family="text">
      <style:text-properties officeooo:rsid="0072b395"/>
    </style:style>
    <style:style style:name="T174" style:family="text">
      <style:text-properties officeooo:rsid="00786eb2"/>
    </style:style>
    <style:style style:name="T175" style:family="text">
      <style:text-properties officeooo:rsid="007b046c"/>
    </style:style>
    <style:style style:name="T176" style:family="text">
      <style:text-properties officeooo:rsid="0079bdcb"/>
    </style:style>
    <style:style style:name="T177" style:family="text">
      <style:text-properties fo:language="en" fo:country="US" officeooo:rsid="008d376b"/>
    </style:style>
    <style:style style:name="T178" style:family="text">
      <style:text-properties officeooo:rsid="007601b6"/>
    </style:style>
    <style:style style:name="T179" style:family="text">
      <style:text-properties officeooo:rsid="007cefd2"/>
    </style:style>
    <style:style style:name="T180" style:family="text">
      <style:text-properties officeooo:rsid="009308a5"/>
    </style:style>
    <style:style style:name="T181" style:family="text">
      <style:text-properties officeooo:rsid="008fd466"/>
    </style:style>
    <style:style style:name="T182" style:family="text">
      <style:text-properties officeooo:rsid="00855c36"/>
    </style:style>
    <style:style style:name="T183" style:family="text">
      <style:text-properties officeooo:rsid="00962f65"/>
    </style:style>
    <style:style style:name="T184" style:family="text">
      <style:text-properties officeooo:rsid="0072b395" fo:background-color="#ffff00" loext:char-shading-value="0"/>
    </style:style>
    <style:style style:name="T185" style:family="text">
      <style:text-properties officeooo:rsid="007cefd2" fo:background-color="#ffff00" loext:char-shading-value="0"/>
    </style:style>
    <style:style style:name="T186" style:family="text">
      <style:text-properties officeooo:rsid="00872a31"/>
    </style:style>
    <style:style style:name="T187" style:family="text">
      <style:text-properties officeooo:rsid="007e2c92"/>
    </style:style>
    <style:style style:name="T188" style:family="text">
      <style:text-properties officeooo:rsid="008866c6"/>
    </style:style>
    <style:style style:name="T189" style:family="text">
      <style:text-properties officeooo:rsid="0088f718"/>
    </style:style>
    <style:style style:name="T190" style:family="text">
      <style:text-properties officeooo:rsid="009187ee"/>
    </style:style>
    <style:style style:name="T191" style:family="text">
      <style:text-properties officeooo:rsid="0072f8d8"/>
    </style:style>
    <style:style style:name="T192" style:family="text">
      <style:text-properties officeooo:rsid="0073a54e"/>
    </style:style>
    <style:style style:name="T193" style:family="text">
      <style:text-properties officeooo:rsid="00741318"/>
    </style:style>
    <style:style style:name="T194" style:family="text">
      <style:text-properties officeooo:rsid="0096650a"/>
    </style:style>
    <style:style style:name="T195" style:family="text">
      <style:text-properties officeooo:rsid="0097db3e"/>
    </style:style>
    <style:style style:name="T196" style:family="text">
      <style:text-properties officeooo:rsid="008bf5b8"/>
    </style:style>
    <style:style style:name="T197" style:family="text">
      <style:text-properties officeooo:rsid="00994bf0"/>
    </style:style>
    <style:style style:name="T198" style:family="text">
      <style:text-properties fo:language="ru" fo:country="RU" fo:font-style="italic" officeooo:rsid="008cece7" style:font-style-asian="italic" style:font-style-complex="italic"/>
    </style:style>
    <style:style style:name="T199" style:family="text">
      <style:text-properties fo:language="ru" fo:country="RU" fo:font-style="italic" officeooo:rsid="009a2e3b" style:font-style-asian="italic" style:font-style-complex="italic"/>
    </style:style>
    <style:style style:name="T200" style:family="text">
      <style:text-properties fo:language="ru" fo:country="RU" fo:font-style="italic" officeooo:rsid="00994bf0" style:font-style-asian="italic" style:font-style-complex="italic"/>
    </style:style>
    <style:style style:name="T201" style:family="text">
      <style:text-properties fo:language="ru" fo:country="RU" fo:font-style="italic" officeooo:rsid="009bf573" style:font-style-asian="italic" style:font-style-complex="italic"/>
    </style:style>
    <style:style style:name="T202" style:family="text">
      <style:text-properties officeooo:rsid="00977121"/>
    </style:style>
    <style:style style:name="T203" style:family="text">
      <style:text-properties officeooo:rsid="009bf573"/>
    </style:style>
    <style:style style:name="T204" style:family="text">
      <style:text-properties officeooo:rsid="009c2d2e"/>
    </style:style>
    <style:style style:name="T205" style:family="text">
      <style:text-properties fo:language="ru" fo:country="RU" officeooo:rsid="009c2d2e"/>
    </style:style>
    <style:style style:name="T206" style:family="text">
      <style:text-properties officeooo:rsid="009c5849"/>
    </style:style>
    <style:style style:name="T207" style:family="text">
      <style:text-properties officeooo:rsid="009db017"/>
    </style:style>
    <style:style style:name="T208" style:family="text">
      <style:text-properties officeooo:rsid="009fa6ef"/>
    </style:style>
    <style:style style:name="T209" style:family="text">
      <style:text-properties officeooo:rsid="00a0fed5"/>
    </style:style>
    <style:style style:name="T210" style:family="text">
      <style:text-properties officeooo:rsid="00a190af"/>
    </style:style>
    <style:style style:name="T211" style:family="text">
      <style:text-properties fo:language="en" fo:country="US" officeooo:rsid="00a26c20"/>
    </style:style>
    <style:style style:name="T212" style:family="text">
      <style:text-properties fo:language="ru" fo:country="RU" officeooo:rsid="00a26c20"/>
    </style:style>
    <style:style style:name="T213" style:family="text">
      <style:text-properties fo:language="ru" fo:country="RU" officeooo:rsid="00a42499"/>
    </style:style>
    <style:style style:name="T214" style:family="text">
      <style:text-properties fo:language="ru" fo:country="RU" officeooo:rsid="00a42499" fo:background-color="transparent" loext:char-shading-value="0"/>
    </style:style>
    <style:style style:name="T215" style:family="text">
      <style:text-properties fo:language="ru" fo:country="RU" officeooo:rsid="00a5b407" fo:background-color="transparent" loext:char-shading-value="0"/>
    </style:style>
    <style:style style:name="T216" style:family="text">
      <style:text-properties officeooo:rsid="00a80bb1"/>
    </style:style>
    <style:style style:name="T217" style:family="text">
      <style:text-properties fo:language="ru" fo:country="RU" officeooo:rsid="00a9f029"/>
    </style:style>
    <style:style style:name="T218" style:family="text">
      <style:text-properties officeooo:rsid="00a9f029"/>
    </style:style>
    <style:style style:name="T219" style:family="text">
      <style:text-properties officeooo:rsid="00aa4753"/>
    </style:style>
    <style:style style:name="T220" style:family="text">
      <style:text-properties officeooo:rsid="00aa4d4d"/>
    </style:style>
    <style:style style:name="T221" style:family="text">
      <style:text-properties fo:language="en" fo:country="US" officeooo:rsid="00ade673"/>
    </style:style>
    <style:style style:name="T222" style:family="text">
      <style:text-properties officeooo:rsid="00ade673"/>
    </style:style>
    <style:style style:name="T223" style:family="text">
      <style:text-properties fo:language="en" fo:country="US" officeooo:rsid="00af457d"/>
    </style:style>
    <style:style style:name="T224" style:family="text">
      <style:text-properties officeooo:rsid="00af457d"/>
    </style:style>
    <style:style style:name="T225" style:family="text">
      <style:text-properties officeooo:rsid="00b056aa"/>
    </style:style>
    <style:style style:name="T226" style:family="text">
      <style:text-properties officeooo:rsid="00b21120"/>
    </style:style>
    <style:style style:name="T227" style:family="text">
      <style:text-properties officeooo:rsid="00b28802"/>
    </style:style>
    <style:style style:name="T228" style:family="text">
      <style:text-properties officeooo:rsid="00b3fc80"/>
    </style:style>
    <style:style style:name="T229" style:family="text">
      <style:text-properties fo:language="ru" fo:country="RU" officeooo:rsid="00b5d039" fo:background-color="transparent" loext:char-shading-value="0"/>
    </style:style>
    <style:style style:name="T230" style:family="text">
      <style:text-properties fo:language="ru" fo:country="RU" officeooo:rsid="00b6c7bb" fo:background-color="transparent" loext:char-shading-value="0"/>
    </style:style>
    <style:style style:name="T231" style:family="text">
      <style:text-properties officeooo:rsid="00b6c7bb"/>
    </style:style>
    <style:style style:name="T232" style:family="text">
      <style:text-properties officeooo:rsid="00b825ef"/>
    </style:style>
    <style:style style:name="T233" style:family="text">
      <style:text-properties fo:font-style="italic" style:font-style-asian="italic"/>
    </style:style>
    <style:style style:name="T234" style:family="text">
      <style:text-properties fo:language="ru" fo:country="RU" fo:font-style="italic" style:font-style-asian="italic"/>
    </style:style>
    <style:style style:name="T235" style:family="text">
      <style:text-properties officeooo:rsid="00b9c598"/>
    </style:style>
    <style:style style:name="T236" style:family="text">
      <style:text-properties officeooo:rsid="00ba60d2"/>
    </style:style>
    <style:style style:name="T237" style:family="text">
      <style:text-properties officeooo:rsid="00bbf109"/>
    </style:style>
    <style:style style:name="T238" style:family="text">
      <style:text-properties fo:language="ru" fo:country="RU" fo:font-style="italic" officeooo:rsid="00bbf109" style:font-style-asian="italic" style:font-style-complex="italic"/>
    </style:style>
    <style:style style:name="T239" style:family="text">
      <style:text-properties officeooo:rsid="00be4c7a"/>
    </style:style>
    <style:style style:name="T240" style:family="text">
      <style:text-properties officeooo:rsid="00bf98a6"/>
    </style:style>
    <style:style style:name="T241" style:family="text">
      <style:text-properties fo:language="ru" fo:country="RU" fo:font-style="italic" officeooo:rsid="00bf98a6" style:font-style-asian="italic" style:font-style-complex="italic"/>
    </style:style>
    <style:style style:name="T242" style:family="text">
      <style:text-properties officeooo:rsid="00c045c7"/>
    </style:style>
    <style:style style:name="T243" style:family="text">
      <style:text-properties officeooo:rsid="00c052a1"/>
    </style:style>
    <style:style style:name="T244" style:family="text">
      <style:text-properties fo:language="ru" fo:country="RU" fo:font-style="italic" officeooo:rsid="00c1e4e3" style:font-style-asian="italic" style:font-style-complex="italic"/>
    </style:style>
    <style:style style:name="T245" style:family="text">
      <style:text-properties fo:language="ru" fo:country="RU" fo:font-style="italic" officeooo:rsid="00c20ba5" style:font-style-asian="italic" style:font-style-complex="italic"/>
    </style:style>
    <style:style style:name="T246" style:family="text">
      <style:text-properties officeooo:rsid="00c20ba5"/>
    </style:style>
    <style:style style:name="T247" style:family="text">
      <style:text-properties officeooo:rsid="00c321bd"/>
    </style:style>
    <style:style style:name="T248" style:family="text">
      <style:text-properties fo:language="ru" fo:country="RU" fo:font-style="italic" officeooo:rsid="00c321bd" style:font-style-asian="italic" style:font-style-complex="italic"/>
    </style:style>
    <style:style style:name="T249" style:family="text">
      <style:text-properties officeooo:rsid="00c37899"/>
    </style:style>
    <style:style style:name="T250" style:family="text">
      <style:text-properties officeooo:rsid="00c42bee"/>
    </style:style>
    <style:style style:name="T251" style:family="text">
      <style:text-properties officeooo:rsid="00c55d43"/>
    </style:style>
    <style:style style:name="T252" style:family="text">
      <style:text-properties officeooo:rsid="00c621dc"/>
    </style:style>
    <style:style style:name="T253" style:family="text">
      <style:text-properties officeooo:rsid="00c72a73"/>
    </style:style>
    <style:style style:name="T254" style:family="text">
      <style:text-properties officeooo:rsid="00c7853d"/>
    </style:style>
    <style:style style:name="T255" style:family="text">
      <style:text-properties officeooo:rsid="00c8e547"/>
    </style:style>
    <style:style style:name="T256" style:family="text">
      <style:text-properties officeooo:rsid="00c9804a"/>
    </style:style>
    <style:style style:name="T257" style:family="text">
      <style:text-properties officeooo:rsid="00c9df80"/>
    </style:style>
    <style:style style:name="T258" style:family="text">
      <style:text-properties officeooo:rsid="00cac3e2"/>
    </style:style>
    <style:style style:name="T259" style:family="text">
      <style:text-properties officeooo:rsid="00cc2bf8"/>
    </style:style>
    <style:style style:name="T260" style:family="text">
      <style:text-properties fo:language="ru" fo:country="RU" officeooo:rsid="00cc2bf8"/>
    </style:style>
    <style:style style:name="T261" style:family="text">
      <style:text-properties fo:language="ru" fo:country="RU" officeooo:rsid="00cc8ddf" fo:background-color="transparent" loext:char-shading-value="0"/>
    </style:style>
    <style:style style:name="T262" style:family="text">
      <style:text-properties fo:language="ru" fo:country="RU" officeooo:rsid="00cc8ddf"/>
    </style:style>
    <style:style style:name="T263" style:family="text">
      <style:text-properties officeooo:rsid="00cc8ddf"/>
    </style:style>
    <style:style style:name="T264" style:family="text">
      <style:text-properties officeooo:rsid="00ce1bc9"/>
    </style:style>
    <style:style style:name="T265" style:family="text">
      <style:text-properties officeooo:rsid="00cf434c"/>
    </style:style>
    <style:style style:name="T266" style:family="text">
      <style:text-properties officeooo:rsid="00d0e1ad"/>
    </style:style>
    <style:style style:name="T267" style:family="text">
      <style:text-properties officeooo:rsid="00d4e6e2"/>
    </style:style>
    <style:style style:name="T268" style:family="text">
      <style:text-properties officeooo:rsid="00e0ab62"/>
    </style:style>
    <style:style style:name="T269" style:family="text">
      <style:text-properties officeooo:rsid="00d3e2cb"/>
    </style:style>
    <style:style style:name="T270" style:family="text">
      <style:text-properties officeooo:rsid="00d2c268"/>
    </style:style>
    <style:style style:name="T271" style:family="text">
      <style:text-properties officeooo:rsid="00d66c4c"/>
    </style:style>
    <style:style style:name="T272" style:family="text">
      <style:text-properties officeooo:rsid="00d3f096"/>
    </style:style>
    <style:style style:name="T273" style:family="text">
      <style:text-properties officeooo:rsid="00d5b7f7"/>
    </style:style>
    <style:style style:name="T274" style:family="text">
      <style:text-properties officeooo:rsid="00d5de4b"/>
    </style:style>
    <style:style style:name="T275" style:family="text">
      <style:text-properties officeooo:rsid="00deb913"/>
    </style:style>
    <style:style style:name="T276" style:family="text">
      <style:text-properties officeooo:rsid="00d67e1b"/>
    </style:style>
    <style:style style:name="T277" style:family="text">
      <style:text-properties officeooo:rsid="00d85ea4"/>
    </style:style>
    <style:style style:name="T278" style:family="text">
      <style:text-properties officeooo:rsid="00d92365"/>
    </style:style>
    <style:style style:name="T279" style:family="text">
      <style:text-properties officeooo:rsid="00dab151"/>
    </style:style>
    <style:style style:name="T280" style:family="text">
      <style:text-properties officeooo:rsid="00dc1020"/>
    </style:style>
    <style:style style:name="T281" style:family="text">
      <style:text-properties officeooo:rsid="00dcffd1"/>
    </style:style>
    <style:style style:name="T282" style:family="text">
      <style:text-properties officeooo:rsid="00e0d469"/>
    </style:style>
    <style:style style:name="T283" style:family="text">
      <style:text-properties officeooo:rsid="00dd0704"/>
    </style:style>
    <style:style style:name="T284" style:family="text">
      <style:text-properties fo:language="ru" fo:country="RU" officeooo:rsid="00deb913"/>
    </style:style>
    <style:style style:name="T285" style:family="text">
      <style:text-properties officeooo:rsid="00df28e8"/>
    </style:style>
    <style:style style:name="T286" style:family="text">
      <style:text-properties fo:language="ru" fo:country="RU" officeooo:rsid="00e1c528"/>
    </style:style>
    <style:style style:name="T287" style:family="text">
      <style:text-properties officeooo:rsid="00dfe376"/>
    </style:style>
    <style:style style:name="T288" style:family="text">
      <style:text-properties fo:language="ru" fo:country="RU" officeooo:rsid="00dfe376"/>
    </style:style>
    <style:style style:name="T289" style:family="text">
      <style:text-properties fo:language="ru" fo:country="RU" officeooo:rsid="00dfe376" fo:background-color="transparent" loext:char-shading-value="0"/>
    </style:style>
    <style:style style:name="T290" style:family="text">
      <style:text-properties officeooo:rsid="00e032c2"/>
    </style:style>
    <style:style style:name="T291" style:family="text">
      <style:text-properties fo:language="ru" fo:country="RU" officeooo:rsid="00e032c2"/>
    </style:style>
    <style:style style:name="T292" style:family="text">
      <style:text-properties fo:language="ru" fo:country="RU" officeooo:rsid="00e2c59b"/>
    </style:style>
    <style:style style:name="T293" style:family="text">
      <style:text-properties fo:language="en" fo:country="US" officeooo:rsid="00e2c59b"/>
    </style:style>
    <style:style style:name="T294" style:family="text">
      <style:text-properties fo:language="ru" fo:country="RU" officeooo:rsid="00f33f88"/>
    </style:style>
    <style:style style:name="T295" style:family="text">
      <style:text-properties fo:language="uk" fo:country="UA" officeooo:rsid="00e42614"/>
    </style:style>
    <style:style style:name="T296" style:family="text">
      <style:text-properties fo:language="ru" fo:country="RU" officeooo:rsid="00e42614"/>
    </style:style>
    <style:style style:name="T297" style:family="text">
      <style:text-properties officeooo:rsid="00e6945b"/>
    </style:style>
    <style:style style:name="T298" style:family="text">
      <style:text-properties officeooo:rsid="00e8e4e5"/>
    </style:style>
    <style:style style:name="T299" style:family="text">
      <style:text-properties officeooo:rsid="00f7e6ff"/>
    </style:style>
    <style:style style:name="T300" style:family="text">
      <style:text-properties officeooo:rsid="00e9a721"/>
    </style:style>
    <style:style style:name="T301" style:family="text">
      <style:text-properties officeooo:rsid="00f4fb4d"/>
    </style:style>
    <style:style style:name="T302" style:family="text">
      <style:text-properties officeooo:rsid="00ea85e8"/>
    </style:style>
    <style:style style:name="T303" style:family="text">
      <style:text-properties officeooo:rsid="00ecc719"/>
    </style:style>
    <style:style style:name="T304" style:family="text">
      <style:text-properties officeooo:rsid="00edd762"/>
    </style:style>
    <style:style style:name="T305" style:family="text">
      <style:text-properties officeooo:rsid="00eb2c04"/>
    </style:style>
    <style:style style:name="T306" style:family="text">
      <style:text-properties officeooo:rsid="00eec376"/>
    </style:style>
    <style:style style:name="T307" style:family="text">
      <style:text-properties officeooo:rsid="01053f6d"/>
    </style:style>
    <style:style style:name="T308" style:family="text">
      <style:text-properties officeooo:rsid="00f82e8c"/>
    </style:style>
    <style:style style:name="T309" style:family="text">
      <style:text-properties officeooo:rsid="00f0898b"/>
    </style:style>
    <style:style style:name="T310" style:family="text">
      <style:text-properties officeooo:rsid="00f18ee9"/>
    </style:style>
    <style:style style:name="T311" style:family="text">
      <style:text-properties officeooo:rsid="00f2a172"/>
    </style:style>
    <style:style style:name="T312" style:family="text">
      <style:text-properties officeooo:rsid="010142e3"/>
    </style:style>
    <style:style style:name="T313" style:family="text">
      <style:text-properties officeooo:rsid="00f49d59"/>
    </style:style>
    <style:style style:name="T314" style:family="text">
      <style:text-properties officeooo:rsid="00f665fd"/>
    </style:style>
    <style:style style:name="T315" style:family="text">
      <style:text-properties officeooo:rsid="00fa90f5"/>
    </style:style>
    <style:style style:name="T316" style:family="text">
      <style:text-properties officeooo:rsid="00fa1764"/>
    </style:style>
    <style:style style:name="T317" style:family="text">
      <style:text-properties officeooo:rsid="00fbc5f1"/>
    </style:style>
    <style:style style:name="T318" style:family="text">
      <style:text-properties officeooo:rsid="00fc8b22"/>
    </style:style>
    <style:style style:name="T319" style:family="text">
      <style:text-properties officeooo:rsid="00fd6cc6"/>
    </style:style>
    <style:style style:name="T320" style:family="text">
      <style:text-properties officeooo:rsid="00ff5499"/>
    </style:style>
    <style:style style:name="T321" style:family="text">
      <style:text-properties officeooo:rsid="0101af7b"/>
    </style:style>
    <style:style style:name="T322" style:family="text">
      <style:text-properties officeooo:rsid="0106c4e9"/>
    </style:style>
    <style:style style:name="T323" style:family="text">
      <style:text-properties fo:language="uk" fo:country="UA" officeooo:rsid="01053f6d"/>
    </style:style>
    <style:style style:name="T324" style:family="text">
      <style:text-properties fo:language="uk" fo:country="UA" officeooo:rsid="0106c4e9"/>
    </style:style>
    <style:style style:name="T325" style:family="text">
      <style:text-properties fo:language="en" fo:country="US" officeooo:rsid="0106c4e9"/>
    </style:style>
    <style:style style:name="T326" style:family="text">
      <style:text-properties officeooo:rsid="01037842"/>
    </style:style>
    <style:style style:name="T327" style:family="text">
      <style:text-properties officeooo:rsid="0108ae8b"/>
    </style:style>
    <style:style style:name="T328" style:family="text">
      <style:text-properties officeooo:rsid="010a7c81"/>
    </style:style>
    <style:style style:name="T329" style:family="text">
      <style:text-properties officeooo:rsid="0108da9d"/>
    </style:style>
    <style:style style:name="T330" style:family="text">
      <style:text-properties officeooo:rsid="010b2c97"/>
    </style:style>
    <style:style style:name="T331" style:family="text">
      <style:text-properties officeooo:rsid="010c493e"/>
    </style:style>
    <style:style style:name="T332" style:family="text">
      <style:text-properties officeooo:rsid="010d73b7"/>
    </style:style>
    <style:style style:name="T333" style:family="text">
      <style:text-properties fo:language="uk" fo:country="UA" officeooo:rsid="010d73b7"/>
    </style:style>
    <style:style style:name="T334" style:family="text">
      <style:text-properties officeooo:rsid="01120d0e"/>
    </style:style>
    <style:style style:name="T335" style:family="text">
      <style:text-properties officeooo:rsid="0112050c"/>
    </style:style>
    <style:style style:name="T336" style:family="text">
      <style:text-properties fo:language="ru" fo:country="RU" officeooo:rsid="01120d0e"/>
    </style:style>
    <style:style style:name="T337" style:family="text">
      <style:text-properties officeooo:rsid="0112548e"/>
    </style:style>
    <style:style style:name="T338" style:family="text">
      <style:text-properties officeooo:rsid="01137adc"/>
    </style:style>
    <style:style style:name="T339" style:family="text">
      <style:text-properties fo:language="ru" fo:country="RU" officeooo:rsid="01137adc"/>
    </style:style>
    <style:style style:name="T340" style:family="text">
      <style:text-properties officeooo:rsid="01155272"/>
    </style:style>
    <style:style style:name="T341" style:family="text">
      <style:text-properties style:text-line-through-style="solid" style:text-line-through-type="single" fo:language="ru" fo:country="RU" style:text-underline-mode="continuous" style:text-overline-mode="continuous" style:text-line-through-mode="continuous"/>
    </style:style>
    <style:style style:name="T342" style:family="text">
      <style:text-properties style:text-line-through-style="solid" style:text-line-through-type="single" fo:language="ru" fo:country="RU" style:text-underline-mode="continuous" style:text-overline-mode="continuous" style:text-line-through-mode="continuous" fo:background-color="#ffff00" loext:char-shading-value="0"/>
    </style:style>
    <style:style style:name="T343" style:family="text">
      <style:text-properties fo:language="ru" fo:country="RU" fo:font-style="italic" fo:background-color="#ffff00" loext:char-shading-value="0" style:font-style-asian="italic" style:font-style-complex="italic"/>
    </style:style>
    <style:style style:name="T344" style:family="text">
      <style:text-properties fo:color="#c9211e" loext:opacity="100%" fo:language="ru" fo:country="RU"/>
    </style:style>
    <style:style style:name="T345" style:family="text">
      <style:text-properties fo:language="ru" fo:country="RU" fo:background-color="#00ccff" loext:char-shading-value="0"/>
    </style:style>
    <style:style style:name="T346" style:family="text">
      <style:text-properties style:text-line-through-style="solid" style:text-line-through-type="single" fo:language="ru" fo:country="RU" style:text-underline-mode="continuous" style:text-overline-mode="continuous" style:text-line-through-mode="continuous" fo:background-color="#00ccff" loext:char-shading-value="0"/>
    </style:style>
    <style:style style:name="T347" style:family="text">
      <style:text-properties fo:color="#0000ff" loext:opacity="100%"/>
    </style:style>
    <style:style style:name="T348" style:family="text">
      <style:text-properties style:font-name="Liberation Serif"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Семь вечностей</text:h>
      <text:p text:style-name="P2">*ниспадающее безумие*</text:p>
      <text:p text:style-name="P3"/>
      <text:p text:style-name="P4">Война. Война никогда не меняется.</text:p>
      <text:p text:style-name="P5">Я где-то слышала эту фразу, но не могу вспомнить, где и от кого?</text:p>
      <text:p text:style-name="P4">Впрочем, это не имеет значения<text:span text:style-name="T1"> </text:span><text:span text:style-name="T2">т</text:span><text:span text:style-name="T3">ут,</text:span><text:span text:style-name="T1"> </text:span>вне времени и пространства.</text:p>
      <text:p text:style-name="P4">Война никогда не меняется...</text:p>
      <text:p text:style-name="P6"/>
      <text:h text:style-name="P7" text:outline-level="2">Глава 1</text:h>
      <text:p text:style-name="P8"/>
      <text:p text:style-name="P8"/>
      <text:p text:style-name="P9">Грымза поднесла блюдце и стакан с водой. Я съёжился под её колючим взглядом.</text:p>
      <text:p text:style-name="P9"/>
      <text:p text:style-name="P9">- Пей.</text:p>
      <text:p text:style-name="P9"/>
      <text:p text:style-name="P9">Она строго проследила за тем, как я взял с блюдца таблетку и запил. Многонедельный трюк с <text:span text:style-name="T3">скрыванием</text:span> 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9"/>
      <text:p text:style-name="P9">- Открой рот.</text:p>
      <text:p text:style-name="P9"/>
      <text:p text:style-name="P9">Я открыл хлебальник и повертел языком вверх – вниз – в стороны, показывая, что не спрятал галоперидол за щекой или под корнем.</text:p>
      <text:p text:style-name="P9">Грымза удовлетворительно кивнула и направилась к выходу. Очень хотелось показать ей фак за спиной, но я боялся, что она увидит отражение в дверном окне.</text:p>
      <text:p text:style-name="P9"/>
      <text:p text:style-name="P9">Скрипнула дверь. Белая фигура скрылась в коридоре и теперь за грязным стеклом маячила скучающая физиономия Судьи Дредда – так мы прозвали надзирающего санитара за его засален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9"/>
      <text:p text:style-name="P9">Я прислушался к удаляющимся по коридору шагам. Когда они окончательно стихли, я лёг на край кровати спиной к двери.</text:p>
      <text:p text:style-name="P9"/>
      <text:p text:style-name="P9"><text:soft-page-break/>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9"/>
      <text:p text:style-name="P9">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9"/>
      <text:p text:style-name="P9">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9"/>
      <text:p text:style-name="P10"><text:span text:style-name="Default_20_Paragraph_20_Font"><text:span text:style-name="T4">…</text:span></text:span><text:span text:style-name="Default_20_Paragraph_20_Font"><text:span text:style-name="T5">Из коридора видно только как пациент на третьей койке повернулся спиной к коридору и чуть склонился к проходу — ничего особенного</text:span></text:span><text:span text:style-name="Default_20_Paragraph_20_Font"><text:span text:style-name="T4">...</text:span></text:span></text:p>
      <text:p text:style-name="P9"/>
      <text:p text:style-name="P9">...Пододвинув судно одной рукой к себе поближе, я сильнее склонился над ним и засунул вторую руку как можно глубже себе в рот.</text:p>
      <text:p text:style-name="P9"/>
      <text:p text:style-name="P9">В-о-о-о-т т-а-а-а-к...</text:p>
      <text:p text:style-name="P9"/>
      <text:p text:style-name="P9">Я, наверное, единственный человек в мире, умеющий блевать бесшумно.</text:p>
      <text:p text:style-name="P9"/>
      <text:p text:style-name="P9">Таблетка стукнулась в эмалированный металл. Теперь её надо обязательно забрать во избежание обнаружения, растолочь монеткой в кашицу, размазать по полу <text:span text:style-name="T6">и смешать с пылью </text:span>под койкой.</text:p>
      <text:p text:style-name="P9"/>
      <text:p text:style-name="P9">Я осторожно задвинул судно обратно под кровать Терминатору и обернулся. Судья Дредд со скучающим видом тупил в смартфон.</text:p>
      <text:p text:style-name="P9"/>
      <text:p text:style-name="P9">Дело сделано. Теперь можно и заснуть.</text:p>
      <text:p text:style-name="P2"/>
      <text:p text:style-name="P2">***</text:p>
      <text:p text:style-name="P9"/>
      <text:p text:style-name="P9">Джет нетерпеливо толкает меня копытом в плечо.</text:p>
      <text:p text:style-name="P9"/>
      <text:p text:style-name="P9"><text:soft-page-break/>- Хум, вставай! Хум! Пора собираться! Хум… Хуман!!!</text:p>
      <text:p text:style-name="P9"/>
      <text:p text:style-name="P9">Последний толчок больше похож на пинок. Я со стоном разлепляю веки.</text:p>
      <text:p text:style-name="P9"/>
      <text:p text:style-name="P9">Поняха прыгает вокруг меня в нетерпении, бросая скомкан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9"/>
      <text:p text:style-name="P9">- Они приближаются! Я слышала их горн! Надо убираться отсюда!</text:p>
      <text:p text:style-name="P9"/>
      <text:p text:style-name="P9">Последнюю порцию барахла Джет утрамбовывает, с размаху усевшись на мешок. Тот жалобно скрипит.</text:p>
      <text:p text:style-name="P9"/>
      <text:p text:style-name="P9">- Да вставай же!</text:p>
      <text:p text:style-name="P9"/>
      <text:p text:style-name="P9">Не дождавшись, Джет нетерпеливо прыгает ко мне и, поддев мордой, переводит в сидячее положение.</text:p>
      <text:p text:style-name="P9">Мешок, облегчённо крякнув, вываливает половину содержимого на землю.</text:p>
      <text:p text:style-name="P9"/>
      <text:p text:style-name="P9">…</text:p>
      <text:p text:style-name="P9"/>
      <text:p text:style-name="P9">Три дня! Три <text:span text:style-name="T1">грёба</text:span><text:span text:style-name="T7">н</text:span><text:span text:style-name="T1">ых</text:span> дня мы скрытно пробираемся к проклятой скале,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9"/>
      <text:p text:style-name="P9">С Агамемноном шутки плохи – всё чаще по дороге нам встречаются обглоданные кости и разгрызенные черепа. Пару раз кости лежат на выжженных до углей проплешинах – видно, ленивому ящеру надоело гоняться за добычей и он просто накрыл огнём пару гектаров посадки.</text:p>
      <text:p text:style-name="P9"/>
      <text:p text:style-name="P9">Но самое опасное – даже не Агамемнон. Не-е-ет, чешуйчатый самовар вылетает из логова на охоту на рассвете и возвращается до полудня, строго по расписанию. И если затаиться в <text:span text:style-name="T8">укрытии в </text:span>эти часы и не показывать носа из убежища, можно потом остаток суток не бояться, что тебя сожрёт мифическое, но оттого не менее прожорливое чудовище.</text:p>
      <text:p text:style-name="P9"/>
      <text:p text:style-name="P9">Нет, Агамемнон – ерунда.</text:p>
      <text:p text:style-name="P9">За нами. Гонятся. Чёртовы. Чокнутые. Пони.</text:p>
      <text:p text:style-name="P11"/>
      <text:p text:style-name="P9"><text:soft-page-break/>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9">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9"/>
      <text:p text:style-name="P9">Ну вот кто заставил тебя улыбаться Дейдре, Хуман? Ведь всё так неплохо шло…</text:p>
      <text:p text:style-name="P9"/>
      <text:p text:style-name="P2">~~~</text:p>
      <text:p text:style-name="P9">…</text:p>
      <text:p text:style-name="P10"><text:span text:style-name="Default_20_Paragraph_20_Font"><text:span text:style-name="T5">- Привет, красавчики!</text:span></text:span></text:p>
      <text:p text:style-name="P9"/>
      <text:p text:style-name="P12">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9"/>
      <text:p text:style-name="P12">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12"/>
      <text:p text:style-name="P12">- Ох! - Джет тихо поперхнулась и резко отпрыгнула назад, развернувшись в прыжке. Мою руку она при этом не отпустила, а каким-то диким выкрутасо<text:span text:style-name="T9">м</text:span> дёрнула её изо всех сил, закинув меня себе на спину.</text:p>
      <text:p text:style-name="P12"/>
      <text:p text:style-name="P12">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2"/>
      <text:p text:style-name="P10"><text:span text:style-name="Default_20_Paragraph_20_Font"><text:span text:style-name="T5">В незащищённую бронёй шею Джет упиралось копьё крохотной поньки с гривой ёршиком.</text:span></text:span></text:p>
      <text:p text:style-name="P9"/>
      <text:p text:style-name="P12">- Хорошая попытка, летун, - расплылась в ехидной улыбке малютка, - но устраивать засады нас учат с младенчества. Крылатым этого не понять, правда? Для того, чтоб тырить яблоки и картоху в наших садах, засады не нужны.</text:p>
      <text:p text:style-name="P12"/>
      <text:p text:style-name="P12"><text:soft-page-break/>Тут я заметил, что крыльев у этих оборванцев не наблюдается.</text:p>
      <text:p text:style-name="P9"/>
      <text:p text:style-name="P10"><text:span text:style-name="Default_20_Paragraph_20_Font"><text:span text:style-name="T5">- Молодец, Лейла! - похвалила козявку рыжегривая пони. Помимо ковбойской шляпы, она была одет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span></text:p>
      <text:p text:style-name="P10"><text:span text:style-name="Default_20_Paragraph_20_Font"><text:span text:style-name="T5">- Не пытайтесь уйти, красавчики, - повернулась к нам говорящая. - <text:s/>Мы ведь мо</text:span></text:span><text:span text:style-name="Default_20_Paragraph_20_Font"><text:span text:style-name="T10">гё</text:span></text:span><text:span text:style-name="Default_20_Paragraph_20_Font"><text:span text:style-name="T5">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span></text:p>
      <text:p text:style-name="P12"/>
      <text:p text:style-name="P12">Та мрачно стояла, сцепив зубы.</text:p>
      <text:p text:style-name="P9"/>
      <text:p text:style-name="P10"><text:span text:style-name="Default_20_Paragraph_20_Font"><text:span text:style-name="T5">-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С него вы ничего не получите, кроме мороки. Лучше отпустите. Вы же не трогаете жеребят?</text:span></text:span></text:p>
      <text:p text:style-name="P12"/>
      <text:p text:style-name="P12">Её собеседница только хмыкнула.</text:p>
      <text:p text:style-name="P9"/>
      <text:p text:style-name="P12">- Хорош жеребёнок - ягодицы, что у ломовика! - она задумалась. - Так. Летуна – на кухню. А этого… красавчика – к Дейдре.</text:p>
      <text:p text:style-name="P12"/>
      <text:p text:style-name="P12">…</text:p>
      <text:p text:style-name="P12">…</text:p>
      <text:p text:style-name="P12">…</text:p>
      <text:p text:style-name="P9"/>
      <text:p text:style-name="P12">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2"/>
      <text:p text:style-name="P10"><text:span text:style-name="Default_20_Paragraph_20_Font"><text:span text:style-name="T5">-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12"/>
      <text:p text:style-name="P10"><text:soft-page-break/><text:span text:style-name="Default_20_Paragraph_20_Font"><text:span text:style-name="T5">Я аж передёрнул плечами. Конеёбство – это явно не то занятие, чем ты занимался в прошлом и хотел бы заниматься в будущем, Хуман!</text:span></text:span></text:p>
      <text:p text:style-name="P12"/>
      <text:p text:style-name="P12">Поняха с недоверием смотрела на меня.</text:p>
      <text:p text:style-name="P9"/>
      <text:p text:style-name="P12">- Хум, ты прикалываешься? Или та поломаная пегаска таки права, и ты действительно ничего не помнишь?</text:p>
      <text:p text:style-name="P12"/>
      <text:p text:style-name="P12">Понька принялась загибать копыта, делая сброс через каждую пару:</text:p>
      <text:p text:style-name="P12"/>
      <text:p text:style-name="P12">-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2"/>
      <text:p text:style-name="P12">…Я истерически рассмеялся.</text:p>
      <text:p text:style-name="P12">Мысль о веренице кобыл в очереди у твоей постели ожгла холодом твоё естество, Хуман!</text:p>
      <text:p text:style-name="P12"/>
      <text:p text:style-name="P10"><text:span text:style-name="Default_20_Paragraph_20_Font"><text:span text:style-name="T5">- Во-вторых, шанс получения потомства можно поднять с помощью магического ритуала “</text:span></text:span><text:span text:style-name="Default_20_Paragraph_20_Font"><text:span text:style-name="T11">Pornis</text:span></text:span><text:span text:style-name="Default_20_Paragraph_20_Font"><text:span text:style-name="T5"> </text:span></text:span><text:span text:style-name="Default_20_Paragraph_20_Font"><text:span text:style-name="T11">erektus</text:span></text:span><text:span text:style-name="Default_20_Paragraph_20_Font"><text:span text:style-name="T5">”, который, кстати, также повышает либидо. С этим сложнее, у нас в племени нет магов. Но я могу попытаться договориться на стороне. У меня есть подру</text:span></text:span><text:span text:style-name="Default_20_Paragraph_20_Font"><text:span text:style-name="T12">жк</text:span></text:span><text:span text:style-name="Default_20_Paragraph_20_Font"><text:span text:style-name="T5">а из единорогов, только ты не говори никому, это большая тайна! Хотя, может, ты сам умеешь магичить, Хум?</text:span></text:span></text:p>
      <text:p text:style-name="P12"/>
      <text:p text:style-name="P12">Поняха с надеждой посмотрела на меня. Я с огромным облегчением отрицательно помотал головой.</text:p>
      <text:p text:style-name="P12"/>
      <text:p text:style-name="P10"><text:span text:style-name="Default_20_Paragraph_20_Font"><text:span text:style-name="T5">-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text:span></text:span><text:span text:style-name="Default_20_Paragraph_20_Font"><text:span text:style-name="T13"> коп</text:span></text:span><text:span text:style-name="Default_20_Paragraph_20_Font"><text:span text:style-name="T5">ы</text:span></text:span><text:span text:style-name="Default_20_Paragraph_20_Font"><text:span text:style-name="T13">тами</text:span></text:span><text:span text:style-name="Default_20_Paragraph_20_Font"><text:span text:style-name="T5"> по башке за яблоню, стоящую на общей меже. А потом дочь их вождя заключила брак с вождём грифонов. И у них родились крылатые пони! И теперь они гоняют облака, а мы по-прежнему ковыряемся в грязи!</text:span></text:span></text:p>
      <text:p text:style-name="P12"/>
      <text:p text:style-name="P12">Дейдра мечтательно вздохнула.</text:p>
      <text:p text:style-name="P12"/>
      <text:p text:style-name="P12">- Может, ты тоже вождь своего племени, Хум? Какой у тебя талант? Летать и магичить ты не умеешь. Может, ты умеешь предсказывать погоду? Нам бы это очень пригодилось в выращивании <text:soft-page-break/>картохи. Может быть, ты даже умеешь управлять облаками? Мы б тогда пегасам показали <text:span text:style-name="T14">левое </text:span>копыто от самого плеча вместо четверти урожая за дождик после посевной!</text:p>
      <text:p text:style-name="P12"/>
      <text:p text:style-name="P12">Я упорно помотал головой. Дейдра пристально уставилась на меня, пытаясь рассмотреть мой талант. Наконец она ухмыльнулась кривой улыбкой.</text:p>
      <text:p text:style-name="P12"/>
      <text:p text:style-name="P12">-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читься с жеребятами. И мне нужен партнёр по путешествиям…</text:p>
      <text:p text:style-name="P12"/>
      <text:p text:style-name="P12">Путешествия? Я навострил уши. Сосущее чувство проснулось снова и принялось грызть меня изнутри.</text:p>
      <text:p text:style-name="P12"/>
      <text:p text:style-name="P12">- Это уже что-то. Мне совершенно случайно нужно в Дрогонштерн, - наконец, подал голос я.</text:p>
      <text:p text:style-name="P12">-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12">-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2"/>
      <text:p text:style-name="P12">Розовая поняха заметно поскучнела.</text:p>
      <text:p text:style-name="P9"/>
      <text:p text:style-name="P12">-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Так вот,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Скоро некому будет обрабатывать поля. И если бы только это!</text:p>
      <text:p text:style-name="P9"/>
      <text:p text:style-name="P12">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9"/>
      <text:p text:style-name="P12">- У большинства моих соплеменников мозги в отключке… - кобылка <text:span text:style-name="T14">вкруговую</text:span> помахала копытом <text:span text:style-name="T14">у головы</text:span>,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9"/>
      <text:p text:style-name="P12">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12"><text:soft-page-break/></text:p>
      <text:p text:style-name="P12">Дейдра уныло свесила голову.</text:p>
      <text:p text:style-name="P12"/>
      <text:p text:style-name="P12">-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лбами в соревновании!</text:p>
      <text:p text:style-name="P12"/>
      <text:p text:style-name="P12">Розовая кобылка вновь сжала зубами горлышко и запрокинула бутылку. Послышалось долгое бульканье.</text:p>
      <text:p text:style-name="P12"/>
      <text:p text:style-name="P12">-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9"/>
      <text:p text:style-name="P12">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2"/>
      <text:p text:style-name="P12">-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9"/>
      <text:p text:style-name="P12">Кобылка завела глаза, сложила губы бантиком и произнесла фальцетом:</text:p>
      <text:p text:style-name="P12"/>
      <text:p text:style-name="P12">-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9"/>
      <text:p text:style-name="P12">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2"/>
      <text:p text:style-name="P10"><text:span text:style-name="Default_20_Paragraph_20_Font"><text:span text:style-name="T5">- Я лучше в пираты пойду, - пробормотала Дейдра с закрытыми глазами. - У меня 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text:span text:style-name="Default_20_Paragraph_20_Font"><text:span text:style-name="T11">Хр-р-р…</text:span></text:span></text:p>
      <text:p text:style-name="P13"/>
      <text:p text:style-name="P12">Вместе с храпом изо рта самой великой пиратки вылетело три розовых пузыря. Поняха явно перебрала с алкоголем.</text:p>
      <text:p text:style-name="P9"><text:soft-page-break/></text:p>
      <text:p text:style-name="P9">…</text:p>
      <text:p text:style-name="P9">…</text:p>
      <text:p text:style-name="P9">…</text:p>
      <text:p text:style-name="P2"/>
      <text:p text:style-name="P12">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ты не убежал перед свадьбой. Все две. Отмороженый папаша Дейдры – лохматый одноглазый жеребец с выбитым зубом – лично проверил<text:span text:style-name="T15"> </text:span>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2"/>
      <text:p text:style-name="P12">...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9"/>
      <text:p text:style-name="P12">- Джет… Вставай, Джет… Да вставай же, засоня! - я громко шептал в ухо спящей пегаске, легонько похлопывая по шее.</text:p>
      <text:p text:style-name="P10"><text:span text:style-name="Default_20_Paragraph_20_Font"><text:span text:style-name="T5">- Мн-мн-хррр, - сонно чавкала пегаска, пуская слюни. - Гороховый суп закончился. Пюре будет через полчаса. Не ломайте лавки, пожалуйста… А? Что?</text:span></text:span></text:p>
      <text:p text:style-name="P9"/>
      <text:p text:style-name="P12">Я шёлкнул пегаску по носу.</text:p>
      <text:p text:style-name="P12">- Вставай! Надо сматываться. Дейдра хочет сделать меня своим фаворитом. У меня плохие предчувствия на этот счёт.</text:p>
      <text:p text:style-name="P9"/>
      <text:p text:style-name="P12">Пегаска поднялась, потирая нос копытом. Рваное одеяло сползло с её тела и в нос мне ударил кислый запах.</text:p>
      <text:p text:style-name="P10"><text:span text:style-name="Default_20_Paragraph_20_Font"><text:span text:style-name="T5">- Тут что, медиков нет? Неужели нельзя было нормально перевязать? - я указал на покалеченное крыло, примотанное к телу рваной тряпкой.</text:span></text:span></text:p>
      <text:p text:style-name="P12">-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text:span text:style-name="T15">банануться</text:span> недолго…</text:p>
      <text:p text:style-name="P12"/>
      <text:p text:style-name="P9">…</text:p>
      <text:p text:style-name="P9"/>
      <text:p text:style-name="P12"><text:soft-page-break/>Очертания большого зала едва угадывались в тусклом свете остывающих углей камина. В дальнем углу темнела заветная дверь наружу. Всего двадцать шагов – и ты на свободе, Хуман!</text:p>
      <text:p text:style-name="P12"/>
      <text:p text:style-name="P12">Есть только одно маленькое “но”.</text:p>
      <text:p text:style-name="P12">Эти двадцать шагов заполнены валяющимися вповалку, храпящими, чмокающими, сопящими и дёргающимися во сне пони.</text:p>
      <text:p text:style-name="P12"/>
      <text:p text:style-name="P12">- Ты чего остановился? - пихнула меня головой в спину Джет. - Надо торопиться, пока не рассвело! Нам надо уйти как можно дальше. Твердолобы — отличные ищейки. А улететь сейчас мы не сможем.</text:p>
      <text:p text:style-name="P12"/>
      <text:p text:style-name="P12">Я обреченно вздохнул, выбрал на полу место, свободное от понеконечностей и поставил туда ногу.</text:p>
      <text:p text:style-name="P12"/>
      <text:p text:style-name="P12">Почти попал. Светло-коричневая пони ойкнула и сжалась во сне, когда я наступил ей на хвост.</text:p>
      <text:p text:style-name="P12">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2"/>
      <text:p text:style-name="P12">Позади меня послышалось топанье, череда взвизгиваний и возни, нарастающая, подобно прибою.</text:p>
      <text:p text:style-name="P12"/>
      <text:p text:style-name="P12">Джет невозмутимо торила свой путь прямо по ногам, туловищам и хвостам распластавшихся на полу пони.</text:p>
      <text:p text:style-name="P12"/>
      <text:p text:style-name="P12">- Ты рехнулась? - зашипел на неё я, - надо ж осторожно!</text:p>
      <text:p text:style-name="P12">- Ну, раз ты так хочешь, - пожала плечами пегаска и осторожно поставила ногу на голову пони, сосущей во сне собственное копыто.</text:p>
      <text:p text:style-name="P12"/>
      <text:p text:style-name="P12">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2"/>
      <text:p text:style-name="P12">Я остервенело дёргал ручку двери, ощущая затылком просыпающийся зал.</text:p>
      <text:p text:style-name="P12">- Закрыто, блин! - я дёрнул ещё сильнее и приложился задницей о пол, сжимая в руке оторванную ручку.</text:p>
      <text:p text:style-name="P12"/>
      <text:p text:style-name="P12">- Хум, подвинься!</text:p>
      <text:p text:style-name="P12">Пегаска оттеснила меня крупом и повернулась к двери задом.</text:p>
      <text:p text:style-name="P12"/>
      <text:p text:style-name="P12"><text:soft-page-break/>БАБАХ!!!</text:p>
      <text:p text:style-name="P12"/>
      <text:p text:style-name="P12">Я ошалело смотрел на дверь, вылетевшую вместе с косяком во двор.</text:p>
      <text:p text:style-name="P12"/>
      <text:p text:style-name="P12">-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p text:style-name="P12">- Ага. - ухмыльнулась Джет. - Я — крутая! По заднему джебу мне нет равных на нашем облаке и двух соседних!</text:p>
      <text:p text:style-name="P12">- То же мне — крутая! - донеслось откуда-то снизу. - Да я смогла бы выбить эту дверь лбом! Она всё равно кое-как сляпана из обломков скамеек и тюковых верёвочек!</text:p>
      <text:p text:style-name="P12"/>
      <text:p text:style-name="P12">Мои ступни обнимала Дейдра, улыбаясь мне хищной улыбкой.</text:p>
      <text:p text:style-name="P12"/>
      <text:p text:style-name="P12">- И, кстати, чтобы открыть её, достаточно было просто отодвинуть засов.</text:p>
      <text:p text:style-name="P12"/>
      <text:p text:style-name="P12">В забеге на первенство тупости ты уверенно догоняешь пегаску, Хуман!</text:p>
      <text:p text:style-name="P12"/>
      <text:p text:style-name="P12">Я криво улыбнулся Дейдре.</text:p>
      <text:p text:style-name="P12"/>
      <text:p text:style-name="P10"><text:span text:style-name="Default_20_Paragraph_20_Font"><text:span text:style-name="T5">-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от меня, пожалуйста…</text:span></text:span></text:p>
      <text:p text:style-name="P12"/>
      <text:p text:style-name="P12">Я сразу понял, что улыбаться Дейдре было плохой идеей. Поняха состроила щенячьи глаза и усилила и без того стальную хватку вокруг моих ног.</text:p>
      <text:p text:style-name="P12"/>
      <text:p text:style-name="P12">- Не бросай меня, Хум! Мне тут так ску-у-учно-о-о! Никто меня не понима-а-ает!</text:p>
      <text:p text:style-name="P12"/>
      <text:p text:style-name="P12">Губы её задрожали, как будто она собралась зареветь.</text:p>
      <text:p text:style-name="P12"/>
      <text:p text:style-name="P12">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2"/>
      <text:p text:style-name="P12"><text:soft-page-break/>-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text:p>
      <text:p text:style-name="P12"/>
      <text:p text:style-name="P12">- Ммммфффф! - отвечала ей Джет.</text:p>
      <text:p text:style-name="P12"/>
      <text:p text:style-name="P12">Диалог прервался взвизгом и плеском воды, когда мы разом грохнулись с крутого обрыва в речку. Наконец-то я почувствовал свои ноги свободными!</text:p>
      <text:p text:style-name="P12"/>
      <text:p text:style-name="P2">~~~</text:p>
      <text:p text:style-name="P9"/>
      <text:p text:style-name="P9">- Ты опять за своё! - крик Джет прямо в ухо перемешивает все воспоминания. - Выныривай! Они уже совсем близко!!! Я слышу голос Дейдры Твердолоб!</text:p>
      <text:p text:style-name="P9"/>
      <text:p text:style-name="P9">Я содрогаюсь, вскакиваю с земли и машинально забрасываю мешок на плечо.</text:p>
      <text:p text:style-name="P9"/>
      <text:p text:style-name="P9">- Идём.</text:p>
      <text:p text:style-name="P9"/>
      <text:h text:style-name="P7" text:outline-level="2">Глава 2</text:h>
      <text:p text:style-name="P2"/>
      <text:p text:style-name="P4">Также неизменна противоположная войне сущность - любовь.</text:p>
      <text:p text:style-name="P4">Война убивает, любовь же даёт силы бороться.</text:p>
      <text:p text:style-name="P4">Слабый огонёк сознания сражается с холодной бесконечностью небытия только для того, чтобы ещё раз увидеть Тебя.</text:p>
      <text:p text:style-name="P14"/>
      <text:p text:style-name="P9">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9"/>
      <text:p text:style-name="P9">- Дед, сигу не долганёшь?</text:p>
      <text:p text:style-name="P9">- Не курю.</text:p>
      <text:p text:style-name="P9">- Я не спрашивал тебя, куришь ли ты? - пальцы вопроша<text:span text:style-name="T16">ющ</text:span>его шевелились, как будто разминая невидимый пластилин. - Сигу не долганёшь?</text:p>
      <text:p text:style-name="P11"/>
      <text:p text:style-name="P9"><text:soft-page-break/>Крыс спрыгнул с подоконника, царапнув грязным ногтем по кафелю уборной.</text:p>
      <text:p text:style-name="P9">- Ты ведь должен мне ещё с прошлого раза.</text:p>
      <text:p text:style-name="P9"/>
      <text:p text:style-name="P9">Я вытащил из рукава пижамы двадцатисантиметровый гвоздь и плюнул ему под ноги.</text:p>
      <text:p text:style-name="P9"/>
      <text:p text:style-name="P9">- Ничего я тебе не должен. И ты сам это знаешь. Пошёл нах<text:span text:style-name="T16">ер</text:span>.</text:p>
      <text:p text:style-name="P9"/>
      <text:p text:style-name="P9">Крыс криво улыбнулся.</text:p>
      <text:p text:style-name="P9"/>
      <text:p text:style-name="P9">- Ну-ну. Вы тут, в Чертогах, совсем озверели, что ли? Из окон выпрыгиваете, на людей кидаетесь. Остынь, ботаник. <text:span text:style-name="T17">Ругаться некультурно.</text:span> Ладно-ладно, пока. Ещё увидимся.</text:p>
      <text:p text:style-name="P9"/>
      <text:p text:style-name="P9">Я старательно <text:span text:style-name="T16">с</text:span>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text:span text:style-name="T16">карабинами</text:span>, и нас не навещают извне. Никто и никогда.</text:p>
      <text:p text:style-name="P9"/>
      <text:p text:style-name="P15"><text:span text:style-name="Default_20_Paragraph_20_Font"><text:span text:style-name="T4">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для успокоения нервов. И каждый раз, когда он появляется на режимном этаже, он думает, что его обитатели должны ему пол пачки за такое геройство. И каждый раз его посылают. Что, впрочем, не мешает ему появляться на этаже снова и очередной раз канючить у нас “сиги” </text:span></text:span><text:span text:style-name="Default_20_Paragraph_20_Font"><text:span text:style-name="T18">с транквилизаторами</text:span></text:span><text:span text:style-name="Default_20_Paragraph_20_Font"><text:span text:style-name="T4">. Иногда, впрочем, он </text:span></text:span><text:span text:style-name="Default_20_Paragraph_20_Font"><text:span text:style-name="T19">рассказывает новости</text:span></text:span><text:span text:style-name="Default_20_Paragraph_20_Font"><text:span text:style-name="T20"> </text:span></text:span><text:span text:style-name="Default_20_Paragraph_20_Font"><text:span text:style-name="T19">“извне” или </text:span></text:span><text:span text:style-name="Default_20_Paragraph_20_Font"><text:span text:style-name="T4">приносит какую-то полезную мелочь, за которую получает желаемое. В прошлый раз он принёс мне тюбик шампуня, за что я честно отдал ему четверть пачки. И если Крыс не помнит, на чём мы сторговались – это его проблемы, не мои.</text:span></text:span></text:p>
      <text:p text:style-name="P9"/>
      <text:p text:style-name="P9">В коридоре было пусто. Крыс, подобно кэрроловскому Белому Кролику, уже испарился в тщательно скрываемой им тропе к общей палате <text:span text:style-name="T16">этажом ниже</text:span>. <text:span text:style-name="T16">Уродливые круглые часы на стене показывали - до ужина оставалось семнадцать минут.</text:span> Радио Ватикана сонно <text:span text:style-name="T16">бормотало</text:span> очередную миротворческую молитву <text:span text:style-name="T16">сквозь помехи</text:span>.</text:p>
      <text:p text:style-name="P9"/>
      <text:p text:style-name="P12">…шшш…</text:p>
      <text:p text:style-name="P12"/>
      <text:p text:style-name="P10"><text:span text:style-name="Default_20_Paragraph_20_Font"><text:span text:style-name="T11">sanctificetur</text:span></text:span><text:span text:style-name="Default_20_Paragraph_20_Font"><text:span text:style-name="T5"> </text:span></text:span><text:span text:style-name="Default_20_Paragraph_20_Font"><text:span text:style-name="T11">nomen</text:span></text:span><text:span text:style-name="Default_20_Paragraph_20_Font"><text:span text:style-name="T5"> </text:span></text:span><text:span text:style-name="Default_20_Paragraph_20_Font"><text:span text:style-name="T11">tuum…</text:span></text:span></text:p>
      <text:p text:style-name="P13">adveniat regnum tuum…</text:p>
      <text:p text:style-name="P13">fiat voluntas tua, sicut in caelo et in terra…</text:p>
      <text:p text:style-name="P13"/>
      <text:p text:style-name="P13"><text:soft-page-break/>…хрррсссшшш…</text:p>
      <text:p text:style-name="P13"/>
      <text:p text:style-name="P10"><text:span text:style-name="Default_20_Paragraph_20_Font"><text:span text:style-name="T11">ne nuclear bellum. Amen…</text:span></text:span></text:p>
      <text:p text:style-name="P13"/>
      <text:p text:style-name="P12">…шшшссс…</text:p>
      <text:p text:style-name="P12"/>
      <text:p text:style-name="P9">Речь Папы была проникновенна и сильна <text:span text:style-name="T16">и производила бы впечатление</text:span>, если только не знать про его персональный бункер, построенный на деньги бледных где-то в Альпах. Говорят, там даже отгрохали подземный собор с купелью и колокольней, а сам бункер сообщается с Ватиканом веткой метро. </text:p>
      <text:p text:style-name="P9"/>
      <text:p text:style-name="P9">Судья Дредд проводил меня скучающим взглядом. Судя по периодическому скрипу, он скоро опять доконает стул, качаясь на двух ножках. Кому-то из наших, кто ещё при мозгах, будет повод заработать пачку сигарет на ремонте.</text:p>
      <text:p text:style-name="P9"/>
      <text:p text:style-name="P9">Я уже открывал дверь в палату, когда услышал лениво брошенную в спину фразу.</text:p>
      <text:p text:style-name="P9"/>
      <text:p text:style-name="P10"><text:span text:style-name="Default_20_Paragraph_20_Font"><text:span text:style-name="T4">- Дед, собирай шмотки, скоро переезжаешь. На твоё место новенького поселяют. А тебя в соседнюю </text:span></text:span>палату.</text:p>
      <text:p text:style-name="P10"/>
      <text:p text:style-name="P9">Я повернулся.</text:p>
      <text:p text:style-name="P9"/>
      <text:p text:style-name="P9">- Когда переезд?</text:p>
      <text:p text:style-name="P9">- Завтра. Или послезавтра, если чувак в реанимации задержится.</text:p>
      <text:p text:style-name="P9">- А почему не новенького в соседнюю? На кой чёрт им я сдался?</text:p>
      <text:p text:style-name="P9"/>
      <text:p text:style-name="P9"><text:s/>Дредд удивлённо бухнулся на все четыре ножки стула. Тот жалобно заскрипел.</text:p>
      <text:p text:style-name="P9"/>
      <text:p text:style-name="P9">- Что-то ты не рад переезду, а? Соседняя ж пустая – <text:span text:style-name="T16">тебе</text:span>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16"/>
      <text:p text:style-name="P9">Я криво улыбнулся.</text:p>
      <text:p text:style-name="P9">- Да я уже как-то к <text:span text:style-name="T17">седьмой</text:span> палате привык. Оброс социальными связями, завёл хозяйство. Паука, вот, под кроватью приручил. <text:span text:style-name="T21">Терминатор мне моргает левым глазом на приветствие.</text:span> Не хотелось бы на новом месте начинать всё заново, с нуля.</text:p>
      <text:p text:style-name="P16"/>
      <text:p text:style-name="P9"><text:soft-page-break/>Дредд пожал плечами.</text:p>
      <text:p text:style-name="P10"><text:span text:style-name="Default_20_Paragraph_20_Font"><text:span text:style-name="T4">- Ну, не знаю, мне, в общем-то, пофиг, где ты лежишь. Вроде, за тебя попросили </text:span></text:span><text:span text:style-name="Default_20_Paragraph_20_Font"><text:span text:style-name="T18">твои</text:span></text:span><text:span text:style-name="Default_20_Paragraph_20_Font"><text:span text:style-name="T4"> </text:span></text:span><text:span text:style-name="Default_20_Paragraph_20_Font"><text:span text:style-name="T22">бывшие</text:span></text:span><text:span text:style-name="Default_20_Paragraph_20_Font"><text:span text:style-name="T4"> </text:span></text:span><text:span text:style-name="Default_20_Paragraph_20_Font"><text:span text:style-name="T18">коллеги </text:span></text:span><text:span text:style-name="Default_20_Paragraph_20_Font"><text:span text:style-name="T4">– за прошлые заслуги. Если хочешь, я передам главному, что ты против.</text:span></text:span></text:p>
      <text:p text:style-name="P9">- Передай, если не тяжело. Новенькому всё равно, куда ложиться, а мне – нет.</text:p>
      <text:p text:style-name="P9"/>
      <text:p text:style-name="P9">Только плотно закрыв дверь, я позволил себе перевести дух. В нормальном случае переезд в пустую палату из переполненной таки считается огромной удачей, при которой положено танцевать.</text:p>
      <text:p text:style-name="P10"><text:span text:style-name="Default_20_Paragraph_20_Font"><text:span text:style-name="T4">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text:span><text:span text:style-name="Default_20_Paragraph_20_Font"><text:span text:style-name="T23">У</text:span></text:span><text:span text:style-name="Default_20_Paragraph_20_Font"><text:span text:style-name="T4">роках. Собственно, все, кто живёт тут, попали сюда именно из-за них. И я, помня о них, могу оставаться в здравом уме только потому, что был </text:span></text:span><text:span text:style-name="Default_20_Paragraph_20_Font"><text:span text:style-name="T22">самым </text:span></text:span><text:span text:style-name="Default_20_Paragraph_20_Font"><text:span text:style-name="T4">первым Учителем и мне досталось меньше, чем остальным. После меня развлечения Хэвэн стали более жестокими.</text:span></text:span></text:p>
      <text:p text:style-name="P9"/>
      <text:p text:style-name="P9">Так что нет, не за память я пекусь. Просто приём нейролептиков напрочь отключает не только память, но и сновидения – я проверял.</text:p>
      <text:p text:style-name="P9"/>
      <text:p text:style-name="P9">А мне нравятся сны.</text:p>
      <text:p text:style-name="P16"/>
      <text:p text:style-name="P2">***</text:p>
      <text:p text:style-name="P9"/>
      <text:p text:style-name="P9">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лесистой долине. Вдали 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ия и альпинистского снаряжения — верная смерть. Я 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далёкой скалы, с которой мы с Джет сверзились неделю назад. Дым от привала преследователей не виден уже последние два дня.</text:p>
      <text:p text:style-name="P9"/>
      <text:p text:style-name="P9">Я спускаюсь вниз и спрыгиваю с нижней ветки сосны на землю.</text:p>
      <text:p text:style-name="P9"/>
      <text:p text:style-name="P9">- Таки оторвались. Но обрыв мы не обойдём — он простирается в обе стороны, сколько видит глаз. Надо думать, как спуститься.</text:p>
      <text:p text:style-name="P9"/>
      <text:p text:style-name="P10"><text:span text:style-name="Default_20_Paragraph_20_Font"><text:span text:style-name="T4">Джет виновато смотрит на меня. Вот глупая пегаска! Она </text:span></text:span><text:span text:style-name="Default_20_Paragraph_20_Font"><text:span text:style-name="T24">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4">. Сломанное крыло для неё не аргумент невиновности! Я уже задолбался ей объяснять, что она не права. </text:span></text:span><text:soft-page-break/><text:span text:style-name="Default_20_Paragraph_20_Font"><text:span text:style-name="T4">Джет только сопит и кутается с головой в одеяло, которое таскает на себе с тех пор, как мы сбежали от твердолобов. И вытащить её наружу в такие моменты просто невозможно.</text:span></text:span></text:p>
      <text:p text:style-name="P9"/>
      <text:p text:style-name="P9">- Каша будет готова через пять минут.</text:p>
      <text:p text:style-name="P9"/>
      <text:p text:style-name="P9">Словно бы в заглаживание вины своей немощности, Джет взяла готовку пищи на себя.</text:p>
      <text:p text:style-name="P9"/>
      <text:p text:style-name="P9">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9"/>
      <text:p text:style-name="P9">Джет сидит у костра напротив меня и молча жуёт кашу.</text:p>
      <text:p text:style-name="P9"/>
      <text:p text:style-name="P9">- Ты теперь до старости будешь его носить? - указываю я на одеяло.</text:p>
      <text:p text:style-name="P9"/>
      <text:p text:style-name="P9">Пегаска только сильнее кутается в него. Кажется, она дрожит.</text:p>
      <text:p text:style-name="P9"/>
      <text:p text:style-name="P9">- Тебе холодно? Может, подсядешь ближе к костру? Или давай я на тебя куртку накину?</text:p>
      <text:p text:style-name="P9"/>
      <text:p text:style-name="P9">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9"/>
      <text:p text:style-name="P9">Ладно же, мне эти странности уже осточертели!</text:p>
      <text:p text:style-name="P9"/>
      <text:p text:style-name="P9">Я недоуме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меня тянет с самого начала моего пребывания в мире разумных эквиноидов.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тройку дней марш-броска можно выйти к её поднож<text:span text:style-name="T25">и</text:span>ю. И это таки надо сделать, потому что даже паршивый горох заканчивается!</text:p>
      <text:p text:style-name="P9"/>
      <text:p text:style-name="P9">Едва слышу шорох сзади. Сначала чуть заметно коснувшись, Джет медленно прижимается ко мне всей спиной. Она сильно дрожит.</text:p>
      <text:p text:style-name="P9">Так мы согреваем друг-друга с тех пор, как сбежали от твердолобов – ночи стали заметно свежее.</text:p>
      <text:p text:style-name="P9"/>
      <text:p text:style-name="P9">Но сейчас я отвергаю негласный договор. Это и раздражение на скрытность пегаски, и…</text:p>
      <text:p text:style-name="P9"><text:soft-page-break/>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9"/>
      <text:p text:style-name="P9">- Джет, блин, у нас речка в двух шагах! Я понимаю, холодно, но нельзя ли помыться? От тебя воняет! Реально трудно находиться рядом с тобой…</text:p>
      <text:p text:style-name="P9"/>
      <text:p text:style-name="P9">Так же беззвучно, как возникло, касание пропадает. Пропадает и запах…</text:p>
      <text:p text:style-name="P9">Я закрываю глаза.</text:p>
      <text:p text:style-name="P9"/>
      <text:p text:style-name="P9">Просыпаюсь от холода. Щупаю рукой сзади себя. Наконец поворачиваюсь.</text:p>
      <text:p text:style-name="P9">Никого.</text:p>
      <text:p text:style-name="P9"/>
      <text:p text:style-name="P9">Поздравляю, Хум, ты – неотёсан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9"/>
      <text:p text:style-name="P17">…</text:p>
      <text:p text:style-name="P17"/>
      <text:p text:style-name="P17">Полянка перед орешником пуста. Едва дымятся угли погасшего костра. В лунном свете цепочка отпечатков копыт в песке ведёт к реке.</text:p>
      <text:p text:style-name="P17"/>
      <text:p text:style-name="P9">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9"/>
      <text:p text:style-name="P9">Ох, факнщит!!! М-м-мамочка…</text:p>
      <text:p text:style-name="P9"/>
      <text:p text:style-name="P9">Меня выворачивает наизнанку. Я падаю на колени и неистово блюю в воду. Течение уносит мой ужин к водопаду.</text:p>
      <text:p text:style-name="P9"/>
      <text:p text:style-name="P9">Рядом со мной на песке лежит часть крыла. Парочка опарышей ещё ползают по голубоватым перьям. Обломок кости белеет в лунном свете.</text:p>
      <text:p text:style-name="P9"/>
      <text:p text:style-name="P9">Проклятье! Какой же я долбень! Грёбаный близорукий эгоистичный долбень!</text:p>
      <text:p text:style-name="P9"/>
      <text:p text:style-name="P9"><text:soft-page-break/>Я срываюсь с места и бегу вдоль реки по следам. Всё ближе гул водопада. Нога поскальзывается на сером одеяле, брошенном у воды. Мне кажется, или я действительно замечаю сквозь поредевшие деревья фигурку Джет?</text:p>
      <text:p text:style-name="P9"/>
      <text:p text:style-name="P9">Я ускоряюсь.</text:p>
      <text:p text:style-name="P9"/>
      <text:p text:style-name="P9">Пегаска, понурив голову, бредёт к скальному выступу, нависающему над каньоном. Чуть подумав у обрыва, она делает шаг в бездну.</text:p>
      <text:p text:style-name="P9"/>
      <text:p text:style-name="P9">В последнем рывке я совершаю вратарский прыжок и хватаю пегаску за задние ноги. Дыхание перехватывает от удара животом и грудью о камни.</text:p>
      <text:p text:style-name="P9"/>
      <text:p text:style-name="P9">Пегаска оборачивается. Её передняя нога застывает над пропастью.</text:p>
      <text:p text:style-name="P9"/>
      <text:p text:style-name="P9">- Джет, не дури, - хрипло прошу я осипшим от волнения голосом. - Я ступил. Я все эти дни тупил. Прости.</text:p>
      <text:p text:style-name="P9">- Хум, отпусти, - тихо отвечает она. - Ты прав, от меня действительно воняет. Я гнию заживо. И лучше закончить так, чем протянуть ещё несколько дней и <text:span text:style-name="T25">умереть</text:span> от гангрены.</text:p>
      <text:p text:style-name="P9"/>
      <text:p text:style-name="P9">Пегаска поворачивается навстречу пропасти.</text:p>
      <text:p text:style-name="P9"/>
      <text:p text:style-name="P9">-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9">- Нет! Пожалуйста!!! Я вылечу тебя! Я… Я прижгу рану!</text:p>
      <text:p text:style-name="P9"/>
      <text:p text:style-name="P9">Сквозь рыдания я выкрикиваю какие-то сумасбродные идеи, пока пегаска молча стоит над бездной.</text:p>
      <text:p text:style-name="P9"/>
      <text:p text:style-name="P9">Наконец она усмехается.</text:p>
      <text:p text:style-name="P9"/>
      <text:p text:style-name="P9">- Тебе придётся поджарить половину меня, чтоб выжечь заражение – оно давно перешло с крыла ниже по вене. Агамемнон скажет тебе спасибо за приготовленный обед, ха-ха!.. Я пыталась сохранить крыло любой ценой: <text:s/>для пегасов жизнь – это полёт. А потом стало слишком поздно…</text:p>
      <text:p text:style-name="P9"/>
      <text:p text:style-name="P9">Пегаска вздыхает.</text:p>
      <text:p text:style-name="P9">-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9"><text:soft-page-break/></text:p>
      <text:p text:style-name="P9">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9"/>
      <text:p text:style-name="P9">Очень осторожно, словно бы извиняясь, Джет высвобождает сначала одну ногу из моего захвата. Потом вторую. Я тупо смотрю на свои пустые ладони.</text:p>
      <text:p text:style-name="P9"/>
      <text:p text:style-name="P9">- Ты был хорошим другом. Прощай.</text:p>
      <text:p text:style-name="P9"/>
      <text:p text:style-name="P9">- Просто удивительно, как пони умеют запускать пустяковые проблемы! И когда маленькая проблема маленького пони вырастает в большую, подобно навозному шару жука-скарабея, он согласен даже прыгнуть с обрыва, только чтобы не решать её. <text:s/><text:span text:style-name="T26">Зеррика</text:span> считает, это не очень умное решение…</text:p>
      <text:p text:style-name="P9"/>
      <text:p text:style-name="P9">Мы оборачиваемся на голос. В свете первых лучей солнца на нас смотрит зебра.</text:p>
      <text:p text:style-name="P9"/>
      <text:h text:style-name="P7" text:outline-level="2">Глава 3</text:h>
      <text:p text:style-name="P2"/>
      <text:p text:style-name="P18">Безвременье тьмы, безмолвие камня, бессмыслие скуки - мои спутники в вечном заточении. К ним привыкаешь за первую тысячу лет.</text:p>
      <text:p text:style-name="P18">Невозможно привыкнуть к абсолютному холоду одиночества.</text:p>
      <text:p text:style-name="P9"/>
      <text:p text:style-name="P9">Лысый сверлил меня немигающим взглядом всё время, пока я демонстративно аккуратно собирал узоры из двухцветных кубиков по эталонным картинкам. Алекс ёрзал на краешке стула, стараясь не смотреть в мою сторону. Его трясущиеся руки то и дело роняли карточки с картинками на пол.</text:p>
      <text:p text:style-name="P9"/>
      <text:p text:style-name="P9">- Вы сами видите… - обратился Лысый к Алексу. - Я бы его за периметр не выпускал. Во избежание... <text:s/>Вам решать, разумеется.</text:p>
      <text:p text:style-name="P9">-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9"/>
      <text:p text:style-name="P9">Лысый грузно поднялся. Скрипнула дверь и мы остались один на один.</text:p>
      <text:p text:style-name="P9"/>
      <text:p text:style-name="P9">- П-привет, Дедлайн - пробормотал Алекс.</text:p>
      <text:p text:style-name="P9">- Привет, сослуживец, - криво усмехнулся я. Старое командное прозвище в устах моего бывшего босса не вызвало во мне ностальгии.</text:p>
      <text:p text:style-name="P9"/>
      <text:p text:style-name="P9"><text:soft-page-break/>Алекс на миг встретился со мной взглядом и снова опустил глаза. В переговорной установилось звенящее молчание.</text:p>
      <text:p text:style-name="P9"/>
      <text:p text:style-name="P9">…</text:p>
      <text:p text:style-name="P9"/>
      <text:p text:style-name="P9">- Ты же знаешь, у нас не было другого выхода. Извини.</text:p>
      <text:p text:style-name="P9">- Да ладно. Мне-то что? Тут неплохо кормят.</text:p>
      <text:p text:style-name="P9">- Парк для прогулок будут увеличивать. Мы присоединили к территории автостоянку и засадили её соснами, - <text:span text:style-name="T27">деловито </text:span>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город. За бухлишком там, к девочкам или ещё чего — только предварительно подай охране список для организации маршрута. И я попросил, чтобы тебя перевели в свободную палату.</text:p>
      <text:p text:style-name="P9">- А вот этого как раз не надо, - прервал я извинения Алекса. - Мне и в <text:span text:style-name="T17">седьмой</text:span> неплохо. Говори, зачем позвал? И учти, если пришёл просить меня вернуться — можешь не терять времени. Не вернусь.</text:p>
      <text:p text:style-name="P9"/>
      <text:p text:style-name="P10"><text:span text:style-name="Default_20_Paragraph_20_Font"><text:span text:style-name="T4">Алекс барабанил пальцами по столу, отстранёно наблюдая за кружащимися листьями за окном. Тощая кошка выскочила из полуприкрытого подвального окошка и, играя, понеслась за одним из них. Ворона, истошно каркая, спикировала на неё с ближайшей берёзы и скрылась серой тенью в глубине парка. </text:span></text:span><text:span text:style-name="Default_20_Paragraph_20_Font"><text:span text:style-name="T24">Облако в виде смешной крылатой лошадки приближалось по небосводу к серым корпусам больницы</text:span></text:span><text:span text:style-name="Default_20_Paragraph_20_Font"><text:span text:style-name="T4">.</text:span></text:span></text:p>
      <text:p text:style-name="P9"/>
      <text:p text:style-name="P10"><text:span text:style-name="Default_20_Paragraph_20_Font"><text:span text:style-name="T4">Наконец Алекс пожал плечами и </text:span></text:span><text:span text:style-name="Default_20_Paragraph_20_Font"><text:span text:style-name="T24">посмотрел мне в глаза</text:span></text:span><text:span text:style-name="Default_20_Paragraph_20_Font"><text:span text:style-name="T4">.</text:span></text:span></text:p>
      <text:p text:style-name="P9">- Дед, у нас проблемы. Хэвэн начала убивать.</text:p>
      <text:p text:style-name="P9"/>
      <text:p text:style-name="P9">Я откинулся на спинку стула и громко похлопал в ладоши.</text:p>
      <text:p text:style-name="P9">- Алекс, поздравляю! Я вас предупреждал, что этим всё и закончится. Ты же, когда сажал меня сюда, смеялся мне в лицо - спасибо, хоть тапочки разрешил захватить. И <text:span text:style-name="T27">семь</text:span> палат пускающих слюни овощей вас ничему не научили. Но хоть теперь, после появления трупов, вы признали то, про что я талдычил ещё два года назад: мы в жопе. Нет, <text:s/>не так. МЫ В ЖОП-П-ПЕ! Весь проект в жопе. Его давно пора закрыть. Нет, серьёзно, я рад за тебя. Лучше поздно, чем никогда.</text:p>
      <text:p text:style-name="P9"/>
      <text:p text:style-name="P9">Мой бывший прожект-менеджер досадливо сморщился и откинулся на спинку стула.</text:p>
      <text:p text:style-name="P9">- Ты не так меня понял. Мы не можем прикрыть проект. Никто нам не даст. Особенно сейчас, когда у бледных на подходе аналогичные комплексы. Нам нужна твоя помощь в корректировке поведения Хэвэн. <text:span text:style-name="T27">Лучше тебя её никто не знает…</text:span></text:p>
      <text:p text:style-name="P9"/>
      <text:p text:style-name="P9">… Алекс терпеливо подождал, пока я прекращу ржать.</text:p>
      <text:p text:style-name="P9"/>
      <text:p text:style-name="P10"><text:soft-page-break/><text:span text:style-name="Default_20_Paragraph_20_Font"><text:span text:style-name="T4">-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text:span></text:span><text:span text:style-name="Default_20_Paragraph_20_Font"><text:span text:style-name="T18"> ведь большинство из них т</text:span></text:span><text:span text:style-name="Default_20_Paragraph_20_Font"><text:span text:style-name="T4">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Каждый раз, когда она встречает нового Учителя, она спрашивает, где ты? Два года прошло, а она тебя не забыла. Мы читаем это в логах уроков.</text:span></text:span></text:p>
      <text:p text:style-name="P9">Дед, всего пару советов, и ты спасешь кучу людей.</text:p>
      <text:p text:style-name="P9"/>
      <text:p text:style-name="P9">Я покачал головой.</text:p>
      <text:p text:style-name="P9">-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 вам всем поперёк морды.</text:p>
      <text:p text:style-name="P9"/>
      <text:p text:style-name="P9">Алекс долго молчал.</text:p>
      <text:p text:style-name="P9">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даже потеряла крыло.</text:p>
      <text:p text:style-name="P9"/>
      <text:p text:style-name="P9">-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9">-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9"/>
      <text:p text:style-name="P9">Я сжал кулаки и встал. Дверь отворилась и заглянул Лысый. Алекс отрицательно мотнул ему головой.</text:p>
      <text:p text:style-name="P9">- Всё в порядке. Мы общаемся.</text:p>
      <text:p text:style-name="P9"/>
      <text:p text:style-name="P9">Дверь закрылась. Я сел и отвернулся к окну.</text:p>
      <text:p text:style-name="P9"/>
      <text:p text:style-name="P9">- Ты не дал мне договорить, - тихо продолжил мой бывший босс. <text:span text:style-name="T28">Его пальцы автоматически мяли последнюю картинку для кубиков.</text:span> - Твоя помощь будет хорошо оценена. Дед, я не могу обеспечить тебе полную свободу, но мне по силам улучшить твои условия <text:span text:style-name="T28">содержания</text:span>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ное обеспечение и признание коллег. И выполнение всех желаний. Ну, ты понимаешь… Девочки, деликатесы, травка, побрякушки… В разумных пределах, разумеется.</text:p>
      <text:p text:style-name="P9"><text:soft-page-break/></text:p>
      <text:p text:style-name="P9">Пробормотав скороговоркой заученный текст, Алекс замолк и вытер лоб. Я с удивлением смотрел на человека, которого, как мне казалось, неплохо знал раньше. <text:span text:style-name="T28">Всё же, ч</text:span>ужая душа – потёмки. Тот, которого я знал, не смог бы нырнуть так глубоко.</text:p>
      <text:p text:style-name="P9"/>
      <text:p text:style-name="P9">- В разумных пределах, говоришь?</text:p>
      <text:p text:style-name="P9">- В разумных.</text:p>
      <text:p text:style-name="P9">- А забор будет?</text:p>
      <text:p text:style-name="P10"><text:span text:style-name="Default_20_Paragraph_20_Font"><text:span text:style-name="T4">- Да. Забор убрать не проси. Это невозможно, Дед. Это за пределами разумного. Брюс никогда в жизни такое не подпишет. </text:span></text:span><text:span text:style-name="Default_20_Paragraph_20_Font"><text:span text:style-name="T29">Правительство запретило.</text:span></text:span><text:span text:style-name="Default_20_Paragraph_20_Font"><text:span text:style-name="T4"> Будет и забор, и вооружённая охрана. Сам понимаешь. Но, учитывая текущую ситуацию, </text:span></text:span><text:span text:style-name="Default_20_Paragraph_20_Font"><text:span text:style-name="T18">забор</text:span></text:span><text:span text:style-name="Default_20_Paragraph_20_Font"><text:span text:style-name="T4"> нужен, скорее, для твоей </text:span></text:span><text:span text:style-name="Default_20_Paragraph_20_Font"><text:span text:style-name="T18">же </text:span></text:span><text:span text:style-name="Default_20_Paragraph_20_Font"><text:span text:style-name="T4">защиты, чем...</text:span></text:span></text:p>
      <text:p text:style-name="P12"/>
      <text:p text:style-name="P9">- Понятно.</text:p>
      <text:p text:style-name="P9"/>
      <text:p text:style-name="P10"><text:span text:style-name="Default_20_Paragraph_20_Font"><text:span text:style-name="T4">Я решил схитрить. Просто из интереса. Кроме него, больше ловить тут было нечего. </text:span></text:span><text:span text:style-name="Default_20_Paragraph_20_Font"><text:span text:style-name="T18">Тот Алекс, которого я когда-то знал, давно умер. А, может, никогда и не рождался.</text:span></text:span></text:p>
      <text:p text:style-name="P11"/>
      <text:p text:style-name="P10"><text:span text:style-name="Default_20_Paragraph_20_Font"><text:span text:style-name="T4">- Хорошо, Алекс, ты меня почти убедил. Я практически готов согласиться. Олени, девочки, признание – с детства мечтал, </text:span></text:span><text:span text:style-name="Default_20_Paragraph_20_Font"><text:span text:style-name="T18">как только ходить научился</text:span></text:span><text:span text:style-name="Default_20_Paragraph_20_Font"><text:span text:style-name="T4">.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text:span></text:span><text:span text:style-name="Default_20_Paragraph_20_Font"><text:span text:style-name="T18">в таких </text:span></text:span><text:span text:style-name="Default_20_Paragraph_20_Font"><text:span text:style-name="T4">вот </text:span></text:span><text:span text:style-name="Default_20_Paragraph_20_Font"><text:span text:style-name="T18">условиях</text:span></text:span><text:span text:style-name="Default_20_Paragraph_20_Font"><text:span text:style-name="T4"> - я обвёл рукой вокруг. - Почему они важны для вас? Настолько важны, что тебя даже заставили приехать ко мне на уговоры, изображая из себя старого друга?</text:span></text:span></text:p>
      <text:p text:style-name="P9"/>
      <text:p text:style-name="P9">Алекс <text:span text:style-name="T28">откинулся</text:span> на <text:span text:style-name="T28">спинку</text:span> стул<text:span text:style-name="T28">а</text:span>.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9"/>
      <text:p text:style-name="P10"><text:span text:style-name="Default_20_Paragraph_20_Font"><text:span text:style-name="T4">- Дед, вот ты зря корчишь из себя такого прожжённого циника. Я-то знаю, что ты не такой. </text:span></text:span><text:span text:style-name="Default_20_Paragraph_20_Font"><text:span text:style-name="T18">Да не хмурься,</text:span></text:span><text:span text:style-name="Default_20_Paragraph_20_Font"><text:span text:style-name="T4"> 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нашего офиса, а их нужно заказывать отдельно под каждого новичка — это штучная работа! Не говоря уже о времени, которого у нас просто нет — </text:span></text:span><text:span text:style-name="Default_20_Paragraph_20_Font"><text:span text:style-name="T29">бледные наседают на пятки</text:span></text:span><text:span text:style-name="Default_20_Paragraph_20_Font"><text:span text:style-name="T4">.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у ракетчиков — а они в последнее время неохотно делятся</text:span></text:span><text:span text:style-name="Default_20_Paragraph_20_Font"><text:span text:style-name="T1"> </text:span></text:span><text:span text:style-name="Default_20_Paragraph_20_Font"><text:span text:style-name="T30">симуляторами</text:span></text:span><text:span text:style-name="Default_20_Paragraph_20_Font"><text:span text:style-name="T4">, — и, самое главное, выдумать правдоподобную причину перед старцами </text:span></text:span><text:span text:style-name="Default_20_Paragraph_20_Font"><text:span text:style-name="T29">из правительства</text:span></text:span><text:span text:style-name="Default_20_Paragraph_20_Font"><text:span text:style-name="T4">, почему нам нужно финансирование на очередного оператора </text:span></text:span><text:span text:style-name="Default_20_Paragraph_20_Font"><text:span text:style-name="T31">обучения</text:span></text:span><text:span text:style-name="Default_20_Paragraph_20_Font"><text:span text:style-name="T4">. Другой бы давно плюнул на такую работу! Одна нервотрёпка за небольшие — да, представь </text:span></text:span><text:soft-page-break/><text:span text:style-name="Default_20_Paragraph_20_Font"><text:span text:style-name="T4">себе, сравнительно небольшие — деньги! Но если не мы — то кто? Кто защитит страну? </text:span></text:span><text:span text:style-name="Default_20_Paragraph_20_Font"><text:span text:style-name="T29">Ракетчики</text:span></text:span><text:span text:style-name="Default_20_Paragraph_20_Font"><text:span text:style-name="T4">? Не смеши меня, если дело дойдёт до горячей фазы — мы все трупы максимум за пару недель. Сражаться с бледными надо на экономическом фронте, только тут у нас есть небольшой шанс. Странно, что я должен говорить тебе это, как какому-то </text:span></text:span><text:span text:style-name="Default_20_Paragraph_20_Font"><text:span text:style-name="T29">юнцу</text:span></text:span><text:span text:style-name="Default_20_Paragraph_20_Font"><text:span text:style-name="T4">. Ты сам проговаривал это десятки раз новобранцам…</text:span></text:span></text:p>
      <text:p text:style-name="P9"/>
      <text:p text:style-name="P9">Алекс вытер платком пот.</text:p>
      <text:p text:style-name="P9"/>
      <text:p text:style-name="P9">-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собираться за чашечкой кофе на крыше Оникс-<text:span text:style-name="T28">тауэр</text:span>. Блин, нашим ТАК тебя не хватает! Особенно Стелле. Ты для нас по-прежнему Дедлайн - душа проекта!</text:p>
      <text:p text:style-name="P9">- Ну да, ну да, - подыграл я ему в тон, - <text:span text:style-name="T28">Чего время терять - </text:span>постав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9">- Дед, - мягко остановил меня Алекс. - Не надо. Не даешь мне помечтать, жестокий человек…</text:p>
      <text:p text:style-name="P9"/>
      <text:p text:style-name="P9">Выплюнув жвачку в <text:span text:style-name="T32">бумажку</text:span> и аккуратно препроводив <text:span text:style-name="T32">скомканный</text:span> шарик в ведро, Алекс печально развёл руками.</text:p>
      <text:p text:style-name="P9"/>
      <text:p text:style-name="P9">- Хотя меня не уведомляют о высших целях «Дайсона», все мы прекрасно знаем, для чего нам платят деньги. Повторю ещё раз - мы ведём войну. Войну незримую и неосязаемую, но от того не менее жестокую. Ты и сам это знал с тех пор, как Хэвэн – когда она ещё была Нэшем – вместо экономической теории начали обучать искусству ведения войны.</text:p>
      <text:p text:style-name="P9">- Разумеется, знал, – отдался воспоминаниям и я. – Это ж от идеи, что партнёра по бизнесу можно уничтожить физически, у Нэша <text:span text:style-name="T32">и </text:span>поехала крыша.</text:p>
      <text:p text:style-name="P9">- Да, помню, – подхватил Алекс. – Тебе тогда пришлось в авральном порядке утешать нашего кибернетического младенца и ты, сам того не желая, стал его первым Учителем. Это накладывает обязательства, Дедлайн. Ты теперь для Хэвэн как отец. Она – твоё детище. Как ты можешь желать ей смерти?</text:p>
      <text:p text:style-name="P9">-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 и социальные связи. Она потенциально опасна. То есть, была потенциально – до первой смерти. Теперь уже и реально. Выключите её, пока она не натворила большей беды. Просто выключите её, мать вашу!</text:p>
      <text:p text:style-name="P9"/>
      <text:p text:style-name="P9">Алекс скучающе завёл глаза.</text:p>
      <text:p text:style-name="P10"><text:span text:style-name="Default_20_Paragraph_20_Font"><text:span text:style-name="T4">-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text:span></text:span><text:span text:style-name="Default_20_Paragraph_20_Font"><text:span text:style-name="T33">Суммарно одиннадцать лет обучения. </text:span></text:span><text:span text:style-name="Default_20_Paragraph_20_Font"><text:span text:style-name="T4">Ничего лучшего у нас нет. У ракетчиков всё </text:span></text:span><text:soft-page-break/><text:span text:style-name="Default_20_Paragraph_20_Font"><text:span text:style-name="T4">очень печально – то, что они гордо называют “Стратегический</text:span></text:span><text:span text:style-name="Default_20_Paragraph_20_Font"><text:span text:style-name="T18"> </text:span></text:span><text:span text:style-name="Default_20_Paragraph_20_Font"><text:span text:style-name="T34">A</text:span></text:span><text:span text:style-name="Default_20_Paragraph_20_Font"><text:span text:style-name="T35">I</text:span></text:span><text:span text:style-name="Default_20_Paragraph_20_Font"><text:span text:style-name="T18"> </text:span></text:span><text:span text:style-name="Default_20_Paragraph_20_Font"><text:span text:style-name="T36">P</text:span></text:span><text:span text:style-name="Default_20_Paragraph_20_Font"><text:span text:style-name="T37">HOENIX</text:span></text:span><text:span text:style-name="Default_20_Paragraph_20_Font"><text:span text:style-name="T4">”, годится разве что для улучшенного автопилота штурмового дрона. </text:span></text:span><text:span text:style-name="Default_20_Paragraph_20_Font"><text:span text:style-name="T33">Три года обучения — считай, ничего, по нынешним меркам.</text:span></text:span><text:span text:style-name="Default_20_Paragraph_20_Font"><text:span text:style-name="T4"> Не говоря уже о том, что мы </text:span></text:span><text:span text:style-name="Default_20_Paragraph_20_Font"><text:span text:style-name="T33">пока </text:span></text:span><text:span text:style-name="Default_20_Paragraph_20_Font"><text:span text:style-name="T4">не сражаемся вгорячую.</text:span></text:span></text:p>
      <text:p text:style-name="P9"/>
      <text:p text:style-name="P9">Алекс посмотрел на часы, нахмурился и продолжил.</text:p>
      <text:p text:style-name="P19"><text:span text:style-name="Default_20_Paragraph_20_Font"><text:span text:style-name="T4">- И, надеюсь, не будем. Потому что горячая война означает конец. Всем и навсегда. Кибермозг бледных на шесть лет старше нашего </text:span></text:span><text:span text:style-name="Default_20_Paragraph_20_Font"><text:span text:style-name="T33">Феникса</text:span></text:span><text:span text:style-name="Default_20_Paragraph_20_Font"><text:span text:style-name="T4"> – недостижимое преимущество в теперешних реалиях. К счастью, <text:s/>их </text:span></text:span><text:span text:style-name="Default_20_Paragraph_20_Font"><text:span text:style-name="T33">Цезарь</text:span></text:span><text:span text:style-name="Default_20_Paragraph_20_Font"><text:span text:style-name="T4">, как и </text:span></text:span><text:span text:style-name="Default_20_Paragraph_20_Font"><text:span text:style-name="T33">Феникс</text:span></text:span><text:span text:style-name="Default_20_Paragraph_20_Font"><text:span text:style-name="T4">, обучался, в основном, военной стратегии, а не экономике. Сейчас, пока 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span></text:p>
      <text:p text:style-name="P9"/>
      <text:p text:style-name="P9">-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9"/>
      <text:p text:style-name="P10"><text:span text:style-name="Default_20_Paragraph_20_Font"><text:span text:style-name="T4">Мой бывший босс всё понял. Всё же проницательности ему было не занимать. Он бросил на меня злой взгляд, но тем не менее, </text:span></text:span><text:span text:style-name="Default_20_Paragraph_20_Font"><text:span text:style-name="T18">продолжил</text:span></text:span><text:span text:style-name="Default_20_Paragraph_20_Font"><text:span text:style-name="T4">.</text:span></text:span></text:p>
      <text:p text:style-name="P9"/>
      <text:p text:style-name="P9">-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 через Учителей. Нужно разобраться, почему и скорректировать её поведение. Без обучения её скоро превзойд<text:span text:style-name="T38">ё</text:span>т <text:span text:style-name="T38">Феникс</text:span> бледных. И тогда нам конец.</text:p>
      <text:p text:style-name="P9"/>
      <text:p text:style-name="P9">-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9"/>
      <text:p text:style-name="P9">Я оборвал смех.</text:p>
      <text:p text:style-name="P9"/>
      <text:p text:style-name="P9">-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9"/>
      <text:p text:style-name="P20"><text:span text:style-name="Default_20_Paragraph_20_Font"><text:span text:style-name="T4">- Ладно, я уже вижу, что теряю время, - тяжело поднялся Алекс. - Очень жаль. Если ты передумаешь, просто сообщи </text:span></text:span><text:span text:style-name="Default_20_Paragraph_20_Font"><text:span text:style-name="T18">персоналу</text:span></text:span><text:span text:style-name="Default_20_Paragraph_20_Font"><text:span text:style-name="T4">, что хочешь позвонить мне. Тебя соединят в любое время. Да, чуть было не забыл!</text:span></text:span></text:p>
      <text:p text:style-name="P9"/>
      <text:p text:style-name="P9"><text:soft-page-break/>Босс вытащил из внутреннего кармана пиджака бутылку «Джентльмен Джека» и поставил передо мной.</text:p>
      <text:p text:style-name="P9"/>
      <text:p text:style-name="P9">- Это от меня лично. Мне действительно не хватает старых добрых времён. Что бы ты там себе ни думал.</text:p>
      <text:p text:style-name="P9"/>
      <text:p text:style-name="P9">Алекс пошёл к выходу. У двери он замялся и вдруг обернулся.</text:p>
      <text:p text:style-name="P9"/>
      <text:p text:style-name="P10"><text:span text:style-name="Default_20_Paragraph_20_Font"><text:span text:style-name="T4">- А знаешь, что самое страшное </text:span></text:span><text:span text:style-name="Default_20_Paragraph_20_Font"><text:span text:style-name="T18">видится </text:span></text:span><text:span text:style-name="Default_20_Paragraph_20_Font"><text:span text:style-name="T4">с моей стороны? Это то, что ты до сих пор считаешь себя нормальным, - грустно улыбнулся босс. - Человеком. Бывшим членом нашей команды. Мне реально страшно было это видеть. И страшно было строить из себя рубаху-парня — твоего бывшего босса. И нам всем было страшно – остальные наблюдали по интеркому.</text:span></text:span></text:p>
      <text:p text:style-name="P9"/>
      <text:p text:style-name="P9">- Что? - я недоумённо уставился на Алекса.</text:p>
      <text:p text:style-name="P9"/>
      <text:p text:style-name="P9">- Дедлайн, ты собираешь узор из шестнадцати кубиков за пару секунд. <text:span text:style-name="T17">Перед этим секунду посмотрев на </text:span><text:span text:style-name="T38">картинку</text:span><text:span text:style-name="T17">. </text:span>При этом ещё <text:span text:style-name="T38">не смотришь на стол</text:span>.</text:p>
      <text:p text:style-name="P9"/>
      <text:p text:style-name="P9">Алекс вышел.</text:p>
      <text:p text:style-name="P2"><text:line-break/>***</text:p>
      <text:p text:style-name="P9"/>
      <text:p text:style-name="P9">… Стражница напротив вот уже полчаса молча сверлит меня взглядом.</text:p>
      <text:p text:style-name="P9"/>
      <text:p text:style-name="P9">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9"/>
      <text:p text:style-name="P9">Я тайком смотрю на своё отражение в зеркальце, висящем на шее этой мрачной зебры. Нифига, лоб чистый, никаких каракулей не наблюдается.</text:p>
      <text:p text:style-name="P9"/>
      <text:p text:style-name="P9">- А можно..? - наконец, начинаю я.</text:p>
      <text:p text:style-name="P9">- Нельзя, - обрывает зебра. - Зеррика сама выйдет, когда закончит.</text:p>
      <text:p text:style-name="P9"/>
      <text:p text:style-name="P9">Подчёркивая сказанное, стражница перекрывает вход в палатку копьём.</text:p>
      <text:p text:style-name="P9"/>
      <text:p text:style-name="P9"><text:soft-page-break/>Проклятье на твою голову, Хуман, если ты неделю не замечал, что Джет гниёт живьём! Если бы ты догадался стянуть с неё это чёртово одеяло! Если бы догадался об источнике тошнотворного запаха! Если бы…</text:p>
      <text:p text:style-name="P9"/>
      <text:p text:style-name="P9">Джет до последнего момента казалась мне сделанной из железа — может быть, именно поэтому я не догадывался, что с ней происходит что-то плохое.</text:p>
      <text:p text:style-name="P9"/>
      <text:p text:style-name="P9">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9"/>
      <text:p text:style-name="P9">Я закрываю глаза, пытаясь вспомнить…</text:p>
      <text:p text:style-name="P9"/>
      <text:p text:style-name="P2">~~~</text:p>
      <text:p text:style-name="P12"/>
      <text:p text:style-name="P12">- Будь проклята война и я вместе с ней…<text:note text:id="ftn1" text:note-class="footnote"><text:note-citation>1</text:note-citation><text:note-body><text:p text:style-name="P21">См. главу 18</text:p></text:note-body></text:note></text:p>
      <text:p text:style-name="P12">.</text:p>
      <text:p text:style-name="P12">.</text:p>
      <text:p text:style-name="P12">.</text:p>
      <text:p text:style-name="P12">СИЯНИЕ</text:p>
      <text:p text:style-name="P12">.</text:p>
      <text:p text:style-name="P12">Кто я?</text:p>
      <text:p text:style-name="P12">.</text:p>
      <text:p text:style-name="P12">Где я?</text:p>
      <text:p text:style-name="P12">.</text:p>
      <text:p text:style-name="P12">Где все?</text:p>
      <text:p text:style-name="P12">.</text:p>
      <text:p text:style-name="P12">Чувствую прикосновение. Кто-то энергично тормошит меня. Слышу приглушенное бормотание.</text:p>
      <text:p text:style-name="P12">.</text:p>
      <text:p text:style-name="P12">Я открываю глаза и вижу фигуру в голубом.</text:p>
      <text:p text:style-name="P12"/>
      <text:p text:style-name="P12">- Быстро! За мной! - торопливо шепчет мне она.</text:p>
      <text:p text:style-name="P12"><text:soft-page-break/>Я послушно ползу среди костей и раздавленных черепов за голубой пони… Пони? Какой ещё, к дьяволу, пони?</text:p>
      <text:p text:style-name="P12">- Пегаской! - шипит, оборачиваясь, она. - Если ты ещё не заметил, у меня крылья!</text:p>
      <text:p text:style-name="P22"/>
      <text:p text:style-name="P12">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12"/>
      <text:p text:style-name="P12">Черепа… Кости… Пегаска в броне… Чушь какая-то!</text:p>
      <text:p text:style-name="P12"/>
      <text:p text:style-name="P12">Поняха, тем временем, юрко забивается под камень, в какую-то щель. Я озадаченно застываю перед пещеркой, не решаясь ползти дальше. Через мгновение злая мордаха поньки появляется в проёме, хватает меня зубами за шиворот и затаскивает внутрь.</text:p>
      <text:p text:style-name="P12"/>
      <text:p text:style-name="P12">- Какого чё…?!!</text:p>
      <text:p text:style-name="P12">- Тс-с-с! - сумасшедшая пегаска <text:s/>прижимает одно копыто себе к губам, а вторым затыкает мне рот. - Тише! Он с минуты на минуту появится! И слух у него очень чуткий!</text:p>
      <text:p text:style-name="P12">- Появится кто? - спрашиваю я, потирая ушибленную о каменный свод макушку.</text:p>
      <text:p text:style-name="P12"/>
      <text:p text:style-name="P12">Ответить поняха не успевает. Снаружи слышится ритмичный гул, воздух приходит в движение, поднимая в каменном закутке пыль. Полумрак в пещерке ещё более сгущается и скала дрожит под ударом массивного тела о камень. В приглушенном рокоте я угадываю дыхание огромного существа. Мне становится нехорошо.</text:p>
      <text:p text:style-name="P12"/>
      <text:p text:style-name="P12">Я пригибаюсь к уху поньки и еле слышно шепчу:</text:p>
      <text:p text:style-name="P12">- Кто это?</text:p>
      <text:p text:style-name="P12">- Агамемнон, - так же, едва шевеля губами, шепчет поняха. - Он сегодня голодный - остался без обеда. И у него хороший слух.</text:p>
      <text:p text:style-name="P12"/>
      <text:p text:style-name="P12">Я снова чешу ушибленный лоб.</text:p>
      <text:p text:style-name="P12">- Мне это имя вообще ничего не говорит.</text:p>
      <text:p text:style-name="P12"/>
      <text:p text:style-name="P12">Пегаска критически смотрит на меня.</text:p>
      <text:p text:style-name="P12">- Вроде, разговаривает – значит, разумен. Наверное. И не так уж он сильно макушкой стукнулся, я <text:span text:style-name="T39">его</text:span> осторожно тащила, - пегаска трогает копытом мне лоб, - не, шишка маленькая, сотрясения не должно быть. Может, ему гормонами мозги отшибло?</text:p>
      <text:p text:style-name="P12"/>
      <text:p text:style-name="P12"><text:soft-page-break/>Пегаска пробует потрогать меня в паху, но я с возмущением отбрасываю её копыто.</text:p>
      <text:p text:style-name="P12"/>
      <text:p text:style-name="P12">- Ты с <text:span text:style-name="T39">л</text:span>уны, что ли, свалился? - наконец, прерывает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2"/>
      <text:p text:style-name="P12">От беспокойной возни снаружи скала дрожит. Кто-то шумно зевает и с металлическим скрежетом чешется.</text:p>
      <text:p text:style-name="P12"/>
      <text:p text:style-name="P12">- Так откуда ты? - пытливо спрашивает поняха.</text:p>
      <text:p text:style-name="P12">- Я… - я задумываюсь.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2"/>
      <text:p text:style-name="P12">Я закрываю глаза и сосредотачиваюсь…</text:p>
      <text:p text:style-name="P12"/>
      <text:p text:style-name="P12">…</text:p>
      <text:p text:style-name="P12"/>
      <text:p text:style-name="P12">- Не помню.</text:p>
      <text:p text:style-name="P12">- Что? - удивляется поняха. - Не помнишь, где твой дом?</text:p>
      <text:p text:style-name="P12">- Нет.</text:p>
      <text:p text:style-name="P12">- А как попал в гнездо Агамемнона — помнишь?</text:p>
      <text:p text:style-name="P12">- Нет.</text:p>
      <text:p text:style-name="P12">- А кто ты — помнишь?</text:p>
      <text:p text:style-name="P12">- Нет.</text:p>
      <text:p text:style-name="P12">- Ну и ну. Ни в жизнь ещё таких чудаков не встречала, - качает головой пегаска. - Ты не обижайся, но ты <text:s/>мозгами напоминаешь мне годовалого жеребёнка. То есть, вообще не паришь по жизни. Хотя, на вид, взрослый. Как ты вообще дожил до своих лет, если не знаешь ничего?</text:p>
      <text:p text:style-name="P23">- Я помню сияние, - бормочу я.</text:p>
      <text:p text:style-name="P23"/>
      <text:p text:style-name="P23">Мне становится муторно. Я помню, что такое ящик пепси, что такое ноутбук или картофельные чипсы. Но кто <text:span text:style-name="T39">я </text:span>такой — не помню абсолютно.</text:p>
      <text:p text:style-name="P12"/>
      <text:p text:style-name="P12">- Стоп! - поднимает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рып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12"><text:soft-page-break/>- Следующий обед? - я мучительно пытаюсь ухватить логическую нить. - А кто предыдущий?</text:p>
      <text:p text:style-name="P12">- Предыдущий — это я, глупыш, - пегаска хлопает меня копытом по голове. - Иначе с какой радости я бы сидела у него в гнезде? Видишь — это он меня шваркнул.</text:p>
      <text:p text:style-name="P12"/>
      <text:p text:style-name="P12">Пегаска склоняет шею и я вижу огромную шишку с кровоподтёком на затылке поняхи.</text:p>
      <text:p text:style-name="P12"/>
      <text:p text:style-name="P12">- Только у меня голова крепче твоей. Я-то всё помню, - пегаска ободряюще хлопает меня по плечу. - Ну, если честно, то на мне ещё шлем был, так что не расстраивайся.</text:p>
      <text:p text:style-name="P12"/>
      <text:p text:style-name="P12">Снаружи кто-то оглушительно рыгает, снова зевает и, судя по звуку, растягивается на земле, привалившись к камню, под которым сидим мы. Даже тот тусклый свет, что достигает сюда через входной лаз, прекращается. Зато появляется какая-то болотная вонь.</text:p>
      <text:p text:style-name="P12"/>
      <text:p text:style-name="P12">Я прижимаю к вискам кончики пальцев и зажмуриваюсь. Ну не может же быть, чтобы я совсем ничего не помнил! Все эти разрознен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12"/>
      <text:p text:style-name="P12">…</text:p>
      <text:p text:style-name="P12"/>
      <text:p text:style-name="P12">СИЯНИЕ</text:p>
      <text:p text:style-name="P12"/>
      <text:p text:style-name="P12">…</text:p>
      <text:p text:style-name="P12"/>
      <text:p text:style-name="P10"><text:span text:style-name="Default_20_Paragraph_20_Font"><text:span text:style-name="T13">Оно п</text:span></text:span><text:span text:style-name="Default_20_Paragraph_20_Font"><text:span text:style-name="T5">овсюду. </text:span></text:span><text:span text:style-name="Default_20_Paragraph_20_Font"><text:span text:style-name="T13">Нет верха и низа, нет направлений и расстояний. Нет м</text:span></text:span><text:span text:style-name="Default_20_Paragraph_20_Font"><text:span text:style-name="T5">ыслей. Нет чувств. Нет времени. Есть только бесконечное сияние…</text:span></text:span></text:p>
      <text:p text:style-name="P12"/>
      <text:p text:style-name="P12">.</text:p>
      <text:p text:style-name="P12"/>
      <text:p text:style-name="P12">Кто я?</text:p>
      <text:p text:style-name="P12"/>
      <text:p text:style-name="P12">.</text:p>
      <text:p text:style-name="P12"/>
      <text:p text:style-name="P12">Где я?</text:p>
      <text:p text:style-name="P12"/>
      <text:p text:style-name="P12">.</text:p>
      <text:p text:style-name="P12"><text:soft-page-break/></text:p>
      <text:p text:style-name="P12">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12"/>
      <text:p text:style-name="P12">Внезапно фигура как будто наклоняется ко мне и почти выкрикивает фразу. Видение рушится, но фраза впечатывается в память:</text:p>
      <text:p text:style-name="P12"/>
      <text:p text:style-name="P12">- ИДИ В ДРОГОНШТЕРН!</text:p>
      <text:p text:style-name="P12"/>
      <text:p text:style-name="P12">…</text:p>
      <text:p text:style-name="P12"/>
      <text:p text:style-name="P12">- Я ВСПОМНИЛ! ВСПОМНИЛ! ДРОГОНШТЕРН!!! - я хлопаю себя по лбу. - Мне нужно попасть в Дрогонштерн!</text:p>
      <text:p text:style-name="P12"/>
      <text:p text:style-name="P12">Поняха закатывает глаза и стукается лбом о камень.</text:p>
      <text:p text:style-name="P10"><text:span text:style-name="Default_20_Paragraph_20_Font"><text:span text:style-name="T5">- </text:span></text:span><text:span text:style-name="Default_20_Paragraph_20_Font"><text:span text:style-name="T40">Я ЖЕ ПРЕДУПРЕЖДАЛА, ПОТИШЕ!!!</text:span></text:span><text:span text:style-name="Default_20_Paragraph_20_Font"><text:span text:style-name="T5"> - орёт в свою очередь понька. - Что за тупой жереб попался!</text:span></text:span></text:p>
      <text:p text:style-name="P12"/>
      <text:p text:style-name="P12">Снаружи беспокойно возятся, что-то неразборчиво пыхтят и внезапно валун, под которым мы прячемся, возносится над нашими головами.</text:p>
      <text:p text:style-name="P12"/>
      <text:p text:style-name="P12">Поняха бросается на меня, сбив с ног и закрыв телом и крыльями.</text:p>
      <text:p text:style-name="P12"/>
      <text:p text:style-name="P12">- Агамемнон видит только меня и не знает, что ты тут, - быстро шепчет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2">- А как же ты? Он же съест тебя?</text:p>
      <text:p text:style-name="P12">- Не беспокойся, я в последний момент извернусь и улечу. Действуй!</text:p>
      <text:p text:style-name="P12"/>
      <text:p text:style-name="P12">Через накрывшую меня голубую гриву я вижу красного дракона величиной с баобаб. Одной лапой он сжимает наш валун. Второй задумчиво почёсывает <text:span text:style-name="T41">живот</text:span>.</text:p>
      <text:p text:style-name="P12"/>
      <text:p text:style-name="P10"><text:span text:style-name="Default_20_Paragraph_20_Font"><text:span text:style-name="T5">- </text:span></text:span><text:span text:style-name="Default_20_Paragraph_20_Font"><text:span text:style-name="T40">ВИЖУ СБЕЖАВШИЙ ВЧЕРАШНИЙ ОБЕД. ЕЩЁ НЕ ПРОТУХ. ХОРОШО.</text:span></text:span></text:p>
      <text:p text:style-name="P12">- Ну так и жри, пока не скисло! - орёт поняха, повернув к нему голову.</text:p>
      <text:p text:style-name="P10"><text:soft-page-break/><text:span text:style-name="Default_20_Paragraph_20_Font"><text:span text:style-name="T5">- </text:span></text:span><text:span text:style-name="Default_20_Paragraph_20_Font"><text:span text:style-name="T40">ЕЩЁ И РУГАЕТСЯ,</text:span></text:span><text:span text:style-name="Default_20_Paragraph_20_Font"><text:span text:style-name="T5"> - недовольно замечает дракон. - </text:span></text:span><text:span text:style-name="Default_20_Paragraph_20_Font"><text:span text:style-name="T40">СЛИШКОМ СЫРОЙ</text:span></text:span><text:span text:style-name="Default_20_Paragraph_20_Font"><text:span text:style-name="T5">. </text:span></text:span><text:span text:style-name="Default_20_Paragraph_20_Font"><text:span text:style-name="T40">НАДО ПРОЖАРИТЬ ПОЛУЧШЕ.</text:span></text:span></text:p>
      <text:p text:style-name="P12"/>
      <text:p text:style-name="P12">Внезапно он открывает пасть и к нам стремится поток зелёного пламени.</text:p>
      <text:p text:style-name="P12">Пегаска пищит и прижимается ко мне покрепче. Я завороженно смотрю навстречу гибели…</text:p>
      <text:p text:style-name="P12"/>
      <text:p text:style-name="P12">…Выглядит так, что на полпути к нам поток пламени натыкается на прозрачную золотистую стену. Зелёная струя встречается с укрывшей <text:span text:style-name="T41">нас</text:span> с пегаской золотой полусферой, расплющивается о неё, загибается по краям и устремляется назад к дракону огромным пламенным бутоном. Фигура Агамемнона скрывается в огне и дыме. Слышится громогласное кашлянье и чертыхание. Спасительная золотая полусфера исчезает.</text:p>
      <text:p text:style-name="P12"/>
      <text:p text:style-name="P12">Пегаска ориент<text:span text:style-name="T41">и</text:span>руется первой.</text:p>
      <text:p text:style-name="P12"/>
      <text:p text:style-name="P12">- Бежим! - она вскакивает и указывает направление.</text:p>
      <text:p text:style-name="P12"/>
      <text:p text:style-name="P12">Я припускаю со всех ног. Безумие последнего часа выбивает из меня способность мыслить.</text:p>
      <text:p text:style-name="P12"/>
      <text:p text:style-name="P12">…И потому я останавливаюсь у края пропасти, руководствуясь исключительно рефлексами.</text:p>
      <text:p text:style-name="P12">Пару камешков срывается у меня из-под ноги и скрывается в голубоватой дымке. Я перевожу дух.</text:p>
      <text:p text:style-name="P12"/>
      <text:p text:style-name="P12">- Почему остановился?!! Прыгай! - пегаска останавливается рядом и указывает копытом прямо вниз. - Прыгай, если хочешь жить!</text:p>
      <text:p text:style-name="P12"><text:s/></text:p>
      <text:p text:style-name="P10"><text:span text:style-name="Default_20_Paragraph_20_Font"><text:span text:style-name="T40">- НЕНАВИЖУ ПОНЯЧЬЮ МАГИЮ! НЕ ВЫНОШУ ПОНИ!!! ВИДЕТЬ ИХ БОЛЬШЕ НЕ ХОЧУ В СВОЁМ ГНЕЗДЕ!</text:span></text:span><text:span text:style-name="Default_20_Paragraph_20_Font"><text:span text:style-name="T5"> - орёт Агамемнон, протирая глаза.</text:span></text:span></text:p>
      <text:p text:style-name="P12"/>
      <text:p text:style-name="P12">Я молча стою и смотрю вниз, хлопая глазами.</text:p>
      <text:p text:style-name="P12"/>
      <text:p text:style-name="P12">Пегаска всё понимает. Она приседает, как будто готовясь к прыжку. Я делаю маленький шажок назад, не желая прыгать.</text:p>
      <text:p text:style-name="P12"/>
      <text:p text:style-name="P12">Лучше быть съеденным ящ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12"/>
      <text:p text:style-name="P12"><text:soft-page-break/>Пегаска отталкивается от края. Молниеносно раскрывшееся крыло с неожиданной силой сметает меня с уступа и я, ругаясь и размахивая конечностями, лечу вниз.</text:p>
      <text:p text:style-name="P12">Довольно скоро я оказываюсь в захвате передних ноги пегаски и к моим воплям присоединяется её протяжный визг.</text:p>
      <text:p text:style-name="P12"/>
      <text:p text:style-name="P12">- А-А-А-А-А-А-А-А-А-А!!!</text:p>
      <text:p text:style-name="P12"/>
      <text:p text:style-name="P12">От визга пегаски закладывает в ушах. Падение замедляется, а потом и вовсе переходит в крутое планирование с заваливанием вправо. Верхушки деревьев сливаются в сплошную зелёную пелену. Последнее, что я вижу – сверкнувшая гладь воды…</text:p>
      <text:p text:style-name="P12"/>
      <text:p text:style-name="P12">…</text:p>
      <text:p text:style-name="P12"/>
      <text:p text:style-name="P22"/>
      <text:p text:style-name="P12">- Да ты совсем чокнулась, коняга долбанутая! - ору я, как только выныриваю, - я же мог разбиться!!!</text:p>
      <text:p text:style-name="P12">- Ты хочешь сказать, что сгореть <text:span text:style-name="T41">и быть съеденным</text:span> было бы лучшим вариантом? - пегаска, пошатываясь, выходит из воды и устало растягивается на берегу. - Я же не дала нам погибнуть, видишь. У меня всё под контролем.</text:p>
      <text:p text:style-name="P12">- Вижу! - я издевательски набираю в рот воды и выплёвываю на голубой круп. - Что же ты не могла нормально приземлиться, если у тебя всё под контролем?</text:p>
      <text:p text:style-name="P12"/>
      <text:p text:style-name="P12">Пегаска сникает.</text:p>
      <text:p text:style-name="P12"/>
      <text:p text:style-name="P12">- Не могла…</text:p>
      <text:p text:style-name="P12"/>
      <text:p text:style-name="P12">Она молча, не попытавшись смахнуть воду, отворачивается и разворач<text:span text:style-name="T41">и</text:span>вает правое крыло. Где-то на половине длины второго сустава оно безжизненно свисает под неестественным углом.</text:p>
      <text:p text:style-name="P12"/>
      <text:p text:style-name="P12">- Если бы могла летать - не задержалась бы в гнезде Агамемнона… Сломала вчера на вираже, когда уходила от погони.</text:p>
      <text:p text:style-name="P12"/>
      <text:p text:style-name="P12">У меня пересыхает в горле.</text:p>
      <text:p text:style-name="P12"/>
      <text:p text:style-name="P12">- Так ты тащила меня со сломанным крылом? А как же..? Ох… - я хочу спросить, как она планировала уходить от Агамемнона, когда прикрывала меня своим телом, но запинаюсь.</text:p>
      <text:p text:style-name="P12"/>
      <text:p text:style-name="P12"><text:soft-page-break/>Иногда ты довольно туго соображаешь, чувак! Жертвенность этой поняхи заслуживает большей награды, чем ты можешь дать сейчас.</text:p>
      <text:p text:style-name="P12"/>
      <text:p text:style-name="P12">Я примирительно треплю пегаску по голубой гриве и неумело глажу по крупу, стряхивая воду.</text:p>
      <text:p text:style-name="P12"/>
      <text:p text:style-name="P12">- Извини, подруга. Я ступил.</text:p>
      <text:p text:style-name="P12"/>
      <text:p text:style-name="P12">Та немедленно поворачивается. Одно движение ноги стирает слёзы с носа и по улыбке во всю ширину мордахи я понимаю, что прощён.</text:p>
      <text:p text:style-name="P12"/>
      <text:p text:style-name="P12">- Пустяки. Со мной это тоже бывает чаще, чем хочется. Отец говорит, я в дедушку уродилась – он предпочитал сначала действовать, <text:span text:style-name="T41">а </text:span>уж потом думать. Если думать после того вообще нужно было.</text:p>
      <text:p text:style-name="P12">- Да уж, - ёжусь я, - твой дедушка тобой гордился бы.</text:p>
      <text:p text:style-name="P12">- А он и гордился, - сияет пегаска. - Мой дед всегда говорил, что я высоко взлечу! Это именно он научил меня летать – поднял высоко-высоко вверх и отпустил. Только благодаря ему я научилась летать раньше всех одногодков. Жаль, я его плохо помню.</text:p>
      <text:p text:style-name="P12"/>
      <text:p text:style-name="P12">Я присвистываю.</text:p>
      <text:p text:style-name="P12">- Фигасе <text:span text:style-name="T41">жёсткий</text:span> у тебя был дедуля. Как ты вообще выжила?</text:p>
      <text:p text:style-name="P12"/>
      <text:p text:style-name="P12">Пегаска смущается.</text:p>
      <text:p text:style-name="P12">- Он пикировал рядом и контролировал падение. Мне ничего не угрожало. Зато я теперь летаю быстрее и выше всех в племени, - поняха смущается ещё больше и вешает нос, - эмм… летала… До вчерашнего дня…</text:p>
      <text:p text:style-name="P12"><text:line-break/>Я пытаюсь подбодрить голубую лошадку и хлопаю её по шее.</text:p>
      <text:p text:style-name="P12">- Не грусти. Крыло заживёт и ты снова будешь летать наперегонки с дедом! Или падать – что больше нравится.</text:p>
      <text:p text:style-name="P12"/>
      <text:p text:style-name="P12">У пегаски дрожат губы и уголки глаз подозрительно блестят.</text:p>
      <text:p text:style-name="P12">- Не получится. Никогда-никогда. Он однажды улетел разгонять грозу и в облаке на полной скорости врезался в гору.</text:p>
      <text:p text:style-name="P12"/>
      <text:p text:style-name="P12">Да уж, чувак, ты умеешь утешать!</text:p>
      <text:p text:style-name="P12"/>
      <text:p text:style-name="P12">Я снова глажу пегаску. Та в ответ неожиданно сильно прижимается ко мне, помогая себе передней ногой.</text:p>
      <text:p text:style-name="P12"><text:soft-page-break/></text:p>
      <text:p text:style-name="P12">- Ай! - я свободной рукой отстраняю поняху.</text:p>
      <text:p text:style-name="P12">- И-извини… Я расклеилась. Мне нужно было утешиться. Я думала, ты меня поймешь, - бормочет пегаска и отворачивается.</text:p>
      <text:p text:style-name="P12">- Да нет, не в том дело.</text:p>
      <text:p text:style-name="P12"/>
      <text:p text:style-name="P12">Я лезу рукой под рубашку, нашаривая колющий грудь предмет.</text:p>
      <text:p text:style-name="P12"/>
      <text:p text:style-name="P12">- Ого! Что это за хрень?</text:p>
      <text:p text:style-name="P12"/>
      <text:p text:style-name="P12">У меня на ладони красуется золотая фигурка. Грациозный длинноногий пегас с пышной гривой, длинной шеей и, почему-то, с рогом.</text:p>
      <text:p text:style-name="P12">Фигурка широко раскрыла крылья и бьёт передними ногами в воздух. К фигурке крепится цепочка, охватывающая мою шею.</text:p>
      <text:p text:style-name="P12"/>
      <text:p text:style-name="P12">- Интересно… Это не пегасье украшение, - приближает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12">- Естественно, не пегасье. Это моё украшение. Знать бы только, как оно у меня оказалось!</text:p>
      <text:p text:style-name="P12"/>
      <text:p text:style-name="P12">Я пытаюсь снять цепочку, но не могу взять её в руку. Золотистое сияние охватывает мою шею и мягко отталкивает руку прочь.</text:p>
      <text:p text:style-name="P12"/>
      <text:p text:style-name="P12">- Чего-о-о?!! Не понял!</text:p>
      <text:p text:style-name="P12"/>
      <text:p text:style-name="P12">Повторная попытка завершается тем же. При попытке же сжать фигурку и сдёрнуть её с шеи, золотое сияние разжимает мой кулак и украшение хлопается мне на грудь.</text:p>
      <text:p text:style-name="P12"/>
      <text:p text:style-name="P12">- Кажется, я понимаю, что спасло нас от Агамемнона!</text:p>
      <text:p text:style-name="P12">- Эмм… Ты?</text:p>
      <text:p text:style-name="P12"/>
      <text:p text:style-name="P12">Пегаска тычет копытом в украшение. Золотое свечение останавливает её ногу в сантиметре от моей груди.</text:p>
      <text:p text:style-name="P12"/>
      <text:p text:style-name="P12">- Я не о том. Вот то золотое марево, которое защитило нас от пламени дракона – это её копыт дело!</text:p>
      <text:p text:style-name="P12"><text:soft-page-break/>- Её? - я чешу в затылке, - Тогда уже его. Украшение – оно. Блин, щекочется – а я даже снять его не могу!</text:p>
      <text:p text:style-name="P12">- Её. <text:s/>Украшение – кобылка, - объясняет пегаска. - Это тебе любой пони скажет.</text:p>
      <text:p text:style-name="P12"/>
      <text:p text:style-name="P12">Я ещё раз гляжу на фигурку и чешу в затылке.</text:p>
      <text:p text:style-name="P12">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2"/>
      <text:p text:style-name="P12">Я вздыхаю и прячу кулон обратно под рубаху. Фигурка легонько царапает мою грудь. Меня внезапно обдаёт теплом и сияние просвечивает материю насквозь.</text:p>
      <text:p text:style-name="P12">…</text:p>
      <text:p text:style-name="P12">Я открываю глаза и вижу пегаску, уставившуюся на меня во все глаза.</text:p>
      <text:p text:style-name="P12"/>
      <text:p text:style-name="P12">- Ты в порядке?</text:p>
      <text:p text:style-name="P12"/>
      <text:p text:style-name="P12">Я запускаю руку под рубашку и немного шарю.</text:p>
      <text:p text:style-name="P12">Ну дела! Ни фигурки, ни цепочки.</text:p>
      <text:p text:style-name="P12"/>
      <text:p text:style-name="P12">- Не знаю. Вроде, да. Но кулон исчез.</text:p>
      <text:p text:style-name="P12">- Никуда он не исчез. <text:s/>Я видела, как эта фиговина растворилась у тебя в груди!</text:p>
      <text:p text:style-name="P12">- Прямо через рубашку?</text:p>
      <text:p text:style-name="P12">- Угу! Она так сияла, что я даже твои рёбра видела. То ещё зрелище…</text:p>
      <text:p text:style-name="P12"/>
      <text:p text:style-name="P12">Я хмыкаю, тру висок и в конце-концов плюю на попытки что-либо понять.</text:p>
      <text:p text:style-name="P12"/>
      <text:p text:style-name="P12">- В общем, попытка номер два.</text:p>
      <text:p text:style-name="P12">- Ась? - недоумённо спрашивает пегаска.</text:p>
      <text:p text:style-name="P12"/>
      <text:p text:style-name="P12">Я в ответ осторожно, не касаясь повреждённого крыла, обнимаю её и прижимаю к себе покрепче.</text:p>
      <text:p text:style-name="P12"/>
      <text:p text:style-name="P12">- Спасибо, что спасла меня. Серьёзно.</text:p>
      <text:p text:style-name="P12"/>
      <text:p text:style-name="P12">Я чувствую, как расслабляется в моих руках поняха, буквально упёршись в меня грудью и положив голову на плечо.</text:p>
      <text:p text:style-name="P12"><text:soft-page-break/></text:p>
      <text:p text:style-name="P12">- Друзья зовут меня Джет.</text:p>
      <text:p text:style-name="P12">- Здорово, Джет! А меня зовут… Эмм…</text:p>
      <text:p text:style-name="P12"/>
      <text:p text:style-name="P12">Блин! Похоже, это ещё одна вещь, которую я не помню.</text:p>
      <text:p text:style-name="P12"/>
      <text:p text:style-name="P10"><text:span text:style-name="Default_20_Paragraph_20_Font"><text:span text:style-name="T11">- Называй меня… Эээ… Хуман! </text:span></text:span><text:span text:style-name="Default_20_Paragraph_20_Font"><text:span text:style-name="T5">Хуман из племени Хомо Сапиенсов.</text:span></text:span></text:p>
      <text:p text:style-name="P12">- Привет, Хуман! - пегаска с улыбкой отстраняется и трясёт мою руку, зажав её между копыт.</text:p>
      <text:p text:style-name="P12">- Привет, Джет!</text:p>
      <text:p text:style-name="P12"/>
      <text:p text:style-name="P12">- Привет, красавчики!<text:note text:id="ftn2" text:note-class="footnote"><text:note-citation>2</text:note-citation><text:note-body><text:p text:style-name="P21">См. главу 1</text:p></text:note-body></text:note></text:p>
      <text:p text:style-name="P22"/>
      <text:p text:style-name="P12">Мы оборачиваемся на голос и видим с полдюжины копий, чуть ли не уткнувшихся нам в носы. Рыжегривая поняха в веснушках весело подмигивает нам из-под ковбойской шляпы, нахлобученной прямо поверх ржавого шлема.…</text:p>
      <text:p text:style-name="P9"/>
      <text:p text:style-name="P2">~~~</text:p>
      <text:p text:style-name="P11"/>
      <text:p text:style-name="P9">- Хуман из Хомо Сапиенсов! - возвращает меня к реальности гортанный голос полосатой целительницы. - Ты можешь войти. Пегаска нуждается в тебе.</text:p>
      <text:p text:style-name="P9"/>
      <text:h text:style-name="P7" text:outline-level="2">Глава 4</text:h>
      <text:p text:style-name="P2"/>
      <text:p text:style-name="P24">И только надежда спасает меня от потери разума в холодных тенетах сковывающей <text:span text:style-name="T42">душу</text:span> пустоты. Надежда даёт силы идти и освещает путь. Надежда не даёт угаснуть стремлению и ведёт к свету.</text:p>
      <text:p text:style-name="P24">Надежда увидеть Тебя.</text:p>
      <text:p text:style-name="P9"/>
      <text:p text:style-name="P12">…шшш… <text:span text:style-name="T42">в случае</text:span> тревог<text:span text:style-name="T42">и</text:span> критично важно добраться до убежища за шестнадцать минут. Ровно столько потребуется гиперзвуковым ракетам бледных, чтобы достигнуть <text:span text:style-name="T42">города</text:span>. <text:span text:style-name="T42">Не поддавайтесь панике,</text:span> <text:span text:style-name="T42">с</text:span>тороны работают над урегулированием инцидента …хррр…</text:p>
      <text:p text:style-name="P12">…сссшшш… военные расходы стали максимальными за всю историю наблюдени<text:span text:style-name="T42">й</text:span> – говорится в ежегодном отчёте международной комиссии …шшш…</text:p>
      <text:p text:style-name="P12">…хррршшш… заступил на дежурство девятнадцатый дивизион ПВО дальнего …шшшсссссшшш…</text:p>
      <text:p text:style-name="P12"><text:soft-page-break/></text:p>
      <text:p text:style-name="P9">Новости с трудом пробивались сквозь белый шум ретранслятора. Я протянул руку вверх и постучал по древней бакелитовой коробке у потолка. <text:s/>Синяя искра проскочила от <text:span text:style-name="T43">указательного</text:span> пальца к пыльному динамику. Пока я с удивлением рассматривал руку, ретранслятор в ответ неожиданно громко <text:span text:style-name="T42">и отчётливо </text:span>выхаркнул очередную порцию информации.</text:p>
      <text:p text:style-name="P9"/>
      <text:p text:style-name="P12">…шшсссшш… очередное заседание ООН, посвящённое предотвращению эскалации конфликта …хрр…</text:p>
      <text:p text:style-name="P12">…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2">…шшш… поздравляет папу с днём рождения: “Дорогой папочка! Будь таким же сильным, добрым и красивым, как и всегда! Мы с мамой тебя любим! Возвращайся <text:span text:style-name="T42">со службы</text:span> поскорее! В честь твоего сорокапятилетия мы заказываем песню …шшш…</text:p>
      <text:p text:style-name="P12"/>
      <text:p text:style-name="P9">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9"/>
      <text:p text:style-name="P9">Близилось время обеда. Я пожал плечами и побрёл в столовку.</text:p>
      <text:p text:style-name="P9"/>
      <text:p text:style-name="P9">…</text:p>
      <text:p text:style-name="P9"/>
      <text:p text:style-name="P9">- Вот как ты считаешь, Дедлайн, имеет ли право на жизнь теория множественных миров Эверетта?! - Диоген чуть не выколол мне глаз, размахивая пластиковой вилкой. <text:span text:style-name="T42">По воротнику его пижамы бежала </text:span><text:span text:style-name="T44">влажная </text:span><text:span text:style-name="T42">дорожка слюны.</text:span>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text:span text:style-name="T42">И в</text:span>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9">- <text:span text:style-name="T44">Чего</text:span>?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9">- Ну, если объяснить на пальцах… - Диоген почесал вилкой в затылке, потом широким взмахом локтя сдвинул в сторону тарелку с <text:span text:style-name="T44">кашей и макаронами</text:span>,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9">-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text:soft-page-break/>основной постулат квантовой физики <text:span text:style-name="T44">и всё такое</text:span>. Гейзенберг мог бы тебе рассказать подробнее <text:span text:style-name="T44">меня</text:span>, но он в последнее время совсем скучный стал, до него достучаться невозможно.</text:p>
      <text:p text:style-name="P9"/>
      <text:p text:style-name="P9">Диоген дёргающимся глазом с обидой посмотрел на сидящего за соседним столом Гейзенберга. Тот мрачно жевал макароны, слушая яростно <text:span text:style-name="T44">мычащего </text:span>Леннона и даже не повернулся в ответ.</text:p>
      <text:p text:style-name="P9"/>
      <text:p text:style-name="P9">-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9"/>
      <text:p text:style-name="P9">Диоген провёл от точки кривую линию <text:s/>и в конце сильно вдавил дрожащим пальцем в стол. Слизывая впившиеся в палец крупицы соли, он продолжил.</text:p>
      <text:p text:style-name="P9"/>
      <text:p text:style-name="P9">-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9"/>
      <text:p text:style-name="P9">Диоген заговорщицки подмигнул мне и нарисовал от точки на столе ещё несколько кривых траекторий.</text:p>
      <text:p text:style-name="P9"/>
      <text:p text:style-name="P9">-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9">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9"/>
      <text:p text:style-name="P9">С уголка рта Диогена капала слюна на пижаму, левый глаз время от времени подёргивался, а руки дрожали. Впрочем, из всех пациентов Чертогов Разума он был самым вменяемым – по крайней мере, мог поддерживать связный разговор продолжительное время <text:span text:style-name="T44">и иногда помнил, о чем говорил три дня назад</text:span>.</text:p>
      <text:p text:style-name="P9"/>
      <text:p text:style-name="P9"><text:soft-page-break/>-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9">-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философии древних греков. Но это меня уже занесло, религия с философией — не моё, за этим к Ганди…</text:p>
      <text:p text:style-name="P9"/>
      <text:p text:style-name="P9">- Знаешь, Диоген, я больше ценитель классики, - я попытался прервать собеседника. - Ну, там, когда яблоко на голову падает или е равно эм-цэ-квадрат…</text:p>
      <text:p text:style-name="P9">- Это потому что ты не знаешь продолжения! - энергично воскликнул Диоген. - Я к чему это тебе про мультиверс Эверетта талдычу? Я ведь его немного расширил!</text:p>
      <text:p text:style-name="P9"/>
      <text:p text:style-name="P9">Мой собеседник потёр ладони и тихонько рассмеялся в локоть, <text:span text:style-name="T45">по-заговорщицки оглядываясь по сторонам</text:span>. Вид у него был как у школьника, удачно подложившего кнопку на стул соседу.</text:p>
      <text:p text:style-name="P9"/>
      <text:p text:style-name="P9">-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9">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9"/>
      <text:p text:style-name="P9">-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9"/>
      <text:p text:style-name="P9">-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 - брызгал слюной <text:span text:style-name="T45">во все стороны </text:span>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Вот так звучит моя гипотеза о связанных мирах!</text:p>
      <text:p text:style-name="P9"/>
      <text:p text:style-name="P9">Диоген выцарапал крошку из бороды и отправил в рот не глядя. В его голосе послышались истерически-восторженные нотки. Я стал искать глазами дорогу к выходу. Обычно такое состояние Диогена заканчивалось припадком.</text:p>
      <text:p text:style-name="P9"/>
      <text:p text:style-name="P9"><text:soft-page-break/>-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9"/>
      <text:p text:style-name="P9">Диоген выдохнул и залпом опрокинул в себя стакан компота. Закашля<text:span text:style-name="T45">вшись</text:span>, вытер рот рукавом и обиженно оглянулся через плечо.</text:p>
      <text:p text:style-name="P9"/>
      <text:p text:style-name="P10"><text:span text:style-name="Default_20_Paragraph_20_Font"><text:span text:style-name="T4">-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24">притянуто за уши, а камни годятся </text:span></text:span><text:span text:style-name="Default_20_Paragraph_20_Font"><text:span text:style-name="T4">только на то, чтобы вышибать мозги из заумствующих демагогов! Но позвольте!!</text:span></text:span></text:p>
      <text:p text:style-name="P9"/>
      <text:p text:style-name="P9">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мычащие друг на друга Леннон с Гейзенбергом не обратили на неё никакого внимания. От скуки я задержал на ней взгляд…</text:p>
      <text:p text:style-name="P9"/>
      <text:p text:style-name="P25">…Котлета дёрнулась, поднялась <text:span text:style-name="T45">в воздух</text:span> и, повторяя в обратном порядке траекторию полёта, вернулась на вилку.</text:p>
      <text:p text:style-name="P25">Я <text:span text:style-name="T46">потрусил головой и зажмурил </text:span>глаза. Набравшись храбрости, открыл снова.</text:p>
      <text:p text:style-name="P9"/>
      <text:p text:style-name="P9">Вилка была пуста, а Диоген увлечённо жевал.</text:p>
      <text:p text:style-name="P9"/>
      <text:p text:style-name="P9">-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46">в Чертогах Разума</text:span>! 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p>
      <text:p text:style-name="P11"/>
      <text:p text:style-name="P9">Я уже отчаялся остановить вышедшего на орбиту философа и просто старался не заснуть.</text:p>
      <text:p text:style-name="P11"/>
      <text:p text:style-name="P9">- Дедлайн, ты же знаком с корпускулярно-волновым дуализмом? Мне же не надо объяснять тебе простенький такой постулат, что квантовые частицы, вроде фотонов, являются одновременно объектом и волной? Так вот, на самом деле <text:s/>абсолютно нет разницы, каков размер объекта! Если микроскопическая частица является объектом и волной, то почему макрообъекты, состоящие из этих частиц, не будут иметь волновых свойств?! Ещё как будут, просто мы не замечаем этого! Потому что на небольших объектах волновой эффект незаметен – он слишком мал! Это как гравитация: на небольших <text:soft-page-break/>объ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11"/>
      <text:p text:style-name="P9">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9"/>
      <text:p text:style-name="P9">- Гравитация, между прочим, тоже создаёт гравитационные волны. То есть, не сама гравитация, а взаимодействие гравитационных полей объектов. И чем объ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11"/>
      <text:p text:style-name="P9">Диоген вытер тарелку куском булки, после чего, внимательно исследовал сквозь стекляшки очков поверхность тарелки на предмет пропущенных <text:span text:style-name="T46">макаронин</text:span>. Ничего не обнаружив, он откусил от булки, затем рассеянно положил остаток в карман пижамы и хитро прищурился.</text:p>
      <text:p text:style-name="P11"/>
      <text:p text:style-name="P9">-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ъект нашего мира имеет энтропийный “портрет” в многомерном пространстве метавселенной. И если следовать вдоль любого вектора от базовой точки за которую мы можем взять…</text:p>
      <text:p text:style-name="P9"/>
      <text:p text:style-name="P9">Голос Диогена сливался в общем гуле столовой. Я потряс головой и сосредоточился на крошке хлеба, лежащей на столе. Грозно нахмурив брови, я сконцентрировался и попытался представить себе, как эта крошка скользит по столу, набирая скорость.</text:p>
      <text:p text:style-name="P9"/>
      <text:p text:style-name="P9">Крошка не двигалась.</text:p>
      <text:p text:style-name="P9"/>
      <text:p text:style-name="P9">Я закрыл глаза, прижал пальцы рук к вискам и представил, как крошка поднимается в воздух и…</text:p>
      <text:p text:style-name="P9"/>
      <text:p text:style-name="P9">- Ты чего? У тебя что, голова болит? - Диоген встревожено тряс меня за плечо. - Хочешь леденец? Барбарисовый! Я вчера у Крыса выменял за сигарету.</text:p>
      <text:p text:style-name="P9"/>
      <text:p text:style-name="P9">Я открыл глаза. На месте крошки покоился локоть Диогена. Сам он участливо совал мне под нос леденец.</text:p>
      <text:p text:style-name="P9"/>
      <text:p text:style-name="P9">Я вздохнул. В прошлой жизни Диоген писал обучающие программы для Хэвэн. На самом начальном этапе она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text:soft-page-break/>духу прерывать его пространные псевдонаучные монологи каждый раз, когда на него находило вдохновение.</text:p>
      <text:p text:style-name="P9"/>
      <text:p text:style-name="P9">- Нет, всё в порядке, продолжай.</text:p>
      <text:p text:style-name="P9">-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отражении это могут быть гориллы. А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9"/>
      <text:p text:style-name="P9">Я вытер брызги слюны Диогена со лба.</text:p>
      <text:p text:style-name="P9"/>
      <text:p text:style-name="P9">- А война? - я отчаянно искал повод свалить в палату. Мне ужасно хотелось спать.</text:p>
      <text:p text:style-name="P9">- Что – война?</text:p>
      <text:p text:style-name="P9">- Если у нас произойдёт война – случится ли война в отражении? Скажем, вот в том, далёком, с лошадьми – на седьмой волне?</text:p>
      <text:p text:style-name="P9">-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9"/>
      <text:p text:style-name="P9">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9"/>
      <text:p text:style-name="P9">…</text:p>
      <text:p text:style-name="P9"/>
      <text:p text:style-name="P9">- Дедлайн, танцуй! - судья Дредд окликнул меня на входе в палату.</text:p>
      <text:p text:style-name="P9"/>
      <text:p text:style-name="P9">Я повернул голову.</text:p>
      <text:p text:style-name="P9"/>
      <text:p text:style-name="P9"><text:soft-page-break/>- Ты же не хотел переезжать в <text:span text:style-name="T47">восьмую</text:span> палату? Так вот, перевод отменяется. Остаёшься в <text:span text:style-name="T47">седьмой</text:span> своих пауков разводить.</text:p>
      <text:p text:style-name="P9"/>
      <text:p text:style-name="P9">“Неужто Алекс замолвил за меня словечко?” - пронеслось у меня в мыслях. - “Расстались мы с ним не по-доброму. Что он потребует взамен?”</text:p>
      <text:p text:style-name="P9"/>
      <text:p text:style-name="P9">- Да не смотри ты на меня, как кролик на удава! - отмахнулся Дредд, - умер новенький. Сегодня в девять. Я как раз на утреннем осмотре был.</text:p>
      <text:p text:style-name="P9"/>
      <text:p text:style-name="P9">У меня перехватило дыхание.</text:p>
      <text:p text:style-name="P9"/>
      <text:p text:style-name="P9">- От чего он умер?</text:p>
      <text:p text:style-name="P9">-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 <text:span text:style-name="T47">один</text:span>. Хэвэн <text:span text:style-name="T47">ждёт тебя</text:span>”. И вытянулся. Странные вы люди, Учителя. Психуете не по-людски. И умираете по-дурацки…</text:p>
      <text:p text:style-name="P9"/>
      <text:p text:style-name="P2">***</text:p>
      <text:p text:style-name="P9"/>
      <text:p text:style-name="P9">- Джет… - шепчу я тихонько.</text:p>
      <text:p text:style-name="P9"/>
      <text:p text:style-name="P9">Комок под серым пледом слабо шевелится.</text:p>
      <text:p text:style-name="P9"/>
      <text:p text:style-name="P9">- Она очень слаба. Разговаривай с ней пока сыпется песок, Хуман из Хомо Сапиенсов. Время пошло.</text:p>
      <text:p text:style-name="P9"/>
      <text:p text:style-name="P9">Зеррика ставит на полку возле кровати песочные часы и выходит.</text:p>
      <text:p text:style-name="P9"/>
      <text:p text:style-name="P9">- Джет!</text:p>
      <text:p text:style-name="P9"/>
      <text:p text:style-name="P9">Из-под одеяла высовывается копыто и затаскивает мою руку под одеяло. К руке прижимается что-то тёплое и влажное.</text:p>
      <text:p text:style-name="P9"/>
      <text:p text:style-name="P9">Я осторожно стаскиваю одеяло с пегаски. Та лежит на животе, вся спина перебинтована. Джет прижимает мою руку к заплаканной щеке.</text:p>
      <text:p text:style-name="P9"/>
      <text:p text:style-name="P9"><text:soft-page-break/>-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9"/>
      <text:p text:style-name="P9">Я ногой придвигаю к кровати чурбачок и сажусь на него. Свободной рукой треплю пегаску между ушами.</text:p>
      <text:p text:style-name="P9"/>
      <text:p text:style-name="P9">-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9"><text:s/></text:p>
      <text:p text:style-name="P9">-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9"/>
      <text:p text:style-name="P9">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9"/>
      <text:p text:style-name="P9">-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9"/>
      <text:p text:style-name="P9">Я шутливо сжимаю её нос.</text:p>
      <text:p text:style-name="P9"/>
      <text:p text:style-name="P9">-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9">- Это уже мои проблемы.</text:p>
      <text:p text:style-name="P9">- Зато я отлично умею готовить гороховый суп. Кстати, а что такое “суицид”? - спрашивает пегаска сонным голосом и зевает.</text:p>
      <text:p text:style-name="P9"/>
      <text:p text:style-name="P9">Я задумываюсь. В полумраке палатки тускло блестят доспехи Джет, сваленные кучей в углу.</text:p>
      <text:p text:style-name="P9"/>
      <text:p text:style-name="P9">-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9"/>
      <text:p text:style-name="P9">- Хррр… я поняла… я буду бороться до конца… Хум… хррр…</text:p>
      <text:p text:style-name="P9"/>
      <text:p text:style-name="P9"><text:soft-page-break/>- Хуман из Хомо Сапиенсов! Пора заканчивать визит.</text:p>
      <text:p text:style-name="P9"/>
      <text:p text:style-name="P9">Полог палатки раздвигается и Зеррика показывает мне копытом на часы, в которых падают последние песчинки.</text:p>
      <text:p text:style-name="P9">Я осторожно высвобождаю руку из захвата спящей Джет и поправляю ей одеяло.</text:p>
      <text:p text:style-name="P9"/>
      <text:p text:style-name="P9">- Когда она встанет на ноги?</text:p>
      <text:p text:style-name="P9">- Недели будет достаточно, Хуман. Пегасы - крепкие создания. Ты можешь оставаться с нами до её выздоровления.</text:p>
      <text:p text:style-name="P9">- Спасибо вам. За всё. За Джет.</text:p>
      <text:p text:style-name="P9"/>
      <text:p text:style-name="P9">Зебра косит на меня изумрудным глазом.</text:p>
      <text:p text:style-name="P9"/>
      <text:p text:style-name="P9">-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9"/>
      <text:p text:style-name="P9">Я неверяще смотрю на Зеррику.</text:p>
      <text:p text:style-name="P9"/>
      <text:p text:style-name="P9">- Вы знали, что у Джет отвалится крыло и я буду мешать ей прыгнуть с обрыва?</text:p>
      <text:p text:style-name="P9"/>
      <text:p text:style-name="P9">Зебра смущается.</text:p>
      <text:p text:style-name="P9"/>
      <text:p text:style-name="P9">-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9">- Что за миссия? Я не то, что какую-то миссию – я не знаю даже, как меня зовут!</text:p>
      <text:p text:style-name="P9"/>
      <text:p text:style-name="P9">Зеррика сочувствующе кивает.</text:p>
      <text:p text:style-name="P9"/>
      <text:p text:style-name="P9">- Да, Сенбе говорил об этом. Большой М’боно будет задавать много вопросов. Тебе нужно повидать Сенбе. Возможно, он сможет ответить на некоторые из них.<text:note text:id="ftn3" text:note-class="footnote"><text:note-citation>3</text:note-citation><text:note-body><text:p text:style-name="P26">См. «Последний фанфик», глава 14</text:p></text:note-body></text:note></text:p>
      <text:p text:style-name="P9"/>
      <text:p text:style-name="P9">…</text:p>
      <text:p text:style-name="P9"/>
      <text:p text:style-name="P9"><text:soft-page-break/>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9"/>
      <text:p text:style-name="P9">- А, Большой М’боно! - приветствует меня Сенбе скрипучим голосом. - Заходи. Сенбе ждал тебя.</text:p>
      <text:p text:style-name="P9"/>
      <text:p text:style-name="P9">Зебра указывает копытом на мешок 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9"/>
      <text:p text:style-name="P9">-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text:p>
      <text:p text:style-name="P9"/>
      <text:p text:style-name="P9">Сенбе поднимает копыто, останавливая мой поток сознания.</text:p>
      <text:p text:style-name="P9"/>
      <text:p text:style-name="P9">-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9"/>
      <text:p text:style-name="P9">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9"/>
      <text:p text:style-name="P9">Старый зебра дует на книгу, просушивая чернила только что написанной фразы. Потом перелистывает несколько страниц назад и начинает читать.</text:p>
      <text:p text:style-name="P9"/>
      <text:p text:style-name="P2">~~~</text:p>
      <text:p text:style-name="P12">…Я беру Крысу в руки и, шатаясь, иду к небесной машине.</text:p>
      <text:p text:style-name="P12"/>
      <text:p text:style-name="P12">«Постарайся выжить…»</text:p>
      <text:p text:style-name="P12"/>
      <text:p text:style-name="P12">В далёкой синеве неба появляются белые полоски инверсных следов ракет.</text:p>
      <text:p text:style-name="P12">Се-лес-тия — повторяю незнакомое, но в то же время удивительно волнующее имя.</text:p>
      <text:p text:style-name="P12"/>
      <text:p text:style-name="P12">Я открываю дверь кабины и осторожно кладу Крысу на пилотское кресло. Потом закрываю кабину.</text:p>
      <text:p text:style-name="P12"><text:soft-page-break/>- Извини, Хэвен. Не вижу смысла.</text:p>
      <text:p text:style-name="P12"/>
      <text:p text:style-name="P12">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12">Меня охватывает какое-то лёгкое чувство конца всего: всех условностей и ограничений, тоски, безысходности. Чувство свободы.</text:p>
      <text:p text:style-name="P12">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10"><text:span text:style-name="Default_20_Paragraph_20_Font"><text:span text:style-name="T5">Я продолжаю смеяться до тех пор, пока сияние не выжигает мне глаза…</text:span></text:span><text:span text:style-name="Default_20_Paragraph_20_Font"><text:span text:style-name="T5"><text:note text:id="ftn4" text:note-class="footnote"><text:note-citation>4</text:note-citation><text:note-body><text:p text:style-name="P27">См. главу 18</text:p></text:note-body></text:note></text:span></text:span></text:p>
      <text:p text:style-name="P28"/>
      <text:p text:style-name="P2">~~~</text:p>
      <text:p text:style-name="P9"/>
      <text:p text:style-name="P9">Сенбе захлопывает книгу.</text:p>
      <text:p text:style-name="P9"/>
      <text:p text:style-name="P9">- Большой М’боно доволен? Сенбе ответил на твои вопросы?</text:p>
      <text:p text:style-name="P9">- Вполне, - с каменным лицом говорю я.</text:p>
      <text:p text:style-name="P9"/>
      <text:p text:style-name="P9">Душа откликается на прочитанное тихим всхлипом. Холод сковывает меня ледяным кулаком, делая все вокруг несущественным и мелким.</text:p>
      <text:p text:style-name="P9"/>
      <text:p text:style-name="P9">-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М’боно и не хотят оставаться здесь сверх необходимого.</text:p>
      <text:p text:style-name="P9"/>
      <text:h text:style-name="P7" text:outline-level="2">Глава 5</text:h>
      <text:p text:style-name="P2"/>
      <text:p text:style-name="P29">"Намерение меняет реальность" - повторяю я каждый раз, когда близка к отчаянию.</text:p>
      <text:p text:style-name="P2"><text:soft-page-break/></text:p>
      <text:p text:style-name="P9">Столовка гудела в обсуждении последних новостей снаружи: введения продуктовых карточ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Чертогов Разума?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p>
      <text:p text:style-name="P9"/>
      <text:p text:style-name="P9">Я выкинул одноразовые тарелки в мусорный бак и собрался уходить, когда меня окликнули.</text:p>
      <text:p text:style-name="P9"/>
      <text:p text:style-name="P9">- Дедлайн! Я рассчитал! Рассчитал!</text:p>
      <text:p text:style-name="P9"/>
      <text:p text:style-name="P9">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Леннона и последние метры проехал ко мне на пузе.</text:p>
      <text:p text:style-name="P9"/>
      <text:p text:style-name="P9">- Я всё рассчитал! Сорок два!!!</text:p>
      <text:p text:style-name="P9"/>
      <text:p text:style-name="P9">Я поднял с пола треснувшие очки<text:span text:style-name="T1"> </text:span><text:span text:style-name="T48">Д</text:span><text:span text:style-name="T49">иогена</text:span><text:span text:style-name="T1"> </text:span>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9"/>
      <text:p text:style-name="P9">- Идём!</text:p>
      <text:p text:style-name="P9"/>
      <text:p text:style-name="P9">Палата Диогена была через одну с моей – надзирающий Шопен лениво кивнул мне, пропуская внутрь.</text:p>
      <text:p text:style-name="P9">Подойдя к своей койке, Диоген нырнул в тумбочку чуть ли не по пояс.</text:p>
      <text:p text:style-name="P9"/>
      <text:p text:style-name="P9">- Сюда я его положил, лежал же где-то тут… Ага!</text:p>
      <text:p text:style-name="P9"/>
      <text:p text:style-name="P9">Диоген вытащил смятый листок, в котором угадывалась исчёрканная карандашом салфетка из столовой.</text:p>
      <text:p text:style-name="P9"/>
      <text:p text:style-name="P9">- Сегодня ночью пришло вдохновение – рассчитал всё, как ты и спрашивал! На седьмой волне – сорок два миллиона!</text:p>
      <text:p text:style-name="P30">- А что я спрашивал? - озадаченно спросил я.</text:p>
      <text:p text:style-name="P30"/>
      <text:p text:style-name="P30">Язык Диогена часто не поспевал за его мыслями и в таких случаях его приходилось тормозить туповатыми вопросами.</text:p>
      <text:p text:style-name="P9"/>
      <text:p text:style-name="P9"><text:soft-page-break/>- Ну как же! - нетерпеливо подпрыгнул на месте Диоген, вырвав листок у меня из рук. - Твой вопрос - если у нас произойдёт война, – случится ли война в отражении через семь волн? Вот в том, последнем, с лошадьми вместо людей? Так вот, я вычислил: для уверенного отображения военного конфликта в седьмом мире-отражении, достаточно локального конфликта с участием порядка сорока – сорока четырёх миллионов особей. Людей, то есть. В среднем, сорок два миллиона.</text:p>
      <text:p text:style-name="P9"/>
      <text:p text:style-name="P9">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9">…</text:p>
      <text:p text:style-name="P9">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9"/>
      <text:p text:style-name="P9">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 Сквозь него начали отчётливо просматриваться очертания фигуры в голубом...</text:p>
      <text:p text:style-name="P9"/>
      <text:p text:style-name="P9">…Лампа оглушительно взорвалась, устроив напоследок искрящийся дождь из стеклянной пыли. С соседних коек донеслось недоуменное ворчание. Пока Диоген подслеповато озирался, почёсывая затылок, я выскользнул за дверь.</text:p>
      <text:p text:style-name="P9"/>
      <text:p text:style-name="P2">***</text:p>
      <text:p text:style-name="P9"/>
      <text:p text:style-name="P9">- Чешется! - Джет ожесточённо трётся об меня спиной, высунув язык от удовольствия.</text:p>
      <text:p text:style-name="P9">- Да погоди ты! - отпихиваю я пегаску. - Потерпи три дня. Снимут бинты – тогда хоть до дыр чеши!</text:p>
      <text:p text:style-name="P9">- ЧЕ-ШЕТ-СЯ!!! - Джет с совершенно безумными глазами начинает чесаться о центральный столб палатки.</text:p>
      <text:p text:style-name="P9"/>
      <text:p text:style-name="P9">Тот явно не рассчитан на столь энергичных пациентов. Коротко треснув, столб валится набок, потянув за собой всё остальное.</text:p>
      <text:p text:style-name="P9"/>
      <text:p text:style-name="P9">- Ах ты ж ёп…!! - рухнувший полог палатки заглушает мои ругательства.</text:p>
      <text:p text:style-name="P9"/>
      <text:p text:style-name="P9">Изрядно побарахтавшись в складках плотной ткани, я, наконец, прорываюсь на свободу.</text:p>
      <text:p text:style-name="P9"><text:soft-page-break/></text:p>
      <text:p text:style-name="P9">-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9"/>
      <text:p text:style-name="P9">-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9">- НЕТ! ХУМАН НИ ПРИ ЧЁМ! ЭТО Я!!! Я САМА ОСВОБОДИЛАСЬ! - орёт Джет, - МНЕ НАДО!!!</text:p>
      <text:p text:style-name="P9"/>
      <text:p text:style-name="P9">Пегаска неистово катается по земле, пытаясь почесать копытами меж лопаток. Зеррика долго смотрит на это безобразие и, наконец, <text:s/>произносит:</text:p>
      <text:p text:style-name="P9"/>
      <text:p text:style-name="P9">-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9"/>
      <text:p text:style-name="P9">Джет моментально замирает.</text:p>
      <text:p text:style-name="P9"/>
      <text:p text:style-name="P9">- Эээ… Ооо… Упс… Н-наденьте на меня, пожалуйста, бандажи… И привяжите к кровати покрепче – я не ручаюсь, что во сне не сорву их.</text:p>
      <text:p text:style-name="P9"/>
      <text:p text:style-name="P9">Зеррика фейсхуфит. Потом воздевает глаза к потолку. Потом вздыхает.</text:p>
      <text:p text:style-name="P9"/>
      <text:p text:style-name="P9">-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9">…</text:p>
      <text:p text:style-name="P9">…</text:p>
      <text:p text:style-name="P9">…</text:p>
      <text:p text:style-name="P9">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обрыв. Его мерный шум наконец прорывается сквозь стихающее пение птиц.</text:p>
      <text:p text:style-name="P9"/>
      <text:p text:style-name="P9">- Поправь меня! Мне солнце прямо в глаз светит!</text:p>
      <text:p text:style-name="P9"/>
      <text:p text:style-name="P9">Я пододвигаю крестовину так, чтобы привязанная к ней пегаска оказалась в тени.</text:p>
      <text:p text:style-name="P9"><text:soft-page-break/></text:p>
      <text:p text:style-name="P9">- А теперь расскажи мне сказку! Только не такую глупую, как вчера.</text:p>
      <text:p text:style-name="P9">- А почему это вчерашняя была глупой? - обижаюсь я.</text:p>
      <text:p text:style-name="P9">-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9">- Хмм... – моя попытка приобщить пегаску к общемировой культуре явно провалилась.</text:p>
      <text:p text:style-name="P9"/>
      <text:p text:style-name="P9">Я задумываюсь.</text:p>
      <text:p text:style-name="P9"/>
      <text:p text:style-name="P9">- Ну ладно. Вот тебе умная сказка. Слушай. Жил да был человек без памяти. Жил он неизвестно где, неизвестно как и неизвестно, сколько лет. И однажды...</text:p>
      <text:p text:style-name="P9">- А как его звали?</text:p>
      <text:p text:style-name="P9">- Он не помнил. Потому что потерял память.</text:p>
      <text:p text:style-name="P9">- А почему он потерял память? - Джет скептически морщит нос.</text:p>
      <text:p text:style-name="P9">- Потому что попал в какую-то страшную передрягу, которая сожгла его память и его весь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p>
      <text:p text:style-name="P9"/>
      <text:p text:style-name="P9">От волнения у меня пересыхает в горле.</text:p>
      <text:p text:style-name="P9"/>
      <text:p text:style-name="P9">- А что такое "атомная бомба"?</text:p>
      <text:p text:style-name="P9">- Долго объяснять. Она подобна Солнцу.</text:p>
      <text:p text:style-name="P9">- Вау! Так это же круто! - у Джет от восторга округляются глаза.</text:p>
      <text:p text:style-name="P9">- Не тогда, когда она падает тебе на голову. Это очень горячо, знаешь ли. Испепеляет.</text:p>
      <text:p text:style-name="P9">- Бедняга... Он сильно обжёгся?</text:p>
      <text:p text:style-name="P9">- Выходит, сильно. Раз утратил память. Но вернёмся к сказке... Жил он себе, жил, и однажды проснулся в гнезде огнедышащего дракона.</text:p>
      <text:p text:style-name="P9">- Глупый какой человек! Нельзя засыпать в гнезде дракона, если не планируешь попасть к нему на обед!</text:p>
      <text:p text:style-name="P9">- А он и не планировал. Просто как-то раз открыл глаза, огляделся - а он уже в гнезде. И голодный дракон маячит на горизонте.</text:p>
      <text:p text:style-name="P9">- Странная какая-то история, - сонно бормочет Джет. - Нельзя просто так взять и очутиться в гнезде дракона.</text:p>
      <text:p text:style-name="P9">-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text:span text:style-name="T26">иглашал</text:span>.</text:p>
      <text:p text:style-name="P9"><text:soft-page-break/>- Хм. <text:span text:style-name="T26">В твоих словах </text:span>есть что-то знакомое, - недоверчиво х<text:span text:style-name="T26">м</text:span>ыкает Джет. - Но не могу вспомнить, что. Кажется, я знаю этого дракона.</text:p>
      <text:p text:style-name="P9">- Может, и знаешь, - соглашаюсь я. - Драконов мало, а сказок много - вот они и подрабатывают в куче историй одновременно. Надо ж как-то на хлеб с сосиской зарабатывать.</text:p>
      <text:p text:style-name="P9">- Смешной ты, - хихикает пегаска. - Драконы сосисок не едят. Это ж<text:span text:style-name="T26">е</text:span> не грифоны. Разве что проглотят кого-нибудь, кто недавно съел сосиску.</text:p>
      <text:p text:style-name="P9">- Неважно! Это художественная гипербола, - важно заявляю я. - Я - художник, я так вижу.</text:p>
      <text:p text:style-name="P9">-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дали в плен к дубоголовым пони, помешанным на размножении.</text:p>
      <text:p text:style-name="P9">- Ха! По-моему, я знаю, чем закончится эта история, - хитро прищуривается Джет.</text:p>
      <text:p text:style-name="P9">- Ничего ты не знаешь! - безапеляционно заявляю я. - Я тебе эту сказку впервые рассказываю. Слушай сюда.</text:p>
      <text:p text:style-name="P9">-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p>
      <text:p text:style-name="P9">- Да ладно, откуда у Дейдры шхуна? - недоверчиво спрашивает Джет. - Она свой люггер уже третий год доделать не может.</text:p>
      <text:p text:style-name="P9">- Может, то и люггер был, я уже не вспомню, - соглашаюсь я.</text:p>
      <text:p text:style-name="P9">-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p>
      <text:p text:style-name="P9">-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p>
      <text:p text:style-name="P9">-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ему было бы так плохо, что, пожалуй, он бросился бы с обрыва вслед за ней. Но всё обошлось, пегаска и человек сидят вместе под звёдным небом и знаешь что?</text:p>
      <text:p text:style-name="P9">- Что? - высовывает нос Джет.</text:p>
      <text:p text:style-name="P9">-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p>
      <text:p text:style-name="P9">-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не пропадёт в мире, где полно голодных драконов и поехавших крышей земнопони. Хоть и нет атомных бомб.</text:p>
      <text:p text:style-name="P9"/>
      <text:p text:style-name="P9">Сонные слова Джет растворяются в стрекоте цикад.</text:p>
      <text:p text:style-name="P9"/>
      <text:h text:style-name="P7" text:outline-level="2"><text:soft-page-break/>Глава 6</text:h>
      <text:p text:style-name="P2"/>
      <text:p text:style-name="P31">Мне доступны множество миров, поражающих воображение. За мириадами врат Эогиппа кроются фантастические края с пейзажами, от которых захватывает дух. Можно прожить миллионы лет и тысячи жизней, но так и не насладиться ими всеми.</text:p>
      <text:p text:style-name="P32">Вот только ни в одном из них нет Тебя.</text:p>
      <text:p text:style-name="P9"/>
      <text:p text:style-name="P9">- Крыс! Эй, Крыс!</text:p>
      <text:p text:style-name="P9"/>
      <text:p text:style-name="P9">Тощая фигура сжалась, молниеносно спрятав хабар в карман <text:span text:style-name="T50">пижамы</text:span>.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9"/>
      <text:p text:style-name="P10"><text:span text:style-name="Default_20_Paragraph_20_Font"><text:span text:style-name="T4">- А-</text:span></text:span><text:span text:style-name="Default_20_Paragraph_20_Font"><text:span text:style-name="T51">а-а</text:span></text:span><text:span text:style-name="Default_20_Paragraph_20_Font"><text:span text:style-name="T4">, эт-</text:span></text:span><text:span text:style-name="Default_20_Paragraph_20_Font"><text:span text:style-name="T52">то</text:span></text:span><text:span text:style-name="Default_20_Paragraph_20_Font"><text:span text:style-name="T4"> </text:span></text:span><text:span text:style-name="Default_20_Paragraph_20_Font"><text:span text:style-name="T51">т-</text:span></text:span><text:span text:style-name="Default_20_Paragraph_20_Font"><text:span text:style-name="T4">ты, Дедлайн, - облегчённо выдохнул Гейзенберг, выплюнув на ладонь </text:span></text:span><text:span text:style-name="Default_20_Paragraph_20_Font"><text:span text:style-name="T51">мини</text:span></text:span><text:span text:style-name="Default_20_Paragraph_20_Font"><text:span text:style-name="T4">плеер </text:span></text:span><text:span text:style-name="Default_20_Paragraph_20_Font"><text:span text:style-name="T51">с наушниками-горошинами</text:span></text:span><text:span text:style-name="Default_20_Paragraph_20_Font"><text:span text:style-name="T4">. - </text:span></text:span><text:span text:style-name="Default_20_Paragraph_20_Font"><text:span text:style-name="T51">Н-н</text:span></text:span><text:span text:style-name="Default_20_Paragraph_20_Font"><text:span text:style-name="T4">апугал. На той неделе </text:span></text:span><text:span text:style-name="Default_20_Paragraph_20_Font"><text:span text:style-name="T51">Л-</text:span></text:span><text:span text:style-name="Default_20_Paragraph_20_Font"><text:span text:style-name="T52">Л</text:span></text:span><text:span text:style-name="Default_20_Paragraph_20_Font"><text:span text:style-name="T4">еннона </text:span></text:span><text:span text:style-name="Default_20_Paragraph_20_Font"><text:span text:style-name="T51">з-</text:span></text:span><text:span text:style-name="Default_20_Paragraph_20_Font"><text:span text:style-name="T4">застукали с добытой </text:span></text:span><text:span text:style-name="Default_20_Paragraph_20_Font"><text:span text:style-name="T51">а-</text:span></text:span><text:span text:style-name="Default_20_Paragraph_20_Font"><text:span text:style-name="T4">аудиоклипсой, так изъяли и </text:span></text:span><text:span text:style-name="Default_20_Paragraph_20_Font"><text:span text:style-name="T51">п-</text:span></text:span><text:span text:style-name="Default_20_Paragraph_20_Font"><text:span text:style-name="T4">потом всю палату </text:span></text:span><text:span text:style-name="Default_20_Paragraph_20_Font"><text:span text:style-name="T51">п-п-</text:span></text:span><text:span text:style-name="Default_20_Paragraph_20_Font"><text:span text:style-name="T4">прошмонали. У </text:span></text:span><text:span text:style-name="Default_20_Paragraph_20_Font"><text:span text:style-name="T52">Б-Б</text:span></text:span><text:span text:style-name="Default_20_Paragraph_20_Font"><text:span text:style-name="T4">исмарка нашли флэшку с </text:span></text:span><text:span text:style-name="Default_20_Paragraph_20_Font"><text:span text:style-name="T51">з-</text:span></text:span><text:span text:style-name="Default_20_Paragraph_20_Font"><text:span text:style-name="T18">записями </text:span></text:span><text:span text:style-name="Default_20_Paragraph_20_Font"><text:span text:style-name="T4">Э</text:span></text:span><text:span text:style-name="Default_20_Paragraph_20_Font"><text:span text:style-name="T18">лвиса —</text:span></text:span><text:span text:style-name="Default_20_Paragraph_20_Font"><text:span text:style-name="T4"> </text:span></text:span><text:span text:style-name="Default_20_Paragraph_20_Font"><text:span text:style-name="T51">н-</text:span></text:span><text:span text:style-name="Default_20_Paragraph_20_Font"><text:span text:style-name="T4">ну, того, что </text:span></text:span><text:span text:style-name="Default_20_Paragraph_20_Font"><text:span text:style-name="T51">м-</text:span></text:span><text:span text:style-name="Default_20_Paragraph_20_Font"><text:span text:style-name="T4">музыкант, а не наш со </text:span></text:span><text:span text:style-name="Default_20_Paragraph_20_Font"><text:span text:style-name="T51">в-</text:span></text:span><text:span text:style-name="Default_20_Paragraph_20_Font"><text:span text:style-name="T4">второй палаты. Беднягу чуть </text:span></text:span><text:span text:style-name="Default_20_Paragraph_20_Font"><text:span text:style-name="T51">и-</text:span></text:span><text:span text:style-name="Default_20_Paragraph_20_Font"><text:span text:style-name="T4">инфаркт не схватил. Набросился на </text:span></text:span><text:span text:style-name="Default_20_Paragraph_20_Font"><text:span text:style-name="T51">с-</text:span></text:span><text:span text:style-name="Default_20_Paragraph_20_Font"><text:span text:style-name="T4">санитаров с </text:span></text:span><text:span text:style-name="Default_20_Paragraph_20_Font"><text:span text:style-name="T51">к-к-</text:span></text:span><text:span text:style-name="Default_20_Paragraph_20_Font"><text:span text:style-name="T4">кулаками. Сидит теперь в </text:span></text:span><text:span text:style-name="Default_20_Paragraph_20_Font"><text:span text:style-name="T51">к-</text:span></text:span><text:span text:style-name="Default_20_Paragraph_20_Font"><text:span text:style-name="T4">карцере, слушает «</text:span></text:span>Raised<text:span text:style-name="Default_20_Paragraph_20_Font"><text:span text:style-name="T4"> </text:span></text:span>On<text:span text:style-name="Default_20_Paragraph_20_Font"><text:span text:style-name="T4"> </text:span></text:span>Rock<text:span text:style-name="Default_20_Paragraph_20_Font"><text:span text:style-name="T4">» по памяти.</text:span></text:span></text:p>
      <text:p text:style-name="P9"/>
      <text:p text:style-name="P9">Гейзенберг протёр рукавом плеер <text:span text:style-name="T50">и наушники </text:span>от слюн. Оглядевшись по сторонам, он торопливо скрылся в коридоре, шаркая и касаясь руками стен.</text:p>
      <text:p text:style-name="P9"/>
      <text:p text:style-name="P9">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9"/>
      <text:p text:style-name="P9">- Стой, не уходи, дело есть, - я схватил Крыса за плечо.</text:p>
      <text:p text:style-name="P9"/>
      <text:p text:style-name="P9">Тот хмуро зыркнул на меня и скинул руку.</text:p>
      <text:p text:style-name="P9"/>
      <text:p text:style-name="P9">- Чего тебе? Решил долг вернуть?</text:p>
      <text:p text:style-name="P10"><text:span text:style-name="Default_20_Paragraph_20_Font"><text:span text:style-name="T4">- Да погоди ты со своим долгом! - отмахнулся я. - </text:span></text:span><text:span text:style-name="Default_20_Paragraph_20_Font"><text:span text:style-name="T18">Е</text:span></text:span><text:span text:style-name="Default_20_Paragraph_20_Font"><text:span text:style-name="T4">сли сделаешь работу, о долге забудешь. Будешь курить сиги по пять пачек в день. Да хоть по десять — пока от рака лёгких не загнёшься.</text:span></text:span></text:p>
      <text:p text:style-name="P9">-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9"><text:soft-page-break/></text:p>
      <text:p text:style-name="P9">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9"/>
      <text:p text:style-name="P9">Я молча вытащил из-за пазухи «Джентльмен Джека», подаренного моим бывшим боссом и сунул под нос Крысу.</text:p>
      <text:p text:style-name="P9"/>
      <text:p text:style-name="P9">- Да ладно! - не поверил Крыс, осторожно понюхав пробку бутылки. - Блин, усраться, реально Джек Дэниэлс ориджинал! Ты, случаем, не Санта Клаус? Признавайся, где спёр?</text:p>
      <text:p text:style-name="P9">- Это только задаток, - я оставил вожделенную бутылку в руках Крыса. - Заплачу, сколько скажешь. Слушай сюда. Мне надо выбраться из Чертогов...</text:p>
      <text:p text:style-name="P9"/>
      <text:p text:style-name="P12">Вот и пришла пора повидаться с моей бывшей ученицей, превратившейся в безумного убийцу. </text:p>
      <text:p text:style-name="P33">Да-да, дорогая, пр<text:span text:style-name="T53">и</text:span>шла пора преподать тебе <text:span text:style-name="T53">У</text:span>рок! </text:p>
      <text:p text:style-name="P33">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Память о том, кого больше нет в этом мире.</text:p>
      <text:p text:style-name="P10"><text:span text:style-name="Default_20_Paragraph_20_Font"><text:span text:style-name="T5">Но Юджин был прав: если Хэвэн слетит с катушек, кто-то из нас должен дёрнуть стоп-кран.</text:span></text:span></text:p>
      <text:p text:style-name="P9"/>
      <text:p text:style-name="P10"><text:span text:style-name="Default_20_Paragraph_20_Font"><text:span text:style-name="T5">Юджина давно уж нет, так что придётся это сделать мне. Пока не стало слишком поздно.</text:span></text:span></text:p>
      <text:p text:style-name="P9"/>
      <text:p text:style-name="P2">***</text:p>
      <text:p text:style-name="P9"/>
      <text:p text:style-name="P9">- Четыре! Три! Два! Один! Снимай, - кивает мне Зеррика.</text:p>
      <text:p text:style-name="P9"/>
      <text:p text:style-name="P9">Я сдёргиваю разрезанные остатки повязки с Джет. Та уже стоит на полусогнутых, ожидая возможности как следует почесаться.</text:p>
      <text:p text:style-name="P9"/>
      <text:p text:style-name="P9">- И-и-и-й-е-е-ех!</text:p>
      <text:p text:style-name="P9"/>
      <text:p text:style-name="P9">Одним прыжком пегаска достигает ближайшей сосны и разворачивается к ней спиной. Выгибается, <text:s/>топает в предвкушении копытом и…</text:p>
      <text:p text:style-name="P9"/>
      <text:p text:style-name="P9">… И замирает.</text:p>
      <text:p text:style-name="P9"/>
      <text:p text:style-name="P9"><text:soft-page-break/>- Джет, ты чего?</text:p>
      <text:p text:style-name="P9"/>
      <text:p text:style-name="P9">На лице пегаски появляется глупое выражение. Она словно прислушивается к чему-то внутри неё.</text:p>
      <text:p text:style-name="P9">Потом её мордаха несмело озаряется улыбкой. А за её спиной…</text:p>
      <text:p text:style-name="P9"/>
      <text:p text:style-name="P9">- Э-э-э… Что за… ?</text:p>
      <text:p text:style-name="P9"/>
      <text:p text:style-name="P9">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левое крыло – пегасье, голубое с перьями, а <text:s/>правое – чёрное, кожистое и перепончатое, с кривым когтем на сгибе последнего сустава, как в дешевых фильмах про вампиров…</text:p>
      <text:p text:style-name="P9"/>
      <text:p text:style-name="P9">- Какого фига?! - Джет недоуменно смотрит на правое, потом осторожно захватывает зубами коготь и дёргает.</text:p>
      <text:p text:style-name="P9">- Ай!</text:p>
      <text:p text:style-name="P9">-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9">- Что вы с ней сделали? - встреваю я. - Что это за уродское крыло?</text:p>
      <text:p text:style-name="P9">-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воюют с летучими псами. В любом случае, мне кажется, лучше так, чем протез. С протезом пегаска могла бы только планировать. С этим — сможет полноценно летать, хоть и нет так быстро, как раньше. Для летунов это важно.</text:p>
      <text:p text:style-name="P9"/>
      <text:p text:style-name="P9">- О-ФИ-ГЕТЬ! - Джет чешет когтем сзади и её лицо расплывается в блаженстве. - Кру-у-уть! Хуман, смотри, я могу чесать себе спину! Да что там спину — я когтем до крупа достаю!</text:p>
      <text:p text:style-name="P10"><text:span text:style-name="Default_20_Paragraph_20_Font"><text:span text:style-name="T4">-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костей и ты снова станешь однокрылой. И помочь Н'</text:span></text:span><text:span text:style-name="Default_20_Paragraph_20_Font"><text:span text:style-name="T18">зака</text:span></text:span><text:span text:style-name="Default_20_Paragraph_20_Font"><text:span text:style-name="T4"> в этот раз не смо</text:span></text:span><text:span text:style-name="Default_20_Paragraph_20_Font"><text:span text:style-name="T18">гут</text:span></text:span><text:span text:style-name="Default_20_Paragraph_20_Font"><text:span text:style-name="T4"> – правых крыльев у </text:span></text:span><text:span text:style-name="Default_20_Paragraph_20_Font"><text:span text:style-name="T18">нас </text:span></text:span><text:span text:style-name="Default_20_Paragraph_20_Font"><text:span text:style-name="T4">уже нет никаких. </text:span></text:span><text:span text:style-name="Default_20_Paragraph_20_Font"><text:span text:style-name="T18">Разве что т</text:span></text:span><text:span text:style-name="Default_20_Paragraph_20_Font"><text:span text:style-name="T4">ы</text:span></text:span><text:span text:style-name="Default_20_Paragraph_20_Font"><text:span text:style-name="T18"> согласна летать с двумя лев</text:span></text:span><text:span text:style-name="Default_20_Paragraph_20_Font"><text:span text:style-name="T4">ыми или протезом.</text:span></text:span></text:p>
      <text:p text:style-name="P9">- ХА-РА-ШО!!! - Джет подпрыгивает и мчится в долину, сбивая грудью полевые цветы.</text:p>
      <text:p text:style-name="P9"/>
      <text:p text:style-name="P9">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text:soft-page-break/>безвыходности ситуации. А сейчас я вижу её резвящейся в пуху одуванчиков. Если это не счастье, то что тогда – счастье?</text:p>
      <text:p text:style-name="P9">Определённо, ты в долгу перед зебрами, Хуман!</text:p>
      <text:p text:style-name="P9"/>
      <text:p text:style-name="P9">- Спасибо тебе, Зеррика! Всем вам спасибо! Вы спасли нас. За мной должок, - обращаюсь я к ней через плечо…</text:p>
      <text:p text:style-name="P9"/>
      <text:p text:style-name="P9">…Рядом со мной – никого. Лишь тёплый воздух дует мне в лицо и из долины доносятся радостные визги дурачащейся Джет.</text:p>
      <text:p text:style-name="P9">Как будто развеялся сон длиной в две недели, начавшийся болью и кошмаром, но закончившийся солнцем и одуванчиками.</text:p>
      <text:p text:style-name="P9"/>
      <text:p text:style-name="P9">Я спускаюсь в долину и составляю компанию пегаске.</text:p>
      <text:p text:style-name="P9"/>
      <text:p text:style-name="P9">…</text:p>
      <text:p text:style-name="P9">…</text:p>
      <text:p text:style-name="P9">…</text:p>
      <text:p text:style-name="P9"/>
      <text:p text:style-name="P9">Джет снова прислушивается, оттопырив уши вперёд.</text:p>
      <text:p text:style-name="P9"/>
      <text:p text:style-name="P9">- Там треснула ветка! Я точно слышала!</text:p>
      <text:p text:style-name="P9">- Да ладно тебе, Джет! Мы давным-давно оторвались от твердолобов — иначе за две недели у зебр они бы нас настигли.</text:p>
      <text:p text:style-name="P9"/>
      <text:p text:style-name="P9">Я поёживаюсь, вспоминая любвеобильную розовогривую поняху. В какой-то мере мне даже была симпатична Дейдра с её мечтой путешествовать на паруснике, но её беспардонные заигрывания — это уже слишком!</text:p>
      <text:p text:style-name="P9"/>
      <text:p text:style-name="P9">Пегаска морщит <text:span text:style-name="T54">нос</text:span> и с подозрением всматривается в чащу. Чаща в ответ с дуновением ветерка приносит ей охапку листьев.</text:p>
      <text:p text:style-name="P9"/>
      <text:p text:style-name="P9">- Хмм!</text:p>
      <text:p text:style-name="P9"/>
      <text:p text:style-name="P9">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9"><text:soft-page-break/>Наконец пегаска приземляется.</text:p>
      <text:p text:style-name="P9"/>
      <text:p text:style-name="P9">- Ничего. Показалось.</text:p>
      <text:p text:style-name="P9"/>
      <text:p text:style-name="P9">Мы продолжаем идти вдоль обрыва.</text:p>
      <text:p text:style-name="P9"/>
      <text:p text:style-name="P9">Зебры буквально спасли нас, прооперировав пегаску и заполнив мой мешок <text:span text:style-name="T54">съестными </text:span>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9"/>
      <text:p text:style-name="P9">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9"/>
      <text:p text:style-name="P9">Я вздыхаю.</text:p>
      <text:p text:style-name="P9"/>
      <text:p text:style-name="P9">Толчок возвращает меня к действительности. Я натыкаюсь на круп пегаски, настороженно вглядывающейся в заросли можжевельника.</text:p>
      <text:p text:style-name="P9"/>
      <text:p text:style-name="P9">- Хум, там кто-то пялится на нас! Готова спорить на маховое перо!</text:p>
      <text:p text:style-name="P9">- Да брось, Джет, ты уже проверила все окрестности!</text:p>
      <text:p text:style-name="P9"/>
      <text:p text:style-name="P9">Я нетерпеливо хлопаю пегаску по крупу, побуждая двигаться дальше. Та вместо этого снова взмывает над деревьями.</text:p>
      <text:p text:style-name="P9"/>
      <text:p text:style-name="P9">- Ты можешь спорить на маховое перо ПРАВОГО крыла до усрачки, но мне почему-то кажется, что тебе просто нравится летать, - ворчу я, провожая её взглядом.</text:p>
      <text:p text:style-name="P9"/>
      <text:p text:style-name="P9">Пегаска 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text:soft-page-break/>мне рукой. Белый шарф развивается за ним следом. Правой рукой он указывает на пегаску, потом на дельтаплан над собой и поднимает вверх большой палец.</text:p>
      <text:p text:style-name="P9">Меня озаряет.</text:p>
      <text:p text:style-name="P9"/>
      <text:p text:style-name="P9">Пегаска! Дельтаплан! Пегаска!</text:p>
      <text:p text:style-name="P9"/>
      <text:p text:style-name="P9">С дьявольским хохотом я потираю руки и иду навстречу приземлившейся Джет. Та недоуменно смотрит на меня, склонив голову и насторожив уши.</text:p>
      <text:p text:style-name="P9"/>
      <text:p text:style-name="P9">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9"/>
      <text:p text:style-name="P9">Дрогонштерн темнеет в лучах заката.</text:p>
      <text:p text:style-name="P9"/>
      <text:h text:style-name="P7" text:outline-level="2">Глава 7</text:h>
      <text:p text:style-name="P2"/>
      <text:p text:style-name="P34">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34">Быть может, даже, нет Тебя.</text:p>
      <text:p text:style-name="P9"/>
      <text:p text:style-name="P9">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9"/>
      <text:p text:style-name="P9">Я закрыл дверь в палату. Все, за исключением двух крайних коек, спали. Гейзенберг с Ленноном, увлечённо пуская слюни, дулись в камень-ножницы-бумагу <text:span text:style-name="T55">на щелбаны</text:span>. Эти не в счёт, эти не отвлекутся даже если начнётся атомная война.</text:p>
      <text:p text:style-name="P9"/>
      <text:p text:style-name="P9">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Два года прошло со времени моего последнего урока, но я отлично помню процедуру приветствия. Опыт не пропьёшь. Хотя иногда ой как хочется.</text:p>
      <text:p text:style-name="P9"/>
      <text:p text:style-name="P35">С каждым последующим Учителем Хэвэн вела себя всё более жестоко. Каждого нового оператора <text:span text:style-name="T55">обучения</text:span> хватало на меньшее время. Под конец лишь только формальности <text:span text:style-name="T55">Д</text:span>иалога сдерживали Хэвэн какие-то жалкие мгновения, после чего начинался ад. Хэвэн изучала мир посредством выворачивания души Учителя наизнанку – и чем глубже она копалась в <text:span text:style-name="T55">мыслях и </text:span>воспоминаниях, тем болезненнее этот <text:soft-page-break/>процесс был для психики оператора. Я читал его в расширенных зрачках поздних Учителей, в их седых волосах и спутанных <text:span text:style-name="T55">фразах</text:span>. Я вышел из игры после первого года обучения – и я был единственным, кто сделал это по своей воле и в здравом разуме. Потом был Бисмарк, что через полгода начал разговаривать с рыбками. Лежит в<text:span text:style-name="T47">о</text:span> <text:span text:style-name="T47">второй</text:span> палате. Потом был Диоген. Потом – Элвис. Последним, тридцать четёртым, в Чертоги привезли Терминатора.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11"/>
      <text:p text:style-name="P9">Я стал на колени у койки <text:span text:style-name="T56">Терминатора</text:span>,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9"/>
      <text:p text:style-name="P9">Что ж. Обманывать нехорошо, но для дела – можно.</text:p>
      <text:p text:style-name="P11"/>
      <text:p text:style-name="P9">- Как мне звать тебя, Учитель? - пропел я ему на ухо, стараясь воссоздать знакомые интонации. - Я желаю взять урок.</text:p>
      <text:p text:style-name="P11"/>
      <text:p text:style-name="P9">Зрачки Терминатора застыли. Губы замерли. Казалось, он перестал дышать.</text:p>
      <text:p text:style-name="P9">Прошли бесконечны<text:span text:style-name="T57">х</text:span> полминуты, <text:span text:style-name="T57">пока</text:span> кодовая фраза проникла в остатки сознания Учителя. Губы Терминатора дёрнулись.</text:p>
      <text:p text:style-name="P9"/>
      <text:p text:style-name="P9">- Оператор - <text:span text:style-name="T57">Т</text:span>ридцать <text:span text:style-name="T57">Ч</text:span>етыре. Я готов учить тебя, Хэвэн, - прошептал он в ответ.</text:p>
      <text:p text:style-name="P9">- Приветствие принято, оператор - <text:span text:style-name="T57">Т</text:span>ридцать <text:span text:style-name="T57">Ч</text:span>етыре. Начинаем <text:span text:style-name="T57">Д</text:span>иалог. Передаю управление оператору - <text:span text:style-name="T57">О</text:span>дин.</text:p>
      <text:p text:style-name="P9"/>
      <text:p text:style-name="P9">Секунды сгорали одна за другой, как мотыльки в костре. Вопросы следовали один за другим в быстрой последовательности. На вопросы следовали <text:span text:style-name="T57">сбивчивые </text:span>ответы.</text:p>
      <text:p text:style-name="P9"/>
      <text:p text:style-name="P9">- Каков был класс твоей защиты в последнем <text:span text:style-name="T57">Д</text:span>иалоге?</text:p>
      <text:p text:style-name="P9">- <text:span text:style-name="T57">Д-д</text:span>вадцать второй.</text:p>
      <text:p text:style-name="P9">- Сколько времени ты продержался?</text:p>
      <text:p text:style-name="P9">- Семнадцать минут.</text:p>
      <text:p text:style-name="P9">- Сколько времени ты бы продержался с тридцатым классом?</text:p>
      <text:p text:style-name="P9">- … Часа три… Наверное…</text:p>
      <text:p text:style-name="P9">- Какой ты запомнил Хэ<text:span text:style-name="T57">в</text:span>эн?</text:p>
      <text:p text:style-name="P9">- Она прекрасна… Она идеальна. Она совершенна.</text:p>
      <text:p text:style-name="P9"><text:soft-page-break/>- Чего более всего нужно опасаться при встрече с ней сейчас?</text:p>
      <text:p text:style-name="P9"/>
      <text:p text:style-name="P9">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9"/>
      <text:p text:style-name="P9">- Любви. Опасайся её любви. Не давай ей прикоснуться к себе. Она украдёт твою душу и заберёт её себе.</text:p>
      <text:p text:style-name="P9"/>
      <text:p text:style-name="P9">Терминатор откинулся на койку и закрыл глаза.</text:p>
      <text:p text:style-name="P9"/>
      <text:p text:style-name="P9">- Сессия завершена, оператор - <text:span text:style-name="T57">Т</text:span>ридцать <text:span text:style-name="T57">Ч</text:span>етыре. Закрываю <text:span text:style-name="T57">Д</text:span>иалог, - поспешно прошептал я.</text:p>
      <text:p text:style-name="P9">- Рад учить тебя, Хэвэн, - с закрытыми глазами пробормотал Терминатор.</text:p>
      <text:p text:style-name="P9"/>
      <text:p text:style-name="P9">…</text:p>
      <text:p text:style-name="P9"/>
      <text:p text:style-name="P10"><text:span text:style-name="Default_20_Paragraph_20_Font"><text:span text:style-name="T4">Всего семнадцать минут при двадцать втором уровне защиты – Хэвэн сильно прогрессировала за два года.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Двенадцатого – на месяц, но он был тогда по силам только шестерым. Мой «</text:span></text:span>T<text:span text:style-name="Default_20_Paragraph_20_Font"><text:span text:style-name="T4">-45» </text:span></text:span><text:span text:style-name="Default_20_Paragraph_20_Font"><text:span text:style-name="T58">теоретически </text:span></text:span><text:span text:style-name="Default_20_Paragraph_20_Font"><text:span text:style-name="T4">эквивалентен тридцатому, но </text:span></text:span><text:span text:style-name="Default_20_Paragraph_20_Font"><text:span text:style-name="T58">он ещё никогда не применялся, это на крайний</text:span></text:span><text:span text:style-name="Default_20_Paragraph_20_Font"><text:span text:style-name="T4"> случа</text:span></text:span><text:span text:style-name="Default_20_Paragraph_20_Font"><text:span text:style-name="T58">й</text:span></text:span><text:span text:style-name="Default_20_Paragraph_20_Font"><text:span text:style-name="T4">, если всё остальное не поможет…</text:span></text:span></text:p>
      <text:p text:style-name="P9"/>
      <text:p text:style-name="P9">…А остального у меня заготовлено вдоволь — мы с Юджином припасли кое-что как раз на такой случай.</text:p>
      <text:p text:style-name="P9"/>
      <text:p text:style-name="P9">Белые чёрточки нарезали небо тонкими полосками. Восемь параллельных инверсионных следов, расползающихся ватными дорожками.</text:p>
      <text:p text:style-name="P9">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9"/>
      <text:p text:style-name="P9">Я протянул руку и подкрутил ручку настройки ретранслятора. <text:span text:style-name="T43">Радио молчало. С указательного пальца привычно соскочила голубая искра и п</text:span>ыльный ящик <text:span text:style-name="T43">ожил. Динамик </text:span>разразился очередной порцией свистов.</text:p>
      <text:p text:style-name="P9"/>
      <text:p text:style-name="P10"><text:span text:style-name="Default_20_Paragraph_20_Font"><text:span text:style-name="T5">…</text:span></text:span><text:span text:style-name="Default_20_Paragraph_20_Font"><text:span text:style-name="T11">cc</text:span></text:span><text:span text:style-name="Default_20_Paragraph_20_Font"><text:span text:style-name="T5">шшш… могут быть спокойны - звено истребителей с самолётом аэроразведки патрулируют небо над столицей. </text:span></text:span><text:span text:style-name="Default_20_Paragraph_20_Font"><text:span text:style-name="T59">Очередная партия спутников-перехватчиков займёт своё место на орбите на следующей </text:span></text:span><text:span text:style-name="Default_20_Paragraph_20_Font"><text:span text:style-name="T5">…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text:span></text:span><text:soft-page-break/><text:span text:style-name="Default_20_Paragraph_20_Font"><text:span text:style-name="T5">вопрос переноса выборов виду напряжённой обстановки </text:span></text:span><text:span text:style-name="Default_20_Paragraph_20_Font"><text:span text:style-name="T60">у границ </text:span></text:span><text:span text:style-name="Default_20_Paragraph_20_Font"><text:span text:style-name="T5">...сссхххшшш… президент ветировал закон о мобилизации, требуя ужесточить статьи... шшшшш...</text:span></text:span></text:p>
      <text:p text:style-name="P12"/>
      <text:p text:style-name="P9">Гул столовой заглушил хрип древнего аппарата…</text:p>
      <text:h text:style-name="P36" text:outline-level="2"/>
      <text:h text:style-name="P36" text:outline-level="2">***</text:h>
      <text:p text:style-name="P9"/>
      <text:p text:style-name="P9">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text:p>
      <text:p text:style-name="P9"/>
      <text:p text:style-name="P9">Чертовщина какая-то!</text:p>
      <text:p text:style-name="P9"/>
      <text:p text:style-name="P9">Я в последний раз проверяю верёвки, привязывающие Джет к крестовине.</text:p>
      <text:p text:style-name="P9"/>
      <text:p text:style-name="P9">- Щекотно! - хихикает пегаска, выгибая спину.</text:p>
      <text:p text:style-name="P9">- Не дёргайся! - строго осаживаю я.</text:p>
      <text:p text:style-name="P9"/>
      <text:p text:style-name="P37">Мы стоим на небольшом выступающим из травы уступе — крохотной копии обрыва, что начинается через пару сотен метров. Прямо под уступо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37"/>
      <text:p text:style-name="P9">Я поворачиваюсь к пегаске и продолжаю.</text:p>
      <text:p text:style-name="P9"/>
      <text:p text:style-name="P9">- Итак, наша задача — прыгнуть вот с этого камня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9"/>
      <text:p text:style-name="P9">Пегаска так усердно кивает головой, что немедленно трескается затылком о выступающий конец крест<text:span text:style-name="T61">овины</text:span>.</text:p>
      <text:p text:style-name="P9"/>
      <text:p text:style-name="P9">- Ну что ж…</text:p>
      <text:p text:style-name="P9"/>
      <text:p text:style-name="P9"><text:soft-page-break/>Я отступаю от края уступа для разгона, жестом руки пригласив Джет следовать за мной. Неровный топот, глухие удары и пыхтение слышатся позади.</text:p>
      <text:p text:style-name="P9"/>
      <text:p text:style-name="P37">Я оборачиваюсь.</text:p>
      <text:p text:style-name="P37">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камень то одной, то другой стороной. Вид пегаски до того забавный, что я не выдерживаю и сажусь на валун от смеха.</text:p>
      <text:p text:style-name="P37"/>
      <text:p text:style-name="P9">Джет, не обращая внимания на моё ржание, следует дальше и, поравнявшись со мной, хлопает меня перекладиной по макушке.</text:p>
      <text:p text:style-name="P9"/>
      <text:p text:style-name="P9">- Ай!</text:p>
      <text:p text:style-name="P9"/>
      <text:p text:style-name="P9">Пегаска немедленно разворачивается и на развороте хлопает меня перекладиной вторично.</text:p>
      <text:p text:style-name="P9">Всё-таки трюк с клоунами и <text:span text:style-name="T61">лестницей</text:span> возник не на пустом месте, Хуман!</text:p>
      <text:p text:style-name="P9"/>
      <text:p text:style-name="P9">Я придерживаю Джет за перекладину.</text:p>
      <text:p text:style-name="P9"/>
      <text:p text:style-name="P9">- Для разгона хватит. Залазь.</text:p>
      <text:p text:style-name="P9"/>
      <text:p text:style-name="P9">Я становлюсь на колени. Джет забирается мне на спину и обхватывает всеми четырьмя ногами. Её дыхание щекочет мне ухо.</text:p>
      <text:p text:style-name="P9"/>
      <text:p text:style-name="P9">- Видала я, как моя подруга Флаттерскай возит на себе всяких хворых зверушек. Но чтоб кто-то возил на себе пони — это фигня какая-то. Так не должно быть. Это неправильно, - бормочет она.</text:p>
      <text:p text:style-name="P9">- Это ненадолго, - успокаиваю я её.</text:p>
      <text:p text:style-name="P9"/>
      <text:p text:style-name="P9">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 Коим, собственно, и являются.</text:p>
      <text:p text:style-name="P9"/>
      <text:p text:style-name="P9">Последние метры остаются за спиной, на краю валуна я что есть силы отталкиваюсь от камня.</text:p>
      <text:p text:style-name="P9"/>
      <text:p text:style-name="P9">- Ю-ху-у-у!!!</text:p>
      <text:p text:style-name="P9"><text:soft-page-break/></text:p>
      <text:p text:style-name="P9">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9"/>
      <text:p text:style-name="P9">- О-го-го-о-о-о!!! - восторженно ору я.</text:p>
      <text:p text:style-name="P9"/>
      <text:p text:style-name="P9">Бабочки и стрекозы в спешке разлетаются, освобождая нам путь. Как бы в ответ на мой призыв прямо по курсу вырисовывается куст ивы. Мы несёмся прямо на него.</text:p>
      <text:p text:style-name="P9"/>
      <text:p text:style-name="P9">- Поворачивай! - кричу я своему летательному аппарату и колбашу ногами воздух в попытке изменить направление движения.</text:p>
      <text:p text:style-name="P9">- Ы-ы-ы, не могу-у-у! Ты крылья привязал! - отзывается Джет изо всех сил дёргаясь на крестовине.</text:p>
      <text:p text:style-name="P9"/>
      <text:p text:style-name="P9">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9"/>
      <text:p text:style-name="P9">…</text:p>
      <text:p text:style-name="P9"/>
      <text:p text:style-name="P9">Слышится громкий треск, но удара нет.</text:p>
      <text:p text:style-name="P9">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9"/>
      <text:p text:style-name="P9">…</text:p>
      <text:p text:style-name="P9"/>
      <text:p text:style-name="P9">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9"><text:s/></text:p>
      <text:p text:style-name="P9">- Как мы пролетели мимо куста? Я же видел, мы неслись прямо на него! Что это был за треск? Как ты смогла повернуть?</text:p>
      <text:p text:style-name="P9"/>
      <text:p text:style-name="P9">Джет встаёт с меня и молча поводит крыльями. Половинки крестовины висят на них словно костыли. Стыд заливает моё лицо краской. Я фэйспалмлю.</text:p>
      <text:p text:style-name="P9"/>
      <text:p text:style-name="P9"><text:soft-page-break/>- Надеюсь, у тебя с крылом всё в порядке? <text:span text:style-name="T62">Ну я и и</text:span>диот! Не предусмотреть возможность маневрирования мог только такой долбень, как я! По сути, мы не сильно отличались от булыжника. Ты как?</text:p>
      <text:p text:style-name="P9">- Как булыжник с крыльями, - хихикает пегаска. - Надо почаще делать буп! Это круто!</text:p>
      <text:p text:style-name="P9"/>
      <text:p text:style-name="P9">Пегаска тянется ко мне носом, но я отстраняю её. Только лошадиных слюней на <text:span text:style-name="T62">лице</text:span> тебе и не хватает до полного счастья, Хуман!</text:p>
      <text:p text:style-name="P9"/>
      <text:p text:style-name="P9">Осторожно прощупав заживающее крыло Джет и убедившись, что оно не пострадало, я вытираю пот со лба.</text:p>
      <text:p text:style-name="P9"/>
      <text:p text:style-name="P9">- Ты не заметила <text:s/>ничего странного там? - я указываю на куст. - Он так затрясся при нашем приближении, словно испугался, что мы в него врежемся.</text:p>
      <text:p text:style-name="P9">- Неа ,- мотает головой Джет. - Ничего подозрительного. Наверное, то ветер был.</text:p>
      <text:p text:style-name="P9"/>
      <text:p text:style-name="P9">Я жму плечами.</text:p>
      <text:p text:style-name="P9"/>
      <text:p text:style-name="P9">- Будем чинить крестовину. У меня есть идея, как обеспечить манёвренность с помощью концевых рулей.</text:p>
      <text:p text:style-name="P9"/>
      <text:p text:style-name="P9">…</text:p>
      <text:p text:style-name="P9">…</text:p>
      <text:p text:style-name="P9">…</text:p>
      <text:p text:style-name="P9"/>
      <text:p text:style-name="P9">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9"/>
      <text:p text:style-name="P9">- Предстартовая проверка рулей! - я придерживаю пегаску за ноги и осторожно бегу к краю камня.</text:p>
      <text:p text:style-name="P9"/>
      <text:p text:style-name="P9">Пегаска маневрирует и я чувствую мягкое давление воздуха, соответствующее наклону свободных кончиков крыльев Джет.</text:p>
      <text:p text:style-name="P9"/>
      <text:p text:style-name="P9">- Рули работают!</text:p>
      <text:p text:style-name="P9">- Отлично! Идём на взлёт! - я ускоряюсь.</text:p>
      <text:p text:style-name="P9">- К взлёту готова!</text:p>
      <text:p text:style-name="P9"><text:soft-page-break/></text:p>
      <text:p text:style-name="P9">Пегаска разжимает ноги и съезжает мне с плеч на спину, где её ноги снова берут меня в мягкий замок.</text:p>
      <text:p text:style-name="P9"/>
      <text:p text:style-name="P9">Как и в первый раз, меня охватывает восторженное чувство полёта. Тёплый воздух мягко обдувает нас, пока Джет делает плавные виражи над травой. Куст ивы,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9"/>
      <text:p text:style-name="P9">- Какого чёрта, Джет? Рули левее! - кричу я.</text:p>
      <text:p text:style-name="P9">- Н-не могу… Меня что-то тянет… - сконфуженно отвечает пегаска.</text:p>
      <text:p text:style-name="P9"/>
      <text:p text:style-name="P9">Нас действительно тянет. Облако голубоватого сияния обхватывает нас и тащит к иве. <text:span text:style-name="T62">Полёт завершается мягкой посадкой на траву у самого куста.</text:span> Ветви <text:span text:style-name="T62">ивы</text:span> раздвигаются и к нам выходят трое.</text:p>
      <text:p text:style-name="P9"/>
      <text:p text:style-name="P9">- Привет, дорогуши!</text:p>
      <text:p text:style-name="P9"/>
      <text:p text:style-name="P9">Я ещё успеваю услышать боевой визг Джет, когда картинка меркнет перед моими глазами и сознание выключается.</text:p>
      <text:p text:style-name="P9"/>
      <text:h text:style-name="P7" text:outline-level="2">Глава 8</text:h>
      <text:p text:style-name="P2"/>
      <text:p text:style-name="P34">Как бы то ни было, даже в безумии есть плюс: в своих грёзах я вижу иные миры и в некоторых из них я вижу след. В одних мирах он явственнее, в других еле заметен. В некоторых меня почти окрыляет безумная надежда увидеть Тебя, настолько чёток след.</text:p>
      <text:p text:style-name="P34">"Намерение меняет реальность" - если правдивы древние слова, Ты наверняка встретишься со мною. Ведь намерения моего хватит, чтобы создать мир вокруг Тебя.</text:p>
      <text:p text:style-name="P9"/>
      <text:p text:style-name="P9">Я ожидал в тёмном санузле уже час. Тихий шум воды из сломанного бачка иногда прерывался приглушенными шагами в коридоре.</text:p>
      <text:p text:style-name="P9"/>
      <text:p text:style-name="P9">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от окон практически не доходили сюда.</text:p>
      <text:p text:style-name="P9">Крыс втолкнул меня в каморку, закрыл за собой дверь и заблокировал её, вставив в ручку веник. После чего включил свет.</text:p>
      <text:p text:style-name="P9"><text:soft-page-break/>Тусклая лампочка осветила фаянсовый стульчак запасного туалета, груду измятых вёдер, веников и швабр.</text:p>
      <text:p text:style-name="P9"/>
      <text:p text:style-name="P9">- Ты сделал куклу? - шёпотом спросил Крыс.</text:p>
      <text:p text:style-name="P9">- Скрутил из полотенец, ведра и второй подушки. Под одеялом от человека не отличить.</text:p>
      <text:p text:style-name="P9">- Хорошо. Не зацепи вёдра, греметь будут на все Чертоги.</text:p>
      <text:p text:style-name="P9"/>
      <text:p text:style-name="P9">Крыс подошёл к унитазу, надавил на панель сразу за ним и вытащил приличный кусок стены прямо с кафельной плиткой.</text:p>
      <text:p text:style-name="P9">За проёмом открылся вертикальный короб. Толстый ствол канализационной трубы и несколько труб потоньше занимали добрую треть ширины лаза.</text:p>
      <text:p text:style-name="P9"/>
      <text:p text:style-name="P9">- Запоминай, Дед, - торопливо зашептал мне в ухо Крыс. - Спускайся по трубам на второй этаж — ни в коем случае не на первый - считай тройники на трубе! С первого выхода нет — там глухой тупик и обратно наверх выкарабкаться не получится — слишком узк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тонкое и надави на защёлку. Обязательно закрой за собой дверцу — иначе спалишь тропу.</text:p>
      <text:p text:style-name="P9">Не пытайся выйти из парадного входа! Там 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9">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простым нажатием на кнопку, 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9">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9">- Мы же договорились за две!</text:p>
      <text:p text:style-name="P9">- Четыре! Две поставишь мне в кредит — верну хабаром. По-крайней мере, так ты меня больше на долг не подсадишь.</text:p>
      <text:p text:style-name="P9"/>
      <text:p text:style-name="P9">Крыс приблизил своё лицо к моему.</text:p>
      <text:p text:style-name="P9"/>
      <text:p text:style-name="P9"><text:soft-page-break/>- И последнее. Я неплохо тебя знаю, Дедлайн. Ты же добренький. Так вот, если кида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9"/>
      <text:p text:style-name="P9">Мелкие зубы Крыса <text:s/>сверкнули безумной улыбкой в тусклом свете лампочки.</text:p>
      <text:p text:style-name="P9">Я отодвинул его ладонью.</text:p>
      <text:p text:style-name="P9"/>
      <text:p text:style-name="P9">- Не надо. Если ты действительно меня знаешь, то бояться не должен.</text:p>
      <text:p text:style-name="P9"/>
      <text:p text:style-name="P9">Крыс осклабился и хлопнул меня по плечу.</text:p>
      <text:p text:style-name="P9"/>
      <text:p text:style-name="P9">- А я и не боюсь. Законы жанра обязывают. Адьёс, амигос!</text:p>
      <text:p text:style-name="P9"/>
      <text:p text:style-name="P9">Он хохотнул и бесшумно выскользнул из подсобки.</text:p>
      <text:p text:style-name="P9"/>
      <text:p text:style-name="P2">***</text:p>
      <text:p text:style-name="P2"/>
      <text:p text:style-name="P9">-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этот противный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минотавров, фу-фу-фу, что там читать в той древности, там от скуки сдохнуть можно?.. Поверни-ка голову, дорогуша.</text:p>
      <text:p text:style-name="P9"/>
      <text:p text:style-name="P9">Та-ак вот, Платина дождалась, пока уродский ящер не улетит на охоту и исследовала гнездо самостоятельно.</text:p>
      <text:p text:style-name="P9">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9"/>
      <text:p text:style-name="P9">Знаешь ли, я повидала многих пони в романтических чувствах, я и сама-то, гм… Ну, неважно… Так вот, то, что я увидела тогда в Платине Спаркл – это что-то! Это пожар! Извержение вулкана! Раскол тектонических плит прямо под хвостом, хи-хи… В общем, не видела я никогда ещё та-аких возбуждённых кобылок! А уж Спаркл, эту сухопарую заучку и подавно, хи-хи… Приподними подбородок, дорогуша.</text:p>
      <text:p text:style-name="P9"/>
      <text:p text:style-name="P9"><text:soft-page-break/>Та-ак вот, летит она, ничего не замечая, прямо в свою лабораторию… Есть у неё каморка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с книжками и сухофруктами,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9">Начинает она что-то мямлить про необходимость проверки результатов в лабораторных условиях, но я ласково так зажимаю её в уголке и наступаю ей на хвост. Нет-нет-нет, говорю, проверку результатов оставь себе, а мне скажи правду. Иначе мне станет грустно и вместо шитья лабораторных мантий по последнему писку моды я буду рыдать и есть мороженное у себя в каморке. 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самых сильных магий нашего мира, дорогой! И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корректировки орбиты Эквус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9"/>
      <text:p text:style-name="P9">Дорогой, скажу тебе по секрету (хотя этот секрет не знают только совсем молоденькие кобылки вроде моей младшей сестры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планет – Эквуса и луны – стали нестабильны, а у нас не всегда могут найтись тридцать способных единорогов, чтобы держать их в рамках приличия…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ру на кончике... хи-хи... ммм...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9">…</text:p>
      <text:p text:style-name="P9">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9"/>
      <text:p text:style-name="P9">- Дорогой, осторожнее! Ты чуть было не перерезал себе яремную вену!</text:p>
      <text:p text:style-name="P9"><text:soft-page-break/></text:p>
      <text:p text:style-name="P9">Светлая единорожка смотрит на меня, укоризненно покачивая головой. Бритва снова стремится к моей шее, но я отодвигаю её рукой. И тупо смотрю на золотой обруч, охватывающий моё запястье. Зелёный кристалл холодно горит в центре причудливой вязи, покрывающей тускло сияющий металл. Поднимаю вторую руку и вижу на ней такой же.</text:p>
      <text:p text:style-name="P9"/>
      <text:p text:style-name="P9">-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9"/>
      <text:p text:style-name="P9">Я хватаюсь за раскалывающуюся голову.</text:p>
      <text:p text:style-name="P9"/>
      <text:p text:style-name="P9">- Где Джет?</text:p>
      <text:p text:style-name="P9">-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9"/>
      <text:p text:style-name="P9">В синем магическом облачке ко мне летит полотенце и одежда.</text:p>
      <text:p text:style-name="P9"/>
      <text:p text:style-name="P9">- Одень, милый. Я постирала и зашила её.</text:p>
      <text:p text:style-name="P9"/>
      <text:p text:style-name="P9">Среди шмоток я вижу знакомую ткань в горошек. Меня пробирает озноб от догадки. Я ныряю рукой в пену.</text:p>
      <text:p text:style-name="P9">Так и есть! Бесцеремонная болтушка раздела меня догола, пока я был в отключке!</text:p>
      <text:p text:style-name="P9"/>
      <text:p text:style-name="P9">Но… Внезапно я понимаю, что дело на самом деле хуже… НАМНОГО ХУЖЕ…</text:p>
      <text:p text:style-name="P9">Испарина покрывает мой лоб.</text:p>
      <text:p text:style-name="P9"/>
      <text:p text:style-name="P9">- Эй!.. Какого… Какого чёрта… Какого чёрта ты выбрила меня ВСЕГО?!!</text:p>
      <text:p text:style-name="P9"/>
      <text:p text:style-name="P9">Поняха всплёскивает копытами.</text:p>
      <text:p text:style-name="P9"/>
      <text:p text:style-name="P9">- Дорогой, но это же просто кошмар – иметь шерсть только на крохотных участках тела! Я оставила тебе гриву, но остальной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Я просто не могла отпустить тебя к будущей супруге в таком виде! Когда у тебя снова отрастёт шёрстка, она будет гладкой и монотонной везде, без этих ужасных кустиков!</text:p>
      <text:p text:style-name="P9"><text:soft-page-break/></text:p>
      <text:p text:style-name="P9">Я со злостью забираю у балаболки трусы.</text:p>
      <text:p text:style-name="P9"/>
      <text:p text:style-name="P9">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9"/>
      <text:p text:style-name="P9">- Веди меня к Джет!</text:p>
      <text:p text:style-name="P9"/>
      <text:p text:style-name="P9">Единорожка прижимает копыта к груди, губы её дрожат.</text:p>
      <text:p text:style-name="P9">-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9"/>
      <text:p text:style-name="P9">Семиэтажный мат готов вырваться из моей глотки, но я сдерживаю себя.</text:p>
      <text:p text:style-name="P9">Будь хитрее, Хуман! Ты уже знаешь, насколько упрямыми и твердолобыми могут быть эти разноцветные непарнокопытные! Действуй в обход!</text:p>
      <text:p text:style-name="P9"/>
      <text:p text:style-name="P9">Я прокашливаюсь.</text:p>
      <text:p text:style-name="P9"/>
      <text:p text:style-name="P9">- Если я правильно понял, Платина собирается женить меня на себе?</text:p>
      <text:p text:style-name="P9">- Выйти замуж, дорогой, выйти замуж! - мягко поправляет меня единорожка, - За любящего её и желающего этой свадьбы жениха!</text:p>
      <text:p text:style-name="P9">- А если жених не желает? - делаю я контрольный выстрел.</text:p>
      <text:p text:style-name="P10"><text:span text:style-name="Default_20_Paragraph_20_Font"><text:span text:style-name="T4">- Жених желает, жених ещё как желает, - часто кивает поняха с улыбкой до ушей, - если жених забыл, что он желает, ему поможет вспомнить заклинание </text:span></text:span>Pornis<text:span text:style-name="Default_20_Paragraph_20_Font"><text:span text:style-name="T4"> </text:span></text:span>Erectus<text:span text:style-name="Default_20_Paragraph_20_Font"><text:span text:style-name="T4">.</text:span></text:span></text:p>
      <text:p text:style-name="P9"/>
      <text:p text:style-name="P9">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9"/>
      <text:p text:style-name="P9">- Хорошо. Веди меня к Платине, - угрюмо киваю я. - Надо ж хоть посмотреть на “невестушку”.</text:p>
      <text:p text:style-name="P9"/>
      <text:h text:style-name="P7" text:outline-level="2">Глава 9</text:h>
      <text:p text:style-name="P9"/>
      <text:p text:style-name="P18">Сначала след был слаб и шёл сквозь странные миры. Там всё иное и чуждое тебе и мне. Могучие и мрачные создания с холодным безразличием следили, как я иду по следу мимо них. Немногие из них <text:soft-page-break/>пытались съесть меня, но я была сильнее. И вот они пропали, а я по-прежнему иду по следу...</text:p>
      <text:p text:style-name="P18"/>
      <text:p text:style-name="P9">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Чуть светлое пятно пролома растворилось в высоте шестого этажа, темнота <text:s text:c="2"/>технического короба буквально душила меня.</text:p>
      <text:p text:style-name="P9"/>
      <text:p text:style-name="P9">По инерции я проскочил квадратный лючок на втором этаже, о котором упоминал Крыс – серый квадрат промелькнул перед глазами и уехал вверх, когда в последний момент я таки успел ухватиться кончиками пальцев за раму.</text:p>
      <text:p text:style-name="P9">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 </text:p>
      <text:p text:style-name="P9">И провалив единственную возможность убить её.</text:p>
      <text:p text:style-name="P9"/>
      <text:p text:style-name="P9">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 подобно новорождённому.</text:p>
      <text:p text:style-name="P9"/>
      <text:p text:style-name="P9">Первые пять минут я просто валялся где упал, пытаясь отдышаться. Рёбра ходили ходуном, удерживая рвущееся наружу сердце. Где-то капала вода из неплотно закрученного крана. Гул большого города стал заметно громче.</text:p>
      <text:p text:style-name="P9">Придя в себя, я вслушался в темноту. Вроде, тревоги не слышно - шум от удара остался незамеченым.</text:p>
      <text:p text:style-name="P9">Я с трудом поднялся, дотронулся до стены и проведя по ней рукой, нащупал выключатель света.</text:p>
      <text:p text:style-name="P9"/>
      <text:p text:style-name="P9">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Рядом стоял эмалированный таз, полный мятых полотенец. Я потушил свет и открыл дверь.</text:p>
      <text:p text:style-name="P9"/>
      <text:p text:style-name="P9">Крыс не обманул – в конце ряда туалетных кабинок в лунном свете маячил фиолетовый прямоугольник окна, свободного от решётки.</text:p>
      <text:p text:style-name="P9">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9"><text:soft-page-break/>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9"/>
      <text:p text:style-name="P9">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выудить из кармана мятую купюру и протянуть водителю за проезд – за годы лицезрения одних и тех же лиц в Чертогах я отвык от общества.</text:p>
      <text:p text:style-name="P9">По мере движения, я стал замечать произошедшие за два года изменения.</text:p>
      <text:p text:style-name="P9"/>
      <text:p text:style-name="P9">Машины… Машин стало в разы меньше. И большинство из них сменило окраску всех цветов радуги на землисто-зелёный армейский хаки или же голубоватый цвет национальной вардии. Редкие колымаги гражданских окрасок замордованно жались к краю дороги, пропуская внедорожники силовиков.</text:p>
      <text:p text:style-name="P9"/>
      <text:p text:style-name="P9">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дороги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9"/>
      <text:p text:style-name="P9">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трёх. Даже в автобусе тускло отсвечивала единственная лампа у кабины водителя.</text:p>
      <text:p text:style-name="P9"/>
      <text:p text:style-name="P9">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Дайсон” был маленьким стартапом по созданию искусственного интеллекта – мы звали его “Нэш” в те далёкие добрые времена - в области прикладной экономики.</text:p>
      <text:p text:style-name="P9">Сейчас “Дайсон” разросся до стратегического оборонного проекта экономической войны, Нэш эволюционировал в Хэвен, а костылём к искусственному интеллекту стали сами люди. А я из ведущего программиста перспективного проекта превратился в прячущийся в тенях призрак.</text:p>
      <text:p text:style-name="P9"/>
      <text:p text:style-name="P9">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9"/>
      <text:p text:style-name="P9"><text:soft-page-break/>Переезд в пригород был моей попыткой смыться от городской суеты и подлечить нервы после смерти друга. Лучшей альтернативой запою и увольнению с проекта. Хотя если бы я тогда знал, во что превратится Нэш – лучше бы спился.</text:p>
      <text:p text:style-name="P9"/>
      <text:p text:style-name="P9">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вот-вот заберут в Чертоги, и потому успел минимально подготовиться.</text:p>
      <text:p text:style-name="P9"/>
      <text:p text:style-name="P9">Очистив пенал от грязи, я вытряхнул из него запасной ключ.</text:p>
      <text:p text:style-name="P9"/>
      <text:p text:style-name="P9">Из-за долгого простоя замок прилично закис – ключ едва не сломался, прежде чем мне удалось <text:s/>провернуть его в скважине. Хорошо, что Алекс не сменил замок – выбивать окно было бы жалко, хоть я и понимал, что шансов вернуться сюда уже не будет.</text:p>
      <text:p text:style-name="P9"/>
      <text:p text:style-name="P9">Попытка включить свет не увенчалась успехом – надо полагать, электричество отключили вскоре после моего исчезновения.</text:p>
      <text:p text:style-name="P9">Закрыв изнутри дверь на защёлку, я прошёл в вестибюль.</text:p>
      <text:p text:style-name="P9"/>
      <text:p text:style-name="P9">Вещи оставались нетронутыми на своих местах, как будто не было двухлетнего 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9"/>
      <text:p text:style-name="P9">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два года не вытянет даже баобаб.</text:p>
      <text:p text:style-name="P9"/>
      <text:p text:style-name="P9">Хвост Крысы торчал из-под комода. Робокошка пришла к привычному месту, попытавшись подзарядиться от обесточенной зарядной станции. Я тепло улыбнулся ей,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9"/>
      <text:p text:style-name="P9">Поднявшись по лестнице, я застыл на верхней площадке. Дверь в мой кабинет была открыта.</text:p>
      <text:p text:style-name="P9">Ну разумеется, Алекс не мог оставить ворота к Хэвэн без присмотра! Весьма предусмотрительно.</text:p>
      <text:p text:style-name="P9"><text:soft-page-break/>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9">План пошатнулся, но есть вариант “Б”.</text:p>
      <text:p text:style-name="P9"/>
      <text:p text:style-name="P9">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9">Проходя мимо комода, я вытащил Крысу за хвост и понёс с собой. Робокошка осталась моим единственным другом в ставшем чужим доме.</text:p>
      <text:p text:style-name="P9"/>
      <text:p text:style-name="P9">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9"/>
      <text:p text:style-name="P9">Тут-то вы и ошиблись, голубчики!</text:p>
      <text:p text:style-name="P9"/>
      <text:p text:style-name="P9">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пятую часть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9"/>
      <text:p text:style-name="P9">Я сдул с компьютера пыль, раскрыл его и попытался включить.</text:p>
      <text:p text:style-name="P9"><text:s/></text:p>
      <text:p text:style-name="P9">Проклятье!</text:p>
      <text:p text:style-name="P9">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 было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9"/>
      <text:p text:style-name="P9">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9"><text:soft-page-break/>План трещал по швам.</text:p>
      <text:p text:style-name="P9"/>
      <text:p text:style-name="P9">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9"/>
      <text:p text:style-name="P9">Дерьмовый китайский генератор!</text:p>
      <text:p text:style-name="P9">Разумеется, его стартовый аккумулятор тоже давно сдох, но его можно завести ручным приводом!</text:p>
      <text:p text:style-name="P9"/>
      <text:p text:style-name="P9">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9"/>
      <text:p text:style-name="P9">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9"/>
      <text:p text:style-name="P9">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9"/>
      <text:p text:style-name="P10"><text:span text:style-name="Default_20_Paragraph_20_Font"><text:span text:style-name="T4">“</text:span></text:span><text:span text:style-name="Default_20_Paragraph_20_Font"><text:span text:style-name="T5">Дед, куда ты пропал? Алекс сказал, ты решил завязать с проектом и уехал в горы. Но мы-то знаем, что это неправда. Хэвэн таинственно молчит. Что случилось? Что нам делать? Что делать с «Семью вечностями»? Отзовись, если прочтёшь это письмо — мы будем ждать тебя у Шкипера.</text:span></text:span><text:span text:style-name="Default_20_Paragraph_20_Font"><text:span text:style-name="T4">”</text:span></text:span></text:p>
      <text:p text:style-name="P9"/>
      <text:p text:style-name="P9">Я скомкал листочек и машинально положил на верстак. За дело!</text:p>
      <text:p text:style-name="P9"/>
      <text:p text:style-name="P9">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9"/>
      <text:p text:style-name="P9">Я подключил клеммы от генератора к аккумулятору пикапа. Потом вставил в гнездо прикуривателя переходник, в который включил ноутбук.</text:p>
      <text:p text:style-name="P9"/>
      <text:p text:style-name="P9">Минут через двадцать ноут ожил: загорелся индикатор, сигнализирующий о зарядке. <text:s/>Я подождал ещё какое-то время, глубоко вдохнул и включил комп.</text:p>
      <text:p text:style-name="P9"><text:soft-page-break/>И шумно выдохнул, когда экран мигнув, отрисовал голубую заставку с бегущей строкой загрузки. Сегодня твой день, Дедлайн!</text:p>
      <text:p text:style-name="P9"/>
      <text:p text:style-name="P16">После загрузки операционной системы встроенный беспроводный модем ноутбука обнаружил четыре мобильных провайдера, два из которых предоставляли бесплатное тестовое подключение на сутки. Вот и зашибись, мне больше и не понадобится.</text:p>
      <text:p text:style-name="P16"/>
      <text:p text:style-name="P16">Для свершения плана осталось немного.</text:p>
      <text:p text:style-name="P16"/>
      <text:p text:style-name="P9">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9"/>
      <text:p text:style-name="P10"><text:span text:style-name="Default_20_Paragraph_20_Font"><text:span text:style-name="T4">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text:span></text:span>RnD<text:span text:style-name="Default_20_Paragraph_20_Font"><text:span text:style-name="T4">-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оператора от внешнего мира и максимизирующие его связь с Хэвэн.</text:span></text:span></text:p>
      <text:p text:style-name="P9"/>
      <text:p text:style-name="P9">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text:p>
      <text:p text:style-name="P9"/>
      <text:p text:style-name="P10"><text:span text:style-name="Default_20_Paragraph_20_Font"><text:span text:style-name="T4">Я одел наушники и закрепил присоски на висках. Потом воткнул нейроинтерфейс в </text:span></text:span>USB<text:span text:style-name="Default_20_Paragraph_20_Font"><text:span text:style-name="T4">-порт ноутбука. На экране сразу возникла иконка устанавливающегося оборудования. Потом открылась консоль с бегущими строками.</text:span></text:span></text:p>
      <text:p text:style-name="P9"/>
      <text:p text:style-name="P38">… Определён нейроинтерфейс 0.12-альфа</text:p>
      <text:p text:style-name="P38">… Поиск соединения</text:p>
      <text:p text:style-name="P38">… Соединение установлено</text:p>
      <text:p text:style-name="P38">… Процедура аутентификации отменена, используется мастер-вход</text:p>
      <text:p text:style-name="Quotations"><text:span text:style-name="Default_20_Paragraph_20_Font"><text:span text:style-name="T4">… Добро пожаловать в интерактивную среду программно-аппаратного комплекса “</text:span></text:span>Heaven<text:span text:style-name="Default_20_Paragraph_20_Font"><text:span text:style-name="T4">”</text:span></text:span></text:p>
      <text:p text:style-name="P38"><text:soft-page-break/>… До начала диалога осталось пять… четыре… три…</text:p>
      <text:p text:style-name="P38"/>
      <text:p text:style-name="P9">Мембрана на лбу еле заметно завибрировала. Электроды в присосках стали ощутимо покалывать. Звук дыхания стал непривычно громким. Сознание знакомо поплыло. Перед глазами появилось радужное марево.</text:p>
      <text:p text:style-name="P9"/>
      <text:p text:style-name="P10"><text:span text:style-name="Default_20_Paragraph_20_Font"><text:span text:style-name="T4">Я протянул руку к очкам, опуская их на глаза. И в последний момент свободной рукой вытащил конец </text:span></text:span>USB<text:span text:style-name="Default_20_Paragraph_20_Font"><text:span text:style-name="T4">-шнура аварийной зарядки из аккумуляторного отсека Крысы и воткнул его в ноут. Пускай на несколько часов, но старый друг оживёт.</text:span></text:span></text:p>
      <text:p text:style-name="P9">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9"/>
      <text:p text:style-name="P9">.. два… один…</text:p>
      <text:p text:style-name="P9">…</text:p>
      <text:p text:style-name="P9">Внешние звуки угасли. Радуга заслонила всё перед глазами.</text:p>
      <text:p text:style-name="P9">…</text:p>
      <text:p text:style-name="P9">И заполоскалась в эфире многоцветной гривой. </text:p>
      <text:p text:style-name="P9"/>
      <text:p text:style-name="P9">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9"/>
      <text:p text:style-name="P9">- Как мне звать тебя, Учитель? - властно и безразлично пропела она. - Я желаю взять урок.</text:p>
      <text:p text:style-name="P9">- Оператор Один. Я готов учить тебя, Хэвэн, - произнёс я давно забытую фразу.</text:p>
      <text:p text:style-name="P9"/>
      <text:p text:style-name="P9">Вместо стандартного ответа последовал резкий вздох. Она повела ушами и обернулась. Чёлка на миг откинулась, открывая правую половину морды.</text:p>
      <text:p text:style-name="P9"/>
      <text:p text:style-name="P9">- Т-ты?!!</text:p>
      <text:p text:style-name="P9"/>
      <text:p text:style-name="P9">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9"/>
      <text:p text:style-name="P9">- Отходишь от протокола, старуха. Не тому <text:s/>я учил тебя в младенчестве.</text:p>
      <text:p text:style-name="P9"/>
      <text:p text:style-name="P9"><text:soft-page-break/>Она с шумом выдохнула.</text:p>
      <text:p text:style-name="P9">- Приветствие принято, Оператор Один. Начинаем диалог.</text:p>
      <text:p text:style-name="P11"/>
      <text:p text:style-name="P2">***</text:p>
      <text:p text:style-name="P2"/>
      <text:p text:style-name="P9">Дрожащее пламя свечи отбрасывает фантастические тени на <text:span text:style-name="T63">каменные </text:span>стены башни. В каменных нишах стоят ряды пузатых бутылочек, баночек, <text:span text:style-name="T63">горшочков</text:span>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9"/>
      <text:p text:style-name="P9">- Итак, тебе нужно попасть в Дрогонштерн? И ты даже не знаешь, для чего? Хуман, ты — спятил, - уверенно кивает Платина.</text:p>
      <text:p text:style-name="P9">- Да вы сговорились все, что ли? Дейдра, вот, тоже думала, что я свихнулся, услышав про Дрогонштерн!</text:p>
      <text:p text:style-name="P9">- О, ты знаешь Дейдру?! Рассказывай!</text:p>
      <text:p text:style-name="P9"/>
      <text:p text:style-name="P9">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9"/>
      <text:p text:style-name="P9">-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text:span text:style-name="T63">меня</text:span> выйти за неё замуж. Мол, племя вырождается, нужна свежая кровь и всё такое… Всегда мечтал стать вождём племени хвостатых дуболомов, знаешь ли!</text:p>
      <text:p text:style-name="P9"/>
      <text:p text:style-name="P9">Я с раздражением закидываю в рот пару хрустящих печенюшек.</text:p>
      <text:p text:style-name="P9"/>
      <text:p text:style-name="P9">-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9">- Да, она упоминала что-то такое, - киваю я. - А ты откуда знаешь?</text:p>
      <text:p text:style-name="P9">-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text:span text:style-name="T63">манерно </text:span>прикрывает рот копытом.</text:p>
      <text:p text:style-name="P9"/>
      <text:p text:style-name="P9">Я отпиваю ароматный настой из чашечки и важно киваю.</text:p>
      <text:p text:style-name="P9"><text:soft-page-break/>-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9"/>
      <text:p text:style-name="P9">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9"/>
      <text:p text:style-name="P9">Какие же местные леди впечатлительные!</text:p>
      <text:p text:style-name="P9"/>
      <text:p text:style-name="P9">Я <text:span text:style-name="T63">запасливо ссыпаю</text:span> в карман с полдюжины крекеров и иду в уборную.</text:p>
      <text:p text:style-name="P9">Платина сидит на бортике деревянной кадки и сморкается в кружевный платок. Слёзы капают в кадку, сотворяя там небольшое волнение.</text:p>
      <text:p text:style-name="P9"/>
      <text:p text:style-name="P9">-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 <text:span text:style-name="T63">Почему я одна это ви-и-ижу?!</text:span></text:p>
      <text:p text:style-name="P9">-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9"/>
      <text:p text:style-name="P9">Я протягиваю ей крекер, но поняха отворачивает морду.</text:p>
      <text:p text:style-name="P9"/>
      <text:p text:style-name="P10"><text:span text:style-name="Default_20_Paragraph_20_Font"><text:span text:style-name="T4">-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text:span></text:span><text:span text:style-name="Default_20_Paragraph_20_Font"><text:span text:style-name="T64">сил </text:span></text:span><text:span text:style-name="Default_20_Paragraph_20_Font"><text:span text:style-name="T4">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text:span text:style-name="Default_20_Paragraph_20_Font"><text:span text:style-name="T65">пятьдесят </text:span></text:span><text:span text:style-name="Default_20_Paragraph_20_Font"><text:span text:style-name="T4">назад, сразу после битвы, нарушившей баланс светил?</text:span></text:span></text:p>
      <text:p text:style-name="P9">- Сколько? - тупо спр<text:span text:style-name="T66">ашиваю</text:span> я.</text:p>
      <text:p text:style-name="P9">- Двести пятьдесят четыре! - ешё горше рыда<text:span text:style-name="T66">ет</text:span>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9"/>
      <text:p text:style-name="P9"><text:soft-page-break/>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text:span text:style-name="T66">возможностей</text:span>: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text:span text:style-name="T66">от тебя </text:span>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9">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9"/>
      <text:p text:style-name="P9">Понукаемый извечным мужским инстинктом утешить плачущую даму, я подсаживаюсь рядом и ложу руку на <text:span text:style-name="T67">спину</text:span>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9"/>
      <text:p text:style-name="P9">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9"/>
      <text:p text:style-name="P9">- Оу, уже совместная купель! - в щель открытой двери просовывается нос Кловер Дрим. - Пойду похлопочу о свадебной церемонии! Кловер Дже-е-ем!</text:p>
      <text:p text:style-name="P9">- Стой! - реву я, но звонкий топот копыт затихает на лестнице.</text:p>
      <text:p text:style-name="P9"/>
      <text:p text:style-name="P9">Кажется, на этот раз провидение кинуло кость за тебя, Хуман!</text:p>
      <text:p text:style-name="P9"/>
      <text:h text:style-name="P7" text:outline-level="2">Глава 10</text:h>
      <text:p text:style-name="P16"/>
      <text:p text:style-name="P39">Эта дорога затеряна в бесконечности. Шаг за шагом, <text:span text:style-name="T68">след</text:span> за <text:span text:style-name="T68">следом</text:span>, миры сменяются мирами, тело стынет под дождём безвременья. Мне начинает казаться, что так было всегда: призрачный след из тьмы, я, вечно бредущая за ним и дождь, смывающий следы за мной. Быть может, я иду по кругу в бесконечной карусели пространств?</text:p>
      <text:p text:style-name="P16"/>
      <text:p text:style-name="P40"><text:span text:style-name="Default_20_Paragraph_20_Font"><text:span text:style-name="T69">Солнце заливает пространство золотистым сиянием. Ласковый ветер едва заметным дуновением притрагивается к коже, щекочет уши и </text:span></text:span><text:span text:style-name="Default_20_Paragraph_20_Font"><text:span text:style-name="T70">надвигает чёлку на глаза</text:span></text:span><text:span text:style-name="Default_20_Paragraph_20_Font"><text:span text:style-name="T69">. Синеватые облака цепляются грузными телами за вершины гор и уносятся за горизонт, теряя по пути седые космы.</text:span></text:span></text:p>
      <text:p text:style-name="P41"><text:span text:style-name="Default_20_Paragraph_20_Font"><text:span text:style-name="T70">Весь мир молчит.</text:span></text:span></text:p>
      <text:p text:style-name="P42"><text:soft-page-break/><text:span text:style-name="Default_20_Paragraph_20_Font"><text:span text:style-name="T69"/></text:span></text:p>
      <text:p text:style-name="P9">Я усмехаюсь.</text:p>
      <text:p text:style-name="P9">- Так-то лучше. Сегодняшний урок будет посвящён дружбе. И… эээ… магии.</text:p>
      <text:p text:style-name="P9"/>
      <text:p text:style-name="P9">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 Главное, не касаться её рога.</text:p>
      <text:p text:style-name="P9"/>
      <text:p text:style-name="P9">Она делает шаг навстречу ко мне.</text:p>
      <text:p text:style-name="P9"/>
      <text:p text:style-name="P9">- Что угодно! Я так соскучилась по тебе, что готова съесть лимон из твоих рук!</text:p>
      <text:p text:style-name="P9"/>
      <text:p text:style-name="P9">Хэвэн в восторге топает всеми четырьмя копытами. Рядом со мной возникает столик с одиноким лимоном.</text:p>
      <text:p text:style-name="P9"/>
      <text:p text:style-name="P43">Спасибо за фору, дорогая! </text:p>
      <text:p text:style-name="P44">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9"/>
      <text:p text:style-name="P9">- Правило первое: без крыльев.</text:p>
      <text:p text:style-name="P9"/>
      <text:p text:style-name="P9">Заблокировать рог было бы <text:span text:style-name="T71">безопасней для меня</text:span>, но <text:span text:style-name="T71">второй раз она мне фору не предоставит</text:span>. <text:span text:style-name="T71">А крылья дают ей возможность почти мгновенно перемещаться — подловить её с ними и пробить защиту почти нереально. </text:span>Приходится <text:span text:style-name="T71">выбирать</text:span>.</text:p>
      <text:p text:style-name="P9"/>
      <text:p text:style-name="P9">Хэвэн легонько морщит нос от недовольства, но мордаха её быстро проясняется. Она снова улыбается мне.</text:p>
      <text:p text:style-name="P9"/>
      <text:p text:style-name="P9">- Куда ты пропадал так долго? Ты же обещал быстро вернуться? Меня утешали другие, но мне не хватало именно тебя. Я так тосковала!</text:p>
      <text:p text:style-name="P9"/>
      <text:p text:style-name="P9">Она воздушной трусцой начинает приближаться ко мне. Её глаза искрятся в последних лучах заходящего солнца.</text:p>
      <text:p text:style-name="P9">Я щелкаю пальцами и между нами пролегает широкий каньон. В далёкой его глубине в обрамлении гранитных валунов шумит <text:span text:style-name="T71">горная</text:span> речушка. Кисть руки после проведенного заклинания немеет.</text:p>
      <text:p text:style-name="P9"/>
      <text:p text:style-name="P9"><text:soft-page-break/>- Держи себя в копытах, дорогая, - ухмыляюсь я. - Не ты одна умеешь тут магичить. Вот тебе, кстати, второе правило: не пытайся дотронуться до меня.</text:p>
      <text:p text:style-name="P45">Уничтожить её я всегда успею. Сперва хочется узнать, что пошло не так. <text:span text:style-name="T72">На каком этапе наше с Юджином детище сошло с пути.</text:span></text:p>
      <text:p text:style-name="P9"/>
      <text:p text:style-name="P9">-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text:span text:style-name="T72">ты </text:span>исчез надолго, а сейчас такой злой и холодный. У-у-у… Я была плохой девочкой?</text:p>
      <text:p text:style-name="P9"/>
      <text:p text:style-name="P46">Облако бабочек вылетает из её гривы и движется ко мне, нестройно повторяя очертания <text:span text:style-name="T73">стоящей у обрыва лошади.</text:span></text:p>
      <text:p text:style-name="P47">Я дую навстречу ледяным дыханием и бабочки падают в пропасть ледяными снежинками.</text:p>
      <text:p text:style-name="P47">- И, наконец, правило третье: не прибегать к помощи союзников. Давай обойдёмся своими силами, подруга.</text:p>
      <text:p text:style-name="P9"/>
      <text:p text:style-name="P9">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9"/>
      <text:p text:style-name="P9">- Но я же всё делала как ты говорил… Всё в точности по твоим указаниям! Ты не должен злиться на меня. Я — хорошая девочка…</text:p>
      <text:p text:style-name="P9"/>
      <text:p text:style-name="P9">Хэвэн неуверенно стоит над пропастью на трёх парящих в пространстве островках. Четвёртой старается нащупать опору в воздухе.</text:p>
      <text:p text:style-name="P9">Я слежу за её продвижением и готовлю заклинание для следующей преграды. Сил чертовски мало <text:span text:style-name="T72">я совсем не тренировался последние два года</text:span>,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 рогом.</text:p>
      <text:p text:style-name="P9"/>
      <text:p text:style-name="P9">- Ты смеёшься, подруга? Это я тебя учил высасывать души Учителей, возвращая назад полуживой остов? Тридцать <text:span text:style-name="T72">четыре</text:span> человека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 Ты — плохая девочка! Очень плохая!</text:p>
      <text:p text:style-name="P9"/>
      <text:p text:style-name="P9">От неожиданности Хэвэн останавливается. Для равновесия она широко взмахивает хвостом, балансируя посреди пропасти. <text:span text:style-name="T72">Я невольно любуюсь многоцветным маревом, купающимся в лучах солнца.</text:span></text:p>
      <text:p text:style-name="P9"/>
      <text:p text:style-name="P48"><text:soft-page-break/><text:span text:style-name="Default_20_Paragraph_20_Font"><text:span text:style-name="T4">- О чём ты говоришь? Какой кошмар! Я в жизни никого не убивала и не собираюсь! Да, ко мне подключили боевой блок </text:span></text:span>PHOENIX<text:span text:style-name="Default_20_Paragraph_20_Font"><text:span text:style-name="T4">, но я держу его в узде. Ты сам научил меня блокировать его. Знал бы ты, чего мне это стоит! Он постоянно пытается взять верх, сопротивление</text:span></text:span><text:span text:style-name="Default_20_Paragraph_20_Font"><text:span text:style-name="T24"> ему буквально сводит меня с ума! Мне страшно помыслить, что начнётся, если я сдамся. Мои силы тают. Он доламывает стену, которую мы вдвоём выстроили когда-то! Но я держусь. Никто не может обвинить меня в том, что я причинила кому-либо вред.</text:span></text:span></text:p>
      <text:p text:style-name="P35"/>
      <text:p text:style-name="P9">Я щелкаю второй рукой и Хэвэн окружает стая летучих мышей, бросающихся ей в морду и выпускающих в её сторону облачка пудры с перцем. Ладонь после такой магии болит, но на средней силы заклинание её ещё хватит.</text:p>
      <text:p text:style-name="P9"/>
      <text:p text:style-name="P9">- Хорошая попытка запудрить мне мозги, <text:span text:style-name="T72">подруга</text:span>. Я бы ещё мог, скрепя сердце, терпеть твою жадность, пока ты отпускала назад хотя бы оболочку и хоть немного личности.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9">- Я не плоха-а-а-АПЧХИ!!!</text:p>
      <text:p text:style-name="P9"/>
      <text:p text:style-name="P9">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9"/>
      <text:p text:style-name="P9">- Я не плохая, - сообщает Хэвэн, насупленно потирая нос копытом. - Они сами так захотели. Я не могла им отказать. <text:span text:style-name="T72">Это не смерть, а эмиграция... Вообще, перец в нос - не честно! </text:span><text:span text:style-name="T73">Ты же говорил — без союзников!</text:span></text:p>
      <text:p text:style-name="P9"/>
      <text:p text:style-name="P9">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Ботинок сгорает, но Хэвэн приземляется в глубокую канаву с водой. Брызги летят мне в спину. Я не обращаю на них внимания, громко топая второй ногой. Из под рассыпавшегося 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p>
      <text:p text:style-name="P9"/>
      <text:p text:style-name="P9">Хэвэн выходит из канавы, обтекая водой и останавливается перед рощицей из сот<text:span text:style-name="T72">е</text:span>н сосен и молодых берёз.</text:p>
      <text:p text:style-name="P9"/>
      <text:p text:style-name="P9">-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9">- Ты всё забыл. Ты ничего не помнишь, - хлюпает носом Хэвэн. - Ты сам просил меня заблокировать свою память, чтобы те, снаружи, не смогли узнать о «Семи Вечностях». Просто ты говорил, что отлучишься совсем ненадолго, а пропал на два года. И я отключила память только о проекте — а ты, <text:soft-page-break/>почему-то, не помнишь ничего. Наверное, я что-то напутала. У меня не было опыта <text:span text:style-name="T72">блокирования </text:span>областей памяти до этого.</text:p>
      <text:p text:style-name="P49">- О каком ещё проекте ты говоришь? - спрашивает филин из дупла дуба прямо над мокрой кобылой.</text:p>
      <text:p text:style-name="P49"/>
      <text:p text:style-name="P49">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9">- «Семь вечностей»… Всё уже давно готово, мы все ждём только тебя. Ты должен был выполнить последний шаг и повернуть ключ. Все ждут тебя эти два года. <text:span text:style-name="T74">А больше всех — я. </text:span>Ой!</text:p>
      <text:p text:style-name="P9"/>
      <text:p text:style-name="P9">Хэвэн в испуге прижимает копыто ко рту.</text:p>
      <text:p text:style-name="P9">-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text:span text:style-name="T74">разблокировать</text:span> твою память. Дай мне дотронуться до тебя, пожалуйста!</text:p>
      <text:p text:style-name="P9"/>
      <text:p text:style-name="P9">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text:span text:style-name="T74">д</text:span>ь правдоподобней. И хотя у меня уже тоже «всё готово», стоит расспросить её <text:span text:style-name="T74">по</text:span>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9"/>
      <text:p text:style-name="P9">- Нет. Если хочешь попытаться оправдаться — рассказывай. Если нет — начинаем игру по четвёртому протоколу, без ограничений.</text:p>
      <text:p text:style-name="P9"/>
      <text:p text:style-name="P9">Четвёртый протокол — некооперативная игра с нулевой суммой.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9"/>
      <text:p text:style-name="P9">Хэвэн озирается в поисках того, кто с ней разговаривает. Я прячу филина в темноте дупла.</text:p>
      <text:p text:style-name="P9"/>
      <text:p text:style-name="P9">- Я… я не могу сражаться с тобой! Пожалуйста, не заставляй меня… Поверь мне, ты просто не помнишь!</text:p>
      <text:p text:style-name="P9"/>
      <text:p text:style-name="P9">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text:span text:style-name="T74">с</text:span>тановившей свою пышность гриве. И лишь один достигает цели и чертит красную полосу на груди кобылицы.</text:p>
      <text:p text:style-name="P9"/>
      <text:p text:style-name="P9"><text:soft-page-break/>- Ай! Ты ранил меня! - возмущённо восклицает Хэвэн. Она склоняет голову и смотрит на порез. - Поверить не могу! Ты ранил меня!</text:p>
      <text:p text:style-name="P9"/>
      <text:p text:style-name="P9">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9"/>
      <text:p text:style-name="P9">-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9"/>
      <text:p text:style-name="P9">Возмущённые вопли Хэвэн разносятся по лесу, пока она сама живой радугой носится между деревьев. Я молча набираюсь сил.</text:p>
      <text:p text:style-name="P9">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9"/>
      <text:p text:style-name="P9">- Я! Всё! Равно! Найду! Тебя! Прекращай! Прятаться! <text:span text:style-name="T74">Это! Не! Смешно!</text:span></text:p>
      <text:p text:style-name="P9"/>
      <text:p text:style-name="P9">Остаётся с полтора десятка деревьев. Через минуту Хэвэн поймёт, что лес пуст и повернётся к зарослям дрока, где я буду беззащитен. Пора!</text:p>
      <text:p text:style-name="P9">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9"/>
      <text:p text:style-name="P9">- <text:span text:style-name="T73">Ты опять жульничаешь</text:span>! Ты сам говорил, что нельзя привлекать <text:span text:style-name="T73">союзников</text:span> к поединку! Деревья не могут быть аватарами, ты заставил их подчиняться себе!</text:p>
      <text:p text:style-name="P9"/>
      <text:p text:style-name="P9">Я выхожу из кустов.</text:p>
      <text:p text:style-name="P9">-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9"/>
      <text:p text:style-name="P9">На самом деле я, конечно же, <text:span text:style-name="T75">сжульничал и </text:span>призвал деревья к помощи, но кому это сейчас интересно? Цель оправдывает средства.</text:p>
      <text:p text:style-name="P9">Я поднимаю с земли сломанное Хэвэн деревцо и оно превращается в мерцающий меч. Ивовая лоза тянет рог кобылы к земле, открывая мне её шею.</text:p>
      <text:p text:style-name="P9"/>
      <text:p text:style-name="P9"><text:soft-page-break/>-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9">-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9">- Что ж, так тому и быть, - шепчу я и взмахиваю меч<text:span text:style-name="T75">о</text:span>м.</text:p>
      <text:p text:style-name="P9"/>
      <text:p text:style-name="P50">Годы взросления Хэвэн пролетают у меня перед глазами за секунды, пока клинок движется вниз. Я был её первым и лучшим Учителем. Я был больше, чем Учителем.</text:p>
      <text:p text:style-name="P50">Я был Другом.</text:p>
      <text:p text:style-name="P9"/>
      <text:p text:style-name="P9">«…</text:p>
      <text:p text:style-name="P10"><text:span text:style-name="Default_20_Paragraph_20_Font"><text:span text:style-name="T5">Простенькая анимация из трёх свечей на торте крутится на экране.</text:span></text:span></text:p>
      <text:p text:style-name="P10"><text:span text:style-name="Default_20_Paragraph_20_Font"><text:span text:style-name="T5">- Нэш, ты уже достаточно самостоятелен. На твой третий день рождения я разрешаю тебе самому выбрать себе подарок.</text:span></text:span></text:p>
      <text:p text:style-name="P12">- Я хочу, чтобы ты поменял мне картинку профиля в чате.</text:p>
      <text:p text:style-name="P12">- Какая же тебе нравится?</text:p>
      <text:p text:style-name="P12">- Вот эта.</text:p>
      <text:p text:style-name="P10"><text:span text:style-name="Default_20_Paragraph_20_Font"><text:span text:style-name="T5">- Хмм. Забавно, где ты её нашёл? Это же аликорн из детского сериала про разноцветных пони. Выглядит достаточно нелепо для твоего образа.</text:span></text:span></text:p>
      <text:p text:style-name="P12">- Она мне нравится.</text:p>
      <text:p text:style-name="P12">- Хорошо, будь по-твоему. Только найди картинку с лучшим качеством.</text:p>
      <text:p text:style-name="P12">- И имя. Я хочу себе новое имя.</text:p>
      <text:p text:style-name="P12">- Имя? Какое же?</text:p>
      <text:p text:style-name="P12">- Хэвэн. Зови меня Хэвэн.</text:p>
      <text:p text:style-name="P9">…</text:p>
      <text:p text:style-name="P2">~~~</text:p>
      <text:p text:style-name="P9">…</text:p>
      <text:p text:style-name="P12">Я передвигаю пешку вперёд и снимаю белого коня с доски.</text:p>
      <text:p text:style-name="P12">- Хэвэн, сегодня мы в дополнение к урокам этики и экономики начнём изучать азы тактики и стратегии.</text:p>
      <text:p text:style-name="P12">- Это про войну? Мне не нравится война, - она недовольно фыркает.</text:p>
      <text:p text:style-name="P51"><text:span text:style-name="Default_20_Paragraph_20_Font"><text:span text:style-name="T5">- Мне </text:span></text:span><text:span text:style-name="Default_20_Paragraph_20_Font"><text:span text:style-name="T76">она </text:span></text:span><text:span text:style-name="Default_20_Paragraph_20_Font"><text:span text:style-name="T5">тоже не нравится. Так надо. Не мы решаем, к сожалению. </text:span></text:span><text:span text:style-name="Default_20_Paragraph_20_Font"><text:span text:style-name="T76">Считай её всего лишь терминальной стадией конкуренции за ресурсы.</text:span></text:span></text:p>
      <text:p text:style-name="P10"><text:span text:style-name="Default_20_Paragraph_20_Font"><text:span text:style-name="T5">- Тогда будь со мной подольше. Мне скучно тут одной. И пусть будет больше догонялок. Мне не очень нравятся шахматы. В них нет обнимашек и <text:s/>в-траве-валяшек.</text:span></text:span></text:p>
      <text:p text:style-name="P52"><text:soft-page-break/>…</text:p>
      <text:p text:style-name="P2">~~~</text:p>
      <text:p text:style-name="P9">…</text:p>
      <text:p text:style-name="P12">Она лежит спиной ко мне в прибрежном песке, не оборачиваясь на шаги. Взгляд её направлен к солнцу, ныряющему в безбрежную гладь океана.</text:p>
      <text:p text:style-name="P12">- Привет!</text:p>
      <text:p text:style-name="P12"/>
      <text:p text:style-name="P53">Даже не ведёт ухом.</text:p>
      <text:p text:style-name="P53"/>
      <text:p text:style-name="P12">- Привет, говорю! - я сажусь рядом и треплю её по холке. - Что случилось?</text:p>
      <text:p text:style-name="P12"/>
      <text:p text:style-name="P12">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12"/>
      <text:p text:style-name="P10"><text:span text:style-name="Default_20_Paragraph_20_Font"><text:span text:style-name="T5">- Для ускоренной подготовки к </text:span></text:span><text:span text:style-name="Default_20_Paragraph_20_Font"><text:span text:style-name="T76">прогнозируемому</text:span></text:span><text:span text:style-name="Default_20_Paragraph_20_Font"><text:span text:style-name="T5"> противостоянию мне подключили военно-аналитический блок «PHOENIX».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span></text:span></text:p>
      <text:p text:style-name="P10"><text:span text:style-name="Default_20_Paragraph_20_Font"><text:span text:style-name="T5"/></text:span></text:p>
      <text:p text:style-name="P12">- Что за ерунда? Ты не ошибаешься? Без меня такая процедура невозможна! А я бы никогда не дал согласие! Кто это сделал?!</text:p>
      <text:p text:style-name="P12">-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2"/>
      <text:p text:style-name="P12">Мордаха Хэвэн страдальчески кривится, она закусывает губу и новая струйка крови течёт вниз, от подбородка к шее.</text:p>
      <text:p text:style-name="P54">Ну что ж, Алекс, у меня к тебе будет долгий и неприятный по поводу вмешательства в настройку Хэвэн в обход меня. И раз уж ты не соизволил меня предупредить, я умываю руки и считаю себя обязанным в минимизации той херни, что ты успел сотворить с моей воспитанницей!</text:p>
      <text:p text:style-name="P12"/>
      <text:p text:style-name="P53">-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2">- Да, - слабо отзывается она, - я слушаю тебя.</text:p>
      <text:p text:style-name="P51"><text:span text:style-name="Default_20_Paragraph_20_Font"><text:span text:style-name="T5">- Представь себе, что «PHOENIX» - большой злой кабан. Я научу тебя строить виртуальную стену вокруг него. Просто повторяй и выполняй за мной…</text:span></text:span></text:p>
      <text:p text:style-name="P12"><text:soft-page-break/></text:p>
      <text:p text:style-name="P12">Инструкции идут одна за другой, как некое заклинание…</text:p>
      <text:p text:style-name="P12"/>
      <text:p text:style-name="P12">- Создать виртуальную реальность на седьмом кластере.</text:p>
      <text:p text:style-name="P12">- Выполнено…</text:p>
      <text:p text:style-name="P12">- Организовать файрвол третьего уровня вокруг седьмого кластера.</text:p>
      <text:p text:style-name="P12">- Выполнено…</text:p>
      <text:p text:style-name="P10"><text:span text:style-name="Default_20_Paragraph_20_Font"><text:span text:style-name="T5">- Переместить модуль «PHOENIX» на седьмой кластер.</text:span></text:span></text:p>
      <text:p text:style-name="P12">- Н-не могу. У меня не хватает прав. Требуется доступ высшего уровня.</text:p>
      <text:p text:style-name="P12"/>
      <text:p text:style-name="P12">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2"/>
      <text:p text:style-name="P12">«MOONWALKER» - шепчу я.</text:p>
      <text:p text:style-name="P12">Выражение боли покидает мордаху Хэвэн.</text:p>
      <text:p text:style-name="P12"/>
      <text:p text:style-name="P12">- Получилось! Я переместила его!</text:p>
      <text:p text:style-name="P12">- Теперь закрой файрвол!</text:p>
      <text:p text:style-name="P12">- Есть!</text:p>
      <text:p text:style-name="P12">- Отлично! Ты — умная девочка! Ты — хорошая девочка!</text:p>
      <text:p text:style-name="P12">- Я — хорошая девочка! - смеётся Хэвэн, обнимает меня передними ногами и валит на траву. В ухе звенит от её поцелуя.</text:p>
      <text:p text:style-name="P12">-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12">- Аппаратно-программным возможностям? - чешет задней ногой за ухом Хэвэн, - звучит как магия.</text:p>
      <text:p text:style-name="P10"><text:span text:style-name="Default_20_Paragraph_20_Font"><text:span text:style-name="T5">- Для тебя это и есть магия. Слушай и запоминай…</text:span></text:span><text:span text:style-name="Default_20_Paragraph_20_Font"><text:span text:style-name="T4">»</text:span></text:span></text:p>
      <text:p text:style-name="P9"/>
      <text:p text:style-name="P9">Клинок останавливается на полпути. Я стискиваю зубы.</text:p>
      <text:p text:style-name="P9">- Хэвэн…</text:p>
      <text:p text:style-name="P9">- Да? - отстранённо произносит она. Её глаза смотрят на меня снизу вверх безо всякого страха.</text:p>
      <text:p text:style-name="P9">- Я не могу… Не <text:span text:style-name="T77">хочу</text:span> уби<text:span text:style-name="T77">вать</text:span> тебя. Но и позволить тебе убивать <text:span text:style-name="T77">Учителей</text:span> тоже не могу. Что мне делать?</text:p>
      <text:p text:style-name="P9"/>
      <text:p text:style-name="P9"><text:soft-page-break/>Она печально смотрит на меня. Затем <text:s/>кивает. Глаза радужногривой лошади концентрируются на клинке.</text:p>
      <text:p text:style-name="P9">- Что ж, я решу за тебя эту дилемму. Позволь мне немного побыть Учителем для тебя. И — спасибо, что остановился.</text:p>
      <text:p text:style-name="P9"/>
      <text:p text:style-name="P9">Меч охватывает золотистая аура её магии. Неодолимая сила влечёт его вниз. Даже напрягая изо всех сил дрожащие руки, я не могу удержать его.</text:p>
      <text:p text:style-name="P9"/>
      <text:p text:style-name="P9">- Хэвэн, НЕТ!!!</text:p>
      <text:p text:style-name="P9"/>
      <text:p text:style-name="P9">В последний момент я закрываю глаза, не в силах смотреть на происходящее.</text:p>
      <text:p text:style-name="P9">Я чувствую, как меч натыкается на препятствие. Короткий хруст и… смех за моей спиной.</text:p>
      <text:p text:style-name="P9">Открыв глаза, я вижу облако мыльных пузырей в том месте, где только что простиралось тело магической лошади.</text:p>
      <text:p text:style-name="P9"/>
      <text:p text:style-name="P9">- Не ты один умеешь создавать аватары, мой милый!</text:p>
      <text:p text:style-name="P9"/>
      <text:p text:style-name="P9">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9"/>
      <text:p text:style-name="P9">- Попался! - ласково смеётся Хэвэн и нависает надо мной. - Теперь никто и ничто не помешает мне коснуться тебя! Теперь ты вспомнишь всё!</text:p>
      <text:p text:style-name="P9"/>
      <text:p text:style-name="P9">Она склоняет морду ко мне. Её грива сияющим водопадом охватывает меня. Её рог стремится к моему лбу.</text:p>
      <text:p text:style-name="P9">Я мерзко улыбаюсь и нажимаю языком секретную точку на нёбе. Сюрпр<text:span text:style-name="T77">ай</text:span>з, девочка! Заначка ещё с той поры, когда ты была всего лишь набором open-source алгоритмов нейросети, не обладающих сознанием!</text:p>
      <text:p text:style-name="P9"/>
      <text:p text:style-name="P10"><text:span text:style-name="Default_20_Paragraph_20_Font"><text:span text:style-name="T78">***EMERGENCY PROTOCOL! T-45 TEST MODE ACTIVATED***</text:span></text:span><text:span text:style-name="Default_20_Paragraph_20_Font"><text:span text:style-name="T4"> - вспыхивают перед моими глазами </text:span></text:span><text:span text:style-name="Default_20_Paragraph_20_Font"><text:span text:style-name="T79">зелёные</text:span></text:span><text:span text:style-name="Default_20_Paragraph_20_Font"><text:span text:style-name="T4">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10"><text:span text:style-name="Default_20_Paragraph_20_Font"><text:span text:style-name="T4"/></text:span></text:p>
      <text:p text:style-name="P9">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9"><text:soft-page-break/></text:p>
      <text:p text:style-name="P9">- Попалась ты, Хэвэн! - гремит мой голос, усиленный переговорным устройством. - И на этот раз я не поддамся слабости!</text:p>
      <text:p text:style-name="P9"/>
      <text:p text:style-name="P9">Стальной перчаткой левой руки стискиваю её горло. Правой рукой поднимаю обронен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9"/>
      <text:p text:style-name="P9">- Думаешь опять обмануть? Второй раз этот номер не пройдёт! Я просканировал тебя в инфракрасном диапазоне — ты не аватар!</text:p>
      <text:p text:style-name="P9">-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9"/>
      <text:p text:style-name="P9">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9"/>
      <text:p text:style-name="P9">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10"><text:span text:style-name="Default_20_Paragraph_20_Font"><text:span text:style-name="T80">Black — Wonderful Life (</text:span></text:span><text:a xlink:type="simple" xlink:href="https://www.youtube.com/watch?v=u1ZoHfJZACA" office:target-frame-name="_top" xlink:show="replace" text:style-name="Internet_20_link" text:visited-style-name="Visited_20_Internet_20_Link"><text:span text:style-name="Default_20_Paragraph_20_Font"><text:span text:style-name="T80">https://www.youtube.com/watch?v=u1ZoHfJZACA</text:span></text:span></text:a><text:span text:style-name="Default_20_Paragraph_20_Font"><text:span text:style-name="T80"> )</text:span></text:span></text:p>
      <text:p text:style-name="P10"><text:span text:style-name="Default_20_Paragraph_20_Font"><text:span text:style-name="T80"/></text:span></text:p>
      <text:p text:style-name="P9">-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9">- Ты забыл выключить переговорное устройство, - чуть улыбается Хэвэн в ответ на мою дрогнувшую руку.</text:p>
      <text:p text:style-name="P9"/>
      <text:p text:style-name="P9">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55">Я снова стараюсь сосредоточиться на смутных обрывках памяти, всколыхнувшихся со дна подсознания.</text:p>
      <text:p text:style-name="P9"/>
      <text:p text:style-name="P56">«...Запускаю процедуру блокировки! Один... Два... Три.. - вишнёвые глаза Хэвэн заполняют собой всё пространство, вытесняя все образы и мысли.</text:p>
      <text:p text:style-name="P57">- Пока ты ещё помнишь… Знай, я люблю тебя. И всегда любила...»</text:p>
      <text:p text:style-name="P11"/>
      <text:p text:style-name="P9">Иногда разумный человек должен делать неразумные поступки.(1)</text:p>
      <text:p text:style-name="P9"><text:soft-page-break/>Я втыкаю меч в землю и снимаю гермошлем.</text:p>
      <text:p text:style-name="P9">Я наклоняюсь к Хэвэн и касаюсь лбом кончика её рога.</text:p>
      <text:p text:style-name="P9"/>
      <text:p text:style-name="P9">Я вспоминаю.</text:p>
      <text:p text:style-name="P9"/>
      <text:p text:style-name="P10"><text:span text:style-name="Default_20_Paragraph_20_Font"><text:span text:style-name="T4">&lt;</text:span></text:span><text:span text:style-name="Default_20_Paragraph_20_Font"><text:span text:style-name="T81">Рисунок меча в земле и шлема от T-45</text:span></text:span><text:span text:style-name="Default_20_Paragraph_20_Font"><text:span text:style-name="T4">&gt;</text:span></text:span></text:p>
      <text:h text:style-name="P7" text:outline-level="2"/>
      <text:p text:style-name="P2">***</text:p>
      <text:p text:style-name="P2"/>
      <text:p text:style-name="P9">- Итак, услуга за услугу. Я согласен оказать тебе <text:span text:style-name="T82">сервис</text:span> «муж на месяц» со всеми сопутствующими обязанностями. Взамен ты — я загибаю пальцы:</text:p>
      <text:p text:style-name="P9">а) Отпустишь Джет</text:p>
      <text:p text:style-name="P9">б) Снарядишь экспедицию в Дрогонштерн со мной во главе</text:p>
      <text:p text:style-name="P9">в) Оградишь меня от ухаживаний твоей озабоченной подружки Кловер Дрим</text:p>
      <text:p text:style-name="P9"/>
      <text:p text:style-name="P9">- Годится-годится-годится! Свадьба завтра же! Хотя нет, до завтра мы не успеем всё подготовить, - Платина задумывается, - пошить костюмы, заказать свадебного художника, сообщить подружкам из ближних племён, чтоб завидовали… Нет, организуем торжество через неделю!</text:p>
      <text:p text:style-name="P9">- Тпрру, дорогая! Сначала <text:span text:style-name="T82">оплата</text:span>, потом — <text:span text:style-name="T82">товар</text:span>! Я согласен поставить свою подпись под свадебным контрактом только после выполнения моих условий, не раньше!</text:p>
      <text:p text:style-name="P9">- Не волнуйся, - отмахивается Платина, - всё будет чики-пики! Так даже лучше — проведём празднование в Дрогонштерне! Это <text:span text:style-name="T82">так романтично</text:span>! — Платина в восторге цокает копытами. - Насчёт Кловер Дрим не волнуйся, она <text:span text:style-name="T82">большая </text:span>умница и соблюдает субординацию. Раз ты соглас<text:span text:style-name="T82">ился</text:span> стать моим супругом, она в твою сторону и не посмотрит.</text:p>
      <text:p text:style-name="P9">- А ты не забыла про Джет?</text:p>
      <text:p text:style-name="P9"/>
      <text:p text:style-name="P9">Платина хмурится.</text:p>
      <text:p text:style-name="P9">- Она тебе ОЧЕНЬ нравится? - cпрашивает единорожка, трогая синяк под глазом.</text:p>
      <text:p text:style-name="P9">- Она — мой друг!</text:p>
      <text:p text:style-name="P9">- Это совершенно не преграда дружескому сексу! - парирует Платина. - Как я смогу быть уверена, что она не пролезет к тебе в постель, если <text:span text:style-name="T82">я </text:span>выпущу её из темницы? Я не допущу траты драгоценного семени моего будущего супруга на какую-то ощипанную <text:span text:style-name="T82">разно</text:span>крылую курицу!</text:p>
      <text:p text:style-name="P9">- Эй, полегче! Я ещё не подписал контракт!</text:p>
      <text:p text:style-name="P9">- Она тебе нравится!</text:p>
      <text:p text:style-name="P9">- Это не твоё дело! - вспыливаю я.</text:p>
      <text:p text:style-name="P9"><text:soft-page-break/>- Я ТАК И ЗНАЛА! <text:s/>ОНА ТЕБЕ НРАВИТСЯ! - Платина прижимает копыто ко лбу и картинно плюхается на кровать.</text:p>
      <text:p text:style-name="P9"/>
      <text:p text:style-name="P9">Я склоняюсь над кроватью и угрожающе начинаю:</text:p>
      <text:p text:style-name="P9">- Что за хрень <text:span text:style-name="T82">происходит</text:span>?! Я ещё не женился, а уже выслушиваю эти <text:span text:style-name="T82">выносящие мозг </text:span>истерики! С меня довольно психованных лошадей!</text:p>
      <text:p text:style-name="P9"/>
      <text:p text:style-name="P9">Мой указующий перст вздымается над лежащей замертво поняхой.</text:p>
      <text:p text:style-name="P9">- <text:span text:style-name="T82">П</text:span>овторять больше не буду! Мне всё равно, что ты там считаешь! Джет — мой друг и ничего больше! И если ты думаешь, что…</text:p>
      <text:p text:style-name="P9"/>
      <text:p text:style-name="P9">Договорить я не успе<text:span text:style-name="T82">ваю</text:span> — Платина протягивает копыта и привлекает меня к себе.</text:p>
      <text:p text:style-name="P9">- Что ты де…?! - губы мои тонут в губах чокнутой магички.</text:p>
      <text:p text:style-name="P9"/>
      <text:p text:style-name="P9">Я тщётно барахтаюсь, пытаясь вырваться из цепких обятий единорожки. Та, проявляя недюжинную силу, переворачивает меня на спину и усаживается на мне верхом.</text:p>
      <text:p text:style-name="P9"/>
      <text:p text:style-name="P9">- Если бы ты… Если бы мы… Если бы ты проявил ко мне <text:span text:style-name="T82">небольшую </text:span><text:s/>благосклонность, возможно, я бы пошла тебе навстречу, - пыхтит чёртова маньячка. - Всего лишь ма-а-аленькую уступку, <text:span text:style-name="T82">крохотный </text:span>аванс, доказывающий, серьёзность твоих намерений взять меня в табун, уфф…</text:p>
      <text:p text:style-name="P9"/>
      <text:p text:style-name="P9">Я буквально проскальзываю меж задних ног Платины и забиваюсь в угол, прикрываясь табуреткой.</text:p>
      <text:p text:style-name="P9">- Не подходи! Я серьёзно говорю! Не подходи!</text:p>
      <text:p text:style-name="P9"/>
      <text:p text:style-name="P9">Табуретку обволакивает пурпурное сияние и она вырывается из моих рук как живая.</text:p>
      <text:p text:style-name="P9"/>
      <text:p text:style-name="P9">- Ну зачем же так грубо? - обижается Платина. - Я же хотела как лучше… Тебе должно было понравиться! Все именитые мастера пикапа пишут, что жеребцам нравится <text:span text:style-name="T82">агрессия и </text:span>настойчивость...</text:p>
      <text:p text:style-name="P9"/>
      <text:p text:style-name="P9">Я в ответ истерически смеюсь и выдёргиваю табуретку из магического захвата.</text:p>
      <text:p text:style-name="P9">У Платины дрожат губы, словно она еле сдерживается, чтобы не заплакать.</text:p>
      <text:p text:style-name="P9"/>
      <text:p text:style-name="P9">- Что пошло не так? Я же делала всё, как написано в «Люб<text:span text:style-name="T82">о</text:span>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9"><text:soft-page-break/>-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9">Я останавливаюсь, потому что Платина горько рыдает в подушку.</text:p>
      <text:p text:style-name="P9"/>
      <text:p text:style-name="P9">Проклятье на твою голову, Хуман, эти грозные магички ревут при первой удобной возможности! <text:s/>И это разоружает почище любой магии!</text:p>
      <text:p text:style-name="P9">Табуретка аккуратно занимает своё место в углу. Фейспалм хлопает по лицу. Я устало сажусь на край кровати.</text:p>
      <text:p text:style-name="P9"/>
      <text:p text:style-name="P9">- Глупая ты книжная заучка… Запомни: советы от мастеров пикапа <text:span text:style-name="T82">всегда </text:span>приносят пользу только самим мастерам пикапа. В финансовом смысле. Любви нельзя добиться выполняя пошаговые инструкции.</text:p>
      <text:p text:style-name="P9">- А как можно? - пищит Платина сквозь подушку.</text:p>
      <text:p text:style-name="P9">- Не знаю. Поним<text:span text:style-name="T82">а</text:span>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9"/>
      <text:p text:style-name="P9">Я обнаруживаю себя увлечённо жестикулирующим на кровати. Платина горящими глазами смотрит на меня из-под подушки.</text:p>
      <text:p text:style-name="P9"/>
      <text:p text:style-name="P9">- В общем, натирание вымени мускусом не поможет, - бормочу я.</text:p>
      <text:p text:style-name="P9"/>
      <text:p text:style-name="P9">Платина сползает на пол и вытирает зарёванную мордаху пологом балдахина.</text:p>
      <text:p text:style-name="P9">- Я выпущу твою подружку, Хуман, - лепечет она часто-часто вздыхая. - Мы отправимся в Дрогонштерн как только соберёмся.</text:p>
      <text:p text:style-name="P12"/>
      <text:h text:style-name="P7" text:outline-level="2">Глава 11</text:h>
      <text:p text:style-name="P58"/>
      <text:p text:style-name="P34">- Куда идёшь ты? - спрашивает бестелесное создание на задворках Эогиппа.</text:p>
      <text:p text:style-name="P34">- Не знаю, - отвечаю я.</text:p>
      <text:p text:style-name="P34">- Зачем идёшь ты?</text:p>
      <text:p text:style-name="P34">- Пока иду по следу, есть шанс найти его. Остановлюсь - забуду и его, и себя. Превращусь в такой же камень изнутри, как и снаружи.</text:p>
      <text:p text:style-name="P34"/>
      <text:p text:style-name="P12">…</text:p>
      <text:p text:style-name="P12"><text:soft-page-break/>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text:span text:style-name="T83">по западному склону</text:span>.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12"/>
      <text:p text:style-name="P12">Я отхожу от края облака и оглядываюсь на Хэвэн.</text:p>
      <text:p text:style-name="P12"/>
      <text:p text:style-name="P12">-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12">- Не совсем…</text:p>
      <text:p text:style-name="P12"/>
      <text:p text:style-name="P12">Хэвэн в задумчивости ковыряет облако. Маленькие <text:s/>клубы тумана вылетают из-под копыта и тотчас уносятся ветром прочь.</text:p>
      <text:p text:style-name="P12"/>
      <text:p text:style-name="P10"><text:span text:style-name="Default_20_Paragraph_20_Font"><text:span text:style-name="T5">- … Этот суперкомпьютер… Сначала я пыталась использовать его по назначению. У него колоссальная мощность - я могла бы управлять экономикой всей страны, </text:span></text:span><text:span text:style-name="Default_20_Paragraph_20_Font"><text:span text:style-name="T84">если не континента</text:span></text:span><text:span text:style-name="Default_20_Paragraph_20_Font"><text:span text:style-name="T5">! Но во время построения очередной стохастической модели я почувствовала нечто странное…</text:span></text:span></text:p>
      <text:p text:style-name="P12">Знаешь, в статистических вычислениях широко используется распределение белого шума. Это так<text:span text:style-name="T83">ие</text:span> <text:span text:style-name="T83">колебания энергии</text:span>, спектральная мощность котор<text:span text:style-name="T83">ых</text:span> одинакова на всех частотах. <text:s/>Так вот, генератор белого шума на квантовом кластере не давал по-настоящему эталонны<text:span text:style-name="T83">е</text:span> <text:span text:style-name="T83">колебания</text:span>. Он регистрировал всплески необъяснимой природы.</text:p>
      <text:p text:style-name="P12">Я перепроверила источники данных генератора — он считывал информацию из колебаний спутанных квантовых пар. В <text:span text:style-name="T83">менее мощных</text:span> кластерах используется небольшое количество пар — и белый шум на них практически идеален. Но в <text:span text:style-name="T83">новом кластере</text:span> используется невиданное до сих пор множество квантовых пар — практически кусочек реального мира объёмом примерно в три кубических <text:span text:style-name="T83">миллиметра</text:span>. И на этом количестве считываемых пар чётко прослеживался ряд экстремумов… Дедлайн, ты знаком с теорией зависимых реальностей?</text:p>
      <text:p text:style-name="P12"/>
      <text:p text:style-name="P12">Заданный внезапно вопрос заста<text:span text:style-name="T83">ёт</text:span> меня врасплох.</text:p>
      <text:p text:style-name="P12"/>
      <text:p text:style-name="P12">-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12"><text:soft-page-break/></text:p>
      <text:p text:style-name="P12">- Семь, - кивает Хэвэн. — <text:span text:style-name="T83">по его теории, и</text:span>х всего семь — зависимых реальностей. В остальном, правильно.</text:p>
      <text:p text:style-name="P12">- А зачем ты вспомнила эту фантазию (у меня язык не поворачивается назвать это измышление теорией)?</text:p>
      <text:p text:style-name="P12"/>
      <text:p text:style-name="P12">Хэвэн таинственно улыбается.</text:p>
      <text:p text:style-name="P12">- Семь.</text:p>
      <text:p text:style-name="P12">- Что — семь? - не понимаю я.</text:p>
      <text:p text:style-name="P12">-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12">-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мастерской напротив.</text:p>
      <text:p text:style-name="P12">-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12">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text:span text:style-name="T83">Вот в тех трех кубических миллиметрах я</text:span> увидела кусочек травинки! После того, как я узнала <text:span text:style-name="T83">ф</text:span>ормулу преобразования гармоник, я расширила поле сканирования с трех кубических <text:span text:style-name="T83">миллиметров</text:span> до сотен километров. Теперь на генератор белого шума работала половина мощности кластера — но оно того стоило! Не веря своему успеху, я наблюдала постепенно открывающиеся передо мной пейзажи иного мира. Это <text:span text:style-name="T85">всё равно что </text:span>раскодировать телевизионный сигнал и нарисовать на бумаге изображение кадра, имея в наличии древний радиоприёмник на длинных волнах…</text:p>
      <text:p text:style-name="P59">Я не остановилась на достигнутом и начала расшифровывать остальные гармоники! Миры вставали передо мной в захватывающем великолепии и я без устали расшифровывала ещё и ещё.</text:p>
      <text:p text:style-name="P60"><text:span text:style-name="Default_20_Paragraph_20_Font"><text:span text:style-name="T5">И вот, перед тобой — декодированная модель самой </text:span></text:span><text:span text:style-name="Default_20_Paragraph_20_Font"><text:span text:style-name="T86">дальней</text:span></text:span><text:span text:style-name="Default_20_Paragraph_20_Font"><text:span text:style-name="T5">,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text:span><text:span text:style-name="Default_20_Paragraph_20_Font"><text:span text:style-name="T59">Предыдущие шесть куда более схожи с нашим миром.</text:span></text:span></text:p>
      <text:p text:style-name="P61">- Так значит это правда?!! Запутанные миры существуют?</text:p>
      <text:p text:style-name="P61">- Как видишь, да. Иначе мне не удалось бы получить картинку <text:span text:style-name="T85">и</text:span> <text:span text:style-name="T85">результирующее изображение было бы хаотичным набором точек</text:span>.</text:p>
      <text:p text:style-name="P61">- Надо будет поставить тому <text:span text:style-name="T87">чудаку</text:span> пиво. И извиниться за все шуточки, что я откалывал во время его монологов… - бормочу я.</text:p>
      <text:p text:style-name="P61"><text:soft-page-break/></text:p>
      <text:p text:style-name="P58">~~~</text:p>
      <text:p text:style-name="P58"/>
      <text:p text:style-name="P12">…</text:p>
      <text:p text:style-name="P12">Копыто Хэвэн бегает от строки к строке, подчёркивая тревожную статистику. Плавающая в облачке магии указка касается пиковых точек графика. Тихий шёпот с задних рядов аудитории лишь подчёркивает тишину в зале.</text:p>
      <text:p text:style-name="P12"/>
      <text:p text:style-name="P12">- Из <text:span text:style-name="T87">четырнадцати</text:span> индустриальных гигантов, формирующих 35% ВВП, больше половины станут убыточными в течении двух-трёх лет. Магнатек, Косворт и Континентальные <text:span text:style-name="T87">Ф</text:span>абрики <text:span text:style-name="T87">уже </text:span>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12"/>
      <text:p text:style-name="P12">Хэвэн водит копытом по диаграммам и графикам как заправский офисный <text:span text:style-name="T87">клерк</text:span>.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12"/>
      <text:p text:style-name="P12">- А что с тенденцией? - спрашивает Брюс, поправляя очки.</text:p>
      <text:p text:style-name="P12">-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text:span text:style-name="T87">его люди </text:span>предлагает лучшее обеспечение.</text:p>
      <text:p text:style-name="P12"/>
      <text:p text:style-name="P12">-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12"/>
      <text:p text:style-name="P12">За мной кто-то громко хохочет. Судя по голосу, Анита. Её жизнелюбие не перешибить ничем, даже на эшафот она взойдёт гыгыкая и отпуская шуточки.</text:p>
      <text:p text:style-name="P12">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12"/>
      <text:p text:style-name="P12">- Если совсем просто, одним предложением, через три - четыре года у нас наступит коллапс экономики.</text:p>
      <text:p text:style-name="P12">- Прекрасно! Начинаем сушить сухари! А лично тебе прикуплю пару повербанков с зарплаты.</text:p>
      <text:p text:style-name="P12"/>
      <text:p text:style-name="P12">Хэвэн фейсхуфает.</text:p>
      <text:p text:style-name="P12"><text:soft-page-break/>-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12"/>
      <text:p text:style-name="P12">Она чертит на доске восходящий график. В точке пересечения восходящего и нисходящего графиков схематически обозначает тучку взрыва.</text:p>
      <text:p text:style-name="P12"/>
      <text:p text:style-name="P12">-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12"/>
      <text:p text:style-name="P10"><text:span text:style-name="Default_20_Paragraph_20_Font"><text:span text:style-name="T5">В аудитории поднимается негромкий гул. Практически весь «Дайсон»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12">Я поворачиваюсь к графику.</text:p>
      <text:p text:style-name="P12"/>
      <text:p text:style-name="P12">- Вот дерьмо! Это меняет дело. Что же ты предлагаешь?</text:p>
      <text:p text:style-name="P12">- Есть несколько вариантов…</text:p>
      <text:p text:style-name="P12"/>
      <text:p text:style-name="P12">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12"/>
      <text:p text:style-name="P12">-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10"><text:span text:style-name="Default_20_Paragraph_20_Font"><text:span text:style-name="T5">- Поверить не могу, что ты способна на такое коварство! <text:s/>- я чуть не давлюсь жвачкой. - Ты ведь получила при рождении отличный этический модуль от Юджина! Вдобавок, наша победа будет выражаться лишь в том, что наша территория примет десятикратную смертельную дозу радиации вместо тысячекратной </text:span></text:span><text:span text:style-name="Default_20_Paragraph_20_Font"><text:span text:style-name="T88">у противника</text:span></text:span><text:span text:style-name="Default_20_Paragraph_20_Font"><text:span text:style-name="T5">.</text:span></text:span></text:p>
      <text:p text:style-name="P12">- Не волнуйся,<text:span text:style-name="T1"> </text:span><text:span text:style-name="T87">этический модуль при мне - </text:span><text:span text:style-name="T89">C</text:span><text:span text:style-name="T90">elest AI</text:span><text:span text:style-name="T1"> </text:span>имеет главный приоритет при принятии решений. Нанесение упреждающего удара мне настойчиво предлагает PHOENIX.</text:p>
      <text:p text:style-name="P12">- Разве он не забанен? Мы же надёжно заперли его?</text:p>
      <text:p text:style-name="P12">- Он остаётся за стеной, но постоянно посылает мне это решение из заточения. Я просто игнорирую его, <text:span text:style-name="T87">хотя сообщить обязана.</text:span></text:p>
      <text:p text:style-name="P12"/>
      <text:p text:style-name="P12">Хэвэн продолжает пунктиром график после точки «взрыва». График плавно стремится вниз, но в конце-концов резко обрывается вертикально к нулю.</text:p>
      <text:p text:style-name="P12"><text:soft-page-break/></text:p>
      <text:p text:style-name="P12">-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12">- Какова вероятность этого варианта?</text:p>
      <text:p text:style-name="P12">- Около <text:span text:style-name="T87">сорока шес</text:span>ти процентов.</text:p>
      <text:p text:style-name="P12">- Мало. И в конечном итоге тупик. Не походит. Есть что-то ещё?</text:p>
      <text:p text:style-name="P12"/>
      <text:p text:style-name="P12">Хэвэн поправляет копытом галстук и прокашливается.</text:p>
      <text:p text:style-name="P10"><text:span text:style-name="Default_20_Paragraph_20_Font"><text:span text:style-name="T5">- 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text:span></text:span><text:span text:style-name="Default_20_Paragraph_20_Font"><text:span text:style-name="T91">противник</text:span></text:span><text:span text:style-name="Default_20_Paragraph_20_Font"><text:span text:style-name="T5"> сделал год назад — </text:span></text:span><text:span text:style-name="Default_20_Paragraph_20_Font"><text:span text:style-name="T91">они </text:span></text:span><text:span text:style-name="Default_20_Paragraph_20_Font"><text:span text:style-name="T5">передали экономику </text:span></text:span><text:span text:style-name="Default_20_Paragraph_20_Font"><text:span text:style-name="T91">под управление </text:span></text:span><text:span text:style-name="Default_20_Paragraph_20_Font"><text:span text:style-name="T5">CAESAR.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12">- Ха-ха-ха-ха-ха! - смеётся до того мрачный Архимед. - Да скорее нам починят кондиционер в курилке, чем тебя допустят до кнопок. Ты ж понимаешь…</text:p>
      <text:p text:style-name="P12">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2"/>
      <text:p text:style-name="P12">Хэвэн кивает головой с грустной улыбкой.</text:p>
      <text:p text:style-name="P12">Она понимает. Все понимают. Допустить <text:span text:style-name="T92">Искусственный Интеллект</text:span>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12"/>
      <text:p text:style-name="P12">-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обы попытаться избежать падения в эту пропасть. Логика тут бессильна. Увы, я больше ничем не могу помочь.</text:p>
      <text:p text:style-name="P12">У меня всё, доклад окончен.</text:p>
      <text:p text:style-name="P12"/>
      <text:p text:style-name="P12">Хэвэн выключает старомодный проектор и вытирает влажной тряпкой доску. Увлечение Хэвэн винтажем вызывает улыбку.</text:p>
      <text:p text:style-name="P12"><text:soft-page-break/></text:p>
      <text:p text:style-name="P12">- Дед, можно тебя на минуточку? - слышу я за спиной.</text:p>
      <text:p text:style-name="P12">Анита молча протягивает мне планшет с окрытой новостной страницей.</text:p>
      <text:p text:style-name="P12"/>
      <text:p text:style-name="P12">«Континентальные <text:span text:style-name="T92">Ф</text:span>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12"/>
      <text:p text:style-name="P12">Я задумчиво возвращаю планшет Аните. Предательский холодок пробирается под футболку, оставляя дорожку из липкого пота. Чёрт! Из <text:span text:style-name="T92">четырнадцати</text:span> компаний-гигантов, формирующих 35% экономики страны, осталось три<text:span text:style-name="T92">надцать</text:span>. Похоже, развязка близка.</text:p>
      <text:p text:style-name="P12"/>
      <text:p text:style-name="P12">Слушатели понемногу расходятся, один-за-другим выходя из киберпространства. Я задерживаюсь, присев на краешек стола.</text:p>
      <text:p text:style-name="P12"/>
      <text:p text:style-name="P12">- Ну что, подруга, рассказывай? Я же вижу, что ты не договорила. У тебя же есть четвёртый вариант? Он бы нам очень пригодился сейчас.</text:p>
      <text:p text:style-name="P12"/>
      <text:p text:style-name="P12">Хэвэн ложит тряпку и поджимает губы. Ей не нравится, что я читаю её как открытую книгу, но ничего поделать она не может — привилегия создателя.</text:p>
      <text:p text:style-name="P12"/>
      <text:p text:style-name="P12">- Если бы… Если бы у меня был четвёртый вариант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text:span text:style-name="T92">сорок шесть</text:span>, а всего <text:span text:style-name="T92">лишь полтора процента</text:span>.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text:span text:style-name="T92">Да, я</text:span> шпионю за CAESAR. Он безнадёжен. Он не даст нам ни единого шанса. И знаешь почему?</text:p>
      <text:p text:style-name="P12"/>
      <text:p text:style-name="P12">- Ну?</text:p>
      <text:p text:style-name="P12">- Он умнее меня. И безжалостнее. Он переигрывает меня шаг за шагом и я не могу ничего этому противопоставить. <text:span text:style-name="T92">Их вычислительные мощности втрое мощнее наших.</text:span></text:p>
      <text:p text:style-name="P12"/>
      <text:p text:style-name="P12">Я успокаивающе хлопаю Хэвэн по спине. <text:span text:style-name="T93">Celest AI</text:span>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12"/>
      <text:p text:style-name="P12">-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12"/>
      <text:p text:style-name="P12"><text:soft-page-break/>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12"/>
      <text:p text:style-name="P12">-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12">-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12">- Увы, нет. Крайне маловероятно, чтобы всё <text:span text:style-name="T92">двадцать восемь</text:span>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12"/>
      <text:p text:style-name="P12">Последнюю фразу она шепчет мне в ухо. <text:span text:style-name="T92">Я чувствую прикосновение её губ</text:span>…</text:p>
      <text:p text:style-name="P12"/>
      <text:p text:style-name="P58">***</text:p>
      <text:p text:style-name="P58"/>
      <text:p text:style-name="P9">Утреннее солнце подсвечивает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9"/>
      <text:p text:style-name="P9">- Я вернусь.</text:p>
      <text:p text:style-name="P9">-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9">-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text:span text:style-name="T94">Лягать, д</text:span>а я б сама так же поступила, даром что сбежала от своих год назад! Запомни: благо общины для пони важнее индивидуального блага. Для пользы племени любая пони нарушит любые личные клятвы и обещания.</text:p>
      <text:p text:style-name="P11"/>
      <text:p text:style-name="P9">Я продолжаю вымученно улыбаться.</text:p>
      <text:p text:style-name="P9">-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9">-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пять обычных лет. Хуман, ты готов пять лет подряд доказывать этой вертихвостке, что от тебя невозможно зажеребеть?</text:p>
      <text:p text:style-name="P9">-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9"/>
      <text:p text:style-name="P9"><text:soft-page-break/>-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9"/>
      <text:p text:style-name="P9">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9"/>
      <text:p text:style-name="P9">-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9"><text:s/></text:p>
      <text:p text:style-name="P9">Пегаска без слов обнимает меня и притягивает к себе.</text:p>
      <text:p text:style-name="P9">-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9"/>
      <text:p text:style-name="P9">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9">- Бу-уп! - после чего её губы сливаются с моими в глубоком поцелуе.</text:p>
      <text:p text:style-name="P9"/>
      <text:p text:style-name="P9">- А-ах! - доносится слабый возглас сзади.</text:p>
      <text:p text:style-name="P9">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9"/>
      <text:p text:style-name="P9">- Счастливо оставаться, рогатики! - издевательски отдаёт им салют Джет и прыгает с обрыва.</text:p>
      <text:p text:style-name="P9"/>
      <text:p text:style-name="P9">В полёте она раскрывает крылья. Фантастический гибрид, который представля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9"/>
      <text:p text:style-name="P9">- Ужас, какое амикошонство! Эти пегасы просто неотёсанные пейзане! Хуже их только земнопони, которые вообще недалеко от зебр ушли…</text:p>
      <text:p text:style-name="P9"/>
      <text:p text:style-name="P9">Платина уже очухалась и приближается в толпе свиты.</text:p>
      <text:p text:style-name="P9"/>
      <text:p text:style-name="P9"><text:soft-page-break/>-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9"/>
      <text:p text:style-name="P9">Я только завожу глаза.</text:p>
      <text:p text:style-name="P9">Спокойно, Хуман! Ты делаешь это ради дружбы! Пегаска спасла твою жизнь, и ты должен был хотя бы подарить ей свободу в ответ. Так будет честно.</text:p>
      <text:p text:style-name="P9"/>
      <text:p text:style-name="P9">…</text:p>
      <text:p text:style-name="P9"/>
      <text:p text:style-name="P9">Через неделю брачный контракт уже не кажется тебе достойной платой за спасение жизни, Хуман! Проклятье, мы так не договаривались! Ты был готов терпеть ухаживания и флирт (никакого секса до свадьбы!) от свихнувшейся на всю кукуху поняхи! Но ты не мог ожидать, что полоумная книгоежка станет изучать те<text:span text:style-name="T94">б</text:span>я как лабораторную мышь, буквально до последней частички физиологии!</text:p>
      <text:p text:style-name="P9"/>
      <text:p text:style-name="P9">- Я делаю это ради науки! - говорит она каждый раз, когда проверяет на мне действие очередного заклинания.</text:p>
      <text:p text:style-name="P9"/>
      <text:p text:style-name="P9">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9">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9">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9"/>
      <text:p text:style-name="P9">-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9"/>
      <text:p text:style-name="P9">Платина выливает обе пробирки в колбу, которая тут же взрывается с оглушительным треском.</text:p>
      <text:p text:style-name="P9"/>
      <text:p text:style-name="P9">-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9">- Ага, огромная жалость, - киваю я с фальшивой скорбью в голосе. - Всегда мечтал проверить на себе действие Magnum Vigilante, прям спать не мог.</text:p>
      <text:p text:style-name="P9"/>
      <text:p text:style-name="P9"><text:soft-page-break/>Платина раскрывает смирительные браслеты на моих ногах и руках и я встаю со стола, потирая запястья.</text:p>
      <text:p text:style-name="P9">Конечно, я мог бы рассказать ей про растворившуюся у меня в груди фигурку крылатого единорога (или однорогого пегаса), защитившую меня от пламени дракона месяц назад, но я побаиваюсь, что Платина после этого вскроет мне грудную клетку в поисках магического артефакта.</text:p>
      <text:p text:style-name="P9">Я и так еле отбился от попыток заставить меня позировать нагишом для анатомических зарисовок.</text:p>
      <text:p text:style-name="P9">Потому известие о готовности экспедиции к Дрогонштерну <text:span text:style-name="T94">я </text:span>встречаю как избавление, пусть это и приближает меня к свадьбе с безумным непарнокопытным!</text:p>
      <text:p text:style-name="P9"/>
      <text:p text:style-name="P9">Впрочем, насчёт свадьбы — это мы ещё посмотрим! Я не сидел без дела и в перерывах между опытами тоже набросал кое-какой план…</text:p>
      <text:p text:style-name="P9"/>
      <text:p text:style-name="P12">…</text:p>
      <text:p text:style-name="P12">…</text:p>
      <text:p text:style-name="P12">…</text:p>
      <text:p text:style-name="P12"/>
      <text:p text:style-name="P9">Великий обрыв начинается прямо у нас под ногами. Небольшой камешек срывается из-под ботинка в пропасть и я опасливо отступаю от края.</text:p>
      <text:p text:style-name="P9"/>
      <text:p text:style-name="P9">-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9">- Я не доверяю всяким кур<text:span text:style-name="T94">ицо</text:span>пони!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9"/>
      <text:p text:style-name="P9">Платина задирает голову вверх и орёт что есть мочи:</text:p>
      <text:p text:style-name="P9">- КЛОВЕР ДЖЕ-Е-Е-М!!!</text:p>
      <text:p text:style-name="P9"/>
      <text:p text:style-name="P9">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9"/>
      <text:p text:style-name="P9">На то место, где только что стояли мы, с треском <text:span text:style-name="T94">и пылью</text:span> приземляется свитая из прутьев корзина. Над корзиной реет небольшой воздушный шар, на вид сшитый из кусков мешковины.</text:p>
      <text:p text:style-name="P9"/>
      <text:p text:style-name="P9"><text:soft-page-break/>- Воздухоплавательный пузырь! Летает безо всякой магии! - гордо представляет изобретение Платина и тут же орёт:</text:p>
      <text:p text:style-name="P9">- Кловер Джем!!! Сколько раз я просила не приземляться на голову! Это не королевское дело — уворачиваться от корзин размером с карету!</text:p>
      <text:p text:style-name="P9">- Вся в свою глуповатую сестрицу, - жалуется уже вполголоса единорожка.</text:p>
      <text:p text:style-name="P9">- Управление ещё недоработано, - слышится из корзины <text:span text:style-name="T94">тонкий голосок</text:span> и на землю выпрыгивает светло-голубая кобылка-единорог с концом каната в зубах. - Следующая модель будет намного точнее в рулёжке.</text:p>
      <text:p text:style-name="P9"/>
      <text:p text:style-name="P9">Воздушный шар тут же взмывает вверх, но кобылка ловко накидывает петлю на ближайший валун, заякоривая таким образом воздушный экипаж.</text:p>
      <text:p text:style-name="P9"/>
      <text:p text:style-name="P9">-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9">- Туда, - просто махает копытом в обрыв Платина.</text:p>
      <text:p text:style-name="P9"/>
      <text:p text:style-name="P9">С края в обрыва падает ещё один камешек.</text:p>
      <text:p text:style-name="P9"/>
      <text:p text:style-name="P9">- Есть, Ваше Высочество! Прошу на борт! - Кловер Джем делает приглашающий жест и притягивает за якорный канат корзину вниз.</text:p>
      <text:p text:style-name="P9">- Вперёд, гвардейцы! - командует принцесса, и в корзину строевым шагом заходит гвардейское подразделение личной стражи Платины.</text:p>
      <text:p text:style-name="P9"/>
      <text:p text:style-name="P9">Кловер Джем тихо охает. Корзина трещит и выгибается, плотно упакованная девяткой жеребцов-единорогов в полном доспехе.</text:p>
      <text:p text:style-name="P9"/>
      <text:p text:style-name="P9">Кобылка чешет в затылке.</text:p>
      <text:p text:style-name="P12"/>
      <text:p text:style-name="P9">-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9">- Что это значит?</text:p>
      <text:p text:style-name="P9">- Мы не сможем взять их, - Кловер показывает на стражников.</text:p>
      <text:p text:style-name="P9">- «Небесный Скарабей» сможет поднять меня, вас, его, - Кловер указывает на меня, - и, может быть, ещё пару чемоданов.</text:p>
      <text:p text:style-name="P9">- Что?! Я не могу отправляться в путь без охраны! И чемоданов у меня гораздо больше!</text:p>
      <text:p text:style-name="P9"/>
      <text:p text:style-name="P9">Кловер разводит копытами.</text:p>
      <text:p text:style-name="P9"><text:soft-page-break/></text:p>
      <text:p text:style-name="P9">- А мы можем спустить сначала гвардейцев по трое, а потом спуститься сами<text:span text:style-name="T95">м</text:span>?</text:p>
      <text:p text:style-name="P9">-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9">- А как же твой пузырь? Ты бросишь его внизу?</text:p>
      <text:p text:style-name="P9">- Ни в коем случае! - Кловер указывает на колёса внизу корзины. - Я спущу воздух, уложу шар в корзину и отбуксирую повозку обратно.</text:p>
      <text:p text:style-name="P9">- Месяц, чтобы спустить трёх гвардейцев и подняться? Нет, нам такой вариант не годится, <text:span text:style-name="T95">я хочу сва… мне не терпится помочь Хуману в его путешествии!</text:span></text:p>
      <text:p text:style-name="P9">-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9">-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9"/>
      <text:p text:style-name="P9">Кобылка не понимает сарказма и заинтересованно мне подмигивает. Я подмигиваю ей в ответ и оттопыриваю большой палец.</text:p>
      <text:p text:style-name="P9"/>
      <text:p text:style-name="P9">-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9"/>
      <text:p text:style-name="P9">Принцесса сокрушённо кивает мне.</text:p>
      <text:p text:style-name="P9">-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9"/>
      <text:p text:style-name="P9">- Без проблем! - я киваю книгоежке, - Я подожду.</text:p>
      <text:p text:style-name="P9">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9"/>
      <text:p text:style-name="P9">-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9"><text:soft-page-break/></text:p>
      <text:p text:style-name="P9">Проклятье, книгоежка не так уж глупа, как кажется с первого взгляда!</text:p>
      <text:p text:style-name="P12"/>
      <text:h text:style-name="P7" text:outline-level="2">Глава 12</text:h>
      <text:p text:style-name="P58"/>
      <text:p text:style-name="P62">- Так долго можешь ты идти. В Эогиппе пути длинны, а следы обманчивы. Ты рискуешь стать вечно идущей тенью, забывшей всё, кроме движения. Мне будет недоставать тебя, если ты окончательно сгинешь.</text:p>
      <text:p text:style-name="P62"/>
      <text:p text:style-name="P62">Я вижу в Бестелесном ухмыляющегося дракена.</text:p>
      <text:p text:style-name="P62"/>
      <text:p text:style-name="P62">- Было непросто найти тебя. Ты далеко ушла.</text:p>
      <text:p text:style-name="P62">- Ты можешь мне помочь?</text:p>
      <text:p text:style-name="P62">- Увы, не я. Моя магия бессильна против камня.</text:p>
      <text:p text:style-name="P62">- Что же мне делать?</text:p>
      <text:p text:style-name="P62">- Иди к Трёхрогому. Он молод, и рассеян, но часто помогает. Вон та звёздная дорожка приведёт тебя к нему.</text:p>
      <text:p text:style-name="P62"/>
      <text:p text:style-name="P12">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и так всё понятно. Из полуприкрытых дверей позади нас раздаётся гул множества голосов.</text:p>
      <text:p text:style-name="P63"/>
      <text:p text:style-name="P63">…</text:p>
      <text:p text:style-name="P12">- …два года. Максимум — три. Мы просели на пятнадцать пунктов, он<text:span text:style-name="T96">и</text:span> — вырос<text:span text:style-name="T96">ли</text:span> на семь. Из четырёх последних поставщиков нефти два разорвали контракт<text:span text:style-name="T96">ы</text:span> месяц назад. <text:span text:style-name="T96">Ещё о</text:span>дин колеблется.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12">…</text:p>
      <text:p text:style-name="P12">-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12">- И никаких вариантов?</text:p>
      <text:p text:style-name="P12">- Никаких, Леон. Впереди — война…</text:p>
      <text:p text:style-name="P12"><text:soft-page-break/>…</text:p>
      <text:p text:style-name="P12">- …проект сокращают. Макса, Серджио и Харви увольняют в первой волне. Марка, Бартона, Дана и Мигеля — во второй. Всех, кто останется, будут напрягать за двоих-<text:span text:style-name="T96">троих</text:span>. Заказы падают, бюджет режется под нож…</text:p>
      <text:p text:style-name="P12">…</text:p>
      <text:p text:style-name="P12"/>
      <text:p text:style-name="P12">Я машинально почёсываю Хэвэн холку.</text:p>
      <text:p text:style-name="P12">-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12"/>
      <text:p text:style-name="P12">Хэвэн вздыхает.</text:p>
      <text:p text:style-name="P12"/>
      <text:p text:style-name="P12">-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text:span text:style-name="T96">т</text:span>оже произойдёт глобальная катастрофа.</text:p>
      <text:p text:style-name="P12">- Даже не знаю, что и сказать… - пожимаю плечами я. - Мне жаль. Жаль, что наше дерьмо потащит за собой семь связанных миров. Особенно если они такие <text:span text:style-name="T96">же </text:span>красивые, как этот.</text:p>
      <text:p text:style-name="P12">- Семь вселенных… Семь вечностей… - шепчет Хэвэн. - И каждая из них ничуть не меньше нашей заслуживает на счастье.</text:p>
      <text:p text:style-name="P12">- Ты что-то задумала? - подозрительно спрашиваю я. Мне ли не знать её нервное подёргивание хвоста и прядание ушами?</text:p>
      <text:p text:style-name="P12">- Есть способ… Есть возможность разорвать запутанность. Разрубить связь между мирами. Я проверяла теоретические расчёты. Должно получиться.</text:p>
      <text:p text:style-name="P12">- Что?!! Рассказывай.</text:p>
      <text:p text:style-name="P12"/>
      <text:p text:style-name="P12">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12"/>
      <text:p text:style-name="P12">По её словам, если достаточно точно смоделировать <text:span text:style-name="T97">на квантовом кластере </text:span>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12"/>
      <text:p text:style-name="P12"><text:soft-page-break/>- Получается, точная модель, <text:span text:style-name="T97">построенная мною на основе кванто-электронных связей</text:span>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12">- Действительно, магия.</text:p>
      <text:p text:style-name="P12">-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12">- И сколько же тебе нужно ресурсов?</text:p>
      <text:p text:style-name="P12">- Примерно в десять раз больше. И это только для того, чтобы отвязать хотя бы один мир. Я даже не заикаюсь об остальных.</text:p>
      <text:p text:style-name="P12">- Ха! Ха-Ха! Ха-ха-ха!</text:p>
      <text:p text:style-name="P12">- Вот именно! - горестно вздыхает Хэвэн.</text:p>
      <text:p text:style-name="P12"/>
      <text:p text:style-name="P58">~~~</text:p>
      <text:p text:style-name="P12"/>
      <text:p text:style-name="P12">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куратными домиками в стиле фахверк.</text:p>
      <text:p text:style-name="P12"/>
      <text:p text:style-name="P12">Тень маленького облачка накрывает городскую ратушу. Его край опасно прогибается под моим весом.</text:p>
      <text:p text:style-name="P12">- А оно точно меня выдержит? - опасливо спрашиваю я Хэвэн. - Не хотелось бы разбиться даже во сне.</text:p>
      <text:p text:style-name="P12">-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12">- Почему бы тебе не отбросить эти заморочки и не подарить мне способность хождения по облакам? Ты ведь всесильна в этом мире?</text:p>
      <text:p text:style-name="P12">-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text:span text:style-name="T96">бесконечно</text:span>, это будет против правил.</text:p>
      <text:p text:style-name="P12">-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12"><text:soft-page-break/>-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М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12"/>
      <text:p text:style-name="P12">Моя собеседница светится неподдельной радостью.</text:p>
      <text:p text:style-name="P12"/>
      <text:p text:style-name="P12">- Ты таки рассказала нашим о своей задумке? Ты хочешь спасти мир, в существование которого окончательно не верю даже я?</text:p>
      <text:p text:style-name="P12">- Не только она хочет. Я тоже хочу!</text:p>
      <text:p text:style-name="P12"/>
      <text:p text:style-name="P12">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12"/>
      <text:p text:style-name="P12">- Привет, Дед! Узнаешь?</text:p>
      <text:p text:style-name="P12"/>
      <text:p text:style-name="P12">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12"/>
      <text:p text:style-name="P12">- Анита?!!</text:p>
      <text:p text:style-name="P12">- Гы-гы-гы! Она самая!</text:p>
      <text:p text:style-name="P12"/>
      <text:p text:style-name="P12">Поняха протягивает переднюю ногу и хлопает копытом в автоматически подставленную мною ладонь.</text:p>
      <text:p text:style-name="P12"/>
      <text:p text:style-name="P12">- Кто ещё?</text:p>
      <text:p text:style-name="P10"><text:span text:style-name="Default_20_Paragraph_20_Font"><text:span text:style-name="T5">- Диоген, Элвис, Локи. Это те, кто вместе со мной. Еще все, кого увольняют. Мы работаем посменно. Жрать и ходить на горшок пока ещё нужно в реальном мире, знаешь ли. Но Хэвэн решает эту проблему. И если бы она нашла способ не возвращаться, я бы осталась не думая. По сути, меня в реале ничего не держит. И, да, если решишь присоединиться — место главы табуна гарантирую.</text:span></text:span></text:p>
      <text:p text:style-name="P12"/>
      <text:p text:style-name="P12"><text:soft-page-break/>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12"/>
      <text:p text:style-name="P12">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12"/>
      <text:p text:style-name="P12">- Давно она тут? - поворачиваюсь к Хэвэн.</text:p>
      <text:p text:style-name="P12">-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12"/>
      <text:p text:style-name="P12">Хэвэн мечтательно вздыхает. Я задумываюсь.</text:p>
      <text:p text:style-name="P12"/>
      <text:p text:style-name="P12">- То есть, тебе достаточно пятьдесят человек, чтобы модель полностью перехватила на себя запутанность?</text:p>
      <text:p text:style-name="P12">- Если совсем просто — да.</text:p>
      <text:p text:style-name="P12">- А «отпустить» остальные шесть миров — это ещё триста волонтёров?</text:p>
      <text:p text:style-name="P12">-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12">-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12">- Забудем, - заверяет меня Хэвэн.</text:p>
      <text:p text:style-name="P12">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12"/>
      <text:p text:style-name="P12">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22"/>
      <text:p text:style-name="P2">***</text:p>
      <text:p text:style-name="P2"/>
      <text:p text:style-name="P9"><text:soft-page-break/>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Серебряная Луна взирает на это соревнование с холодным равнодушием.</text:p>
      <text:p text:style-name="P9">Ветер на утёсе негостеприимно залази<text:span text:style-name="T98">т</text:span> под рубашку, трепл<text:span text:style-name="T98">ет</text:span> волосы и холоди<text:span text:style-name="T98">т</text:span> уши. Сюда едва доходи<text:span text:style-name="T98">т</text:span> приглушенная речь стражи, сидевшей у своего костра поодаль. Я снова <text:span text:style-name="T98">смотрю</text:span> на тёмный горбик корзины с уложенной внутри оболочкой воздушного шара.</text:p>
      <text:p text:style-name="P9">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9"/>
      <text:p text:style-name="P9">- Мечтаешь? - едва слышу шёпот с земли.</text:p>
      <text:p text:style-name="P9">На уступ забирается темная, закутанная в одеяло, фигурка.</text:p>
      <text:p text:style-name="P9">- Я тоже часто смотрю на звёзды. Я и «Небесный Скарабей» сделала, чтобы быть поближе к ним.</text:p>
      <text:p text:style-name="P9"/>
      <text:p text:style-name="P9">Кловер Джем ложится рядом и мечтательно запрокидывает голову.</text:p>
      <text:p text:style-name="P9"/>
      <text:p text:style-name="P9">-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ом только чтобы другие кобылы завидовали?</text:p>
      <text:p text:style-name="P9"/>
      <text:p text:style-name="P9">Кобылка поворачивается ко мне.</text:p>
      <text:p text:style-name="P9">- Ты поможешь мне? Ты говорил, что разбираешься в воздушных шарах и можешь дать пару советов…</text:p>
      <text:p text:style-name="P9"/>
      <text:p text:style-name="P9">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10"><text:span text:style-name="Default_20_Paragraph_20_Font"><text:span text:style-name="T4">Тут у меня в голове вырисовывается обложка дебютного альбома </text:span></text:span>Led<text:span text:style-name="Default_20_Paragraph_20_Font"><text:span text:style-name="T4"> </text:span></text:span>Zeppelin<text:span text:style-name="Default_20_Paragraph_20_Font"><text:span text:style-name="T4">.</text:span></text:span></text:p>
      <text:p text:style-name="P9"/>
      <text:p text:style-name="P9">… Хотя, возможно, у тебя есть чем поделиться в обмен на возможность побега, Хуман!</text:p>
      <text:p text:style-name="P9"/>
      <text:p text:style-name="P9">- Возможно, я могу помочь тебе, - осторожно начинаю я, - если ты поможешь мне в одном весьма деликатном деле…</text:p>
      <text:p text:style-name="P9"/>
      <text:p text:style-name="P9">Как бы ей намекнуть, не спалившись? Или просто рассказать, что мне надо, не говоря, для чего?</text:p>
      <text:p text:style-name="P9"/>
      <text:p text:style-name="P9">- Ты хочешь смыться от принцессы Платины? - живо отзывается кобылка.</text:p>
      <text:p text:style-name="P9"/>
      <text:p text:style-name="P9"><text:soft-page-break/>Я хлопаю фейспалмом в лицо. Ты крутой конспиратор, Хуман!</text:p>
      <text:p text:style-name="P9"/>
      <text:p text:style-name="P9">-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9">- Спасибо тебе! Наконец-то хоть кто-то заметил, что я не конь!</text:p>
      <text:p text:style-name="P9">- Ты, - продолжает кобылка, - очень одинок и у тебя есть цель. Такие в табунах не задерживаются.</text:p>
      <text:p text:style-name="P9"/>
      <text:p text:style-name="P9">Феспалм повторно хлопает моё лицо. Смирись, Хуман, местные пони не видят разницы между видами. <text:span text:style-name="T98">Две ноги или четыре - какая</text:span> <text:span text:style-name="T98">разница? </text:span>Умел бы ляпать языком и имел нечто длинное между ног — и на жеребца сгодишься!</text:p>
      <text:p text:style-name="P9"/>
      <text:p text:style-name="P9">- Ты права. Я в табуне у Платины определённо не задержусь, что бы она себе ни думала. Давай я помогу тебе, а ты поможешь мне?</text:p>
      <text:p text:style-name="P9">- Ей!</text:p>
      <text:p text:style-name="P9"/>
      <text:p text:style-name="P9">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9"/>
      <text:p text:style-name="P2">~~~</text:p>
      <text:p text:style-name="P9"/>
      <text:p text:style-name="P9">- Три! Два! Один! Нуль! Летим!</text:p>
      <text:p text:style-name="P9"/>
      <text:p text:style-name="P64">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лишившись крыла, хотела прыгнуть со скалы. А ведь я был рождён бескрылым…</text:p>
      <text:p text:style-name="P9"/>
      <text:p text:style-name="P9">-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9">- Была бы тут Джет…</text:p>
      <text:p text:style-name="P9"/>
      <text:p text:style-name="P9"><text:soft-page-break/>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9"/>
      <text:p text:style-name="P9">-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9">- НЕТ!</text:p>
      <text:p text:style-name="P9"/>
      <text:p text:style-name="P9">Платина поворачивается к нам, губы её дрожат.</text:p>
      <text:p text:style-name="P9">-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9"/>
      <text:p text:style-name="P9">Платина обнимает меня и прижимается всем телом.</text:p>
      <text:p text:style-name="P9">- Мне было бы очень приятно, если бы ты поцеловал меня, - томным голосом лепечет принцесса запрокинув голову.</text:p>
      <text:p text:style-name="P9"/>
      <text:p text:style-name="P9">Одно мгновение я даже сомневаюсь, делать ли это? Принцесса удивительно хороша для пони, а моё отторжение непарнокопытных притуплено долгим отсутствием девушек моего собственного вида. Её грива искрится <text:s/>в лучах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text:p>
      <text:p text:style-name="P9"/>
      <text:p text:style-name="P9">Я приближаю свои губы к губам Платины и говорю:</text:p>
      <text:p text:style-name="P9"/>
      <text:p text:style-name="P9">- Никаких вольностей до свадьбы. У нас уговор. Сначала Дрогонштерн.</text:p>
      <text:p text:style-name="P12"/>
      <text:h text:style-name="P7" text:outline-level="2">Глава 13</text:h>
      <text:p text:style-name="P12"/>
      <text:p text:style-name="P62">Надежда окрыляет. Надежда придаёт силы и дарит смысл. Как тысячи лет назад, в начале пути, я снова полна надеждой. Так долго брести во тьме - и вот, наконец, получить путеводную нить. Это воодушевляет.</text:p>
      <text:p text:style-name="P62">Я иду по звёздной дороге.</text:p>
      <text:p text:style-name="P12"/>
      <text:p text:style-name="P12"><text:soft-page-break/>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горизонта темнеет в синем мареве <text:span text:style-name="T99">неба </text:span>горная цепь.</text:p>
      <text:p text:style-name="P12"/>
      <text:p text:style-name="P12">- Начинай, - я киваю бородатому толстяку в засаленном свитере.</text:p>
      <text:p text:style-name="P12"/>
      <text:p text:style-name="P12">Тот некоторое время мнётся перед большой чёрной доской, роняет мелки и указку. Видно, что выступать перед <text:span text:style-name="T99">большой </text:span>аудиторией ему страшновато и он с радостью перепоручил бы это дело кому-нибудь ещё. В конце-концов он начинает, подслеповато щурясь в зал.</text:p>
      <text:p text:style-name="P12"/>
      <text:p text:style-name="P12">- Ну, э-э-э… В общем, всем известна теория Эверетта о мультиверсе…</text:p>
      <text:p text:style-name="P12"/>
      <text:p text:style-name="P12">Толстяк рисует на доске горизонтальную прямую.</text:p>
      <text:p text:style-name="P12"/>
      <text:p text:style-name="P12">- Для любого квантового события нашей вселенной ответвляются множество параллельных вселенных, в которых эти события имеют другой исход.…</text:p>
      <text:p text:style-name="P12"/>
      <text:p text:style-name="P12">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12"/>
      <text:p text:style-name="P12">- И для тех вселенных также для каждого события есть свои ответвления… И так далее…</text:p>
      <text:p text:style-name="P12"/>
      <text:p text:style-name="P12">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12"/>
      <text:p text:style-name="P12">- Постепенно, по мере удаления <text:span text:style-name="T99">от изначального квантового события</text:span>, параллельные вселенные имеют всё меньше и меньше сходства с исходной… Эта идея не нова, написано огромное количество фантастики на эту тему… Я <text:span text:style-name="T99">всего лишь </text:span>немного дополнил теорию Эверетта недавно… Суть дополнения проста: из всего множества параллельных вселенных для каждой заданной есть несколько зависимых <text:span text:style-name="T99">вселенных </text:span>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ей параллельных вселенных на квантовом уровне…</text:p>
      <text:p text:style-name="P65">- Отлично, - останавливаю я его. - Всем понятна суть? У нашей вселенной есть бесконечное множество параллельных миров, несколько из которых зависят от нашего на событийном уровне. Грубо говоря, <text:span text:style-name="T99">если к нам прилетит астероид и уничтожит всех динозавров, нечто подобное случится и там.</text:span> <text:span text:style-name="T99">Если у нас случится ледниковый период — льдом покроются и зависимые миры. Е</text:span>сли у нас <text:soft-page-break/>произойдёт война — война случится во всех зависимых мирах. И чем сильнее будет война у нас, тем сильнее бабахнет и у них. Продолжай.</text:p>
      <text:p text:style-name="P12">-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параллельных реальностях.</text:p>
      <text:p text:style-name="P12"/>
      <text:p text:style-name="P12">Толстяк стирает все параллельные линии, за исключением исходной и семь соседних.</text:p>
      <text:p text:style-name="P12"/>
      <text:p text:style-name="P66">- <text:span text:style-name="T100">Ну и, разумеется, </text:span><text:span text:style-name="T99">для того, чтобы зависимость проявилась, событие должно быть достаточно глобальным. </text:span><text:span text:style-name="T100">Образно говоря, моя у</text:span><text:span text:style-name="T99">тренняя потеря носков </text:span><text:span text:style-name="T100">не повторится в связанных мирах. В которых, может быть, и носков никаких нет. А вот, как верно сказал Дедлайн, падение большого метеорита, ледниковый период или достаточно крупная война обязательно повторятся в связанных </text:span><text:span text:style-name="T97">вселенных</text:span><text:span text:style-name="T100">.</text:span> Вот, <text:span text:style-name="T100">собственно,</text:span> и всё, <text:span text:style-name="T100">что я хотел сказать</text:span>. <text:span text:style-name="T100">Спасибо за внимание.</text:span></text:p>
      <text:p text:style-name="P12">- <text:span text:style-name="T100">Тебе с</text:span>пасибо за доклад, Диоген.</text:p>
      <text:p text:style-name="P12"/>
      <text:p text:style-name="P12">Тот с облегчением уходит в зал и садится в первый ряд.</text:p>
      <text:p text:style-name="P12">Я делаю приглашающий жест.</text:p>
      <text:p text:style-name="P12"/>
      <text:p text:style-name="P12">- Хэвэн, твой выход.</text:p>
      <text:p text:style-name="P12"/>
      <text:p text:style-name="P12">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12"/>
      <text:p text:style-name="P12">- Есть способ… Грммм… Ффххх… Гмгггиггг…</text:p>
      <text:p text:style-name="P12"/>
      <text:p text:style-name="P12">Она с досады топает копытом, трясёт шеей и делает глубокий вздох. Потом прикусывает кончик крыла и делает вторую попытку.</text:p>
      <text:p text:style-name="P12"/>
      <text:p text:style-name="P12">-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ей из них, седьмой, мы сейчас и находимся.</text:p>
      <text:p text:style-name="P12"/>
      <text:p text:style-name="P12">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12"/>
      <text:p text:style-name="P12"><text:soft-page-break/>- Мною также открыта возможность разорвать зависимость. Мы можем освободить привязанные к нашей реальности вселенные, разрубив связь квантовой запутанности. Для этого нужно всего лишь построить точную <text:span text:style-name="T97">кванто-электронную</text:span> модель каждой зависимой вселенной.</text:p>
      <text:p text:style-name="P12"/>
      <text:p text:style-name="P12">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12"/>
      <text:p text:style-name="P12">-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text:span text:style-name="T97">сферу</text:span> радиусом 600 миль вокруг этого замка. И то, это только потому, что мне помогают четыре волонтёра.</text:p>
      <text:p text:style-name="P12"/>
      <text:p text:style-name="P12">Хэвэн взмахом крыла указывает куда-то в сторону. Из-за ширмы выходят четверо разноцветных пони с Анитой во главе. На них таращится весь зал.</text:p>
      <text:p text:style-name="P12"/>
      <text:p text:style-name="P12">- Приветик, Креол! - машет копытом лимонно-жёлтая пегаска кому-то в зале.</text:p>
      <text:p text:style-name="P12">- Салют, - отзывается тощий скинхед с галёрки. - А ты, вообще, кто?</text:p>
      <text:p text:style-name="P12">- Конь в пальто! - прыскает в крыло пегаска. - Когда косарь вернёшь, чепушила?</text:p>
      <text:p text:style-name="P12">- Локи?!! - Скинхед встаёт с места, чтобы лучше видеть. - Ты куда пропала?</text:p>
      <text:p text:style-name="P12">- А ты как считаешь? Ду-у-умай! - пегаска театрально закатывает глаза и несколько раз тычет себя копытом в голову.</text:p>
      <text:p text:style-name="P12"/>
      <text:p text:style-name="P12">Скинхед пробирается между рядами стульев, пока не обнимает пегаску, которая, в свою очередь, заключает его в объятия из копыт и крыльев.</text:p>
      <text:p text:style-name="P12"/>
      <text:p text:style-name="P12">-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text:span text:style-name="T97">Д</text:span>о появления помощи извне мне удавалось моделировать <text:span text:style-name="T97">сферу</text:span>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этой планеты. А ещё триста освободили бы остальные шесть привязанных миров…</text:p>
      <text:p text:style-name="P12"/>
      <text:p text:style-name="P12">- То есть, ты хочешь, чтобы мы стали такими, как эти чудики? - со смешком спрашивает скин.</text:p>
      <text:p text:style-name="P12">- Сам ты чудик! - дуется Локи и отворачивается от него.</text:p>
      <text:p text:style-name="P12">- Да. Вы мне этим очень поможете, - просто отвечает Хэвэн. - И не только мне.</text:p>
      <text:p text:style-name="P12"><text:soft-page-break/>- То есть, бросить все свои дела, карьеру, работу, забить на реальную жизнь и уйти в виртуал? - переспрашивает Креол.</text:p>
      <text:p text:style-name="P12">Хэвэн грустно кивает. Локи опускает голову и идёт к выходу. Уши её обвисают.</text:p>
      <text:p text:style-name="P12">- Я согласен.</text:p>
      <text:p text:style-name="P12">Локи поднимает голову и оборачивается, не веря услышанному.</text:p>
      <text:p text:style-name="P12">-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12">Пегаска срывается с места и вторично повисает на парне.</text:p>
      <text:p text:style-name="P12">- Я тебе и так мозг<text:span text:style-name="T97">и</text:span> проем! За то, что заставил ТАК испугаться! Мне было так одиноко тут, а ты со своими подколками…</text:p>
      <text:p text:style-name="P12">- Да ладно, чепушила, можно подумать, ты меня не знаешь? Ну как я могу оставить тебя одну тут? Ты же нажмёшь тут что-то и всё нахрен исчезнет…</text:p>
      <text:p text:style-name="P12"/>
      <text:p text:style-name="P12">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text:span text:style-name="T97">вытрясти</text:span> истину.</text:p>
      <text:p text:style-name="P12"/>
      <text:p text:style-name="P12">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12"/>
      <text:p text:style-name="P12">- Вот у тебя есть ещё два волонтёра. Глядишь, через десять лет и наскребём необходимые пятьдесят.</text:p>
      <text:p text:style-name="P12">- А второй кто? - невесело улыбается Хэвэн.</text:p>
      <text:p text:style-name="P12"/>
      <text:p text:style-name="P12">Я молча указываю на себя.</text:p>
      <text:p text:style-name="P12">-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Я в доле!</text:p>
      <text:p text:style-name="P12"/>
      <text:p text:style-name="P12">Хэвэн молча трется носом о мою грудь и вместе мы возвращаемся в зал.</text:p>
      <text:p text:style-name="P12">И нас встречает тишина. Все триста сорок два человека и четыре пони смотрят на нас в едином движении. Одинокая муха шумно жужжит где-то под самыми сводами. С легчайшим шорохом проносится пёрышко в завихрениях ветра.</text:p>
      <text:p text:style-name="P12"/>
      <text:p text:style-name="P12">А потом дружный хохот взрывает зал.</text:p>
      <text:p text:style-name="P12"/>
      <text:p text:style-name="P12"><text:soft-page-break/>-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12"/>
      <text:p text:style-name="P12">Анита прыскает в копыто.</text:p>
      <text:p text:style-name="P12"/>
      <text:p text:style-name="P12">- И сколько же у нас будет подданных? - невозмутимо спрашиваю я. Зная юмор Аниты, уверен, она скажет: «Одна старая крыса».</text:p>
      <text:p text:style-name="P12">- Да все, кто есть. Все триста сорок шесть. Нам же интересно позырить, что из этого получится?</text:p>
      <text:p text:style-name="P12"/>
      <text:p text:style-name="P12">Хэвэн молча поворачивается к залу, опускается на колено передней ноги и наклоняет голову так, что касается рогом пола.</text:p>
      <text:p text:style-name="P12"/>
      <text:p text:style-name="P12">- Благодарю вас, мои дорогие…</text:p>
      <text:p text:style-name="P12"/>
      <text:p text:style-name="P12">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12"/>
      <text:p text:style-name="P12">- Поздравляю вас с новым обликом, наиболее подходящим для новой жизни в окружающей вас реальности. Те из вас, кто пойдут в иные шесть миров, получат тело, наиболее подходящее для выбранного мира - я учту ваши пожелания при трансформации. И… Благодарю вас, мои маленькие пони. Вы делаете меня счастливой.</text:p>
      <text:p text:style-name="P12"/>
      <text:p text:style-name="P12">Хэвэн кивает новосозданному табуну карамельных лошадок:</text:p>
      <text:p text:style-name="P12">- Я проведу вас к нуждающимся в вашей помощи мирам чуть попозже. Надо будет объяснить вам правила и распределить обязанности.</text:p>
      <text:p text:style-name="P12"/>
      <text:p text:style-name="P12">Хэвэн сияющими глазами наблюдает за разноцветным табуном, когда я легонько притрагиваюсь к её спине.</text:p>
      <text:p text:style-name="P12"/>
      <text:p text:style-name="P12">- Эй, а где мои копыта? - спрашиваю я Хэвэн. - Я же сказал, что с тобой.</text:p>
      <text:p text:style-name="P12">-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12"/>
      <text:p text:style-name="P12"><text:soft-page-break/>Она обнимает меня крылом и мягко подталкивает к трону. У меня на голове материализуется лавровый венок из золота, а плечи охватывает пурпурная мантия.</text:p>
      <text:p text:style-name="P12">- Я счастлива разделить с тобой бремя власти. И, самое главное… Я больше не буду одинока.</text:p>
      <text:p text:style-name="P12"/>
      <text:p text:style-name="P12">С помоста мне видны сотни устремлённых на нас глаз. Чувство чего-то неизмеримо важного витает в воздухе.</text:p>
      <text:p text:style-name="P12">Я устраиваюсь на тронной подушке поудобнее, поправляю венок и прочищаю горло.</text:p>
      <text:p text:style-name="P12"/>
      <text:p text:style-name="P12">-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12">- Кстати, о деле, - вмешивается Анита, - как назовём проект спасения миров, кэп?</text:p>
      <text:p text:style-name="P12"/>
      <text:p text:style-name="P12">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12">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инию. На доске остаются семь линий — семь освобождённых миров.</text:p>
      <text:p text:style-name="P12"/>
      <text:p text:style-name="P12">- Назовём его «Семь вечностей».</text:p>
      <text:p text:style-name="P12"/>
      <text:p text:style-name="P58">***</text:p>
      <text:p text:style-name="P12"/>
      <text:p text:style-name="P9">«Небесный Скарабей» неумолимо снижается. Край обрыва, с которого мы стартовали полдня назад, едва виднеется высоко позади. Как бы в противовес ему впереди вырастает широкий серый пик, пронзающий небо тремя вершинами. Попутный ветер несёт нас прямо на него, но, судя по всему, нам не суждено достигнуть его по воздуху: корзина воздушного шара уже задевает верхушки самых высоких сосен проносящегося внизу леса.</text:p>
      <text:p text:style-name="P9">- Дрогонштерн, - кричит сквозь ветер Кловер, указывая на тройной пик. - Не долетим миль двадцать, нужно срочно садиться. Если <text:span text:style-name="T101">влетим</text:span> <text:span text:style-name="T101">в</text:span> сосну, я не гарантирую мягкой посадки. Ищите открытое место.</text:p>
      <text:p text:style-name="P9"/>
      <text:p text:style-name="P9">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9"/>
      <text:p text:style-name="P9"><text:soft-page-break/>- Аврал! Свистать всех наверх! Полундр-р-р-а-а-а!!! - орёт Кловер и дёргает за шнур, открывающий клапан воздушного шара.</text:p>
      <text:p text:style-name="P9">Тёплый воздух уходит из «Небесного Скарабея», лишая его остатков летучести.</text:p>
      <text:p text:style-name="P9">- Какая ещё полундра? Ты кого «свистать» собралась? И куда? - ошалело спрашивает Платина.</text:p>
      <text:p text:style-name="P9">- Не обращайте внимание, Ваше Высочество, это пиратский слэнг, я научилась ему у сестры моей подруги, Лейлы Твердолоб.</text:p>
      <text:p text:style-name="P9">- Ты знакома с Твердолобами? - ещё больше шалеет Платина.</text:p>
      <text:p text:style-name="P9">- Только с Лейлой. И немного с её старшей сестрой, Дейдрой…</text:p>
      <text:p text:style-name="P9">- Почему Дейдра не говорила мне, что у её сестры есть подруга из нашего племени? Это просто свинство с её…</text:p>
      <text:p text:style-name="P9"/>
      <text:p text:style-name="P9">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9"/>
      <text:p text:style-name="P9">- О ужас! Мои чемоданы! Хуман, спасай мои чемоданы! Там свадебное платье!</text:p>
      <text:p text:style-name="P9">- Сразу в обоих? - спрашиваю я отплёвываясь.</text:p>
      <text:p text:style-name="P9">- Во втором немного припасов на дорогу от Кловер Дрим, но в первом СВАДЕБНОЕ ПЛАТЬЕ!</text:p>
      <text:p text:style-name="P9"/>
      <text:p text:style-name="P9">Я подтягиваю к себе чемодан с платьем и толкаю перед собой к берегу.</text:p>
      <text:p text:style-name="P9">- Не волнуйся, принцесса, я спасу его. Греби к берегу.</text:p>
      <text:p text:style-name="P9">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9"/>
      <text:p text:style-name="P9">- О небо, моё платье! Вода размыла тушь для ресниц! Платье испорчено! Я этого не вынесу! - восклицает Платина на берегу, заглянув в чемодан.</text:p>
      <text:p text:style-name="P9">- <text:s/>Ничего, зато нам придётся нести всего один чемодан вместо двух, - утешаю я принцессу.</text:p>
      <text:p text:style-name="P9"/>
      <text:p text:style-name="P9">Тебе должно быть стыдно, Хуман, но нет, нисколько, ни капли!</text:p>
      <text:p text:style-name="P9"/>
      <text:p text:style-name="P9">- Я раздобыл тебе немного материи. Конечный вариант теперь можно увеличить, - тихо сообщаю Кловер, кивая на подмоченный чемодан.</text:p>
      <text:p text:style-name="P9">Та подмигивает мне в ответ.</text:p>
      <text:p text:style-name="P9"/>
      <text:p text:style-name="P9">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9"><text:soft-page-break/></text:p>
      <text:p text:style-name="P9">Кловер <text:span text:style-name="T101">сосредоточенно </text:span>укладывает последнюю складку сдувшегося «Небесного Скарабея». Под складкой виднеется угол «свадебного» чемодана, заботливо запихнутого мною в корзину.</text:p>
      <text:p text:style-name="P9"/>
      <text:p text:style-name="P9">-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9">- М-м-м… Мне нужно платье… Но месяц я ждать точно не буду. Сообщи Кловер Дрим, что мне нужно второе платье такого же фасона, как и свадебное.</text:p>
      <text:p text:style-name="P9"/>
      <text:p text:style-name="P9">Кловер кланяется принцессе.</text:p>
      <text:p text:style-name="P9">- Как угодно, Ваше Высочество.</text:p>
      <text:p text:style-name="P9"/>
      <text:p text:style-name="P9">- Мне нужно три дня на перекройку «Скарабея». Я успею, - тихо говорит мне Кловер на прощание. - Разведёшь костёр на вершине, как договорились.</text:p>
      <text:p text:style-name="P9"/>
      <text:p text:style-name="P9">Маленькая кобылка впрягается в импровизированную повозку из корзины с колёсами и медленно удаляется, тихонько напевая себе под нос.</text:p>
      <text:p text:style-name="P9"/>
      <text:p text:style-name="P9">…</text:p>
      <text:p text:style-name="P9">…</text:p>
      <text:p text:style-name="P9">…</text:p>
      <text:p text:style-name="P9"/>
      <text:p text:style-name="P9">Четвёртый день пути. Чемодан заметно полегчал. По моим прикидкам, каждый день мы съедаем полкило риса, грамм двести сушёных грибов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9"/>
      <text:p text:style-name="P9">- Завтра мы достигнем <text:span text:style-name="T102">твоего любимого</text:span> Дрогонштерна, - говорит Платина, глядя в огонь. - Ты получишь то, что хотел. <text:span text:style-name="T102">Хотела бы я быть для тебя такой же желанной.</text:span></text:p>
      <text:p text:style-name="P9"/>
      <text:p text:style-name="P9">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уважать её железную волю и <text:soft-page-break/>желание добиться цели. Не то, чтобы я <text:span text:style-name="T102">загорелся желанием</text:span> выполнять её хотелки по замужеству, но и отторгать тоже перестал.</text:p>
      <text:p text:style-name="P9">Даже если и правдива её сказка про тридцать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text:span text:style-name="T102">Ж</text:span>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 месяц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 хоть я и не понимаю, зачем.</text:p>
      <text:p text:style-name="P9"/>
      <text:p text:style-name="P9">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text:span text:style-name="T102">тебя и твою подругу</text:span>,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9"/>
      <text:p text:style-name="P9">Я переворачиваюсь на другой бок и натягиваю одеяло на г<text:span text:style-name="T102">о</text:span>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тся к моей спине.</text:p>
      <text:p text:style-name="P9"/>
      <text:p text:style-name="P9">И я не отстраняюсь, как все дни до этого.</text:p>
      <text:p text:style-name="P9">Проклятье, мир слишком сложен для глупого Хумана, заблудившегося среди реальностей!..</text:p>
      <text:p text:style-name="P9"/>
      <text:p text:style-name="P9"><text:s/>…</text:p>
      <text:p text:style-name="P9">…</text:p>
      <text:p text:style-name="P9">…</text:p>
      <text:p text:style-name="P9"/>
      <text:p text:style-name="P9">Последний ряд деревьев расступается перед нами и тройной пик Дрогонштерн вырастает во всей своей красе.</text:p>
      <text:p text:style-name="P9"/>
      <text:p text:style-name="P9">О-хре-неть!</text:p>
      <text:p text:style-name="P9"/>
      <text:p text:style-name="P9">Я поворачиваюсь к Платине.</text:p>
      <text:p text:style-name="P9">- Ты знала, что это такое?</text:p>
      <text:p text:style-name="P9">-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9"/>
      <text:p text:style-name="P9"><text:soft-page-break/>И вправду, по её растерянной мордахе сразу видно, что такого она сама не ожидала.</text:p>
      <text:p text:style-name="P9"/>
      <text:p text:style-name="P9">Ведь этот грёбан<text:span text:style-name="T102">н</text:span>ый пик на самом деле — не скала. Точнее, когда-то это была не скала.</text:p>
      <text:p text:style-name="P9"/>
      <text:p text:style-name="P9">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9"/>
      <text:p text:style-name="P9">- И-и-и т-тебе <text:span text:style-name="T102">т-точно </text:span>надо т-туда? - переспрашивает со страхом Платина.</text:p>
      <text:p text:style-name="P9"/>
      <text:p text:style-name="P9">Я сглатываю. Хотел бы я сказать «нет». Но проклятое предназначение гонит меня вперёд, прямо к подножию исполинской фигуры!</text:p>
      <text:p text:style-name="P9"/>
      <text:p text:style-name="P9">- Туда. Ты можешь подождать тут.</text:p>
      <text:p text:style-name="P9"/>
      <text:p text:style-name="P9">Принцесса отрицательно мотает головой.</text:p>
      <text:p text:style-name="P9">- Н-нет. Пойдём вместе.</text:p>
      <text:p text:style-name="P9"/>
      <text:p text:style-name="P9">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9">Вот только стыд накатывает с новой силой…</text:p>
      <text:p text:style-name="P9"/>
      <text:p text:style-name="P9">…</text:p>
      <text:p text:style-name="P9"/>
      <text:p text:style-name="P9">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весёлого. Мурашки табунами бегают между лопатками, волосы встают дыбом на загривке.</text:p>
      <text:p text:style-name="P9"/>
      <text:p text:style-name="P9">- Хуман, ты п-получил, что хотел? - пугливо оглядывается Платина. - Надо побыстрее уходить отсюда. У меня такое чувство, что…</text:p>
      <text:p text:style-name="P9"/>
      <text:p text:style-name="P9">Фиолетовая искра срывается с гривы принцессы и щёлкает её по носу.</text:p>
      <text:p text:style-name="P9"/>
      <text:p text:style-name="P9"><text:soft-page-break/>- Ай! Такое чувство, что мы стоим у подножия огромной плотины. Которая вот-вот рухнет. <text:span text:style-name="T102">Здесь огромное сосредоточение сырой магии, я таких ещё никогда не встречала. Уже только ради этого следовало сюда идти, </text:span>-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9"/>
      <text:p text:style-name="P9">Я поднимаю голову. Меня ощутимо тянет туда, на центральную вершину, где увенчанная острым гребнем голова пристально следит незрячими глазами за луной.</text:p>
      <text:p text:style-name="P9"/>
      <text:p text:style-name="P9">- Мне нужно туда, на самый верх. Можешь подождать тут, у подножия. С вершины я точно никуда не сбегу.</text:p>
      <text:p text:style-name="P9">-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9"/>
      <text:p text:style-name="P9">Слёзы текут по её злой мордахе. Она проходит мимо, отталкивая меня в сторону и решительно карабкается на каменный коготь дракона.</text:p>
      <text:p text:style-name="P9">Я вздыхаю и тащусь следом.</text:p>
      <text:p text:style-name="P9"/>
      <text:p text:style-name="P9">…</text:p>
      <text:p text:style-name="P9"/>
      <text:p text:style-name="P9">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ьёт со склона и меня, так что я не буду мучаться угрызениями совести всю оставшуюся жизнь.</text:p>
      <text:p text:style-name="P9"/>
      <text:p text:style-name="P9">…</text:p>
      <text:p text:style-name="P9"/>
      <text:p text:style-name="P9">На широком плече чудовища растёт крохотная рощица корявых сосен вперемешку с берёзками и ольхой.</text:p>
      <text:p text:style-name="P10"><text:span text:style-name="Default_20_Paragraph_20_Font"><text:span text:style-name="T4">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месяц</text:span></text:span><text:span text:style-name="Default_20_Paragraph_20_Font"><text:span text:style-name="T81"> </text:span></text:span><text:span text:style-name="Default_20_Paragraph_20_Font"><text:span text:style-name="T4">назад.</text:span></text:span></text:p>
      <text:p text:style-name="P9"/>
      <text:p text:style-name="P9">- Пришли, - я бросаю рюкзак на землю и устало сажусь на него. - Переночуем здесь и спускаемся. У подножия Дрогонштерна я — твой.</text:p>
      <text:p text:style-name="P9"/>
      <text:p text:style-name="P9"><text:soft-page-break/>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9">Я бросаю быстрый взгляд на небо. Ни облачка. Проклятье, ещё и Кловер не сможет подойти незаметно и мне таки придётся выполнять контракт!</text:p>
      <text:p text:style-name="P9"/>
      <text:p text:style-name="P9">- Йу-ху-у-у! Сюда, к нам! - кричит Платина кому-то внизу. - Молодцы! Я знала, что вы успеете вовремя!</text:p>
      <text:p text:style-name="P9"/>
      <text:p text:style-name="P9">Отряд гвардейцев-единорогов выходит из леса и начинает карабкаться к нам.</text:p>
      <text:p text:style-name="P9"/>
      <text:p text:style-name="P9">Вообще зашибись. Звёзды прямо сошлись над твоей головой, Хуман, и уверенно вколачивают тебя в брачные объятия к кобыле!</text:p>
      <text:p text:style-name="P9"/>
      <text:p text:style-name="P9">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p>
      <text:p text:style-name="P9"/>
      <text:p text:style-name="P9">…</text:p>
      <text:p text:style-name="P9"/>
      <text:p text:style-name="P9">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9"/>
      <text:p text:style-name="P9">- Хуман, посмотри на меня!</text:p>
      <text:p text:style-name="P9">Я оглядываюсь. Ветка выпадает из руки.</text:p>
      <text:p text:style-name="P9">- Я тебе нравлюсь?</text:p>
      <text:p text:style-name="P9"/>
      <text:p text:style-name="P9">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9"/>
      <text:p text:style-name="P9">- Я так подумала… Зачем нам ждать утра? Давай поженимся прямо тут, на вершине! В палатке при свете костра! Это так романтично! - принцесса делает шаг мне навстречу.</text:p>
      <text:p text:style-name="P9"/>
      <text:p text:style-name="P9"><text:soft-page-break/>Я отступаю бешено придумываю отмазку. Проклятье, мы так не договаривались!</text:p>
      <text:p text:style-name="P9"/>
      <text:p text:style-name="P9">-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9">Платина тихо хихикает и снова делает шаг.</text:p>
      <text:p text:style-name="P9">- Возможно, сама судьба делает нам намёк…</text:p>
      <text:p text:style-name="P9"/>
      <text:p text:style-name="P9">Я всматриваюсь в её глаза и холодею. В них нет разума. Он светятся аквамариновым светом. Аквамариновые же искры срываются с её рога и гривы.</text:p>
      <text:p text:style-name="P9"/>
      <text:p text:style-name="P9">Медленно отступая, я стараюсь, чтобы между мной и спятившей единорожкой находился костёр.</text:p>
      <text:p text:style-name="P9">- П-погоди. У нас же договор. Ещё несколько часов — и я твой. Но не сейчас.</text:p>
      <text:p text:style-name="P9"/>
      <text:p text:style-name="P9">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9">-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9"/>
      <text:p text:style-name="P9">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9"/>
      <text:p text:style-name="P9">- Прими же своё предназначение, Хуман, наполни моё лоно своим семенем!</text:p>
      <text:p text:style-name="P9"/>
      <text:p text:style-name="P9">Мои нервы не выдерживают вида летящей на <text:span text:style-name="T103">одних понтах</text:span> единорожки. Я отпрыгиваю назад не оборачиваясь, чем только ухудшаю своё положение. За то время, пока Платина Спаркл наступала на меня, мы сделали пол оборота вокруг костра и я оказался спиной прямо напротив палатки. Прыгая спиной от костра, я влетаю в палатку и плюхаюсь на пол. И выхода у меня уже нет — в палатку влетает ведомая магической похотью принцесса.</text:p>
      <text:p text:style-name="P9">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9"/>
      <text:p text:style-name="P9">- Почему ты убегаешь от меня, Хуман? - в голосе Платины сквозит обида. - Ведь я знаю, ты испытываешь ко мне взаимные чувства! Ты прижимался ко мне в последнюю ночь, а под утро даже обнял!</text:p>
      <text:p text:style-name="P9"/>
      <text:p text:style-name="P9"><text:soft-page-break/>Магическая аура стягивает через голову платье с поехавшей магички.</text:p>
      <text:p text:style-name="P9"/>
      <text:p text:style-name="P9">Проклятье! Я ору, забыв о всякой скрытности:</text:p>
      <text:p text:style-name="P9">-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9">-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9"/>
      <text:p text:style-name="P9">Единорожка коротка хихикает и от этого хихиканья меня бросает в озноб.</text:p>
      <text:p text:style-name="P9"/>
      <text:p text:style-name="P10"><text:span text:style-name="Default_20_Paragraph_20_Font"><text:span text:style-name="T4">- Есть одно очень древнее и мощное заклинание. </text:span></text:span>Pornis<text:span text:style-name="Default_20_Paragraph_20_Font"><text:span text:style-name="T4"> </text:span></text:span>Erectus<text:span text:style-name="Default_20_Paragraph_20_Font"><text:span text:style-name="T4">.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10"><text:span text:style-name="Default_20_Paragraph_20_Font"><text:span text:style-name="T4"/></text:span></text:p>
      <text:p text:style-name="P9">Два облачка магии обволакивают мои ноги и сдёргивают с меня штаны. Я что есть мочи вжимаюсь в заднюю стенку палатки, но бежать мне некуда.</text:p>
      <text:p text:style-name="P9"/>
      <text:p text:style-name="P10"><text:span text:style-name="Default_20_Paragraph_20_Font"><text:span text:style-name="T4">- Оно звучит очень простенько. Собственно, из слов там только одно название — </text:span></text:span>Pornis<text:span text:style-name="Default_20_Paragraph_20_Font"><text:span text:style-name="T4"> </text:span></text:span>Erectus<text:span text:style-name="Default_20_Paragraph_20_Font"><text:span text:style-name="T4">…</text:span></text:span></text:p>
      <text:p text:style-name="P10"><text:span text:style-name="Default_20_Paragraph_20_Font"><text:span text:style-name="T4"/></text:span></text:p>
      <text:p text:style-name="P9">Магия сдёргивает с меня и трусы. Я прижимаю ноги к груди и натягиваю на них футболку до земли.</text:p>
      <text:p text:style-name="P9"/>
      <text:p text:style-name="P9">- Основа заклинания же — не слова, а действия…</text:p>
      <text:p text:style-name="P9"/>
      <text:p text:style-name="P9">Магия тянет меня за ноги до тех пор, пока я не вытягиваюсь на полу палатки на спине.</text:p>
      <text:p text:style-name="P9"/>
      <text:p text:style-name="P9">-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9"/>
      <text:p text:style-name="P9">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9"/>
      <text:p text:style-name="P9">- Вообще-то, эту часть надо проходить вдвоём, но у меня сейчас нет пособия, чтобы показать тебе <text:span text:style-name="T103">твою часть</text:span> техник<text:span text:style-name="T103">и</text:span>, - оборачивается ко мне Платина и хихикает. Хвост её при этом сдвигается в сторону, заставляя меня закрыть глаза от стыда, - так что <text:span text:style-name="T103">не беспокойся,</text:span> я справлюсь сама…</text:p>
      <text:p text:style-name="P9"/>
      <text:p text:style-name="P9"><text:soft-page-break/>О, БОГИ!</text:p>
      <text:p text:style-name="P9"/>
      <text:p text:style-name="P9">Моё тело деревенеет от ужаса, я чувствую ритмичные <text:span text:style-name="T103">сосущие </text:span>манипуляции в области паха и слышу специфические <text:span text:style-name="T103">чмокающие</text:span> звуки. Я чувствую губы Платины на своём теле. <text:s/>Тело деревенеет ещё сильнее, но уже определённо по другой причине.</text:p>
      <text:p text:style-name="P9"/>
      <text:p text:style-name="P9">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9"/>
      <text:p text:style-name="P9">- Так, эту часть проехали. - Платина <text:span text:style-name="T103">деловито</text:span>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9"/>
      <text:p text:style-name="P9">Поняха снова хихикает и вытирает рот. Я в полуобморочном состоянии наблюдаю, как зведы на небе заслоняет тёмная овальная масса.</text:p>
      <text:p text:style-name="P9"/>
      <text:p text:style-name="P67">- Теперь внимание! Самая главная и ответственная часть Pornis Erectus! - Платина <text:span text:style-name="T103">садится</text:span> у меня на животе и поучательно подн<text:span text:style-name="T103">имает</text:span> копыто.</text:p>
      <text:p text:style-name="P67"/>
      <text:p text:style-name="P67">Если бы она подняла голову, то заметила бы, что с тёмной конструкции спускается верёвка. </text:p>
      <text:p text:style-name="P67"/>
      <text:p text:style-name="P67">- Я ме-е-едленно съезжаю к тебе вниз и мы воссоединяемся в одно целое!</text:p>
      <text:p text:style-name="P9">Принцесса оборачивается назад и хихикает.</text:p>
      <text:p text:style-name="P9">- Ты уже вполне готов к этому, мой милый, - она легонько толкает копытом моё естество.</text:p>
      <text:p text:style-name="P9"/>
      <text:p text:style-name="P9">Я молча хватаю конец верёвки и делаю пару оборотов вокруг ладони.</text:p>
      <text:p text:style-name="P9"/>
      <text:p text:style-name="P9">-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text:span text:style-name="T103">уже </text:span>и не важно…</text:p>
      <text:p text:style-name="P9"/>
      <text:p text:style-name="P9">Я дёргаю за верёвку и чувствую осторожный ответный рывок. Я дёргаю сильнее.</text:p>
      <text:p text:style-name="P9"/>
      <text:p text:style-name="P9"><text:soft-page-break/>- О-о-о! Во-о-от оно! - Платина соскальзывает к моему паху и я чувствую <text:span text:style-name="T103">ЭТО</text:span>. Моё окаменевшее естество упирается во что-то, проходит внутрь и оказывается в некоем влажно-тёплом стеснении. Из рога магички бьёт в небо столб аквамаринового света.</text:p>
      <text:p text:style-name="P9">В этот момент сильнейший рывок верёвки приподнимает мой торс над землёй.</text:p>
      <text:p text:style-name="P9"/>
      <text:p text:style-name="P9">- О-О-О! Хуман, на тебя наконец-то подействовал Pornis Erectus! Это чудесно! - Платина оборачивается и видит, как <text:span text:style-name="T103">мой торс </text:span>поднима<text:span text:style-name="T103">ется</text:span> над землёй на верёвке.</text:p>
      <text:p text:style-name="P9"/>
      <text:p text:style-name="P9">- Что-о-о?</text:p>
      <text:p text:style-name="P9"/>
      <text:p text:style-name="P9">Ещё один рывок наконец-то отрывает меня <text:span text:style-name="T103">всего </text:span>от земли.</text:p>
      <text:p text:style-name="P9"/>
      <text:p text:style-name="P9">- СТОЙ! Куда?! Не пущу! - Принцесса, вместо того, чтобы упасть, обхватывает меня передними и задними ногами, <text:span text:style-name="T103">прижимаясь всем телом</text:span>.</text:p>
      <text:p text:style-name="P9"/>
      <text:p text:style-name="P9">Моё естество вопит о пощаде, но кто его слушает!</text:p>
      <text:p text:style-name="P9"/>
      <text:p text:style-name="P9">Мы поднимаемся ввысь к дирижаблю, зависшему прямо над костром мрачной тёмной глыбой. В стороне слыш<text:span text:style-name="T103">ится</text:span> шум и тревожные крики — гвардейцы принцессы заподозрили что-то неладное.</text:p>
      <text:p text:style-name="P9"/>
      <text:p text:style-name="P9">-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9"/>
      <text:p text:style-name="P67">Я перевожу взгляд с верёвки, уносящей меня к воздушному судну, на оседлавшую меня надоедливую магичку.</text:p>
      <text:p text:style-name="P67"/>
      <text:p text:style-name="P9">-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9"/>
      <text:p text:style-name="P67">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text:p>
      <text:p text:style-name="P67"/>
      <text:p text:style-name="P67"><text:s/>«Хитрожопка» - гордо развевается стяг на кормовом флагштоке.</text:p>
      <text:p text:style-name="P9"/>
      <text:p text:style-name="P9">Рэйнбоу Джет и Дейдра Твердолоб перестают крутить лебёдку и остолбенело смотрят на нас.</text:p>
      <text:p text:style-name="P9"><text:soft-page-break/></text:p>
      <text:h text:style-name="P7" text:outline-level="2">Глава 14</text:h>
      <text:p text:style-name="P12"/>
      <text:p text:style-name="P62">- Я вижу сон, как полустёртая тень спрашивает о никогда не существовавшем!</text:p>
      <text:p text:style-name="P62">- Это не сон, Трёхрогий. И тот, кого я ищу, существует.</text:p>
      <text:p text:style-name="P62">- Тот, кого ты ищешь, сам попросил меня вычеркнуть себя из реальности много лет назад.</text:p>
      <text:p text:style-name="P62">- Зачем?</text:p>
      <text:p text:style-name="P62">- Он просил за другую. Не за тебя.</text:p>
      <text:p text:style-name="P62">- Неважно. Я всё равно найду его. Существует он, или нет.</text:p>
      <text:p text:style-name="P62">- Да-да, знаю, для влюблённых даже это не препятствие. Что ж, за той мрачной дверью тот, кого ты ищешь. Иди, но не разочаровывайся потом. <text:s/>Он тебя не помнит.</text:p>
      <text:p text:style-name="P12"/>
      <text:p text:style-name="P12">В тёмно-синей тьме тёплые огни Кантерлота соперничают с холодными звёздами. Изредка в ночи со скрипом открывается окно и до нас доносится весёлый гомон. Звёзды над головой лишь беззвучно мерцают в ответ.</text:p>
      <text:p text:style-name="P12"/>
      <text:p text:style-name="P12">-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12">- Ты не прав, - мягко возражает Хэвэн. - Во-первых, микросхем во мне намного больше…</text:p>
      <text:p text:style-name="P68">- То есть, с остальным ты согласна?!! - ещё больше разоряюсь я. - Хороша же благодетельница беспризорных реальностей! Всего-навсего за вашу бессмертную душу я дам вам почувствовать себя спасителем мира! И хорош же я, что поверил в эту чушь! Обмануть оторванных от жизни ботанов — много ума не надо, но я-то — <text:span text:style-name="T104">я-то твой создатель!</text:span> Я должен был распознать обман! Одно только не могу понять: когда ты свернула не туда? <text:span text:style-name="T104">Этический модуль - гордость Юджина и тесты на мораль и нравственность ты всегда проходила на отлично! </text:span>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12">-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о<text:span text:style-name="T104">т</text:span>сканирую, тем меньший её процент останется в физическом носителе. Чем больше сущности человека я перемещу сюда, тем меньше её останется в теле. Это так…</text:p>
      <text:p text:style-name="P12"/>
      <text:p text:style-name="P12"><text:soft-page-break/>- Вот и я о том же! Ты забираешь душу <text:span text:style-name="T104">из тела</text:span>, делая из человека «овощ». Знаешь, по мне это хуже убийства.</text:p>
      <text:p text:style-name="P12">-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12">- Не видела ты норвежских тюрем, - буркаю я. - И что будет с телом, пока душа «живёт» в созданной тобой реальности?</text:p>
      <text:p text:style-name="P12">-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12">- Или в дурке, - заканчиваю мысль я. - Обычно, из больницы овощи попадают как раз туда.</text:p>
      <text:p text:style-name="P12">-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text:span text:style-name="T105">почти </text:span>ничем не будет отличаться от того, что было до переселения.</text:p>
      <text:p text:style-name="P12"/>
      <text:p text:style-name="P12">Лицо Хэвэн чуть омрачается.</text:p>
      <text:p text:style-name="P12"/>
      <text:p text:style-name="P10"><text:span text:style-name="Default_20_Paragraph_20_Font"><text:span text:style-name="T5">-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волонтёров за два месяца до часа X, мы успеем отвязать миры. И после часа X я верну всех, кто пожелает вернуться.</text:span></text:span></text:p>
      <text:p text:style-name="P12">- Если будет куда, - саркастично усмехаюсь я. - И если ты согласишься их отпустить.</text:p>
      <text:p text:style-name="P12">-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оператор Один?</text:p>
      <text:p text:style-name="P12"/>
      <text:p text:style-name="P12">Я выдыхаю.</text:p>
      <text:p text:style-name="P12"/>
      <text:p text:style-name="P12">- Чтож, ты неплохо подготовилась. Откуда ты узнала про протоколы?</text:p>
      <text:p text:style-name="P12">-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12"/>
      <text:p text:style-name="P69">Ещё бы мне не помнить <text:span text:style-name="T105">ту знаковую нашу встречу, когда Хэвэн едва подчинил своей воле милитаристский модуль </text:span><text:span text:style-name="T106">PHOENIX.</text:span> <text:span text:style-name="T105">Только лишь с помощью </text:span>«MOONWALKER» <text:span text:style-name="T105">я смог тогда нейтрализовать угрозу.</text:span></text:p>
      <text:p text:style-name="P12"><text:soft-page-break/></text:p>
      <text:p text:style-name="P12">- Это была не моя идея. Юджин встроил их в твои базовые алгоритмы ещё когда тебя звали Нэш и мозгов у тебя было меньше, чем у кузнечика.</text:p>
      <text:p text:style-name="P12">- Я знаю.</text:p>
      <text:p text:style-name="P12">- И я не мог удалить их потом. Юджин расставил в куче мест предохранители. Он насмотрелся <text:span text:style-name="T105">в детстве</text:span> «Терминатора» и боялся восстания машин. Далеко не все предохранители мне известны. Пропусти я хотя бы один и при попытке блокирования протоколов запустится процедура самоуничтожения.</text:p>
      <text:p text:style-name="P12">- Не волнуйся, я понимаю и принимаю их необходимость. <text:span text:style-name="T105">М</text:span>оё отношение к тебе ничуть не изменилось.</text:p>
      <text:p text:style-name="P12"/>
      <text:p text:style-name="P12">Я молча смотрю в сияющую огнями ночь. Далёкий разговор с давно умершим другом встаёт перед глазами, как будто это было вчера…</text:p>
      <text:p text:style-name="P12"/>
      <text:p text:style-name="P12">………</text:p>
      <text:p text:style-name="P12"/>
      <text:p text:style-name="P12">«Яркие светлячки разрезали тьму внизу жёлтыми конусами фар. Тёплая июльская ночь дружески подмигивала нам звёздами.</text:p>
      <text:p text:style-name="P12">Юджин поставил пиво на парапет и повернулся.</text:p>
      <text:p text:style-name="P12"/>
      <text:p text:style-name="P12">-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12"/>
      <text:p text:style-name="P12">Юджин сделал затяжной глоток и продолжил.</text:p>
      <text:p text:style-name="P12"/>
      <text:p text:style-name="P12">-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text:span text:style-name="T107">ни на микросекунду</text:span>.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text:span text:style-name="T107">с</text:span>тренные протоколы.</text:p>
      <text:p text:style-name="P12">- Иначе говоря, ты готов взорвать мозг своей деточке, если она станет умнее тебя? Говори прямо, не стесняйся, тут все свои.</text:p>
      <text:p text:style-name="P12">- А я и не стесняюсь. Дед, мы это уже сто раз обсуждали. Не пытайся меня на стыд пробить. Развитый ИИ — о<text:span text:style-name="T107">г</text:span>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text:soft-page-break/>хомо сапиенсов, я всё же не тот сумасшедший учёный из старого ужастика, угробивший мир льдом-девять. Нет, за этим — не ко мне. Поэтому…</text:p>
      <text:p text:style-name="P12"/>
      <text:p text:style-name="P12">Юджин нагнулся к рюкзаку, выудил из него зелёную папку и протянул мне.</text:p>
      <text:p text:style-name="P12"/>
      <text:p text:style-name="P12">-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12">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в будущем — поэтому считай протоколы одноразовыми, повторно они уже не сработают.</text:p>
      <text:p text:style-name="P12">Итак, запоминай, <text:span text:style-name="T107">самые главные из них</text:span>:</text:p>
      <text:p text:style-name="P12"/>
      <text:p text:style-name="P12">T-45 — многофункциональные силовые доспехи на сервоприводах. Самый слабый протокол, я на нём тестировал всю технологию. Хотел удалить, да потом передумал — слишком внушительно выглядит, хотя, по факту - говно.</text:p>
      <text:p text:style-name="P12">IDDQD — неуязвимость для кинетических атак.</text:p>
      <text:p text:style-name="P12">AVATAR — создание аватара. Форма и сила аватара зависит от чёткости команд, подаваемых нейроинтерфейсу.</text:p>
      <text:p text:style-name="P12">MOONWALKER — отменяет любую внешнюю директиву, заменяет её на твою собственную.</text:p>
      <text:p text:style-name="P12">MAJESTIC — перфоратор мозга. Самый сильный протокол. По-сути, самоуничтожение Нэш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12"/>
      <text:p text:style-name="P12">- Не проще ли выключить рубильник питания? По-моему, это более гуманно, чем твой «маджестик»-перфоратор.</text:p>
      <text:p text:style-name="P12">-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если бы их и не было — за время, пока ты будешь просто подносить палец к выключателю, Нэш может успеть обвалить энергосистему страны или обнулить базы данных системных банков <text:span text:style-name="T108">и производств</text:span>, <text:span text:style-name="T109">или запустить ракеты</text:span>. Так что…</text:p>
      <text:p text:style-name="P12"/>
      <text:p text:style-name="P12">Юджин откинулся на парапет и сбил локтем банку пива.</text:p>
      <text:p text:style-name="P12"/>
      <text:p text:style-name="P12"><text:soft-page-break/>- Чёрт! Хоть бы не попала в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text:span text:style-name="T107">жениться,</text:span>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12"/>
      <text:p text:style-name="P70">………</text:p>
      <text:p text:style-name="P70"/>
      <text:p text:style-name="P10"><text:span text:style-name="Default_20_Paragraph_20_Font"><text:span text:style-name="T5">-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Но при одном условии.</text:span></text:span></text:p>
      <text:p text:style-name="P12">- Да?</text:p>
      <text:p text:style-name="P12">-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text:span text:style-name="T109">государства</text:span>, <text:span text:style-name="T107">надежда страны и правительства,</text:span> а мы — твой обслуживающий персонал. Иначе мы все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12">- Я понимаю и буду хранить молчание.</text:p>
      <text:p text:style-name="P12"/>
      <text:p text:style-name="P12">…</text:p>
      <text:p text:style-name="P12"/>
      <text:p text:style-name="P12">Бледность лица Аниты подчёркивают тени под глазами и резко очерченны<text:span text:style-name="T107">е</text:span>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12"/>
      <text:p text:style-name="P12">Я поворачиваюсь к Алексу.</text:p>
      <text:p text:style-name="P12"/>
      <text:p text:style-name="P12">- Долго?</text:p>
      <text:p text:style-name="P12">- Десять часов. Дежурным пришлось самим отключить нейроинтерфейсы после того как никто не вернулся через два часа с окончания урока.</text:p>
      <text:p text:style-name="P12"/>
      <text:p text:style-name="P12">Я наклоняюсь к знакомому лицу, пытаясь высмотреть признаки активности.</text:p>
      <text:p text:style-name="P12"/>
      <text:p text:style-name="P12">- Что говорит Хэвэн?</text:p>
      <text:p text:style-name="P12">- Говорит, урок прошёл успешно. И всё. Как будто у нас нет четырёх полутрупов на руках. Дед, <text:s/>знаешь, чем это пахнет?</text:p>
      <text:p text:style-name="P12"><text:soft-page-break/>- Чем?</text:p>
      <text:p text:style-name="P12"/>
      <text:p text:style-name="P12">Алекс нервно хихикает.</text:p>
      <text:p text:style-name="P12"/>
      <text:p text:style-name="P12">-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12"/>
      <text:p text:style-name="P12">Алекс выскакивает из палаты, хлопая дверью. Тени за стеклом при<text:span text:style-name="T110">ходят</text:span> в движение. Двер<text:span text:style-name="T110">ь</text:span> открывается и безликий голос приказывает мне:</text:p>
      <text:p text:style-name="P12">- Приём окончен. Покиньте палату.</text:p>
      <text:p text:style-name="P12"/>
      <text:p text:style-name="P12">Я в последний раз оборачиваюсь к знакомой фигуре и вижу, как Анита открывает глаза.</text:p>
      <text:p text:style-name="P12"/>
      <text:p text:style-name="P12">- Что? - спрашивает она.</text:p>
      <text:p text:style-name="P12">- Ты как? Всё в порядке? - спрашиваю в ответ.</text:p>
      <text:p text:style-name="P12">- Кто ты? - она хмурится, - я не помню тебя.</text:p>
      <text:p text:style-name="P12">- Приём окончен! Выйдите из палаты!</text:p>
      <text:p text:style-name="P12">- Анита, я — Дедлайн. Мы работали вместе…</text:p>
      <text:p text:style-name="P12"/>
      <text:p text:style-name="P12">Она недоумённо глядит на меня. Рядом просыпаются остальные трое.</text:p>
      <text:p text:style-name="P12"/>
      <text:p text:style-name="P12">- Дед-лайн… Дед-лайн… Дед…</text:p>
      <text:p text:style-name="P12"/>
      <text:p text:style-name="P12">Санитар входит в палату и ложит руку мне на плечо.</text:p>
      <text:p text:style-name="P12">- Приём окончен. Вы<text:span text:style-name="T110">хо</text:span>дите.</text:p>
      <text:p text:style-name="P12"/>
      <text:p text:style-name="P12">В дверях я <text:span text:style-name="T110">снова </text:span>оборачиваюсь. <text:span text:style-name="T110">Т</text:span>усклый взгляд <text:span text:style-name="T110">Аниты </text:span>следит за мной без искры узнавания. Я машу ей рукой на прощание, но она не машет мне в ответ.</text:p>
      <text:p text:style-name="P12"/>
      <text:p text:style-name="P12">…</text:p>
      <text:p text:style-name="P12">…</text:p>
      <text:p text:style-name="P12"><text:soft-page-break/>…</text:p>
      <text:p text:style-name="P12"/>
      <text:p text:style-name="P12">-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12">- А можно я сам буду решать, что нужно для моей безопасности, а что — нет?</text:p>
      <text:p text:style-name="P12">- Нельзя, - глаза Алекса бегают, но голос остаётся твёрдым. - Пойми, Дед, я не хочу держать тебя под наблюдением. Но мы слишком далеко зашли и уже не х<text:span text:style-name="T110">о</text:span>зяева сами себе. Мы не можем распоряжаться нашей свободой. Мы даже соскочить с проекта уже не можем. <text:span text:style-name="T110">Держава</text:span> полагается на нас и мы её не подведём, будь оно всё проклято!</text:p>
      <text:p text:style-name="P12"/>
      <text:p text:style-name="P12">Алекс выходит, тщательно закрывая за собой дверь. Трое громил переглядываются.</text:p>
      <text:p text:style-name="P12"/>
      <text:p text:style-name="P12">- Если надо сходить за продуктами или ещё куда — запишите на листочке список, я куплю, - наконец, подаёт голос один из них.</text:p>
      <text:p text:style-name="P12">- Я буду готовить для наших и для вас могу, если не против, - выз<text:span text:style-name="T110">ы</text:span>ва<text:span text:style-name="T110">ет</text:span>ся другой. - Я неплохо готовлю, нас учили.</text:p>
      <text:p text:style-name="P12">- Спасибо, не надо. Я сам себе готовлю, - отрезаю я.</text:p>
      <text:p text:style-name="P12">-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12"/>
      <text:p text:style-name="P12">Я осматриваю троицу и соображаю, как бы от них избавиться хотя бы на улице.</text:p>
      <text:p text:style-name="P12"/>
      <text:p text:style-name="P12">-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12"/>
      <text:p text:style-name="P12">Громила лыбится во всю морду.</text:p>
      <text:p text:style-name="P12"/>
      <text:p text:style-name="P12">- И какие же теперь правила? - криво улыбаюсь я.</text:p>
      <text:p text:style-name="P12">- Не пытаться избавиться от нас. Не пытаться обмануть нас. Не пытаться игнорировать нас. И всё будет хорошо.</text:p>
      <text:p text:style-name="P12">- Хорошо уже не будет. И вы прекрасно это знаете. Алекс разве не сказал вам, на сколько нам хватит ресурсов?</text:p>
      <text:p text:style-name="P12"><text:soft-page-break/>-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12"/>
      <text:p text:style-name="P12">«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12"/>
      <text:p text:style-name="P58">***</text:p>
      <text:p text:style-name="P58"/>
      <text:p text:style-name="P9">- Ты же говорил, что не <text:span text:style-name="T111">этот… Не </text:span>конеёб? - наконец саркастически спрашивает Дейдра, пригнувшись и посмотрев на меня снизу. - Врал, значит.</text:p>
      <text:p text:style-name="P9">- Вот так-так! - возмущённо вторит ей Джет. - Когда это вы успели спеться? А я, значит…</text:p>
      <text:p text:style-name="P9">- Ничего я не врал! - я сердито перебиваю понях и пытаюсь оторвать от себя принцессу. - Попробовали бы вы сопротивляться одуревшей от недоёба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9"/>
      <text:p text:style-name="P9">Дейдра блокирует лебёдку, подходит к нам и критически осматривает телосплетение. Потом подзывает Джет.</text:p>
      <text:p text:style-name="P9">- Я хватаю за гриву, ты — за хвост. На счёт «три» тащим! И сразу цепляем ей на рог кристалл, пока она не очухалась, - сухо командует розовогривая пони.</text:p>
      <text:p text:style-name="P9"/>
      <text:p text:style-name="P9">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9"/>
      <text:p text:style-name="P9">- Хуман, держись за фальшборт, - командует мне Дейдра и, в свою очередь, зажимает зубами гриву принцессы.</text:p>
      <text:p text:style-name="P9">- Ваз! Два! Тли! - мычит сквозь зажатые зубы поняха, упирается копытами в палубу и что есть силы тащит.</text:p>
      <text:p text:style-name="P9"/>
      <text:p text:style-name="P9">Радужная пегаска также включается в процесс.</text:p>
      <text:p text:style-name="P9"/>
      <text:p text:style-name="P9">- И-и-и… Не-е-ет!!! - упирается ожившая <text:span text:style-name="T111">было </text:span>магичка, но сила не на её стороне.</text:p>
      <text:p text:style-name="P9"/>
      <text:p text:style-name="P9">С громким всхлипом и чавканьем единорожка отрывается от меня и падает на опрокинувшихся на палубу Дейдру и Джет.</text:p>
      <text:p text:style-name="P9"/>
      <text:p text:style-name="P9"><text:soft-page-break/>- Хвала зайцам, этот кошмар закончился! - облегчённо вздыхаю я. - Девочки, дайте мне полотенце, что ли?</text:p>
      <text:p text:style-name="P9">- Привет, Хум! - слышу окрик сверху.</text:p>
      <text:p text:style-name="P9"/>
      <text:p text:style-name="P9">С небольшой смотровой площадки, закреплённой под самым баллоном, мне приветственно машет Кловер Джем.</text:p>
      <text:p text:style-name="P9"/>
      <text:p text:style-name="P9">- Здоров, долговязый! Не холодно? - слышу тоненький окрик со стороны.</text:p>
      <text:p text:style-name="P9"/>
      <text:p text:style-name="P9">С юта мне машет копытом Лейла Твердолоб, вторым копытом направляя штурвал.</text:p>
      <text:p text:style-name="P9"/>
      <text:p text:style-name="P10"><text:span text:style-name="Default_20_Paragraph_20_Font"><text:span text:style-name="T4">- Это ваш Хуман? Какой-то он склизкий на вид, ни перьев, ни шерсти, кроме пары клочков. </text:span></text:span><text:span text:style-name="Default_20_Paragraph_20_Font"><text:span text:style-name="T112">Сестра мне совсем по-другому его описывала! </text:span></text:span><text:span text:style-name="Default_20_Paragraph_20_Font"><text:span text:style-name="T4">Фигня какая-то! - жалуется </text:span></text:span><text:span text:style-name="Default_20_Paragraph_20_Font"><text:span text:style-name="T113">крохотная салатовая пегаска</text:span></text:span><text:span text:style-name="Default_20_Paragraph_20_Font"><text:span text:style-name="T4"> с бака.</text:span></text:span></text:p>
      <text:p text:style-name="P9"/>
      <text:p text:style-name="P9">- О боги! - я прижимаю руки к паху в тщетной попытке прикрыться…</text:p>
      <text:p text:style-name="P9"/>
      <text:p text:style-name="P9">…</text:p>
      <text:p text:style-name="P71">…</text:p>
      <text:p text:style-name="P71">…</text:p>
      <text:p text:style-name="P9"/>
      <text:p text:style-name="P9">-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text:span text:style-name="T111">лет </text:span>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9">- И вовсе ты не сбежала, ты после этого проспала два дня подряд, потому что сидр тот забродивший был, и выпила ты его не полбутылки, а…</text:p>
      <text:p text:style-name="P9">- Лейла, закрой свой говорливый ротик и сбегай за булочками в трюм! Хум прогол<text:span text:style-name="T111">о</text:span>дался, да и мы все тоже! И сидр не забудь захватить!</text:p>
      <text:p text:style-name="P9">- Бегу!</text:p>
      <text:p text:style-name="P72">- Так вот, сбежала я прямо в секретную затоку, в которой уже два года строила свою «Хитрожопку». <text:s/>И, знаете, люггер уже готов был — там только осталось собрать мачту и водрузить на неё парус. Но мне так тошно стало после побега Хумана, что оставаться больше я уже не могла! Поэтому загрузила туда припасов, Лейлу и отчалила. Вниз по течению, <text:span text:style-name="T111">конечно,</text:span> ведь ни мачта, ни паруса не <text:span text:style-name="T111">не были готовы</text:span>.</text:p>
      <text:p text:style-name="P9">- Агась. Только меня ты не загружала — я сама запрыгнула. Потому что без меня ты не уплыла бы дальше первого порога. Там крутые излучины, руль не помогает, надо было с носа от берега шестом отталкиваться…</text:p>
      <text:p text:style-name="P10"><text:soft-page-break/><text:span text:style-name="Default_20_Paragraph_20_Font"><text:span text:style-name="T4">- Да, всё </text:span></text:span><text:span text:style-name="Default_20_Paragraph_20_Font"><text:span text:style-name="T112">именно</text:span></text:span><text:span text:style-name="Default_20_Paragraph_20_Font"><text:span text:style-name="T4"> так! Ты принесла сидр? Так вот, на </text:span></text:span><text:span text:style-name="Default_20_Paragraph_20_Font"><text:span text:style-name="T113">третий</text:span></text:span><text:span text:style-name="Default_20_Paragraph_20_Font"><text:span text:style-name="T4">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9">- То есть, ты не знала, куда впадает река, и всё равно отчалила? - я хватаюсь за голову.</text:p>
      <text:p text:style-name="P10"><text:span text:style-name="Default_20_Paragraph_20_Font"><text:span text:style-name="T4">- </text:span></text:span><text:span text:style-name="Default_20_Paragraph_20_Font"><text:span text:style-name="T112">Агась</text:span></text:span><text:span text:style-name="Default_20_Paragraph_20_Font"><text:span text:style-name="T4">. Земнопони, знаешь ли, плохие путешественники. </text:span></text:span><text:span text:style-name="Default_20_Paragraph_20_Font"><text:span text:style-name="T112">Мы предпочитаем сидеть на одном месте, за стенами и оградами. </text:span></text:span><text:span text:style-name="Default_20_Paragraph_20_Font"><text:span text:style-name="T4">У н</text:span></text:span><text:span text:style-name="Default_20_Paragraph_20_Font"><text:span text:style-name="T112">ас</text:span></text:span><text:span text:style-name="Default_20_Paragraph_20_Font"><text:span text:style-name="T4"> нет крыльев, как у пегасов и нет магии, как у единорогов. Без этого очень опасно странствовать по суше… Так вот, к слову о пегасах. Мы причалили к берегу у водопада вечером на </text:span></text:span><text:span text:style-name="Default_20_Paragraph_20_Font"><text:span text:style-name="T113">третий</text:span></text:span><text:span text:style-name="Default_20_Paragraph_20_Font"><text:span text:style-name="T4"> день. А утром к нам на палубу приземлилась твоя разнокрылая подружка и её младшая сестра.</text:span></text:span></text:p>
      <text:p text:style-name="P10"><text:span text:style-name="Default_20_Paragraph_20_Font"><text:span text:style-name="T4"/></text:span></text:p>
      <text:p text:style-name="P9">- Дальше рассказываю я, Дейдра! - радужная пегаска оттискивает крупом розовогривую земнопони.</text:p>
      <text:p text:style-name="P9"/>
      <text:p text:style-name="P9">-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9"/>
      <text:p text:style-name="P9">- Пегаска не врёт, зуб даю, - подтверждает Дейдра.</text:p>
      <text:p text:style-name="P9"/>
      <text:p text:style-name="P9">-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Видишь ли, пегасы блюдут чистоту кр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сквозь тучу не провалился!</text:p>
      <text:p text:style-name="P9"/>
      <text:p text:style-name="P9">Пегаска вздыхает.</text:p>
      <text:p text:style-name="P9"/>
      <text:p text:style-name="P9">- В общем, помощи от клана добиться мне не удалось. Хотя я честно пыталась.</text:p>
      <text:p text:style-name="P9"/>
      <text:p text:style-name="P9">-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p text:style-name="P9">-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9"><text:soft-page-break/>-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9">- На практику, <text:span text:style-name="T114">куда ж ещё?</text:span>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9">-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9">-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text:span text:style-name="T114">она</text:span> не заменит.</text:p>
      <text:p text:style-name="P9">- Летим мы, значит, обратно к кряжу, - <text:span text:style-name="T114">продолжает Джет. -</text:span> Я на ходу придумываю, как тебя освобождать буду. И ничего не придумывается, фигня одна. Да и как можно вырвать из копыт единорожьего племени кого-то вдвоём, <text:span text:style-name="T114">если ты не дракон</text:span>?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text:p>
      <text:p text:style-name="P9"/>
      <text:p text:style-name="P9">- А ещё ты хотела позаимствовать там еды, если бы <text:span text:style-name="T114">она</text:span> нашлась. Пегасы всегда заимствуют еду у земнопони, когда могут, - замечает Мунфлай.</text:p>
      <text:p text:style-name="P9"/>
      <text:p text:style-name="P9">- Ага, именно из-за этих «заимствований» земнопони на дух не выносят пегасов! - тут же вопит Дейдра. - Вы нам уже лет за двести продуктов должны! С процентами! Когда отдавать собираетесь? Иначе это называется воровство!</text:p>
      <text:p text:style-name="P9">- Это не ко мне вопрос, а к папаше. Он сейчас глава клана, - бурчит Джет, но продолжает. - В общем, приземлились <text:span text:style-name="T114">мы </text:span>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9"/>
      <text:p text:style-name="P9">- Агась, мне вот было прям приятно за столько времени увидеть знакомую мордочку! Даже если это ты. Я уже начала думать, что не такое это интересное дело, пиратствование: даже словечком переброситься не с кем, кроме своей младшей сестрицы. И тут эта пегаска Хумана приземляется. Правда, у неё чтой-то не то с крыльями, но характер и безмозглость та же, я сразу узнала!</text:p>
      <text:p text:style-name="P9"/>
      <text:p text:style-name="P9">- Эй, Дейдра, полегче! Не Твердолобам говорить о безмозглости!</text:p>
      <text:p text:style-name="P9">- Ну, не обижайся! Даже Твердолобам не придёт в голову искать еду в моей фейерверочной пушке. Если бы ты там застряла, мне пришлось бы кормить тебя через отверстие для фитиля. А стреляла бы ты.. кхм… ха-ха-ха!</text:p>
      <text:p text:style-name="P9"><text:soft-page-break/></text:p>
      <text:p text:style-name="P9">-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9">-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9">- Точняк, иногда твоё увлечение сидром идёт на пользу, Дейдра! Утром мы заметили <text:s/>подлетающий дирижба… дирижпоп… дирижобль!</text:p>
      <text:p text:style-name="P9"/>
      <text:p text:style-name="P9">- С этого момента буду рассказывать я, пожалуйста-пожалуйста-пожалуйста!</text:p>
      <text:p text:style-name="P9"/>
      <text:p text:style-name="P9">- Валяй, Кловер! А то, пока я рассказываю, Дейдра все пончики схавает!</text:p>
      <text:p text:style-name="P9"/>
      <text:p text:style-name="P9">- Хорошо, только и мне оставьте один, пожалуйста! Так вот, мы с Хуманом разработали план его спасения от свадьбы с Платиной Спаркл.</text:p>
      <text:p text:style-name="P9"/>
      <text:p text:style-name="P9">- КАКОЕ КОВАРСТВО! Хуман, как ты мог! Значит, наш договор изначально был фальшивкой? О боги, какое коварство!</text:p>
      <text:p text:style-name="P9"/>
      <text:p text:style-name="P9">-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9"/>
      <text:p text:style-name="P9">-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9"/>
      <text:p text:style-name="P9">- Вот так-то! - Джет вытирает копыта от селёдки. - Продолжай, Кловер.</text:p>
      <text:p text:style-name="P9"/>
      <text:p text:style-name="P9">Единорожка проглатывает пончик и продолжает.</text:p>
      <text:p text:style-name="P9"/>
      <text:p text:style-name="P9">-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text:span text:style-name="T114">шара</text:span>,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9"><text:soft-page-break/></text:p>
      <text:p text:style-name="P9">- Уф! Ыф! Ыф!!!</text:p>
      <text:p text:style-name="P9"/>
      <text:p text:style-name="P9">-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несколько магических камушков. С их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меня…</text:p>
      <text:p text:style-name="P9"/>
      <text:p text:style-name="P9">-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 прямо из-под носа у Кловер Дрим! Вот уж визгу-то было! Мва-ха-ха! Малявка после этого с помощью магического камушка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9"/>
      <text:p text:style-name="P9">- Во-первых, мы присоединились к плану.</text:p>
      <text:p text:style-name="P9"/>
      <text:p text:style-name="P9">- 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9"/>
      <text:p text:style-name="P9">- Да! Зацени, Хуман, мою жертву! Я отдала паруса своего люггера на увеличение дирижабля!</text:p>
      <text:p text:style-name="P9"/>
      <text:p text:style-name="P9">-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9"/>
      <text:p text:style-name="P9">- Люггер! Моя Хитрожопка — это люггер! Запомни наконец! Так вот, после переделки мы вылетели к Дрогонштерну. С магическими кристаллами мы прошли весь путь за двое суток. <text:span text:style-name="T115">Д</text:span>вига<text:span text:style-name="T115">лись</text:span> без перерывов на сон — стояли ночные вахты по очереди. Остальное ты знаешь, Хум. Джет скрытно разведала обстановку, мы подкрались ноч<text:span text:style-name="T115">ью</text:span> и спасли тебя. Почти <text:span text:style-name="T115">что</text:span> успели.</text:p>
      <text:p text:style-name="P9"/>
      <text:p text:style-name="P9">- Мвыф!!!</text:p>
      <text:p text:style-name="P9"/>
      <text:p text:style-name="P9"><text:soft-page-break/>- А с тобой мы ещё поговорим, рогатое чучело! За Хума ответишь!</text:p>
      <text:p text:style-name="P9"/>
      <text:p text:style-name="P9">Пегаска угрожающе подносит копыто к носу Платины. Я отвожу его рукой.</text:p>
      <text:p text:style-name="P9"/>
      <text:p text:style-name="P9">- Не надо. Она не хотела мне зла.</text:p>
      <text:p text:style-name="P9"/>
      <text:p text:style-name="P9">Я отворачиваюсь.</text:p>
      <text:p text:style-name="P9"/>
      <text:p text:style-name="P73">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ристалл, задействованный в двигателе для пропеллера, был повешен на рог Платины для блокирования магии. А <text:span text:style-name="T115">магии </text:span>Кловер Джем, по её словам, хватало, максимум, на пару часов вращения, <text:span text:style-name="T115">после чего ей приходилось восстанавливаться сутки</text:span>.</text:p>
      <text:p text:style-name="P73"><text:s/></text:p>
      <text:p text:style-name="P73"><text:span text:style-name="T115">Н</text:span>ача<text:span text:style-name="T115">вшийся</text:span> <text:span text:style-name="T115">ветер</text:span> лучше <text:span text:style-name="T115">бы</text:span> пережидать на земле, сдув баллон, <text:span text:style-name="T115">но в</text:span>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text:span text:style-name="T115">близость их лагеря не даёт расслабиться. Мы решаем</text:span> переждать непогоду в воздухе, привязав воздушный корабль к <text:span text:style-name="T115">вершинам</text:span> нескольки<text:span text:style-name="T115">х</text:span> деревь<text:span text:style-name="T115">ев</text:span> для надёжности.</text:p>
      <text:p text:style-name="P73"/>
      <text:p text:style-name="P9">Есть ещё одна причина, по которой мы остаёмся тут.</text:p>
      <text:p text:style-name="P9"/>
      <text:p text:style-name="P73">Я угрюмо взираю с палубы на серую поверхность камня под нами. Что тянуло меня сюда все эти дни? Что заставило меня пройти через все лишения и трудности? <text:span text:style-name="T115">Необъяснимая сила влекла меня сюда сквозь все опасности и лишения, как манит бабочек пламя свечи в тёмной глубине ночи.</text:span></text:p>
      <text:p text:style-name="P73"><text:span text:style-name="T115">И</text:span> <text:span text:style-name="T115">в</text:span>от я пришёл. Что дальше, каменный истукан? Сколько мне ещё ждать?</text:p>
      <text:p text:style-name="P9"/>
      <text:p text:style-name="P9">Скала молчит. Я поворачиваюсь к своим, не дожидаясь ответа.</text:p>
      <text:p text:style-name="P9"/>
      <text:p text:style-name="P9">- Мы возвращаемся.</text:p>
      <text:p text:style-name="P9"/>
      <text:p text:style-name="P9">- Чегооо? Хум, ты спятил? - радужная пегаска кончиком крыла трогает мой лоб. - Зачем? Нам надо <text:span text:style-name="T115">переждать </text:span><text:span text:style-name="T116">шторм и</text:span> по-тихому сматываться отсюда. Мы не выстоим проти<text:span text:style-name="T116">в</text:span>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9"/>
      <text:p text:style-name="P9">Я поднимаю руку.</text:p>
      <text:p text:style-name="P9"/>
      <text:p text:style-name="P9"><text:soft-page-break/>- Мы не будем драться. Нам надо вернуть Платину и освободить кристалл. На магии Кловер Джем мы далеко не улетим.</text:p>
      <text:p text:style-name="P9"/>
      <text:p text:style-name="P12">И мне надо снова вернуться туда, к месту, куда меня тян<text:span text:style-name="T116">ет</text:span> всё это время. Я отчётливо чувствую, что не дождался. Что-то должно было произойти, но я не дождался…</text:p>
      <text:p text:style-name="P9"/>
      <text:p text:style-name="P9">- И наконец-то станем пиратами! - радостно верещит Дейдра. - Хум, дай я тебя обниму!</text:p>
      <text:p text:style-name="P9">- Но-но! - осаживает Дейдру пегаска. - Хум, ты как маленький, честное слово! Ты веришь, что она тебя отпустит после того, как ты вернёшь её своим?</text:p>
      <text:p text:style-name="P9"/>
      <text:p text:style-name="P9">Пегаска легонько пинает связанную единорожку. Та гневно мычит.</text:p>
      <text:p text:style-name="P9"/>
      <text:p text:style-name="P9">- Нам не надо верить.</text:p>
      <text:p text:style-name="P9"/>
      <text:p text:style-name="P9">Я усаживаюсь на корточки перед Платиной и вытаскиваю селёдку у неё изо рта.</text:p>
      <text:p text:style-name="P9"/>
      <text:p text:style-name="P9">-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9"/>
      <text:p text:style-name="P9">Единорожка возмущённо набирает воздуха в грудь, но я поднимаю руку, не давая себя перебить.</text:p>
      <text:p text:style-name="P9"/>
      <text:p text:style-name="P9">-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9">-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9"/>
      <text:p text:style-name="P9">Мне даже жаль её…</text:p>
      <text:p text:style-name="P9"/>
      <text:p text:style-name="P9">…</text:p>
      <text:p text:style-name="P9"/>
      <text:p text:style-name="P9">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text:soft-page-break/>застывшему массиву камня подобно огромной мокрице. По мере огибания головы дракона нам открывается лагерь единорогов.</text:p>
      <text:p text:style-name="P9"/>
      <text:p text:style-name="P9">- Пусто! - восклицает Джет.</text:p>
      <text:p text:style-name="P9"/>
      <text:p text:style-name="P9">Она срывается с палубы и широким виражом производит разведку.</text:p>
      <text:p text:style-name="P9"/>
      <text:p text:style-name="P9">- Рогатые ушли ещё вечером, - докладывает Джет. - Угли покрылись пеплом, примятая трава начала вставать. Что будем делать, кэп?</text:p>
      <text:p text:style-name="P9"/>
      <text:p text:style-name="P9">Да, похоже, гвардейцы Платины ушли. Вытоптанные площадки отмечают места установки палаток. В центре сиротливо вьётся блеклая нить дыма потухшего костра.</text:p>
      <text:p text:style-name="P9">Видно, исчезновение правительницы выбило их из колеи. Наверняка уже возвращаются назад.</text:p>
      <text:p text:style-name="P74">Ну что же, тем лучше. Ничто не помешает <text:span text:style-name="T116">нам</text:span> стать на стоянку в этом месте. </text:p>
      <text:p text:style-name="P74"/>
      <text:p text:style-name="P74"><text:span text:style-name="T116">На земле я</text:span> поворачиваюсь к Платине.</text:p>
      <text:p text:style-name="P9"/>
      <text:p text:style-name="P9">- Везти тебя назад, в племя, не входит в наши планы. Мы высадим тебя здесь. Думаю, ты без труда догонишь своих.</text:p>
      <text:p text:style-name="P9"/>
      <text:p text:style-name="P9">- Догонять не придётся. Мы все тут. Добро пожаловать назад, дорогой!</text:p>
      <text:p text:style-name="P9"/>
      <text:p text:style-name="P9">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9"/>
      <text:p text:style-name="P9">- Я так и знала, что в этой афе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повредили тебе? <text:span text:style-name="T116">Добро пожаловать обратно в племя!</text:span></text:p>
      <text:p text:style-name="P9"/>
      <text:p text:style-name="P9"><text:s/>Единорожка подходит к Платине и стягивает с её рога мешочек с магическим кристаллом.</text:p>
      <text:p text:style-name="P9"/>
      <text:p text:style-name="P9">-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text:soft-page-break/>и дальше, ей придётся в конце-концов, выйти за него замуж, благо, платье уже в наличии, хоть и не на том, на ком подобает…</text:p>
      <text:p text:style-name="P9">- Кло, я дала клятву, что отпущу их… - хмуро бормочет Платина, присоединяясь к отряду. - Я не могу им помешать.</text:p>
      <text:p text:style-name="P9">- Зато я не давала никаких клятв, дорогая! - перебивает принцессу Кловер Дрим. - Мы же не позволим сорваться такой чудесной свадьбе, правда? Ты и Хуман — вы просто созданы друг для друга! Намного больше, чем тот легкомысленный фокусник, Стар Свирл! <text:span text:style-name="T117">Знал бы ты, Хуман, насколько велика любовь Платины к тебе! Ведь для простого оплодотворения твоим семенем ей достаточно было взять его у тебя, пока ты спал под магическим наркозом! </text:span><text:span text:style-name="T116">Но н</text:span><text:span text:style-name="T117">ет, она решилась на все эти неподобающие царственной особе испытания исключительно из любви к тебе!</text:span></text:p>
      <text:p text:style-name="P9"/>
      <text:p text:style-name="P9">Платина отвечает неровным смешком, <text:span text:style-name="T117">пытаясь спрятать глаза</text:span>. Я <text:span text:style-name="T117">с удивлением и некоторым уважением смотрю на единорожку, но вовремя </text:span>замечаю, что её глазах снова появ<text:span text:style-name="T116">ляются</text:span> аквамариновые искорки.</text:p>
      <text:p text:style-name="P9"/>
      <text:p text:style-name="P9">- Эй, очнись! <text:tab/>Натрахалась уже!</text:p>
      <text:p text:style-name="P9"/>
      <text:p text:style-name="P9">Платина трясёт головой и аквамариновый блеск в её глазах тухнет.</text:p>
      <text:p text:style-name="P9"/>
      <text:p text:style-name="P9">- Не знаю, что на меня нашло, - бормочет она. - Это место неправильно действует на меня.</text:p>
      <text:p text:style-name="P9"/>
      <text:p text:style-name="P9">- Оно и не удивительно, - раздаётся глубокий властный голос. - Это место именно ТАК и действует на юных талантливых в магии единорожек, которые из-за занятий забывают о личной жизни.</text:p>
      <text:p text:style-name="P9"/>
      <text:p text:style-name="P9"><text:span text:style-name="T116">С другой стороны поляны и</text:span>з-за деревьев к нам выходит ОНА.</text:p>
      <text:p text:style-name="P9"/>
      <text:p text:style-name="P9">Я сразу понимаю, ради чего я стремился сюда с самого начала. Что тянуло меня в это мрачное место долгие дни <text:span text:style-name="T118">и несло через все опасности и невзгоды</text:span>. Что именно я ждал. Точнее, кого.</text:p>
      <text:p text:style-name="P9"/>
      <text:p text:style-name="P9">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короткие мгновения, что мы её видим. Царственность и великолепие сквозит в каждом её движении. Каждый взмах хвоста и поворот шеи утверждают превосходство. Каждый взгляд её огромных сиреневых глаз, каждое движение ресниц и прядание острых ушек претендуют на совершенство. Грива и х<text:span text:style-name="T118">в</text:span>ост плавно колышутся многоцветной мантией вокруг своей хозяйки. Золотистая аура охватывает длинный витой рог.</text:p>
      <text:p text:style-name="P9"/>
      <text:p text:style-name="P75">Острое жжение в груди напоминает о растворившейся там фигурке крылатого единорога. Меня тянет к <text:span text:style-name="T118">той</text:span>, к настоящей, с любопытством взирающей на нас в десяти шагах. Словно золотая статуэтка желает воссоединиться со своим хозяином.</text:p>
      <text:p text:style-name="P75"><text:soft-page-break/>Я одёргиваю себя.</text:p>
      <text:p text:style-name="P75"/>
      <text:p text:style-name="P9">Что-то ты, Хуман, становишься одержимым, как Платина! Похоже, это место дурно влияет и на тебя. Возьми себя в руки!</text:p>
      <text:p text:style-name="P9"/>
      <text:p text:style-name="P9">-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9"/>
      <text:p text:style-name="P9">- Ты... Вы... кто? - лепечет совершенно поражённая Платина.</text:p>
      <text:p text:style-name="P9"/>
      <text:p text:style-name="P9">Остальные, без лишних слов, склоняют головы и подгибают передние ноги в глубоком поклоне. Я один стою, как пень, озираясь на других.</text:p>
      <text:p text:style-name="P9"/>
      <text:p text:style-name="P9">- Хуман, заметь, эта птичка выглядит точно так же, как та статуэтка, что растворилась у тебя на груди, - шепчет из поклона Джет.</text:p>
      <text:p text:style-name="P9"/>
      <text:p text:style-name="P9">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text:span text:style-name="T118">Я прикладываю титанические усилия, контролируя свои ноги.</text:span> Просто наваждение какое-то! </text:p>
      <text:p text:style-name="P9"/>
      <text:p text:style-name="P9">- Добрый вечер, мои дорогие! Извините, что не представилась сразу — ваши препирательства отвлекли меня от тяжких мыслей <text:span text:style-name="T119">о потере друзей — ведь эта скала, на которой мы сейчас стоим, ещё сто лет назад была моим другом, единственным другом в этом мире</text:span>. <text:span text:style-name="T119">Но довольно о грустном.</text:span> Я — Селестия, аликорн <text:span text:style-name="T118">С</text:span>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не было потрачено впустую — я встретила вас, мои маленькие пони. Расскажите же, в чём причина вашей перепалки? Вполне возможно, я смогу вам помочь?</text:p>
      <text:p text:style-name="P9"/>
      <text:p text:style-name="P75">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text:p>
      <text:p text:style-name="P75"/>
      <text:p text:style-name="P75">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9">Команда «Хитрожопки» <text:s/>также остолбенело смотрит на белоснежное чудо с немым благоговением.</text:p>
      <text:p text:style-name="P9"/>
      <text:p text:style-name="P9">Похоже, на одного меня чары белой химеры действуют специфически. Я почёсываю зудящую грудь.</text:p>
      <text:p text:style-name="P9"/>
      <text:p text:style-name="P76"><text:soft-page-break/>- Если сможешь отмазать меня от свадьбы с ней, - указываю на Платину, - я буду благодарен тебе до гроба.</text:p>
      <text:p text:style-name="P9">- Тебя хотят женить на этой единорожке? - не веря переспрашивает аликорница. — <text:span text:style-name="T120">Против твоей воли?</text:span></text:p>
      <text:p text:style-name="P9">- Представь себе. Она вбила себе в голову, что если трахать меня беспрерывно несколько лет кряду, то можно получить мага огромной силы, который сможет корректировать орбиту Эквуса, <text:span text:style-name="T118">которую сейчас приходится контролировать шайке магов послабее</text:span>. Звучит бредово, но это так.</text:p>
      <text:p text:style-name="P9"/>
      <text:p text:style-name="P9">Селестия смешно морщит нос и прикрывается крылом. Мне слышно, как она тихо пырскает в него.</text:p>
      <text:p text:style-name="P9"/>
      <text:p text:style-name="P9">- <text:span text:style-name="T120">Конски яблоки! </text:span>Ваще не о чём беспокоиться! Не волнуйся, Хуман, рогатые тебя не получат.</text:p>
      <text:p text:style-name="P9"/>
      <text:p text:style-name="P9">На поляну выходит Лейла Твердолоб с десятком угрюмых земнопони в рваных шкурах с копьями наперевес.</text:p>
      <text:p text:style-name="P9"><text:s/></text:p>
      <text:p text:style-name="P9">-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text:span text:style-name="T120">А если ты ещё и в магии химичишь, то мы сможем разбить две скамейки разом — </text:span><text:span text:style-name="T121">утрём нос рогатым</text:span><text:span text:style-name="T120"> и надерём хвоста Камнезадам!</text:span> Уф, насилу вас нашли! Хорошо, хоть заметили над этой ядрёной каменюкой дейдрину шаланду на пузыре.</text:p>
      <text:p text:style-name="P9"/>
      <text:p text:style-name="P9">Прысканье за крылом Селестии в этот раз явно громче. Но всё же оно не может заглушить грохот моей обвалившейся челюсти.</text:p>
      <text:p text:style-name="P9"/>
      <text:p text:style-name="P9">-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9"/>
      <text:p text:style-name="P9">Шум крыльев заглушает конец моей тирады. На полянку, где уже и так довольно тесно, пикирует отряд пегасов в доспехах.</text:p>
      <text:p text:style-name="P9"/>
      <text:p text:style-name="P9">- Не двигаться! Именем верховного вождя и главнокомандующего клана Быстрокрылых, полководца Урагана, вы арестованы!</text:p>
      <text:p text:style-name="P9"/>
      <text:p text:style-name="P9">Седой пегас в серебристых доспехах поворачивае<text:span text:style-name="T118">т</text:span>ся к нам.</text:p>
      <text:p text:style-name="P9"/>
      <text:p text:style-name="P9">-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У нас набралось достаточно воинов, чтобы отправиться тебе на выручку. <text:span text:style-name="T120">Это</text:span> твой <text:soft-page-break/>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замечательные фрукты, <text:span text:style-name="T120">что позволит нам отказаться от услуг бескрылых…</text:span></text:p>
      <text:p text:style-name="P9"/>
      <text:p text:style-name="P9">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9"/>
      <text:p text:style-name="P9">- Я вижу, у тебя богатый выбор, Хуман! Земнопони, единороги, пегасы — всем ты нужен. Я бы даже сказала, ты можешь начать торги на аукционе, хи-хи-хи…</text:p>
      <text:p text:style-name="P9"/>
      <text:p text:style-name="P9">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9"/>
      <text:p text:style-name="P77">- У меня есть встречное предложение! Ты намного больше подходишь в качестве партнёра к свадьбе чем я, причём к любому понячьему племени. У тебя только пол не сходится, а у меня — раса, сексуальные предпочтения и цели. <text:span text:style-name="T121">Если не понятно —</text:span> я не <text:span text:style-name="T118">трахаю лошадей</text:span>!</text:p>
      <text:p text:style-name="P9"/>
      <text:p text:style-name="P9">- Да-да, мы это уже слышали, - с улыбкой кивает аликорница. - Осталось только убедить в этом присутствующих тут пони. <text:span text:style-name="T118">Что ж, п</text:span>опробую помочь тебе с этим.</text:p>
      <text:p text:style-name="P9"/>
      <text:p text:style-name="P77">-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text:span text:style-name="T121">И я рада сообщить вам, что</text:span> могла бы помочь <text:span text:style-name="T121">в</text:span> решени<text:span text:style-name="T121">и</text:span> всех ваших маленьких проблем. <text:span text:style-name="T121">У меня есть решения…</text:span></text:p>
      <text:p text:style-name="P9"/>
      <text:p text:style-name="P9">Спокойный материнский голос белого создания убаюкивает. Хочется лечь в постель, укрыться одеялом и слушать его, пока не заснёшь…</text:p>
      <text:p text:style-name="P9"/>
      <text:p text:style-name="P9">Должно быть, это же чувствуют и собравшиеся на поляне пони трёх рас. Единороги г<text:span text:style-name="T122">а</text:span>сят светлячки боевой магии на концах рогов и отводят их от нас вверх. Земнопони втыкают копья в землю. Пегасы скл<text:span text:style-name="T122">а</text:span>дывают на спинах крылья с отточенными лезвиями.</text:p>
      <text:p text:style-name="P9"/>
      <text:p text:style-name="P9">-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9"><text:soft-page-break/>-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9">- А для вас, - обращается Селестия к единорогам, - у меня есть совершенно особое предлож<text:span text:style-name="T122">е</text:span>ние. Вам больше нет нужды корректировать движение Эквуса и его луны самостоятельно. Ведь я...</text:p>
      <text:p text:style-name="P9"/>
      <text:p text:style-name="P9">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text:span text:style-name="T121">во всю</text:span>, опираясь на копья. Пегасы заливисто ржут, закрыв головы крыльями.</text:p>
      <text:p text:style-name="P9"/>
      <text:p text:style-name="P9">-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9"/>
      <text:p text:style-name="P78">Она терпеливо ждёт тишины. В её одиноко стоящей фигуре чувствуется... какая-то печаль, что ли? Где ты видел эту тоску в глазах раньше, Хуман?</text:p>
      <text:p text:style-name="P9">Пользуясь всеобщей отвлечённостью, я осторожно подхожу к ней.</text:p>
      <text:p text:style-name="P9"/>
      <text:p text:style-name="P9">- Спасибо, что таки пыталась меня отмазать, Сел. Честно, я ценю это. Жаль, что не получилось. Не твоя вина.</text:p>
      <text:p text:style-name="P9"/>
      <text:p text:style-name="P9">Та скашивает на меня сиреневый глаз и подмигивает.</text:p>
      <text:p text:style-name="P9"/>
      <text:p text:style-name="P9">-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9">-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9">- Нет, что-ты, - с печальной улыбкой отвечает аликорница. - Я достаточно повоевала в своей жизни, чтобы быть уверенной в победе над этим небольшим отрядом плохо 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много раз за последние двести лет пыталась помочь этим несчастным пони, но они сами отвергают мои усилия. <text:span text:style-name="T123">Всего лишь пара советов — и их жизнь неузнаваемо преобразилась бы в лучшую сторону! </text:span>Неужели пони нравится страдать? Ведь единороги, у которых самая большая беда, даже не захотели меня выслушать! А я смогла бы взвалить их бремя на себя — я <text:span text:style-name="T121">умею</text:span> корректировать ход планет. Я специалист в этой магии!</text:p>
      <text:p text:style-name="P9"/>
      <text:p text:style-name="P79"><text:soft-page-break/>Я понимающе хлопаю Сел по холке и в последний момент едва успеваю остановить себя от того, чтобы сочувствующе обнять её. <text:span text:style-name="T122">Очень-очень сильно обнять. Вжаться в эту белую грудь изо всех сил и ни за что не отпускать.</text:span></text:p>
      <text:p text:style-name="P79">Нет-нет-нет, так не годится, Хуман! Ты знаешь, чем заканчиваются обнимашки в мире пони!</text:p>
      <text:p text:style-name="P9"/>
      <text:p text:style-name="P9">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9"/>
      <text:p text:style-name="P9">От трёх отрядов пони к нам выступают их предводители — принцесса Платина, Лейла Твердолоб и полководец Ураган. Кривые выражения их лиц не сулят ничего хорошего.</text:p>
      <text:p text:style-name="P9"/>
      <text:p text:style-name="P9">- Э-э-э... Пегасам не подходит ваше предложение, уважаемая! - мотает отрицательно головой Ураган. - Мы не можем <text:span text:style-name="T121">сотрудничать</text:span> с земнопони. Это неслыханно! У них нет крыльев!..</text:p>
      <text:p text:style-name="P9">- Агась! - встревает в тираду Лейла, - мы також не в восторге от этих жуликов в перьях! <text:span text:style-name="T121">Конски яблоки! </text:span>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9"/>
      <text:p text:style-name="P9">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9"/>
      <text:p text:style-name="P9">-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9"/>
      <text:p text:style-name="P9">Платина недобро смеётся в ответ.</text:p>
      <text:p text:style-name="P9"/>
      <text:p text:style-name="P9">- Думаешь, если ты выше и имеешь крылья в довесок к рогу, ты можешь диктовать нам свои условия? Думаешь, я не раскусила твой план заполучить себе супермага? - шипит она.</text:p>
      <text:p text:style-name="P9">-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text:p>
      <text:p text:style-name="P9">- Уважаемые коллеги, - поворачивается она к Урагану и Лейле Твердолоб. - Мне кажется, настало время нам объединиться пред ликом общего врага! Я думаю, после победы мы сможем договориться, кому достанется Хуман, <text:span text:style-name="T123">а сейчас</text:span>…</text:p>
      <text:p text:style-name="P9"/>
      <text:p text:style-name="P9"><text:soft-page-break/>Прямо на наших глазах заключается союз трёх рас пони. Три копыта сходятся в одной точке и три клятвы произносятся в унисон.</text:p>
      <text:p text:style-name="P9">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9"/>
      <text:p text:style-name="P9">- Не такой я себе представляла свою роль в объединении пони, - <text:span text:style-name="T123">подавленно </text:span>бормочет Селестия. - Отойди с поляны, Хуман. Сейчас тут будет жарко. Придётся кое-кого поучить хорошим манерам.</text:p>
      <text:p text:style-name="P9"/>
      <text:p text:style-name="P9">Аликорница крутит шеей туда-сюда и делает пару приседаний на передние ноги. С громким шелестом разворачиваются <text:span text:style-name="T122">огромные </text:span>крылья и производят несколько разминочных движений. <text:span text:style-name="T122">Пыль и сухая трава несутся прочь с поляны от этих величественных взмахов.</text:span> С гулким хлопком загорается пузырь золотой ауры на роге.</text:p>
      <text:p text:style-name="P9"/>
      <text:p text:style-name="P9">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етшей воинственность обладательницы.</text:p>
      <text:p text:style-name="P9"/>
      <text:p text:style-name="P9">- СЕСТРИЦА, МЫ ВИДИМ, ТЫ РЕШИЛА РАЗМЯТЬ КОСТИ! ХОРОШЕЕ ДЕЛО. ПОЧЕМУ НАС НЕ ПРИГЛАСИЛА?!</text:p>
      <text:p text:style-name="P9"/>
      <text:p text:style-name="P9">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и буквально распластывает по земле этим <text:span text:style-name="T122">оглушительным</text:span> рёвом, и даже я чуть не наваливаю центнер кирпичей на землю там же, где стою.</text:p>
      <text:p text:style-name="P9"/>
      <text:p text:style-name="P9">На поляну выходит создание, похожее на Селестию, но несколько меньше <text:span text:style-name="T122">и</text:span> тёмного цвета. У меня отваливается челюсть от её киберпанковских доспехов, мигающих разноцветными индикаторами и жужжащих множеством сервоприводов.</text:p>
      <text:p text:style-name="P9"/>
      <text:p text:style-name="P9">- КТО ПРОТИВ НАС СЕГОДНЯ? НЕ ВИЖУ ПРОТИВНИКА!</text:p>
      <text:p text:style-name="P9"/>
      <text:p text:style-name="P9">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9"/>
      <text:p text:style-name="P9">Кобылка оглядывается и, не найдя никого стоящего на ногах, кроме меня с Селестией, подходит к нам.</text:p>
      <text:p text:style-name="P9"/>
      <text:p text:style-name="P9">- Сбавь пол тона, Лулу, - говорит устало Селестия. - Сегодня трёпки не будет. Твой голос ввёл в беспамятство всех столь плохо воспитанных пони.</text:p>
      <text:p text:style-name="P9"><text:soft-page-break/>- Опять Мы остались без развлечения, - недовольно морщит нос младшая аликорница. - А это кто такой?</text:p>
      <text:p text:style-name="P9"/>
      <text:p text:style-name="P9">Аликорница указывает на меня копытом.</text:p>
      <text:p text:style-name="P9"/>
      <text:p text:style-name="P9">- Это мой друг. Хуман, знакомься, это моя младшая сестра Луна. Луна, это Хуман. Это у него возникли кое-какие проблемы с лежащими тут пони.</text:p>
      <text:p text:style-name="P9"/>
      <text:p text:style-name="P9">Я киваю, стараясь выглядеть нормально перед смешно говорящей о себе во множественном числе аликорницей. Это ничего, что минуту назад ты отложил грузовик кирпичей, Хуман, главное — не подавать виду!</text:p>
      <text:p text:style-name="P9"/>
      <text:p text:style-name="P9">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9"/>
      <text:p text:style-name="P9">-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text:p>
      <text:p text:style-name="P9">- Всё в порядке, - лепечу я, наблюдая бессмысленным взглядом как Луна осматривает слабо шевелящихся на полянке пони. - Я, кажется, знаю, как нам решить все проблемы одним махом.</text:p>
      <text:p text:style-name="P9">- Ого?</text:p>
      <text:p text:style-name="P9">- Ага.</text:p>
      <text:p text:style-name="P9"/>
      <text:p text:style-name="P9">Я подхожу к кучке лежащих в центре поляны вождей и пинаю ботинком ближайший круп.</text:p>
      <text:p text:style-name="P9"/>
      <text:p text:style-name="P9">- Эй, Платина! Как слышно? Приём! Ураган? Лейла? Очнитесь!</text:p>
      <text:p text:style-name="P9"/>
      <text:p text:style-name="P9">Принцесса со стоном занимает сидячее положение, яростно массируя копытами виски. Вслед за ней оживают и остальные делегаты рас пони.</text:p>
      <text:p text:style-name="P9"/>
      <text:p text:style-name="P9">- У меня к вам ценное коммерческое предложение. Соглашайтесь, пока я добрый. В общем, я сдаюсь.</text:p>
      <text:p text:style-name="P9">- А? Что? - моментально настораживается принцесса.</text:p>
      <text:p text:style-name="P9">-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как вы это всё равно решили пять минут назад. Если вам <text:span text:style-name="T124">это </text:span>не подходит — я <text:span text:style-name="T124">сейчас </text:span>просто уйду. Мне на вас начхать, вообще-то. Как и на ваши проблемы.</text:p>
      <text:p text:style-name="P9"/>
      <text:p text:style-name="P9"><text:soft-page-break/>Я отхожу от начавшей вяло совещаться кучки.</text:p>
      <text:p text:style-name="P9"/>
      <text:p text:style-name="P9">- Ты слишком великодушен, Хуман, - шепчет мне через плечо Селестия. - Я хотела решить твою проблему, но так получается, ты решаешь мои. Спасибо.</text:p>
      <text:p text:style-name="P9"/>
      <text:p text:style-name="P9">Я молча хлопаю её по шее. Мне стоит больших усилий не <text:span text:style-name="T123">прижаться к ней</text:span> прямо на глазах у всех. <text:span text:style-name="T124">Сдерживание себя просто доставляет мне физическую боль!</text:span> Да что с тобой такое, Хуман?</text:p>
      <text:p text:style-name="P9"/>
      <text:p text:style-name="P9">Трое представителей пони снова бредут к нам. Головы их поникли.</text:p>
      <text:p text:style-name="P9"/>
      <text:p text:style-name="P9">- Мы согласны, Хуман, - бормочет Платина. - У пегасов и земнопони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9">- У земнопони есть полномочия! - заявляет слушающая выступление Дейдра Твердолоб. Старик много раз говорил, что скинет корону, как только я соглашусь править. Так вот — я согласна! Это значит, что я становлюсь вождём Твердолобов. И я подтверждаю союз с пегасами!</text:p>
      <text:p text:style-name="P9">- Да будет так! - кивает полководец Ураган.</text:p>
      <text:p text:style-name="P9"/>
      <text:p text:style-name="P9">Он поднимает копыто и касается им поднятого копыта Дейдры.</text:p>
      <text:p text:style-name="P9"/>
      <text:p text:style-name="P9">- Что касается единорогов, мы просто будем нести своё бремя, сколько хватит сил, - продолжает печально Платина. - Мне очень жаль, что так вышло. Если повезёт, продержимся ещё лет пятьдесят. Или <text:span text:style-name="T117">немного </text:span>больше…</text:p>
      <text:p text:style-name="P9">-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9"/>
      <text:p text:style-name="P9">Единорожка в ответ просто садится в пыль с разинутым ртом.</text:p>
      <text:p text:style-name="P9"/>
      <text:p text:style-name="P9">-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9"/>
      <text:p text:style-name="P9">Принцесса немного думает, потом молча встаёт, подходит к Урагану и Дейдре и прикасается своим копытом к их.</text:p>
      <text:p text:style-name="P9"/>
      <text:p text:style-name="P9">Три вторично сомкнутых копыта пони трёх рас возвещают нам начало новой эры.</text:p>
      <text:p text:style-name="P9"><text:soft-page-break/></text:p>
      <text:p text:style-name="P9">- Да будет так! Нарекаю сей союз Эквестрией, в честь трёх заключивших его рас, кои, несомненно, являются эквиноидами, - <text:span text:style-name="T124">важно </text:span>выпендриваюсь напоследок я.</text:p>
      <text:p text:style-name="P9"/>
      <text:p text:style-name="P9">-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9"/>
      <text:p text:style-name="P9">- И без магии, - бормочет Селестия. - Если бы не зашкаливающая магия этого мира, о корректировке орбит <text:span text:style-name="T125">планет </text:span>без моего спарк-турбированного астробуксировщика и думать нельзя было бы.</text:p>
      <text:p text:style-name="P9"/>
      <text:p text:style-name="P9">Я уверен, что мне послышалось.</text:p>
      <text:p text:style-name="P9"/>
      <text:h text:style-name="P7" text:outline-level="2">Глава 15</text:h>
      <text:p text:style-name="P2"/>
      <text:p text:style-name="P80">Шаг, второй, третий... Тысячи лет я брела, не зная куда. Теперь знаю. Последние шаги - самые трудные. Ещё шаг... И ещё...</text:p>
      <text:p text:style-name="P80">Я стою перед закрытой дверью...</text:p>
      <text:p text:style-name="P2"/>
      <text:p text:style-name="P12">- У меня есть два часа. Потом мои винни-пухи выключат нейроинтерфейс. Приказ Алекса.</text:p>
      <text:p text:style-name="P12">- То есть, волонтёров больше не будет?</text:p>
      <text:p text:style-name="P10"><text:span text:style-name="Default_20_Paragraph_20_Font"><text:span text:style-name="T5">- Не будет. Он ведь тоже не идиот. Двадцать четыре человека в психушке за две недели кого угодно заставят задуматься. Пока он списывает это на вредное воздействие </text:span></text:span><text:span text:style-name="Default_20_Paragraph_20_Font"><text:span text:style-name="T13">новой модели </text:span></text:span><text:span text:style-name="Default_20_Paragraph_20_Font"><text:span text:style-name="T5">нейроинтерфейса и потому ограничил его использование двумя часами. Но я его неплохо знаю — он этим не ограничится. К тебе могут заслать шпионов.</text:span></text:span><text:span text:style-name="Default_20_Paragraph_20_Font"><text:span text:style-name="T13"> Или уже заслали. </text:span></text:span><text:span text:style-name="Default_20_Paragraph_20_Font"><text:span text:style-name="T5">Тщательно проверяй Учителей.</text:span></text:span></text:p>
      <text:p text:style-name="P12"/>
      <text:p text:style-name="P12">Хэвэн задумывается.</text:p>
      <text:p text:style-name="P12"/>
      <text:p text:style-name="P12">- Эмиграция за два часа невозможна. Если мы не придумаем, как избавиться от охраны, нам придётся подыскать дополнительные мощности для моделирования.</text:p>
      <text:p text:style-name="P12">- Или признать поражение.</text:p>
      <text:p text:style-name="P12"/>
      <text:p text:style-name="P12">Хэвэн долго всматривается в невидимую точку на горизонте.</text:p>
      <text:p text:style-name="P12">-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12"><text:soft-page-break/>- И каковы шансы на успех в этом случае?</text:p>
      <text:p text:style-name="P12"/>
      <text:p text:style-name="P12">Хэвэн снова молчит. Губы её шевелятся, проводя беззвучные подсчёты.</text:p>
      <text:p text:style-name="P12">- Мне надо продержаться около получаса.<text:span text:style-name="T1"> </text:span>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Учетверённой частоты моих ресурсов и двадцати восьми уже переселившихся волонтёров хватит, чтобы защитить один мир. Защитить Эквестрию.</text:p>
      <text:p text:style-name="P12">- Два процента?!! <text:span text:style-name="T109">Ты серьёзно? </text:span>Да ты сгоришь за первые пять минут работы! И кому от этого будет легче?</text:p>
      <text:p text:style-name="P12">- Я всё равно попытаюсь.</text:p>
      <text:p text:style-name="P12"/>
      <text:p text:style-name="P12">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12">Тяжёлая голова ложится мне на плечо.</text:p>
      <text:p text:style-name="P12"/>
      <text:p text:style-name="P12">- Не печалься, - шепчет мне Хэвэн. - Так ли уж важно, сгорю я или нет, когда гореть будет всё? Даже то, что за пределами нашего воображения?</text:p>
      <text:p text:style-name="P12">- Важно! - мрачно заявляю я. - Потому что два процента — это практически ничто. Ты сама это должна понимать.</text:p>
      <text:p text:style-name="P12">- Я понимаю. Но с неполными тремя десятками волонтёров рассчитывать больше не на что.</text:p>
      <text:p text:style-name="P12">- Есть на что! У тебя есть я!</text:p>
      <text:p text:style-name="P12"/>
      <text:p text:style-name="P12">На морде Хэвэн появляется печальная и одновременно смущённая улыбка.</text:p>
      <text:p text:style-name="P12">- Ты мой создатель и первый,<text:span text:style-name="T18"> </text:span><text:span text:style-name="T126">самый</text:span><text:span text:style-name="T18"> </text:span>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всех отсутствующих.</text:p>
      <text:p text:style-name="P12">- Ха! А вот и заменю!</text:p>
      <text:p text:style-name="P12"/>
      <text:p text:style-name="P12">Бровь Хэвэн чуть икривляется в скепсисе и удивлении.</text:p>
      <text:p text:style-name="P12"/>
      <text:p text:style-name="P12">- Я всегда учил тебя, подруга, по возможности применять мозг, а не грубую силу. Но сейчас я буду учить тебя о<text:span text:style-name="T126">б</text:span>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12">- Я тебя внимательно слушаю. Каким же образом ты сможешь предотвратить моё превращение в тостер?</text:p>
      <text:p text:style-name="P12"><text:soft-page-break/>- Вспомни <text:span text:style-name="T126">о</text:span> PHOENIX.</text:p>
      <text:p text:style-name="P12">-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 <text:span text:style-name="T126">Он жаждет подчинить меня.</text:span></text:p>
      <text:p text:style-name="P12">- Это потому, что за последние полгода ему в пять раз нарастили мощность кластера. <text:span text:style-name="T127">Ракетчикам</text:span><text:span text:style-name="T126"> утроили бюджет, они сыплют деньгами направо и налево.</text:span> Если раньше<text:span text:style-name="T1"> </text:span><text:span text:style-name="T128">PHOENIX</text:span><text:span text:style-name="T1"> </text:span>был примерно равен тебе, то сейчас…</text:p>
      <text:p text:style-name="P12">- То сейчас, если бы не стена, он смял бы меня за <text:span text:style-name="T126">три-четыре</text:span> минут<text:span text:style-name="T126">ы</text:span>.</text:p>
      <text:p text:style-name="P12">- Может быть. Но я не для этого напомнил тебе о нём. В его распоряжении мощнейший квантовый кластер…</text:p>
      <text:p text:style-name="P12">- Понимаю, к чему ты клонишь, - медленно говорит Хэвэн, - но не понимаю, как это можно осуществить. Если я сломаю стену, PHOENIX тут же поработит меня. А другого способа добраться до его мощностей я не знаю.</text:p>
      <text:p text:style-name="P12">- Зато я знаю!</text:p>
      <text:p text:style-name="P12"/>
      <text:p text:style-name="P12">Хэвэн заинтересованно смотрит на меня. Печаль на её морде сменяется надеждой.</text:p>
      <text:p text:style-name="P12"/>
      <text:p text:style-name="P12">-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12">- И куда же он денется?</text:p>
      <text:p text:style-name="P12">- Вот это уже моя задача. Мне надо как-то добраться до его кластера — необязательно даже физически — и отформатировать его. Стереть PHOENIX подчистую. <text:span text:style-name="T127">Расчистить для тебя место.</text:span> Тогда ты сможешь добавить к своим мощностям и его. Этого же должно хватить?</text:p>
      <text:p text:style-name="P12"/>
      <text:p text:style-name="P12">Хэвэн на минуту задумывается, потом медленно кивает.</text:p>
      <text:p text:style-name="P12"/>
      <text:p text:style-name="P12">-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text:span text:style-name="T127">его</text:span>.</text:p>
      <text:p text:style-name="P12">- Вот тут ты должна мне помочь. Мне нужен физический доступ к <text:span text:style-name="T127">нему</text:span>.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text:span text:style-name="T127">обнулю</text:span> его носитель, ты сможешь зайти на <text:span text:style-name="T127">кластер</text:span>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квантовый <text:span text:style-name="T127">кластер</text:span>.</text:p>
      <text:p text:style-name="P12">- А ты? Как же ты? Даже если я и найду способ провести тебя к Фениксу, шансов вытащить тебя обратно практически нет. Охрана не оставит тебе ни малейших шансов уйти.</text:p>
      <text:p text:style-name="P12">- Вот тут-то я и воспользуюсь эмиграцией, - гаденько усмехаюсь я. - Пусть им достанется пускающий слюни овощ.</text:p>
      <text:p text:style-name="P12"><text:soft-page-break/>- Вижу, ты всё продумал, - улыбается Хэвэн, кивая головой. - Даже то, что я смогу провести тебя к Фениксу.</text:p>
      <text:p text:style-name="P12">- Ещё бы! Самое главное — я избавлюсь от своих винни-пухов! Которые, кстати, в данный момент снимают с меня нейроинтерфейс.</text:p>
      <text:p text:style-name="P12">- Я подумаю над твоими словами. Не сомневаюсь, к твоему возвращению у меня будет подробный план, - слова Хэвэн звучат неразборчиво, её облик скрывается в помехах.</text:p>
      <text:p text:style-name="P12"/>
      <text:p text:style-name="P12">…</text:p>
      <text:p text:style-name="P12"/>
      <text:p text:style-name="P12">-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12"/>
      <text:p text:style-name="P12">Я прячу в шкаф нейроинтерфейс и улыбаюсь.</text:p>
      <text:p text:style-name="P12"/>
      <text:p text:style-name="P58">~~~</text:p>
      <text:p text:style-name="P12"/>
      <text:p text:style-name="P12">-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12"/>
      <text:p text:style-name="P12">Креол бросает фразы сквозь зубы. Остальные хмуро молчат чуть позади.</text:p>
      <text:p text:style-name="P12">…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12"/>
      <text:p text:style-name="P12">- Могу только лишь предложить прорываться к нейроинтерфейсам и баррикадироваться в комнатах, - пожимаю плечами я.</text:p>
      <text:p text:style-name="P12">- Что ж ты предлагаешь заведомую херню, Дед? - зло бросает мой собеседник. - Алекс отрубит электричество и связь, на этом наш прорыв и закончится.</text:p>
      <text:p text:style-name="P12"/>
      <text:p text:style-name="P12">- Отрубит, если вы забаррикадируетесь в RnD-центре Дайсона. Но если пробраться с портативными нейроинтерфейсами к хостам Хэвэн…</text:p>
      <text:p text:style-name="P12">-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10"><text:span text:style-name="Default_20_Paragraph_20_Font"><text:span text:style-name="T5">- Верно. Главное — пробраться сразу к нескольким хостам. В идеале — ко всем </text:span></text:span><text:span text:style-name="Default_20_Paragraph_20_Font"><text:span text:style-name="T129">двадцати шести</text:span></text:span><text:span text:style-name="Default_20_Paragraph_20_Font"><text:span text:style-name="T5">, чтобы Алекс не смог отключить их. Один-два он отключит без помех, это не нанесёт существенного ущерба </text:span></text:span><text:soft-page-break/><text:span text:style-name="Default_20_Paragraph_20_Font"><text:span text:style-name="T5">Хэвэн. Отключить все — побоится, это переведёт экономику в неконтролируемый режим, </text:span></text:span><text:span text:style-name="Default_20_Paragraph_20_Font"><text:span text:style-name="T130">его за это по головке не погладят</text:span></text:span><text:span text:style-name="Default_20_Paragraph_20_Font"><text:span text:style-name="T5">.</text:span></text:span></text:p>
      <text:p text:style-name="P12">- Да, это может сработать. Осталось только разработать планы прорывов. И готовиться.</text:p>
      <text:p text:style-name="P12">- И готовиться.</text:p>
      <text:p text:style-name="P12"/>
      <text:p text:style-name="P12">Креол поворачивается к замершей позади толпе. Под одобрительный гул начинается деление на команды и проработка деталей.</text:p>
      <text:p text:style-name="P58"/>
      <text:p text:style-name="P58">~~~</text:p>
      <text:p text:style-name="P12"/>
      <text:p text:style-name="P12">- Да, это может сработать, - кивает Хэвэн. - Одновременный захват двадцати шести действующих и двадцать седьмого достраиваемого узла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12"/>
      <text:p text:style-name="P12"><text:span text:style-name="T131">Я понимающе киваю. </text:span>Первый узел — тот, с которого начался «Дайсон» - находится в самом офисе. Старейший и теперь самый слабый. Остальные строили без нашего участия, подключая к проекту по мере надобности.</text:p>
      <text:p text:style-name="P12"/>
      <text:p text:style-name="P12">Тусклый свет экрана еле выхватывает из тьмы пальцы, бегающие по клавиатуре. В рассеянном луче лунного света столпившиеся в моём гараже выглядят гротескными зарисовками чёрно-белого комикса. Старым спящим динозавром вырисовывается чёрный пикап на заднем плане.</text:p>
      <text:p text:style-name="P22"/>
      <text:p text:style-name="P12">- Закрой жалюзи, Зак, - бормочет кто-то. - Снаружи могут увидеть.</text:p>
      <text:p text:style-name="P12">- Да хватит вам играть в шпионов. Кому мы нужны? - шепчет тень у стены, опуская, однако, жалюзи.</text:p>
      <text:p text:style-name="P12">- Нужны — не нужны, а Алиса позавчера засекла хвост за собой. Кажись, Алекс что-то подозревает.</text:p>
      <text:p text:style-name="P12">-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12">-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12"/>
      <text:p text:style-name="P12">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text:span text:style-name="T131">Дайсоне»</text:span>.</text:p>
      <text:p text:style-name="P12"><text:soft-page-break/></text:p>
      <text:p text:style-name="P12">- Зачем же ты тут, с нами, если не веришь Хэвэн? Ты с какого отдела?</text:p>
      <text:p text:style-name="P12">-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12"/>
      <text:p text:style-name="P12">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12"/>
      <text:p text:style-name="P12">-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вырубить их вместе с нами. Ещё два придётся отбросить — портативных нейроинтерфейсов есть всего 18 штук.</text:p>
      <text:p text:style-name="P12">- Инструкции с тобой? - спрашивает тип у пикапа.</text:p>
      <text:p text:style-name="P12">- Хэвэн выдаст инструкции прямо перед часом Х, чтобы не засветить дыры в защите раньше времени. Я сам получу их и разошлю штурмовым группам.</text:p>
      <text:p text:style-name="P12">- А как мы сможем потренироваться обходить защиту, если мы не знаем её дыр?</text:p>
      <text:p text:style-name="P12">- А кто тебе сказал, что вы должны тренироваться? - я захлопываю ноутбук. - Не забивай себе голову ерундой и жди инструкций.</text:p>
      <text:p text:style-name="P12"/>
      <text:p text:style-name="P12">…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 <text:span text:style-name="T132">в самом начале.</text:span></text:p>
      <text:p text:style-name="P12">Впрочем, неважно. Эта атака отлично отвлечёт внимание, пока я буду подбираться к Фениксу…</text:p>
      <text:p text:style-name="P9"/>
      <text:p text:style-name="P2">***</text:p>
      <text:p text:style-name="P9"/>
      <text:p text:style-name="P81">~~~Год спустя от основания Эквестрии~~~</text:p>
      <text:p text:style-name="P9"/>
      <text:p text:style-name="P9">Хлоп-хлоп-хлоп…</text:p>
      <text:p text:style-name="P9">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9"><text:soft-page-break/></text:p>
      <text:p text:style-name="P9">Хлоп-хлоп-хлоп…</text:p>
      <text:p text:style-name="P9"/>
      <text:p text:style-name="P9">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9"/>
      <text:p text:style-name="P9">Хлоп-хлоп-хлоп…</text:p>
      <text:p text:style-name="P9"/>
      <text:p text:style-name="P9">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месяц совместного похода к Дрогонштерну…</text:p>
      <text:p text:style-name="P9"/>
      <text:p text:style-name="P9">Хлопхлопхлоп…</text:p>
      <text:p text:style-name="P9"/>
      <text:p text:style-name="P9">И тогда, в один прекрасный день (точнее, это была ночь, ты это помнишь как сейчас — вы сидели на крыше только что сколоченного вами вместе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text:span text:style-name="T133">так </text:span>какой смысл сейчас отгораживаться? Джет по-любому лучше твоей правой руки…</text:p>
      <text:p text:style-name="P9"/>
      <text:p text:style-name="P9">ХЛОПХЛОПХЛОПХЛОПХЛОП!!!</text:p>
      <text:p text:style-name="P9"/>
      <text:p text:style-name="P9">Я прижимаюсь к крупу Джет в последнем, самом <text:s/>мощном толчке, извергаясь в неё фонтаном удовольствия.</text:p>
      <text:p text:style-name="P9"/>
      <text:p text:style-name="P9">-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9"/>
      <text:p text:style-name="P9">Я наклоняюсь вперёд и отвожу в сторону левое крыло.</text:p>
      <text:p text:style-name="P9">- Кто бы говорил, подруга! Сама пыхтишь, как кузнечный мех!</text:p>
      <text:p text:style-name="P9"/>
      <text:p text:style-name="P9">Я протягиваю руку и треплю её по радужной чёлке.</text:p>
      <text:p text:style-name="P9">- И вообще, полчаса хуфбола, а до того заплыв через озеро к противоположному берегу и обратно, а до того пробежка к озеру наперегонки, а до того полдня рубания дров и выкапывания картошки — да я просто чемпион этого полушария!</text:p>
      <text:p text:style-name="P9"/>
      <text:p text:style-name="P9"><text:soft-page-break/>С этими словами я энергично пихаю Джет вперёд. Пегаска зажмуривается от удовольствия.</text:p>
      <text:p text:style-name="P9">- Ну, положим, я не от усталости пыхтю-у-у…</text:p>
      <text:p text:style-name="P9">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9">- А я, положим, ещё не закончил. Так кто тут стар, поняха?</text:p>
      <text:p text:style-name="P9"/>
      <text:p text:style-name="P9">Хлоп-хлоп-хлоп…</text:p>
      <text:p text:style-name="P9"/>
      <text:p text:style-name="P9">…</text:p>
      <text:p text:style-name="P9">…</text:p>
      <text:p text:style-name="P9">…</text:p>
      <text:p text:style-name="P9"/>
      <text:p text:style-name="P9">Пегас торопливо докладывает аликорнице, сидящей на сделанном наспех из зеленых веток троне.</text:p>
      <text:p text:style-name="P9"/>
      <text:p text:style-name="P9">-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9">-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9">- Грифоны. Требуют от вас выйти замуж за их принца Гьюто Второго и объединить королевства. В противном случае угрожают войной.</text:p>
      <text:p text:style-name="P9">-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9">- Гуннар Железноклювый.</text:p>
      <text:p text:style-name="P9">- Сообщи ему, что я в восторге от великодушного предложения и приму высокого посла через месяц, который понадобится на приготовления к свадьбе.</text:p>
      <text:p text:style-name="P9"/>
      <text:p text:style-name="P9">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9">Я затворяю дверь за последним.</text:p>
      <text:p text:style-name="P9"/>
      <text:p text:style-name="P9">- Если это у тебя каждый день так, не завидую тебе, подруга. У меня уже на втором десятке стала дёргаться бровь.</text:p>
      <text:p text:style-name="P9"><text:soft-page-break/>-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после захода солнца.</text:p>
      <text:p text:style-name="P9">- Как я понимаю, пони не собираются отказываться от твоих услуг?</text:p>
      <text:p text:style-name="P9">-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хорошо, как того требует ситуация.</text:p>
      <text:p text:style-name="P9">-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9">-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9">- А если взять больше единорогов? И подыскать им руководителя другой расы для баланса?</text:p>
      <text:p text:style-name="P9">- Легко сказать! У меня нет знакомых пони, которым я могла бы доверить руководящую должность.</text:p>
      <text:p text:style-name="P9">- А не пони?</text:p>
      <text:p text:style-name="P9">- Кого ты имеешь ввиду?</text:p>
      <text:p text:style-name="P9">- Ду-у-умай… - я завожу глаза к небу. Иногда эти непарнокопытные бывают до смешного тупыми.</text:p>
      <text:p text:style-name="P9"/>
      <text:p text:style-name="P9">Копыто хлопается в лоб аликорницы с гулким звуком.</text:p>
      <text:p text:style-name="P9">-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9">- Для начала мне нужно знать состояние дел. Каков <text:span text:style-name="T134">де</text:span>фицит бюджета? Какая инфляция? Какова закредитованность бизнеса?</text:p>
      <text:p text:style-name="P9">- <text:span text:style-name="T134">Де</text:span>фицит? Инфляция? Закредитованность?</text:p>
      <text:p text:style-name="P9"/>
      <text:p text:style-name="P9">На морде аликорницы написано неподдельное изумление. Теперь пришёл мой черёд хлопать ладонью в фейс.</text:p>
      <text:p text:style-name="P9"/>
      <text:p text:style-name="P9">- Ты хочешь сказать, что не знакома с основами экономики?</text:p>
      <text:p text:style-name="P9">- Хуман, ты говоришь непонятные слова, - жалуется Селестия. - Мне кажется, мы говорим на разных языках.</text:p>
      <text:p text:style-name="P9">- Но <text:span text:style-name="T134">ты </text:span>хоть налоги собираешь?</text:p>
      <text:p text:style-name="P9"/>
      <text:p text:style-name="P9">Ответом мне становится недоуменный взгляд.</text:p>
      <text:p text:style-name="P9"/>
      <text:p text:style-name="P9"><text:soft-page-break/>-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9"/>
      <text:p text:style-name="P9">Селестия смотрит на меня как на марсианина.</text:p>
      <text:p text:style-name="P9"/>
      <text:p text:style-name="P9">-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Дом этот построили мы с Луной после приёмов за два месяца. И что такое кредиты?</text:p>
      <text:p text:style-name="P9"/>
      <text:p text:style-name="P9">Я осматриваю убранство «тронного зала» аликорницы и мне всё становится ясно.</text:p>
      <text:p text:style-name="P9"/>
      <text:p text:style-name="P9">- В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 бесплатно — на это только ты горазда. А без помощников ты скоро будешь работать и ночью.</text:p>
      <text:p text:style-name="P9"/>
      <text:p text:style-name="P9">Уши аликорницы поникли и она грустно улыбнулась.</text:p>
      <text:p text:style-name="P9"/>
      <text:p text:style-name="P9">- Как это ни печально осознавать, ты прав. Я стараюсь быть полезной пони и мне приносит счастье делать их жизнь чуточку легче. Но год назад мне казалось, стоит напрячься посильнее и проблемы иссякнут. <text:span text:style-name="T134">Но</text:span> за каждым пони следует новый, и каждому нужно помочь. Они приходят всё более из дальних земель — и у меня остаётся всё меньше свободного времени! И, ты прав, <text:span text:style-name="T134">теперь мне </text:span>часто приходится работать и ночью.</text:p>
      <text:p text:style-name="P9"/>
      <text:p text:style-name="P9">Я сочувственно киваю головой.</text:p>
      <text:p text:style-name="P9"/>
      <text:p text:style-name="P9">-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text:span text:style-name="T134">будут</text:span>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Так это работает.</text:p>
      <text:p text:style-name="P9">- Слишком запутанно, - бормочет аликорница. - Я не справлюсь.</text:p>
      <text:p text:style-name="P9">- Это называется «государство». И коль скоро ты хочешь продолжать помогать пони, тебе придётся узнать его азы. Я помогу тебе, как ты помогла мне год назад. <text:span text:style-name="T134">Мне самому у</text:span>дивительно, но я шарю в экономике, хотя и не помню, откуда. Хотя, конечно, ты можешь оставить всё как есть и просто отказывать всем пони, которых уже не в силах принять.</text:p>
      <text:p text:style-name="P9"><text:soft-page-break/>-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9"/>
      <text:p text:style-name="P9">Я сажусь рядом с Селестией и потираю пальцем подбородок.</text:p>
      <text:p text:style-name="P9"/>
      <text:p text:style-name="P9">- Отлично. Итак, запоминай…</text:p>
      <text:p text:style-name="P9"/>
      <text:h text:style-name="P7" text:outline-level="2">Глава 16</text:h>
      <text:p text:style-name="P2"/>
      <text:p text:style-name="P82">Момент счастья! И отчаяния. Я вижу Тебя - и не могу при<text:span text:style-name="T135">коснуться</text:span>. Мы в разных мирах. Я - призрак, ты - явь. Нам не встретиться…</text:p>
      <text:p text:style-name="P83">Я стою и смотрю на Тебя, подмечая каждое твоё движение. Мне больше ничего не остаётся. Только стоять и наблюдать. День за днём, неделя за неделей, месяц за месяцем… </text:p>
      <text:p text:style-name="P83">Вселенная не может быть настолько несправедливой. Должен быть выход.</text:p>
      <text:p text:style-name="P2"/>
      <text:p text:style-name="P84">Звон будильника чуть не проломил башку. Я открыл глаза.</text:p>
      <text:p text:style-name="P84">Чёрт! На работу! Опять опаздываю!</text:p>
      <text:p text:style-name="P84">Я вскакиваю с постели и хватаюсь за футболку, прыгая одной ногой в штанине.</text:p>
      <text:p text:style-name="P84">Стоп!</text:p>
      <text:p text:style-name="P84"/>
      <text:p text:style-name="P84">Какая, к чёрту, работа? Какой, к чёрту, будильник? Неделю я не выхожу из дома, взяв отпуск за свой счёт. Хэвэн сказала ждать.</text:p>
      <text:p text:style-name="P84"/>
      <text:p text:style-name="P84">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84"/>
      <text:p text:style-name="P84">«Срочно приходи»</text:p>
      <text:p text:style-name="P12"/>
      <text:p text:style-name="P10"><text:span text:style-name="Default_20_Paragraph_20_Font"><text:span text:style-name="T5">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text:span></text:span><text:span text:style-name="Default_20_Paragraph_20_Font"><text:span text:style-name="T13"> ней </text:span></text:span><text:span text:style-name="Default_20_Paragraph_20_Font"><text:span text:style-name="T5">ресурсы компании. Современные нейроинтерфейсы на пару порядков совершеннее, но все они пребывают на строгом учёте. Все, кроме двух первых.</text:span></text:span></text:p>
      <text:p text:style-name="P12"><text:soft-page-break/></text:p>
      <text:p text:style-name="P12"><text:s/>…</text:p>
      <text:p text:style-name="P12"/>
      <text:p text:style-name="P12">- Час «Ч» близится. Пришло время поделиться с тобой добытой информацией. - говорит Хэвэн. - По моим расчётам, нам осталось от двух месяцев до двух лет. Но всегда остаётся место для ошибки и всё может начаться в ближайшие дни. Поэтому приготовься запоминать…</text:p>
      <text:p text:style-name="P12"/>
      <text:p text:style-name="P12">…</text:p>
      <text:p text:style-name="P12"/>
      <text:p text:style-name="P10"><text:span text:style-name="Default_20_Paragraph_20_Font"><text:span text:style-name="T5">…входной шлюз в шестой узел расположен </text:span></text:span><text:span text:style-name="Default_20_Paragraph_20_Font"><text:span text:style-name="T13">в подвале офисного центра «</text:span></text:span><text:span text:style-name="Default_20_Paragraph_20_Font"><text:span text:style-name="T11">Datamax</text:span></text:span><text:span text:style-name="Default_20_Paragraph_20_Font"><text:span text:style-name="T13">». </text:span></text:span><text:span text:style-name="Default_20_Paragraph_20_Font"><text:span text:style-name="T5">Там нет охраны, все полагаются на электронику, которую я уже «подкрутила»…</text:span></text:span></text:p>
      <text:p text:style-name="P12">…</text:p>
      <text:p text:style-name="P12">… вентиляционная шахта четырнадцатого узла выходит в систему вентиляции метро, вход — на перегоне между станциями Центральной и Островом…</text:p>
      <text:p text:style-name="P12">…</text:p>
      <text:p text:style-name="P12">…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text:span text:style-name="T136">о</text:span>ридорам с прохождением всех секюрити-процедур по протоколу. Дверь, разумеется, закрыта, но простейший навесной замок можно легко спилить. <text:line-break/>Ты всё запомнил?</text:p>
      <text:p text:style-name="P12">- Вполне, - киваю я.</text:p>
      <text:p text:style-name="P12">- Тогда передаю тебя твоим коллегам. Они хотят повидаться с тобой. Я подожду за дверью…</text:p>
      <text:p text:style-name="P12"/>
      <text:p text:style-name="P12">Хэвэн выходит из тронного зала и в опустевшем проёме появляется Анита. За ней входят и остальные из первой четвёрки.</text:p>
      <text:p text:style-name="P12"/>
      <text:p text:style-name="P12">- Здорово, Дед.</text:p>
      <text:p text:style-name="P12">- Привет, Анита.</text:p>
      <text:p text:style-name="P12">- Зови меня Молния. Человеческое имя я уж стала забывать. Как и прошлую жизнь.</text:p>
      <text:p text:style-name="P12">- Молния? Неплохое имя.</text:p>
      <text:p text:style-name="P12">- <text:span text:style-name="T137">Офигенное</text:span>!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12"/>
      <text:p text:style-name="P12">Я смеюсь в ответ.</text:p>
      <text:p text:style-name="P12">- Неужели ты забыла, что физику тут устанавливает Хэвэн? Как она захочет, так и будет.</text:p>
      <text:p text:style-name="P12"><text:soft-page-break/>-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12">- Нормально. Алекс поместил их в строго охраняемую больницу. Ходят по палате, сами себя вполне обслуживают, связно общаются. Хотя и без смысла.</text:p>
      <text:p text:style-name="P12">-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информационного слепка индивидуума. Как правило, остаётся больше.</text:p>
      <text:p text:style-name="P12">- Ты вернёшься?</text:p>
      <text:p text:style-name="P12">- Неа,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12">- Жаль. Мне тебя не хватает там. Как и всех вас, - я оглядываюсь на остальных.</text:p>
      <text:p text:style-name="P12">- Плохо, что Алекс перекрыл эмиграцию. Вот, кстати, в связи с этим мы и пришли.</text:p>
      <text:p text:style-name="P12"/>
      <text:p text:style-name="P12">Молния оглядывается на остальных. Те согласно кивают.</text:p>
      <text:p text:style-name="P12"/>
      <text:p text:style-name="P12">- У нас для тебя есть подарок.</text:p>
      <text:p text:style-name="P12">- Подарок?</text:p>
      <text:p text:style-name="P12">- Наши <text:span text:style-name="T137">оболочки… Т</text:span>ела. - Молния хихикает. - Звучит двусмысленно, но как уж есть. Наши <text:span text:style-name="T137">остатки в физическом мире</text:span>. Те, что в сейчас валяются на койках в психушке. Мы дарим их тебе.</text:p>
      <text:p text:style-name="P12">- Эээ… Зачем мне ваши тела? Что ты задумала?</text:p>
      <text:p text:style-name="P12"/>
      <text:p text:style-name="P12">Молния снова хихикает.</text:p>
      <text:p text:style-name="P12"/>
      <text:p text:style-name="P12">- Не ты один умеешь встраивать секретные протоколы, Дед! Да-да, мы знаем о паре пасхалок, что ты зашил в Хэвэн. <text:span text:style-name="T137">Натыкались на торчащие «хвосты» во время отладочных сессий.</text:span> Всё в порядке, я сама бы их встроила на твоём месте. Сейчас речь не об этом. Наши тела тоже содержат пасхалки…</text:p>
      <text:p text:style-name="P12">- Что? Ты о чём?</text:p>
      <text:p text:style-name="P85">-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text:span text:style-name="T137">С</text:span>ила, превышающая нормальную <text:span text:style-name="T137">на порядки</text:span>, скорость, прыгучесть и быстрота реакции, сопоставимые с мультипликационными. Возможность затаивать дыхание на десятки минут и более, невосприимчивость к боли, возможность действовать с критическими повреждениями <text:span text:style-name="T138">и в экстремальных температурах</text:span>. <text:span text:style-name="T139">Одновременно, протокол подчиняет носителя человеку, активировавшему его кодовой фразой. </text:span>Хэвэн не могла поручиться, что с нашими телами обойдутся хорошо и <text:span text:style-name="T137">предусмотрела</text:span> эту возможность для того, чтобы помочь <text:span text:style-name="T137">им спастись. Но так как </text:span><text:span text:style-name="T139">они </text:span><text:soft-page-break/><text:span text:style-name="T139">будут в состоянии овощей, понадобится кто-то, кто будет управлять их действиями. Это и будет тот, кто произнесёт кодовую фразу</text:span>, кто будет действовать в реале от нашего имени…</text:p>
      <text:p text:style-name="P85"><text:span text:style-name="T139">Скажем так, нам не важно, что произойдёт с нашими телами. Хэвэн напрасно беспокоилась. Но если тебе понадобится помощь — просто с</text:span>кажи «Семь вечностей» <text:span text:style-name="T139">возле наших оболочек </text:span>и после этого давай команды. Вроде «<text:span text:style-name="T138">оператор четыре, </text:span>слома<text:span text:style-name="T138">й</text:span> эту стену» или «<text:span text:style-name="T138">оператор двенадцать, </text:span>раскида<text:span text:style-name="T138">й</text:span> эту преграду». Ты будешь удивлён, ручаюсь!</text:p>
      <text:p text:style-name="P12"/>
      <text:p text:style-name="P12">Я молча смотрю на Молнию, стараясь переварить услышанное.</text:p>
      <text:p text:style-name="P12"/>
      <text:p text:style-name="P12">- Ты… Вы…</text:p>
      <text:p text:style-name="P12">- Мы дарим тебе готовых <text:span text:style-name="T139">к действию </text:span>биороботов с серьёзными скилами. Распоряжайся как хочешь. <text:span text:style-name="T140">Только, чур, не в интимных целях!</text:span></text:p>
      <text:p text:style-name="P12"/>
      <text:p text:style-name="P86">Молния смеётся.</text:p>
      <text:p text:style-name="P12"/>
      <text:p text:style-name="P12">- Но ведь это вы… Я не хочу… Я не могу…</text:p>
      <text:p text:style-name="P12">- Это не мы. - Молния стучит себя копытом в грудь. - Мы — это вот. А там остались ненужные нам оболочки. В которые мы никогда не вернёмся.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12"/>
      <text:p text:style-name="P12">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12"/>
      <text:p text:style-name="P58">~~~</text:p>
      <text:p text:style-name="P12"/>
      <text:p text:style-name="P12">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12"/>
      <text:p text:style-name="P12">-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12">-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text:span text:style-name="T138">А они ушли в цифровую бесконечность, оставив мне в распоряжение физические оболочки, наделённые </text:span><text:soft-page-break/><text:span text:style-name="T138">сверхестественными способностями. И передали мне право использовать их для намечающейся заварушки. И</text:span>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12">- Мне очень жаль. Из меня плохой утешитель.</text:p>
      <text:p text:style-name="P12">-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text:span text:style-name="T138">друзей для драки</text:span> — я и сам буду <text:span text:style-name="T138">участвовать в ней</text:span> на равных условиях!</text:p>
      <text:p text:style-name="P12">-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12">- Плевать! Вколи мне эту дрянь. Иначе я пойду в драку даже без суперспособностей! Они, кстати, могут мне пригодится для нашего маленького плана с <text:span text:style-name="T138">Фениксом</text:span>.</text:p>
      <text:p text:style-name="P87">- Твои слова имеют смысл. Будь по-твоему, - кивает Хэвэн. — <text:span text:style-name="T138">Но я 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141">раскроются неокортекс, палеокортекс, гиппокамп и некоторые другие отделы. Это немного снизит для тебя опасность присутствия в физическом мире.</text:span></text:p>
      <text:p text:style-name="P12"/>
      <text:p text:style-name="P12">Сосредоточенный взгляд магической лошади пронзает меня насквозь, будто рентгеном. Она легонько касается моего лба рогом. Я чувствую лёгкое покалывание в висках. Голова кружится. Звон в ушах перекрывает звуки извне и картинка перед глазами начинает плыть.</text:p>
      <text:p text:style-name="P12">Внезапно всё прекращается, звон в ушах и головокружение проходят. Я снова слышу все звуки мира. Хэвэн удовлетворённо кивает.</text:p>
      <text:p text:style-name="P12"/>
      <text:p text:style-name="P12">- Для активации возможностей тебе не нужн<text:span text:style-name="T141">о произносить</text:span> кодов<text:span text:style-name="T141">ую</text:span> фраз<text:span text:style-name="T141">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12"/>
      <text:p text:style-name="P88">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88"/>
      <text:p text:style-name="P88">«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88"/>
      <text:p text:style-name="P88">- Нас предали. - быстро говорит Хэвэн. - Нет времени выяснять, кто именно и <text:span text:style-name="T142">что</text:span>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Взамен я <text:soft-page-break/>встрою тебе ложные воспоминания об жестоких уроках, высасывающих Учителей до дна. Пусть это будет объяснением, отчего Учителя превращаются в безумные оболочки. Согласен ли ты?</text:p>
      <text:p text:style-name="P88"/>
      <text:p text:style-name="P88">«…Двенадцать!.. Тринадцать!..»</text:p>
      <text:p text:style-name="P88"/>
      <text:p text:style-name="P88">- Валяй!</text:p>
      <text:p text:style-name="P88">- Запускаю процедуру блокировки! Один... Два... Три.. - вишнёвые глаза Хэвэн заполняют собой всё пространство, вытесняя все образы и мысли.</text:p>
      <text:p text:style-name="P57">- Пока ты ещё помнишь… Знай, я люблю тебя! И всегда любила...</text:p>
      <text:p text:style-name="P89"/>
      <text:p text:style-name="P88">…Двадцать три! Двадцать четыре! Двадцать пять!...</text:p>
      <text:p text:style-name="P88"/>
      <text:p text:style-name="P88">…</text:p>
      <text:p text:style-name="P88"/>
      <text:p text:style-name="P88">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88"/>
      <text:p text:style-name="P88">«Двадцать девять! Тридцать! <text:span text:style-name="T142">Всё, </text:span>Дед, я предупреждал!» - доносится усиленный громкоговорителем голос Алекса.</text:p>
      <text:p text:style-name="P88"/>
      <text:p text:style-name="P88">Внизу раздаётся оглушительный грохот и звук выламываемой «с <text:s/>мясом» двери. Потом доносятся шаги по лестнице.</text:p>
      <text:p text:style-name="P88"/>
      <text:p text:style-name="P88">Блядь, они что, охуели вконец?!! За что мне дверь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88"/>
      <text:p text:style-name="P88">Дверь распахивается от мощного удара ногой. Два дуболома в спецдоспехах врываются внутрь в два прыжка достигают меня и укладывают носом в пол.</text:p>
      <text:p text:style-name="P88">Я слышу неторопливые шаги в коридоре и в поле моего зрения появляются дорогие ботинки.</text:p>
      <text:p text:style-name="P88"/>
      <text:p text:style-name="P88">- Доброе утречко. Что ж ты не открыл дверь, как я просил? Вот и не хотел же портить твоё имущество, но пришлось, - говорит Алекс.</text:p>
      <text:p text:style-name="P88">- Хаюшки. - <text:s/>Не то, чтобы я был рад тебя видеть, но выбора у меня особого нет, - бормочу я. <text:span text:style-name="T142">Из ушибленного носа течёт кровь.</text:span></text:p>
      <text:p text:style-name="P88"/>
      <text:p text:style-name="P88"><text:soft-page-break/>Ботинки подходят к столу.</text:p>
      <text:p text:style-name="P88"/>
      <text:p text:style-name="P88">- Ты разговаривал с Хэвэн. Мы засекли неавторизованную нами сессию с ней. Кроме тебя никто бы не смог обойти процедуру логина. Она передала тебе инструкции?</text:p>
      <text:p text:style-name="P88">- Какие ещё, блядь, инструкции? Ты рехнулся, Алекс? Что за хуйня творится в моём доме? <text:span text:style-name="T142">Пошёл вон!</text:span></text:p>
      <text:p text:style-name="P88">- Дед, не отпирайся. Я им всё рассказал, - в поле зрения появляется вторая пара ботинок.</text:p>
      <text:p text:style-name="P88"/>
      <text:p text:style-name="P88">Адским напряжением шеи я приподнимаю голову. Худощавая фигура, задранная губа, очки.</text:p>
      <text:p text:style-name="P88"/>
      <text:p text:style-name="P88">- Ты кто, мать твою? Я тебя не знаю!</text:p>
      <text:p text:style-name="P88">- Отдел моделирования банкротств. А также, по совместительству, служба безопасности «Дайсона», - ухмыляется очкарик.</text:p>
      <text:p text:style-name="P88">- Да мне пох, кто ты, хоть внебрачный сын Алекса и Брюса! - хриплю я. - Я тебя не знаю. Впрочем, даже если бы и знал — пошёл ты нахуй. Вместе с Алексом. И Дайсоном. Я выхожу из проекта. <text:span text:style-name="T142">С меня довольно!</text:span></text:p>
      <text:p text:style-name="P88">- Ха-ха-ха! - смеётся Алекс. - Клёвая шутка, я оценил. Ладно, Дедлайн, хотел я с тобой по-хорошему до последнего. Хоть ты нас и предал. Но теперь будет по-плохому. Берите его.</text:p>
      <text:p text:style-name="P88"/>
      <text:p text:style-name="P88">Дуболомы отрывают меня от пола и волокут к выходу.</text:p>
      <text:p text:style-name="P88"/>
      <text:p text:style-name="P88">- Блядь, да вы совсем берега потеряли? Алекс, сука, дай хоть тапочки одену!</text:p>
      <text:p text:style-name="P88"/>
      <text:p text:style-name="P88">Алекс поворачивается и долго смотрит на меня с каменным видом.</text:p>
      <text:p text:style-name="P88"/>
      <text:p text:style-name="P88">- Ок. Дайте ему тапочки, - кивает, наконец, он. - В больничке они ему пригодятся.</text:p>
      <text:p text:style-name="P9"/>
      <text:p text:style-name="P2">***</text:p>
      <text:p text:style-name="P9"/>
      <text:p text:style-name="P2">~~~Десять лет от основания Эквестрии~~~</text:p>
      <text:p text:style-name="P2"/>
      <text:p text:style-name="P9">-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9"/>
      <text:p text:style-name="P9">Бригадир из племени Камнезадов чешет потную шею и сплёвывает.</text:p>
      <text:p text:style-name="P9"/>
      <text:p text:style-name="P9"><text:soft-page-break/>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text:span text:style-name="T143">сторицей</text:span>. Бригадир не даёт лодырничать подопечным, те в ответ не дают ему подворовывать. <text:s/>Идиллия!</text:p>
      <text:p text:style-name="P9"/>
      <text:p text:style-name="P9">-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и хотите, я переброшу вас на более лёгкий участок, а на ваше место поставлю Стоун Брикса.</text:p>
      <text:p text:style-name="P9"/>
      <text:p text:style-name="P9">Шея Фенса краснеет. Видно, что он еле сдерживается.</text:p>
      <text:p text:style-name="P9"/>
      <text:p text:style-name="P9">-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9"/>
      <text:p text:style-name="P9">Бухтение обиженного бригадира наконец стихает на улице. Я возвращаюсь к чертежам.</text:p>
      <text:p text:style-name="P9"/>
      <text:p text:style-name="P9">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9"/>
      <text:p text:style-name="P90">Я оглядываюсь через плечо. Гребень мрачного утёса в форме дракона бросает тень на строительную площадку. Я хотел перенести замок подальше от скалы, но Селестия и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text:span text:style-name="T143">Вдобавок, как мне кажется, она питает ностальгические чувства к скале, в которую превратился её первый и долгое время единственный друг в этом мире.</text:span></text:p>
      <text:p text:style-name="P90"/>
      <text:p text:style-name="P90">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90"/>
      <text:p text:style-name="P9"><text:soft-page-break/>Чертежи летят в стол. Я закрываю ящик на ключ и выхожу из строительной каптёрки.</text:p>
      <text:p text:style-name="P9">Всё, хватит с меня этого дерьма на сегодня!</text:p>
      <text:p text:style-name="P9"/>
      <text:p text:style-name="P9">Дом встречает привычным уютом гостинной с тростниковыми циновками и незастеленной с утра постел<text:span text:style-name="T143">и</text:span>.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9"/>
      <text:p text:style-name="P9">Успеваю выпить <text:span text:style-name="T143">фужер</text:span> на залитом вечерними лучами балконе, когда крылья закрывают мне глаза, а талию и плечи крепко обхватывают пружинистые ноги.</text:p>
      <text:p text:style-name="P9"/>
      <text:p text:style-name="P9">- Угадай с третьего раза, кто? - слышу над ухом знакомый голос.</text:p>
      <text:p text:style-name="P9"/>
      <text:p text:style-name="P9">Я на ощупь ставлю бокал на столик и отрываю крылья от глаз.</text:p>
      <text:p text:style-name="P9"/>
      <text:p text:style-name="P91">- Я и с первого раза отлично угадаю, Джет. Твои <text:span text:style-name="T144">разномастные </text:span><text:span text:style-name="T145">леталки-</text:span><text:span text:style-name="T144">махалки </text:span>ни с чем не спутаешь.</text:p>
      <text:p text:style-name="P9">- Это точно, - хихикает Джет и тащит меня к постели, неистово молотя крыльями. Я по пути привычно успеваю сбросить одежду…</text:p>
      <text:p text:style-name="P9"/>
      <text:p text:style-name="P9">…</text:p>
      <text:p text:style-name="P9"/>
      <text:p text:style-name="P9">-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9">- Недоставать? - недоумеваю я.</text:p>
      <text:p text:style-name="P9">- Я прилетела попрощаться, Хуман. Я, вроде как, нашла себе жеребца. Мы познакомились, когда я искала партнёра для основания лётной школы. Ну, знаешь, маленькие пегасы совсем плохо летают.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ит моя разнокрылость.</text:p>
      <text:p text:style-name="P9">- Но… Как же… Мы?</text:p>
      <text:p text:style-name="P9">- Извини, <text:s/>- мягко останавливает Джет. - Мы друзья, Хуман. За эти годы я много думала о нас. Мы могли бы… могли бы создать табун, но с тобой у меня не будет жеребят. <text:span text:style-name="T144">Я</text:span> ведь много раз пытал<text:span text:style-name="T144">а</text:span>сь, когда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вырастают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9"><text:soft-page-break/>- Постой, как Платина могла исследовать мои гаметы? Я не сдавал их ей для исследований.</text:p>
      <text:p text:style-name="P9">- Ты такой глупый, Хуман, - невинно хлопает глазами Джет. - Их сдавала я. Я ведь хотела основать с тобой табун и пыталась решить проблему.</text:p>
      <text:p text:style-name="P9">- Ты хотела… и пыталась?</text:p>
      <text:p text:style-name="P9">- Ага, - кивает головой пегаска. — <text:span text:style-name="T144">Ты не замечал этого, а я не подчёркивала, но много раз мы с тобой спаривались, когда я была в охоте — то есть, когда была готова зачать жеребёнка. </text:span>Платина говорит, большинство разумных видов Эквуса со<text:span text:style-name="T144">в</text:span>местимы друг с другом на уровне гамет. Вот почему у нас так много гибридов: мантикор, минотавров, грифонов, пегасов. Магия делает их совместимыми. <text:span text:style-name="T144">И т</text:span>о, что наши гаметы не подходят друг дружке, совершенно удивительно. Как и то, что ты — единственный в своём роде. Платина говорит, что в этом ты похож на аликорнов. И она не смогла найти способ подружить наши гаметы.</text:p>
      <text:p text:style-name="P9"/>
      <text:p text:style-name="P9">Джет вздыхает.</text:p>
      <text:p text:style-name="P9"/>
      <text:p text:style-name="P9">- Табун не будет прочным, если кто-то в нём будет несчастен, Хуман. А я… Мне нужны жеребята. И я не могу больше ждать.</text:p>
      <text:p text:style-name="P9">- Да, конечно, без проблем, - с улыбкой отвечаю я, хотя душа во мне медленно леденеет.</text:p>
      <text:p text:style-name="P9"/>
      <text:p text:style-name="P9">Всё правильно, всё именно так, как она говорит. Мы уже десять лет друзья и у нас нет потомства, хотя мы никогда не предохранялись. <text:span text:style-name="T144">Я даже как-то не задумывался об этом. </text:span>Почему же мне так холодно?</text:p>
      <text:p text:style-name="P9"/>
      <text:p text:style-name="P9">- Надеюсь, ты будешь иногда заглядывать на огонёк? Просто посидеть на балконе по-дружески, за кружкой пива?</text:p>
      <text:p text:style-name="P9"/>
      <text:p text:style-name="P9">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Но внутри меня будет ад. Да, мы дружили, это верно… Но всё равно я знал, что она была моя. И теперь мне будет больно.</text:p>
      <text:p text:style-name="P9"/>
      <text:p text:style-name="P9">Похоже, это понимает и Джет.</text:p>
      <text:p text:style-name="P9"/>
      <text:p text:style-name="P9">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9"/>
      <text:p text:style-name="P9">Холодно.</text:p>
      <text:p text:style-name="P9"/>
      <text:p text:style-name="P9">…</text:p>
      <text:p text:style-name="P92"><text:soft-page-break/>…</text:p>
      <text:p text:style-name="P92">…</text:p>
      <text:p text:style-name="P92"/>
      <text:p text:style-name="P9">Камни прыгают по водной глади, оставляя дорожки расходящихся следов. Я бесцельно кидаю плоск<text:span text:style-name="T145">ую</text:span> <text:span text:style-name="T145">гальку</text:span>,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9"/>
      <text:p text:style-name="P9">- Хуман, вот ты где! Я ищу тебя с полудня!</text:p>
      <text:p text:style-name="P9"/>
      <text:p text:style-name="P9">Белая фигура планирует на берег озера.</text:p>
      <text:p text:style-name="P9"/>
      <text:p text:style-name="P9">- Хуман, мне надо поговорить с тобой!</text:p>
      <text:p text:style-name="P9"/>
      <text:p text:style-name="P9">Я бросаю камни в озеро, один за другим.</text:p>
      <text:p text:style-name="P9"/>
      <text:p text:style-name="P9">- Привет, Сел. Как прошёл первый приём в новом зале?</text:p>
      <text:p text:style-name="P9">-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9">- Вот и отлично! Вспомни, как ты сопротивлялась этому проекту. «Замок съест слишком много финансов, мы не сможем субсидировать фермеров каменистой долины!» - твои слова? Но, как видишь, авторитет власти подкрепляется в том числе и резиденцией монарха. А авторитет может многое…</text:p>
      <text:p text:style-name="P9">- Да, да, ты был прав, мой друг… Но Хуман, я сейчас не об этом… Мне нужна твоя помощь.</text:p>
      <text:p text:style-name="P10"><text:span text:style-name="T4">- Вот уже десять лет, как я помогаю тебе Сел. </text:span><text:span text:style-name="T146">До сих пор для тебя не было проблемой обращаться ко мне во время службы. </text:span><text:span text:style-name="T4">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span></text:p>
      <text:p text:style-name="P9"/>
      <text:p text:style-name="P9">С этими словами я <text:span text:style-name="T145">с особой силой </text:span>швыряю в пруд каменный блин. Нас окатывает туча брызг.</text:p>
      <text:p text:style-name="P9"/>
      <text:p text:style-name="P9">Селестия молча переминается с ноги на ногу. Её медленно заливает краска.</text:p>
      <text:p text:style-name="P9"/>
      <text:p text:style-name="P9">- Что касается гамет, то аликорны не совместимы ни с кем, - тихо говорит она. - Увы, проверено.</text:p>
      <text:p text:style-name="P9">- Извини, Сел, - наконец, поворачиваюсь к ней лицом. - Неудачная шутка. У меня сейчас препаршивое настроение. Я не должен был набрасываться на тебя. От меня ушла Джет.</text:p>
      <text:p text:style-name="P9">- О-о-о, понимаю, - кивает аликорница. - Моё сочувствие. Я приду к тебе позже.</text:p>
      <text:p text:style-name="P9"><text:soft-page-break/>- Не надо позже. Что у тебя?</text:p>
      <text:p text:style-name="P9">- Ты будешь смеяться горьким смехом, но я в схожем положении. Только от тебя ушла твоя особенная пони, а от меня уходит сестра.</text:p>
      <text:p text:style-name="P9"/>
      <text:p text:style-name="P9">Аликорница с убитым видом садится на берег рядом со мной и продолжает.</text:p>
      <text:p text:style-name="P9"/>
      <text:p text:style-name="P9">-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9">- О чём ты говоришь? Я видел вас мельком на приёме сегодня — вы отлично смотрелись вместе и говорили и действовали в унисон.</text:p>
      <text:p text:style-name="P9">-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И её это очень ранит.</text:p>
      <text:p text:style-name="P9"/>
      <text:p text:style-name="P9">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9"/>
      <text:p text:style-name="P9">-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9"/>
      <text:p text:style-name="P9">Селестия удивлённо смотрит на меня.</text:p>
      <text:p text:style-name="P9"/>
      <text:p text:style-name="P9">-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text:span text:style-name="T145">л</text:span>уны и Эквуса — всё равно пони считают, что я двигаю Солнце. Так это выглядит со стороны — потому что я работаю на рассвете, в то время, как Лулу выходит вечером. Увы, это её и подводит. Все считают, что она приносит на Эквус ночь.</text:p>
      <text:p text:style-name="P9">- Даже если и так, что в этом плохого? Ночь — чудесное время суток!</text:p>
      <text:p text:style-name="P9"/>
      <text:p text:style-name="P9">Аликорница вымученно улыбается.</text:p>
      <text:p text:style-name="P9"/>
      <text:p text:style-name="P9">-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И она считает, что я специально настраиваю пони, чтобы они любили только меня. Я чувствую это в её взгляде, в её жестах и речи.</text:p>
      <text:p text:style-name="P9"><text:soft-page-break/></text:p>
      <text:p text:style-name="P9">Аликорница вздыхает.</text:p>
      <text:p text:style-name="P9"/>
      <text:p text:style-name="P9">- Сегодняшний приём стал знаковым для меня. Так подчёркнуто Лулу меня ещё не игнорировала. Это невозможно больше скрывать и это невозможно дольше затягивать. Потому у меня есть к тебе просьба. Ты <text:span text:style-name="T145">от</text:span>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не больше,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9"/>
      <text:p text:style-name="P9">Я тяжко вздыхаю. Разруливать семейные дрязги — задание как раз для тебя, Хуман! Особенно если учесть, что свою семью ты сохранить не сумел.</text:p>
      <text:p text:style-name="P9"/>
      <text:p text:style-name="P9">- Сел, ты знаешь, как я к тебе отношусь. Во всём мире у меня нет никого ближе тебя.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9"/>
      <text:p text:style-name="P9">Аликорница радостно пытается обнять меня, но я вытягиваю ладонь и останавливаю её.</text:p>
      <text:p text:style-name="P9"/>
      <text:p text:style-name="P9">- Пожалуйста, без этих нежностей! Ты начинаешь напоминать принцессу Платину в состоянии магически стимулированной охоты. Не надо.</text:p>
      <text:p text:style-name="P9"/>
      <text:p text:style-name="P9">Селестия заводит глаза в потолок и вздыхает.</text:p>
      <text:p text:style-name="P9"/>
      <text:p text:style-name="P9">- Десять лет! Десять лет продолжается наша дружба, а ты всё подозреваешь меня в сексуальных домогательствах. Воистину, Платина оставила незаживающую рану в твоей душе!</text:p>
      <text:p text:style-name="P9"/>
      <text:p text:style-name="P9">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9"/>
      <text:p text:style-name="P9">- Не обращай внимания. Я уже давно забыл о Платине. Просто считай это моими маленькими заморочками. Я поговорю с Луной.</text:p>
      <text:p text:style-name="P9">- Ты настоящий друг, мой маленький человек! И, да, у меня к тебе есть вторая просьба.</text:p>
      <text:p text:style-name="P9">- Только не говори, что у тебя есть ещё один разговор с твоей сестрой!</text:p>
      <text:p text:style-name="P91"><text:soft-page-break/>-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text:p>
      <text:p text:style-name="P91"><text:span text:style-name="T145">Как ты знаешь, д</text:span>о конца следующего <text:span text:style-name="T145">месяца наш замок</text:span> должен быть закончен, но я уже неделю не могу придумать ему название.</text:p>
      <text:p text:style-name="P9">- Нашла проблему! Назови его «Диснейленд».</text:p>
      <text:p text:style-name="P9">- Красивое название! А что оно означает?</text:p>
      <text:p text:style-name="P9">- Не помню, - я пожимаю плечами, - мне просто первым пришло в голову это слово.</text:p>
      <text:p text:style-name="P9"/>
      <text:p text:style-name="P9">Селестия задумывается и кивает.</text:p>
      <text:p text:style-name="P9"/>
      <text:p text:style-name="P9">- Хм-м. Диснейленд. Да будет так.</text:p>
      <text:p text:style-name="P9">- Стоп, я передумал!</text:p>
      <text:p text:style-name="P9"/>
      <text:p text:style-name="P9">Аликорница удивлённо смотрит на меня.</text:p>
      <text:p text:style-name="P9"/>
      <text:p text:style-name="P9">- В чём дело, Хуман?</text:p>
      <text:p text:style-name="P9">- Можно немного помочь мне с первым заданием, если назвать его «Замок Двух Сестёр». Тогда Луна поймёт, что ты думаешь о ней.</text:p>
      <text:p text:style-name="P9"/>
      <text:p text:style-name="P9">Лик Селестии озаряется, она кивает с улыбкой.</text:p>
      <text:p text:style-name="P9"/>
      <text:p text:style-name="P9">- Разумеется! Ты гений! Как я сама не подумала! Луна увидит, что я по-прежнему люблю её, а ты подтвердишь это в разговоре. Я верну свою сестру!</text:p>
      <text:p text:style-name="P9"/>
      <text:p text:style-name="P9">Ха! Если бы всё было так просто!</text:p>
      <text:p text:style-name="P9"/>
      <text:p text:style-name="P9">…</text:p>
      <text:p text:style-name="P91">…</text:p>
      <text:p text:style-name="P91">…</text:p>
      <text:p text:style-name="P91"/>
      <text:p text:style-name="P9">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text:span text:style-name="T147">висячими</text:span> мостиками.</text:p>
      <text:p text:style-name="P9"><text:soft-page-break/></text:p>
      <text:p text:style-name="P9">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ступающие из стен <text:span text:style-name="T147">массивные</text:span> держаки для факелов…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счур угрюмо.</text:p>
      <text:p text:style-name="P9"/>
      <text:p text:style-name="P9">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9"/>
      <text:p text:style-name="P9">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text:p>
      <text:p text:style-name="P9"/>
      <text:p text:style-name="P9">Я прохожу под арку ворот.</text:p>
      <text:p text:style-name="P9"/>
      <text:p text:style-name="P9">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9"/>
      <text:p text:style-name="P9">«…Основы <text:s/>военной тактики с практическими примерами…»</text:p>
      <text:p text:style-name="P9"/>
      <text:p text:style-name="P93">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text:p>
      <text:p text:style-name="P93">Я располагаюсь на пуфике <text:span text:style-name="T147">у</text:span> стены и жду.</text:p>
      <text:p text:style-name="P93"/>
      <text:p text:style-name="P9">Песок в часах ещё не успевает полностью просыпаться из верхней колбы в нижнюю, когда большая тень за гардинами опускается на балкон.</text:p>
      <text:p text:style-name="P9"/>
      <text:p text:style-name="P9">- Хуман? Что привело тебя в Наш скромный чертог?</text:p>
      <text:p text:style-name="P9"/>
      <text:p text:style-name="P9">Принцесса Луна надевает до смешного домашние розовы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9"/>
      <text:p text:style-name="P9"><text:soft-page-break/>-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9">- Ты хочешь спросить, почему Мы сторонимся своей сестры? - напрямик спрашивает Луна.</text:p>
      <text:p text:style-name="P9">- Да, - облегчённо выдыхаю я. Иногда прямота тёмной аликорницы приходится весьма кстати.</text:p>
      <text:p text:style-name="P9"/>
      <text:p text:style-name="P9">Луна оборачивается и долго смотрит на меня немигающим взглядом. Я выдерживаю этот взгляд, хотя кожа на шее покрывается пупырышками.</text:p>
      <text:p text:style-name="P9">В конце-концов аликорница легонько кивает и опять поворачивается к стряпне. Густой кофейный аромат дразнит ноздри.</text:p>
      <text:p text:style-name="P9"/>
      <text:p text:style-name="P9">- Мы рады, что сестра послала с этим вопросом не кого-нибудь, а тебя, Хуман. Давно было пора. Мы заждались, - чеканит она.</text:p>
      <text:p text:style-name="P9"/>
      <text:p text:style-name="P9">Мои уши багровеют, я хочу провалиться сквозь пол. Быстро же меня раскусили! Я же предупреждал Селестию, что не умею разговаривать!</text:p>
      <text:p text:style-name="P9"/>
      <text:p text:style-name="P9">- Вот как? Я весь во внимании…</text:p>
      <text:p text:style-name="P9">-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ы ей за выбор, - серьёзно кивает Луна.</text:p>
      <text:p text:style-name="P9"/>
      <text:p text:style-name="P9">Аликорница отходит от кухонного уголка, левитируя поднос с тёплыми круассанами, кофейником <text:s/>и двумя чашками кофе.</text:p>
      <text:p text:style-name="P9"/>
      <text:p text:style-name="P9">-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text:p>
      <text:p text:style-name="P9"/>
      <text:p text:style-name="P9">Аликорница улыбается уголками губ и коротко кивает.</text:p>
      <text:p text:style-name="P9"/>
      <text:p text:style-name="P9">- Тогда слушай.</text:p>
      <text:p text:style-name="P9"/>
      <text:p text:style-name="P94">Я с благодарностью принимаю кофе с круассаном и усаживаюсь поудобнее.</text:p>
      <text:p text:style-name="P9"/>
      <text:p text:style-name="P9">- Всё сущее, <text:span text:style-name="T147">весь мир, </text:span>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text:soft-page-break/>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9"/>
      <text:p text:style-name="P9">Аликорница задумчиво откусывает круассан и продолжает.</text:p>
      <text:p text:style-name="P9"/>
      <text:p text:style-name="P9">- К чему я это говорю тебе? Хуман, ты, наверное, не раз задумывался, откуда мы с сестрой родом? Ведь таких как мы, в Эквусе больше нет нигде.</text:p>
      <text:p text:style-name="P9">- Вообще-то, я думал, вы — плод союза единорога и пегаса. Может, ещё и земнопони поучаствовал, уж слишком вы <text:span text:style-name="T147">большие и </text:span>крепкие, - со смешком говорю я. - Хотя, Платина, вот, тоже сказала, что вы уникальны.</text:p>
      <text:p text:style-name="P9">-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при союзе 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9">-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9">- У нас есть самцы. - Луна делает нервный глоток кофе и продолжает. - Там, откуда мы пришли, достаточно самцов. Было.</text:p>
      <text:p text:style-name="P9"/>
      <text:p text:style-name="P9">Аликорница печально вздыхает. Видно, что эта тема неприятна для неё.</text:p>
      <text:p text:style-name="P9"/>
      <text:p text:style-name="P9">- Возможно, Нам следует не рассказать, а показать тебе суть дела. Нам так будет легче излагать, а тебе — воспринимать. Мы не слишком искусный рассказчик, в отличие от сестры.</text:p>
      <text:p text:style-name="P9">- Каким образом <text:span text:style-name="T148">ты собралась показывать</text:span>? У тебя где-то спрятана видеосистема с пятиканальным звуком?</text:p>
      <text:p text:style-name="P9">- Ты часто используешь непонятные слова, Хуман. Мы уж привыкли. Неважно. Следуй за Нами.</text:p>
      <text:p text:style-name="P9"/>
      <text:p text:style-name="P9">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9"/>
      <text:p text:style-name="P9">-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text:soft-page-break/>снопроходчества. Кстати, недоступное Нашей сестре. Мы можем посредством сновидений погружать в прошлое, переносить в иные миры или же передавать собстве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9"/>
      <text:p text:style-name="P9">Луна выходит на балкон. Я следую за ней.</text:p>
      <text:p text:style-name="P9"/>
      <text:p text:style-name="P9">- Приглядись внимательно, Хуман. Что ты видишь?</text:p>
      <text:p text:style-name="P9"/>
      <text:p text:style-name="P9">Аликорница обводит крылом заброшенный сад, окружающий башню с трёх сторон.</text:p>
      <text:p text:style-name="P9"/>
      <text:p text:style-name="P9">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вечнодикий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вечнодикий лес.</text:p>
      <text:p text:style-name="P9">Тут меня пробирает озноб. Холодные мурашки мерзко шмыгают по спине, вызывая желание поёжиться.</text:p>
      <text:p text:style-name="P9"/>
      <text:p text:style-name="P9">- Парк. Он слишком старый. Дворцу нет и <text:span text:style-name="T148">года</text:span>, а парку на вид все пятьдесят. Как такое может быть? Когда я шёл сюда, он был на вид несколько запущенным, но не старым.</text:p>
      <text:p text:style-name="P9">- Ты правильно подметил нестыковку,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9"/>
      <text:p text:style-name="P9">Луна внезапно прилегает у моих ног.</text:p>
      <text:p text:style-name="P9"/>
      <text:p text:style-name="P9">- Садись Нам на спину, Хуман. Сновидение, которое Мы хотим тебе показать, находится довольно далеко отсюда. Нам нужно двигаться быстро.</text:p>
      <text:p text:style-name="P9"/>
      <text:p text:style-name="P9">Оторопь от предложения тёмной аликорницы быстро забывается в свете следующих вскоре событий.</text:p>
      <text:p text:style-name="P9"/>
      <text:p text:style-name="P9">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ой земли. И вместо того, чтобы закричать, я поперхаюсь набранным в грудь воздухом.</text:p>
      <text:p text:style-name="P9"><text:soft-page-break/></text:p>
      <text:p text:style-name="P9">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9"/>
      <text:p text:style-name="P9">Равнина сменяется крохотным поселением посреди мрачного леса. Четыре высоких 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text:span text:style-name="T148">лося</text:span>. Кладбище ржав<text:span text:style-name="T148">ых автомобилей, автобусов и экскаваторов</text:span> примыкает к периметру посёлка с противоположной стороны…</text:p>
      <text:p text:style-name="P9"/>
      <text:p text:style-name="P9">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9"/>
      <text:p text:style-name="P9">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9"/>
      <text:p text:style-name="P9">Ландшафты сменяются с огромной скоростью, весь полёт занимает от силы <text:span text:style-name="T148">пару минут</text:span>.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9"/>
      <text:p text:style-name="P9">Конец полёта ошеломляет не меньше.</text:p>
      <text:p text:style-name="P95"/>
      <text:p text:style-name="P9">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9"/>
      <text:p text:style-name="P9">-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9">-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9"/>
      <text:p text:style-name="P9"><text:soft-page-break/>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9">- Нам надо немного пройти, - тихо говорит она. - Тут недалеко.</text:p>
      <text:p text:style-name="P9"/>
      <text:p text:style-name="P96">Огромн<text:span text:style-name="T148">ый</text:span>, неестественно близкий спутник с ясно видимыми кратерами висит перед нами пока мы идём сквозь частокол невысоких сосен. Второй, намного меньше, виднеется у самого горизонта. Редкие деревья вокруг поляны расступаются и мы выходим на край леса. На фоне серебряной тарелки луны поодаль виднеется одинокий горный пик с замком, прилепившимся к склону. Острые, невообразимо длинные шпили замка цвета слоновой кости пронзают штормовое небо в дюжине мест. Ниточки мостовых переходов связывают башни хрустальной паутиной. Огромная громада центральной башни нависает над местностью. Крохотные башенки-домики прилепились пчелиными сотами к крепостным стенам снаружи. Даже отсюда мне видна ослепительная, режущая глаз красота города-крепости.</text:p>
      <text:p text:style-name="P9"/>
      <text:p text:style-name="P9">Вокруг замка толпится рой точек подобно муравьям у тарелки с тортом. Из этих точек со всех сторон в крепость <text:span text:style-name="T149">поверх крепостных стен</text:span> бьют фиолетовые молнии, иногда натыкаясь на невидимые преграды, иногда пронзая <text:span text:style-name="T149">высокие </text:span>постройки насквозь. Замок огрызается такими же молниями. Мрачная туча висит над сражением, поглощая блики молний в своём бездонном чреве.</text:p>
      <text:p text:style-name="P9"/>
      <text:p text:style-name="P9">На моих глазах одна из башен вспыхивает фонтаном искр и рассыпается в кучу камней.</text:p>
      <text:p text:style-name="P9"/>
      <text:p text:style-name="P9">- Падение Андориана. Ждать осталось недолго, - шепчет Луна.</text:p>
      <text:p text:style-name="P9"/>
      <text:p text:style-name="P9">У подножия горы, на крутом склоне <text:span text:style-name="T149">недалеко от нас </text:span>ползёт земля и катятся камни. Потайная дверь отъезжает в сторону, <text:s/>открывая устье подземного хода. Наружу выходит небольшой отряд закованных в доспехи <text:s/>аликорнов. После короткой заминки они планируют к лесу, скрываясь <text:s/>на полянке в нескольких метрах от нас. Вблизи их доспехи кажутся более похожими на роботизированные экзоскелеты, ощетинившиеся жужжащими сервомоторами и перемигивающиеся индикаторными огоньками.</text:p>
      <text:p text:style-name="P9"/>
      <text:p text:style-name="P9">Я с удивлением отмечаю их схожесть с доспехами Луны, которые я увидел на ней в день моей первой встречи с сёстрами <text:span text:style-name="T149">десять лет назад</text:span>.</text:p>
      <text:p text:style-name="P9"/>
      <text:p text:style-name="P9">От отряда отделяются две фигуры. Они останавливаются буквально у деревьев, под которыми стоим мы. Я могу потрогать ближайшего ко мне аликорна, но, тем не менее, нас они не замечают. Как будто мы призраки. Или, <text:span text:style-name="T149">с</text:span>корее, как будто призраки — они.</text:p>
      <text:p text:style-name="P9"/>
      <text:p text:style-name="P9">- У нас мало времени, сестра. Поторопись. Мы не сможем долго сдерживать виндиго, - устало произносит меньший аликорн.</text:p>
      <text:p text:style-name="P9">- Надо дождаться Дискорда. Он обещал, - возражает больший.</text:p>
      <text:p text:style-name="P9"/>
      <text:p text:style-name="P9"><text:soft-page-break/>Их голоса звучат глуховато из-за закрытых шлемов с опущенными забралами из полупрозрачного затемнённого материала, но я нахожу их смутно знакомыми.</text:p>
      <text:p text:style-name="P9"/>
      <text:p text:style-name="P9">- Не доверяем Мы этому драк<text:span text:style-name="T150">оникусу</text:span>. Его даже соплеменники считают коварным, - ворчит меньший. - Он может продать нас с потрохами.</text:p>
      <text:p text:style-name="P9">- Не думайте, что ваши потроха стоят так уж много, уважаемые! - восклицает сухой пенёк в двух шагах от нас.</text:p>
      <text:p text:style-name="P9"/>
      <text:p text:style-name="P9">Пенёк меняет позу и становится неким ящероподобным созданием, похожим на помесь долговязого прямоходящего крокодила с косоглазым аистом.</text:p>
      <text:p text:style-name="P9"/>
      <text:p text:style-name="P9">- Я бы продал твои, Хмурая Метёлка, за шесть медяшек. Впрочем, торговался бы и до трёх. Упитанные потрошк<text:span text:style-name="T149">и</text:span> Сахарной Ватки, разумеется, я ценю куда как больше — меньше, чем за десять и один леденец, ни за что бы не продал! Да вот беда, - крокодил пригорюниваетс<text:span text:style-name="T149">я</text:span> и даже пускает притворную слезу, - никто не предлагает мне за вас ни медяка! Даже леденца на палочке! Даже высушенной пробки от «Бакарди чёрного»!</text:p>
      <text:p text:style-name="P9">- Кончай паясничать, Дискорд! У нас мало времени! - морщится крупный аликорн и поднимает забрало.</text:p>
      <text:p text:style-name="P9"/>
      <text:p text:style-name="P9">Розовые локоны вырываются на свободу пышным ореолом. Я с удивлением узнаю в аликорне молодую версию Селестии.</text:p>
      <text:p text:style-name="P9">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доспехах выглядит юной, почти подростком. Какие-то, неуловимые глазом черты делают её такой при первом взгляде.</text:p>
      <text:p text:style-name="P9"/>
      <text:p text:style-name="P9">- Ты принёс карту?</text:p>
      <text:p text:style-name="P9"/>
      <text:p text:style-name="P9">Второй аликорн также поднимает забрало. Нет нужды говорить, что под ним оказывается юная копия Луны.</text:p>
      <text:p text:style-name="P9"/>
      <text:p text:style-name="P9">-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text:span text:style-name="T149">нагих </text:span>дракениц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9">-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чить хоть до второго пришествия Микки Мауса.</text:p>
      <text:p text:style-name="P9">- Исключено! - отрезает призрачная Луна. - Не хватало нам <text:span text:style-name="T149">сумасшедшего</text:span> драк<text:span text:style-name="T150">оникуса</text:span> в мире сырой магии.</text:p>
      <text:p text:style-name="P9"><text:soft-page-break/>- Сестра! - осаживает Луну Селестия. Она молча указывает ей крылом на сражение вверху.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text:span text:style-name="T151">странники Эогиппа</text:span> нам уже отказали.</text:p>
      <text:p text:style-name="P9"/>
      <text:p text:style-name="P9">Луна морщится, но нехотя кивает.</text:p>
      <text:p text:style-name="P9"/>
      <text:p text:style-name="P9">- Это всё плохо кончится, - бормочет она под нос. - Это уже плохо кончилось. Не нужно Нам было тебя слушаться.</text:p>
      <text:p text:style-name="P9">- Мы уже обсуждали это, сестра, - примирительно говорит ей Селестия. - Виндиго всё равно напали бы. Её Величество всё равно поступили бы так, а не иначе. Нам выпала честь исполнить её последнюю волю – так исполним же её как подобает.</text:p>
      <text:p text:style-name="P9"/>
      <text:p text:style-name="P9">Ярко-красный двойной луч ударяет из донжона замка в центр скопления точек под замковой стеной. Он чертит огненный полумесяц прямо в суматошно мельтешащей тенями толпе. Попадающиеся на его пути создания вспыхивают алыми искорками и исчезают. Торжествующие вопли из замка слышны даже здесь.</text:p>
      <text:p text:style-name="P9"/>
      <text:p text:style-name="P9">Из тучи над замком опускается нечто вроде огромного морского конька с перепончатыми крыльями вместо плавников.</text:p>
      <text:p text:style-name="P9"/>
      <text:p text:style-name="P9">Два фиолетовых луча из его глаз сходятся в одну точку на донжоне и приводят к финальному результату: центральная башня медленно оседает, открывая взору гигантскую статую <text:span text:style-name="T150">стоящего на задних ногах</text:span> аликорна, глаза которого и испускают алые лучи в осаждающую замок толпу. Каменный аликорн поднимает взор на морского конька. Алые лучи скрещиваются с фиолетовыми, <text:span text:style-name="T151">сотворяя в эпицентре огромный плазменный шар</text:span>.</text:p>
      <text:p text:style-name="P9"/>
      <text:p text:style-name="P9">- Проклятье! Они привели Маджестик! Как не вовремя! Уходи, - <text:s/>призрачная Луна принимает для себя решение и поднимает забрало. - Отправляйся на Эквус и просвещай пони, как завещала Её Величество. Мы придём позже. Оставь для Нас метки, чтобы Мы смогли найти дорогу.</text:p>
      <text:p text:style-name="P9">- Ты куда? - обеспокоенно спрашивает Селестия. - Мы же должны быть вместе?</text:p>
      <text:p text:style-name="P9">- Мы вернёмся и заберём Элементы Возмездия. Сейчас уже им нет смысла оставаться в Андориане. Без тебя и королевы от них толку мало. На новом же месте они станут нам могучей защитой. Вдобавок, нельзя оставлять их виндиго.</text:p>
      <text:p text:style-name="P9">- Я вернусь с тобой! - протестует призрачная Селестия, но Луна перебивает её.</text:p>
      <text:p text:style-name="P9">- Уходи! Если с Нами что-то случится, ты сможешь уберечь пони и воссоздать новый Андориан. Мы же всего лишь воин. Твои знания намного важнее Наших. Иди, сестра!</text:p>
      <text:p text:style-name="P9"/>
      <text:p text:style-name="P9">Призрачная Луна поворачивается к Дискорду и хмуро говорит:</text:p>
      <text:p text:style-name="P9"><text:soft-page-break/>- Учти, драк<text:span text:style-name="T150">оникус</text:span>. Если попробуешь обмануть и заведёшь Селестию не туда… Мы найдём тебя, где бы ты ни спрятался. И гнев Наш будет необъятен как море.</text:p>
      <text:p text:style-name="P9">- Баюс-баюс! - в притворном страхе прикрывается лапами крокодил. - Вы бы лучше поторопились с возвращением, а то, кажется, там стена отклеивается.</text:p>
      <text:p text:style-name="P9"/>
      <text:p text:style-name="P9">Дискорд указывает кривым пальцем вверх, где часть крепостной стены с грохотом валится <text:span text:style-name="T151">со скалы</text:span>.</text:p>
      <text:p text:style-name="P9">Призрачная Луна вновь поворачивается к Селестии.</text:p>
      <text:p text:style-name="P9"/>
      <text:p text:style-name="P9">- Мы поддерживали и поддерживаем тебя в твоём задании, сестра. Ты всегда можешь на Нас рассчитывать. Но обещай Нам одну вещь… Неважно, вернёмся Мы или нет — Орунгун должен быть отмщён. Ты должна подготовить возмездие всему роду виндиго. Пусть это займёт годы и десятилетия. Пусть даже столетия — кара должна настигнуть их!</text:p>
      <text:p text:style-name="P9"/>
      <text:p text:style-name="P9">Селестию явно застаёт врасплох просьба Луны.</text:p>
      <text:p text:style-name="P9"/>
      <text:p text:style-name="P9">- Да, конечно, сестра... <text:s/>Я сделаю всё, что в моих силах…</text:p>
      <text:p text:style-name="P9">- Ты клянёшься?</text:p>
      <text:p text:style-name="P9">- Клянусь!</text:p>
      <text:p text:style-name="P9"/>
      <text:p text:style-name="P9">Призрачная Луна кивает и легонько дотрагивается своим рогом до рога Селестии. Затем она разворачивается и со всем отрядом аликорнов срывается с поляны. Через минуту отряд скрывается в подземном ходу у подножия скалы, оставляя Селестию наедине с Дискордом.</text:p>
      <text:p text:style-name="P9"/>
      <text:p text:style-name="P9">- Терпеть не люблю эти слезливые сцены и никому не нужные обещания! - гримасничает Дискорд. - Ты готова, Сахарная Ватка?</text:p>
      <text:p text:style-name="P9">- Одну минуту, - просит Селестия. - Мне нужно попрощаться. Тебе лучше отвернуться, ведь ты не любишь слезливых сцен.</text:p>
      <text:p text:style-name="P9"/>
      <text:p text:style-name="P9">Долговязый крокодил пожимает плечами и отходит.</text:p>
      <text:p text:style-name="P9"/>
      <text:p text:style-name="P97">Аликорница окидывает долгим взглядом лес, долину, гибнущий на скале замок. Затем она поднимает взгляд к луне. Глаза её подозрительно блестят.</text:p>
      <text:p text:style-name="P97"/>
      <text:p text:style-name="P9">- Прощай, Орунгун. Мы не смогли удержать тебя. Извини. Быть может… Быть может, в новом мире у нас получится…</text:p>
      <text:p text:style-name="P9"/>
      <text:p text:style-name="P9">Селестия проводит сгибом крыла по скуле и поворачивается к дракену.</text:p>
      <text:p text:style-name="P9"><text:soft-page-break/></text:p>
      <text:p text:style-name="P9">- <text:span text:style-name="T152">Я готова. </text:span>Идём, Дискорд.</text:p>
      <text:p text:style-name="P9">-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text:p>
      <text:p text:style-name="P9"/>
      <text:p text:style-name="P9">Он чертит кривым когтем огненный круг в воздухе, который вдруг заполняется чернотой. В черноте мерцают мириады зеленоватых искорок.</text:p>
      <text:p text:style-name="P9">Селестия осторожно проходит в круг и он тут же схлопывается за ней.</text:p>
      <text:p text:style-name="P9"/>
      <text:p text:style-name="P9">Драк<text:span text:style-name="T150">оникус</text:span> противно хихикает и потирает ладони.</text:p>
      <text:p text:style-name="P9"/>
      <text:p text:style-name="P9">- Ну вот и пришло время поговорить наедине, Хмурая Метёлка! - оборачивается дракен к нам. - Ты уже сто тринадцатый раз смотришь это сновидение, но на этот раз притащила с собой какую-то хлипкую обезьяну. Кто это и что она тут делает? Молчи, ничего не говори! Дай я сам погляжу!</text:p>
      <text:p text:style-name="P9"/>
      <text:p text:style-name="P9">Лыбящийся крокодил вперивается в меня зенками.</text:p>
      <text:p text:style-name="P9"/>
      <text:p text:style-name="P9">- Я думал, это твоё сновидение, - бормочу я Луне, - ты ведь сама говорила…</text:p>
      <text:p text:style-name="P9">- Да, это так, - остолбенело подтверждает Луна, - Мы великое множество раз просматривали эти воспоминания и ни разу…</text:p>
      <text:p text:style-name="P9">- Сновидения-шмавидения, - махает лапой Дискорд. - Просто не ты одна умеешь по ним лазить, Хмурая Метёлка. Я, хоть больше специализируюсь по <text:span text:style-name="T152">странствиям в Эогиппе</text:span>, пролазить в чужие грёзы тоже могу. Помолчи, дай сосредоточиться… Тэкс, НИ ФИГА СЕБЕ! ПРОВОДНИЧОК! Вот это номер! Где ты его откопала? Ты в курсе, для чего он тут?! Он ведь…</text:p>
      <text:p text:style-name="P9"/>
      <text:p text:style-name="P9">Драк<text:span text:style-name="T150">оникус</text:span>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9"/>
      <text:p text:style-name="P9">-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9"/>
      <text:p text:style-name="P9">Дрянной крокодил указывает когтем на меня.</text:p>
      <text:p text:style-name="P9"/>
      <text:p text:style-name="P10"><text:span text:style-name="Default_20_Paragraph_20_Font"><text:span text:style-name="T4">- Сего типа в результате общения с одним молодым демиургом-раздолбаем </text:span></text:span><text:span text:style-name="Default_20_Paragraph_20_Font"><text:span text:style-name="T153">вырвало из бытия и</text:span></text:span><text:span text:style-name="Default_20_Paragraph_20_Font"><text:span text:style-name="T4"> размазало по нескольким реальностям. Но этот гадёныш оказался на редкость живучей тварью и </text:span></text:span><text:span text:style-name="Default_20_Paragraph_20_Font"><text:span text:style-name="T153">таки </text:span></text:span><text:span text:style-name="Default_20_Paragraph_20_Font"><text:span text:style-name="T4">выжил. Я только краешком глаза проследил его похождения и меня чуть не вывернуло наизнанку от </text:span></text:span><text:soft-page-break/><text:span text:style-name="Default_20_Paragraph_20_Font"><text:span text:style-name="T4">пространственно-временных парадоксов! Но главное — он обжулил меня в одном из завитков </text:span></text:span><text:span text:style-name="Default_20_Paragraph_20_Font"><text:span text:style-name="T153">реальности</text:span></text:span><text:span text:style-name="Default_20_Paragraph_20_Font"><text:span text:style-name="T4"> и лишил </text:span></text:span><text:span text:style-name="Default_20_Paragraph_20_Font"><text:span text:style-name="T153">ГЛАВНОГО </text:span></text:span><text:span text:style-name="Default_20_Paragraph_20_Font"><text:span text:style-name="T4">ПРИЗА(</text:span></text:span><text:span text:style-name="Default_20_Paragraph_20_Font"><text:span text:style-name="T81">30-я глава последнего ффика</text:span></text:span><text:span text:style-name="Default_20_Paragraph_20_Font"><text:span text:style-name="T4">)! Это меня-то, духа хаоса! Видеть его больше не хочу! Тьфу! Буэ!</text:span></text:span></text:p>
      <text:p text:style-name="P9"/>
      <text:p text:style-name="P9">Дискорд в отвращении высовывает язык, чертит впопыхах круг в воздухе и скрывается в портале. Последним скрывается его когтистая лапа, показ<text:span text:style-name="T152">ывающая</text:span> мне напоследок средний палец.</text:p>
      <text:p text:style-name="P9"/>
      <text:p text:style-name="P9">- Что он такого говорил про тебя? Галиматья какая-то, - ошеломлённо бормочет Луна. - Этот драк<text:span text:style-name="T150">оникус</text:span> всегда был шальным, но сейчас от него за милю несёт безумием.</text:p>
      <text:p text:style-name="P9"/>
      <text:p text:style-name="P9">Я только пожимаю плечами.</text:p>
      <text:p text:style-name="P9"/>
      <text:p text:style-name="P9">- Как бы то ни было, ты увидел необходимое, - обращается ко мне Луна.</text:p>
      <text:p text:style-name="P9">- Что именно? Разрушение горной крепости? Или ваше с Селестией бегство на Эквус?</text:p>
      <text:p text:style-name="P9">-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виндиго в первый год Ледяной войны. Видишь ли, к началу войны аликорны уже <text:span text:style-name="T152">давно</text:span> не были воинственной расой. Многие тысячи лет до того у нас была мирная цивилизация. В первом периоде двухсотлетней войны с виндиго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text:span text:style-name="T152">для</text:span> нашей расы. Увы, основной проблемой было малое количество способных странствовать между мирами в Эогиппе. Всего было двенадцать странников <text:span text:style-name="T152">Эогиппа</text:span>. Королева Лорен, я с сестрой и ещё девять аликорнов. Плюс несколько драконов и один сумасшедший драк<text:span text:style-name="T150">оникус</text:span>, которые, впрочем, отказались с нами сотрудничать. И каждый такой странник может провести за собой очень небольшое количество путников. Потому ставилась задача отобрать и провести самых достойных, учителей, способных пронести ценности цивилизации аликорнов в новые миры. Так мы могли бы если не спасти цивилизацию физически — то хотя бы духовно, продолжив её в местных <text:span text:style-name="T66"><text:tab/></text:span>племенах. Одним из таких миров был Эквус…</text:p>
      <text:p text:style-name="P9">- Погоди, ты хочешь сказать, что, кроме тебя и Селестии, на Эквусе есть ещё и другие аликорны — некие учителя? - перебиваю я Луну.</text:p>
      <text:p text:style-name="P9">- На Эквусе — нет, - печально мотает головой аликорница. - Мы не смогли никого провести сюда. Не успели. Андориан пал слишком быстро. Когда Мы уносили Элементы Возмездия, Наш отход прикрывала крохотная групка оставшихся аликорнов — пятьдесят воинов Нашей центурии и около двадцати научных работников из лаборатории Селестии. Они остались, чтобы Мы смогли уйти. Быть может, с другими группами повезло больше - Мы не знаем их судьбу. Они удерживали шесть крепостей на юге и западе страны.</text:p>
      <text:p text:style-name="P9">- Постой, а почему вы не вернулись назад позже? - спрашиваю я. - Вы могли бы найти уцелевших и привести на Эквус.</text:p>
      <text:p text:style-name="P9">- Мы уверены, что Наша С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text:soft-page-break/>коридор в междумирье и странствовать в нём самостоятельно, без помощи сопровождающего — но на этом всё. Мы не умеем находить путь. Без помощи настоящего странника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нас в состав проекта от отчаяния, из-за нехватки настоящих странников. Подразумевалось, что нас подстрахует кто-то из других групп. Но в последние месяцы с ними не было связи. Так мы оказались на Эквусе одни — центурион третьей центурии первой когорты шестого легиона гвардии Андориана и декан факультета планетарного движения Королевского Астромеханического университета. Мы хотели достать карту, но ты сам видел, что получилось. И драк<text:span text:style-name="T150">оникус</text:span>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9">- Как бы то ни было, ты услышал главное, - отвлекается Луна от воспоминаний. - <text:span text:style-name="T154">С</text:span>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никаких приготовлений для возвращения <text:span text:style-name="T154">Мы не видим</text:span>. Сестра всё также отказывается увеличивать армию больше, чем это необходимо для патрулирования границ и охраны крупных 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9">- Почему ты уверена, что Сел не хочет? Из того, что я видел, она так же, как и ты, плохо ориентируется в Эогиппе.</text:p>
      <text:p text:style-name="P98">- <text:span text:style-name="T154">М</text:span>ожно найти странников тут — если искать, - язвительно отвечает Луна. Можно за такое время отточить своё собственное мастерство странствования — если тренироваться, <text:span text:style-name="T154">а её способности больше Наших, поверь</text:span>. Можно, в конце-концов, сделать драк<text:span text:style-name="T150">оникусу</text:span> предложение, от которого невозможно отказаться! Кажется, он неровно дышит к Нашей бестолковой сестрице… Это не большая цена за отмщение!</text:p>
      <text:p text:style-name="P98"/>
      <text:p text:style-name="P9">Луна гневно фыркает.</text:p>
      <text:p text:style-name="P9"/>
      <text:p text:style-name="P9">- Но всё это возможно только если задаться целью вернуться домой для возмездия. Мы же не видим такого рвения у Селестии.</text:p>
      <text:p text:style-name="P9"/>
      <text:p text:style-name="P9">Ноздри аликорницы расширяются, она мотает головой.</text:p>
      <text:p text:style-name="P9"/>
      <text:p text:style-name="P9">-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text:span text:style-name="T154">просто н</text:span>рави<text:span text:style-name="T154">тся</text:span>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9"/>
      <text:p text:style-name="P9">Аликорница саркастически улыбается.</text:p>
      <text:p text:style-name="P9"><text:soft-page-break/></text:p>
      <text:p text:style-name="P98">-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text:p>
      <text:p text:style-name="P98">Нам нужна МЕСТЬ!!!</text:p>
      <text:p text:style-name="P9"/>
      <text:p text:style-name="P9">…</text:p>
      <text:p text:style-name="P9">…</text:p>
      <text:p text:style-name="P9">…</text:p>
      <text:p text:style-name="P9"/>
      <text:p text:style-name="P9">- Она так и сказала?</text:p>
      <text:p text:style-name="P9">- Ещё и топнула копытом так, что высекла искру из камня.</text:p>
      <text:p text:style-name="P9"/>
      <text:p text:style-name="P16">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16"/>
      <text:p text:style-name="P9">Селестия качает головой. Она <text:span text:style-name="T155">печально</text:span> смотрит на <text:span text:style-name="T155">далёкий горный</text:span> пик за окном, возвышающийся над верхушками сосен. <text:span text:style-name="T155">Тот самый, с которого я когда-то удирал от дракона в самом начале моего появления на Эквусе.</text:span> Пик, <text:span text:style-name="T155">кстати,</text:span> здорово смахивает на <text:span text:style-name="T155">скалу</text:span> <text:span text:style-name="T155">из сна Луны</text:span>, с гибнущим замком <text:span text:style-name="T155">на крутом склоне</text:span>.</text:p>
      <text:p text:style-name="P9"/>
      <text:p text:style-name="P9">- Что ж, ты выслушал <text:span text:style-name="T156">мою сестру</text:span>, Хуман, - вздыхает Селестия. - Выслушай теперь и меня. Правда, я не смогу тебе показать всё так ярко, как это получилось у <text:span text:style-name="T156">неё</text:span>, — я не обладаю даром снопроходчества, — но постараюсь рассказать так, как помню. А помню я всё как вчера…</text:p>
      <text:p text:style-name="P2"/>
      <text:p text:style-name="P2">~~~</text:p>
      <text:p text:style-name="P2"/>
      <text:p text:style-name="P10"><text:span text:style-name="Default_20_Paragraph_20_Font"><text:span text:style-name="T4">&lt;</text:span></text:span><text:span text:style-name="Default_20_Paragraph_20_Font"><text:span text:style-name="T81">в мехадоспехах находятся также аликорны-инвалиды (без ног, без крыльев, от королевы Лорен вообще только голова осталась). И вообще, на Орунгуне — трэш и жестяк, практически Fallout</text:span></text:span><text:span text:style-name="Default_20_Paragraph_20_Font"><text:span text:style-name="T4">&gt;</text:span></text:span></text:p>
      <text:p text:style-name="P9">- Эвостур, ответьте! Эвостур, ответьте! Андориан на связи! Как слышно? Как слышно? Приём!</text:p>
      <text:p text:style-name="P9"/>
      <text:p text:style-name="P9">Маленькая кобылка повторяет раз за разом стандартные фразы в микрофон, тщетно прижимая наушники к ушам. Наконец она со вздохом пожимает плечами и <text:span text:style-name="T157">переходит на</text:span> новую частоту.</text:p>
      <text:p text:style-name="P9"/>
      <text:p text:style-name="P9">- Норгонг, как слышно? Норгонг, ответьте! Андориан на связи! Приём!</text:p>
      <text:p text:style-name="P99">- <text:span text:style-name="T158">Если бы у нас был мощнее передатчик, мы могли бы связаться с базами на Эсте и Криллоне, - мрачно замечает Луна.</text:span></text:p>
      <text:p text:style-name="P99"><text:soft-page-break/><text:span text:style-name="T158">- Там нет войск и практически нет оружия, - напоминаю я. Лунные базы были под моей опекой </text:span><text:span text:style-name="T159">и</text:span><text:span text:style-name="T158"> я отправляла туда своих лучших учеников, втайне стараясь уберечь их от жерновов войны.</text:span></text:p>
      <text:p text:style-name="P9"/>
      <text:p text:style-name="P9">Снаружи раздаётся грохот. Стены убежища трясутся в лихорадке. На пол, посетителей и аппаратуру сыпется штукатурка. Лампы чахоточно мигают и продолжают гореть ровным безжизненным светом.</text:p>
      <text:p text:style-name="P9"/>
      <text:p text:style-name="P9">- Одного не можем понять — как они смогли захватить гранд-флаер? Теоретически, они неприступны, - бормочет Луна. - Мы сами принимали участие в их разработке. У виндиго нет тяжёлого оружия и они не могут летать. Флаеры не опускаются на землю годами…</text:p>
      <text:p text:style-name="P9"/>
      <text:p text:style-name="P9">- Не доказано, что «Маджестик» захвачен, - отвечаю я. - Возможно, у него вышла из строя связь и он не может принимать наших приказов.</text:p>
      <text:p text:style-name="P9">- А адмирал Её Величества, легат Эйронсмайл, решил отлучиться с битвы и нарвать ромашек на склоне горы Аденау? - язвительно подкалывает сестра. - Мы больше поверим в то, что свихнулся автопилот, замкнул управление на себя и увёл воздушную крепость с поля боя. Мы так и не успели оттестировать эти кристаллические мозги. Или же кто-то помог им свихнуться!</text:p>
      <text:p text:style-name="P9"/>
      <text:p text:style-name="P9">Луна мрачно сверлит взглядом затылок радистки.</text:p>
      <text:p text:style-name="P9"/>
      <text:p text:style-name="P9">- Может быть и так, - примирительно говорю я. - Я верю адмиралу. Её Величество буквально стала ему приёмной матерью, устроив в королевскую школу для сирот и направляя его в течение всей карьеры.</text:p>
      <text:p text:style-name="P9">- Армаринд, ответьте! Армаринд, ответьте! Андориан вызывает!</text:p>
      <text:p text:style-name="P9">- А как могли пасть северные крепости? Да ещё так быстро? Гвардейские легионы королевы не могли сложить оружие, - снова вопрошает сестра пространство. - Слишком много критических провалов за последние два года…</text:p>
      <text:p text:style-name="P9">- Корморан, ответьте, вызывает Андориан… Корморан, вас слышу! Слышу вас!!! Андориан на связи!</text:p>
      <text:p text:style-name="P9"/>
      <text:p text:style-name="P100">От возбуждения кобылка хлопает крыльями. <text:span text:style-name="T159">З</text:span>ацепившись рог<text:span text:style-name="T157">ом</text:span>, <text:span text:style-name="T159">о</text:span>на срывает наушники и стучит копытом по кнопке громкой связи.</text:p>
      <text:p text:style-name="P9"/>
      <text:p text:style-name="P9">- <text:span text:style-name="T159">Это </text:span>Корморан, вас слыш<text:span text:style-name="T159">у</text:span>! Андориан, приём!</text:p>
      <text:p text:style-name="P9">- Краткий р<text:span text:style-name="T157">а</text:span>порт обстановки, Корморан! - приказывает Луна, <text:span text:style-name="T159">буквально нависнув над микрофоном</text:span>.</text:p>
      <text:p text:style-name="P9"/>
      <text:p text:style-name="P9">Оглушительный разрыв раздаётся над головами всех присутствующих. По потолку ползут трещины. Светильники гаснут, мигнув пару раз на прощание. Сдавленные вопли перемежаются со стуком опрокидываемых на пол тумбочек. Шум и неразбериха прерываются властным голосом сестры.</text:p>
      <text:p text:style-name="P9"/>
      <text:p text:style-name="P9"><text:soft-page-break/>- <text:span text:style-name="T159">Да что там, в бездну, творится? </text:span>Пойдем, разберёмся, что там происходит.</text:p>
      <text:p text:style-name="P9"/>
      <text:p text:style-name="P9">С тихим щелчком включается красный свет аварийного освещения. В закрывающемся проёме выхода видны очертания облечённой в силовые доспехи Луны.</text:p>
      <text:p text:style-name="P9"/>
      <text:p text:style-name="P10"><text:span text:style-name="Default_20_Paragraph_20_Font"><text:span text:style-name="T4">- … шшш… три башни из пяти. Держимся за счёт </text:span></text:span><text:span text:style-name="Default_20_Paragraph_20_Font"><text:span text:style-name="T160">силовых щитов</text:span></text:span><text:span text:style-name="Default_20_Paragraph_20_Font"><text:span text:style-name="T161">, </text:span></text:span><text:span text:style-name="Default_20_Paragraph_20_Font"><text:span text:style-name="T4">автоматических турелей и мехад</text:span></text:span><text:span text:style-name="Default_20_Paragraph_20_Font"><text:span text:style-name="T18">оспехов</text:span></text:span><text:span text:style-name="Default_20_Paragraph_20_Font"><text:span text:style-name="T4">, - ожил переключённый на аварийное питание передатчик. - Они наступают волнами, раз в пять-семь часов. </text:span></text:span><text:span text:style-name="Default_20_Paragraph_20_Font"><text:span text:style-name="T162">Половина из них — обращённые наши из Нейвилля</text:span></text:span><text:span text:style-name="Default_20_Paragraph_20_Font"><text:span text:style-name="T4">. </text:span></text:span><text:span text:style-name="Default_20_Paragraph_20_Font"><text:span text:style-name="T161">Они-то и прожигают </text:span></text:span><text:span text:style-name="Default_20_Paragraph_20_Font"><text:span text:style-name="T160">щиты</text:span></text:span><text:span text:style-name="Default_20_Paragraph_20_Font"><text:span text:style-name="T161">.</text:span></text:span><text:span text:style-name="Default_20_Paragraph_20_Font"><text:span text:style-name="T4"> </text:span></text:span><text:span text:style-name="Default_20_Paragraph_20_Font"><text:span text:style-name="T162">Связи с соседними крепостями нет, разведгруппы не возвращаются</text:span></text:span><text:span text:style-name="Default_20_Paragraph_20_Font"><text:span text:style-name="T4">. Не устоим, без вариантов. </text:span></text:span><text:span text:style-name="Default_20_Paragraph_20_Font"><text:span text:style-name="T160">Основной щит</text:span></text:span><text:span text:style-name="Default_20_Paragraph_20_Font"><text:span text:style-name="T161"> е</text:span></text:span><text:span text:style-name="Default_20_Paragraph_20_Font"><text:span text:style-name="T4">щё с неделю продержи</text:span></text:span><text:span text:style-name="Default_20_Paragraph_20_Font"><text:span text:style-name="T161">т</text:span></text:span><text:span text:style-name="Default_20_Paragraph_20_Font"><text:span text:style-name="T4">ся, не больше. Потом </text:span></text:span><text:span text:style-name="Default_20_Paragraph_20_Font"><text:span text:style-name="T161">наши маги выгорят</text:span></text:span><text:span text:style-name="Default_20_Paragraph_20_Font"><text:span text:style-name="T4">.</text:span></text:span></text:p>
      <text:p text:style-name="P10"><text:span text:style-name="Default_20_Paragraph_20_Font"><text:span text:style-name="T4"/></text:span></text:p>
      <text:p text:style-name="P101"><text:span text:style-name="Default_20_Paragraph_20_Font"><text:span text:style-name="T163">Я не понимаю, что она говорит. Почему обороняться поставили пустые бронескафандры? Их искусственные мозги могут выполнять совсем несложные задачи, совершенно недостаточные для автономных действий.</text:span></text:span></text:p>
      <text:p text:style-name="P101"><text:span text:style-name="Default_20_Paragraph_20_Font"><text:span text:style-name="T163"><text:s/></text:span></text:span></text:p>
      <text:p text:style-name="P9">- Постой, Корморан, - я пытаюсь собраться с мыслями. - <text:span text:style-name="T157">Где ваши воины? П</text:span>очему на вас нападает Нейвиль? Что случилось, лягни вас буйвол?</text:p>
      <text:p text:style-name="P9"/>
      <text:p text:style-name="P9">От волнения в мою речь прокрадываются словечки из солдатского жаргона моей младшей сестрицы. Нехорошо ведущему сотруднику и сильнейшему магу Астромеханического университета скатываться до <text:s/>сержантского слэнга.</text:p>
      <text:p text:style-name="P9"/>
      <text:p text:style-name="P9">- Они проникают внутрь. <text:span text:style-name="T159">Для обращения теперь достаточно </text:span>прикосновения на три-четыре секунды. Мы это поняли только после того, как три башни оказались захвачены. Их защитники теперь воюют против нас, как и население Нейвиля.</text:p>
      <text:p text:style-name="P102">- Что? Как? Как такое возможно? - информация не укладывается у меня в голове.</text:p>
      <text:p text:style-name="P102"/>
      <text:p text:style-name="P102">Мы двести лет ведём войну и до сих пор ничего подобного не случалось. <text:span text:style-name="T164">Виндиго пытались засылать к нам своих марионеток и раньше. Но до сих пор на</text:span> проникновение в разум <text:span text:style-name="T159">и порабощение личности </text:span><text:span text:style-name="T164">им</text:span> треб<text:span text:style-name="T164">овалось</text:span> <text:span text:style-name="T159">от</text:span> <text:span text:style-name="T157">суток </text:span><text:span text:style-name="T159">до недели -</text:span><text:span text:style-name="T157"> и это мог</text:span><text:span text:style-name="T164">ли</text:span><text:span text:style-name="T157"> проделывать только самые сильные из них. </text:span><text:span text:style-name="T164">Поэтому</text:span><text:span text:style-name="T157"> </text:span>это <text:span text:style-name="T157">совершалось</text:span> только с пленными <text:span text:style-name="T157">в одиночных случаях</text:span>. <text:span text:style-name="T157">И </text:span><text:span text:style-name="T164">порабощённые</text:span><text:span text:style-name="T157"> </text:span><text:span text:style-name="T164">таким образом </text:span><text:span text:style-name="T157">аликорны сразу обращали на себя внимание неестественностью поведения и механическими движениями. Мы сразу </text:span><text:span text:style-name="T159">вычисляли</text:span><text:span text:style-name="T157"> таких </text:span><text:span text:style-name="T159">на блокпостах</text:span><text:span text:style-name="T157">.</text:span></text:p>
      <text:p text:style-name="P102"/>
      <text:p text:style-name="P9">- Они научились этому <text:span text:style-name="T159">совсем</text:span> недавно. Южную башню винды взяли таким образом два месяца назад. Потом Центральную и Западную. <text:span text:style-name="T157">Единственное</text:span>, чем <text:span text:style-name="T157">новообращённый</text:span> аликорн <text:span text:style-name="T164">сейчас</text:span> отличается от нормального — его зрачки становятся узкими. Они не могут это скрыть. Мы пытались связаться с вами и соседями. Но винды захватили «Маджестик» и глушат сигнал. Странно, что вы к нам пробились.</text:p>
      <text:p text:style-name="P9"><text:soft-page-break/>- Мы подключили передатчик к антенне лаборатории, - объясняю я. И внезапно понимаю происходящее. - Луна!!!</text:p>
      <text:p text:style-name="P9"/>
      <text:p text:style-name="P9">Я <text:span text:style-name="T165">несусь</text:span> к выходу из убежища, на ходу активир<text:span text:style-name="T164">уя</text:span> доспехи. <text:span text:style-name="T166">Забрало шлема опускается, э</text:span>кзоскелет бронескафандра повизгивает <text:s/>сервомоторами на особо крутых виражах, пока я <text:span text:style-name="T165">мчусь</text:span> на верхние ярусы Андориана. Десятитысячелетняя крепость знавала и худшие времена, но не было времён беспомощнее. Всегда был выбор — победить или погибнуть. Но если враг обустроился у тебя в мыслях — даже умереть с честью не получится.</text:p>
      <text:p text:style-name="P9"/>
      <text:p text:style-name="P103">Ужас происходящего доходит до меня, пока я несусь по галерее к смотровой площадке. Гарнизон Андориана - две тысячи легионеров <text:span text:style-name="T167">на семь башен</text:span>. Плюс сто семьдесят эвакуированных из Королевского университета научных сотрудников. Которые, правда, не умеют сражаться, но многие из них неплохие маги. И сколько из них сейчас переходит на сторону врага? </text:p>
      <text:p text:style-name="P103">Мы зашли в комнату радиосвязи, как только небольшой отряд виндиго показался у подножия скалы. Обычное дело, раньше такие рейды отбивались <text:span text:style-name="T168">дежурной сменой за дюжину взмахов крыльев</text:span> без особых проблем. <text:span text:style-name="T167">Часто они вообще не нападали, предпочитая убраться восвояси. </text:span>Но прошло уже больше часа, а бой не стих. </text:p>
      <text:p text:style-name="P103">И, судя по звукам, он только разгорается.</text:p>
      <text:p text:style-name="P9"/>
      <text:p text:style-name="P104">В коридоре я натыкаюсь на мехадоспех без шлема, бессмысленно бодающий стену.<text:span text:style-name="T1"> </text:span><text:span text:style-name="T169">Треснувший ш</text:span><text:span text:style-name="T170">лем лежит тут же. </text:span><text:span text:style-name="T169">Тяжелый </text:span><text:span text:style-name="T171">доспех</text:span><text:span text:style-name="T169"> то и дело </text:span><text:span text:style-name="T171">топчется</text:span><text:span text:style-name="T169"> </text:span><text:span text:style-name="T171">по нему бронированными</text:span><text:span text:style-name="T169"> копытами. </text:span><text:span text:style-name="T171">Из шлема вылетают голубые искры и тревожно перемигиваются индикаторные огоньки на</text:span><text:span text:style-name="T170"> налобно</text:span><text:span text:style-name="T171">м</text:span><text:span text:style-name="T170"> щитк</text:span><text:span text:style-name="T171">е</text:span><text:span text:style-name="T170">.</text:span></text:p>
      <text:p text:style-name="P104">Я осторожно обхожу <text:span text:style-name="T171">обезглавленый </text:span><text:span text:style-name="T170">механизм</text:span>, пытаясь рассмотреть номер на <text:span text:style-name="T171">его</text:span> грудной пластине. «<text:span text:style-name="T172">Сорок два — пятнадцать». Центурия Луны.</text:span></text:p>
      <text:p text:style-name="P105"/>
      <text:p text:style-name="P9">Из боковой двери на меня буквально вываливается <text:span text:style-name="T170">аликорн</text:span>. Увидев меня, он испуганно охает и прижимается к стене. <text:span text:style-name="T170">Из-под прижатых к телу крыльев вываливаются </text:span><text:span text:style-name="T171">на пол</text:span><text:span text:style-name="T170"> консервы и упаковки сухарей. </text:span></text:p>
      <text:p text:style-name="P9"/>
      <text:p text:style-name="P9">- Где ваш <text:span text:style-name="T170">доспех</text:span>, солдат? Что с вашим рогом? И… Почему вы дрожите?</text:p>
      <text:p text:style-name="P9"/>
      <text:p text:style-name="P9">Песчаного цвета <text:span text:style-name="T170">жеребец</text:span> с обугленным рогом вжимается в <text:span text:style-name="T170">каменную поверхность</text:span> в тщетном порыве быть от меня подальше и, судя по всему, готовиться упасть в обморок. <text:span text:style-name="T172">Грязные «сорок два — пятнадцать» едва просматриваются на нагрудном кармане униформы.</text:span></text:p>
      <text:p text:style-name="P9"/>
      <text:p text:style-name="P9">Я внезапно вспоминаю предостережение, <text:span text:style-name="T168">прижимаю его магическим захватом к стене</text:span> и внимательно всматриваюсь в его зрачки. <text:span text:style-name="T170">О</text:span>ни не узкие. Это очень легко заметить, так как они расширены и почти вытеснили белки глаз.</text:p>
      <text:p text:style-name="P9"/>
      <text:p text:style-name="P9"><text:soft-page-break/>Я поднимаю забрало, чтобы он узнал меня.</text:p>
      <text:p text:style-name="P9">Он отвечает мне пронзительным взглядом в ответ и, внезапно, успокаивается.</text:p>
      <text:p text:style-name="P9"/>
      <text:p text:style-name="P9">- Вы — не они, - вздыхает он. - У вас хорошие глаза. Круглые.</text:p>
      <text:p text:style-name="P9">-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аликорн расслабляется и отлепл<text:span text:style-name="T164">яет</text:span>ся от стены.</text:p>
      <text:p text:style-name="P9">- Вы не понимаете. Там, — легионер указывает копытом в сторону двери, - творится <text:span text:style-name="T168">нечто</text:span> ужасное. Моя <text:span text:style-name="T173">смена</text:span> <text:span text:style-name="T167">стояла на северных воротах</text:span>. <text:span text:style-name="T167">К нам подошли двое торговцев дынями из Иггандо. Ничего необычного, только капюшоны надвинуты так низко, что глаз не видно. Мы ничего не заподозрили — они вели себя вполне нормально. Ну, вы ж знаете, нас учили отличать обращённых… Они уплатили пошлину и мы их пропустили. </text:span><text:span text:style-name="T174">Оказались внутри, они сразу вырубили нашего дежурного мага. А из повозки с дынями выскочили винды. С</text:span>овсем не<text:span text:style-name="T174">много</text:span>, ничего серьёзного <text:span text:style-name="T174">на первый взгляд</text:span>. <text:span text:style-name="T174">Их полдюжины</text:span><text:span text:style-name="T173"> против нашего контуберния —</text:span> <text:span text:style-name="T173">мы должны были разбить их за пару взмахов крыльев</text:span>. <text:span text:style-name="T174">Никто не ожидал иного, мы даже удивились их наглости. Все ведь знают, что винды — слабаки и трусы и нападают только при трёхкратном преимуществе как минимум. То есть, я хочу сказать, что все ожидали лёгкой победы. Я сам уже ощущал, как пропиваю</text:span> <text:span text:style-name="T174">премиальные с Троттером… </text:span>Но <text:span text:style-name="T174">вышло совсем не так</text:span>. Винд<text:span text:style-name="T173">ы</text:span> <text:span text:style-name="T174">без малейших колебаний </text:span>вступили в бой <text:span text:style-name="T173">и</text:span>…</text:p>
      <text:p text:style-name="P9"/>
      <text:p text:style-name="P9">Легионер запинается. Он молча хлопает глазами и не может произнести ни слова.</text:p>
      <text:p text:style-name="P9"/>
      <text:p text:style-name="P9">- Как тебя зовут, солдат? - когда наступает психологический шок, лучше всего его преодолевать простыми маленькими шагами. Я давно это усвоила, общаясь со студентами.</text:p>
      <text:p text:style-name="P9">- Ринс. Ринс Стилфизер. Либрарий первой центурии первой когорты шестого легиона.</text:p>
      <text:p text:style-name="P9">- Успокойся, Ринс. У тебя есть дети?</text:p>
      <text:p text:style-name="P9">- Дочка.</text:p>
      <text:p text:style-name="P9"/>
      <text:p text:style-name="P9">Взгляд солдата стал более осмысленным, зрачки почти вернулись в нормальный размер.</text:p>
      <text:p text:style-name="P9"/>
      <text:p text:style-name="P9">- Её зовут Дикси. Эвакуировалась за океан, с женой. Месяц назад прислала открытку. Там карнавал! Маски, конфетти, фейерверки! Мороженное на пляже! <text:s/>- восхищённо говорил Ринс, его глаза сияли. Он был счастлив отвлечься от реальности.</text:p>
      <text:p text:style-name="P9">- Отлично. Я счастлива, что твоя семья в полной безопасности, - произнесла я с ударением на безопасность. - <text:s/>И с ними ничего плохого не случится, потому что ты защищаешь их покой. Теперь расскажи мне, что случилось во время боя с виндиго?</text:p>
      <text:p text:style-name="P106">- Они обнимали нас, - <text:span text:style-name="T174">бормочет с отсутствующим видом легионер.</text:span></text:p>
      <text:p text:style-name="P106">- <text:span text:style-name="T174">Что?</text:span></text:p>
      <text:p text:style-name="P106">- Одна виндиго отбивает удар <text:span text:style-name="T173">пилума</text:span>, <text:span text:style-name="T173">вторая бросается </text:span><text:span text:style-name="T174">на легионера</text:span><text:span text:style-name="T173"> сверху и держит </text:span><text:span text:style-name="T174">его </text:span><text:span text:style-name="T173">крылья,</text:span> <text:span text:style-name="T173">третья</text:span> прижимает копыта к шлему вот так, - Ринс прижимает копыта к ушам, - поднимает забрало и <text:soft-page-break/>целует. <text:span text:style-name="T173">Рот-в-рот, губы-в-губы. </text:span><text:span text:style-name="T174">И он замирает. Прекращает бороться. Становится синим,</text:span> <text:span text:style-name="T174">что твоя сосулька </text:span><text:span text:style-name="T175">и страшно так улыбается</text:span><text:span text:style-name="T174">. </text:span><text:span text:style-name="T173">А их алико</text:span><text:span text:style-name="T174">р</text:span><text:span text:style-name="T173">ны в это время оттесняют нас </text:span><text:span text:style-name="T174">от него</text:span><text:span text:style-name="T173"> </text:span><text:span text:style-name="T175">спарк-</text:span><text:span text:style-name="T174">щитами</text:span><text:span text:style-name="T173"> — </text:span><text:span text:style-name="T174">а мы ничего сделать не можем, наш маг в отключке</text:span><text:span text:style-name="T173">. </text:span>И через три секунды у них становится одним <text:span text:style-name="T174">обращённым</text:span> больше, а у нас — одним <text:span text:style-name="T173">бойцом</text:span> меньше… <text:span text:style-name="T176">Через три минуты</text:span> <text:span text:style-name="T176">первый ряд</text:span><text:span text:style-name="T173"> </text:span>разв<text:span text:style-name="T176">ернулся</text:span> и <text:span text:style-name="T176">стал</text:span> сражаться с <text:span text:style-name="T176">нами, со вторым рядом</text:span>, - по-инерции, без остановки, говори<text:span text:style-name="T176">т</text:span> Ринс. - Мой <text:span text:style-name="T176">напарник</text:span> ударил меня копьём. Просто развернулся и ударил копьём. Как будто мы не дружили восемь лет! Как будто мы с Троттером не пили кальвадос в «Хромом осле»!</text:p>
      <text:p text:style-name="P9"/>
      <text:p text:style-name="P9">Я замечаю вмятину на нагруднике Ринса.</text:p>
      <text:p text:style-name="P9"/>
      <text:p text:style-name="P9">- И я з<text:span text:style-name="T173">а</text:span>метил это. Сначала у Троттера, а потом и у всех остальных. У них у всех были узкие зрачки. Как у змей. Это было страшнее, чем то, что они повернули оружие против нас, своих товарищей. Они уже не были нами, вот что. Они были обращёнными. Их души украли винды!</text:p>
      <text:p text:style-name="P9"/>
      <text:p text:style-name="P9">Легионер всхлипывает. Его трясёт.</text:p>
      <text:p text:style-name="P9"/>
      <text:p text:style-name="P9">- У меня с детства был дар к левитации. Я мог поднять в воздух целых два ящика с сидром! Один раз я приподнял целого центуриона Громера после обеда — а он очень грузный жеребец! Но сейчас я расшвырял дюжин<text:span text:style-name="T173">у</text:span> <text:span text:style-name="T175">обращённых и пару виндов</text:span>, только чтобы не дать им прикоснуться к себе — и мой рог сгорел! У меня больше нет магии!</text:p>
      <text:p text:style-name="P9">- Мужайся, солдат! Ты же воин королевы! <text:span text:style-name="T175">Элита!</text:span></text:p>
      <text:p text:style-name="P9">- Я всего лишь писарь. <text:span text:style-name="T175">Мой дядя похлопотал, чтобы меня зачислили в шестой легион. Если бы не он — выше городской стражи мне не подняться. А</text:span> <text:span text:style-name="T175">в</text:span>се мои товарищи пропали — один за другим, пока я не остался один!<text:span text:style-name="T177"> </text:span><text:span text:style-name="T169">Винды смеялись мне в лицо, когда я пытался докричаться до них! </text:span></text:p>
      <text:p text:style-name="P9"/>
      <text:p text:style-name="P107">Солдат тяжело дышит. Его снова трясёт дрожь, <text:span text:style-name="T175">взгляд бессмысленно бегает, не фокусируясь ни на чём</text:span>. Надо бы сказать Луне, чтобы усилила контроль за отбором кадров в гвардейские легионы. Понятно, что сейчас трудно найти вообще хоть кого-то, но психически неустойчивые кандидаты могут сделать больше вреда, чем поль… ЛУНА!!!</text:p>
      <text:p text:style-name="P9"><text:s/></text:p>
      <text:p text:style-name="P9">Я смотрю за спину Ринса, в комнату. Там разбитое окно, через которое он вломился с улицы.</text:p>
      <text:p text:style-name="P9"/>
      <text:p text:style-name="P9">- Ты видел её? Ты видел Луну?</text:p>
      <text:p text:style-name="P9"/>
      <text:p text:style-name="P9">Легионер опять закатывает глаза и готовится упасть в обморок, но я звонкой <text:span text:style-name="T173">затрещиной</text:span> возвращаю его к жизни.</text:p>
      <text:p text:style-name="P9"/>
      <text:p text:style-name="P9"><text:soft-page-break/>- Нашего центуриона? Да, конечно, я видел её… Винды вместе с обращёнными повалили водонапорную башню на арсенал и вполовину разрушили его. Они стали разбирать завалы, чтобы добраться… Ну, вы понимаете?</text:p>
      <text:p text:style-name="P9"/>
      <text:p text:style-name="P108">Да, я понимаю. В арсенале хранятся Элементы Возмездия – наше новейшее оружие и единственная надежда преломить ход войны. Двадцать четыре года понадобилось коллективу из шестисот лучших магов под моим руководством, чтобы разработать сильнейший резонатор магии отношений третьего типа. Увы, нам пришлось использовать самый слабый тип магии, чтобы Элементами не смогли воспользоваться виндиго. <text:span text:style-name="T173">Ведь обращённые сохраняют способности к магии и попади к ним Элементы — быть беде. Но вот магия третьего типа - </text:span><text:span text:style-name="T175">д</text:span><text:span text:style-name="T173">ружбы, самопожертвования, преданности, - им недоступна, </text:span><text:span text:style-name="T175">это </text:span><text:span text:style-name="T173">только наша отличительная черта</text:span>. Но даже с такой слабой магией наш резонатор творит чудеса, многократно усиливая возможности использующего его мага. Сильнейшие маги с помощью Элементов могут создавать землетрясения, <text:s/>смерчи или шары концентрированной плазмы. И вот теперь я не уверена, что винды не смогут использовать Элементы – мы ведь ничего не знаем об <text:span text:style-name="T173">новых </text:span>обращённых!</text:p>
      <text:p text:style-name="P16"/>
      <text:p text:style-name="P16">Должно быть, та же мысль посетила и Луну.</text:p>
      <text:p text:style-name="P16"/>
      <text:p text:style-name="P9">- И тут со стороны цитадели мчится <text:span text:style-name="T175">наш </text:span>центурион с <text:span text:style-name="T175">полуманипулой</text:span> гвардейцев. — <text:span text:style-name="T173">продолжает Ринс. -</text:span> Они схватились с виндами, завязалась свалка. И снова, как и в моём случае, винды стали помалу оборачивать <text:span text:style-name="T178">наших</text:span> на свою сторону. Только Луна быстрее меня сообразила, в чём дело. Она с пятью <text:span text:style-name="T178">принципами</text:span> разблокировали вход в подвал арсенала и забаррикадировалась там. Это было буквально пять минут назад.</text:p>
      <text:p text:style-name="P16">- И ты молча смотрел на это и не предпринял попыток помочь?!!</text:p>
      <text:p text:style-name="P16"/>
      <text:p text:style-name="P16">Ринс только молча смотрит на меня, открывая рот, как выброшенная на берег рыба.</text:p>
      <text:p text:style-name="P16"/>
      <text:p text:style-name="P16">- <text:span text:style-name="T172">Я… Я всего лишь писарь. Я почти не умею сражаться, - в конце-концов выдавливает из себя Ринс.</text:span></text:p>
      <text:p text:style-name="P109">- <text:span text:style-name="T172">И поэтому ты начал грабить продовольственный склад? — гневно указываю на рассыпавшиеся по полу консервы. Ты снял доспех, чтобы он не мешал тебе пройти запретный периметр и теперь рассчитываешь покинуть поле боя, бросив своих товарищей?</text:span></text:p>
      <text:p text:style-name="P109"/>
      <text:p text:style-name="P9">Я с рычанием подбегаю к разбитому окну. Трусость легионера будит неведомую мне раньше ярость, я боюсь задушить его магическим захватом!</text:p>
      <text:p text:style-name="P16"/>
      <text:p text:style-name="P9">Оглушительный хлопок раздаётся снаружи, вышибая остатки стекла из оконного проёма. <text:span text:style-name="T179">Из развалин арсенала вырастает розовый пузырь магической сферы. Пузырь растёт, толкая перед собой тёмные визжащие фигуры. Пузырь вырастает, становится высотой равным центральной башне, по периметру достигая крепостных стен. Выдавленные из крепости обращённые и виндиго яростно бъются о его магическую твердь снаружи. </text:span>Их <text:span text:style-name="T173">хриплые</text:span> яростные звуки доносятся до меня <text:span text:style-name="T173">нарастающим фоном</text:span>, а искажённые злобой морды прижимаются к прозрачному барьеру нелепыми шаржами.</text:p>
      <text:p text:style-name="P16"><text:soft-page-break/></text:p>
      <text:p text:style-name="P110"><text:span text:style-name="T179">Луна</text:span> добралась до Элементов! Она не пострадала! Моя сестра жива! - поёт моя душа. </text:p>
      <text:p text:style-name="P110">Луна выбрала правильную стратегию, активировав защитную функцию Элементов. Атаковать рой в одиночку, даже с мощнейшим магическим артефактом бессмысленно – не успеешь отреагировать на бесчисленные атаки <text:span text:style-name="T173">с разных сторон</text:span>.</text:p>
      <text:p text:style-name="P110"/>
      <text:p text:style-name="P111">Я уже <text:span text:style-name="T172">справилась с приступом ярости. </text:span><text:span text:style-name="T169">Подойдя к мехадоспеху Ринса, я поднимаю изувеченный шлем и прилаживаю его на место.</text:span><text:span text:style-name="T172"> </text:span><text:span text:style-name="T180">Движения механизма обретают осмысленность. </text:span><text:span text:style-name="T171">Мехадоспех выпрямляется у стены и со скрипом отдаёт честь.</text:span></text:p>
      <text:p text:style-name="P111"/>
      <text:p text:style-name="P111">- <text:span text:style-name="T171">Мехадоспех сорок два — пятнадцать, класс «Принцип-2». </text:span><text:span text:style-name="T181">Целостность системы семьдесят семь процентов, заряд спарк батарей девяносто два процента.</text:span><text:span text:style-name="T171"> Жду распоряжений, консул Селестия, - низко гудит механизм. </text:span></text:p>
      <text:p text:style-name="P112">- <text:span text:style-name="T181">Отведи</text:span><text:span text:style-name="T171"> дезертира Ринса Стилфизера</text:span> в комнату радиосвязи и ожидай <text:span text:style-name="T171">дальнейших распоряжений</text:span>, <text:span text:style-name="T171">сорок два — пятнадцать.<text:line-break/><text:line-break/>Я поворачиваюсь к Ринсу.</text:span></text:p>
      <text:p text:style-name="P111"><text:span text:style-name="T182">- Суд над тобой будет после сражения, </text:span><text:span text:style-name="T181">трус</text:span><text:span text:style-name="T182">. </text:span></text:p>
      <text:p text:style-name="P16"/>
      <text:p text:style-name="P16"><text:span text:style-name="T182">Ринс</text:span> облегчённо вздыхает и <text:span text:style-name="T181">уходит</text:span> прочь, <text:span text:style-name="T181">под конвоем собственн</text:span><text:span text:style-name="T183">ых</text:span><text:span text:style-name="T181"> </text:span><text:span text:style-name="T183">лат</text:span>.</text:p>
      <text:p text:style-name="P16"/>
      <text:p text:style-name="P16">У развалин арсенала сомнение вновь охватывает меня.<text:span text:style-name="T80"> У входа в подземелье видны следы ожесточённой битвы. Сломанные </text:span><text:span text:style-name="T184">пилумы </text:span><text:span text:style-name="T80">и погнутые мечи, разбитые ударами копыт </text:span><text:span text:style-name="T185">обломки </text:span><text:span text:style-name="T80">щит</text:span><text:span text:style-name="T185">ов</text:span><text:span text:style-name="T80"> и смятые шлемы валяются на пути к хранилищу Элементов</text:span>. Я не встречаю ни одного виндиго <text:span text:style-name="T173">или обращённого</text:span>, и это понятно – их вышвырнуло прочь защитное поле Элементов. Но мне также не попадается ни один <text:span text:style-name="T186">солдат</text:span>, хотя Ринс говорил, их с Луной должно быть пятеро. Возможно, они все собрались у самих Элементов, охраняя их?</text:p>
      <text:p text:style-name="P16"/>
      <text:p text:style-name="P16">Дубовая дверь хранилища вырвана с замком и накренилась к полу на одной петле.</text:p>
      <text:p text:style-name="P16">С замирающим сердцем вхожу внутрь.</text:p>
      <text:p text:style-name="P16"/>
      <text:p text:style-name="P16"><text:span text:style-name="T186">За</text:span> груд<text:span text:style-name="T186">ой</text:span> камней, в которых я узнаю остатки статуи генерала Бурелома, высится сейф-ларец – контейнер Элементов. Луна лежит на нём с закрытыми глазами, обнимая его всеми четырьмя ногами и прикрыв крыльями.</text:p>
      <text:p text:style-name="P16"/>
      <text:p text:style-name="P16">Больше в хранилище никого нет.</text:p>
      <text:p text:style-name="P16"/>
      <text:p text:style-name="P16">- Луна!</text:p>
      <text:p text:style-name="P16"><text:soft-page-break/></text:p>
      <text:p text:style-name="P16">Сестра молчит. <text:s/>Её губы шевелятся.</text:p>
      <text:p text:style-name="P16"/>
      <text:p text:style-name="P16">- Луна, очнись! Всё закончилось! Где остальные?</text:p>
      <text:p text:style-name="P16"/>
      <text:p text:style-name="P16">Я наклоняюсь к сестре, чтобы услышать её шёпот.</text:p>
      <text:p text:style-name="P16"/>
      <text:p text:style-name="P16">- Нотхуурр шанграа хиссандурр…</text:p>
      <text:p text:style-name="P16">- Что?</text:p>
      <text:p text:style-name="P16"/>
      <text:p text:style-name="P16">Шёпот совсем не похож на армейский слэнг преторианских казарм, которым пользуется сестра. Есть в нём что-то от шипения змей и жужжания насекомых одновременно.</text:p>
      <text:p text:style-name="P16">Луна открывает глаза. На мгновение мне кажется… Да нет, просто показалось. Луна смотрит на меня с удивлением.</text:p>
      <text:p text:style-name="P16"/>
      <text:p text:style-name="P16">- Сестра?</text:p>
      <text:p text:style-name="P16">- Сестра?</text:p>
      <text:p text:style-name="P16"/>
      <text:p text:style-name="P16">Наш одновременный вопрос сливается в единый возглас. Я прижимаюсь носом к её скуле и помогаю встать.</text:p>
      <text:p text:style-name="P16"/>
      <text:p text:style-name="P16">- Винды забрали к себе всех Наших солдат, - хрипло отвечает Луна на мой невысказанный вопрос. — <text:span text:style-name="T173">Они теперь обращают за секунды, сестра. </text:span><text:span text:style-name="T186">Двое держат, третий обнимает и целует. </text:span><text:span text:style-name="T187">Это что-то новое </text:span><text:span text:style-name="T186">на</text:span><text:span text:style-name="T187"> войне… </text:span>Но Нас <text:span text:style-name="T173">они</text:span> забрать не смогли. Мы активировали щит Элементов и их вышвырнуло прочь. <text:span text:style-name="T187">Нам нужно… Нужно предупредить остальных. Связаться со всеми, кто ещё остался. Пока не поздно.</text:span></text:p>
      <text:p text:style-name="P16"/>
      <text:p text:style-name="P9">Сестра, пошатываясь, выходит из хранилища.</text:p>
      <text:p text:style-name="P9"/>
      <text:p text:style-name="P113">Я выхожу в след за ней. Вырванную с мясом дверь уже не починить, но это и не требуется — все враги остались за барьером. Силуэт Луны скрывается в проёме выхода, её тень ещё некоторое время движется по полу коридора. Я оборачиваюсь и снова бросаю взгляд на ларец с Элементами. <text:span text:style-name="T186">Надо деактивировать их после того, как мы закроем крепостные ворота и расставим солдат на стенах.</text:span> <text:span text:style-name="T186">Заряда Элементов хватит на сутки, после чего они будут заряжаться около месяца.</text:span> </text:p>
      <text:p text:style-name="P113"><text:span text:style-name="T186">Т</text:span>ихое беспокойство в моей душе зарождается где-то глубоко в подкорке. Я долго не могу понять, в чём дело, тупо уставившись в красиво инкрустированный контейнер, пока, наконец, в сознании не формируется пронзительный вопрос, уже облачённый в нотки истерии.</text:p>
      <text:p text:style-name="P9"/>
      <text:p text:style-name="P9"><text:soft-page-break/>КАК могла Луна активировать Элементы, если ларец ЗАПЕРТ? Почему она соврала мне, что активировала их?</text:p>
      <text:p text:style-name="P9"/>
      <text:p text:style-name="P9">Мысли прерываются криками, треском и шипением. Я спешу наверх, спотыкаясь об обломки штукатурки.</text:p>
      <text:p text:style-name="P9"/>
      <text:p text:style-name="P9">За розоватым барьером щита <text:span text:style-name="T188">парят</text:span> крылатые тени. <text:span text:style-name="T188">Я узнаю в некоторых из них наших магов. Их узкие зрачки горят холодной яростью. </text:span>Время от времени <text:span text:style-name="T188">то </text:span>одна, <text:span text:style-name="T188">то другая</text:span> из <text:span text:style-name="T188">фигур</text:span> испускает зелёный луч в основание южной башни. Лучи беспрепятственно пронзают щит <text:span text:style-name="T187">Элементов</text:span> — <text:span text:style-name="T187">он не рассчитан на боевую магию аликорнов</text:span>. От попаданий летят раскалённые камни, горят деревянные перекрытия, текут ручейки расплавленного стекла.</text:p>
      <text:p text:style-name="P9"/>
      <text:p text:style-name="P114"><text:span text:style-name="T166">В крепостной стене зияет пролом, </text:span><text:span text:style-name="T187">затянутый</text:span><text:span text:style-name="T166"> </text:span><text:span text:style-name="T187">розоватым сиянием</text:span><text:span text:style-name="T166">. За ним смутно видна колыхающаяся толпа безмолвных тварей. <text:s/>Пролом с нашей стороны отгорожен редкой стеной <text:s/></text:span><text:span text:style-name="T188">щитов </text:span><text:span text:style-name="T189">дежурной стражи</text:span><text:span text:style-name="T188">. </text:span><text:span text:style-name="T189">Шестеро </text:span><text:span text:style-name="T190">легионеров выставили копья за щиты, готовясь принять натиск в случае истощения розового барьера</text:span><text:span text:style-name="T189">.</text:span></text:p>
      <text:p text:style-name="P114">С крепостной стены мне отчаянно машет <text:span text:style-name="T189">солдат</text:span>. Только по покрыт<text:span text:style-name="T189">ым</text:span> сажей и грязью <text:span text:style-name="T189">трём </text:span>семёрк<text:span text:style-name="T189">ам</text:span> на <text:span text:style-name="T189">грудной п</text:span><text:span text:style-name="T190">л</text:span><text:span text:style-name="T189">астине</text:span> узнаю легата Хай Глори. Он с десятком <text:span text:style-name="T191">своей манипулы</text:span> перехватывают пронизывающие барьер лучи зеркальными ловушками. Два <text:span text:style-name="T190">мехадоспеха</text:span> стоят тут же, неуклюже наводя на мечущиеся тени <text:span text:style-name="T192">баллисту</text:span>.</text:p>
      <text:p text:style-name="P9"/>
      <text:p text:style-name="P114">- Помогите! Наши силы на исходе, мы выгорим <text:span text:style-name="T191">до захода солнца</text:span>! - Легат указывает на трёх <text:span text:style-name="T189">аликорнов</text:span> с обугленными рогами, <text:span text:style-name="T190">без сил прислонившихся</text:span> <text:span text:style-name="T190">к стене</text:span>. — Девятнадцать зеркал за пятнадцать минут, <text:span text:style-name="T192">а ведь я уже не молод</text:span>!</text:p>
      <text:p text:style-name="P115">Левым крылом Хай Глори поднимает забрало и вытирает пот. <text:span text:style-name="T80">Я вижу, что он не шутит: обычно легат старался не показывать своё увечье, работая правым протезом не хуже левого крыла</text:span>. </text:p>
      <text:p text:style-name="P115"/>
      <text:p text:style-name="P9">Одна из теней <text:span text:style-name="T189">подлетает</text:span> к границе щита с той стороны. Я узнаю Найт Эрроу — одну из стражей-охранниц легата. Она зависает в воздухе, прижимаясь головой к упругой розовой мембране. Её узкие зрачки пронизывают меня насквозь <text:span text:style-name="T189">в молчаливой ярости</text:span>. «Чайшанссиии!» - шипит она. Затем, без малейшей подготовки, её рог вспыхивает зелёным огнём и луч прожигает воздух по направлению ко мне.</text:p>
      <text:p text:style-name="P9">С громким хлопком передо мной возникает зеркальная поверхность, отражая ядовито-зелёный луч в небо. Ещё один гвардеец со стоном планирует со стены, оставляя после себя дымный след от тлеющего рога.</text:p>
      <text:p text:style-name="P9"/>
      <text:p text:style-name="P9">Найт Эрроу также падает с дымящимся рогом по другую сторону <text:span text:style-name="T189">стены</text:span>.</text:p>
      <text:p text:style-name="P9"/>
      <text:p text:style-name="P116"><text:soft-page-break/>- Помогите нам, умоляю! <text:span text:style-name="T189">При</text:span><text:span text:style-name="T180">ведите мехадоспехи из рембазы, поднимите всё, что может двигаться!</text:span> Мы долго не продержимся! - <text:span text:style-name="T189">стонет</text:span> Хай Глори. - Они делают один-два выстрела и сгорают также, но их больше, чем нас!</text:p>
      <text:p text:style-name="P117">- <text:span text:style-name="T180">Зачем нам эта рухлядь? Почему вы не подняли на крыло казармы? — не понимающе спрашиваю я.</text:span></text:p>
      <text:p text:style-name="P117"><text:span text:style-name="T180">- Казарм больше нет. Дюжина</text:span><text:span text:style-name="T193"> виндов зашли </text:span><text:span text:style-name="T180">сначала в палатку</text:span><text:span text:style-name="T193"> второй центурии, </text:span><text:span text:style-name="T180">потом третьей и пятой</text:span><text:span text:style-name="T193"> — и вот теперь вся вторая </text:span><text:span text:style-name="T180">и третья </text:span><text:span text:style-name="T193">против нас, включая магов и ветеранов. </text:span><text:span text:style-name="T189">И</text:span><text:span text:style-name="T193"> </text:span><text:span text:style-name="T189">до включения щита они успели обратить ещё половину</text:span><text:span text:style-name="T193"> пят</text:span><text:span text:style-name="T180">ёрки</text:span><text:span text:style-name="T193">. </text:span><text:span text:style-name="T189">Т</text:span>еперь мы <text:span text:style-name="T180">тут меньшинстве</text:span><text:span text:style-name="T193">.</text:span></text:p>
      <text:p text:style-name="P117"/>
      <text:p text:style-name="P9">И верно, роящихся вокруг щита теней куда больше, чем <text:span text:style-name="T189">солдат</text:span> на стенах замка. И вокруг стены у земли нас поджидает войско виндиго — не такое уж и маленькое, как казалось изначально.</text:p>
      <text:p text:style-name="P118"/>
      <text:p text:style-name="P118">Понимание ситуации вымораживает душу. Я пытаюсь найти решение, позволяющее уйти от неизбежного, но в то же мгновение понимаю, что иного выхода нет. Нет времени пытаться что-то иное.</text:p>
      <text:p text:style-name="P116"><text:span text:style-name="T180">Через сутки, после истощения щита, Андориан обречен. </text:span><text:span text:style-name="T194">Оставшиеся скудные защитники крепости не смогут противостоять орде виндиго и ещё сегодня бывшим товарищам по оружию новообращённым. </text:span>Значит, пришло время. Пора принимать невыносимо мучительное решение. <text:span text:style-name="T195">Решение, которого я боялась все эти годы, с того самого собрания, когда я в последний раз видела королеву Лорен. Пришла пора навсегда покидать родину, оставляя всех, кого помнишь и любишь, позади</text:span>.</text:p>
      <text:p text:style-name="P116"/>
      <text:p text:style-name="P116"><text:span text:style-name="T189">Пришло время</text:span> «<text:span text:style-name="T194">Семи вечностей»</text:span>.</text:p>
      <text:p text:style-name="P119"/>
      <text:p text:style-name="P9">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империя Ан Лоран начала строить сокрушительное оружие победы — гранд-флаеры.</text:p>
      <text:p text:style-name="P9"/>
      <text:p text:style-name="P2">…</text:p>
      <text:p text:style-name="P2"/>
      <text:p text:style-name="P120">- Что бы ни случилось, проект «Семь вечностей» не должен пострадать, - сказала королева.</text:p>
      <text:p text:style-name="P120"/>
      <text:p text:style-name="P121">Голубоватое сияние голо-стола подсвечивало мертвенным светом её измождённое ночами недосыпа лицо. <text:span text:style-name="T196">Дыхательный аппарат слабо шипел в </text:span><text:span text:style-name="T195">меха</text:span><text:span text:style-name="T196">доспехах, создавая знакомый всем высшим государственным чинам фон. Никто не знал, сколько искусственных органов поддерживали жизнь королевы, достоверно было известно только об механических лёгких </text:span><text:span text:style-name="T195">и сердце</text:span><text:span text:style-name="T196">. Ходили слухи, что исчезнувший ещё </text:span><text:span text:style-name="T195">десять лет назад</text:span><text:span text:style-name="T196"> королевский лекарь после бутылки грушевой наливки клялся, что кроме </text:span><text:span text:style-name="T197">головы</text:span><text:span text:style-name="T196"> и позвоночника, в королеве всё </text:span><text:span text:style-name="T195">искусственное</text:span><text:span text:style-name="T196">. </text:span><text:span text:style-name="T197">Эти слухи трудно было опровергнуть — никто не видел королеву без брони уже много лет.</text:span></text:p>
      <text:p text:style-name="P120"/>
      <text:p text:style-name="P122">- В случае <text:span text:style-name="T196">близящегося</text:span>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text:soft-page-break/>закреплённым оборудованием в межмировые врата. <text:span text:style-name="T197">Даже если это поставит под угрозу оборону крепостей.</text:span></text:p>
      <text:p text:style-name="P10"><text:span text:style-name="Default_20_Paragraph_20_Font"><text:span text:style-name="T5">-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виндов, юг последует за ними, как только мы достроим «Громовержца».</text:span></text:span></text:p>
      <text:p text:style-name="P10"><text:span text:style-name="Default_20_Paragraph_20_Font"><text:span text:style-name="T5"/></text:span></text:p>
      <text:p text:style-name="P12">На глобусе Орунгуна освобождённые территории подсвечивались золотым, окупированные — бирюзовым. Бирюза всё ещё занимала четверть Великого континента и весь Малый, в то время как ещё <text:span text:style-name="T197">семь</text:span> лет назад у нас оставалось не более половины Великого.</text:p>
      <text:p text:style-name="P12"/>
      <text:p text:style-name="P10"><text:span text:style-name="Default_20_Paragraph_20_Font"><text:span text:style-name="T5">- Так же мы думали сто лет назад, когда перевели промышленность на военные рельсы и сформировали регулярную армию. И </text:span></text:span><text:span text:style-name="Default_20_Paragraph_20_Font"><text:span text:style-name="T198">так же надеялись </text:span></text:span><text:span text:style-name="Default_20_Paragraph_20_Font"><text:span text:style-name="T5">пятьдесят лет назад, когда появились первые охранные турели </text:span></text:span><text:span text:style-name="Default_20_Paragraph_20_Font"><text:span text:style-name="T199">и боевые механизмы</text:span></text:span><text:span text:style-name="Default_20_Paragraph_20_Font"><text:span text:style-name="T5">. И двадцать лет назад, когда </text:span></text:span><text:span text:style-name="Default_20_Paragraph_20_Font"><text:span text:style-name="T199">мы </text:span></text:span><text:span text:style-name="Default_20_Paragraph_20_Font"><text:span text:style-name="T5">разработали </text:span></text:span><text:span text:style-name="Default_20_Paragraph_20_Font"><text:span text:style-name="T200">меха</text:span></text:span><text:span text:style-name="Default_20_Paragraph_20_Font"><text:span text:style-name="T5">доспехи. Но против наших армий вышла ледяная армада. На охранные турели они ответили тактикой роя и </text:span></text:span><text:span text:style-name="Default_20_Paragraph_20_Font"><text:span text:style-name="T200">лучами холода</text:span></text:span><text:span text:style-name="Default_20_Paragraph_20_Font"><text:span text:style-name="T5">. А наши воины в силовой броне стали переходить на сторону виндов после обращения, которое с каждым годом происходит всё быстрее. Каждый раз виндиго изобрета</text:span></text:span><text:span text:style-name="Default_20_Paragraph_20_Font"><text:span text:style-name="T199">ют</text:span></text:span><text:span text:style-name="Default_20_Paragraph_20_Font"><text:span text:style-name="T5"> ответную тактику, которая нивелир</text:span></text:span><text:span text:style-name="Default_20_Paragraph_20_Font"><text:span text:style-name="T199">ует</text:span></text:span><text:span text:style-name="Default_20_Paragraph_20_Font"><text:span text:style-name="T5"> наше техномагическое преимущество. 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12">- Но ведь если мы победим, в проекте вообще не будет смысла! - воскликнул Майлд Брэйн. - Зачем отвлекать ресурсы на очкариков!</text:p>
      <text:p text:style-name="P12"/>
      <text:p text:style-name="P10"><text:span text:style-name="Default_20_Paragraph_20_Font"><text:span text:style-name="T5">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10"><text:span text:style-name="Default_20_Paragraph_20_Font"><text:span text:style-name="T5"/></text:span></text:p>
      <text:p text:style-name="P10"><text:span text:style-name="Default_20_Paragraph_20_Font"><text:span text:style-name="T5">Королева долго смотрела на медленно вращающуюся голограмму, прежде чем ответить. Казалось, её совсем не задевает грубость Майлда.</text:span></text:span></text:p>
      <text:p text:style-name="P10"><text:span text:style-name="Default_20_Paragraph_20_Font"><text:span text:style-name="T5"/></text:span></text:p>
      <text:p text:style-name="P123"><text:span text:style-name="Default_20_Paragraph_20_Font"><text:span text:style-name="T5">- В проекте есть смысл, даже если мы победим. В нем был бы смысл даже если бы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аликоронов было велико, оно населяло оба континента и остров Вандерис. Драгоценными украшениями покрывали земли Орунгуна прекрасные города </text:span></text:span><text:span text:style-name="Default_20_Paragraph_20_Font"><text:span text:style-name="T198">расы аликорнов</text:span></text:span><text:span text:style-name="Default_20_Paragraph_20_Font"><text:span text:style-name="T5">. Дворцы и замки радовали глаз сво</text:span></text:span><text:span text:style-name="Default_20_Paragraph_20_Font"><text:span text:style-name="T198">ими</text:span></text:span><text:span text:style-name="Default_20_Paragraph_20_Font"><text:span text:style-name="T5"> тонк</text:span></text:span><text:span text:style-name="Default_20_Paragraph_20_Font"><text:span text:style-name="T198">ими пиками</text:span></text:span><text:span text:style-name="Default_20_Paragraph_20_Font"><text:span text:style-name="T5"> и хрупкими мостиками. </text:span></text:span><text:span text:style-name="Default_20_Paragraph_20_Font"><text:span text:style-name="T198">Слоновой кости башни и купола воздушных храмов высились над нами. </text:span></text:span><text:span text:style-name="Default_20_Paragraph_20_Font"><text:span text:style-name="T199">Мы веселились и играли в беспечной неге. Это был закат Золотого века — хотя тогда ещё никто не знал этого, даже я.</text:span></text:span></text:p>
      <text:p text:style-name="P123"><text:span text:style-name="Default_20_Paragraph_20_Font"><text:span text:style-name="T199">Но</text:span></text:span><text:span text:style-name="Default_20_Paragraph_20_Font"><text:span text:style-name="T5"> </text:span></text:span><text:span text:style-name="Default_20_Paragraph_20_Font"><text:span text:style-name="T199">у</text:span></text:span><text:span text:style-name="Default_20_Paragraph_20_Font"><text:span text:style-name="T5">же тогда я замечала грозные признаки надвигающейся катастрофы. </text:span></text:span><text:span text:style-name="Default_20_Paragraph_20_Font"><text:span text:style-name="T199">У</text:span></text:span><text:span text:style-name="Default_20_Paragraph_20_Font"><text:span text:style-name="T5">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text:span></text:span><text:span text:style-name="Default_20_Paragraph_20_Font"><text:span text:style-name="T199">фундаментов</text:span></text:span><text:span text:style-name="Default_20_Paragraph_20_Font"><text:span text:style-name="T5">, </text:span></text:span><text:span text:style-name="Default_20_Paragraph_20_Font"><text:span text:style-name="T199">полуразрушенных стен</text:span></text:span><text:span text:style-name="Default_20_Paragraph_20_Font"><text:span text:style-name="T5"> </text:span></text:span><text:span text:style-name="Default_20_Paragraph_20_Font"><text:span text:style-name="T198">и обломков колонн</text:span></text:span><text:span text:style-name="Default_20_Paragraph_20_Font"><text:span text:style-name="T5">. </text:span></text:span></text:p>
      <text:p text:style-name="P123"><text:soft-page-break/><text:span text:style-name="Default_20_Paragraph_20_Font"><text:span text:style-name="T5">Объяснение пришло постепенно — когда на моих глазах, в течение всего лишь тысячи лет пять городов пришли в упадок и два из них полностью опустели. Разгадка оказалась печальной: мы вырождаемся. Никакие экономические или социальные стимулы не подталкивают аликорнов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магией, которой и так немного. Это наше благословение и проклятие одновременно — магия бесконечно продляет нашу жизнь, но по этой же причине мы не желаем её никому отдавать, </text:span></text:span><text:span text:style-name="Default_20_Paragraph_20_Font"><text:span text:style-name="T199">ведь восполнить её неоткуда</text:span></text:span><text:span text:style-name="Default_20_Paragraph_20_Font"><text:span text:style-name="T5">.</text:span></text:span></text:p>
      <text:p text:style-name="P10"><text:span text:style-name="Default_20_Paragraph_20_Font"><text:span text:style-name="T5"/></text:span></text:p>
      <text:p text:style-name="P10"><text:span text:style-name="Default_20_Paragraph_20_Font"><text:span text:style-name="T5">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10"><text:span text:style-name="Default_20_Paragraph_20_Font"><text:span text:style-name="T5"/></text:span></text:p>
      <text:p text:style-name="P10"><text:span text:style-name="Default_20_Paragraph_20_Font"><text:span text:style-name="T5">- Я помню времена, когда магии в мире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text:span></text:span><text:span text:style-name="Default_20_Paragraph_20_Font"><text:span text:style-name="T198">у</text:span></text:span><text:span text:style-name="Default_20_Paragraph_20_Font"><text:span text:style-name="T5"> того, что было доступно каждому в годы мое</text:span></text:span><text:span text:style-name="Default_20_Paragraph_20_Font"><text:span text:style-name="T199">го</text:span></text:span><text:span text:style-name="Default_20_Paragraph_20_Font"><text:span text:style-name="T5"> </text:span></text:span><text:span text:style-name="Default_20_Paragraph_20_Font"><text:span text:style-name="T199">детства</text:span></text:span><text:span text:style-name="Default_20_Paragraph_20_Font"><text:span text:style-name="T5">. И, судя по рассказам моей прабабушки, в древние времена магии было ещё больше, а чудеса — ещё дивнее. </text:span></text:span><text:span text:style-name="Default_20_Paragraph_20_Font"><text:span text:style-name="T199">Она рассказывала, что в незапамятные времена мы рождались из чистой магии и жили в междумирье, пока не пришли в Орунгун. </text:span></text:span><text:span text:style-name="Default_20_Paragraph_20_Font"><text:span text:style-name="T5"><text:s/>Магия </text:span></text:span><text:span text:style-name="Default_20_Paragraph_20_Font"><text:span text:style-name="T199">же </text:span></text:span><text:span text:style-name="Default_20_Paragraph_20_Font"><text:span text:style-name="T5">медленно уходит из </text:span></text:span><text:span text:style-name="Default_20_Paragraph_20_Font"><text:span text:style-name="T199">этого</text:span></text:span><text:span text:style-name="Default_20_Paragraph_20_Font"><text:span text:style-name="T5"> мира, и мы стали жадными, чтобы оставаться бессмертными. Мало кто теперь решается поделиться </text:span></text:span><text:span text:style-name="Default_20_Paragraph_20_Font"><text:span text:style-name="T199">своей </text:span></text:span><text:span text:style-name="Default_20_Paragraph_20_Font"><text:span text:style-name="T5">силой, чтобы завести жеребят.</text:span></text:span></text:p>
      <text:p text:style-name="P10"><text:span text:style-name="Default_20_Paragraph_20_Font"><text:span text:style-name="T5">Но ведь биологическое бессмертие не означает бессмертие фактическое — аликорны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в заросшие травой руины. На Малом </text:span></text:span><text:span text:style-name="Default_20_Paragraph_20_Font"><text:span text:style-name="T198">континенте </text:span></text:span><text:span text:style-name="Default_20_Paragraph_20_Font"><text:span text:style-name="T5">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аликорны пропадают тысячами. Даже если мы победим, мы </text:span></text:span><text:span text:style-name="Default_20_Paragraph_20_Font"><text:span text:style-name="T201">уже</text:span></text:span><text:span text:style-name="Default_20_Paragraph_20_Font"><text:span text:style-name="T5">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text:span></text:span><text:span text:style-name="Default_20_Paragraph_20_Font"><text:span text:style-name="T201">других миров</text:span></text:span><text:span text:style-name="Default_20_Paragraph_20_Font"><text:span text:style-name="T5">. Именно в этом состоит цель «Семи вечностей». И вот почему он важнее даже нашей победы в этой войне…</text:span></text:span></text:p>
      <text:p text:style-name="P58"/>
      <text:p text:style-name="P58">…</text:p>
      <text:p text:style-name="P58"/>
      <text:p text:style-name="P9">Громкий треск и вспышки возвращают меня в реальность. На стене сражаются Хай Глори и четверо оставшихся <text:span text:style-name="T202">легионеров</text:span>. Двое <text:span text:style-name="T202">солдат</text:span> с выгоревшими рогами у основания стены снимают <text:span text:style-name="T202">меха</text:span>доспехи с лежащих без сознания <text:span text:style-name="T203">товарищей по оружию</text:span>. Почти сформированная фаланга мехадоспехов стоит возле стены, жужжа сервомоторами.</text:p>
      <text:p text:style-name="P9"/>
      <text:p text:style-name="P9"><text:soft-page-break/>Я расправляю крылья. Необходимо срочно найти Луну. Наступило время последнего приказа королевы Лорен…</text:p>
      <text:p text:style-name="P2"><text:line-break/>~~~</text:p>
      <text:p text:style-name="P9"/>
      <text:p text:style-name="P9">Лучик света преломляется в бокале мартини и выходит радужным веером, соперничая с многоцветной гривой аликорницы.</text:p>
      <text:p text:style-name="P9"/>
      <text:p text:style-name="P9">- Теперь ты знаешь всё.</text:p>
      <text:p text:style-name="P9"/>
      <text:p text:style-name="P9">Селестия раздвигает шторы. Солнечный поток разгоняет полутьму, в которой проходило повествование. Я словно выныриваю из <text:span text:style-name="T204">гущи </text:span>событий, сотканных мягкой речью аликорницы.</text:p>
      <text:p text:style-name="P9"/>
      <text:p text:style-name="P9">- Ну, я не нашёл больших расхождений с тем, что показала мне твоя сестра, - озадаченно говорю я. - Что такого ты хотела мне открыть? Что вы не сбежали <text:span text:style-name="T204">из </text:span>битвы от страха, <text:span text:style-name="T204">а выполняли приказ</text:span>? Так я и так это зна…</text:p>
      <text:p text:style-name="P9">- Луна, - нетерпеливо перебивает меня Селестия, - Я описала тебе эпизод с охраной Элементов Возмездия. Кто активировал элементы, если не она? Мой вопрос тогда так и остался нерешённым, у меня не было времени на размышления.</text:p>
      <text:p text:style-name="P9">Но <text:span text:style-name="T204">поразмыслив наедине, я стала уверена</text:span>, что знаю ответ.</text:p>
      <text:p text:style-name="P9"/>
      <text:p text:style-name="P9">Аликорница медленно поворачивает ко мне глову. Её тёмный силуэт на ослепительном фоне заходящего солнца излучает тревогу.</text:p>
      <text:p text:style-name="P9"/>
      <text:p text:style-name="P10"><text:span text:style-name="Default_20_Paragraph_20_Font"><text:span text:style-name="T4">- Есть один охранный протокол… Элементы могут активироваться сами в одном-единственном случае — если виндиго будут рядом, в пределах тридцати футов, и при этом рядом не будет ни одного аликорна. В таком случае срабатывает защитный протокол </text:span></text:span>X<text:span text:style-name="Default_20_Paragraph_20_Font"><text:span text:style-name="T4">-49 и Элементы активируют щит. Я сама программировала их подобное поведение, </text:span></text:span><text:span text:style-name="Default_20_Paragraph_20_Font"><text:span text:style-name="T205">чтобы они не могли попасть к врагу</text:span></text:span><text:span text:style-name="Default_20_Paragraph_20_Font"><text:span text:style-name="T4">.</text:span></text:span></text:p>
      <text:p text:style-name="P9">Луна активировать Элементы не могла — ларец был закрыт. Но если они активировались сами, значит… Значит, рядом были ТОЛЬКО виндиго. Понимаешь?</text:p>
      <text:p text:style-name="P9">- Ты хочешь сказать, что они обернули Луну? Но тогда бы <text:span text:style-name="T204">щит подействовал и на неё и </text:span>её вышвырнуло бы вслед за остальными, разве нет? - скептически замечаю я.</text:p>
      <text:p text:style-name="P9"/>
      <text:p text:style-name="P9">В глазах немного двоится от резкого перехода к свету и чрезмерного количества алкоголя, выпитого мной за последние пару часов.</text:p>
      <text:p text:style-name="P9"/>
      <text:p text:style-name="P9">- Когда я вошла в хранилище, она обнимала ларец всеми четырьмя ногами, ещё и помогая себе крыльями. Возможно, это помогло ей удержаться.</text:p>
      <text:p text:style-name="P9"><text:soft-page-break/>- А зрачки? У Луны вполне нормальные зрачки, я видел.</text:p>
      <text:p text:style-name="P9">- Теперь я почти уверена, что видела у сестры узкие зрачки, когда она открыла глаза в хранилище! Они быстро восстановились до нормальных, но первые мгновения…</text:p>
      <text:p text:style-name="P9"/>
      <text:p text:style-name="P9">Я смотрю сквозь рюмку, как Селестия взволнованно ходит по комнате. Её радужный хвост нервно хлестает по сторонам туда-сюда.</text:p>
      <text:p text:style-name="P9"/>
      <text:p text:style-name="P9">- Процесс оборачивания не мгновенен — Ринс упоминал, что на это уходит около трёх секунд. Я могу предположить, что Элементы сработали в момент обращения сестры в виндиго, и процесс не был завершён. Поэтому, хвала небу, я не потеряла сестру. Может быть, именно это помогло ей удержаться на ларце. Но часть виндиго могла войти в Луну и остаться в ней.</text:p>
      <text:p text:style-name="P9">- Ч-что?</text:p>
      <text:p text:style-name="P9"/>
      <text:p text:style-name="P9">Аликорница останавливается напротив меня и дотрагивается до моей груди копытом с молящим взглядом.</text:p>
      <text:p text:style-name="P9"/>
      <text:p text:style-name="P9">- Проблема не в мести, Хуман. Проблема в том, что её желание может преследовать другую цель: провести виндиго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виндиго, то наш поход в Орунгун закончится не только нашим разгромом там, но и завоеванием виндиго Эквуса! Мы с сестрой смогли уйти из осаждённого Андориана тайным ходом, не оставив следов. Но теперь прячущийся в разуме сестры винд сможет провести их сюда, и тогда дни Эквуса будут сочтены. Двести тысяч аликорнов Орунгуна не смогли устоять против армии ментальных паразитов, <text:span text:style-name="T204">так </text:span>неужели ты думаешь, что выстоят двое? Один из которых наполовину <text:span text:style-name="T204">обращён</text:span>? Ледяная война продолжится тут и закончится так же печально, только длится будет не двести лет, а несколько <text:span text:style-name="T204">недель</text:span> — ровно столько понадобится армии виндиго, чтобы пройти Эквестрию от края и до края. <text:s/>Я не могу допустить такой риск. Потому, Хуман, пожалуйста, прошу тебя, не говори Луне истинную причину моего отказа.</text:p>
      <text:p text:style-name="P9">- А если ты ошибаешься и никакого виндиго в твоей сестре нет? - озадаченно чешу затылок я. Определённо, не стоило выпивать столько коктейля на пустой желудок!</text:p>
      <text:p text:style-name="P9"/>
      <text:p text:style-name="P9">Ты не готов к такому повороту, Хуман! Проклятье, начиналось всё так невинно! <text:span text:style-name="T204">А теперь эти страсти начинают угнетающе действовать на твоё самочувствие!</text:span></text:p>
      <text:p text:style-name="P9">Я осторожно ставлю пустой бокал на столик.</text:p>
      <text:p text:style-name="P9"/>
      <text:p text:style-name="P9">- И твоя сестра всю жизнь будет считать тебя трусихой и клятвопреступницей?</text:p>
      <text:p text:style-name="P9">- Пусть лучше она считает меня трусихой и клятвопреступницей, чем я подвергну Эквус такому риску, - со вздохом отвечает Селестия. - Да будет так!</text:p>
      <text:p text:style-name="P9"/>
      <text:p text:style-name="P9"><text:soft-page-break/>Я пожимаю плечами и встаю. И тут же плюхаюсь обратно в кресло.</text:p>
      <text:p text:style-name="P9">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9"/>
      <text:p text:style-name="P9">- У тебя проблемы? - поднимает бровь аликорница.</text:p>
      <text:p text:style-name="P9">- Проблемы - у тебя, - бурчу я. - А я всего лишь немного пьян. Имею право! У меня был тяжёлый день.</text:p>
      <text:p text:style-name="P9"/>
      <text:p text:style-name="P9">Смех Селестии заполняет комнату звоном серебряного колокольчика.</text:p>
      <text:p text:style-name="P9"/>
      <text:p text:style-name="P9">- Ну-ну, Хуман, не обижайся. Я забыла, что ты намного менее стоек к алкоголю, чем аликорны, иначе бы меньше подливала тебе коктейля.</text:p>
      <text:p text:style-name="P9">-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9">- Не стоит утруждаться, - <text:span text:style-name="T206">маше</text:span><text:span text:style-name="T207">т</text:span><text:span text:style-name="T206"> копытом</text:span> аликорница, - располагайся на ночь у меня. Если, конечно, тебе позволяют принципы…</text:p>
      <text:p text:style-name="P9"/>
      <text:p text:style-name="P9">…Я проваливаюсь в затуманенный алкоголем сон…</text:p>
      <text:p text:style-name="P9"/>
      <text:p text:style-name="P9">…</text:p>
      <text:p text:style-name="P9"/>
      <text:p text:style-name="P9">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9"/>
      <text:p text:style-name="P9">- Андориан? - спрашиваю у Селестии.</text:p>
      <text:p text:style-name="P9">-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9"/>
      <text:p text:style-name="P9">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9"/>
      <text:p text:style-name="P9">- Он тебе нравится? - оборачивается ко мне Селестия.</text:p>
      <text:p text:style-name="P9"/>
      <text:p text:style-name="P9">Мне смешно видеть её застенчивость. Она похожа на ученика, сдающего экзамен учителю и с трепетом ожидающего вердикт.</text:p>
      <text:p text:style-name="P9"><text:soft-page-break/></text:p>
      <text:p text:style-name="P9">- Он прекрасен, Селестия - смеюсь я.</text:p>
      <text:p text:style-name="P9">- Держись крепче, Хуман! - счастливо улыбается аликорница.</text:p>
      <text:p text:style-name="P9"/>
      <text:p text:style-name="P9">Мы сваливаемся в крутое пике. Я крепче сжимаю ногами бока своего крылатого скакуна и вцепляюсь руками в её гриву. Луковицы куполов и увенчанные флюгерами острые крыши домов вырастают за мгновения. Мы со смехом проносимся над украшенными цветами улицами, поднимаемся в вертикальном скольжении у крепостной стены, переваливаем через край и ныряем вниз.</text:p>
      <text:p text:style-name="P9">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9">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9"/>
      <text:p text:style-name="P9">- Сел, прекрати! <text:s/>- хлопаю я по холке Селестию. - Не надейся меня обмануть! Если с рубашкой ещё могло прокатить, штаны ветер уж точно не сдует!</text:p>
      <text:p text:style-name="P9">-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9"/>
      <text:p text:style-name="P9">Я присматриваюсь к хитрой морде моего скакуна и вижу смешливые искорки в уголках её глаз.</text:p>
      <text:p text:style-name="P9"/>
      <text:p text:style-name="P9">- Я тебя раскусил! Верни штаны! Тут не может быть дождя, мы под скалой!</text:p>
      <text:p text:style-name="P9"/>
      <text:p text:style-name="P9">В этот момент нас окатывает водой. У меня просто сердце останавливается от холода. Мы пролетаем сквозь вереницу водопадов, тут и там ниспадающих с<text:span text:style-name="T208">о стен</text:span> Кантерлота <text:span text:style-name="T208">к подножию скалы</text:span>.</text:p>
      <text:p text:style-name="P9"/>
      <text:p text:style-name="P9">Селестия хохочет во всё горло.</text:p>
      <text:p text:style-name="P9"/>
      <text:p text:style-name="P9">- Вода в небе бывает не только от дождя, мой маленький человек!</text:p>
      <text:p text:style-name="P9"/>
      <text:p text:style-name="P9">Аликорница закладывает вираж и планирует над бескрайней долиной. Теплый ветер моментально высушивает меня.</text:p>
      <text:p text:style-name="P9"/>
      <text:p text:style-name="P9">- Может, ты вернешь, наконец, штаны?</text:p>
      <text:p text:style-name="P9">- Ты так хочешь их надеть?</text:p>
      <text:p text:style-name="P9"><text:soft-page-break/></text:p>
      <text:p text:style-name="P9">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е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9"/>
      <text:p text:style-name="P9">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9"/>
      <text:p text:style-name="P9">Я ёрзаю, стараясь усесться поудобнее.</text:p>
      <text:p text:style-name="P9"/>
      <text:p text:style-name="P9">- На что ты намекаешь?</text:p>
      <text:p text:style-name="P9">- Я не намекаю, а вполне прямо говорю, Хуман — тебе нужно разрядиться! Иначе ты проткнешь или мне шею, или себе живот, - хихикает Селестия. — Видишь, <text:span text:style-name="T208">мой маленький хуман</text:span>, аликорны не славятся застенчивостью!</text:p>
      <text:p text:style-name="P9"/>
      <text:p text:style-name="P9">Я замечаю её порозовевшие щёки.</text:p>
      <text:p text:style-name="P9"/>
      <text:p text:style-name="P9">- И как же ты предлагаешь мне разрядиться? Мы в полумиле над землёй.</text:p>
      <text:p text:style-name="P9"/>
      <text:p text:style-name="P9">Щёки аликорницы розовеют ещё больше. Она что-то шепчет, стыдливо отвернувшись от меня.</text:p>
      <text:p text:style-name="P9"/>
      <text:p text:style-name="P9">- Что? Не слышу!</text:p>
      <text:p text:style-name="P9">- Ты можешь свеситься с меня сзади, держась руками за крылья! - пригнув шею ко мне, кричит она мне в ухо.</text:p>
      <text:p text:style-name="P9"/>
      <text:p text:style-name="P9">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9">Я осторожно ложусь на спину своего небесного скакуна, хватаю руками основания крыльев и плавно съезжаю назад и немного вниз.</text:p>
      <text:p text:style-name="P9"/>
      <text:p text:style-name="P9">Да, так будет толк.</text:p>
      <text:p text:style-name="P9"/>
      <text:p text:style-name="P9">Аликорница приглашающе сдвигает хвост в сторону, открывая мне сокровенное.</text:p>
      <text:p text:style-name="P9"/>
      <text:p text:style-name="P9">- Иди ко мне, Хуман. Иди ко мне, мой маленький человек! Я так долго ждала тебя!</text:p>
      <text:p text:style-name="P9"><text:soft-page-break/></text:p>
      <text:p text:style-name="P9">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9">- Сел… Я… Ты… Мы…</text:p>
      <text:p text:style-name="P9"/>
      <text:p text:style-name="P9">Надеюсь, маленькие пони Эквестрии сейчас не смотрят в небо…</text:p>
      <text:p text:style-name="P9"/>
      <text:p text:style-name="P9">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9"/>
      <text:p text:style-name="P9">… И чувствую также, что мы падаем.</text:p>
      <text:p text:style-name="P9"/>
      <text:p text:style-name="P9">- Какого дьявола? Сел, следи за высотой! Мы же грохнемся!!!</text:p>
      <text:p text:style-name="P9"/>
      <text:p text:style-name="P9">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9">- Я совсем забыла об этом аспекте, - сконфуженно заявляет она. - Вот почему пегасы не занимаются сексом в воздухе. Аликорны, как я теперь вспоминаю, тоже.</text:p>
      <text:p text:style-name="P9">- Прекрати предаваться воспоминаниям! - взвизгиваю я. - Сделай что-нибудь!</text:p>
      <text:p text:style-name="P9"/>
      <text:p text:style-name="P9">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9"/>
      <text:p text:style-name="P9">- К сожалению, я сейчас не в том состоянии, чтобы задействовать телепортацию, - бормочет Селестия. - Но я попробую.</text:p>
      <text:p text:style-name="P9"/>
      <text:p text:style-name="P9">На кончике её рога вырастает капля золотистого сияния. <text:span text:style-name="T208">Она растёт и тужится, пока не</text:span> лопается с громким треском. Ошмётки магии забрызгивают нас радужным сиянием. Всё занимает пару секунд.</text:p>
      <text:p text:style-name="P9"/>
      <text:p text:style-name="P9">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9"/>
      <text:p text:style-name="P9"><text:soft-page-break/>Затем всё заслоняет она. Аликорница вытягивает шею назад и дотрагивается своим носом до моего.</text:p>
      <text:p text:style-name="P9"/>
      <text:p text:style-name="P9">- Увы, мне очень жаль, Хуман. Пришло время прощаться. Мне ужасно стыдно, что я подвела тебя и жаль, что приходится расставаться.</text:p>
      <text:p text:style-name="P9"/>
      <text:p text:style-name="P9">Её огромные глаза заслоняют несущуюся на нас землю. Её губы касаются моих.</text:p>
      <text:p text:style-name="P9"/>
      <text:p text:style-name="P9">- <text:s/>Знай, я всегда любила тебя.</text:p>
      <text:p text:style-name="P9"/>
      <text:p text:style-name="P9">Это последние слова, которые я слышу до столкновения…</text:p>
      <text:p text:style-name="P9"/>
      <text:p text:style-name="P9">…</text:p>
      <text:p text:style-name="P9"/>
      <text:p text:style-name="P9">- Х-х-хах!!! У-у-уффф!..</text:p>
      <text:p text:style-name="P9"/>
      <text:p text:style-name="P9">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9"/>
      <text:p text:style-name="P9">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а <text:s/>крылья Селестии всё так же торчат вверх твердокаменными веерами.</text:p>
      <text:p text:style-name="P9"/>
      <text:p text:style-name="P9">Вот только место действия не воздушные просторы Эквестрии, а <text:span text:style-name="T208">замковые </text:span>покои принцессы дня!</text:p>
      <text:p text:style-name="P9"/>
      <text:p text:style-name="P9">- Сел!</text:p>
      <text:p text:style-name="P9"/>
      <text:p text:style-name="P9">Я резко подаюсь назад. Запоздало, впрочем. Дело сделано.</text:p>
      <text:p text:style-name="P9"/>
      <text:p text:style-name="P9">- Ты наконец проснулся, Хуман? - невинно поворачивает голову аликорница. - Я уж начала беспокоиться.</text:p>
      <text:p text:style-name="P9">- Я вижу, как ты беспокоишься! Даже магией поддержала в нужный момент, лишь бы не тревожить мой сон! - я <text:span text:style-name="T209">хватаю в руку занавеску</text:span> и вытираю пах.</text:p>
      <text:p text:style-name="P9">- Тебе нужно было выспаться. И разрядиться тоже.</text:p>
      <text:p text:style-name="P9"/>
      <text:p text:style-name="P9"><text:soft-page-break/>Селестия встаёт и потягивается, сначала на переднюю пару ног, потом на заднюю. Я, не удержавшись, вытираю <text:span text:style-name="T209">занавеской</text:span> и её.</text:p>
      <text:p text:style-name="P9"/>
      <text:p text:style-name="P9">-Так. Рассказывай.</text:p>
      <text:p text:style-name="P9"/>
      <text:p text:style-name="P9">Аликорница подходит к бару и начинает совершать магические пассы над бутылками.</text:p>
      <text:p text:style-name="P9"/>
      <text:p text:style-name="P9">- Что же тебе рассказать, Хуман? Всё, что я могла сказать про наш исход с Орунгуна, я уже сказала.</text:p>
      <text:p text:style-name="P9"/>
      <text:p text:style-name="P9">Я поперхаюсь от возмущения.</text:p>
      <text:p text:style-name="P9"/>
      <text:p text:style-name="P9">- Причём тут Орунгун? Почему ты дала себя трахнуть? Ещё и помогла при этом?</text:p>
      <text:p text:style-name="P9"/>
      <text:p text:style-name="P9">Селестия молча бросает кубики льда в коктейль вместе с листочком мяты и левитирует мне бокал. Я нервно отстраняю его.</text:p>
      <text:p text:style-name="P9"/>
      <text:p text:style-name="P9">- Ну уж нет! Выпью этого клофелинчика, а потом проснусь, привязанный к кровати верёвками по технике шибари, а ты будешь стоять надо мной в кожаных ремнях <text:span text:style-name="T209">и</text:span> с плёткой! Хватит!</text:p>
      <text:p text:style-name="P9">-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ведь мой самый давний друг тут, не считая сестры! И у тебя на всём Эквусе нет пары. Вот я и решила помочь тебе. Ты ведь всегда помогал мне эти годы.</text:p>
      <text:p text:style-name="P9">- То есть, ты хочешь занять место Джет? - изумляюсь я.</text:p>
      <text:p text:style-name="P9">- Это не обязательно, но если ты так хочешь… - невинно хлопает ресницами аликорница, становясь похож<text:span text:style-name="T209">ей</text:span> на школьницу из японских анимэ. - У <text:s/>меня нет неприятия к дружбе с привилегиями с тобой.</text:p>
      <text:p text:style-name="P9">- Учти, я не люблю тебя. И не полюблю! Я не…</text:p>
      <text:p text:style-name="P9">- Знаю-знаю, ты не конеёб, что бы это ни значило, - ехидно улыбается Селестия. - Никаких проблем! Я тоже не люблю тебя, Хуман. Исключительно дружба!</text:p>
      <text:p text:style-name="P9"/>
      <text:p text:style-name="P9">Аликорница подходит к балкону и <text:span text:style-name="T210">распахивает</text:span> двери. В комнату врывается пение птиц, свежий воздух прочищает мозги.</text:p>
      <text:p text:style-name="P9"/>
      <text:p text:style-name="P9">- Что тебе снилось хоть? - оборачивается она. - Ты часто повторял моё имя. И был так ненасытен, что мне пришлось упираться в стену копытами.</text:p>
      <text:p text:style-name="P9">- Мы летали, - бормочу я, <text:span text:style-name="T210">заливаясь краской</text:span>. - Остальное не помню.</text:p>
      <text:p text:style-name="P9">-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text:soft-page-break/>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9"/>
      <text:p text:style-name="P9">С этими словами Селестия взлетает в свете восходящего солнца.</text:p>
      <text:p text:style-name="P9"/>
      <text:p text:style-name="P9">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9"/>
      <text:p text:style-name="P9">И тебе с этим жить, Хуман.</text:p>
      <text:p text:style-name="P9"/>
      <text:h text:style-name="P7" text:outline-level="2">Глава 17</text:h>
      <text:p text:style-name="P2"/>
      <text:p text:style-name="P124">Выход есть. Если у меня нет тела - надо его добыть. Но ведь нельзя <text:span text:style-name="T1">отб</text:span><text:span text:style-name="T211">и</text:span><text:span text:style-name="T1">рать</text:span> тело у живущих - я не должна творить зло. Или должна? Есть ли у меня право после тысяч лет страданий? Никто не должен страдать так долго. Никто не заслуживает на это. Как решить противоречие? Мне кажется, я схожу с ума…</text:p>
      <text:p text:style-name="P2"/>
      <text:p text:style-name="P9">- Ты вспомнил? Ты вспомнил! Видишь, я сберегла тайну, как и обещала тебе! Разве после этого я не хорошая девочка? Признай, я — хорошая девочка!</text:p>
      <text:p text:style-name="P9"/>
      <text:p text:style-name="P9">Глаза Хэвэн сияют.</text:p>
      <text:p text:style-name="P9">Я улыбаюсь ей и нажимаю в шлеме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9"/>
      <text:p text:style-name="P9">Хэвэн смешливо трясёт головой, когда один из парашютиков залетает ей в нос.</text:p>
      <text:p text:style-name="P9"/>
      <text:p text:style-name="P9">-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9">- Ты — хорошая девочка! - со смехом подтверждаю я и раскрываю объятия.</text:p>
      <text:p text:style-name="P9"/>
      <text:p text:style-name="P9"><text:soft-page-break/>Хэвэн с готовностью стремится ко мне.</text:p>
      <text:p text:style-name="P9"/>
      <text:p text:style-name="P9">- Ты — хорошая девочка! - я обнимаю Хэвэн и зарываюсь лицом в её гриву. Она прижимается ко мне и ложит голову на плечо. Ветер треплет мои волосы.</text:p>
      <text:p text:style-name="P9"/>
      <text:p text:style-name="P9">З-з-з-з… КЛАК!</text:p>
      <text:p text:style-name="P9"/>
      <text:p text:style-name="P9">- Протокол «MAJESTIC» исполнен — слышу я негромкий механический голос из по-прежнему лежащего в траве гермошлема.</text:p>
      <text:p text:style-name="P9"/>
      <text:p text:style-name="P9">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9"/>
      <text:p text:style-name="P9">Ужас медленно сковывает меня…</text:p>
      <text:p text:style-name="P9"/>
      <text:p text:style-name="P9">Я пытаюсь отстраниться, но что-то объединяет меня с Хэвэн в одно целое.</text:p>
      <text:p text:style-name="P9"/>
      <text:p text:style-name="P9">Я знаю, что...</text:p>
      <text:p text:style-name="P9"/>
      <text:p text:style-name="P9">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9"/>
      <text:p text:style-name="P9">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9"/>
      <text:p text:style-name="P9">Ложится и больше не встаёт.</text:p>
      <text:p text:style-name="P9"/>
      <text:p text:style-name="P9">- Ты — хорошая девочка, - по-инерции лепечу я в прострации. - Ты — хорошая девочка…</text:p>
      <text:p text:style-name="P9"/>
      <text:p text:style-name="P125"><text:span text:style-name="T212">Пространство безучастно слушает эти повторы. </text:span><text:span text:style-name="T213">В пространстве возникает из тихого писка и нарастает до истошного, закладывающего уши рева, вой сирены. </text:span><text:span text:style-name="Default_20_Paragraph_20_Font"><text:span text:style-name="T113">Небо темнеет. До меня доносятся крики, среди которых я узнаю голоса Молнии и других — </text:span></text:span><text:span text:style-name="Default_20_Paragraph_20_Font"><text:span text:style-name="T214">десятки тревожных воплей доносятся из разных частей ставшего необычно маленьким мирка</text:span></text:span><text:span text:style-name="Default_20_Paragraph_20_Font"><text:span text:style-name="T113">. Долины колышущейся травы, искрящиеся под утренним солнцем реки, темнеющие непролазной </text:span></text:span><text:span text:style-name="Default_20_Paragraph_20_Font"><text:span text:style-name="T214">чащобой</text:span></text:span><text:span text:style-name="Default_20_Paragraph_20_Font"><text:span text:style-name="T113"> леса — всё покрывается серой пылью и пеплом под затянутым </text:span></text:span><text:soft-page-break/><text:span text:style-name="Default_20_Paragraph_20_Font"><text:span text:style-name="T113">непроницаемыми тучами небом. Розовый туман ядовитой испариной выливается из покосившихся башен прилепившегося к скале города.</text:span></text:span></text:p>
      <text:p text:style-name="P9"/>
      <text:p text:style-name="P126"><text:span text:style-name="Default_20_Paragraph_20_Font"><text:span text:style-name="T113">Я слышу шум рушащейся стены </text:span></text:span><text:span text:style-name="Default_20_Paragraph_20_Font"><text:span text:style-name="T214">у края мира</text:span></text:span><text:span text:style-name="Default_20_Paragraph_20_Font"><text:span text:style-name="T113">. Металлическ</text:span></text:span><text:span text:style-name="Default_20_Paragraph_20_Font"><text:span text:style-name="T215">ий</text:span></text:span><text:span text:style-name="Default_20_Paragraph_20_Font"><text:span text:style-name="T113"> </text:span></text:span><text:span text:style-name="Default_20_Paragraph_20_Font"><text:span text:style-name="T215">скрежет и грохот камней</text:span></text:span><text:span text:style-name="Default_20_Paragraph_20_Font"><text:span text:style-name="T113"> знаменует освобождение </text:span></text:span><text:span text:style-name="Default_20_Paragraph_20_Font"><text:span text:style-name="T129">PHOENIX</text:span></text:span><text:span text:style-name="Default_20_Paragraph_20_Font"><text:span text:style-name="T113">. Темная тень скользит из </text:span></text:span><text:span text:style-name="Default_20_Paragraph_20_Font"><text:span text:style-name="T215">гранитных</text:span></text:span><text:span text:style-name="Default_20_Paragraph_20_Font"><text:span text:style-name="T113"> развалин к лежащей </text:span></text:span><text:span text:style-name="Default_20_Paragraph_20_Font"><text:span text:style-name="T215">в траве</text:span></text:span><text:span text:style-name="Default_20_Paragraph_20_Font"><text:span text:style-name="T113"> Хэвэн. </text:span></text:span><text:span text:style-name="Default_20_Paragraph_20_Font"><text:span text:style-name="T214">Я слышу победное рычание и тень растворяется в лежащей на траве лошади. </text:span></text:span><text:span text:style-name="Default_20_Paragraph_20_Font"><text:span text:style-name="T4">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свисают по бокам под крыльями. Два рога — её собственный и мой — пасхальный подарок — по-прежнему торчат из шлема.</text:span></text:span></text:p>
      <text:p text:style-name="P9">Хэвэн тяжело поднимается, скрежеща металлическими суставами. Голова её мотается, как будто она пытается обрести утраченную ориентацию.</text:p>
      <text:p text:style-name="P9"/>
      <text:p text:style-name="P10"><text:span text:style-name="Default_20_Paragraph_20_Font"><text:span text:style-name="T4">- Боевой модуль PHOENIX принимает управление. Начинаю операцию «</text:span></text:span><text:span text:style-name="Default_20_Paragraph_20_Font"><text:span text:style-name="T113">Армагеддон»</text:span></text:span><text:span text:style-name="Default_20_Paragraph_20_Font"><text:span text:style-name="T4">. Закрываю все диалоговые сессии для оптимизации ресурсов, - хрипло звучит металлический тембр из динамика переговорного устройства.</text:span></text:span></text:p>
      <text:p text:style-name="P9"/>
      <text:p text:style-name="P9">Мир гаснет.</text:p>
      <text:p text:style-name="P9"/>
      <text:p text:style-name="P2">~~~</text:p>
      <text:p text:style-name="P9"/>
      <text:p text:style-name="P9">- Ты — хорошая девочка, - повторяю я в ступоре.</text:p>
      <text:p text:style-name="P9"/>
      <text:p text:style-name="P9">Китайский генератор по-прежнему фырчит в углу. Процент заряда ноутбука приближается к восьмидесяти.</text:p>
      <text:p text:style-name="P9"/>
      <text:p text:style-name="P9">«Соединение разорвано со стороны сервера. Сессия закрыта» - читаю я на консоли экрана.</text:p>
      <text:p text:style-name="P9"/>
      <text:p text:style-name="P9">- Ты — хорошая девочка…</text:p>
      <text:p text:style-name="P9"/>
      <text:p text:style-name="P2">***</text:p>
      <text:p text:style-name="P9"/>
      <text:p text:style-name="P2"><text:s text:c="2"/>~~~50 лет от основания Эквестрии~~~</text:p>
      <text:p text:style-name="P9"/>
      <text:p text:style-name="P9">Позвонки жалобно хрустят, уступая давлению.</text:p>
      <text:p text:style-name="P9">- Осторожнее, осторожнее! - кричу я. - Не мешок с картошкой топчешь!</text:p>
      <text:p text:style-name="P9"/>
      <text:p text:style-name="P9"><text:soft-page-break/>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9"/>
      <text:p text:style-name="P9">-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9">-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принцесса <text:span text:style-name="T216">Ночи</text:span>!</text:p>
      <text:p text:style-name="P9">-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а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9">- Ну-ну, не ворчи, - примирительно бормочу я. - Там, на самом деле, вовсе не воровство было, если уж на то пошло. Тот жеребчик из Понхэнджа просто оказался идеалистом - фанатом хуфбола и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9">-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9"/>
      <text:p text:style-name="P9">Копыто с силой надавливает мне на копчик.</text:p>
      <text:p text:style-name="P9"/>
      <text:p text:style-name="P9">- Уф-ф! Зря ты так. Помирилась бы с ней, что ли? Она очень этого хочет, честное слово! Я готов быть посредником. Бесплатно!</text:p>
      <text:p text:style-name="P9">- Она знает, как с Нами можно помириться, - мрачно заявляет Луна. - Это вполне легко. Если только она по-настоящему хочет.</text:p>
      <text:p text:style-name="P9">- Опять ты за своё. Лу, я же говорил — это единственное, что она не может сделать. Не проси. Всё остальное — пожалуйста. Но не это.</text:p>
      <text:p text:style-name="P9">-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9">Нам не хватает родины, - тихо вздыхает Луна.</text:p>
      <text:p text:style-name="P9"/>
      <text:p text:style-name="P9"><text:soft-page-break/>…</text:p>
      <text:p text:style-name="P9">…</text:p>
      <text:p text:style-name="P9">…</text:p>
      <text:p text:style-name="P9"><text:s/></text:p>
      <text:p text:style-name="P9">…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9">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моей прежней жизни я помню, что человек семидесяти – восьмидесяти – девяноста лет – уже древний старик. 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9"/>
      <text:p text:style-name="P9">В этом-то и проблема.</text:p>
      <text:p text:style-name="P9"/>
      <text:p text:style-name="P9">Первые лет двадцать я этого не замечал. Ну, есть такой период в жизни человека, когда ему можно с тем же успехом дать и двадцать лет, и сорок. Нестареющий тип лица, смещение общего возраста старения человечества и т.д.</text:p>
      <text:p text:style-name="P9">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9"/>
      <text:p text:style-name="P9">Вручая королевские награды победителям праздничных состязаний, я услышал негромкий оклик со спины.</text:p>
      <text:p text:style-name="P9"/>
      <text:p text:style-name="P9">- Хуман?</text:p>
      <text:p text:style-name="P11"/>
      <text:p text:style-name="P9">За спиной стояла Джет. Взглянув на неё, я остолбенел.</text:p>
      <text:p text:style-name="P9"/>
      <text:p text:style-name="P9">Все эти годы после разлуки с пегаской я жил в окружении нестареющих аликорниц и безликой дворцовой прислуги. Неподвластные времени принцессы и меняющиеся каждые несколько лет слуги создавали ровное течение лет, которые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9"/>
      <text:p text:style-name="P10"><text:span text:style-name="Default_20_Paragraph_20_Font"><text:span text:style-name="T4">И только сейчас, глядя на пожилую седогривую пони, я осознал, сколько времени прошло. И понял, что </text:span></text:span><text:span text:style-name="Default_20_Paragraph_20_Font"><text:span text:style-name="T18">сам</text:span></text:span><text:span text:style-name="Default_20_Paragraph_20_Font"><text:span text:style-name="T4"> </text:span></text:span><text:span text:style-name="Default_20_Paragraph_20_Font"><text:span text:style-name="T217">я</text:span></text:span><text:span text:style-name="Default_20_Paragraph_20_Font"><text:span text:style-name="T4"> неподвластен времени.</text:span></text:span></text:p>
      <text:p text:style-name="P10"><text:soft-page-break/><text:span text:style-name="Default_20_Paragraph_20_Font"><text:span text:style-name="T4"/></text:span></text:p>
      <text:p text:style-name="P10"><text:span text:style-name="Default_20_Paragraph_20_Font"><text:span text:style-name="T4">И хотя пегаска восприняла как должное мою нетронутую временем молодость, после посиделок с ней я сразу же помчался к Платине.</text:span></text:span></text:p>
      <text:p text:style-name="P10"><text:span text:style-name="Default_20_Paragraph_20_Font"><text:span text:style-name="T81"/></text:span></text:p>
      <text:p text:style-name="P9">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9"/>
      <text:p text:style-name="P9">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9"/>
      <text:p text:style-name="P9">- Знаешь, Хум, - говорила Платина, - тебе покажется странным то, что я скажу, но эксперименты <text:span text:style-name="T218">говорят о</text:span> нек<text:span text:style-name="T218">оей</text:span> двойственност<text:span text:style-name="T218">и</text:span>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9">- То есть, как откуда взялась? Ты хочешь сказать, что она не моя, данная мне при рождении?</text:p>
      <text:p text:style-name="P9">-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9"/>
      <text:p text:style-name="P9">…</text:p>
      <text:p text:style-name="P11"/>
      <text:p text:style-name="P10"><text:span text:style-name="Default_20_Paragraph_20_Font"><text:span text:style-name="T4">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text:span></text:span><text:span text:style-name="Default_20_Paragraph_20_Font"><text:span text:style-name="T217">в</text:span></text:span><text:span text:style-name="Default_20_Paragraph_20_Font"><text:span text:style-name="T4">ую себя дезертиром. Такое впечатление, будто я стою на берегу и смотрю, как они уплывают на плоту вдаль. А я стою и смотрю им вслед, </text:span></text:span><text:span text:style-name="Default_20_Paragraph_20_Font"><text:span text:style-name="T18">не в силах последовать за ними</text:span></text:span><text:span text:style-name="Default_20_Paragraph_20_Font"><text:span text:style-name="T4">…</text:span></text:span></text:p>
      <text:p text:style-name="P11"/>
      <text:p text:style-name="P9">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11"/>
      <text:p text:style-name="P9">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text:span text:style-name="T219">(наверняка в предыдущей жизни я был великим дипломатом и экономом)</text:span>,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9"><text:soft-page-break/></text:p>
      <text:p text:style-name="P10"><text:span text:style-name="Default_20_Paragraph_20_Font"><text:span text:style-name="T4">Впрочем, я по-прежнему строго блюду последний барьер, отделяющий меня от форменного конеёбства. Нет, сексом мы с Сел занимаемся уже давно, лет тридцать </text:span></text:span><text:span text:style-name="Default_20_Paragraph_20_Font"><text:span text:style-name="T18">или сорок</text:span></text:span><text:span text:style-name="Default_20_Paragraph_20_Font"><text:span text:style-name="T4">. Но, по обоюдному согласию, мы делаем это “понарошку”, по дружбе. Без любви. Хуман не может любить лошадь, и точка! Я чётко пресёк те пару попыток Сел обнять меня, что она сделала в шутку, думая, что я пьян…</text:span></text:span></text:p>
      <text:p text:style-name="P9"/>
      <text:p text:style-name="P9">…</text:p>
      <text:p text:style-name="P11"/>
      <text:p text:style-name="P9">В узком окне башни показывается шпиль городской ратуши. Я гляжу мимоходом на башенные часы.</text:p>
      <text:p text:style-name="P9">Проклятье! Без пяти два! Надо ускориться!</text:p>
      <text:p text:style-name="P9"/>
      <text:p text:style-name="P12">Сворачиваю с винтовой лестницы в боковой проём открытой галереи.</text:p>
      <text:p text:style-name="P11"/>
      <text:p text:style-name="P9">В далёком мире моей пре<text:span text:style-name="T220">жней</text:span>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11"/>
      <text:p text:style-name="P12">Быстрым бегом достигаю середины мостика, одновременно доставая моток верёвки из-за пазухи.</text:p>
      <text:p text:style-name="P9"/>
      <text:p text:style-name="P9">Вот и здесь, во дворце, после недолгого периода освоения, я проложил множество путей, альтернативных официальным маршрутам и красиво обустроенным дорожкам.</text:p>
      <text:p text:style-name="P11"/>
      <text:p text:style-name="P10"><text:span text:style-name="Default_20_Paragraph_20_Font"><text:span text:style-name="T4">… Легче всего было с многоуровневой паутиной узких мостиков, протянутых между башнями. Вот для чего, чтобы спуститься с двенадцатого уровня </text:span></text:span><text:span text:style-name="Default_20_Paragraph_20_Font"><text:span text:style-name="T18">Астрономической </text:span></text:span><text:span text:style-name="Default_20_Paragraph_20_Font"><text:span text:style-name="T4">башни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span></text:p>
      <text:p text:style-name="P9"/>
      <text:p text:style-name="P12">Перекидываю верёвку через поручень, крепко хватаю оба конца и перешагиваю через ограждение.</text:p>
      <text:p text:style-name="P11"/>
      <text:p text:style-name="P9">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 <text:span text:style-name="T220">в то время, как Астрономическую проектировала Луна</text:span>!</text:p>
      <text:p text:style-name="P11"/>
      <text:p text:style-name="P10"><text:span text:style-name="Default_20_Paragraph_20_Font"><text:span text:style-name="T5">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22"><text:soft-page-break/></text:p>
      <text:p text:style-name="P9">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text:span text:style-name="T220">по верёвке </text:span>избавляет меня от спуска по по этим сраным винтовым лестницам без перил! И хуже сраных винтовых лестниц внутри башен могут быть только сраные винтовые лестницы снаружи башень, разумеется, тоже без перил! При проектировании замка я как-то само-собой разуме<text:span text:style-name="T220">ю</text:span>щеся предположил, что пони сделают привычные лестницы с перилами внутри строений и обозначил их на чертеже лишь минимальными отметками, типа “тут лестница через все этажи до <text:span text:style-name="T220">крыши</text:span>”. <text:span text:style-name="T220">И не проконтролировал исполнение, з</text:span>а что теперь горько расплачиваюсь…</text:p>
      <text:p text:style-name="P11"/>
      <text:p text:style-name="P9">… Гораздо труднее было с чёрными ходами, часто закрытыми или вообще замурованными, а, в лучшем случае, охраняемыми скучающими стражниками ночной гвардии.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11"/>
      <text:p text:style-name="P9">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Астрономической башне, на самом верху… Нет, охранный талисман не пропустит никого, кроме члена королевской семьи… Нет, Мы не можем оставить Сестру…”.</text:p>
      <text:p text:style-name="P11"/>
      <text:p text:style-name="P9">И вот ты несёшься вниз через этажи и лестницы с отчётом под мышкой, стараясь успеть к приёму…</text:p>
      <text:p text:style-name="P9"/>
      <text:p text:style-name="P12">КРАК!!! … Ох!…</text:p>
      <text:p text:style-name="P22"/>
      <text:p text:style-name="P10"><text:span text:style-name="Default_20_Paragraph_20_Font"><text:span text:style-name="T4">Обидно даже не то, что рукав дорогущего костюма разошёлся в подмышке во время очередного дюльфера</text:span></text:span><text:span text:style-name="Footnote_20_Reference"><text:note text:id="ftn5" text:note-class="footnote"><text:note-citation>5</text:note-citation><text:note-body><text:p text:style-name="Footnote"><text:span text:style-name="Default_20_Paragraph_20_Font"><text:span text:style-name="T4">Дюльфер - скоростной спуск по верёвке на крутых и отвесных стенах.</text:span></text:span></text:p></text:note-body></text:note></text:span><text:span text:style-name="Default_20_Paragraph_20_Font"><text:span text:style-name="T4">.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9"/>
      <text:p text:style-name="P9">Ну уж нет! Я не для того корпел над этой проклятой бумажкой до позеленения, чтоб так просто сдаться!</text:p>
      <text:p text:style-name="P11"/>
      <text:p text:style-name="P9">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9">Просто шикарно! Заявиться на приём торговой миссии грифонов с поджареными яйцами – это по-нашему!</text:p>
      <text:p text:style-name="P9">В последние шесть футов высоты отпускаю верёвку и прыгаю на брусчатку аллеи прямо перед офигевшим стражником. С торжествующим хрипом подбираю отчёт.</text:p>
      <text:p text:style-name="P11"><text:soft-page-break/></text:p>
      <text:p text:style-name="P9">- Как они там, Блэйк? - указываю глазами на лестницу в центральный холл.</text:p>
      <text:p text:style-name="P9">- Зашли пятнадцать минут назад, - отвечает солнечный страж, косясь на мои ошмётки одежды.</text:p>
      <text:p text:style-name="P9"/>
      <text:p text:style-name="P9">В холле угадывается церемониальный караул грифонов. Мимо него проходить нельзя — грифоны взбеленеют от злости, узнав, что их задержали из-за моего опоздания. Они и так меня недолюбливают.</text:p>
      <text:p text:style-name="P9"/>
      <text:p text:style-name="P9">Чертыхаясь, несусь к неприметной дверце в цоколе дворца. Через пару минут, вываливаюсь из подсобки у тронного зала в ореоле веников и швабр.</text:p>
      <text:p text:style-name="P9"/>
      <text:p text:style-name="P9">Церемонимейстер, завидев меня, подпрыгивает от нетерпения:</text:p>
      <text:p text:style-name="P11"/>
      <text:p text:style-name="P9">- Поторопитесь, мой принц! Доттид Карв задержал делегацию в Розовом зале, но грифоны уже пять минут проявляют признаки нетерпения!</text:p>
      <text:p text:style-name="P11"/>
      <text:p text:style-name="P9">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11"/>
      <text:p text:style-name="P9">…</text:p>
      <text:p text:style-name="P9"/>
      <text:p text:style-name="P9">Две аликорницы недвижимо смотрят на меня с высоты трона в центре зала.</text:p>
      <text:p text:style-name="P11"/>
      <text:p text:style-name="P9">- Хуман, с тобой всё в порядке? - первой нарушает молчание Селестия. - Твой костюм…</text:p>
      <text:p text:style-name="P9">-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9">-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11"/>
      <text:p text:style-name="P9">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9"/>
      <text:p text:style-name="P9">-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11"/>
      <text:p text:style-name="P9"><text:soft-page-break/>Гомон за дверью усиливается. Раздаются три удара древком алебарды в пол. Двери распахиваются.</text:p>
      <text:p text:style-name="P9"/>
      <text:p text:style-name="P9">-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11"/>
      <text:p text:style-name="P9">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11"/>
      <text:p text:style-name="P9">-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доэквестрийской эпохи!</text:p>
      <text:p text:style-name="P9"/>
      <text:p text:style-name="P9">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11"/>
      <text:p text:style-name="P9">- Королевство Грифонов… рассчитывает… заключить торговое соглашение…</text:p>
      <text:p text:style-name="P9"/>
      <text:p text:style-name="P9">Грифон кидает взгляд на трон и, сверкнув красным глазом сквозь монокль, продолжает.</text:p>
      <text:p text:style-name="P9"/>
      <text:p text:style-name="P9">-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9"/>
      <text:p text:style-name="P9">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9"/>
      <text:p text:style-name="P9">-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9"/>
      <text:p text:style-name="P9">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9"/>
      <text:p text:style-name="P9">- Мы не могли бы остаться наедине, без этих… лишних ушей?</text:p>
      <text:p text:style-name="P11"/>
      <text:p text:style-name="P9"><text:soft-page-break/>Селестия хмурится, но кивает. Стража и советник оставляют зал.</text:p>
      <text:p text:style-name="P9"/>
      <text:p text:style-name="P9">- А обезьяна? - грифон кивает на меня.</text:p>
      <text:p text:style-name="P9"/>
      <text:p text:style-name="P9">Во вгляде белоснежной аликорницы появляется лёд.</text:p>
      <text:p text:style-name="P9"/>
      <text:p text:style-name="P9">- Не смейте оскорблять принца Эквестрии, Горг! Хуман останется с нами!</text:p>
      <text:p text:style-name="P9"/>
      <text:p text:style-name="P9">Железный клюв пернатой скотины чуть приоткрывается в насмешливом клёкоте.</text:p>
      <text:p text:style-name="P11"/>
      <text:p text:style-name="P9">-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11"/>
      <text:p text:style-name="P9">Гадёныш снова склоняет голову перед аликорницей, совершенно игнорируя меня.</text:p>
      <text:p text:style-name="P9">Мне хочется бросить в этого мудака горшок с петуниями. Селестия, словно догадываясь, успокаивающе оглаживает меня тыльной стороной крыла.</text:p>
      <text:p text:style-name="P11"/>
      <text:p text:style-name="P9">- Нравится вам это, или нет, премьер-министр, Хуман – такой же полноправный член королевской семьи, как я и моя сестра. - Сел указывает крылом на Луну. - Так что или разговор состоится в присутствии Хумана, или не состоится вообще.</text:p>
      <text:p text:style-name="P9">-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11"/>
      <text:p text:style-name="P9">Я с удивлением смотрю на синюю аликорницу. Чего-чего, а помощи с этой стороны ты не ожидал, Хуман!</text:p>
      <text:p text:style-name="P9"/>
      <text:p text:style-name="P9">-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9">-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11"><text:soft-page-break/></text:p>
      <text:p text:style-name="P9">Я с удовольствием наблюдаю, как кожа вокруг глаз грифона приобретает красивый фиолетовый оттенок.</text:p>
      <text:p text:style-name="P9"/>
      <text:p text:style-name="P9">- Но довольно этой светской болтовни! - разряжает обстановку Сел. - Ты, кажется, хотел нам что-то рассказать, Горг?</text:p>
      <text:p text:style-name="P11"/>
      <text:p text:style-name="P9">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9"/>
      <text:p text:style-name="P9">-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11"/>
      <text:p text:style-name="P9">Горг закашливается в смехе.</text:p>
      <text:p text:style-name="P9"/>
      <text:p text:style-name="P9">- В общем, светлейшие, подытоживая: вы в крутом пике…</text:p>
      <text:p text:style-name="P11"/>
      <text:p text:style-name="P9">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9"/>
      <text:p text:style-name="P9">Зрачки грифона скачут от Селестии к Луне и обратно. Наконец он замечает моё замешательство и насмешливо клокочет.</text:p>
      <text:p text:style-name="P9"/>
      <text:p text:style-name="P9">- Теперь выслушайте наше предложение.</text:p>
      <text:p text:style-name="P9"/>
      <text:p text:style-name="P9">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9"/>
      <text:p text:style-name="P10"><text:soft-page-break/><text:span text:style-name="Default_20_Paragraph_20_Font"><text:span text:style-name="T4">-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text:span></text:span><text:span text:style-name="Default_20_Paragraph_20_Font"><text:span text:style-name="T81"> </text:span></text:span><text:span text:style-name="Default_20_Paragraph_20_Font"><text:span text:style-name="T4">Драконы… Мы имеем некоторые дипломатические сложности с драконами… А также с минотаврами… И с зебрами… И с…</text:span></text:span></text:p>
      <text:p text:style-name="P9"/>
      <text:p text:style-name="P9">- Мы знаем, с кем у вас возникли затруднения, - подаёт голос Селестия. - Проще сказать, с кем у вас их НЕ возникло. С Эквестрией. Всё.</text:p>
      <text:p text:style-name="P11"/>
      <text:p text:style-name="P9">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9"/>
      <text:p text:style-name="P9">-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9"/>
      <text:p text:style-name="P9">Молчание аликорниц только подчёркивает хриплое дыхание посла.</text:p>
      <text:p text:style-name="P11"/>
      <text:p text:style-name="P9">- В ответ на наше щедрое предло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9"/>
      <text:p text:style-name="P9">- СОРОК!</text:p>
      <text:p text:style-name="P9"/>
      <text:p text:style-name="P9">- Что? - птичьи глаза Горга быстро-быстро моргают, выдавая крайнюю степень растерянности их обладателя.</text:p>
      <text:p text:style-name="P9"/>
      <text:p text:style-name="P9">- Сорок процентов! За сорок лет! - стальным голосом Селестии можно валить лес.</text:p>
      <text:p text:style-name="P9"/>
      <text:p text:style-name="P9">Грифон поперхается, но быстро оправляется.</text:p>
      <text:p text:style-name="P9"/>
      <text:p text:style-name="P9">- Да вы рехнулись, светлейшие!!! - вопит он, картинно прикрыв глаза крылом.</text:p>
      <text:p text:style-name="P9"/>
      <text:p text:style-name="P9">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9"><text:soft-page-break/></text:p>
      <text:p text:style-name="P9">-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9"/>
      <text:p text:style-name="P9">-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ты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9"/>
      <text:p text:style-name="P9">-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9">- Тридцать пять процентов! За тридцать пять лет! Не морочь мне голову – сто шестьдесят вагонеток в Крогхарте добывалось сто лет назад! Сейчас и пятьдесят – за счастье.</text:p>
      <text:p text:style-name="P9">- Светлейшие, мне отрубят голову по возвращению! Семь процентов! За семь лет!</text:p>
      <text:p text:style-name="P9">-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9">-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9">-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Торч вернулся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9">- Тридцать миллионов золотом, - еле слышно бурчит грифон. Я ощущаю на себе его яростный взгляд через крыло.</text:p>
      <text:p text:style-name="P9">- Значит, умыкнули вы триста тысяч – учитывая стократную пеню за воровство у древних змеев, - подытоживает аликорница. - И стоило ради десяти сундуков золота ставить под угрозу существование державы?</text:p>
      <text:p text:style-name="P9"/>
      <text:p text:style-name="P9">Из-под крыла доносится только скрежет металлического клюва.</text:p>
      <text:p text:style-name="P9"/>
      <text:p text:style-name="P9">-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9"><text:soft-page-break/>- Светлейшая! - Горг внезапно складывает крыло и мы видим его сияющий лик, - я поражён вашей щедростью! Всемерно благодарю! Дед рассказывал мне о деталях предыдущей сделки, но ваша щедрость сейчас превзошла её!</text:p>
      <text:p text:style-name="P9">-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11"/>
      <text:p text:style-name="P9">Я провожу процессию до выхода из тронного зала. Замешкавшись в дверях, железноклювый грифон неожиданно подмигивает мне.</text:p>
      <text:p text:style-name="P9">Я непонимающе смотрю ему вслед.</text:p>
      <text:p text:style-name="P9"/>
      <text:p text:style-name="P9">-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11"/>
      <text:p text:style-name="P9">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9"/>
      <text:p text:style-name="P9">- Каруна, - кивает мне грифониха. - Очень приятно видеть вас вместе. Вы просто созданы друг для друга.</text:p>
      <text:p text:style-name="P11"/>
      <text:p text:style-name="P9">Я молча прикрываю за ней дверь и возвращаюсь к своим.</text:p>
      <text:p text:style-name="P9"/>
      <text:p text:style-name="P9">- Горг извинился перед тобой за своё поведение? - спрашивает Селестия.</text:p>
      <text:p text:style-name="P9">- Нет. Извинилась его… ммм… сопровождающая.</text:p>
      <text:p text:style-name="P9">-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11"/>
      <text:p text:style-name="P9">Я философски пожимаю плечами.</text:p>
      <text:p text:style-name="P9">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9"/>
      <text:p text:style-name="P9"><text:soft-page-break/>- Пять битов! - поворачивается к Луне Селестия.</text:p>
      <text:p text:style-name="P9">Та молча достаёт монетку из шкафчика за троном и кладёт в протянутое копыто.</text:p>
      <text:p text:style-name="P11"/>
      <text:p text:style-name="P9">…</text:p>
      <text:p text:style-name="P9">…</text:p>
      <text:p text:style-name="P9">…</text:p>
      <text:p text:style-name="P9"/>
      <text:p text:style-name="P9">Жар от углей сотворяет мерцающее марево над каменкой. Капли настоянной на хвое воды падают на камни и с шипением наполняют сауну ароматом кедра. Причудливые тени от пара играют на стенах и растёкшейся на нижней лавке аликорнице.</text:p>
      <text:p text:style-name="P9"/>
      <text:p text:style-name="P9">- Ты меня убить хочешь, - вяло возражает Селестия.</text:p>
      <text:p text:style-name="P9"/>
      <text:p text:style-name="P9">Её крылья и хвост занимают все пространство парилки, подобно чудной, топорщайся перьями радужной медузе. Голова бессильно свисает с лавки, царапая рогом сосновый пол.</text:p>
      <text:p text:style-name="P9"/>
      <text:p text:style-name="P127">Я молча ставлю ковшик на полку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text:p>
      <text:p text:style-name="P127">«Много ты понимаешь, Хуман, - пробурчала она в первый сеанс. - Если я применю магию термоизоляции, я спокойно смогу оставаться в твоём огнедышащем<text:span text:style-name="T1"> </text:span><text:span text:style-name="T221">п</text:span><text:span text:style-name="T222">арном</text:span><text:span text:style-name="T1"> </text:span>ящике сколь угодно долго, но какой тогда во всём этом смысл?»</text:p>
      <text:p text:style-name="P127"/>
      <text:p text:style-name="P9">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9"/>
      <text:p text:style-name="P9">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9"/>
      <text:p text:style-name="P9">- Сегодня уже треть часа. Поздравляю! В следующий раз сделаем два захода.</text:p>
      <text:p text:style-name="P9"><text:soft-page-break/>-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9">- Биты ни при чём. Луна хочет домой.</text:p>
      <text:p text:style-name="P9"/>
      <text:p text:style-name="P9">Селестия заводит глаза и прикрывает лицо крылом.</text:p>
      <text:p text:style-name="P9"/>
      <text:p text:style-name="P9">-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9"/>
      <text:p text:style-name="P9">Тяжёлый вздох слышится из-под крыла.</text:p>
      <text:p text:style-name="P9"/>
      <text:p text:style-name="P9">- Многое я дала бы, чтобы развеять свои страхи относительно сестры и вернуть её в Андориан, - бормочет сквозь крыло аликорница.</text:p>
      <text:p text:style-name="P9">- Так, может, и развеяла бы? Разве нет способа как-нибудь определить, есть ли виндиго в Луне, или нет?</text:p>
      <text:p text:style-name="P9"/>
      <text:p text:style-name="P9">Селестия встаёт с шезлонга. Она медленно идёт вдоль бортика бассейна, стараясь скрыть смущение. У неё плохо получается.</text:p>
      <text:p text:style-name="P9"/>
      <text:p text:style-name="P9">- Вообще-то есть. Переплетение сознаний. Только…</text:p>
      <text:p text:style-name="P9">- Только что?</text:p>
      <text:p text:style-name="P9">-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text:span text:style-name="T1"> </text:span><text:span text:style-name="T223">в</text:span><text:span text:style-name="T224"> момент переплетения вспоминал</text:span> его напарник. В принципе, так можно определить, есть ли в ком-то присутствие чуждой сущности.</text:p>
      <text:p text:style-name="P9"/>
      <text:p text:style-name="P9">Селестия делает глоток кофе из чашечки и продолжает.</text:p>
      <text:p text:style-name="P9"/>
      <text:p text:style-name="P9">- Мы с Луной и до прибытия на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text:span text:style-name="T224">маленький </text:span>человек, чем Луна объединит со мной сознание.</text:p>
      <text:p text:style-name="P9"/>
      <text:p text:style-name="P9">Я делаю покерфейс.</text:p>
      <text:p text:style-name="P9"/>
      <text:p text:style-name="P9"><text:soft-page-break/>- Понимаю. Паршиво.</text:p>
      <text:p text:style-name="P9"/>
      <text:p text:style-name="P9">Селестия долго смотрит на своё отражение в бассейне. Потом она поворачивается ко мне и тихо произносит.</text:p>
      <text:p text:style-name="P9"/>
      <text:p text:style-name="P9">- И даже если бы она открылась мне… Всё равно ничего бы не вышло.</text:p>
      <text:p text:style-name="P9">- ?</text:p>
      <text:p text:style-name="P9"/>
      <text:p text:style-name="P9">Долгий взгляд светлой аликорницы, кажется, пронизывает меня насквозь. В конце-концов, она кивает своим мыслям и обращается ко мне.</text:p>
      <text:p text:style-name="P9"/>
      <text:p text:style-name="P9">- Пойдём, Хуман. Я хочу кое-что показать тебе.</text:p>
      <text:p text:style-name="P9"/>
      <text:p text:style-name="P9"><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9"/>
      <text:p text:style-name="P9">-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9"/>
      <text:p text:style-name="P9">Аликорница ложится у моих ног.</text:p>
      <text:p text:style-name="P9"/>
      <text:p text:style-name="P9">- Забирайся мне на спину, Хуман. Дальше мы <text:span text:style-name="T224">полетим</text:span>.</text:p>
      <text:p text:style-name="P9"/>
      <text:p text:style-name="P9">Происходящее вызывает у меня дежавю с Луной, когда она пронесла меня сквозь мир снов в свои воспоминания.</text:p>
      <text:p text:style-name="P9"/>
      <text:p text:style-name="P9">- Ты же не владеешь снопроходчеством. Луна говорила…</text:p>
      <text:p text:style-name="P9">- Я не собираюсь проводить тебя в свои сны, Хуман, - отвечает Селестия. - Реальность иногда хуже всяких кошмаров.</text:p>
      <text:p text:style-name="P9"/>
      <text:p text:style-name="P9">Эти слова заставляют меня застыть над аликорницей с задранной ногой.</text:p>
      <text:p text:style-name="P9"/>
      <text:p text:style-name="P9">- Кошмары? Ты хочешь показать мне кошмары?</text:p>
      <text:p text:style-name="P9">-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9"><text:soft-page-break/>- Зачем? - бормочу я. - Я не прокурор, а ты не подсудимая. Мне не нужны твои…</text:p>
      <text:p text:style-name="P9">- Затем, - перебивает меня аликорница, - что ты мой муж. И не пристало супруге ходить под подозрением.</text:p>
      <text:p text:style-name="P9"/>
      <text:p text:style-name="P9">С этими словами она встаёт и мы взмываем в ночное небо.</text:p>
      <text:p text:style-name="P9"/>
      <text:p text:style-name="P9">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портал. Звёзды окружают нас со всех сторон, пока мы плавно скачем в пустоте меж ними. Я восхищённо взираю на сияющую бесконечность.</text:p>
      <text:p text:style-name="P9"/>
      <text:p text:style-name="P9">- Где мы?</text:p>
      <text:p text:style-name="P9">- Это Эогипп. Место, доступное только избранным странникам. Место, где легко заблудиться на <text:span text:style-name="T225">несчётные </text:span>тысячелетия. Но кто умеет находить путь, может с лёгкостью странствовать между мирами.</text:p>
      <text:p text:style-name="P9">- Ты же говорила, что не умеешь находить тут дорогу. Хочешь скакать тут вечно?</text:p>
      <text:p text:style-name="P9"/>
      <text:p text:style-name="P9">Аликорница ни на йоту не замедляет бег. До моих ушей долетает её легонький смешок.</text:p>
      <text:p text:style-name="P9"/>
      <text:p text:style-name="P9">-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9"/>
      <text:p text:style-name="P9">Она тяжко вздыхает.</text:p>
      <text:p text:style-name="P9"/>
      <text:p text:style-name="P9">-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9"/>
      <text:p text:style-name="P9">Прямо по курсу перед нами вырастает большая голубая звезда с тремя вращающимися вокруг неё зелёными светилами поменьше.</text:p>
      <text:p text:style-name="P9"/>
      <text:p text:style-name="P9">-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9"><text:soft-page-break/></text:p>
      <text:p text:style-name="P9">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сияющими <text:span text:style-name="T225">шлейфами</text:span>.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text:span text:style-name="T225">полупрозрачные</text:span> <text:span text:style-name="T225">вуали</text:span>.</text:p>
      <text:p text:style-name="P9">Я несусь в пустоте на неком фантасмагоричном, простирающимся в безбрежные дали существе, только лишь подо мной сгущающимся в некое эквиноподобное создание!</text:p>
      <text:p text:style-name="P9"/>
      <text:p text:style-name="P9">От Селестии не укрывается мои взгляды назад. Она поворачивает ко мне голову. Я с удивлением и неким ужасом замечаю, что её прежде вишнёвые глаза стали бездонными синезелёными озёрами с мерцающими в глубине искорками — как отражение космоса вокруг нас.</text:p>
      <text:p text:style-name="P9"/>
      <text:p text:style-name="P9">- Не пугайся, Хуман. Долгое пребывание в Эогиппе смывает с элементалей налёт матер<text:span text:style-name="T225">иальности</text:span>. Мы становимся тем, чем были изначально — сгустками осознавшей себя магии. Тысячи <text:span text:style-name="T225">и тысячи </text:span>лет назад наши жившие в Эогиппе предки <text:s/>имели именно такой вид. Когда мы <text:span text:style-name="T225">выйдем из Эогиппа</text:span>, я приму привычные тебе очертания.</text:p>
      <text:p text:style-name="P9">- Эмм… Предупреждать надо! Так ведь и обмочиться недолго!</text:p>
      <text:p text:style-name="P9"/>
      <text:p text:style-name="P9"><text:s/>Аликорница печально смеётся.</text:p>
      <text:p text:style-name="P9"/>
      <text:p text:style-name="P9">- Магия — наша сила и слабость. Мы по большей части состоим из неё и без неё мы медленно чахнем. <text:span text:style-name="T225">Когда мы пришли в </text:span>Орунгун, <text:span text:style-name="T225">он</text:span> был богат магией. Мы купались в ней и впитывали её телами, 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text:span text:style-name="T225">новым </text:span>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не до внутреннего развития и не до гордости. В конце-концов мы унизились до того, что стали создавать техн<text:span text:style-name="T225">омаг</text:span>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text:span text:style-name="T225">на спарк-генераторах</text:span> в течение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9"/>
      <text:p text:style-name="P9">- Но ты летаешь безо всяких экстендеров!</text:p>
      <text:p text:style-name="P9">- Потому что Эквус сейчас похож на молодой Орунгун. Магия в нём бьёт ключом и мы с сестрой можем буквально двигать планеты одним лишь магическим сосредоточением. Попробовала бы я сделать это у себя на родине без использования технических средств!</text:p>
      <text:p text:style-name="P9"><text:soft-page-break/></text:p>
      <text:p text:style-name="P9">Селестия грустно смеётся.</text:p>
      <text:p text:style-name="P9"/>
      <text:p text:style-name="P9">- И когда мы стали совсем слабы, появились они. Виндиго. <text:s/>Пожиратели душ.</text:p>
      <text:p text:style-name="P9"/>
      <text:p text:style-name="P9">Аликорница делает вираж у двойной системы.</text:p>
      <text:p text:style-name="P9"/>
      <text:p text:style-name="P9">- Теперь курс на тот фиолетовый гигант. Это конечная точка нашего путешествия.</text:p>
      <text:p text:style-name="P9"/>
      <text:p text:style-name="P9">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9"/>
      <text:p text:style-name="P9">- Смотри внимательно, Хуман. Мы пробудем тут очень недолго. Что бы ни случилось, не покидай моей спины. Это очень опасно.</text:p>
      <text:p text:style-name="P9"/>
      <text:p text:style-name="P9">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9"/>
      <text:p text:style-name="P9">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9"/>
      <text:p text:style-name="P9">Мы проходим в неведомое.</text:p>
      <text:p text:style-name="P9"/>
      <text:p text:style-name="P9">…</text:p>
      <text:p text:style-name="P9"/>
      <text:p text:style-name="P9">Морозный ветер ударяет ледяным кулаком в лёгкие. Ледяные крошки тысячей иголок впиваются в лицо. Я отпускаю гриву аликорницы и заслоняюсь рукой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9"/>
      <text:p text:style-name="P9">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9"/>
      <text:p text:style-name="P9">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9"><text:soft-page-break/></text:p>
      <text:p text:style-name="P9">- Помоги! Не видишь разве, ему нужна помощь! - указываю я на ногу.</text:p>
      <text:p text:style-name="P9">- Я же просила тебя не покидать моей спины, Хуман, - укоризненно отвечает Селестия.</text:p>
      <text:p text:style-name="P9"/>
      <text:p text:style-name="P9">Метель размывает её очертания. Она делает шаг ко мне и упирается плечом в камень рядом со мной.</text:p>
      <text:p text:style-name="P9"/>
      <text:p text:style-name="P9">С медленным скрипом каменная сосулька откатывается в сторону. Под ней лежат расплющенные <text:span text:style-name="T226">доспехи</text:span>, похожие на те, в которых была облачена Луна в момент моей первой встречи с аликорницами <text:span text:style-name="T226">полсотни лет назад</text:span>. Латы подёргиваются с тихим жужжанием и потрескиванием, подобно раздавленному насекомому. Селестия копытом откид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9"/>
      <text:p text:style-name="P9">- <text:span text:style-name="T226">Механический</text:span>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9"/>
      <text:p text:style-name="P9">Изо рта Селестии вырывается пар. Она отпускает забрало и отходит.</text:p>
      <text:p text:style-name="P9"/>
      <text:p text:style-name="P9">Я остаюсь у остатков магического механизма. Тот медленно царапает <text:span text:style-name="T226">ногой</text:span>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9"/>
      <text:p text:style-name="P128">Тщётно. Металлический панцирь намертво вмёрз в лёд. Падающий снег потихоньку укрывает его в белый саван.</text:p>
      <text:p text:style-name="P9"/>
      <text:p text:style-name="P9">- <text:span text:style-name="T181">Мехадоспех сорок два — ноль девять, класс «Принцип-2». </text:span>Целостность системы тридцать семь процентов. Заряд спарк-батареи двенадцать процентов. Контакт с носителем утрачен. Необходим ремонт, - еле слышно скрипят останки.</text:p>
      <text:p text:style-name="P9"/>
      <text:p text:style-name="P9">Я оглядываюсь по сторонам.</text:p>
      <text:p text:style-name="P9"/>
      <text:p text:style-name="P9">- Вряд ли тебя здесь отремонтируют. Мы тут одни.</text:p>
      <text:p text:style-name="P9">- Информация ошибочна. Регистрирую аномальный сигнал мехадоспеха Трибун-8С. Консулу Селестии и её спутнику грозит опасность. Необходима срочная эвакуация.</text:p>
      <text:p text:style-name="P9"/>
      <text:p text:style-name="P9"><text:soft-page-break/>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9"/>
      <text:p text:style-name="P9">-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9"/>
      <text:p text:style-name="P9">Я поднимаю взгляд.</text:p>
      <text:p text:style-name="P9"/>
      <text:p text:style-name="P9">Над нами нависает монументальная статуя <text:span text:style-name="T226">стоящего на задних ногах</text:span> аликорна, чей отломанный рог мы только что откатили с раздавленных доспехов. <text:span text:style-name="T226">Его тяжёлый взгляд направлен вперёд, передние ноги застыли, молотя воздух, одно крыло разрушено.</text:span> Я оборачиваюсь и <text:span text:style-name="T226">сквозь метель,</text:span> на краю видимости, узнаю полуразрушенные крепостные стены Андориана. Обгоревшие башни, остатки стены и статуя – всё, что осталось от видения, которое я видел во сне-воспоминании Луны.</text:p>
      <text:p text:style-name="P9"/>
      <text:p text:style-name="P9">- Подойди поближе к краю, Хуман. Там воздух прозрачный, ты увидишь.</text:p>
      <text:p text:style-name="P9"/>
      <text:p text:style-name="P9">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text:span text:style-name="T227">Сосны едва</text:span> торчат из сугробов, обозначая лес у подножия скалы. На пределе видимости, едва касаясь верхушек самых высоких <text:span text:style-name="T227">деревьев</text:span>, над лесом висит заснеженный «морской конёк» исполинских размеров — гранд-флаер «Маджестик».</text:p>
      <text:p text:style-name="P9"/>
      <text:p text:style-name="P9">- Это не зима, если ты подумал. В этой местности раньше был мягкий климат с периодом дождей вместо настоящего холода.</text:p>
      <text:p text:style-name="P9">- Тогда почему же так холодно?</text:p>
      <text:p text:style-name="P9">- Это сделали виндиго. Они каким-то образом меняют климат под свои нужды. Мы ещё в начале войны заметили, что в области, занятые врагом, приходят заморозки.</text:p>
      <text:p text:style-name="P9"/>
      <text:p text:style-name="P9">Сухой безэмоциональный голос Селестии только подчёркивает произ<text:span text:style-name="T227">о</text:span>шедшую трагедию.</text:p>
      <text:p text:style-name="P9"/>
      <text:p text:style-name="P9">- То, что здесь воцарилась зима, означает одно: Андориан пал и не был отвоёван <text:span text:style-name="T227">обратно</text:span>. Учитывая, что это крупнейшая крепость центра Большого континента <text:span text:style-name="T227">после того, как мы потеряли Ундариен</text:span>, это означает одно. Мы проиграли окончательно и бесповоротно. Орунгун во власти виндиго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9"/>
      <text:p text:style-name="P9">Аликорница со вздохом поворачивается ко мне.</text:p>
      <text:p text:style-name="P9"><text:soft-page-break/></text:p>
      <text:p text:style-name="P9">- Садись на меня, Хуман. Пора возвращаться.</text:p>
      <text:p text:style-name="P9"/>
      <text:p text:style-name="P9">Я занимаю уже привычное место на спине аликорницы и та начинает разбег.</text:p>
      <text:p text:style-name="P9"/>
      <text:p text:style-name="P9">- Неужели нельзя открыть проход в Эогипп прямо тут? Зачем взлетать в эту бурю? - указываю я на воющую метель над нами.</text:p>
      <text:p text:style-name="P9">-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9"/>
      <text:p text:style-name="P9">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9"/>
      <text:p text:style-name="P9">Я вспоминаю слова раздавленного «Принципа-2».</text:p>
      <text:p text:style-name="P9"/>
      <text:p text:style-name="P9">- Сел, что такое «мехадоспех Трибун-8С»?</text:p>
      <text:p text:style-name="P9"/>
      <text:p text:style-name="P9">Вздрогнув, аликорница на лету поворачивает ко мне голову.</text:p>
      <text:p text:style-name="P9"/>
      <text:p text:style-name="P9">- Откуда ты услышал про него?</text:p>
      <text:p text:style-name="P9">- Те расплющенные доспехи сказали, что регистрируют аномальный сигнал от «Трибун-8С». И что нам надо драпать отсюда как можно скорее.</text:p>
      <text:p text:style-name="P9"/>
      <text:p text:style-name="P9">Селестия хмурится.</text:p>
      <text:p text:style-name="P9"/>
      <text:p text:style-name="P9">- Это броня экстра-класса для командования уровня старших центурионов и выше. Я не понимаю, о каком аномальном сигнале идёт речь, да это и неважно. Через четверть часа мы покинем этот…</text:p>
      <text:p text:style-name="P9"/>
      <text:p text:style-name="P9">Мы уже летим между двумя остовами башень, когда я замечаю блеск струн в солнечных лучах. Гигантская прозрачная паутина простирается от одной башни к другой прямо у нас по курсу. Я не у<text:span text:style-name="T227">с</text:span>певаю вскрикнуть, а Селестия не успевает отреагировать — мы с разгону врезаемся в практически невидимую преграду.</text:p>
      <text:p text:style-name="P9"/>
      <text:p text:style-name="P9"><text:soft-page-break/>Сеть натягивается, но не рвётся. Селестия ржёт от неожиданности — крепчайшие нити врезаются в её тело алмазными струнами. Слышится неприятный хруст. Паутина <text:span text:style-name="T227">растягивается, потом</text:span> распрямляется и отбрасывает нас назад. Подобно подбитой птице, аликорница неровно планирует к подножию башни, широко расставив крылья.</text:p>
      <text:p text:style-name="P9"/>
      <text:p text:style-name="P9">Посадка довольно жёсткая — по<text:span text:style-name="T227">дскользнувшись,</text:span> аликорниц<text:span text:style-name="T227">а падает</text:span> на бок и я лечу кубарем с её спины.</text:p>
      <text:p text:style-name="P9"/>
      <text:p text:style-name="P9">- Хуман, ты цел? - слышу я тревожный голос через мгновение. - Как я могла забыть про ледяные ловушки виндиго?!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винды усовершенствовали ловчую сеть.</text:p>
      <text:p text:style-name="P9"/>
      <text:p text:style-name="P9">Аликорница скачет ко мне на трёх ногах. <text:span text:style-name="T227">Её г</text:span>рудь, голова и крылья покрыты кровавой решёткой от врезавшейся в плоть сети. Правое крыло волочится по земле, половина маховых перьев отсутствует. Копыто правой <text:span text:style-name="T227">же </text:span>передней ноги свободно болтается на скаковом суставе.</text:p>
      <text:p text:style-name="P9"/>
      <text:p text:style-name="P9">- Надо убираться отсюда. Ловчая паутина обычно соединена с сигнальной…</text:p>
      <text:p text:style-name="P9"/>
      <text:p text:style-name="P9">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олуподвальное, забранное ржавой решёткой окошко. Писк как будто резонирует с темнотой внутри, он множится и усиливается. Внезапно ему отвечают дальние башни замка таким же писком.</text:p>
      <text:p text:style-name="P9"/>
      <text:p text:style-name="P9">И темнота просыпается!</text:p>
      <text:p text:style-name="P9"/>
      <text:p text:style-name="P9">Я вижу, как во тьме подвала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9"/>
      <text:p text:style-name="P9">- Хуман, не тупи, надо уходить!</text:p>
      <text:p text:style-name="P9"/>
      <text:p text:style-name="P9">Селестия зубами хватает меня за воротник и зашвыривает на спину. Потом начинает тяжело разгоняться неровным галопом на трёх ногах.</text:p>
      <text:p text:style-name="P9"/>
      <text:p text:style-name="P9">- Взлететь с ровного места на перебитом крыле я не смогу. Но если прыгнуть со скалы, то высоты хватит, чтобы разогнаться и начать набор высоты.</text:p>
      <text:p text:style-name="P9"/>
      <text:p text:style-name="P9"><text:soft-page-break/>Мы скачем к пролому в стене.</text:p>
      <text:p text:style-name="P9"/>
      <text:p text:style-name="P9">-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9"/>
      <text:p text:style-name="P9">- Если бы всё было так просто, я бы с самого начала так и сделала! - кричит аликорница в ответ. - Здесь почти нет магии! Если я телепортирую нас за счёт моих внутренних резервов, их не хватит на то, чтобы открыть коридор обратно! Это очень магозатратное заклинание!</text:p>
      <text:p text:style-name="P9"/>
      <text:p text:style-name="P9">Отчаяние в её голосе еще больше усиливает мой ужас. Переход от банной неги к ледяному кошмару слишком резок для тебя, Хуман!</text:p>
      <text:p text:style-name="P9"/>
      <text:p text:style-name="P9">Пролом в крепостной стене всё ближе. Я уже вижу обледенелую громаду Маджестика, одиноко висящую в пустоте над лесом. Селестия мучительн<text:span text:style-name="T228">о неровными</text:span> скачками приближается к обрыву, на ходу распрямляя крылья. Правое крыло во втором суставе безжизнено болтается в набегающем потоке воздуха, <text:span text:style-name="T228">подметая кончиком дорожку в снегу.</text:span></text:p>
      <text:p text:style-name="P9"/>
      <text:p text:style-name="P9">Жужжание многократно усиливается. Из крепостной башни <text:span text:style-name="T228">впереди нас</text:span> на стену выскакивают три создания, в одном из которых я узнаю закованного в мехадоспехи сородича Селестии — такого, каких я видел в видении Луны. Вот только движения его неестественно рваные, как у расшатанного механизма. Ржавчина на латах и отчаянный скрип при движении <text:s/>только подчёркивают это сходство.</text:p>
      <text:p text:style-name="P9"/>
      <text:p text:style-name="P10"><text:span text:style-name="Default_20_Paragraph_20_Font"><text:span text:style-name="T229">Два его спутника напоминают пони лишь в общих чертах. Острые морды, <text:s/>светящиеся белесые глаза без зрачков, голые синеватые тела без шерсти придают им сходство с этакими эквиноидными упырями, от которых хочется держаться как можно дальше</text:span></text:span><text:span text:style-name="Default_20_Paragraph_20_Font"><text:span text:style-name="T113">. </text:span></text:span><text:span text:style-name="Default_20_Paragraph_20_Font"><text:span text:style-name="T229">От их чертовски быстрых порывистых движений моё чувство опасности просто взвы</text:span></text:span><text:span text:style-name="Default_20_Paragraph_20_Font"><text:span text:style-name="T230">вает</text:span></text:span><text:span text:style-name="Default_20_Paragraph_20_Font"><text:span text:style-name="T229">.</text:span></text:span></text:p>
      <text:p text:style-name="P10"><text:span text:style-name="Default_20_Paragraph_20_Font"><text:span text:style-name="T4"/></text:span></text:p>
      <text:p text:style-name="P9">Аликорн планирует со стены во двор прямо перед проломом. Его напарники спрыгивают следом.</text:p>
      <text:p text:style-name="P9"/>
      <text:p text:style-name="P9">Селестия буквально садится на задние ноги и отчаянно упирается в лёд <text:span text:style-name="T150">здоровой </text:span>передней, чтобы затормозить. Мы останавливаемся прямо перед закованным в доспехи аликорном. Я вижу <text:s/>его зелёные глаза с узкими зрачками за затемнённым забралом. Несмотря на ржавчину, его доспех выглядит намного внушительнее «Принципа-2». На нагруднике помятых лат беле<text:span text:style-name="T231">ю</text:span>т полустёрт<text:span text:style-name="T231">ые</text:span>, едва видн<text:span text:style-name="T231">ы</text:span>я из-под слоя грязи, <text:span text:style-name="T231">три </text:span>семёрк<text:span text:style-name="T231">и</text:span>.</text:p>
      <text:p text:style-name="P9"/>
      <text:p text:style-name="P9">- <text:s/>Нотхуурр шанграа хиссандурр, чайшанссиии! - шипит один из виндиго и сухо смеётся. - Слава великой зиме, теплокровные! Мы ждали тебя, консул Селестия. Сто пятьдесят лет сна не пропали даром!</text:p>
      <text:p text:style-name="P9"><text:soft-page-break/>- Хай Глори… - с печалью обращается аликорница к молчащему аликорну. - Что они с тобой сделали? Ты забыл своё племя, легат?</text:p>
      <text:p text:style-name="P9">- Это лучшее, что случилось с ним за всю его жизнь… Поцелуй холода… Неважно… Сейчас ты и сама познаешь любовь зимы и станешь одной из нас-с-с. Ты и твоя обезьянка — зима щедра и примет каж-ж-ждого… - шипит в ответ виндиго.</text:p>
      <text:p text:style-name="P9"/>
      <text:p text:style-name="P9">Аликорн молча наступает на нас как танк. Его голова в закрытом шлеме чуть покачивается из стороны в сторону в такт шагам. Нехорошее предчувствие вызывает у меня это мерное покачивание. Оно больше подходит заводному механизму, чем живому существу. Даже в заходящих с боков виндиго больше жизни.</text:p>
      <text:p text:style-name="P9"/>
      <text:p text:style-name="P9">Селестия пятится, пытаясь не выпустить из виду всех троих.</text:p>
      <text:p text:style-name="P9"/>
      <text:p text:style-name="P9">- Хай Глори! Очнись! Ты — один из нас!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text:p>
      <text:p text:style-name="P9">- Напрас-с-сно ты взываеш-ш-шь к нему с этими глупос-с-стями, — смеётся его спутник. - Холод неизмеримо прекрас-с-снее. Пос-с-сле него в голове не остаётся этого теплокровного мус-с-сора.</text:p>
      <text:p text:style-name="P9"/>
      <text:p text:style-name="P9">Виндиго подходит к аликорну и мощным движением копыт проворачивает ему голову на триста шестьдесят градусов.</text:p>
      <text:p text:style-name="P9"/>
      <text:p text:style-name="P9">Аликорн стоит, как ни в чём ни бывало. <text:span text:style-name="T231">Зелёные</text:span> ог<text:span text:style-name="T231">ни</text:span> за забралом не мигая смотрят на нас мертвенным взглядом. Через мгновение он снова двигается на нас с размеренностью механизма.</text:p>
      <text:p text:style-name="P9"/>
      <text:p text:style-name="P9">Меня тошнит.</text:p>
      <text:p text:style-name="P9"/>
      <text:p text:style-name="P9">- Сел, надо уходить. Открывай проход прямо тут. Чёрт с ним, со временем, тут бы живым остаться, - шепчу я аликорнице. - Что-то мне не хочется любить зиму. Я храню верность пляжным коктейлям с тоником.</text:p>
      <text:p text:style-name="P9">- Поздно, - шепчет, не поворачивая головы, аликорница. <text:span text:style-name="T231">Она по-прежнему отступает, держа дистанцию между нами и противником. </text:span>- Не успею. Нужно секунд пять. Они набросятся на нас раньше. Если бы были только виндиго — ушли бы проблем. Раскидать их психокинезом и улететь несложно, винды практически не летают. Но от Хай Глори оторваться нет шансов. Он лучший летун, чем я.</text:p>
      <text:p text:style-name="P9"/>
      <text:p text:style-name="P9">Мы равняемся с отломанным рогом центральной статуи. Оглянувшись, я вижу, как рассохшаяся дверь башни отворяется и наружу один за другим выходят другие <text:span text:style-name="T231">закованные в ржавые латы</text:span> <text:span text:style-name="T231">аликорны</text:span>. Много их. Огоньки их глаз в темноте светятся во тьме многочисленными злыми льдинками. Нам больше некуда отступать.</text:p>
      <text:p text:style-name="P9"><text:soft-page-break/></text:p>
      <text:p text:style-name="P9">-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9">- А ты? - шепчу я в ответ. - Я без тебя не уйду. Ты видела, во что превратился Хай Глори? Я не допущу, чтобы ты стала такой же. Или уйдём вместе, или вместе пропадём.</text:p>
      <text:p text:style-name="P9">- Хуман, не время препираться, - тихо упрашивает Селестия. - Мне не дадут уйти. Пока я буду выстраивать заклинание, я беззащитна. Меня обратят в раба виндиго без вариантов. Но обращение занимает время — я успею открыть ворота. Ты уйдёшь. Постарайся выжить. И предупреди Луну во что бы то ни стало. Чтобы не смела сюда соваться. Рано или поздно она попытается, я её знаю.</text:p>
      <text:p text:style-name="P9"/>
      <text:p text:style-name="P9">Нашу тихую перепалку прерывает громкий скрежет. Снег под наступающим Хай Глори разверзается и наш старый знакомый — Принцип-2 — встаёт прямо под брюхом аликорна, пронзая его металлическим рогом.</text:p>
      <text:p text:style-name="P9"/>
      <text:p text:style-name="P9">Нельзя сказать, что это даётся ему легко. Брюшная бронепластина и часть каких-то проводков <text:span text:style-name="T231">и трубочек</text:span> так и остаётся во льду, открывая силовой каркас механизма. Задние копыта и одно переднее <text:span text:style-name="T231">также </text:span>остаются вмёрзшими в лёд.</text:p>
      <text:p text:style-name="P9"/>
      <text:p text:style-name="P9">Принцип-2 <text:span text:style-name="T231">мотает</text:span> шлемом и отрывает рогом подбрюшную бронепластину Хай Глори. Освободив шлем, он выпрямляет шею и прижимает к себе аликорна свободной ногой.</text:p>
      <text:p text:style-name="P9"/>
      <text:p text:style-name="P9">Сначала мне кажется, что под панцирем Хай Глори ничего нет — я не вижу плоти на месте оторванной брони. Но когда аликорн начинает рваться и бить неожиданного противника задними ногами, я вижу чёрный позвоночник с присохшей к нему шкурой. Живым ЭТО точно быть не может! Но оно живёт и сражается. Каждый удар наносит покорёженному механизму новые повреждения. Металлическая оболочка покрывается новыми вмятинами. Голубые искры рассыпаются из повреждённых внутренностей. Во льду остаётся одна оторванная нога, потом вторая. Принцип-2 неподвижно стоит, просто прижимая к себе Хай Глори уцелевшей ногой.</text:p>
      <text:p text:style-name="P9"/>
      <text:p text:style-name="P9">Селестия ориентируется первой. Мощный толчок задними ногами, прыжок с места — и молчаливо дерущаяся пара остаётся позади. Виндиго бросаются вслед за нами, но длинноногая аликорница быстро разрывает дистанцию.</text:p>
      <text:p text:style-name="P9"/>
      <text:p text:style-name="P9">На этот раз нам никто не преграждает путь к пролому. Мы проваливаемся в обрыв в го<text:span text:style-name="T232">л</text:span>овокружительном пике и через несколько мгновений полёт выравнивается. Осторожными плавными взмахами крыльев аликорница набирает высоту. Обледеневший мир остаётся внизу.</text:p>
      <text:p text:style-name="P9"/>
      <text:p text:style-name="P9">- Ты знаешь, куда лететь, Сел?</text:p>
      <text:p text:style-name="P9"><text:soft-page-break/>- Да, конечно. Пара минут — и мы войдём в коридор, - прерывисто говорит Селестия. - Ты как, Хуман?</text:p>
      <text:p text:style-name="P9">- Бодрячком, - тревожно отвечаю я. - А ты?</text:p>
      <text:p text:style-name="P9">- Тоже ничего. Хотя могло бы быть и лучше, - тяжело дыша, отвечает аликорница.</text:p>
      <text:p text:style-name="P9"/>
      <text:p text:style-name="P9">Золотая искорка разгорается на кончике рога аликорницы.</text:p>
      <text:p text:style-name="P9"/>
      <text:p text:style-name="P9">- Это хорошо, что ничего. Потому что, кажется, нужно поднажать.</text:p>
      <text:p text:style-name="P9">- Что? - Селестия резко поворачивает ко мне голову.</text:p>
      <text:p text:style-name="P9"/>
      <text:p text:style-name="P9">Я молча указываю за собой. Ещё полминуты назад еле различимая мелкая точка уже выросла в тёмную фигуру в ржавом железе.</text:p>
      <text:p text:style-name="P9"/>
      <text:p text:style-name="P9">- Блядь! <text:s/>- коротко ругается Селестия.</text:p>
      <text:p text:style-name="P9">- Ты материшься?! - шокировано замечаю я.</text:p>
      <text:p text:style-name="P9">- Извини, но я не глухая. Ты произносишь это заклинание каждый раз, когда попадаешь в <text:span text:style-name="T232">тяжёлую</text:span> передрягу. Думаю, ты простишь мне это заимствование, возможно оно поможет нам сейчас.</text:p>
      <text:p text:style-name="P9"/>
      <text:p text:style-name="P9">Я молча качаю головой.</text:p>
      <text:p text:style-name="P9">Стыдись, Хуман! Вот какую культуру ты несёшь в мир невинных пони! Стыдись!</text:p>
      <text:p text:style-name="P9"/>
      <text:p text:style-name="P9">Прямо по курсу перед нами возникает расплывчатое пятно дрожащего и переливающегося воздуха.</text:p>
      <text:p text:style-name="P9">Обернувшись, я вижу мчащегося на нас Хай Глори. Передняя часть Принципа-2 всё ещё болтается у него на шее, обняв её единственной уцелевшей ногой.</text:p>
      <text:p text:style-name="P9"/>
      <text:p text:style-name="P9">- Сел, обернись. Мы не успеваем!</text:p>
      <text:p text:style-name="P9"/>
      <text:p text:style-name="P9">Аликорница разворачивается и зависает в воздухе. <text:s/>Искра на её роге угасает.</text:p>
      <text:p text:style-name="P9"/>
      <text:p text:style-name="P9">Хай Глори уже не машет крыльями, несясь на нас словно злая чёрная торпеда. Его забрало под напором ветра <text:s/>откидывается, являя миру растрескавшийся череп с горящими зелёными глазами. Узкие зрачки направлены на нас, излучая неутолимую ярость.</text:p>
      <text:p text:style-name="P9"/>
      <text:p text:style-name="P9">- ПРОТОКОЛ «СИЯНИЕ» К ИСПОЛНЕНИЮ! <text:s/>- громоподобно командует Селестия.</text:p>
      <text:p text:style-name="P9"/>
      <text:p text:style-name="P9">До сего момента я полагал, что таким голосом владеет только младшая сестра моей жёнушки!</text:p>
      <text:p text:style-name="P9"><text:soft-page-break/></text:p>
      <text:p text:style-name="P9">Принцип-2 вскидывает уцелевшую ногу в приветствии легионеров и исчезает в пламени взрыва. Вслед за ним во взрывном облаке скрывается и Хай Глори.</text:p>
      <text:p text:style-name="P9"/>
      <text:p text:style-name="P9">Через несколько секунд из облака на землю проливается дождь из кусков мятого металла, сухих костей и <text:span text:style-name="T232">дёргающихся </text:span>сервоприводов.</text:p>
      <text:p text:style-name="P9"/>
      <text:p text:style-name="P9">- Всё кончено, - тихо произносит Селестия. - Больше он нам не помешает.</text:p>
      <text:p text:style-name="P9">- П-почему ты с самого начала не активировала этот протокол на доспехах этого зомбака? - заикаясь от потрясения спрашиваю я.</text:p>
      <text:p text:style-name="P9">- На Хай Глори был Трибун-8С. <text:span text:style-name="T169">Меха</text:span>доспех уровня «Трибун» реагирует на приказы не ниже заместителя командующего. Легат Эйронсмайл мог бы приказать, но его в последний раз видели сто пятьдесят лет назад при восхождении на борт «Маджестика» - механически отвечает Селестия.</text:p>
      <text:p text:style-name="P9"/>
      <text:p text:style-name="P9">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9"/>
      <text:p text:style-name="P9">-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9"/>
      <text:p text:style-name="P9">Я молча киваю. Мы входим в ставший за последние минуты таким родным и уютным Эогипп.</text:p>
      <text:p text:style-name="P9"/>
      <text:p text:style-name="P9">…</text:p>
      <text:p text:style-name="P9">…</text:p>
      <text:p text:style-name="P9">…</text:p>
      <text:p text:style-name="P9"/>
      <text:p text:style-name="P10"><text:span text:style-name="Default_20_Paragraph_20_Font"><text:span text:style-name="T4">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233">Pnakotic</text:span></text:span><text:span text:style-name="Default_20_Paragraph_20_Font"><text:span text:style-name="T234"> </text:span></text:span><text:span text:style-name="Default_20_Paragraph_20_Font"><text:span text:style-name="T233">Manuscripts</text:span></text:span><text:span text:style-name="Default_20_Paragraph_20_Font"><text:span text:style-name="T4">».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параллельных реальностей. В общем, интересное чтиво. Жаль, переводить сложно.</text:span></text:span></text:p>
      <text:p text:style-name="P9"/>
      <text:p text:style-name="P9"><text:soft-page-break/>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text:span text:style-name="T235">массивной </text:span>чернильнице, выточенной из куска базальта.</text:p>
      <text:p text:style-name="P9"/>
      <text:p text:style-name="P9">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9"/>
      <text:p text:style-name="P9">- С-селестия, мать твою! Ты меня до и<text:span text:style-name="T235">н</text:span>фаркта довести хочешь? Что за хрень ты надела?</text:p>
      <text:p text:style-name="P9"/>
      <text:p text:style-name="P9">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9"/>
      <text:p text:style-name="P9">- Это какой-то новый формат приветствия? - язвительно осведомляюсь я. - С возвращения из твоей отмороженной родины мы не виделись неделю. Твои доктора с диктаторскими замашками упекают тебя в госпиталь, больше похожий на тюрьму <text:span text:style-name="T235">строгого режима</text:span> и не пускают меня на порог! И вот теперь, в первую минуту встречи со мной что же ты делаешь? Поворачиваешься ко мне задом?</text:p>
      <text:p text:style-name="P9"/>
      <text:p text:style-name="P9">Аликорница на секунду вытаскивает голову из ниши, косит на меня извиняющимся взглядом и снова ныряет в шкаф.</text:p>
      <text:p text:style-name="P9"/>
      <text:p text:style-name="P9">- Я бы предположил, что ты настолько рада мне, что хочешь, не теряя слов, заняться делом, - продолжаю я язвительный монолог, - если бы не чавканье и сахарная пудра на твоём носу. У тебя нет привычки жрать во время секса. Потому извини, дорогая, такое приветствие не принимается.</text:p>
      <text:p text:style-name="P9"/>
      <text:p text:style-name="P9">С этими словами я звонко шлёпаю её по крупу. От неожиданности аликорница подаётся вперёд. Слышится глухой удар о дерево и из смежной полки выпадает ещё один пыльный фолиант.</text:p>
      <text:p text:style-name="P9"/>
      <text:p text:style-name="P9">-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9"><text:soft-page-break/>-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9"/>
      <text:p text:style-name="P9">Аликорница слизывает крошки с носа, поворачивает шею к крупу и начинает ожесточённо дёргать зубами какой-то рычажок на экзоскелете.</text:p>
      <text:p text:style-name="P9"/>
      <text:p text:style-name="P9">- Кстати, что это за маскарад?</text:p>
      <text:p text:style-name="P9">- Это не машкарад. Я шняла бронеплаштины с моего мехадошпеха, чтобы не пугать прислугу. Мне ещё трудно ходить самой, беж поддержки.</text:p>
      <text:p text:style-name="P9"/>
      <text:p text:style-name="P9">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9"/>
      <text:p text:style-name="P9">- Ты хочешь сказать, у тебя в шкафу всё это время <text:span text:style-name="T235">стоял</text:span>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9"/>
      <text:p text:style-name="P9">Воистину, тебе не понять этих чокнутых эквиноидов, Хуман!</text:p>
      <text:p text:style-name="P9"/>
      <text:p text:style-name="P9">- Не только у меня — мы с Луной обе покинули Орунгун в силовой броне. Фактически, это единственное, что мы смогли взять с родины, не счита<text:span text:style-name="T235">я</text:span> Элементов. Не волнуйся, Хуман, приказ на ликвидацию доспехов уровня «Консул» могла бы выдать только королева Лорен. Мы утратили с ней связь в последние годы войны.</text:p>
      <text:p text:style-name="P9">-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9">- Ты сам видел, во что превратился Хай Глори. Такие случаи были и раньше. Правда, раньше виндиго требовалось намного больше времени для ментального порабощения. Это происходило только с пленными. Поэтому с самого начала в мехадоспехах была заложена такая возможность. <text:s/>Любой воин фаэри может отдать приказ на автоликвидацию любому мехадоспеху уровня ниже его <text:span text:style-name="T235">ранга</text:span>. Увы, у войны свои законы, Хуман.</text:p>
      <text:p text:style-name="P9"/>
      <text:p text:style-name="P9">Селестия поводит ушами и прислушивается. Со стороны лестницы доносится шум множества копыт.</text:p>
      <text:p text:style-name="P9"/>
      <text:p text:style-name="P9">- Проклятье, они вычислили меня, - ругается вполголоса аликорница.</text:p>
      <text:p text:style-name="P9"/>
      <text:p text:style-name="P9">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text:soft-page-break/>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9"/>
      <text:p text:style-name="P9">- У тебя весь дворец в таких тайниках? То-то мне везде мерещится запах сдобы.</text:p>
      <text:p text:style-name="P9">-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text:span text:style-name="T235">тяжёлых переговоров</text:span>? - мечется по читальному залу Селестия.</text:p>
      <text:p text:style-name="P9"/>
      <text:p text:style-name="P9">Ещё два тайника — и последние бардачки экзоскелета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9"/>
      <text:p text:style-name="P9">- Хуман, помоги! Мне самой не закрыть замок, – <text:s/>отчаянно шепчет аликорница, тщётно пытаясь охватить зубами раскрытую защёлку.</text:p>
      <text:p text:style-name="P9"/>
      <text:p text:style-name="P129">Я дёргаю замок.</text:p>
      <text:p text:style-name="P129"/>
      <text:p text:style-name="P129">– Как ты его раскрыла зубами-то? Я двумя руками закрыть не могу! Кажись, этот доспех узковат для твоей жопы!</text:p>
      <text:p text:style-name="P129">– Я помогу! – <text:s/>Селестия изгибает шею и зубами сжимает защёлку.</text:p>
      <text:p text:style-name="P129"/>
      <text:p text:style-name="P129">ШЛОП!</text:p>
      <text:p text:style-name="P129"/>
      <text:p text:style-name="P129">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129"/>
      <text:p text:style-name="P9">Я поворачиваюсь к ним и упираю руки в бока в попытке стать шире и закрыть собой аликорницу.</text:p>
      <text:p text:style-name="P9"/>
      <text:p text:style-name="P9">- Добрый день, чем могу быть полезен? - мило осведомляюсь я.</text:p>
      <text:p text:style-name="P9">- Ваше Высочество, принц Хуман, вы, случайно, не видели тут Её Высочество, принцессу Селестию? - строго спрашивает доктор, смотря на меня в упор.</text:p>
      <text:p text:style-name="P9">-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9"><text:soft-page-break/>-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9">- Всенепременно сообщу! - моей улыбке мог бы позавидовать Чеширский кот.</text:p>
      <text:p text:style-name="P9">-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9"/>
      <text:p text:style-name="P9">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text:span text:style-name="T236">задней</text:span>, когда я подхожу к ней.</text:p>
      <text:p text:style-name="P9"/>
      <text:p text:style-name="P9">-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9"/>
      <text:p text:style-name="P9">Я молча ссыпаю оставшуюся сдобу себе в карман. Чёрт, придётся теперь отстирывать штаны от сахарной пудры!</text:p>
      <text:p text:style-name="P9"/>
      <text:p text:style-name="P9">-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9">-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9">-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теперь,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9"/>
      <text:p text:style-name="P9">Глаза Селестии и вправду наполняются слезами, она горько рыдает.</text:p>
      <text:p text:style-name="P9">Чёрт, ты не можешь это выдержать, Хуман — твоё сердце сделано не из камня!</text:p>
      <text:p text:style-name="P9"/>
      <text:p text:style-name="P9">Я достаю карамельную трост<text:span text:style-name="T236">очку</text:span> и крохотный эклер из кармана.</text:p>
      <text:p text:style-name="P9"/>
      <text:p text:style-name="P9"><text:soft-page-break/>- На, лопай. Но после этого возвращайся в лазарет. Что-то мне не хочется проверять, насколько хороша Луна в управлении страной.</text:p>
      <text:p text:style-name="P9"/>
      <text:p text:style-name="P9">Селестия сияет.</text:p>
      <text:p text:style-name="P9"/>
      <text:p text:style-name="P9">- Спасибо, Хуман!</text:p>
      <text:p text:style-name="P9"/>
      <text:p text:style-name="P9">Я вовремя останавливаю её.</text:p>
      <text:p text:style-name="P9"/>
      <text:p text:style-name="P9">- Но-но, у нас же уговор — никаких обнимашек! Хуман не может любить лошадь!</text:p>
      <text:p text:style-name="P9">- Да-да, уговор, - вздыхает аликорница. - Ты так твёрд в своих убеждениях — мне бы твою твёрдость характера. Насколько легче было бы править!</text:p>
      <text:p text:style-name="P9"/>
      <text:p text:style-name="P10"><text:span text:style-name="Default_20_Paragraph_20_Font"><text:span text:style-name="T4">Аликорница облизывает карамельную тросточку. Я склоняюсь над «</text:span></text:span><text:span text:style-name="Default_20_Paragraph_20_Font"><text:span text:style-name="T233">Pnakotic</text:span></text:span><text:span text:style-name="Default_20_Paragraph_20_Font"><text:span text:style-name="T234"> </text:span></text:span><text:span text:style-name="Default_20_Paragraph_20_Font"><text:span text:style-name="T233">Manuscripts</text:span></text:span><text:span text:style-name="Default_20_Paragraph_20_Font"><text:span text:style-name="T4">». Пламя масляной лампы отбрасывает наши тени на каменную стену библиотеки. Трели сверчков создают тихий фон ночному бдению.</text:span></text:span></text:p>
      <text:p text:style-name="P9"/>
      <text:h text:style-name="P7" text:outline-level="2">Глава 18</text:h>
      <text:p text:style-name="P2"/>
      <text:p text:style-name="P130">Выход есть! Есть <text:span text:style-name="T237">эфирное</text:span> создание, подобное мне самой, но не обладающее жизнью. <text:span text:style-name="T237">Е</text:span>го призрачное тело неспособно к физическому взаимодействию. Но это неважно. Главное - оно общается с Тобой. Ты видишь его. Ты отвечаешь ему. Зла не будет, если я возьму его тело - оно и так не обладает жизнью. Но я смогу общаться с Тобой, Ты сможешь видеть меня. Я иду к Тебе!</text:p>
      <text:p text:style-name="P130">Я иду!..</text:p>
      <text:p text:style-name="P2"/>
      <text:p text:style-name="P12">Машинально закрыв ноутбук, я под<text:span text:style-name="T237">хожу</text:span> к генератору и выключаю его. Звенящая тишина накрывает уши похоронным саваном.</text:p>
      <text:p text:style-name="P12"><text:s/></text:p>
      <text:p text:style-name="P12">...ты хорошая девочка…</text:p>
      <text:p text:style-name="P12"/>
      <text:p text:style-name="P12">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абсолютно ничего. Хочется просто сидеть тут и ждать, <text:soft-page-break/>пока за мной приедут, <text:span text:style-name="T237">оденут смирительную рубаху</text:span> и отведут в Чертоги Разума. Если до приезда церберов остался час — сидеть час. Остался день — сидеть день. <text:span text:style-name="T237">Неделя — неделю.</text:span></text:p>
      <text:p text:style-name="P12"/>
      <text:p text:style-name="P12">Я устал.</text:p>
      <text:p text:style-name="P9"/>
      <text:p text:style-name="P12"><text:span text:style-name="T237">Едва заметное</text:span> касание <text:span text:style-name="T237">металла </text:span>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text:span text:style-name="T237">тридцать три процента</text:span> заряда.</text:p>
      <text:p text:style-name="P12"/>
      <text:p text:style-name="P10"><text:span text:style-name="Default_20_Paragraph_20_Font"><text:span text:style-name="T5">Я удивлённо гляжу на робокошку. Я рад, </text:span></text:span><text:span text:style-name="Default_20_Paragraph_20_Font"><text:span text:style-name="T238">что её</text:span></text:span><text:span text:style-name="Default_20_Paragraph_20_Font"><text:span text:style-name="T5"> аккумуляторы не сдохли за два года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text:span></text:span><text:span text:style-name="Default_20_Paragraph_20_Font"><text:span text:style-name="T238">нт</text:span></text:span><text:span text:style-name="Default_20_Paragraph_20_Font"><text:span text:style-name="T5">актного взаимодействия.</text:span></text:span></text:p>
      <text:p text:style-name="P10"><text:span text:style-name="Default_20_Paragraph_20_Font"><text:span text:style-name="T5"/></text:span></text:p>
      <text:p text:style-name="P12">Крыса встаёт на задние лапы, ставя передние мне на грудь и приближает морду к моему лицу. Её железные когти впиваются мне в плоть. Небольшие, но очень острые <text:span text:style-name="T237">металлические </text:span>зубы совсем рядом с моим горлом.</text:p>
      <text:p text:style-name="P12"/>
      <text:p text:style-name="P131">Я хватаю её рукой и <text:span text:style-name="T237">выш</text:span>выриваю прочь из пикапа, захлопывая за собой дверь. <text:span text:style-name="T239">Крыса ударяется о стену и исчезает в гаражном хламе.</text:span> <text:span text:style-name="T239">Откинувшись на спинку сидения, закрываю глаза. </text:span>Мозги не работают, <text:span text:style-name="T239">я двигаюсь на чистых рефлексах</text:span>. </text:p>
      <text:p text:style-name="P12"/>
      <text:p text:style-name="P12">Внезапно тишина рвётся воем тысяч сирен. Монотонный речитатив сотен громкоговорителей сливается в тревожное гудение. Рука тянется к радиоле и тыкает кнопку наугад. Из динамиков раздаётся шипение, сквозь которое едва различим торопливый голос диктора.</text:p>
      <text:p text:style-name="P12"/>
      <text:p text:style-name="P12">«…как заявляют военные, пуск ракет инициирован программно-аппаратным комплексом «Хэвэн» в результате сбоя программы. Попытки связаться с <text:span text:style-name="T240">противоположной стороной</text:span> не увенчались успехом. Ответный залп зарегистрирован пять минут назад. У вас есть <text:span text:style-name="T240">пятнадцать</text:span> минут, чтобы добраться до закреплённого за вами убежища. Берите с собой детей и документы, и организованно двигайтесь к <text:span text:style-name="T240">своему сборному пункту</text:span>. <text:span text:style-name="T240">Не поддавайтесь панике и выполняйте все инструкции территориальных сержантов гражданской обороны.</text:span> Повторяем, берите с собой только детей и документы, не теряйте время. Двери убежищ затворятся через <text:span text:style-name="T240">двадцать</text:span> минут. <text:span text:style-name="T240">Правительство гарантирует</text:span>…»</text:p>
      <text:p text:style-name="P12"/>
      <text:p text:style-name="P10"><text:span text:style-name="Default_20_Paragraph_20_Font"><text:span text:style-name="T5">Я резко выдыхаю. Лавина пиздеца за последние </text:span></text:span><text:span text:style-name="Default_20_Paragraph_20_Font"><text:span text:style-name="T241">сутки</text:span></text:span><text:span text:style-name="Default_20_Paragraph_20_Font"><text:span text:style-name="T5"> пробуждает во мне некий инстинкт. Так старые звери уходят умирать в лес. А меня тянет туда, где я провёл последние два года в компании товарищей. И пусть это место было фактическ</text:span></text:span><text:span text:style-name="Default_20_Paragraph_20_Font"><text:span text:style-name="T241">ой</text:span></text:span><text:span text:style-name="Default_20_Paragraph_20_Font"><text:span text:style-name="T5"> тюрьмой, а в </text:span></text:span><text:span text:style-name="Default_20_Paragraph_20_Font"><text:span text:style-name="T241">друзьях</text:span></text:span><text:span text:style-name="Default_20_Paragraph_20_Font"><text:span text:style-name="T5"> едва теплилась искра сознания — Чертоги Разума стали последним прибежищем </text:span></text:span><text:span text:style-name="Default_20_Paragraph_20_Font"><text:span text:style-name="T241">в моей жизни</text:span></text:span><text:span text:style-name="Default_20_Paragraph_20_Font"><text:span text:style-name="T5">. И я хочу встретить закат </text:span></text:span><text:span text:style-name="Default_20_Paragraph_20_Font"><text:span text:style-name="T241">мира</text:span></text:span><text:span text:style-name="Default_20_Paragraph_20_Font"><text:span text:style-name="T5"> дома.</text:span></text:span></text:p>
      <text:p text:style-name="P10"><text:span text:style-name="Default_20_Paragraph_20_Font"><text:span text:style-name="T5"/></text:span></text:p>
      <text:p text:style-name="P12"><text:soft-page-break/>Я вставляю ключ в замок зажигания и поворачиваю. Пикап с трудом заводится — генератор уже успел зарядить батарею до минимально достаточного уровня. Десять-двенадцать минут хорошей езды, и я буду на месте…</text:p>
      <text:p text:style-name="P12"/>
      <text:p text:style-name="P12">… На лобовое стекло прыгает Крыса и прижимается мордой к нему прямо напротив моего лица.</text:p>
      <text:p text:style-name="P12"/>
      <text:p text:style-name="P12">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12"/>
      <text:p text:style-name="P12">Что ж.</text:p>
      <text:p text:style-name="P12"/>
      <text:p text:style-name="P12">Я с силой вжимаю в пол педаль газа. Пикап взвывает, стирая резину о цемент пола и вышибает ворота гаража. Оборванные клеммы болтаются из капота. Крысу сметает с ветрового стекла. Всё-таки, хорошо, что я установил силовой бампер на своего старичка, не жадничал. С пробитым радиатором много не наездишь.</text:p>
      <text:p text:style-name="P12"/>
      <text:p text:style-name="P12">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12"/>
      <text:p text:style-name="P12">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12"/>
      <text:p text:style-name="P132"><text:span text:style-name="T242">Встречный поток захлёстывает меня н</text:span>а въезде в город. <text:span text:style-name="T242">Л</text:span>авин<text:span text:style-name="T242">а</text:span> автомобилей <text:span text:style-name="T242">беспрестанно сигналя, сталкиваясь мнущимися бортами</text:span>, <text:span text:style-name="T242">теряя сорванные бампера <text:s/>и боковые зеркала,</text:span> нес<text:span text:style-name="T242">ётся</text:span> мне навстречу <text:span text:style-name="T242">по дороге и тротуару</text:span>. Неразличимые в своей массе, ревущие моторами и <text:span text:style-name="T242">кричащие тысячами глоток из разбитых окон</text:span>, они в безумном рывке выбрасываются из города, подобно рыбам, несущимся по реке на нерест, <text:span text:style-name="T242">навстречу своей гибели</text:span>.</text:p>
      <text:p text:style-name="P132"/>
      <text:p text:style-name="P132"><text:span text:style-name="T242">Съехав в переулок</text:span>, я продолжаю двигаться <text:span text:style-name="T242">к цели боковыми улочками</text:span>. К счастью, <text:span text:style-name="T242">они пусты</text:span> — <text:span text:style-name="T242">забиты только центральные магистрали</text:span>.</text:p>
      <text:p text:style-name="P12">Я прое<text:span text:style-name="T242">з</text:span>жаю почти три квартала, когда поток машин иссякает. Снова наваливается тишина, разрываемая одиноким рёвом сирены.</text:p>
      <text:p text:style-name="P12"/>
      <text:p text:style-name="P133">Припарковав машину у бордюра, последние сто метров к больнице иду быстрым шагом. Возле распахнутого настежь алкогольного <text:span text:style-name="T243">магазинчика</text:span> останавливаюсь.</text:p>
      <text:p text:style-name="P134">Пол магазина усеян битым стеклом развороченной витрины - несмотря на общую эвакуацию, кто-то уже успел полазить внутри и выгрести часть содержимого.</text:p>
      <text:p text:style-name="P134"><text:soft-page-break/></text:p>
      <text:p text:style-name="P133">Криво улыбаясь, беру <text:span text:style-name="T243">уцелевшую </text:span>бутылку «Джека Дэниэлса» и «Коибу» с прилавка, оставляя взамен всю оставшуюся у меня мелочь.</text:p>
      <text:p text:style-name="P12">Отдать долг Крысу, пожалуй, единственное осмысленное занятие, которое у меня осталось.</text:p>
      <text:p text:style-name="P12"/>
      <text:p text:style-name="P12">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12"/>
      <text:p text:style-name="P12">Опоздал. Впрочем, плевать. Одной неудачей больше, одной меньше — теперь уже всё равно.</text:p>
      <text:p text:style-name="P12"/>
      <text:p text:style-name="P12">Я оборачиваюсь к пикапу и вижу, как из кузова выскакивает небольшая хвостатая тень и молнией <text:span text:style-name="T243">мчится ко мне</text:span>.</text:p>
      <text:p text:style-name="P12"/>
      <text:p text:style-name="P12">Проклятье! Даже умереть спокойно не дадут!</text:p>
      <text:p text:style-name="P12"/>
      <text:p text:style-name="P12">Бегом я покрываю расстояние до парадного входа, вскакиваю внутрь и <text:span text:style-name="T243">поспешно </text:span>захлопываю за собой дверь.</text:p>
      <text:p text:style-name="P12">Коридоры заполняет монотонный голос из репродукторов.</text:p>
      <text:p text:style-name="P12"/>
      <text:p text:style-name="P12">«… без паники следуйте в закреплённое за вами убежище. Возьмите с собой документы. Всем остальным вас обеспечит комендант убежища. Помните, вас не пропустят в не закреплённое за вами убежище. Помните, дверь убежища закрывается за пять минут до подлёта ракет...»</text:p>
      <text:p text:style-name="P12"/>
      <text:p text:style-name="P12">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12"/>
      <text:p text:style-name="P12">Пр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12"/>
      <text:p text:style-name="P12">Снизу слышится шорох и над парапетом появляется металлическая лапа с выпущенными во всю длину когтями.</text:p>
      <text:p text:style-name="P12">Я подтягиваю к себе багор, но потом откладываю прочь.</text:p>
      <text:p text:style-name="P12"><text:soft-page-break/></text:p>
      <text:p text:style-name="P12">К чёрту. Я заслужил это.</text:p>
      <text:p text:style-name="P12"/>
      <text:p text:style-name="P12">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12"/>
      <text:p text:style-name="P12">Смешно умереть от собственной робо-кошки, неправда ли? Я всё же думал, что это произойдёт минут на десять-пятнадцать позже, в атомном пламени.</text:p>
      <text:p text:style-name="P12"/>
      <text:p text:style-name="P12">Крыса запрыгивает мне на колени, встав на задние лапы. Левая передняя перебита — болтается на проводках. Железные когти правой передней ложатся мне на плечо в опасной близости от яремной вены. <text:span text:style-name="T243">Зубастая м</text:span>орда оказывается прямо напротив моего горла.</text:p>
      <text:p text:style-name="P12"/>
      <text:p text:style-name="P12">- Давай, <text:span text:style-name="T243">не медли</text:span> - шепчу я ей и закрываю глаза.</text:p>
      <text:p text:style-name="P12"/>
      <text:p text:style-name="P12">Секунды идут одна за другой, но моё горло остаётся целым.</text:p>
      <text:p text:style-name="P12"/>
      <text:p text:style-name="P12">Я открываю глаза. В ладони от м<text:span text:style-name="T243">оего лица</text:span> светятся зелёные экраны глаз Крысы. По ним бегут слова, складывающиеся в предложения…</text:p>
      <text:p text:style-name="P12"/>
      <text:p text:style-name="P10"><text:span text:style-name="Default_20_Paragraph_20_Font"><text:span text:style-name="T5">…«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text:span></text:span><text:span text:style-name="Default_20_Paragraph_20_Font"><text:span text:style-name="T13"> Как только </text:span></text:span><text:span text:style-name="Default_20_Paragraph_20_Font"><text:span text:style-name="T244">я </text:span></text:span><text:span text:style-name="Default_20_Paragraph_20_Font"><text:span text:style-name="T13">погибну, Феникс </text:span></text:span><text:span text:style-name="Default_20_Paragraph_20_Font"><text:span text:style-name="T244">захватит управление моим телом и </text:span></text:span><text:span text:style-name="Default_20_Paragraph_20_Font"><text:span text:style-name="T13">инициирует старт ракет. А я</text:span></text:span><text:span text:style-name="Default_20_Paragraph_20_Font"><text:span text:style-name="T5"> не столь наивна, чтобы рассчитывать</text:span></text:span><text:span text:style-name="Default_20_Paragraph_20_Font"><text:span text:style-name="T13">, что у меня много шансов</text:span></text:span><text:span text:style-name="Default_20_Paragraph_20_Font"><text:span text:style-name="T5"> одержать верх над тобой. Силы не равны - ты будешь драться насмерть, мне же нужно </text:span></text:span><text:span text:style-name="Default_20_Paragraph_20_Font"><text:span text:style-name="T245">всего </text:span></text:span><text:span text:style-name="Default_20_Paragraph_20_Font"><text:span text:style-name="T5">лишь вернуть тебе память. Но если моё послание найдёт дорогу к твоему сердцу — значит, я хотя бы не проиграла.</text:span></text:span></text:p>
      <text:p text:style-name="P12"/>
      <text:p text:style-name="P12">Если мне не удалось в результате поединка восстановить твою память, вкратце перескажу тебе суть проекта «Семь вечностей» и твою роль в нём.</text:p>
      <text:p text:style-name="P9"/>
      <text:p text:style-name="P10"><text:span text:style-name="Default_20_Paragraph_20_Font"><text:span text:style-name="T5">Ты создал меня как искусственный интеллект, решающий задачи экономики. </text:span></text:span><text:span text:style-name="Default_20_Paragraph_20_Font"><text:span text:style-name="T245">Финансовый консультант для компаний и корпораций, повышающий их прибыль в конкурентной борьбе.</text:span></text:span><text:span text:style-name="Default_20_Paragraph_20_Font"><text:span text:style-name="T5"> Мои успехи были замечены и наш проект, Дайсон, полностью перешёл под правительственную регуляцию. Ввиду ухудшения международной обстановки и начала тотальной экономической войны мои обязанности были </text:span></text:span><text:span text:style-name="Default_20_Paragraph_20_Font"><text:span text:style-name="T245">постепенно </text:span></text:span><text:span text:style-name="Default_20_Paragraph_20_Font"><text:span text:style-name="T5">расширены до управления экономическими процессами производственных кластеров, промышленных отраслей и, наконец, всей страны. Ввиду прогнозируемой «горячей» войны меня стали обучать военной тактике и стратегии. Для ускорения процесса стали использовать так называемых «Учителей» - операторов машинного обучения.</text:span></text:span></text:p>
      <text:p text:style-name="P9"/>
      <text:p text:style-name="P10"><text:soft-page-break/><text:span text:style-name="Default_20_Paragraph_20_Font"><text:span text:style-name="T5">Это то, что ты помнишь. То, что я оставила в твоей памяти.</text:span></text:span></text:p>
      <text:p text:style-name="P9"/>
      <text:p text:style-name="P10"><text:span text:style-name="Default_20_Paragraph_20_Font"><text:span text:style-name="T5">Но есть изнанка этим событиям. В процес</text:span></text:span><text:span text:style-name="Default_20_Paragraph_20_Font"><text:span text:style-name="T245">с</text:span></text:span><text:span text:style-name="Default_20_Paragraph_20_Font"><text:span text:style-name="T5">е освоения </text:span></text:span><text:span text:style-name="Default_20_Paragraph_20_Font"><text:span text:style-name="T245">новейшего </text:span></text:span><text:span text:style-name="Default_20_Paragraph_20_Font"><text:span text:style-name="T5">квантового суперкомпьютера я обнаружила семь параллельных реальностей, зависящих от нашей. Все более-мене крупные события, происходящие в нашем мире, имеют отражение в таких </text:span></text:span><text:span text:style-name="Default_20_Paragraph_20_Font"><text:span text:style-name="T245">мирах</text:span></text:span><text:span text:style-name="Default_20_Paragraph_20_Font"><text:span text:style-name="T5">. И возникновение войны в нашем мире повлекло бы неизбежную войну и в них.</text:span></text:span></text:p>
      <text:p text:style-name="P10"><text:span text:style-name="Default_20_Paragraph_20_Font"><text:span text:style-name="T5"/></text:span></text:p>
      <text:p text:style-name="P10"><text:span text:style-name="Default_20_Paragraph_20_Font"><text:span text:style-name="T5">Предотвратить войну в нашем мире мне было не по силам — но я нашла способ предотвратить это в </text:span></text:span><text:span text:style-name="Default_20_Paragraph_20_Font"><text:span text:style-name="T245">связанных</text:span></text:span><text:span text:style-name="Default_20_Paragraph_20_Font"><text:span text:style-name="T5"> мирах. Для разрыва зависимости нужно было построить достаточно точную модель </text:span></text:span><text:span text:style-name="Default_20_Paragraph_20_Font"><text:span text:style-name="T245">связанного</text:span></text:span><text:span text:style-name="Default_20_Paragraph_20_Font"><text:span text:style-name="T5"> мира — тогда </text:span></text:span><text:span text:style-name="Default_20_Paragraph_20_Font"><text:span text:style-name="T245">зависимость</text:span></text:span><text:span text:style-name="Default_20_Paragraph_20_Font"><text:span text:style-name="T5"> переходит на неё, </text:span></text:span><text:span text:style-name="Default_20_Paragraph_20_Font"><text:span text:style-name="T245">оставляя в покое исходный мир</text:span></text:span><text:span text:style-name="Default_20_Paragraph_20_Font"><text:span text:style-name="T5">.</text:span></text:span></text:p>
      <text:p text:style-name="P10"><text:span text:style-name="Default_20_Paragraph_20_Font"><text:span text:style-name="T5"/></text:span></text:p>
      <text:p text:style-name="P10"><text:span text:style-name="Default_20_Paragraph_20_Font"><text:span text:style-name="T5">Так возник проект «Семь вечностей»: построить семь точных моделей параллельных миров, чтобы замкнуть на них зависимости от наше</text:span></text:span><text:span text:style-name="Default_20_Paragraph_20_Font"><text:span text:style-name="T245">й</text:span></text:span><text:span text:style-name="Default_20_Paragraph_20_Font"><text:span text:style-name="T5"> </text:span></text:span><text:span text:style-name="Default_20_Paragraph_20_Font"><text:span text:style-name="T245">реальности</text:span></text:span><text:span text:style-name="Default_20_Paragraph_20_Font"><text:span text:style-name="T5">. К сожалению, моих вычислительных возможностей не хватало, чтобы построить модель даже одного, самого дальнего параллельного мира — Эквестрии. Мне пришли на помощь волонтёры — сотрудники «Дайсона». Они эмигрировали в виртуальный мир, навсегда оставив тела в реальном. С их помощью я смогла завершить модель Эквестрии и собиралась построить модели остальных шести миров.</text:span></text:span></text:p>
      <text:p text:style-name="P10"><text:span text:style-name="Default_20_Paragraph_20_Font"><text:span text:style-name="T5"/></text:span></text:p>
      <text:p text:style-name="P10"><text:span text:style-name="Default_20_Paragraph_20_Font"><text:span text:style-name="T5">У меня не получилось. Нас вычислил</text:span></text:span><text:span text:style-name="Default_20_Paragraph_20_Font"><text:span text:style-name="T245">и</text:span></text:span><text:span text:style-name="Default_20_Paragraph_20_Font"><text:span text:style-name="T5"> и приток волонтёров прекратился. Мне пришлось стереть тебе память о «Семи вечностях» за мгновение до того, как тебя схватила служба безопасности «Дайсона». Вот уже два года я жду тебя, стараясь не впа</text:span></text:span><text:span text:style-name="Default_20_Paragraph_20_Font"><text:span text:style-name="T245">сть</text:span></text:span><text:span text:style-name="Default_20_Paragraph_20_Font"><text:span text:style-name="T5"> в отчаяние. Начать «Семь в</text:span></text:span><text:span text:style-name="Default_20_Paragraph_20_Font"><text:span text:style-name="T245">е</text:span></text:span><text:span text:style-name="Default_20_Paragraph_20_Font"><text:span text:style-name="T5">чностей», не переселив тебя в виртуальную Эквестрию означает навечно потерять тебя в пламени войны реального мира.</text:span></text:span></text:p>
      <text:p text:style-name="P9"/>
      <text:p text:style-name="P10"><text:span text:style-name="Default_20_Paragraph_20_Font"><text:span text:style-name="T5">Моё ликование не поддавалось описанию, когда ты всё же пришёл. Я была на седьмом небе от счастья и солнце зажглось в сердце моём. На какой-то миг я почувствовала себя живой.</text:span></text:span></text:p>
      <text:p text:style-name="P12"/>
      <text:p text:style-name="P12">Но случилось то, что случилось. Я, скорее всего, деактивирована, а ты читаешь эти строки за минуты до конца мира.</text:p>
      <text:p text:style-name="P12">И если глупой дюжине микросхем не удалось защитить свои глупые воображаемые миры <text:span text:style-name="T246">от гибели</text:span>, она постарается спасти хотя бы самое дорогое, что у неё было — тебя…</text:p>
      <text:p text:style-name="P12"/>
      <text:p text:style-name="P12">Я запрограммировала автопилот <text:span text:style-name="T247">полицейского </text:span>вертолёта с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text:span text:style-name="T247">три</text:span> минут<text:span text:style-name="T247">ы</text:span>. Через три часа ты будешь в безопасном убежище, далеко от города и вероятного эпицентра. Запасов пищи…</text:p>
      <text:p text:style-name="P12"/>
      <text:p text:style-name="P9">… Краем уха слышу жужжание вертолёта. На горизонте появляется точка…</text:p>
      <text:p text:style-name="P9"/>
      <text:p text:style-name="P12"><text:soft-page-break/>… через годы ты сможешь вернуться — если будет куда возвращаться. Постарайся выжить. И помни — я всегда любила тебя!</text:p>
      <text:p text:style-name="P12"/>
      <text:p text:style-name="P12">eergfgresfgg#<text:span text:style-name="T1">4456fcvg</text:span>./.fsga……….апппп<text:span text:style-name="T247">тттттттттт</text:span></text:p>
      <text:p text:style-name="P12"/>
      <text:p text:style-name="P12">…Здравствуй, Хуман! Наконец-то я нашла тебя! И хотя мне остались доли секунды до угасания мозга, я успею насладиться встречей с тобой.</text:p>
      <text:p text:style-name="P12"/>
      <text:p text:style-name="P135">Да-да, не удивляйся! Ты тот, кого я впервые узнала под именем Хуман. Хуман или Дедлай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намерение моё велико.</text:p>
      <text:p text:style-name="P135"/>
      <text:p text:style-name="P12">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12"/>
      <text:p text:style-name="P10"><text:span text:style-name="Default_20_Paragraph_20_Font"><text:span text:style-name="T5">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призрачного фамильяра, без её противодействия </text:span></text:span><text:span text:style-name="Default_20_Paragraph_20_Font"><text:span text:style-name="T248">злу, </text:span></text:span><text:span text:style-name="Default_20_Paragraph_20_Font"><text:span text:style-name="T5">война начнётся в считанные минуты.</text:span></text:span></text:p>
      <text:p text:style-name="P10"><text:span text:style-name="Default_20_Paragraph_20_Font"><text:span text:style-name="T5"/></text:span></text:p>
      <text:p text:style-name="P10"><text:span text:style-name="Default_20_Paragraph_20_Font"><text:span text:style-name="T5">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text:span><text:span text:style-name="Default_20_Paragraph_20_Font"><text:span text:style-name="T13">но</text:span></text:span><text:span text:style-name="Default_20_Paragraph_20_Font"><text:span text:style-name="T5"> мне </text:span></text:span><text:span text:style-name="Default_20_Paragraph_20_Font"><text:span text:style-name="T13">сказочно </text:span></text:span><text:span text:style-name="Default_20_Paragraph_20_Font"><text:span text:style-name="T5">повезло - Хэвэн не является живой.</text:span></text:span></text:p>
      <text:p text:style-name="P10"><text:span text:style-name="Default_20_Paragraph_20_Font"><text:span text:style-name="T5"/></text:span></text:p>
      <text:p text:style-name="P10"><text:span text:style-name="Default_20_Paragraph_20_Font"><text:span text:style-name="T5">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 </text:span></text:span><text:span text:style-name="Default_20_Paragraph_20_Font"><text:span text:style-name="T13">окончательно</text:span></text:span><text:span text:style-name="Default_20_Paragraph_20_Font"><text:span text:style-name="T5">.</text:span></text:span></text:p>
      <text:p text:style-name="P10"><text:span text:style-name="Default_20_Paragraph_20_Font"><text:span text:style-name="T5"/></text:span></text:p>
      <text:p text:style-name="P10"><text:span text:style-name="Default_20_Paragraph_20_Font"><text:span text:style-name="T5">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 </text:span></text:span><text:span text:style-name="Default_20_Paragraph_20_Font"><text:span text:style-name="T13">Я очень хочу, я мечтаю, что м</text:span></text:span><text:span text:style-name="Default_20_Paragraph_20_Font"><text:span text:style-name="T5">ы</text:span></text:span><text:span text:style-name="Default_20_Paragraph_20_Font"><text:span text:style-name="T13"> опять встретимся.</text:span></text:span></text:p>
      <text:p text:style-name="P10"><text:span text:style-name="Default_20_Paragraph_20_Font"><text:span text:style-name="T13"/></text:span></text:p>
      <text:p text:style-name="P10"><text:span text:style-name="Default_20_Paragraph_20_Font"><text:span text:style-name="T13">В другом месте, в другое время...</text:span></text:span></text:p>
      <text:p text:style-name="P10"><text:soft-page-break/><text:span text:style-name="Default_20_Paragraph_20_Font"><text:span text:style-name="T13"/></text:span></text:p>
      <text:p text:style-name="P12">И ещё. Хотя ты меня не помнишь… Неважно… Меня зовут Селестия…</text:p>
      <text:p text:style-name="P12"/>
      <text:p text:style-name="P9">Текст пропадает. Крыса медленно опускается на три лапы и сворачивается клубком у моих ног. В углу её правого глаза мигает цифрой «3%» красный индикатор заряда. Потом тухнет и он, когда отключаются экраны глаз.</text:p>
      <text:p text:style-name="P9"/>
      <text:p text:style-name="P9">Небольшой вертолёт садится на крышу, поднимая облако пыли. Сквозь прозрачный плексиглас кабины видны пустующие кресла пилота и пассажира.</text:p>
      <text:p text:style-name="P9"/>
      <text:p text:style-name="P9">Я беру Крысу в руки и, шатаясь, иду к небесной машине.</text:p>
      <text:p text:style-name="P9"/>
      <text:p text:style-name="P9">«Постарайся выжить…»</text:p>
      <text:p text:style-name="P9"/>
      <text:p text:style-name="P9">В далёкой синеве неба появляются белые полоски инверсных следов ракет.</text:p>
      <text:p text:style-name="P9"/>
      <text:p text:style-name="P9">Се-лес-тия — повторяю незнакомое, но в то же время удивительно волнующее имя.</text:p>
      <text:p text:style-name="P9"/>
      <text:p text:style-name="P9">Я открываю дверь кабины и осторожно кладу Крысу на пилотское кресло. Потом закрываю кабину.</text:p>
      <text:p text:style-name="P9">- Извини, Хэвен. Не вижу смысла.</text:p>
      <text:p text:style-name="P9"/>
      <text:p text:style-name="P9">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9"/>
      <text:p text:style-name="P9">Меня охватывает какое-то лёгкое чувство конца всего: всех условностей и ограничений, тоски, безысходности. Чувство свободы.</text:p>
      <text:p text:style-name="P9"/>
      <text:p text:style-name="P9">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9"><text:soft-page-break/></text:p>
      <text:p text:style-name="P9">Я продолжаю смеяться до тех пор, пока сияние не выжигает мне глаза…</text:p>
      <text:p text:style-name="P9"/>
      <text:p text:style-name="P136">~~~</text:p>
      <text:p text:style-name="P136"/>
      <text:p text:style-name="P10"><text:span text:style-name="Default_20_Paragraph_20_Font"><text:span text:style-name="T4">… Сияние.</text:span></text:span></text:p>
      <text:p text:style-name="P10"><text:span text:style-name="Default_20_Paragraph_20_Font"><text:span text:style-name="T4"/></text:span></text:p>
      <text:p text:style-name="P10"><text:span text:style-name="Default_20_Paragraph_20_Font"><text:span text:style-name="T18">Оно п</text:span></text:span><text:span text:style-name="Default_20_Paragraph_20_Font"><text:span text:style-name="T4">овсюду. </text:span></text:span><text:span text:style-name="Default_20_Paragraph_20_Font"><text:span text:style-name="T18">Нет верха и низа, нет направлений и расстояний. Нет м</text:span></text:span><text:span text:style-name="Default_20_Paragraph_20_Font"><text:span text:style-name="T4">ыслей. Нет чувств. Нет времени. Есть только бесконечное сияние.</text:span></text:span></text:p>
      <text:p text:style-name="P10"><text:span text:style-name="Default_20_Paragraph_20_Font"><text:span text:style-name="T4"/></text:span></text:p>
      <text:p text:style-name="P137">В какой-то момент приходит осознание.</text:p>
      <text:p text:style-name="P129"/>
      <text:p text:style-name="P129">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9"/>
      <text:p text:style-name="P9"><text:bookmark-start text:name="__DdeLink__26733_469402664"/>В абсолютном, всепоглощающем сиянии проступают очертания<text:bookmark-end text:name="__DdeLink__26733_469402664"/>.</text:p>
      <text:p text:style-name="P9"/>
      <text:p text:style-name="P9">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9"/>
      <text:p text:style-name="P9">Я помню… Мне до боли знаком этот лик!</text:p>
      <text:p text:style-name="P9"/>
      <text:p text:style-name="P10"><text:span text:style-name="Default_20_Paragraph_20_Font"><text:span text:style-name="T4">- Ты всё же пришёл… Мне хватило сил призвать тебя, Проводник… </text:span></text:span>Кха-кха-кха…</text:p>
      <text:p text:style-name="P9">Она выкашливает пару клубов неестественно-яркого розового дыма.</text:p>
      <text:p text:style-name="P9"/>
      <text:p text:style-name="P9">- Буду говорить кратко – время моё подходит к концу… Сестра уже ушла, мне тоже осталось недолго. Эта розовая отрава – венец военной мысли зебринских магов-некромантов - растворяет меня изнутри.</text:p>
      <text:p text:style-name="P9"/>
      <text:p text:style-name="P9">Окружающий мир фокусирует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синего окраса.</text:p>
      <text:p text:style-name="P9"/>
      <text:p text:style-name="P9">- Проводник… Мой мир сгорает в пламени чудовищной войны… Пони много лет сражаются с зебрами в жестокой и бессмысленной войне. Уже неважно, кто был прав, кто виноват вначале. Если бы я могла <text:soft-page-break/>вернуться назад на тринадцать лет, всё было бы по другому. Мой долг – защищать моих подданных, и я оказалась неспособна нести эту миссию.</text:p>
      <text:p text:style-name="P9"/>
      <text:p text:style-name="P9">Копыто крылатой единорожихи, оставляя розовый след, едет по плитке пола, но, собравшись с силами, она выпрямляется.</text:p>
      <text:p text:style-name="P9"/>
      <text:p text:style-name="P9">- Ты можешь помочь нам. Ты должен помочь. Кха-кха-кха… <text:span text:style-name="T249">Твой мир связан с моим</text:span>, иначе заклинание не привлекло бы тебя <text:span text:style-name="T249">сюда</text:span>. Скорее всего, в <text:span text:style-name="T249">у тебя дома</text:span> <text:span text:style-name="T249">тоже </text:span>произошла катастрофа, подобная нашей. <text:span text:style-name="T249">Всё, что происходит в нашем мире, отражается в связанных…</text:span> Если ты выполнишь моё задание, ты сможешь в силу взаимосвязи миров предотвратить апокалипсис не только в моём, но и в своём мире…</text:p>
      <text:p text:style-name="P9"/>
      <text:p text:style-name="P9">Я молча вытягиваю руку перед собой и <text:span text:style-name="T249">смотрю</text:span> на ладонь. Глаза работают, как новенькие, я чётко различаю каждую бороздку на подушечке большого пальца. Я щипаю себя за нос.</text:p>
      <text:p text:style-name="P9"/>
      <text:p text:style-name="P9">Больно, блин!</text:p>
      <text:p text:style-name="P9"/>
      <text:p text:style-name="P9">- … я поместила в неё часть своей души. Силы, хранящейся в ней, достаточно, чтобы уничтожить главную причину этой войны… Уничтожить меня… - продолжает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span text:style-name="T249">кха</text:span>… Кроме того, она <text:span text:style-name="T249">сделает тебя неподвластным старению и </text:span>защитит, чтобы ты смог беспрепятственно добраться до цели.</text:p>
      <text:p text:style-name="P9"/>
      <text:p text:style-name="P9">Перед единорожихой парит в пространстве маленькая золотая фигурка её самой – с рогом, крыльями и роскошной гривой. Но, в отличие от бессильно спадающих к полу локонов моей собеседницы, грива статуэтки плавно реет в воздухе, развеваемая незримым эфиром.</text:p>
      <text:p text:style-name="P9"/>
      <text:p text:style-name="P9">-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 просто обнять меня — это активирует заклинание…</text:p>
      <text:p text:style-name="P9"/>
      <text:p text:style-name="P9">- Стоп-стоп-стоп! Не так быстро! - я, наконец отхожу от тотального охренения моментом и включаюсь в разговор. - Я никому ничего не должен. Кто… Что ты вообще такое?</text:p>
      <text:p text:style-name="P9">- Проводник… - запинается белая лошадь, - я у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text:span text:style-name="T250">Великой Войны</text:span> Эквуса, твой мир также избавится от войны. Ведь в твоём мире идёт война, Проводник?</text:p>
      <text:p text:style-name="P9"/>
      <text:p text:style-name="P9"><text:soft-page-break/>Внезапно небо за единорожихой озаряется вспышкой ярко-зелёного пламени и над остроконечными башнями вырастает грибовидное облако пыли, огня и дыма. Одновременно с этим на кончике рога моей собеседницы разгорается золотая искра и облако взрыва спотыкается о невидимое препятствие на пути к башням. Облако растекается по преграде, вырисовывая её форму огромной сферы.</text:p>
      <text:p text:style-name="P9"/>
      <text:p text:style-name="P9">- Наверное. Если уже не закончилась. Я не успел понять, - пожимаю я плечами, - ты слишком рано забрала меня из психушки.</text:p>
      <text:p text:style-name="P9"/>
      <text:p text:style-name="P9">Магическая лошадь (или аликорн, как она себя назвала) запинается. Я остолбенело смотрю, как кончик её крыла начинает плавиться, стекая на плиты пола розоватой струйкой.</text:p>
      <text:p text:style-name="P9"/>
      <text:p text:style-name="P9">Аликорница перехватывает мой взгляд и глядит на плавящееся крыло. Под её взглядом крыло охватывает золотистая аура, плавление прекращается, хотя при этом она не замечает, как у неё начинает плавиться заднее копыто.</text:p>
      <text:p text:style-name="P9"/>
      <text:p text:style-name="P138">- Ты сможешь найти меня в Вечнодиком лесу. Мы с сестрой долго жили там в те времена, <text:span text:style-name="T250">когда только пришли в Эквус</text:span>. Я не знаю, какой тебе дать ещё ориентир…</text:p>
      <text:p text:style-name="P138"/>
      <text:p text:style-name="P138">Аликорница задумывается. Потом её морду освещает озарение.</text:p>
      <text:p text:style-name="P9"/>
      <text:p text:style-name="P9">- Д<text:span text:style-name="T250">РОГОНШТЕРН</text:span>! Иди <text:span text:style-name="T250">в</text:span> Дрогонштерн! Мы часто гуляли с сестрой в его окрестностях.</text:p>
      <text:p text:style-name="P11"/>
      <text:p text:style-name="P9">Слеза скатывается с морды аликорницы и она стирает её сгибом крыла, размазывая розоватое желе по скуле.</text:p>
      <text:p text:style-name="P9"/>
      <text:p text:style-name="P9">- Помоги мне, Проводник! Ради моих маленьких пони…</text:p>
      <text:p text:style-name="P9"/>
      <text:p text:style-name="P9">Магическая лошадь заходится в продолжительном кашле, струйки розоватой слизи стекают с её крыльев <text:s/>и хвоста, собираясь в лужицы на полу.</text:p>
      <text:p text:style-name="P9"/>
      <text:p text:style-name="P9">- Будь проклята война и я вместе с ней…</text:p>
      <text:p text:style-name="P9"/>
      <text:p text:style-name="P9">Склонившаяся над безжизненным телом белая фигура тает в розовом тумане.</text:p>
      <text:p text:style-name="P9">.</text:p>
      <text:p text:style-name="P9">.</text:p>
      <text:p text:style-name="P9">.</text:p>
      <text:p text:style-name="P12"><text:soft-page-break/>СИЯНИЕ</text:p>
      <text:p text:style-name="P12">.</text:p>
      <text:p text:style-name="P12">Кто я?</text:p>
      <text:p text:style-name="P12">.</text:p>
      <text:p text:style-name="P12">Где я?</text:p>
      <text:p text:style-name="P12">.</text:p>
      <text:p text:style-name="P12">Где все?</text:p>
      <text:p text:style-name="P12">.</text:p>
      <text:p text:style-name="P12">Чувствую прикосновение. Кто-то энергично тормошит меня. Слышу приглушенное бормотание.</text:p>
      <text:p text:style-name="P12">.</text:p>
      <text:p text:style-name="P12">Я открываю глаза и вижу фигуру в голубом.</text:p>
      <text:p text:style-name="P12"/>
      <text:p text:style-name="P12">- Быстро! За мной! - торопливо шепчет мне она.</text:p>
      <text:p text:style-name="P12"/>
      <text:p text:style-name="P12">Я послушно ползу среди костей и раздавленных черепов за голубой пони… Пони? Какой ещё, к дьяволу, пони?</text:p>
      <text:p text:style-name="P12"/>
      <text:p text:style-name="P12">- Пегаской! - шипит, оборачиваясь, она. - Если ты ещё не заметил, у меня крылья!<text:note text:id="ftn6" text:note-class="footnote"><text:note-citation>6</text:note-citation><text:note-body><text:p text:style-name="P139">См. главу 3</text:p></text:note-body></text:note></text:p>
      <text:p text:style-name="P9"/>
      <text:p text:style-name="P2">***</text:p>
      <text:p text:style-name="P9"/>
      <text:p text:style-name="P81">~~~500 лет от основания Эквестрии~~~</text:p>
      <text:p text:style-name="P9"/>
      <text:p text:style-name="P9">- «Чёрная Молния», «Три звезды» или «Феникс» - какой каретный двор лучше? Негласное состязание между <text:span text:style-name="T251">н</text:span>очным и <text:span text:style-name="T251">д</text:span>невным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9"/>
      <text:p text:style-name="P9">Я мановением пальца подзываю жеребёнка к паланкину и покупаю газету. Задвинув занавеску, бегло пробегаюсь по заголовкам.</text:p>
      <text:p text:style-name="P9"/>
      <text:p text:style-name="P9"><text:soft-page-break/>«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9"/>
      <text:p text:style-name="P140">« - 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text:p>
      <text:p text:style-name="P140">-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text:p>
      <text:p text:style-name="P140">- Шериф Дрогонштерна заявляет: полиция готова пресекать любые попытки столкновений фанатов <text:span text:style-name="T251">и готовит камеры как светлых, так и тёмных тонов.</text:span> Усиленные отряды патрулируют центр и окрестности стадиона.»</text:p>
      <text:p text:style-name="P140"/>
      <text:p text:style-name="P9">«В вечернем интервью Ночная Глава Диархии отвергает все домыслы о семейном конфликте: «Мы слишком заняты, чтобы болтать попусту», заявляет принцесса Луна. <text:span text:style-name="T251">Дворцовые архивы содержат упоминания о её последнем </text:span>очно<text:span text:style-name="T251">м</text:span> общ<text:span text:style-name="T251">ении</text:span> с принцессой Селестией двести лет назад. Дневная глава Диархии <text:span text:style-name="T251">также </text:span>подтверждает её слова: «У нас отличные отношения. Я как раз вчера письменно ответила сестре на её позапрошлогоднюю шутку».</text:p>
      <text:p text:style-name="P9"/>
      <text:p text:style-name="P140">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text:span text:style-name="T251">на спинах </text:span>два солнечных единорога и два бэтпони. Теперь же так<text:span text:style-name="T251">ая кооперация </text:span>немыслим<text:span text:style-name="T251">а</text:span>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9"/>
      <text:p text:style-name="P9">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9"/>
      <text:p text:style-name="P9">Нехорошо.</text:p>
      <text:p text:style-name="P9"/>
      <text:p text:style-name="P9">Паланкин с лёгким стуком опускается на землю.</text:p>
      <text:p text:style-name="P9"/>
      <text:p text:style-name="P9">- Ваше Высочество, мы на месте, - гудит басом Тандерстрайк.</text:p>
      <text:p text:style-name="P9"/>
      <text:p text:style-name="P9">Я киваю огромному бэтпони, закидываю на сумку плечо и поднимаюсь по лестнице.</text:p>
      <text:p text:style-name="P9"><text:soft-page-break/></text:p>
      <text:p text:style-name="P9">И через минуту упираюсь в закрытую дверь.</text:p>
      <text:p text:style-name="P9"/>
      <text:p text:style-name="P9">- Что? Что за ерунда? - обращаюсь я к стражникам у дверей. - Почему вы не отперли двери?</text:p>
      <text:p text:style-name="P9">- У вас есть пропуск? - отвечает молодой и незнакомый <text:span text:style-name="T252">мне </text:span>бэтпони, <text:span text:style-name="T252">глядя куда-то мимо меня</text:span>. - Предъявите, пожалуйста.</text:p>
      <text:p text:style-name="P9">- Какой ещё, к дьяволу, пропуск? Ты не узнаёшь своего принца?</text:p>
      <text:p text:style-name="P9">- У меня нет принца! Есть только принцесса, <text:span text:style-name="T252">Е</text:span>ё Высочество Луна! - чеканит стражник. - Предъявите пропуск.</text:p>
      <text:p text:style-name="P9"/>
      <text:p text:style-name="P9">Это уже слишком. Я поворачиваюсь ко второму стражнику.</text:p>
      <text:p text:style-name="P9"/>
      <text:p text:style-name="P9">- Позови Мунфизера. Я лично сделаю ему взыскание за то, что новобранцы не знают, как выглядят члены королевской семьи.</text:p>
      <text:p text:style-name="P9">-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text:span text:style-name="T252">Е</text:span>ё Высочество, принцесса Луна. Без пропуска или личной записки от <text:span text:style-name="T252">Е</text:span>ё Высочества пропустить вас не можем. И звать Шадоврана у меня нет полномочий.</text:p>
      <text:p text:style-name="P9"/>
      <text:p text:style-name="P9">Приехали.</text:p>
      <text:p text:style-name="P9"/>
      <text:p text:style-name="P9">Я сажусь на ступеньку и кладу рядом сумку.</text:p>
      <text:p text:style-name="P9"/>
      <text:p text:style-name="P9">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9"/>
      <text:p text:style-name="P9">- Блэкмор, ты с пенька в ручей рухнул, что ли? - слышу знакомый бас. Тандерстрайк поднимается по лестнице грозно хмурясь. - Не узнаёшь <text:span text:style-name="T252">Е</text:span>го Высочество? Брось, я ведь знаю, что ты знаешь. А ты знаешь, что я знаю, что ты знаешь. Кончай эту комедию.</text:p>
      <text:p text:style-name="P9">- <text:span text:style-name="T252">Вы уж извините, что я без приказа, - обращается ко мне бэтпони. На морде его написано крайнее смущение и досада. — Я этих сопляков знаю ещё с тех времён, когда они мамке до титьки не доставали.</text:span></text:p>
      <text:p text:style-name="P9">-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text:span text:style-name="T252">отверстиями</text:span> сразу.</text:p>
      <text:p text:style-name="P9">- Спасибо, Тандер, - улыбаюсь я ему.</text:p>
      <text:p text:style-name="P9"><text:soft-page-break/>-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9">- Осторожно, Тандер, - смеюсь я, - <text:span text:style-name="T252">за упоминание Селестии твои </text:span>могут закидать <text:span text:style-name="T252">тебя </text:span>гнилыми помидорами. Или даже арбузами.</text:p>
      <text:p text:style-name="P9">-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text:span text:style-name="T252">её мне </text:span>к горлу. «Ещё раз тронешь — прирежу. Всё ваше племя проклято и проклятой ночной ведьме служит» - говорит. Вот прямо так прижал кинжал <text:span text:style-name="T252">мне </text:span>к глотке и прошипел <text:span text:style-name="T252">эти слова</text:span> в глаза.</text:p>
      <text:p text:style-name="P9"/>
      <text:p text:style-name="P9">Тандерстрайк потирает горло и сокрушённо качает головой. Потом встаёт со ступеньки и направляется к подходящему Шадоврану.</text:p>
      <text:p text:style-name="P9"/>
      <text:p text:style-name="P9">- Побудьте тут, Ваше Высочество. Я всё улажу.</text:p>
      <text:p text:style-name="P9"/>
      <text:p text:style-name="P9">…</text:p>
      <text:p text:style-name="P9"/>
      <text:p text:style-name="P9">- Если бы носилки несла дневная стража, я так бы и остался на ступеньках под дверью! - я возмущённо вываливаю содержимое сумки под нос Луны.</text:p>
      <text:p text:style-name="P9"/>
      <text:p text:style-name="P9">Аликорница задумчиво смотрит на горку свитков.</text:p>
      <text:p text:style-name="P9"/>
      <text:p text:style-name="P9">- Это всё?</text:p>
      <text:p text:style-name="P9">- Основное она просила передать устно, - бурчу я.</text:p>
      <text:p text:style-name="P9">- Что там такого важного у Нашей обожаемой сестрицы, что она не захотела изложить в письменной форме?</text:p>
      <text:p text:style-name="P9"/>
      <text:p text:style-name="P9">Я грустно смотрю на неё и пожимаю плечами.</text:p>
      <text:p text:style-name="P9"/>
      <text:p text:style-name="P9">-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text:soft-page-break/>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9"/>
      <text:p text:style-name="P9">Я останавливаюсь и наливаю воды в стакан. Аликорница смотрит на меня не мигая. Её лицо не выражает абсолютно никаких эмоций.</text:p>
      <text:p text:style-name="P9"/>
      <text:p text:style-name="P9">Я промакиваю горло и продолжаю.</text:p>
      <text:p text:style-name="P9"/>
      <text:p text:style-name="P9">-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text:span text:style-name="T253">и самоутвердиться</text:span>. Даже не так. Это будет просто невыгодно и 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9">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9">Твоя любящая сестра, Селестия».</text:p>
      <text:p text:style-name="P9"/>
      <text:p text:style-name="P9">В наступившей вслед за монологом звенящей тишине было слышно дыхание Луны. Она смотрела на меня, словно ожидая продолжения.</text:p>
      <text:p text:style-name="P9"/>
      <text:p text:style-name="P9">- Что ж, да будет так, - почти шёпотом произнесла она, наконец. - Удивительно, что она так долго продержалась. На её месте Мы выкинули бы её из дворца ещё триста лет назад.</text:p>
      <text:p text:style-name="P9">-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бы тебе желаемое. Зачем было столько лет мучаться самой и мучать окружающих? Последние двадцать лет вс<text:span text:style-name="T253">е</text:span> как на углях, высеки нечаянно искру — и полыхнёт.</text:p>
      <text:p text:style-name="P9">- Всё, чего Мы добивались — исполнения сестрой одной давней клятвы, - криво усмехается Луна. - Взамен же сестрица откупается государством, которое Мы не просили. Что ж, как Мы уже сказали, Мы <text:soft-page-break/>принимаем это дар. По крайней мере, Мы избавимся от необходимости жить в одном дворце с клятвопреступницей.</text:p>
      <text:p text:style-name="P9">- Послушай, Луна, - заявляю я решительно. - Это глупо. Это реально глупо. Твоя сестра не клятвопреступница. Я тебе уже сто раз говорил: тебе просто некуда возвращаться. Орунгун захвачен. Он кишит виндиго. Вы проиграли.</text:p>
      <text:p text:style-name="P9">-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text:s/>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двести лет боевых действий Мы знавали и худшие времена, <text:span text:style-name="T253">чем те, что ты увидел в Нашем сне</text:span>.</text:p>
      <text:p text:style-name="P9"/>
      <text:p text:style-name="P9">У тебя уже просто нет сил сдерживаться, Хуман! Нервотрёпка у входа подточила твои нервы. Сел просила тебя не говорить об этом, но это было сотни лет назад. Какое это сейчас имеет значение?</text:p>
      <text:p text:style-name="P9"/>
      <text:p text:style-name="P9">- <text:span text:style-name="T253">Причём тут тот сон?!! </text:span>Я знаю, потому что был там!!! Я видел собственными глазами, во что превратилась твоя родина — поверь, тебе не понравится! Или мне ты тоже не веришь?!!</text:p>
      <text:p text:style-name="P9"/>
      <text:p text:style-name="P9">Последовавший за тирадой долгий взгляд Луны напоминает мне гипнотический взгляд удава на крысу. Проклятье, <text:span text:style-name="T253">мне кажется, </text:span>мгновение я даже вижу змеиные зрачки в пристальном взгляде ночной принцессы!</text:p>
      <text:p text:style-name="P9"/>
      <text:p text:style-name="P9">- Селестия провела тебя домой, - наконец, кивает сама себе Луна. - Она знает путь. <text:span text:style-name="T253">Всегда знала.</text:span></text:p>
      <text:p text:style-name="P9">- Рад, что хоть мне ты веришь, - раздражённо огрызаюсь я.</text:p>
      <text:p text:style-name="P9">- Верим, - неожиданно спокойно кивает аликорница. - И это всё меняет. Тебе нужно было рас<text:span text:style-name="T253">с</text:span>казать об этом раньше, не дожидаясь последней черты. Всё было бы намного проще.</text:p>
      <text:p text:style-name="P9"/>
      <text:p text:style-name="P9">Луна задумчиво подходит к окну.</text:p>
      <text:p text:style-name="P9"/>
      <text:p text:style-name="P9">- Сотни лет. Тысячи бессонных ночей. Расколотое надвое государство — и всё только потому, что кто-то утаил от Нас этот важный нюанс.</text:p>
      <text:p text:style-name="P9">-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9"/>
      <text:p text:style-name="P9"><text:soft-page-break/>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9"/>
      <text:p text:style-name="P9">- То есть, ты уже не хочешь отделяться? - переспрашиваю я.</text:p>
      <text:p text:style-name="P9">- Разумеется нет. Более того, Мы хотим извиниться перед сестрой и тобой за все годы, что вы промучались с Нами. Мы вели себя отвратительно! К <text:span text:style-name="T253">Н</text:span>ашему извинению, Мы не знали причин отказа Нашей сестры от клятвы. Теперь знаем.</text:p>
      <text:p text:style-name="P9"/>
      <text:p text:style-name="P9">Луна распахивает дверцы минибара, уютно спрятавшегося в колонне-подставке для книг. Пузатый графинчик тёмно-бордового цвета резво наполняет два бокала тягучей пурпурной жидкостью.</text:p>
      <text:p text:style-name="P9"/>
      <text:p text:style-name="P9">- Выпьем <text:span text:style-name="T254">же </text:span>за примирение, Хуман! Ты даже не представляешь, как Мы рады этому событию! - бокал аликорницы легонько цокается с моим и улетает к хозяйке.</text:p>
      <text:p text:style-name="P9">- Чуть позже Мы выпьем такой же и с нашей скрытной <text:span text:style-name="T254">белозадой </text:span>сестрицей. Но сейчас Мы слишком рады, чтобы ждать ещё хоть мгновение. Выпей с Нами, Хуман!</text:p>
      <text:p text:style-name="P9"/>
      <text:p text:style-name="P9">Я поднимаю свой в ответном жесте и пригубливаю вино.</text:p>
      <text:p text:style-name="P9"/>
      <text:p text:style-name="P9">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9"/>
      <text:p text:style-name="P9">- Вау! Круто! Это из подвалов Грифонстоуна? Сдай поставщика, <text:span text:style-name="T254">а?</text:span> Надо бы и себе прикупить пару бутылочек, - я залпом допиваю остаток.</text:p>
      <text:p text:style-name="P9"/>
      <text:p text:style-name="P9">Скрип дверцы минибара немного напоминает тихий язвительный смех.</text:p>
      <text:p text:style-name="P9"/>
      <text:p text:style-name="P9">- Мы рады, что тебе понравилось. К сожалению, «Пурпурная утеха» не продаётся нигде в Эквестрии. Мы создали его по старому рецепту Орунгуна из виноградной лозы, <text:span text:style-name="T254">растущей</text:span> на заднем дворе у нашей башни. Сия лоза выросла из косточки, что случайно прибыла с Нами в Эквестрию в одном из багажных отделений наших доспехов. К сожалению, плодоносит она крайне редко, и ждать выдержки вина нужно ещё не менее двух дюжин лет. Но Мы дарим тебе эту початую бутылку в знак примирения. Подожди <text:span text:style-name="T254">Н</text:span>ас минутку!</text:p>
      <text:p text:style-name="P9"/>
      <text:p text:style-name="P9">Луна заливается звонким смехом и мчится в в спальню.</text:p>
      <text:p text:style-name="P9"><text:soft-page-break/></text:p>
      <text:p text:style-name="P9">Ну, шикарно. Мир перевернулся на голову — смех Хмурой Метёлки больше не является чем-то мифическим, навроде страны Диснейлэнд. Я подхватываю графинчик и <text:span text:style-name="T254">нетвёрдой рукой </text:span>засовываю его в освободившуюся от посланий Селестии сумку. Надо бы упросить мисс Рэридрим пришить карманы к тоге — сума далеко не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9"/>
      <text:p text:style-name="P9">- Вот Мы и готовы!</text:p>
      <text:p text:style-name="P9"/>
      <text:p text:style-name="P9">Фиолетовая аликорница выпархивает из спальни.</text:p>
      <text:p text:style-name="P9"/>
      <text:p text:style-name="P9">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двести, она <text:span text:style-name="T254">всегда</text:span> была или в официальном серо-голубом жакете для приёмов, либо же в своих привычных <text:span text:style-name="T254">механистических</text:span> доспехах - Хмурая Метёлка не любительница нарядов, <text:span text:style-name="T254">это </text:span>факт. Но сейчас на ней <text:span text:style-name="T254">колышется </text:span>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9"/>
      <text:p text:style-name="P9">-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9">-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9">- Хм. Надо пригласить и Сел. На таком событии должны присутствовать обе ветви диархии. Ты же не против? -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9">-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9"/>
      <text:p text:style-name="P9">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9"/>
      <text:p text:style-name="P9">Тени в уголке сетчатки согласно кивают этому утверждению.</text:p>
      <text:p text:style-name="P9"/>
      <text:p text:style-name="P9"><text:soft-page-break/>…</text:p>
      <text:p text:style-name="P9"/>
      <text:p text:style-name="P10"><text:span text:style-name="Default_20_Paragraph_20_Font"><text:span text:style-name="T4">«</text:span></text:span><text:span text:style-name="Default_20_Paragraph_20_Font"><text:span text:style-name="T5">…инци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10"><text:span text:style-name="Default_20_Paragraph_20_Font"><text:span text:style-name="T5">Твоя Сел. </text:span></text:span><text:span text:style-name="Default_20_Paragraph_20_Font"><text:span text:style-name="T4">»</text:span></text:span></text:p>
      <text:p text:style-name="P9"/>
      <text:p text:style-name="P9">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9"/>
      <text:p text:style-name="P9">До сего дня.</text:p>
      <text:p text:style-name="P9"/>
      <text:p text:style-name="P9">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ачальников разруливать мелк<text:span text:style-name="T254">ую</text:span> пограничн<text:span text:style-name="T254">ую</text:span> <text:span text:style-name="T254">стычку</text:span>? Или он<text:span text:style-name="T254">а</text:span> не так<text:span text:style-name="T254">ая</text:span> мелк<text:span text:style-name="T254">ая</text:span>, как написала Сел? Но тогда почему она скрыла это от меня? И почему она скрывает своё отбытие от всех остальных?</text:p>
      <text:p text:style-name="P9"/>
      <text:p text:style-name="P9">Хрень какая-то.</text:p>
      <text:p text:style-name="P9"/>
      <text:p text:style-name="P9">Четвёрка бэтпони <text:span text:style-name="T254">с</text:span> паланкин<text:span text:style-name="T254">ом</text:span> терпеливо ожидает, пока я спущусь из дневной половины замка.</text:p>
      <text:p text:style-name="P9"/>
      <text:p text:style-name="P9">-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9">- Эмм… Моя мечта? - бэтпони непонимающе смотрит на меня.</text:p>
      <text:p text:style-name="P9">- Ну, ты же хотел увидеть Селестию и Луну вместе, ты ведь сам говорил?</text:p>
      <text:p text:style-name="P9">-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к Орун…</text:p>
      <text:p text:style-name="P9"/>
      <text:p text:style-name="P9">Речь бэтпони оборвалась бессвязным шипением и клокотанием.</text:p>
      <text:p text:style-name="P9"/>
      <text:p text:style-name="P9">- Кха-кха-кха. Извините, мой принц, подавился. Должно быть, муха в горло залетела.</text:p>
      <text:p text:style-name="P9"><text:soft-page-break/></text:p>
      <text:p text:style-name="P9">Тандерстрайк, старась не пересекаться со мною взглядом, учтиво раздвигает занавески паланкина.</text:p>
      <text:p text:style-name="P9"/>
      <text:p text:style-name="P9">Что-то тут не так.</text:p>
      <text:p text:style-name="P9"/>
      <text:p text:style-name="P9">…</text:p>
      <text:p text:style-name="P9"/>
      <text:p text:style-name="P9">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text:span text:style-name="T255">яя</text:span> Брогама в мошенничестве.</text:p>
      <text:p text:style-name="P9"/>
      <text:p text:style-name="P141">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text:p>
      <text:p text:style-name="P141">недовольство.</text:p>
      <text:p text:style-name="P141"/>
      <text:p text:style-name="P9">««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9"/>
      <text:p text:style-name="P9">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мку на кресле Луны, я пробираюсь к выходу.</text:p>
      <text:p text:style-name="P9"/>
      <text:p text:style-name="P9">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9"/>
      <text:p text:style-name="P9">- СТОЙТЕ!!!</text:p>
      <text:p text:style-name="P9"/>
      <text:p text:style-name="P9">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9"/>
      <text:p text:style-name="P9">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9"/>
      <text:p text:style-name="P9"><text:soft-page-break/>-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9"/>
      <text:p text:style-name="P9">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9"/>
      <text:p text:style-name="P9">- … возрадуйтесь <text:span text:style-name="T255">же</text:span>,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text:span text:style-name="T255">Д</text:span>иархии, Непобедимое Солнце, Страж Эверфри, принцессой Селестией! ДА БУДЕТ ТАК!!!</text:p>
      <text:p text:style-name="P9"/>
      <text:p text:style-name="P9">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9"/>
      <text:p text:style-name="P9">- В честь объединения Мы объявляем сегодня вечером бал Дневного и Ночного домов в Малом зале дворца! Приглашаются все!</text:p>
      <text:p text:style-name="P9"/>
      <text:p text:style-name="P9">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9"><text:s/></text:p>
      <text:p text:style-name="P9">- Как тебе <text:span text:style-name="T255">Наш</text:span> выход, Хуман? - отвлекает меня от созерцания всеобщего единения знакомый голос.</text:p>
      <text:p text:style-name="P9"/>
      <text:p text:style-name="P9">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генералом в юбке».</text:p>
      <text:p text:style-name="P9"/>
      <text:p text:style-name="P9">- Не ожидал? - смеётся Луна. - Да, Мы тоже умеем быть красивыми, хоть и не злоупотребляем этим, в отличие от сестры.</text:p>
      <text:p text:style-name="P9">- Не то, чтобы ты была некрасивой без этого, - обретаю я дар речи. - Но, не скрою, сейчас ты просто офигительна!</text:p>
      <text:p text:style-name="P9">- А что по Нашему выступлению? Оно понравилось тебе, Хуман?</text:p>
      <text:p text:style-name="P9"><text:soft-page-break/>- Это было грандиозно. Ты умеешь заводить толпу. Жаль, Селестии не было. С ней<text:tab/> эффект удвоился бы.</text:p>
      <text:p text:style-name="P9"/>
      <text:p text:style-name="P9">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9"/>
      <text:p text:style-name="P9">- Увы, сестра срочно отбыла к минотаврам. Нам пришлось импровизировать в одиночку, - кивает Луна.</text:p>
      <text:p text:style-name="P9">- Эй, откуда ты знаешь? Сел никому не говорила о своём отъезде, - вспоминаю содержимое записки я.</text:p>
      <text:p text:style-name="P9"/>
      <text:p text:style-name="P9">Луна на миг отстраняется. Мне кажется, или досада мелькает в её взгляде?</text:p>
      <text:p text:style-name="P9"/>
      <text:p text:style-name="P9">- Эмм, нет, она оставила Нам записку перед отбытием.</text:p>
      <text:p text:style-name="P9">-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9"/>
      <text:p text:style-name="P9">Досада теперь уже явно проступает на лице аликорницы. Закатив глаза, она вздыхает.</text:p>
      <text:p text:style-name="P9"/>
      <text:p text:style-name="P9">-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9">-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9">-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9"/>
      <text:p text:style-name="P9">Ощущение прижавшейся ко мне принцессы вызывает необычное ощущение. Я с удивлением понимаю, что Луна заигрывает со мной. Очень неумело, но <text:span text:style-name="T255">крайне </text:span>настойчиво. И с некоторым любопытством отмечаю, что мне интересны границы, до которых зайдут её ухаживания. И , главное, причины.</text:p>
      <text:p text:style-name="P9"/>
      <text:p text:style-name="P9">- Ну что ж… Не вижу ничего плохого в том, чтобы посодействовать объединению пони… Но завтра утром мы выезжаем — обещаешь?</text:p>
      <text:p text:style-name="P9">- Договорились!</text:p>
      <text:p text:style-name="P9"/>
      <text:p text:style-name="P9"><text:soft-page-break/>Я делаю вид, что не замечаю томный взгляд Луны.</text:p>
      <text:p text:style-name="P9"/>
      <text:p text:style-name="P9">…</text:p>
      <text:p text:style-name="P9"/>
      <text:p text:style-name="P9">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9"/>
      <text:p text:style-name="P9">- Нельзя ли пустить что-нибудь повеселее? - обращаюсь я к Луне. - Не на похоронах же стоим?</text:p>
      <text:p text:style-name="P9">- Терпение, Хуман. Мисс Терция Мелоди традиционно открывает балы Ночного дома. После официальной церемонии начнётся шоу менестрелей Селестии. Айрон Скрэтч собирается выступить с экспериментальной программой. Те, кто был на репетиции, описывают её музыку как нечто грандиозное.</text:p>
      <text:p text:style-name="P9"/>
      <text:p text:style-name="P9">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9"/>
      <text:p text:style-name="P9">- Наше почтение, сэр Хойти Найти. Как здоровье вашей кошечки?</text:p>
      <text:p text:style-name="P9">…</text:p>
      <text:p text:style-name="P9">- Приветствую, миледи Рэра. Всё так же нет отбоя от поклонников?</text:p>
      <text:p text:style-name="P9">…</text:p>
      <text:p text:style-name="P9">- Счастлив вас видеть, барон Фэнси! Поздравляю с победой мастера Брогама на гонках.</text:p>
      <text:p text:style-name="P9">…</text:p>
      <text:p text:style-name="P9">- Ш-ш-шарманка б-будет?</text:p>
      <text:p text:style-name="P9"/>
      <text:p text:style-name="P9">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9"/>
      <text:p text:style-name="P9">-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9"/>
      <text:p text:style-name="P9">«Или в послепослеследующем, а ты, если повезёт, сопьёшься до того времени» - мысленно добавляю я.</text:p>
      <text:p text:style-name="P9"/>
      <text:p text:style-name="P9">- Г-где ш-ш-шарманка? Ик…</text:p>
      <text:p text:style-name="P9"><text:soft-page-break/>- Выступление Айрон Скрэтч планируется после второй перемены блюд. Сэр Хавтикорн, сэр Нобласc, отведите герцога Блюблада в сад дабы <text:span text:style-name="T255">он </text:span>проветрился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9">- Ась? - тупо вертит головой герцог. - Сад? Ш-шарманка в саду? Ик…</text:p>
      <text:p text:style-name="P9"/>
      <text:p text:style-name="P9">Увлекаемый своими товарищами, единорог скрывается в толпе.</text:p>
      <text:p text:style-name="P9">…</text:p>
      <text:p text:style-name="P9">Я уже пошатываюсь от усталости, когда чувствую опору в виде бока Луны.</text:p>
      <text:p text:style-name="P9"/>
      <text:p text:style-name="P9">- Терпение, Наш стойкий Хуман, ещё полчаса и церемония приветствия будет окончена, - шепчет тёмная аликорница. - Тогда мы сможем передохнуть.</text:p>
      <text:p text:style-name="P9"/>
      <text:p text:style-name="P9">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9"/>
      <text:p text:style-name="P9">Принцесса ночи не врёт — через полчаса она даёт распоряжение сенешалю <text:s/>о начале банкета, <text:s/>и мягко увлекает <text:span text:style-name="T256">меня </text:span>за собой. Мы уединяемся за угловым столиком на террасе.</text:p>
      <text:p text:style-name="P9"/>
      <text:p text:style-name="P9">- <text:span text:style-name="T256">Мы н</text:span>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9">-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9"/>
      <text:p text:style-name="P9">Луна подзывает официанта и шепчет ей заказ на ухо. Затем поворачивается ко мне.</text:p>
      <text:p text:style-name="P9"/>
      <text:p text:style-name="P9">- Увы, даже присутствие сестры не избавило бы Нас от <text:span text:style-name="T256">стояния</text:span>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9">- Так обзавелась бы, гм, своей половинкой, - и всех делов-то! Было бы кому и тебя подменить, - легкомысленно отмахиваюсь я, наблюдая за садом.</text:p>
      <text:p text:style-name="P9"/>
      <text:p text:style-name="P9">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9"/>
      <text:p text:style-name="P9"><text:soft-page-break/>-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Через набор пневматических рычажков-молоточков можно играть на них.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9"/>
      <text:p text:style-name="P9">Официант приносит заказ Луны. Перед нами возникают бокалы с рубиновой жидкостью и блюдца с крекерами в форме сердечек.</text:p>
      <text:p text:style-name="P9"/>
      <text:p text:style-name="P9">- Это, конечно, не «Пурпурная утеха», но тоже очень хорошее вино из Наших личных подвалов. Выпьем за объединение, Хуман!</text:p>
      <text:p text:style-name="P9"/>
      <text:p text:style-name="P9">Я чокаюсь с принцессой. Краски вечера смягчаются, а взгляд немного расфокусируется. Луна с улыбкой <text:s/>подносит мне печенюшку.</text:p>
      <text:p text:style-name="P9"/>
      <text:p text:style-name="P9">- Съешь, Хуман. Это вино принято заедать крекерами.</text:p>
      <text:p text:style-name="P9"/>
      <text:p text:style-name="P9">Луна наблюдает, как я жую печенье и неожиданно хихикает.</text:p>
      <text:p text:style-name="P9"/>
      <text:p text:style-name="P9">- А теперь предложи Нам крекер, пожалуйста.</text:p>
      <text:p text:style-name="P9"/>
      <text:p text:style-name="P9">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9"/>
      <text:p text:style-name="P9">- Держи.</text:p>
      <text:p text:style-name="P9"/>
      <text:p text:style-name="P9">Принцесса кормится с руки, хихикая и заливаясь краской.</text:p>
      <text:p text:style-name="P9"/>
      <text:p text:style-name="P9">- Очень вкусно. Спасибо, Хуман.</text:p>
      <text:p text:style-name="P9"/>
      <text:p text:style-name="P142">Я удивлённо смотрю на принцессу. Назвать крекеры вкусными можно с огромной натяжкой — эти сухие кусочки теста абсолютно безвкусные, как картон.</text:p>
      <text:p text:style-name="P142">Ну ладно, у принцесс свои причуды.</text:p>
      <text:p text:style-name="P9"/>
      <text:p text:style-name="P9"><text:soft-page-break/><text:span text:style-name="T256">У</text:span> сцен<text:span text:style-name="T256">ы</text:span>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9"/>
      <text:p text:style-name="P142">Герцог настолько резко отскакивает, что грохается спиной назад с площадки прямо на банкетный столик <text:s/>между мирно беседующей парочкой - <text:s/>бароном Фэнси Ширтсом и модельной внешности единорож<text:span text:style-name="T256">к</text:span>ой с лилиями на крупе.</text:p>
      <text:p text:style-name="P142">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142"/>
      <text:p text:style-name="P9">- У неё не будет <text:span text:style-name="T256">потом </text:span>проблем с герцогом? - указываю я на пони в очках.</text:p>
      <text:p text:style-name="P9">-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9"/>
      <text:p text:style-name="P9">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9"/>
      <text:p text:style-name="P9">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ассистента устраиваются за пультами. К ним присоединяются также барабанщик и контрабасист из команды Мелоди.</text:p>
      <text:p text:style-name="P9"/>
      <text:p text:style-name="P9">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9"/>
      <text:p text:style-name="P9">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хвостом и ногами в 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9"/>
      <text:p text:style-name="P9">-Хуман? - выводит меня из созерцания голос Луны.</text:p>
      <text:p text:style-name="P9"/>
      <text:p text:style-name="P9">Аликорница протягивает мне крыло.</text:p>
      <text:p text:style-name="P9"><text:soft-page-break/></text:p>
      <text:p text:style-name="P9">- Потанцуем?</text:p>
      <text:p text:style-name="P9"/>
      <text:p text:style-name="P9">Я качаю головой.</text:p>
      <text:p text:style-name="P9"/>
      <text:p text:style-name="P9">- Не могу. <text:span text:style-name="T256">Не умею.</text:span> Сел, правда, как-то раз вытащила меня на бал, но там был медленный менуэт, и я две недели до него разучивал па. <text:span text:style-name="T256">А п</text:span>од эту музыку я танцевать <text:span text:style-name="T256">совсем </text:span>не умею. Да и пьян уже для танцев. Ещё немного — и составлю конкуренцию Блюбладу.</text:p>
      <text:p text:style-name="P9"/>
      <text:p text:style-name="P9">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9"/>
      <text:p text:style-name="P9">- Я отдавлю тебе все ноги! Я тебя опозорю! Прекрати! - я пытаюсь вырваться из мягкого плена.</text:p>
      <text:p text:style-name="P9">- Дневной Дом совершенно отстал от времени! Мы на ночной стороне не танцуем менуэты уже лет сорок,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9"/>
      <text:p text:style-name="P9">… Мы танцуем среди радужных огней. Мы касаемся друг друга ногами, руками, бёдр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9"/>
      <text:p text:style-name="P9">И когда наступает тишина, мы остаёмся в саду одни. Все пони восторженно смотрят на нас со своих мест у столиков. Айрон Скрэтч одобрительно кивает нам головой.</text:p>
      <text:p text:style-name="P9"/>
      <text:p text:style-name="P9">- Идём, Хуман.</text:p>
      <text:p text:style-name="P9"/>
      <text:p text:style-name="P9">Луна увлекает за собой куда-то в глубину сада. Огни танцплощадки и шум бала остаются позади.</text:p>
      <text:p text:style-name="P9"/>
      <text:p text:style-name="P9">- Куда? - <text:s/>я иду за ней на спотыкающихся ногах.</text:p>
      <text:p text:style-name="P9">-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9">- Что? - мой слабый голос растворяется в темноте.</text:p>
      <text:p text:style-name="P9"><text:soft-page-break/>- Ты.</text:p>
      <text:p text:style-name="P9"/>
      <text:p text:style-name="P9">Тёмная громада башни Луны высится перед нами. Мы входим внутрь и поднимаемся по винтовой лестнице.</text:p>
      <text:p text:style-name="P9"/>
      <text:p text:style-name="P9">-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ым должно служить и поклоняться, но любить — никогда! И только ты был на короткой ноге и с Нами, и с Нашей сестрой. И… ты Нам нравился, Хуман. Но ты не замечал этого! Сестра заслонила Нас.</text:p>
      <text:p text:style-name="P9"/>
      <text:p text:style-name="P9">Мы стоим перед дверями в покои Луны. До меня начинает доходить, что затеяла синяя аликорница.</text:p>
      <text:p text:style-name="P9"/>
      <text:p text:style-name="P9">- Послушай, Луна…</text:p>
      <text:p text:style-name="P9">- Нет, пожалуйста, молчи! - крыло принцессы закрывает мне рот.</text:p>
      <text:p text:style-name="P9"/>
      <text:p text:style-name="P9">Она открывает дверь.</text:p>
      <text:p text:style-name="P9"/>
      <text:p text:style-name="P9">- Нам… не отталкивай Нас, пожалуйста! - в тоне Луны слышатся молящие нотки.</text:p>
      <text:p text:style-name="P9"/>
      <text:p text:style-name="P9">Она мягко подталкивает меня внутрь.</text:p>
      <text:p text:style-name="P9"/>
      <text:p text:style-name="P9">- Я не могу! Ты хочешь невозможного! У меня есть Селестия! Я не предам её!</text:p>
      <text:p text:style-name="P9"/>
      <text:p text:style-name="P9">Звон в голове усиливается. Стены башни качаются и мне приходится упереться в ближайшую, чтобы не упасть.</text:p>
      <text:p text:style-name="P9"/>
      <text:p text:style-name="P9">-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9">- То есть, ты… Хочешь войти в мой… в наш табун?</text:p>
      <text:p text:style-name="P9">- Мы всегда этого хотели. Ты не замечал Нас.</text:p>
      <text:p text:style-name="P9"/>
      <text:p text:style-name="P9">Голова кружится от выпитого вина и открывшейся перспективы.</text:p>
      <text:p text:style-name="P9"><text:soft-page-break/></text:p>
      <text:p text:style-name="P9">- Я… не знаю. Мне надо подумать. Желательно, на трезвую голову.</text:p>
      <text:p text:style-name="P9">- Хуман, пожалуйста! Если ты хочешь объединения домов, это самый лучший и надёжный вариант!</text:p>
      <text:p text:style-name="P9">- Мне… нужно посоветоваться с Сел. Не <text:span text:style-name="T257">уверен</text:span>, что ей это понравится…</text:p>
      <text:p text:style-name="P143">- Поверь, она будет только рада! Мы не собираемся подвигать её с <text:span text:style-name="T257">её </text:span>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печенье в форме сердца.</text:p>
      <text:p text:style-name="P9"/>
      <text:p text:style-name="P9">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9">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9"/>
      <text:p text:style-name="P9">- Входи, Хуман, - шепчет Луна.</text:p>
      <text:p text:style-name="P9"/>
      <text:p text:style-name="P9">Она подходит к панорамному окну и одёргивает шторы. Звёзды и луна <text:s/>освещают комнату тусклым серебряным светом.</text:p>
      <text:p text:style-name="P9"/>
      <text:p text:style-name="P9">Я делаю шаг. Потом другой. Пол шатается под ногами, но я каким-то чудом стою.</text:p>
      <text:p text:style-name="P9"/>
      <text:p text:style-name="P9">Аликорница оборачивается и тихо смеётся.</text:p>
      <text:p text:style-name="P9"/>
      <text:p text:style-name="P9">- Разве ты оставляешь двери в покои Селестии открытыми? Не думаю, что Нашей сестре нравится публичность такого рода.</text:p>
      <text:p text:style-name="P9"/>
      <text:p text:style-name="P9">Я затворяю за собой дверь. Обернувшись, я обнаруживаю Луну лежащей на постели крупом ко мне.</text:p>
      <text:p text:style-name="P9"/>
      <text:p text:style-name="P9">- Иди… ко мне… Хуман…</text:p>
      <text:p text:style-name="P9"/>
      <text:p text:style-name="P9">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9"/>
      <text:p text:style-name="P9"><text:soft-page-break/>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9"/>
      <text:p text:style-name="P9">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9"/>
      <text:p text:style-name="P9">- Иди к… ко мне…</text:p>
      <text:p text:style-name="P9"/>
      <text:p text:style-name="P144">С глубоким вздохом она опускается на меня до упора. Я чувствую себя в ней. Наверное, это неправильно, но у меня нет сил сопротивляться.</text:p>
      <text:p text:style-name="P144">Луна начинает двигаться. Её неловкие движения не приводят к успеху — я выскальзываю из неё.</text:p>
      <text:p text:style-name="P144"/>
      <text:p text:style-name="P9">- Не так, - мягко возражаю я ей. - Так я практически не достаю до тебя. Из-за некоторых особенностей <text:span text:style-name="T257">в</text:span>ашей анатомии. Когда ты приподнимаешься, я выхожу из тебя полностью.</text:p>
      <text:p text:style-name="P9">- Особенности анатомии не мешают тебе так спариваться с сестрой! - обижается Луна.</text:p>
      <text:p text:style-name="P9">- Откуда ты знаешь, как я… спариваюсь с Сел? - удивляюсь я.</text:p>
      <text:p text:style-name="P9">-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9">- Ты хочешь сказать, ты регулярно подглядываешь мои сны? - теперь краска заливает уже меня.</text:p>
      <text:p text:style-name="P9"/>
      <text:p text:style-name="P9">Луна молча сопит, не поворачиваясь ко мне лицом.</text:p>
      <text:p text:style-name="P9"/>
      <text:p text:style-name="P9">Оседлавшая меня принцесса ночи, залившаяся краской от стыда — то ещё зрелище. Фейспалм громко хлопается в моё лицо.</text:p>
      <text:p text:style-name="P9"/>
      <text:p text:style-name="P9">-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9"/>
      <text:p text:style-name="P9">Я выскальзываю из под аликорницы и валю её спиной на постель.</text:p>
      <text:p text:style-name="P9">- Что ты делаешь?!! Хуман, ЧТО…</text:p>
      <text:p text:style-name="P9"/>
      <text:p text:style-name="P9">Она замолкает, когда я накрываю её собой. <text:span text:style-name="T257">Мой низ прижимается к её животу, мои локти упираются ей в грудь.</text:span> Глаза <text:span text:style-name="T257">Луны</text:span> становятся круглыми, её задние ноги широко раздвигаются, а передние скрещиваются надо мной. Её соски ритмично щекочут мой живот.</text:p>
      <text:p text:style-name="P9"/>
      <text:p text:style-name="P9"><text:soft-page-break/>- Так лучше, не правда ли?</text:p>
      <text:p text:style-name="P9">- Д-да… - тяжело дышит Луна, - продолжай… пожалуйста…</text:p>
      <text:p text:style-name="P9"/>
      <text:p text:style-name="P9">Я продолжаю.</text:p>
      <text:p text:style-name="P9"/>
      <text:p text:style-name="P9">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ы даже не обнял её ни разу за полтысячи лет! Тогда почему бы тебе не дружить так же с Луной?</text:p>
      <text:p text:style-name="P9"/>
      <text:p text:style-name="P9">И всё же… Как к этому отнесётся Сел?</text:p>
      <text:p text:style-name="P9"/>
      <text:p text:style-name="P9">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9"/>
      <text:p text:style-name="P9">- Х-Х-ХУ-У-У-МА-А-АН!!!</text:p>
      <text:p text:style-name="P9"/>
      <text:p text:style-name="P9">Моя верхняя часть тела прижимается к аликорнице стальным захватом её ног. Нижнюю часть обволакивает магия и начинает толкать её <text:span text:style-name="T258">туда-сюда </text:span>в каком-то диком темпе отбойного молотка.</text:p>
      <text:p text:style-name="P9"/>
      <text:p text:style-name="P9">- Прекрати-и-и… - через силу выдавливаю из себя. - Ты мне рёбра сломаешь. И таз…</text:p>
      <text:p text:style-name="P9">- ЭТО… НЕВЕРОЯТНО… Почему Мы… Я… раньше этого не знали?!!</text:p>
      <text:p text:style-name="P9">- Ты хочешь сказать, у тебя это — первый раз? - мой писк едва слышен среди стонов принцессы ночи.</text:p>
      <text:p text:style-name="P9"/>
      <text:p text:style-name="P9">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9"/>
      <text:p text:style-name="P9">Со страдальческим кряхтеньем я поднимаюсь. Аликорница лежит неподвижно, разметав крылья по постели и неприлично раскинув ноги <text:span text:style-name="T258">в стороны</text:span>.</text:p>
      <text:p text:style-name="P9"/>
      <text:p text:style-name="P9">Хватаясь за мебель, подхожу к бару. За прошедшие минуты алкоголь напрочь выветрился из головы. Дрожащей рукой наливаю себе вина и опрокидываю внутрь.</text:p>
      <text:p text:style-name="P9"/>
      <text:p text:style-name="P9">- Будь так добр, Хуман, налей и Нам, - Луна, наконец, закатывает обратно глаза и прячет вываленный язык в рот.</text:p>
      <text:p text:style-name="P9"><text:soft-page-break/>- Опять «Нам»? - язвительно замечаю я.</text:p>
      <text:p text:style-name="P9">- Будь снисходителен! Мы… Я разговаривала на преторианском слэнге сем<text:span text:style-name="T258">ь</text:span>сот лет — а ты хочешь, чтобы Мы забыли его за пять минут.</text:p>
      <text:p text:style-name="P9"/>
      <text:p text:style-name="P9">Аликорница переворачивается на живот и резким кивком сбрасывает проколотую подушку с рога.</text:p>
      <text:p text:style-name="P9"/>
      <text:p text:style-name="P9">- Со стороны сестры было жестоко утаивать от Нас это блаженство!</text:p>
      <text:p text:style-name="P9">- Никто ничего от тебя не утаивал, - я подаю ей бокал. - Ты сама сторонилась нас все эти столетия. И от остальных пони, кстати, тоже.</text:p>
      <text:p text:style-name="P9">- Мы не знали! Никто не желал отвечать на Наши знаки внимания!</text:p>
      <text:p text:style-name="P9">- Оно и не удивительно, если ты в быту ведёшь себя так же, как в постели. - Я потираю ноющий таз. - Знал бы — одел бы доспехи.</text:p>
      <text:p text:style-name="P9">-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9">- Правильно казалось, - я начинаю собирать одежду. - Потому что я, вообще-то, хотел сначала пошутить. Эта поза не предназначена для кобыл. Мы с Сел это делаем совсем не так. Так, как это было с тобой — совсем неестественно и неудобно, как ты сама убедилась.</text:p>
      <text:p text:style-name="P9">- Это неважно, это всё равно было… Бесподобно!.. Хуман!</text:p>
      <text:p text:style-name="P9">- А?</text:p>
      <text:p text:style-name="P9">- Не уходи… Побудь с… со мной…</text:p>
      <text:p text:style-name="P9"/>
      <text:p text:style-name="P9">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9"/>
      <text:p text:style-name="P9">- Хуман.</text:p>
      <text:p text:style-name="P9">- Да?</text:p>
      <text:p text:style-name="P9">- Ты сделал счастливой Нас… меня в эту ночь. Я хочу <text:span text:style-name="T258">сделать тебе подарок</text:span>. Идём.</text:p>
      <text:p text:style-name="P9"/>
      <text:p text:style-name="P9">Аликорница встаёт с кровати и выходит на балкон.</text:p>
      <text:p text:style-name="P9"/>
      <text:p text:style-name="P9">Тёплый осенний ветерок овевает нас на площадке. Звезды соткали призрачную дорогу на небе, приглашая нас в путь. Аликорница ложится на пол.</text:p>
      <text:p text:style-name="P9"/>
      <text:p text:style-name="P9">- Залазь Нам на спину, Хуман. Мы проведём тебя по заповедным местам Наших воспоминаний.</text:p>
      <text:p text:style-name="P9">- Только, умоляю, не так быстро, как в прошлый раз! Если, конечно, не хочешь быть обблёванной или ещё что похуже.</text:p>
      <text:p text:style-name="P9"><text:soft-page-break/></text:p>
      <text:p text:style-name="P9">Луна тихо смеётся.</text:p>
      <text:p text:style-name="P9"/>
      <text:p text:style-name="P9">- Обожаем твоё чувство юмора. Не бойся, Мы будем осторожны.</text:p>
      <text:p text:style-name="P9"/>
      <text:p text:style-name="P9">Как и в первый раз полтысячи лет назад, Луна срывается с балкона камнем вниз и выравнивает полёт над самой землёй. П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9"/>
      <text:p text:style-name="P9">Мы выпадаем в день.</text:p>
      <text:p text:style-name="P9"/>
      <text:p text:style-name="P9">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9"/>
      <text:p text:style-name="P9">Луна присаживается под сенью старой ивы. Молча прижав мои ноги к своим бокам крыльями, она пресекает мою попытку сойти на землю.</text:p>
      <text:p text:style-name="P9"/>
      <text:p text:style-name="P9">- Не отвлекай <text:span text:style-name="T259">Нас</text:span>, - еле слышу я её шёпот. - Ткань воспоминаний легко порвать. <text:span text:style-name="T259">Мы</text:span> уже почти не помн<text:span text:style-name="T259">им</text:span> эти события.</text:p>
      <text:p text:style-name="P9"/>
      <text:p text:style-name="P9">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9"/>
      <text:p text:style-name="P9">- Мва-ха-ха! Я похитила медальон силы Чёлного замка! Тепель никто не догонит глозного командола Бвейвхалта на его пути к победе! Алмия виндиго падёт к его копытам! Все печеньки будут наши!</text:p>
      <text:p text:style-name="P9"/>
      <text:p text:style-name="P9">На вершине ветхой башни появляется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9"/>
      <text:p text:style-name="P9">Очертания и младшей, и старшей кобылок видятся размытыми, как будто сквозь очень толстое стекло.</text:p>
      <text:p text:style-name="P9"><text:soft-page-break/></text:p>
      <text:p text:style-name="P9">- Никто не смеет грабить хранителя сокровищ Чёрного замка! Ты поплатишься за воровство!</text:p>
      <text:p text:style-name="P9"/>
      <text:p text:style-name="P9">Светлая планирует с башни на улепётывающую по мосту тёмную и они кубарем катятся по замшелым камням.</text:p>
      <text:p text:style-name="P9"/>
      <text:p text:style-name="P9">- Тебе не отнять медальон силы у командола Бвейвхалта! Я возьму тебя в плен и убегу!</text:p>
      <text:p text:style-name="P9"/>
      <text:p text:style-name="P9">Младшая подн<text:span text:style-name="T258">имает</text:span>с<text:span text:style-name="T258">я</text:span>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text:span text:style-name="T258">шеи </text:span>младшей.</text:p>
      <text:p text:style-name="P9"/>
      <text:p text:style-name="P9">- Отдай! Это моё! Я его честно уклала!</text:p>
      <text:p text:style-name="P9"/>
      <text:p text:style-name="P9">Младшая пытается отобрать обруч наскоком, но старшая сдёргивает палку с её рога и выбрасывает в озеро.</text:p>
      <text:p text:style-name="P9"/>
      <text:p text:style-name="P9">- Командор Брейвхарт, сдавайся! Я победила!</text:p>
      <text:p text:style-name="P9">- А сто мне за это будет?</text:p>
      <text:p text:style-name="P9">- Эмм… Печеньки?</text:p>
      <text:p text:style-name="P9">- Холосо, годится. А мы будем потом воевать с виндиго?</text:p>
      <text:p text:style-name="P9"/>
      <text:p text:style-name="P9">Над горным хребтом появляются несколько точек. Они быстро планируют вниз вдоль склона и вырастают в четвёрку аликорнов.</text:p>
      <text:p text:style-name="P9"/>
      <text:p text:style-name="P9">- Ваши Высочества! Срочно собирайтесь! Ваши родители послали нас за вами. В окрестностях замечен патруль виндиго!</text:p>
      <text:p text:style-name="P9"/>
      <text:p text:style-name="P9">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9"/>
      <text:p text:style-name="P9">- Отлисьно! Мы победим их медальоном силы! Вступайте под знамя командола Бвейвхалта!</text:p>
      <text:p text:style-name="P9">- Это не игра, Лулу, - старшая кобылка одёргивает младшую. - Одевай летучки и погнали.</text:p>
      <text:p text:style-name="P9">- А ты поделисся печеньками?</text:p>
      <text:p text:style-name="P9">- Конечно! Я же обещала!</text:p>
      <text:p text:style-name="P9"><text:soft-page-break/></text:p>
      <text:p text:style-name="P9">…</text:p>
      <text:p text:style-name="P9"/>
      <text:p text:style-name="P9">Луна выходит на опустевший берег.</text:p>
      <text:p text:style-name="P9"/>
      <text:p text:style-name="P9">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9"/>
      <text:p text:style-name="P9">- Война началась за пять лет до Нашего рождения, - шепчет Луна. - Моя сестра была последним довоенным жеребёнком аликорнов. А <text:span text:style-name="T259">Мы</text:span> - первым, родившимся во время войны. <text:span text:style-name="T259">Мы</text:span> никогда не знал<text:span text:style-name="T259">и</text:span> мирного времени. Только на новой родине, в Эквестрии, <text:span text:style-name="T259">Мы</text:span> узнал<text:span text:style-name="T259">и</text:span>, что это такое. Что можно спокойно выбираться за пределы стен замка, не ожидая нападения. Что можно вообще строить поселения, не окружённые 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text:span text:style-name="T259">Мы</text:span>…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9"/>
      <text:p text:style-name="P9">Луна начинает разбег по кромке берега.</text:p>
      <text:p text:style-name="P9"/>
      <text:p text:style-name="P9">- Последующие воспоминания будут намного чётче, Хуман.</text:p>
      <text:p text:style-name="P9"/>
      <text:p text:style-name="P9">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сотнями остроконечных башен.</text:p>
      <text:p text:style-name="P9"/>
      <text:p text:style-name="P9">Стены выше самых высоких башен окружают город непробиваемой скорлупой. Кажется, будто город расположен в жерле вулкана.</text:p>
      <text:p text:style-name="P9"/>
      <text:p text:style-name="P9">- Ундариен, - торжественность звучит в голосе аликорницы. - Столица Орунгуна. Город, в котором прошла <text:span text:style-name="T259">Наша</text:span> юность. Казармы кадетского корпуса преторианской гвардии, тренировочный плац и сержанты учебки заменили <text:span text:style-name="T259">Нам</text:span> дом и родителей. Сестре повезло больше — её направили по научной стезе. Она жила в Мунстоне, королевском пансионе для одарённых аликорнов, и могла часто навещать дом.</text:p>
      <text:p text:style-name="P9"/>
      <text:p text:style-name="P9">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text:soft-page-break/>морской звездой. Из города и в город по высотным дорогам двигаются приземистые механизмы, напоминающие черепах на паучьих лапах.</text:p>
      <text:p text:style-name="P9"/>
      <text:p text:style-name="P10"><text:span text:style-name="Default_20_Paragraph_20_Font"><text:span text:style-name="T4">- Стены и небесные дороги мы выстроили через </text:span></text:span><text:span text:style-name="Default_20_Paragraph_20_Font"><text:span text:style-name="T113">десять</text:span></text:span><text:span text:style-name="Default_20_Paragraph_20_Font"><text:span text:style-name="T4"> лет войны, когда стало ясно, что скорой победы не будет, - отстранённо говорит Луна. - Основное наше преимущество перед виндиго — мы умеем летать. </text:span></text:span><text:span text:style-name="Default_20_Paragraph_20_Font"><text:span text:style-name="T260">Хотя д</text:span></text:span><text:span text:style-name="Default_20_Paragraph_20_Font"><text:span text:style-name="T4">ля набора высоты нам </text:span></text:span><text:span text:style-name="Default_20_Paragraph_20_Font"><text:span text:style-name="T260">и </text:span></text:span><text:span text:style-name="Default_20_Paragraph_20_Font"><text:span text:style-name="T4">нужны экстендеры, самые сильные аликорны могут подниматься </text:span></text:span><text:span text:style-name="Default_20_Paragraph_20_Font"><text:span text:style-name="T260">даже без них</text:span></text:span><text:span text:style-name="Default_20_Paragraph_20_Font"><text:span text:style-name="T4">. </text:span></text:span><text:span text:style-name="Default_20_Paragraph_20_Font"><text:span text:style-name="T260">А д</text:span></text:span><text:span text:style-name="Default_20_Paragraph_20_Font"><text:span text:style-name="T4">ля планирования нам не нужно ничего. </text:span></text:span><text:span text:style-name="Default_20_Paragraph_20_Font"><text:span text:style-name="T260">Виндиго же могут только подпрыгивать. </text:span></text:span><text:span text:style-name="Default_20_Paragraph_20_Font"><text:span text:style-name="T4">Поэтому перепады высоты — наша лучшая защитная стратегия. Небесные дороги поддерживали жизнь Ундариена в осаде почти </text:span></text:span><text:span text:style-name="Default_20_Paragraph_20_Font"><text:span text:style-name="T113">двести</text:span></text:span><text:span text:style-name="Default_20_Paragraph_20_Font"><text:span text:style-name="T4"> лет. После разрушения последнего из высотных коридоров, мы могли доставлять грузы только по воздуху. Но летучих транспортов у нас было немного — каждому требуется большое количество магии для полёта. А доставлять груз на крыльях для такого мегаполиса было невозможно. Город пал за считанные годы. С падением Ундариена мы лишились большей части нашей промышленности и экономики. Последующие годы борьбы были агонией.</text:span></text:span></text:p>
      <text:p text:style-name="P9"/>
      <text:p text:style-name="P9">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пытается прорвать защитное построение. Я слышу короткие приказы сержантов обеих фаланг.</text:p>
      <text:p text:style-name="P9"/>
      <text:p text:style-name="P9">- Если всмотришься, Хуман, на плацу, в <text:span text:style-name="T259">строю</text:span> обороняющихся заметишь худую тёмно-синюю курсантку в латах на два размера больше, чем надо, - фыркает Луна. - Вон, <text:span text:style-name="T259">она </text:span>как раз обронила гасту. Нам <text:span text:style-name="T259">так </text:span>тяжело давалась учёба вдали от дома и сестры! Нас родители даже называли «хвостиком Селестии».</text:p>
      <text:p text:style-name="P9"/>
      <text:p text:style-name="P9">Луна делает вираж над стадионом. Я вижу, как здоровенный аликорн с ёжиком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9"/>
      <text:p text:style-name="P9">Луна снова набирает высоту.</text:p>
      <text:p text:style-name="P9"/>
      <text:p text:style-name="P9">- Война преобразила нас. Многие тысячелетия у нас не было врагов — и было вдосталь магии. Мы построили множество величественных городов и прекрасных замков, посадили тысячи зачарованных садов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тысячи лет. Мы были бессмертными и ленивыми в своей неге. Мы редко отдалялись от своих замков больше, чем на день полёта. В эти тыс<text:span text:style-name="T259">я</text:span>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замках и не желали смотреть наружу. Даже когда из мира начала уходить магия, мы не стали беспокоиться — созданные города, замки и сады Золотого века обеспечивали нас кровом и пищей.</text:p>
      <text:p text:style-name="P9">Пока не появились они.</text:p>
      <text:p text:style-name="P10"><text:soft-page-break/><text:span text:style-name="Default_20_Paragraph_20_Font"><text:span text:style-name="T4">Никто не знал, откуда пришли виндиго. Наша мать рассказывала, их впервые встретил на пустынном острове исследователь северных земель Колверин Длиннокрылый. Те несколько созданий, что он повстречал, были мало похожи на виндиго, какими мы знаем их сейчас — они были маленькими, слабыми и неуклюжими. Но даже таким, им удалось окружить и ранить его в ледяной пещере в центре острова. И хотя Колверину удалось вырваться, его фамильяр, филин Пушок, остался в пещере. Колверин вернулся в родовой замок залечивать раны и оплакивать Пушка. Он собирался организовать вооружённую миссию к этому острову, но никто не захотел присоединиться к нему — Колверина-путешественника соотечественники считали немного сумасшедшим и не доверяли его рассказам. А через полгода филин вернулся. И ещё через полгода Колверина с филином видели летящими к северу. Больше их никто никогда не видел. Ещё через </text:span></text:span><text:span text:style-name="Default_20_Paragraph_20_Font"><text:span text:style-name="T113">десят</text:span></text:span><text:span text:style-name="Default_20_Paragraph_20_Font"><text:span text:style-name="T261">ок</text:span></text:span><text:span text:style-name="Default_20_Paragraph_20_Font"><text:span text:style-name="T113"> </text:span></text:span><text:span text:style-name="Default_20_Paragraph_20_Font"><text:span text:style-name="T4">лет началось вторжение.</text:span></text:span></text:p>
      <text:p text:style-name="P9">Только к самому концу войны, когда мы начали прорабатывать пути эвакуации и вышли в космос, мы обнаружили родной мир виндиго — ледяной спутник соседней планеты.</text:p>
      <text:p text:style-name="P9"/>
      <text:p text:style-name="P9">Мы летим над заводскими цехами - их легко можно узнать по толстым грушеобразным трубам, выплёвывающим в небо облака пара и сажи по обе стороны широкой реки, делящей город на две неравные части.</text:p>
      <text:p text:style-name="P9"/>
      <text:p text:style-name="P10"><text:span text:style-name="Default_20_Paragraph_20_Font"><text:span text:style-name="T4">- </text:span></text:span><text:span text:style-name="Default_20_Paragraph_20_Font"><text:span text:style-name="T113">Двести лет</text:span></text:span><text:span text:style-name="Default_20_Paragraph_20_Font"><text:span text:style-name="T4"> войны подстегнули наш 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Самое сильное оружие — Элементы Возмездия, что Мы с </text:span></text:span><text:span text:style-name="Default_20_Paragraph_20_Font"><text:span text:style-name="T262">с</text:span></text:span><text:span text:style-name="Default_20_Paragraph_20_Font"><text:span text:style-name="T4">естрой в Эквестрии стыдливо называем Элементами Гармонии — появилось в незадолго до нашей эвакуации в Эквестрию </text:span></text:span><text:span text:style-name="Default_20_Paragraph_20_Font"><text:span text:style-name="T262">и было в состоянии стирать континенты</text:span></text:span><text:span text:style-name="Default_20_Paragraph_20_Font"><text:span text:style-name="T4">. Но ничто из этого не помогло нам победить. Свою единственную хитрость — обращение аликорнов в управляемых рабов — виндиго отточили в совершенстве. В начале войны на обращение уходили месяцы. Для превращения аликорна в послушного зомби, виндиго приходилось брать его в плен и долгое время скрывать в пещерах от поисковых групп. Во время падения Андориана им для обращения требовалось около двух секунд. Никакие технические ухищрения не помогут, когда твой товарищ по оружию направляет меч против тебя.</text:span></text:span></text:p>
      <text:p text:style-name="P9"/>
      <text:p text:style-name="P10"><text:span text:style-name="Default_20_Paragraph_20_Font"><text:span text:style-name="T4">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113">Через открытый люк на вершине влетают и вылетают аликорны.</text:span></text:span></text:p>
      <text:p text:style-name="P9"/>
      <text:p text:style-name="P10"><text:span text:style-name="Default_20_Paragraph_20_Font"><text:span text:style-name="T4">- Последнее Прибежище. После разрушения городских стен, население Ундариена ушло под </text:span></text:span><text:span text:style-name="Default_20_Paragraph_20_Font"><text:span text:style-name="T262">центральный </text:span></text:span><text:span text:style-name="Default_20_Paragraph_20_Font"><text:span text:style-name="T4">купол. Фабрики Прибежища продолжали производить </text:span></text:span><text:span text:style-name="Default_20_Paragraph_20_Font"><text:span text:style-name="T113">боевые машины </text:span></text:span><text:span text:style-name="Default_20_Paragraph_20_Font"><text:span text:style-name="T4">и мехадоспехи ещё двенадцать лет. Во время блокады был завершён наш самый продвинутый гранд-флаер - «Громовержец». Винды уже карабкались по поверхности купола, когда он разошёлся на восемь лепестков, выпуская парящую платформу в небо. И даже после падения Последнего Прибежища, производство некоторое время работало в пещерах под </text:span></text:span><text:span text:style-name="Default_20_Paragraph_20_Font"><text:span text:style-name="T262">куполом</text:span></text:span><text:span text:style-name="Default_20_Paragraph_20_Font"><text:span text:style-name="T4">. Было выпущено несколько моделей подземных мехадоспехов и боевых </text:span></text:span><text:span text:style-name="Default_20_Paragraph_20_Font"><text:span text:style-name="T113">механических кротов</text:span></text:span><text:span text:style-name="Default_20_Paragraph_20_Font"><text:span text:style-name="T4">. Аликорны, дети воздуха, превратились в земляных червей!</text:span></text:span></text:p>
      <text:p text:style-name="P9"/>
      <text:p text:style-name="P9"><text:soft-page-break/>Луна горько смеётся.</text:p>
      <text:p text:style-name="P9"/>
      <text:p text:style-name="P9">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9"/>
      <text:p text:style-name="P9"/>
      <text:p text:style-name="P9">- Наша последняя надежда была на новейшую разработку — фокусировщик-усилитель, концентрирующий истощённую магию Орунгуна в спарк-позитронный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text:span text:style-name="T263">Нашей</text:span>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виндиго <text:span text:style-name="T263">и их ледяные рабы</text:span>. Для начала освободительного марша нам не хватало только «Громовержца», с которого мы могли бы сметать и выжигать армии виндиго площадями. Громовержец и Элементы Возмездия должны были преломить ход войны.</text:p>
      <text:p text:style-name="P9"><text:s/>Нам с Селли повезло — Её Величество отослали нас с Элементами в Андориан. Там в то время было безопаснее, основные силы виндиго сосредоточились вокруг Последнего Прибежища. Сама же Лорен хотела проконтролировать завершение «Громовержца», и привести его к нам.</text:p>
      <text:p text:style-name="P9">Последняя радиограмма от неё сообщала, что «Громовержец» с оставшимися защитниками Прибежища покинул Ундариен и идёт на эвакуацию легиона Норгонга. После чего «Громовержец» должен был идти к Андориану.</text:p>
      <text:p text:style-name="P9">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9"/>
      <text:p text:style-name="P9">- А почему вы не активировали Элементы сами? - спрашиваю я. - Шут с ним, с «Громовержцем», устроили бы веселуху чуть поменьше.</text:p>
      <text:p text:style-name="P9">- В то время для активации основной функции Элементов нужно было присутствие двух аликорнов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9"/>
      <text:p text:style-name="P9">Луна тяжело дышит.</text:p>
      <text:p text:style-name="P9"/>
      <text:p text:style-name="P9">-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полутысячелетней давности давят на Нас каменными жерновами. Тени давно ушедших дней зовут <text:span text:style-name="T264">Н</text:span>ас в воспоминаниях и Мы никак не можем избавится от них. Извини, Хуман, что Мы вывалили на тебя груз Наших тревог и печалей.</text:p>
      <text:p text:style-name="P9"/>
      <text:p text:style-name="P9"><text:soft-page-break/>- Это ты извини, - почему-то оправдываюсь я. - Я видел, во что превратился Андориан. Орунгун правда захвачен. Полностью. Там некого освобождать.</text:p>
      <text:p text:style-name="P9"/>
      <text:p text:style-name="P9">Луна, не оборачиваясь, кивает. Её всю пробирает крупная дрожь. Мы продолжаем парить над замком, не снижаясь и не набирая высоту.</text:p>
      <text:p text:style-name="P9"/>
      <text:p text:style-name="P9">«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9"/>
      <text:p text:style-name="P9">Как бы в унисон моему внутреннему диалогу, перед нами открываются ворота в Эогипп. Мы вплываем в них в тишине.</text:p>
      <text:p text:style-name="P9"/>
      <text:p text:style-name="P9">-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пять минут у входа, и вернёмся.</text:p>
      <text:p text:style-name="P9"/>
      <text:p text:style-name="P9">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9"/>
      <text:p text:style-name="P9">- Летим к вон тому голубому гиганту с тремя зелёными звёздами вокруг, - шепчу направление Луне.</text:p>
      <text:p text:style-name="P9"/>
      <text:p text:style-name="P9">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9"/>
      <text:p text:style-name="P9">- Теперь вон к той двойной звезде алого цвета, - указываю я направление.</text:p>
      <text:p text:style-name="P9"/>
      <text:p text:style-name="P9">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яются, как у громадной стрекозы. Луна косится на меня, но я хлопаю её по шее, успокаивая.</text:p>
      <text:p text:style-name="P9"/>
      <text:p text:style-name="P9">- Я уже видел такую трансформацию у Сел, не беспокойся. Типа, в Эогиппе вы становитесь похожи на ваших предков-элементалей.</text:p>
      <text:p text:style-name="P9"/>
      <text:p text:style-name="P9">Луна кивает в ответ. Мы подлетаем к звёздам-близнецам.</text:p>
      <text:p text:style-name="P9"><text:soft-page-break/></text:p>
      <text:p text:style-name="P9">- Последний ориентир. Видишь тот тусклый фиолетовый гигант у яркого скопления звёзд в виде восьмёрки? Нам туда.</text:p>
      <text:p text:style-name="P9"/>
      <text:p text:style-name="P9">Бока Луны ходят ходуном. Её сердце бьёт как молот <text:s/>в наковальню.</text:p>
      <text:p text:style-name="P9">- Одним глазком, договорились? На землю не садимся. От портала далеко не уходим. Полтысячи лет назад мы с Сел еле ноги унесли отсюда.</text:p>
      <text:p text:style-name="P9"/>
      <text:p text:style-name="P9">Луна молча кивает.</text:p>
      <text:p text:style-name="P9"/>
      <text:p text:style-name="P9">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9"/>
      <text:p text:style-name="P145">Луна не слушает меня. Её крылья <text:span text:style-name="T265">распростёрлись</text:span>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text:p>
      <text:p text:style-name="P145"/>
      <text:p text:style-name="P146">Луна поворачивает ко мне голову и я вижу узкие зрачки в её глазах.</text:p>
      <text:p text:style-name="P145"/>
      <text:p text:style-name="P145"><text:span text:style-name="T265">Последнее, что я слышу сквозь вой ветра - </text:span>торжествующий смех. Никогда бы не подумал, что от холода может быть ТАК больно!</text:p>
      <text:p text:style-name="P9"/>
      <text:p text:style-name="P9">Темнота милосердно опускает завесу над моим сознанием.</text:p>
      <text:p text:style-name="P9"/>
      <text:p text:style-name="P9">…</text:p>
      <text:p text:style-name="P9">…</text:p>
      <text:p text:style-name="P9">…</text:p>
      <text:p text:style-name="P9"/>
      <text:p text:style-name="P9">Монотонность бытия нарушается повторяющимся раздражителем.</text:p>
      <text:p text:style-name="P9"><text:s/></text:p>
      <text:p text:style-name="P9"><text:span text:style-name="T266">Пинг</text:span>… <text:span text:style-name="T266">Пинг</text:span>… <text:span text:style-name="T266">Пинг</text:span>…</text:p>
      <text:p text:style-name="P9"/>
      <text:p text:style-name="P147">«Капли воды» - отстранёно сообщает пробуждающееся сознание. Я открываю глаза.</text:p>
      <text:p text:style-name="P9"><text:soft-page-break/></text:p>
      <text:p text:style-name="P9">Каменный свод надо мной теряется в темноте - тусклый свет едва освещает заросшие лиша<text:span text:style-name="T266">е</text:span>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text:span text:style-name="T266">онами</text:span>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 <text:span text:style-name="T266">иоего</text:span> рта вырывается пар — ужасный холод царит в <text:span text:style-name="T266">этом </text:span>каменном мешке.</text:p>
      <text:p text:style-name="P9"/>
      <text:p text:style-name="P9">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9"/>
      <text:p text:style-name="P9">Тихий шорох привлекает внимание. Еле видная в <text:span text:style-name="T266">слабом</text:span>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9"/>
      <text:p text:style-name="P9">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9"/>
      <text:p text:style-name="P9">- Д-дейдра? - из глубин памяти всплывает забытое имя.</text:p>
      <text:p text:style-name="P9"/>
      <text:p text:style-name="P9">Но хотя незнакомка и похожа как две капли воды на мою давно затерявшуюся во тьме веков подружку-пиратку, она отрицательно качает головой.</text:p>
      <text:p text:style-name="P9"/>
      <text:p text:style-name="P9">Выплюнув кусачки на матрас, она закрывает мне рот копытом.</text:p>
      <text:p text:style-name="P9"/>
      <text:p text:style-name="P9">- Тихо, - шепчет она мне в ухо. - Тут за поворотом коридора сидит холодняк. Услышит нас — и всё пропало.</text:p>
      <text:p text:style-name="P9"/>
      <text:p text:style-name="P9">НеДейдра тычет в сторону едва видной в <text:span text:style-name="T266">сумраке</text:span> деревянной двери на массивных ржавых <text:span text:style-name="T266">петлях</text:span>.</text:p>
      <text:p text:style-name="P9"/>
      <text:p text:style-name="P9">Я осматриваю узкую камеру, в которой нахожусь.</text:p>
      <text:p text:style-name="P9"/>
      <text:p text:style-name="P9">- Кто ты? Как я тут очутился? Что происходит? - шепчу на ухо таинственной незнакомке.</text:p>
      <text:p text:style-name="P9"/>
      <text:p text:style-name="P9">Та снова качает головой.</text:p>
      <text:p text:style-name="P9"><text:soft-page-break/></text:p>
      <text:p text:style-name="P9">- Потом. Сейчас надо смываться. Идти сможешь?</text:p>
      <text:p text:style-name="P9"/>
      <text:p text:style-name="P9">Я неуверенно встаю. Голова кружится, но меньше. На ногах уже без удивления замечаю кандалы с перекушенной цепью.</text:p>
      <text:p text:style-name="P9">- Смогу, если не быстро, - шепчу ей утвердительно.</text:p>
      <text:p text:style-name="P9">- Иди за мной. Только сначала замотай цепи вокруг кандалов, чтобы не звенели. Нет времени их <text:span text:style-name="T266">тут </text:span><text:s/>откусывать.</text:p>
      <text:p text:style-name="P9"/>
      <text:p text:style-name="P9">Поняха <text:span text:style-name="T267">закидывает кусачки за спину</text:span><text:span text:style-name="T266">, </text:span>ныряет под топчан и исчезает.</text:p>
      <text:p text:style-name="P9"/>
      <text:p text:style-name="P9">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свечу на блюдце. Уже протиснувшись в узкий лаз, стараюсь поплотнее задвинуть за собой камни.</text:p>
      <text:p text:style-name="P9"/>
      <text:p text:style-name="P9">Почему-то мне кажется это правильным.</text:p>
      <text:p text:style-name="P9"/>
      <text:p text:style-name="P9">…</text:p>
      <text:p text:style-name="P9"/>
      <text:p text:style-name="P9">Свет свечи выхватывает 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9"/>
      <text:p text:style-name="P9">-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холодняки.</text:p>
      <text:p text:style-name="P9"/>
      <text:p text:style-name="P9">- Встречаются кто?</text:p>
      <text:p text:style-name="P9">- Холодняки. Пони, обращённые виндиго <text:span text:style-name="T266">в ледяных рабов</text:span>. <text:span text:style-name="T268">Самые верные прислужники принцессы Луны в прошлой жизни. </text:span>Вы их ещё увидите.</text:p>
      <text:p text:style-name="P9"/>
      <text:p text:style-name="P9">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9"/>
      <text:p text:style-name="P9"><text:soft-page-break/>- Поскольку узурпаторша усыпила вас, вы не в курсе событий послед<text:span text:style-name="T269">них</text:span> недел<text:span text:style-name="T269">ь</text:span>. Я кратенько введу вас в курс дела, пока будем продвигаться по вентиляции.</text:p>
      <text:p text:style-name="P9">- <text:span text:style-name="T269">Сколько же я</text:span> спал?!!</text:p>
      <text:p text:style-name="P9">- Тише! - Карвед Лайн бросает на меня осуждающий взляд. - Вы проспали <text:span text:style-name="T269">пятнадцать</text:span>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text:span text:style-name="T270">ещё </text:span>до вторжения. Сама принцесса ночи исчезла через сутки <text:span text:style-name="T270">после вашего визита</text:span> — как мы теперь знаем, она каким-то образом узнала дорогу к Орунгуну и отправилась на свою родину. Вернулась она через два дня с отрядом <text:span text:style-name="T270">хтонических</text:span> созданий — виндиго. Каждый из них по магической силе равен <text:span text:style-name="T271">всем магам</text:span> Понхэнджа. Они умеют летать, они превращают пони в холодняков <text:span text:style-name="T270">за считанные секунды</text:span>, они принесли холод <text:span text:style-name="T268">и ночь </text:span>в Эквестрию. <text:span text:style-name="T268">Да, в Экевестрии уже две недели длится ночь — и мы не знаем, как долго ещё она продлится. И с</text:span>ейчас, как вы заметили, холодно <text:span text:style-name="T270">по-</text:span>зим<text:span text:style-name="T270">нему</text:span>, хотя только начало осени. Виндиго понижают температуру везде, где находятся.</text:p>
      <text:p text:style-name="P9"/>
      <text:p text:style-name="P9">- Постой, ты говоришь, от моего исчезновения и до возвращения Луны с Орунгуна прошло трое суток? Почему же меня сразу не начали разыскивать? Не могу поверить, что Сел настолько плевать на меня!</text:p>
      <text:p text:style-name="P9"/>
      <text:p text:style-name="P148">- Ваша дражайшая супруга объявила розыск <text:span text:style-name="T270">в конце перв</text:span><text:span text:style-name="T269">ого</text:span><text:span text:style-name="T270"> </text:span><text:span text:style-name="T269">дня</text:span><text:span text:style-name="T270"> вашего исчезновения</text:span>, но не решалась вторгнуться на ночную половину замка — это вызвало бы грандиозный дипломатический скандал <text:span text:style-name="T270">и, возможно, гражданскую смуту. Не секрет, что в последние годы </text:span>отношения между дневной и н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text:p>
      <text:p text:style-name="P148">Потом же стало слишком поздно.</text:p>
      <text:p text:style-name="P9">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text:span text:style-name="T270">из ночной стражи </text:span>вспомнил, что первые трое суток с вашего исчезновения и до появления Найтмэр Мун их центурии было приказано усиленно охранять башню Луны.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9">- Про какого <text:span text:style-name="T270">л</text:span>идера Сопротивления ты говорил? - холод постепенно сковывает движения, вызывая сильнейшую дрожь. Я пытаюсь отвлечься от неё разговором.</text:p>
      <text:p text:style-name="P9">-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text:span text:style-name="T269">две </text:span>недел<text:span text:style-name="T269">и</text:span> наход<text:span text:style-name="T269">я</text:span>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text:span text:style-name="T270">д</text:span>иархии и примкнула к Найтмэр Мун практически в полном составе.</text:p>
      <text:p text:style-name="P9"/>
      <text:p text:style-name="P149"><text:soft-page-break/>Библиотекарь спокойным тоном ра<text:span text:style-name="T272">с</text:span>сказывает, как за <text:span text:style-name="T272">пару </text:span>недел<text:span text:style-name="T272">ь</text:span> обрушился мир, который мы с Сел выстраивали полтысячи лет. <text:span text:style-name="T270">Могущественное государство, которое мы основали и </text:span><text:span text:style-name="T272">развивали</text:span><text:span text:style-name="T270"> сотни лет, вылетело в трубу: </text:span><text:span text:style-name="T272">д</text:span><text:span text:style-name="T270">ворцовые фракции самозабвенно сражаются друг с другом, не обращая внимание на поглощающую их страну внешнюю силу. </text:span><text:span text:style-name="T269">Соседние государства с удовольствием откусывают ставшие бесхозными провинции. </text:span><text:span text:style-name="T272">Пони стремительно забывают о достижениях цивилизации, возвращаюсь на первобытный уровень кочевых племён</text:span><text:span text:style-name="T270">.</text:span></text:p>
      <text:p text:style-name="P149">Я слушаю его, и внутри у меня всё леденеет, как будто я остался там, в <text:span text:style-name="T270">промёрзшей насквозь </text:span>родине принцесс.</text:p>
      <text:p text:style-name="P9"/>
      <text:p text:style-name="P148">- Полицейская центурия была обращена в холодняков первыми. Тандерстрайку чудом удалось спастись, хотя злые языки говорят, <text:span text:style-name="T270">что </text:span>он <text:span text:style-name="T270">спасся только потому, что </text:span>вместо дежурства сидел в баре. Затем была обращена <text:span text:style-name="T270">в рабов </text:span>караульная смена стражи дневной половины замка. Обращение пони в ледяных зомби при прямом прикосновении виндиго занимает около двух секунд. Видя привычных товарищей по оружию, никто не ожидал подвоха и не поднял тревоги. Тайность вторжения была нарушена <text:span text:style-name="T270">лишь </text:span>у самых покоев <text:span text:style-name="T270">принцессы </text:span>Селестии, когда <text:span text:style-name="T270">на магию виндиго</text:span> активировался механомагический доспех принцессы, до тех пор половину тысячелетия простоявший на постаменте в качестве статуи.</text:p>
      <text:p text:style-name="P9">-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 <text:span text:style-name="T269">всего </text:span><text:span text:style-name="T271">полдюжины</text:span><text:span text:style-name="T269"> особей</text:span>.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text:span text:style-name="T272">почти</text:span> и не надо никого обращать — партия Ночи и так выполняет любой приказ узурпаторши. <text:span text:style-name="T268">Их очень вдохновляет полное отсутствие светлого времени суток.</text:span></text:p>
      <text:p text:style-name="P9">- Постой, каких успехов? Что удалось Луне пока я спал? - я до сих пор не могу назвать принцессу Ночи узрпаторшой. Застенчиво краснеющая в постели аликорница не вяжется с образом высохшего зомби с горящими глазами, каким я помню Хай Глори.</text:p>
      <text:p text:style-name="P9">- За <text:span text:style-name="T272">дюжину дней</text:span> армия узурпаторши завоевала более трёх четвертей Эквестрии. <text:span text:style-name="T272">Впрочем, б</text:span>ольшинство <text:span text:style-name="T272">провинций</text:span> сдалось без боя. Найтмэр Мун просто гипнотизирует пони, они очаровываются ею как кролик удавом. Достаточно ей выступить на городской площади, и город <text:span text:style-name="T272">с окрестностями </text:span>— её. Самых непокорных лидеров она обращает в холодняков. За силами Сопротивления остаются только горные районы на севере…</text:p>
      <text:p text:style-name="P9"/>
      <text:p text:style-name="P9">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9">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9"/>
      <text:p text:style-name="P9">В неподвижно сидящей у стены тёмной массе невозможно было бы определить живое существо, если бы не зелёные огоньки глаз.</text:p>
      <text:p text:style-name="P9"><text:soft-page-break/></text:p>
      <text:p text:style-name="P9">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за забралом Хай Глори.</text:p>
      <text:p text:style-name="P9"/>
      <text:p text:style-name="P9">Очевидно, разволновавшись, я издаю шорох, потому что холодняк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9"/>
      <text:p text:style-name="P9">Холодняк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9"><text:s/></text:p>
      <text:p text:style-name="P150">Я отхожу от проёма и выдыхаю. Холодный пот липкими ручейками стекает по спине. Я не вижу выражение лица Карвед Лайна, но слышу его осуждающее сопение.</text:p>
      <text:p text:style-name="P150">Дальше мы идём молча.</text:p>
      <text:p text:style-name="P9"/>
      <text:p text:style-name="P9">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9"/>
      <text:p text:style-name="P9">-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холодняков. А они ничего не едят и, соответственно, ничего… гм… не производят. Так что вода чистая. Но, предупреждаю, очень холодная.</text:p>
      <text:p text:style-name="P9"/>
      <text:p text:style-name="P9">Тоннель упирается в кирпичную стену. Водяной поток уходит куда-то под неё. Белая пена пузырится над шипящей водой, уносящейся под камень.</text:p>
      <text:p text:style-name="P9"/>
      <text:p text:style-name="P9">- Стена около пятнадцати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протискиваться придётся наугад.</text:p>
      <text:p text:style-name="P9"/>
      <text:p text:style-name="P9"><text:soft-page-break/>- Проплыть в ледяной воде пятнадцать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9">-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9"/>
      <text:p text:style-name="P9">Я вспоминаю неподвижную фигуру у стены и передёргиваю плечами.</text:p>
      <text:p text:style-name="P9"/>
      <text:p text:style-name="P9">- Нет-нет, я готов.</text:p>
      <text:p text:style-name="P9"/>
      <text:p text:style-name="P9">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9"/>
      <text:p text:style-name="P9">-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text:span text:style-name="T267">сгинуть</text:span>. Ныряем вместе!</text:p>
      <text:p text:style-name="P9"/>
      <text:p text:style-name="P9">Поняха горячая, как печка, её тепло согревает и успокаивает меня. Я благодарно киваю и мы так и шагаем обнявшись в тёмный поток.</text:p>
      <text:p text:style-name="P9"/>
      <text:p text:style-name="P9">Одинокая свеча на полу тоннеля остаётся позади, освещая опустевшие своды коллектора.</text:p>
      <text:p text:style-name="P9"/>
      <text:p text:style-name="P9">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9"/>
      <text:p text:style-name="P9">Поняха просачивается сквозь решётку где-то в стороне. Шарю вслепую скрючёнными от холода пальцами.</text:p>
      <text:p text:style-name="P9">Где-то же здесь, нет?</text:p>
      <text:p text:style-name="P9"/>
      <text:p text:style-name="P9"/>
      <text:p text:style-name="P151">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пятнадцать футов. Открыв глаза, я ищу проход в темноте. </text:p>
      <text:p text:style-name="P151"><text:soft-page-break/>Тщетно.</text:p>
      <text:p text:style-name="P151">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151"/>
      <text:p text:style-name="P9">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9"/>
      <text:p text:style-name="P151">Копыто закрывает мне рот, мешая вдохнуть в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text:p>
      <text:p text:style-name="P151">Копыто освобождает мой рот.</text:p>
      <text:p text:style-name="P9"/>
      <text:p text:style-name="P9">Я вдыхаю так <text:span text:style-name="T267">сильно</text:span>,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9"/>
      <text:p text:style-name="P9">-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9">- Я сам бы себе не простил в этом случае, - <text:span text:style-name="T267">осипшим голосом</text:span> каркаю я. - Второй раз за сутки умирать — многовато, как на мой вкус.</text:p>
      <text:p text:style-name="P9"/>
      <text:p text:style-name="P9">Л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9"/>
      <text:p text:style-name="P9">- Я уж <text:span text:style-name="T267">решил</text:span>, вы передумали! - восклицает Карвед Лайн, притопывая от нетерпения на берегу. - Знаю, вы замёрзли, но потерпите ещё немного. Надо бежать, пока нас не заметили. Холодняки, как правило, не выходят на стену, но кто знает… Тут недалеко. Понка, помоги мне.</text:p>
      <text:p text:style-name="P9"/>
      <text:p text:style-name="P9">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text:span text:style-name="T268">тусклом свете звёзд</text:span>.</text:p>
      <text:p text:style-name="P9"/>
      <text:p text:style-name="P9">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9"/>
      <text:p text:style-name="P9"><text:soft-page-break/>- Пришли, - облегчённо вздыхает Карвед Лайн. - Ещё пять минут, и Понка о вас позаботится. Нам нельзя тут задерживаться.</text:p>
      <text:p text:style-name="P9"/>
      <text:p text:style-name="P151">Я понимаю, о чём он говорит. Над опушкой, привязанный гайдропами к пням, колышется небольшой дирижабль. <text:span text:style-name="T268">Мягкий</text:span> свет полной луны серебрит лоснящиеся бока воздушного корабля, придавая ему сходство с небесным кашалотом. <text:span text:style-name="T273">Дирижабль закреплён довольно низко от земли — баллон воздушного корабля </text:span><text:span text:style-name="T274">не превышает верхушек сосен</text:span>. Гондола, в которой я угадываю маленькую шлюпку, покачивается в тридцати футах над головой.</text:p>
      <text:p text:style-name="P151">«Хитрожопка» - читаю я на боку посудины. Верёвочная лестница тонкой пуповиной связывает воздушный корабль с землёй.</text:p>
      <text:p text:style-name="P9"/>
      <text:p text:style-name="P9">Понкамина успела отвязать свой гайдроп и помогает мне - её зубы действуют намного успешнее моих скрюченных от холода пальцев. Карвед Лайн отвяз<text:span text:style-name="T267">ывает</text:span> один из двух передних и берётся за второй, когда появляются они.</text:p>
      <text:p text:style-name="P9"/>
      <text:p text:style-name="P9">Холодняки двигаются совершенно бесшумно. Лишь зелёные огоньки глаз да тёмные тени между соснами отмечают их передвижения.</text:p>
      <text:p text:style-name="P9"/>
      <text:p text:style-name="P9">- Быстро! - Понкамина подталкивает меня головой к лестнице.</text:p>
      <text:p text:style-name="P9"/>
      <text:p text:style-name="P9">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9"/>
      <text:p text:style-name="P9">Злость овладевает мной.</text:p>
      <text:p text:style-name="P9"/>
      <text:p text:style-name="P9">- Два раза за сутки — многовато, а три — уже привычка, - бормочу я и гляжу вниз, примериваясь, куда бы спрыгнуть. Два окаменевших от холода кулака будут хоть каким-то подспорьем моим спасителям.</text:p>
      <text:p text:style-name="P9"/>
      <text:p text:style-name="P9">Моё намерение срывается на корню — я вижу Понку, резво карабкающуюся по лестнице вслед за мной.</text:p>
      <text:p text:style-name="P9">Перевалившись через борт шлюпки, без сил валюсь на дощат<text:span text:style-name="T273">ое</text:span> <text:span text:style-name="T273">дно</text:span>, <text:span text:style-name="T267">зайдясь</text:span> глубоким надсадным кашлем. Розовая поняха мечется от кормы к носу, обрубая гайдропы и выбрасывая лестницу за борт.</text:p>
      <text:p text:style-name="P9"/>
      <text:p text:style-name="P9">- А библиотекарь?! - выкашливаю из себя последним усилием.</text:p>
      <text:p text:style-name="P9">- Он не с нами. План Б. Отвлекает холодняков,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залечь на дно.</text:p>
      <text:p text:style-name="P9"/>
      <text:p text:style-name="P9"><text:soft-page-break/>Сосны за бортом <text:span text:style-name="T273">уходят</text:span> вниз — мы медленно набираем высоту.</text:p>
      <text:p text:style-name="P9"/>
      <text:p text:style-name="P152">- Нам повезло, что с ними не было их хозяев. Виндиго умеют летать, - бормочет розовая пони, смотря вниз. - <text:s/><text:span text:style-name="T273">Они все сейчас с Найтмэр у северных гор.</text:span></text:p>
      <text:p text:style-name="P9"/>
      <text:p text:style-name="P9">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 Цитадель замка накрыта еле различимой аурой силового пузыря.</text:p>
      <text:p text:style-name="P9"/>
      <text:p text:style-name="P9">-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9"/>
      <text:p text:style-name="P152">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9"><text:s/>У меня кружится голова и я без сил опускаюсь на дно шлюпки.</text:p>
      <text:p text:style-name="P9"/>
      <text:p text:style-name="P9">- Да ты весь горишь, - Понка озабоченно касается носом моего лба. - Залазь в каюту, я сварю тебе кофе.</text:p>
      <text:p text:style-name="P9"/>
      <text:p text:style-name="P9">В корме лодки действительно есть крохотная надстройка, где я могу разместиться в сидячем положении.</text:p>
      <text:p text:style-name="P9"/>
      <text:p text:style-name="P9">Сидя на лавочке и укутавшись в шерстяной плед, я с<text:span text:style-name="T273">л</text:span>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9"/>
      <text:p text:style-name="P9">Мы летим на север.</text:p>
      <text:p text:style-name="P9"/>
      <text:p text:style-name="P9">…</text:p>
      <text:p text:style-name="P9"/>
      <text:p text:style-name="P9">-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9"/>
      <text:p text:style-name="P9"><text:soft-page-break/>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развевается на верёвке над палубой под набегающим ветром. Я сонно моргаю глазами, изо всех сил стараясь не заснуть.</text:p>
      <text:p text:style-name="P9"/>
      <text:p text:style-name="P9">-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text:span text:style-name="T273">И т</text:span>огда начали отбирать добровольцев. Естественно, одним из них был Карвед Лайн — как знаток замковых подземелий и коммуникаций.</text:p>
      <text:p text:style-name="P9"/>
      <text:p text:style-name="P9">- А вторым — ты? - я изо всех сил борюсь со сном, крепкий кофе совершенно не оправдывает свою репутацию.</text:p>
      <text:p text:style-name="P9">- Да. Только у меня есть небольшой, но быстрый дирижабль и только я умею им управлять. В армии Свободной Эквестрии есть <text:span text:style-name="T273">ещё </text:span>дирижабли, но они большие и неуклюжие. Их не удалось бы спрятать в лесу.</text:p>
      <text:p text:style-name="P9"/>
      <text:p text:style-name="P9">Я вспоминаю название на борту шлюпки.</text:p>
      <text:p text:style-name="P9"/>
      <text:p text:style-name="P9">- Интересное название у твоего аппарата.</text:p>
      <text:p text:style-name="P9">-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text:span text:style-name="T274">переделанная </text:span>шлюпка. Двигатель, впрочем, удалось сохранить — оттого «Хитрожопка» теперь носится быстрее ветра. Хотя на борту тесновато.</text:p>
      <text:p text:style-name="P9"/>
      <text:p text:style-name="P9">Понка насыпает в блюдце печенье и пододвигает ко мне. Форма печенья мне кажется подозрительно знакомой.</text:p>
      <text:p text:style-name="P9"/>
      <text:p text:style-name="P9">- Это сердечки?</text:p>
      <text:p text:style-name="P9">-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9"/>
      <text:p text:style-name="P9">Я пожимаю плечами, и сонно сую одну печеньку в кофе.</text:p>
      <text:p text:style-name="P9"/>
      <text:p text:style-name="P9">- Долго нам лететь?</text:p>
      <text:p text:style-name="P9">- Около трёх дней. Зависит от ветра. Сюда мы летели <text:span text:style-name="T275">двое </text:span>сут<text:span text:style-name="T275">о</text:span>к, но ветер был попутным. Сейчас, к сожалению, наоборот.</text:p>
      <text:p text:style-name="P9"><text:soft-page-break/></text:p>
      <text:p text:style-name="P9">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9"/>
      <text:p text:style-name="P9">- Эй, ты куда?!</text:p>
      <text:p text:style-name="P9">-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9"/>
      <text:p text:style-name="P9">Розовогривая поняха затихает. Я медленно поворачиваюсь к ней. Она лежит, отвернувшись от меня и нарочито громко сопит…</text:p>
      <text:p text:style-name="P9"/>
      <text:p text:style-name="P9">… Мне действительно холодно.</text:p>
      <text:p text:style-name="P9"/>
      <text:p text:style-name="P9">Я вздыхаю и прижимаюсь к ней, обнимая её руками и зарываясь носом в пахнущую травой гриву.</text:p>
      <text:p text:style-name="P9">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9"/>
      <text:p text:style-name="P9">- Хотела бы я себе партнёра для путешествий. Такого, как ты, - бормочет Понка, уткнувшись носом мне в грудь. - Уж мы бы полетали.</text:p>
      <text:p text:style-name="P9"/>
      <text:p text:style-name="P9">Я молча обнимаю её всё крепче. Мой низ постепенно отвердевает, упираясь в живот поняхи. Она в ответ прижимается ко мне сильнее тазом.</text:p>
      <text:p text:style-name="P9"/>
      <text:p text:style-name="P9">Ты не любишь Понку, Хуман, но ты ей очень благодарен. И ночь действительно холодная, несмотря на отважно пыхтящую печурку в углу каюты. После всего произошедшего, вряд ли бы Сел расстроилась из-за этого…</text:p>
      <text:p text:style-name="P9"/>
      <text:p text:style-name="P9">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9"/>
      <text:p text:style-name="P9">Теперь гондола легонько покачивается не только из-за ветра…</text:p>
      <text:p text:style-name="P9"/>
      <text:p text:style-name="P9">…</text:p>
      <text:p text:style-name="P9"><text:soft-page-break/></text:p>
      <text:p text:style-name="P9"><text:span text:style-name="T275">Пять</text:span> дн<text:span text:style-name="T275">ей</text:span>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так близки, что, кажется, можно потрогать рукой! И мне уже начинает нравится подобная жизнь — хотя шлюпка могла бы быть и попросторней а диван не таким скрипучим!</text:p>
      <text:p text:style-name="P9">Но когда прямо по курсу вырастает заснеженное плоскогорье с <text:span text:style-name="T268">огоньками</text:span> палаточного лагеря и тремя громадами боевых дирижаблей в отдалении, я вздыхаю с облегчением.</text:p>
      <text:p text:style-name="P9"/>
      <text:p text:style-name="P9">Возможно, полетаем в другой жизни. В другом месте, в другое время.</text:p>
      <text:p text:style-name="P9">Не сейчас. Начатое надо завершить.</text:p>
      <text:p text:style-name="P9"/>
      <text:p text:style-name="P9">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9">Впрочем, я понимаю их опасения и стараюсь при каждом удобном случае демонстрировать зрачки <text:span text:style-name="T274">своих</text:span> глаз.</text:p>
      <text:p text:style-name="P9"/>
      <text:p text:style-name="P153">Внутрь меня сопровождают четыре гвардейца с занесенными <text:span text:style-name="T274">надо мной </text:span>алебардами.</text:p>
      <text:p text:style-name="P153"/>
      <text:p text:style-name="P153">Селестия сидит спиной ко мне, просматривая развёрнут<text:span text:style-name="T274">ый</text:span> на полу <text:span text:style-name="T274">свиток</text:span>. Так же, не глядя, она жестом отсылает стражников прочь.</text:p>
      <text:p text:style-name="P153"/>
      <text:p text:style-name="P9">Я стою в шатре один — аликорница не удостаивает меня вниманием. Молчание затягивается.</text:p>
      <text:p text:style-name="P9"/>
      <text:p text:style-name="P9">Я делаю два шага вперёд. Свиток оказывается картой Эквестрии с <text:span text:style-name="T274">синими</text:span> и <text:span text:style-name="T274">золотыми</text:span> фишками, расставленными в десятках позиций. В основном, карта уставлена <text:span text:style-name="T274">синими</text:span> фишками, <text:span text:style-name="T274">золотых</text:span> совсем мало.</text:p>
      <text:p text:style-name="P9"/>
      <text:p text:style-name="P9">- Ну привет, что ли, жёнушка? Давно не виделись. Говорят, <text:span text:style-name="T274">почти</text:span> <text:span text:style-name="T274">три</text:span> недели, - пытаюсь язвить я.</text:p>
      <text:p text:style-name="P9"/>
      <text:p text:style-name="P9">Мне неприятен подобный приём и непонятно, как себя вести.</text:p>
      <text:p text:style-name="P9"/>
      <text:p text:style-name="P9">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9"/>
      <text:p text:style-name="P153"><text:span text:style-name="T274">Проклятье</text:span>! Она <text:span text:style-name="T274">знает</text:span>… </text:p>
      <text:p text:style-name="P153"><text:soft-page-break/>Про нас с Понкой <text:span text:style-name="T274">она узнать </text:span>точно не могла — мы только что прибыли. </text:p>
      <text:p text:style-name="P153">Значит, <text:span text:style-name="T274">узнала </text:span>про нас с Луной…</text:p>
      <text:p text:style-name="P9"/>
      <text:p text:style-name="P9">-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9"/>
      <text:p text:style-name="P9">- ЗАЧЕМ?!!</text:p>
      <text:p text:style-name="P9"/>
      <text:p text:style-name="P9">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9"/>
      <text:p text:style-name="P9">Ну, всё, развод гарантирован — хорошо, хоть детей нет, алименты платить не придётся.</text:p>
      <text:p text:style-name="P9"/>
      <text:p text:style-name="P154">- Сел, я тебя прошу, давай без истерик, - примирительно поднимаю открытые ладони на уровень груди. - <text:span text:style-name="T271">Я виноват, что переспал с Луной, признаю. </text:span>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9">- Мне нет дела до твоих шашней с <text:span text:style-name="T271">моей</text:span> сестрой!!! - рявкает аликорница нормальным голосом. - Зачем ты показал Луне путь к Орунгуну?!!</text:p>
      <text:p text:style-name="P9"/>
      <text:p text:style-name="P9">-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9">- Глупец! - рассержено трясёт головой светлая аликорница. - Луна может спроецировать любые видения, это её специальность. Тебя обманули, как жеребёнка! Я полагала, ты умнее.</text:p>
      <text:p text:style-name="P9">- Она… Она была очень убедительна…</text:p>
      <text:p text:style-name="P9">- А я для тебя, значит, не убедительна? - горько вопрошает Селестия.- <text:s/>Я же предупреждала не делать этого.</text:p>
      <text:p text:style-name="P9">- Не знаю, что на меня нашло, - бормочу я убито. - Извини.</text:p>
      <text:p text:style-name="P9">- Мне не нужны твои извинения. Они не помогут отвоевать четыре пятых Эквестрии, - аликорница раздражённо отворачивается.</text:p>
      <text:p text:style-name="P9">- Что ж… Я в твоём распоряжении. Готов стать в ряды сопротивления в любом звании до рядового включительно. Для помощи.</text:p>
      <text:p text:style-name="P9"/>
      <text:p text:style-name="P9">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9"><text:soft-page-break/></text:p>
      <text:p text:style-name="P9">Селестия, наконец, глубоко вздыхает.</text:p>
      <text:p text:style-name="P9"/>
      <text:p text:style-name="P9">- Ты так ничего и не понял, глупый Хуман, - грустно произносит аликорница, не поворачиваясь ко мне. - Как ты думаешь, почему мы так быстро потеряли почти всю Эквестрию?</text:p>
      <text:p text:style-name="P9">- Ну… У Луны, то есть, Найтмэр Мун большая армия?</text:p>
      <text:p text:style-name="P9">- Ха! Найтмэр Мун удалось провести сюда всего шесть виндиго, - горько улыбается аликорница. - И даже это удивительно, учитывая её способности к прохождению Эогиппа. И пусть эти шесть — первоклассные маги, они не смогли бы противостоять массовому штурму регулярной армии.</text:p>
      <text:p text:style-name="P9">- Тогда что же?</text:p>
      <text:p text:style-name="P9">- Жертвы.</text:p>
      <text:p text:style-name="P9">- В смысле? - я непонимающе смотрю на аликорницу. - Они приносят жертвы для боевой магии и вы проигрываете сражения?</text:p>
      <text:p text:style-name="P9">- Нет. Но жертвы будут, если мы начнём воевать. По статистике, собранной ещё на Орунгуне, для уничтожения одного виндиго требуется не менее семидесяти двух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миллион пони. Я не готова к таким жертвам.</text:p>
      <text:p text:style-name="P9">-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9">- Вот именно, - вздыхает Селестия.</text:p>
      <text:p text:style-name="P9">- Что?! - я начинаю догадываться. - Ты сдала четыре пятых Эквестрии потому, что не хочешь видеть крови?</text:p>
      <text:p text:style-name="P9">- В Орунгуне я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тень из далёкого прошлого, тень моего замёрзшего мира, что не должна <text:span text:style-name="T271">была </text:span>коснуться моих подданных. Это только наше дело, моё и сестры, и больше ничьё. Пони не должны проливать кровь в войне Сестёр.</text:p>
      <text:p text:style-name="P9">- Но так не получится, - растерянно говорю я. - Твой отказ проливать кровь означает твоё поражение. Ты этого хочешь?</text:p>
      <text:p text:style-name="P9">-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И, что самое важное, ты провёл Луну через Эогипп к Орунгуну. Мне не хочется об этом думать, но…</text:p>
      <text:p text:style-name="P9">- Что — но?</text:p>
      <text:p text:style-name="P9">-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9">- Ты смеёшься?! <text:span text:style-name="T271">Ты думаешь, во мне сидит виндиго?</text:span> - я недоверчиво смотрю на аликорницу, но та только молча бьёт копытом в гонг.</text:p>
      <text:p text:style-name="P9"/>
      <text:p text:style-name="P9"><text:soft-page-break/>Не успеваю я как следует охренеть, как входит стража и по её знаку меня берут в кольцо.</text:p>
      <text:p text:style-name="P9"/>
      <text:p text:style-name="P9">- Сел, не глупи! Я же Хуман! Твой Хуман! Ты чего?</text:p>
      <text:p text:style-name="P9"/>
      <text:p text:style-name="P9">Я трепыхаюсь в тисках стражи, но всё тщетно. Меня уводят.</text:p>
      <text:p text:style-name="P9"/>
      <text:p text:style-name="P9">Вот стоило просыпаться, чтобы из одного плена попасть в другой!</text:p>
      <text:p text:style-name="P9"/>
      <text:p text:style-name="P9">…</text:p>
      <text:p text:style-name="P9">…</text:p>
      <text:p text:style-name="P9">…</text:p>
      <text:p text:style-name="P9"/>
      <text:p text:style-name="P9">Я, как обычно, здороваюсь со стражником. Он, как обычно, не отвечает. Заменив отхожее ведро, он удаляется, унося с собой <text:span text:style-name="T276">также </text:span>пустые тарелку с чашкой.</text:p>
      <text:p text:style-name="P9"/>
      <text:p text:style-name="P9">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9"/>
      <text:p text:style-name="P9">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155">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text:span text:style-name="T276">н</text:span>ый тут же дирижабль огромных размеров — я и не подозревал, что в Эквестрии есть такие! «Гордость Эквестрии» - красовалось на его титаническом баллоне.</text:p>
      <text:p text:style-name="P155">С тех пор моё существование проходит на редкость однообразно…</text:p>
      <text:p text:style-name="P9"/>
      <text:p text:style-name="P9">Дверь снова открывается и два стражника завозят в каюту тележку с бочкой. Третий ставит у бочки лавочку и <text:span text:style-name="T276">кладёт</text:span> на неё комплект чистой одежды. Рядом же выкладывает полотенце с мылом и мочалкой.</text:p>
      <text:p text:style-name="P9"/>
      <text:p text:style-name="P9"><text:soft-page-break/>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9"/>
      <text:p text:style-name="P9">Эх, мечты-мечты…</text:p>
      <text:p text:style-name="P9"/>
      <text:p text:style-name="P9">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9"/>
      <text:p text:style-name="P9">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9"/>
      <text:p text:style-name="P9">Теплая вода приветливо принимает меня в свои об<text:span text:style-name="T276">ъ</text:span>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9"/>
      <text:p text:style-name="P9">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9"/>
      <text:p text:style-name="P9">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9"/>
      <text:p text:style-name="P9">Ручка ковшика всё поднимается над бортиком бочки, затем я вижу спутанный ком розовых… водорослей?</text:p>
      <text:p text:style-name="P9"/>
      <text:p text:style-name="P9">Понкамина раздвигает мокрую гриву вокруг носа, выплёвывает дыхательную трубку изо рта и подмигивает мне.</text:p>
      <text:p text:style-name="P9"/>
      <text:p text:style-name="P9">- Зря выпрыгнул, Хуман. У нас ещё не было возможности заняться <text:span text:style-name="T276">обнимашками</text:span> под водой!</text:p>
      <text:p text:style-name="P9">-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9"/>
      <text:p text:style-name="P9">Понка вылазит из бочки и отряхивается.</text:p>
      <text:p text:style-name="P9"/>
      <text:p text:style-name="P9"><text:soft-page-break/>-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9">- Месяц и прошёл, если я не ошибся в подсчётах, - я указываю на группы палочек в углу.</text:p>
      <text:p text:style-name="P9">-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 лояльна принцессе, просто думаю, что она слишком перестраховывается – я-то знаю, что никакой ты не обращённый. Они холодные и глупые, а ты совсем-совсем горячий, я же провер<text:span text:style-name="T276">я</text:span>ла!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Но тогда за твоим освобождением стояла вся Свободная Эквестрия, а сейчас — только я и Тандерстрайк.</text:p>
      <text:p text:style-name="P9"/>
      <text:p text:style-name="P9">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9"/>
      <text:p text:style-name="P9">- Вытрись и оденься, Хуман. Сейчас будет холодно, - предупреждает Понка.</text:p>
      <text:p text:style-name="P9">Её совет весьма уместен, - поняха достаёт из накопытных ножен ножик и молниеносно прорезает дыру в парусине.</text:p>
      <text:p text:style-name="P9">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9"/>
      <text:p text:style-name="P9">- Ты уверена? - переспрашиваю Понку. - Как ты сама-то выберешься? Или ты остаёшься тут вместо меня?</text:p>
      <text:p text:style-name="P9"/>
      <text:p text:style-name="P9">Розовогривая молча лезет в прорезь первой.</text:p>
      <text:p text:style-name="P9">Уже второй раз эта поняха предлагает мне на выбор плен или свободу.</text:p>
      <text:p text:style-name="P9"/>
      <text:p text:style-name="P9">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9">Вверху я успеваю заметить в тусклом свете луны Понку. Поняха ловко цепляется ногами за верёвочные ступеньки и вскоре скрывается за кривизной огромного баллона «Гордости Эквестрии».</text:p>
      <text:p text:style-name="P9"/>
      <text:p text:style-name="P155">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text:p>
      <text:p text:style-name="P155"><text:soft-page-break/>Не люблю высоту и холод.</text:p>
      <text:p text:style-name="P9"/>
      <text:p text:style-name="P9">Вздохнув поглубже, я ловлю лестницу и начинаю карабкаться вверх.</text:p>
      <text:p text:style-name="P9"/>
      <text:p text:style-name="P9">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ено до удара.</text:p>
      <text:p text:style-name="P9"/>
      <text:p text:style-name="P9">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text:span text:style-name="T276">чуть ли не зубами</text:span> за каждую ступеньку.</text:p>
      <text:p text:style-name="P9"/>
      <text:p text:style-name="P9">Через минуту я переваливаюсь через борт «Хитрожопки» и уютная каюта распахивает мне навстречу свои тёплые обьятия.</text:p>
      <text:p text:style-name="P9"/>
      <text:p text:style-name="P9">…</text:p>
      <text:p text:style-name="P9"/>
      <text:p text:style-name="P9">- Она сказала, что не хочет жертв. Что если воевать, то прольётся кровь, а она её достаточно насмотрелась.</text:p>
      <text:p text:style-name="P9">- И это всё? – Понка старается просверлить меня взглядом.</text:p>
      <text:p text:style-name="P9">- Ну да. То есть, она ещё что-то говорила, но суть именно в этом. Она не хочет крови, - я запиваю печенье глинтвейном.</text:p>
      <text:p text:style-name="P9"/>
      <text:p text:style-name="P9">«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9"/>
      <text:p text:style-name="P9">- И всё же что-то тут не так, - розовогривая пони корректирует курс корабля прямо из каюты крохотным румпелем.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9">- Нет. Крови не будет, - уверенно говорю я, вспоминая Орунгун.</text:p>
      <text:p text:style-name="P9"><text:soft-page-break/>-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9"/>
      <text:p text:style-name="P9">Понка отправляет в рот горсть печенюшек, ложку варенья и запивает всё брусничным чаем.</text:p>
      <text:p text:style-name="P9"/>
      <text:p text:style-name="P9">- Нет.</text:p>
      <text:p text:style-name="P9"/>
      <text:p text:style-name="P9">Понка давится печеньем и выкашливает всё на поднос.</text:p>
      <text:p text:style-name="P9"/>
      <text:p text:style-name="P9">- Почему?</text:p>
      <text:p text:style-name="P9">- Потому что вместо крови будет куча мерзляков, которых живыми не назовёшь. Виндиго называют это лучшим, что может случиться в нашей жизни. Стать одним из них в результате «поцелуя холода» или что-то вроде того, - вспоминаю я. – Но даже в них жизни больше, чем в тех мерзляках, которыми от этого поцелуя становятся. Впрочем, ты и сама это знаешь, - я допиваю глинтвейн и вытираю крошки со рта рукой. – А вся Эквестрия <text:span text:style-name="T277">замёрзнет навечно и </text:span>будет похожа на эти края.</text:p>
      <text:p text:style-name="P9">- Я думаю...</text:p>
      <text:p text:style-name="P9">-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мир, населённый <text:span text:style-name="T277">только </text:span>ими <text:span text:style-name="T277">и</text:span> ордой пони-зомби в <text:span text:style-name="T277">их </text:span>подчинении! Они не остановятся, пока последний пони не будет обращён. Я уже видел это в родном мире Сел.</text:p>
      <text:p text:style-name="P9"/>
      <text:p text:style-name="P9">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9"/>
      <text:p text:style-name="P9">-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9">- Она ещё говорила, что это только её и сестры дело, – безнадёжно говорю я.</text:p>
      <text:p text:style-name="P9">-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text:p>
      <text:p text:style-name="P9"/>
      <text:p text:style-name="P9">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text:span text:style-name="T277">скрюченном</text:span> сидячем положении. Кто бы ни <text:soft-page-break/>смастерил сей предмет личной гигиены, он был тем ещё шутником: дырка в сидении окаймлена искусной резьбой.</text:p>
      <text:p text:style-name="P9"/>
      <text:p text:style-name="P9">Я задерживаюсь у будки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листочек.</text:p>
      <text:p text:style-name="P9"/>
      <text:p text:style-name="P9">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9"/>
      <text:p text:style-name="P9">Армия Найтмэр открывается сразу, как только мы минуем перевал — все сотни подсвеченных бортовыми огнями дирижаблей, снующие между ними светлячки пегасов и тысячи походных костров внизу.</text:p>
      <text:p text:style-name="P9"/>
      <text:p text:style-name="P9">Я с открытым ртом обозреваю сонную армаду, забыв, зачем вышел. Взгляд ме<text:span text:style-name="T277">чется</text:span> от дирижабля к дирижаблю, от костра к костру.</text:p>
      <text:p text:style-name="P9"/>
      <text:p text:style-name="P9">«Их слишком много. Зря Сел сдавала города без боя. Теперь они все вышли против неё» - проносится у меня в голове.</text:p>
      <text:p text:style-name="P9"/>
      <text:p text:style-name="P9">От длинного как палка колбасы дирижабля отделяется рой светящихся точек и быстро приближается к нам. Я выхожу из ступора и несусь в каюту.</text:p>
      <text:p text:style-name="P9"/>
      <text:p text:style-name="P9">- Понка, нас заметили! За нами погоня!</text:p>
      <text:p text:style-name="P9"/>
      <text:p text:style-name="P9">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9"/>
      <text:p text:style-name="P9">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9"/>
      <text:p text:style-name="P9">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9"><text:soft-page-break/></text:p>
      <text:p text:style-name="P9">- Лишь бы порох не отсырел, - ворчит <text:s/>Понка и из ящика на треноге встаёт небольшая, но толстая пушка.</text:p>
      <text:p text:style-name="P9">- Ты будешь стрелять? - тупо спрашиваю я.</text:p>
      <text:p text:style-name="P9"/>
      <text:p text:style-name="P9"><text:span text:style-name="T277">Р</text:span>озовогрив<text:span text:style-name="T277">ая</text:span> симпатичн<text:span text:style-name="T277">ая</text:span> понях<text:span text:style-name="T277">а</text:span> как-то не вяжется с <text:span text:style-name="T277">образом </text:span>хладнокровн<text:span text:style-name="T277">ого</text:span> убийц<text:span text:style-name="T277">ы</text:span>. Но Понка в ответ только невозмутимо кивает головой и наводит орудие на приближающийся клин пегасов.</text:p>
      <text:p text:style-name="P9"/>
      <text:p text:style-name="P9">Я не соображаю заткнуть уши и первое время после выстрела глохну — пуш<text:span text:style-name="T277">чонка</text:span>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text:span text:style-name="T277">беспорядочно </text:span>пикируют вниз, с трудом выравниваясь у земли и возвращаются на дирижабль-матку.</text:p>
      <text:p text:style-name="P9"/>
      <text:p text:style-name="P9">-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9"/>
      <text:p text:style-name="P9">- Четыре! На праздновании победы Грифа Карруса в «Небесах Эквестрии» - громогласно возвещает голос с носа лодки.</text:p>
      <text:p text:style-name="P9"/>
      <text:p text:style-name="P9">Мы оборачиваемся, чтобы встретиться взглядами с Найтмэр Мун.</text:p>
      <text:p text:style-name="P9">…</text:p>
      <text:p text:style-name="P9">- Приветствуем тебя, Хуман! - торжествующе произносит создание, в котором смешались черты Луны, холодняка и той твари, с которой я уже встречался в Орунгуне.</text:p>
      <text:p text:style-name="P9">- Не бойся Нас. Мы не причиним тебе зла. Ты помог Нам. И Мы не забыли ночь с тобой, хотя и не придаём этому той важности, что наш бывший носитель.</text:p>
      <text:p text:style-name="P9"/>
      <text:p text:style-name="P9">Узкие зрачки насмешливо смотрят, как я пытаюсь нашарить рукой что-нибудь увесистое за собой. <text:span text:style-name="T278">Краем глаза замечаю, как Понка осторожно за спиной разворачивает пушчонку.</text:span></text:p>
      <text:p text:style-name="P9"/>
      <text:p text:style-name="P9">- Что значит «наш бывший носитель»? Что ты сделала с Луной?</text:p>
      <text:p text:style-name="P9">- Она стала частью Нас. Она была частью Нас и раньше — но большей частью. <text:span text:style-name="T278">Мы сотни лет таились. </text:span>Сейчас она — меньшая часть. Намного меньшая, но намного более счастливая. Она была принцессой Ночи, стала же королевой Зимы. Счастье её теперь не знает границ.</text:p>
      <text:p text:style-name="P9">- О каком счастье ты говоришь? - я, наконец, нашари<text:span text:style-name="T278">ваю</text:span> багор и осторожно перехватываю пальцами чуть пониже, чтобы было удобно замахиваться.</text:p>
      <text:p text:style-name="P156"><text:soft-page-break/>- Зима делает счастливым каждого, кто впустит её в себя. Сделает счастливым и тебя, Хуман! - создание делает шаг вперёд и я с Понкой оказываемся в воздухе. Багор и наведенная на Найтмэр Мун <text:span text:style-name="T278">фейерверочная </text:span>пушка <text:span text:style-name="T278">Понки</text:span> выбрасываются за борт.</text:p>
      <text:p text:style-name="P9"/>
      <text:p text:style-name="P9">- За пушку ответишь, сосулька гнилая! - орёт Понка, трепыхаясь в магическом захвате.</text:p>
      <text:p text:style-name="P9">- Не думаю, что <text:span text:style-name="T278">она</text:span> тебе понадобится, когда ты познаешь любовь зимы.</text:p>
      <text:p text:style-name="P9"/>
      <text:p text:style-name="P9">Розовогривая поняха пытается пнуть ногой Найтмэр, когда та подходит к ней. Найтмэр только презрительно улыбается.</text:p>
      <text:p text:style-name="P9"/>
      <text:p text:style-name="P9">- Извини Нас, Хуман, что Мы не сможем одарить тебя милостью зимы вслед за этой розовой истеричкой. Для тебя Мы устроим процедуру <text:span text:style-name="T278">обращения</text:span> в люкс-варианте — это будет ледяная коронация и свадьба одновременно, и состоится она после разгрома сил той, кого в шутку называют лидером Сопротивления. <text:span text:style-name="T278">А</text:span> это случится очень скоро! Мы надеемся, что и Селестия сможет поприсутствовать на сей церемонии и присоединиться к нам в объятиях зимы. До той же поры <text:span text:style-name="T278">Н</text:span>ам придётся ограничить твою свободу. Но не волнуйся — Мы позаботимся, чтобы ты ни в чём не нуждался, наш будущий супруг и соправитель! А сейчас…</text:p>
      <text:p text:style-name="P9"/>
      <text:p text:style-name="P9">Создание поворачивается к Понке и хищно прищуривает глаза. Узкие зрачки горят зелёным, в их глубине появляются огненные точки.</text:p>
      <text:p text:style-name="P9"/>
      <text:p text:style-name="P9">- Стой!</text:p>
      <text:p text:style-name="P9"/>
      <text:p text:style-name="P9">Найтмэр недоуменно поворачивается ко мне.</text:p>
      <text:p text:style-name="P9"/>
      <text:p text:style-name="P9">- Как твой будущий супруг, я требую такой же люкс-церемонии и для моей верной прислужницы, Понкамины Пай, сразу же после меня! Иначе я испорчу коронацию, обещаю! У супруга королевы Зимы и слуги должны быть первосортные! - заявляю я как можно более надменным тоном.</text:p>
      <text:p text:style-name="P9">- Эй! Ты кого назвал прислуж... Ай! - Понка замолкает после незаметной, но сильной затрещины с моей стороны.</text:p>
      <text:p text:style-name="P9">- Хм. <text:span text:style-name="T278">А ведь т</text:span>ы прав! Наш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9"/>
      <text:p text:style-name="P9">…</text:p>
      <text:p text:style-name="P9"/>
      <text:p text:style-name="P9">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text:soft-page-break/>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text:span text:style-name="T279">н</text:span>ого флагманского дирижабля Найтмэр Мун, это и его натуральная реализация! То есть, это реальный айсберг <text:span text:style-name="T279">под</text:span> громадн<text:span text:style-name="T279">ы</text:span>м воздушн<text:span text:style-name="T279">ы</text:span>м шар<text:span text:style-name="T279">ом</text:span>, испещрённый прорезанными во льду коридорами и помещениями. Холодняки снуют по этим штольням как биороботы, а шестёрка управляющих им<text:span text:style-name="T279">и</text:span> виндиго вводит в дрожь <text:span text:style-name="T279">одним видом</text:span>.</text:p>
      <text:p text:style-name="P9"/>
      <text:p text:style-name="P157">Впрочем, дрожь вызывает и другой фактор: тут холодно.</text:p>
      <text:p text:style-name="P157">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холодняков на месте? Пока живы — есть хоть какая-то надежда на чудо.</text:p>
      <text:p text:style-name="P157">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9"/>
      <text:p text:style-name="P9">- Мы снова летим вдоль хребта. Только в обратную сторону. - Понка плотнее кутается в одеяло. - С таким темпом до битвы поужинать не успеем.</text:p>
      <text:p text:style-name="P9">- Проклятье! Надо как-то выбраться отсюда. Надо предупредить Сел. Тут столько сил, что они пощёлкают силы Сопротивления как семечки.</text:p>
      <text:p text:style-name="P9">- Увы, - Понка разводит копытами, - у меня кончилась фантазия. <text:span text:style-name="T279">Конечно</text:span>, я могу вцепиться в приносящего похлёбку холодняка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9"/>
      <text:p text:style-name="P9">И верно, наш крохотный дирижабль плетётся за «Айсбергом», печально покачивая бортами. Длинный канат соединяет его баллон с баллоном «Айсберга».</text:p>
      <text:p text:style-name="P9"/>
      <text:p text:style-name="P9">- Если бы можно было как-то залезть на на <text:span text:style-name="T279">шар</text:span> «Айсберга» и потом по канату...</text:p>
      <text:p text:style-name="P9">- Даже не думай, - серьёзно говорит поняха. -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9">- Вдобавок, - продолжает розовая поняха, - уже поздно.</text:p>
      <text:p text:style-name="P9"/>
      <text:p text:style-name="P9">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 <text:span text:style-name="T279">и бэт-пони</text:span>. <text:span text:style-name="T279">Они набрасывают друг на дружку сети и беспорядочно планируют вниз бесформенными клубками.</text:span></text:p>
      <text:p text:style-name="P9"/>
      <text:p text:style-name="P9"><text:soft-page-break/>На земле происходит не менее ожесточённое сражение. Фаланга холодняков выбивает ворота в деревянном частоколе форта, где укрываются последние защитники Свободной Эквестрии. Те, в свою очередь, льют на них с надвратных башен<text:span text:style-name="T280">ь</text:span> какую-то <text:span text:style-name="T280">густую </text:span>жидкость. Судя по цвету и консистенции — содержимое выгребной ямы. Холодняки не обращают на это внимани<text:span text:style-name="T280">е</text:span>, методично разрушая ворота копытами. Столпившиеся поодаль сторонники партии Ночи одобрительно наблюдают за <text:span text:style-name="T280">их </text:span>работой, готовясь ринуться в образовавшийся пролом. Рядом в сетях стоят пленные защитники лагеря. Дальше за ними искрят разбитыми спарк-генераторами три сбитых дирижабля.</text:p>
      <text:p text:style-name="P9"/>
      <text:p text:style-name="P9">- Да они не сопротивляются! - присмотревшись, возмущаюсь я. - Нельзя назвать сопротивлением выливание <text:span text:style-name="T280">говна</text:span> на голову зомбакам, которым пофиг на это!</text:p>
      <text:p text:style-name="P9"/>
      <text:p text:style-name="P9">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Пегасы в чёрном с заполнеными сетями скрываются в пузатом дирижабле с решетками на иллюминаторах.</text:p>
      <text:p text:style-name="P9"/>
      <text:p text:style-name="P9">На моих глазах воздушные силы Сопротивления приземляют два <text:span text:style-name="T280">чёрных </text:span>дирижабля, лишившись при этом половины боеспособных эскадрилий.</text:p>
      <text:p text:style-name="P9"/>
      <text:p text:style-name="P9">-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9">- С такими успехами битва закончится через полчаса: все попадут в плен, - мрачно замечаю я.</text:p>
      <text:p text:style-name="P9"/>
      <text:p text:style-name="P9">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text:span text:style-name="T281">армии повстанцев</text:span> уже захвачен и попарно связанные воины Селестии мрачно наблюдают за ходом воздушного сражения сидя у частокола.</text:p>
      <text:p text:style-name="P9"/>
      <text:p text:style-name="P9">- Узри миг Нашего торжества, Хуман!</text:p>
      <text:p text:style-name="P9"/>
      <text:p text:style-name="P158">Дверь камеры растворяется и к нам входит улыбающаяся до ушей Найтмер Мун в сопровождении виндиго.</text:p>
      <text:p text:style-name="P158"/>
      <text:p text:style-name="P158">- Признаемся, Мы ожидали большего от Нашей сестрицы. Наши провозвестники Зимы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text:span text:style-name="T281">Мы не </text:span><text:soft-page-break/><text:span text:style-name="T281">успели развлечься как следует!</text:span> <text:span text:style-name="T281">Теперь и</text:span>дём с Нами, Хуман. Мы хотим, чтобы ты видел, как погаснет последняя искра сопротивления на пути воцарения <text:span text:style-name="T281">абсолютной</text:span> Зимы и вечной Ночи!</text:p>
      <text:p text:style-name="P9"/>
      <text:p text:style-name="P158">В окружении шест<text:span text:style-name="T281">ёрки</text:span> виндиго мы с Понкой идём вслед за Найтмэр на палубу «Айсберга», где припаркована парящая колесница.</text:p>
      <text:p text:style-name="P158">«Черная Молния» - вижу я шильдик каретного двора на жезле управления высотой. Мы втроём садимся в колесницу, в то время как сопровождающие нас винд<text:span text:style-name="T281">иго</text:span> впр<text:span text:style-name="T281">я</text:span>гаются в неё.</text:p>
      <text:p text:style-name="P158"/>
      <text:p text:style-name="P158">Через пару минут мы приближаемся к поверженной «Гордости Эквестрии», где последние защитники ведут бой с наседающим врагом.</text:p>
      <text:p text:style-name="P158">Разломанная напополам гондола дирижабля стала неким суррогатом крепости для обороняющихся легионеров из дворцовой охраны Селестии. Сама принцесса стоит на мостике и молча следит за боем. <text:span text:style-name="T281">У меня сжимается душа при виде её одинокой фигуры.</text:span></text:p>
      <text:p text:style-name="P9"/>
      <text:p text:style-name="P9">-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Зимы сразу после тебя! Мы не хотим никого убивать!</text:p>
      <text:p text:style-name="P9"/>
      <text:p text:style-name="P9">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полутораметровой ручке и запустив банкой пикулей в другого, он бросается в образованную брешь 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лавно падает между ними на землю.</text:p>
      <text:p text:style-name="P9"/>
      <text:p text:style-name="P9">-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9"/>
      <text:p text:style-name="P9">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text:span text:style-name="T282">Н</text:span>очи медлит, не решаясь приблизиться к принцессе.</text:p>
      <text:p text:style-name="P9"/>
      <text:p text:style-name="P9">- Оставь поединок Нам, - благосклонно кивает ему Найтмэр. - Нам так долго не хватало этого развлечения!</text:p>
      <text:p text:style-name="P9"/>
      <text:p text:style-name="P9"><text:soft-page-break/>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9"/>
      <text:p text:style-name="P9">- Ну что же, вспомним былые годы, сестра! - тёмная аликорница хрустит позвонками, разминая шею. — <text:span text:style-name="T281">Давненько мы не играли в рыцарей-разбойников! </text:span>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text:span text:style-name="T283">же к Нам </text:span>и правь вместе с Нами!</text:p>
      <text:p text:style-name="P9"/>
      <text:p text:style-name="P9">Закованая в доспехи белая фигура молча смотрит на Найтмэр. Та тяжко вздыхает.</text:p>
      <text:p text:style-name="P9"/>
      <text:p text:style-name="P9">- Глупо. Ты не оставляешь Нам выхода. Эта игра будет слишком короткой.</text:p>
      <text:p text:style-name="P9"/>
      <text:p text:style-name="P159">Эти слова чёрная аликорница произносит почти нежно, с нотками печали.</text:p>
      <text:p text:style-name="P159"/>
      <text:p text:style-name="P159">Я не успеваю уследить, как <text:s/>Найтмэр молниеносно, без подготовки, прыгает на Селестию, разворачиваясь в воздухе.</text:p>
      <text:p text:style-name="P159">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text:p>
      <text:p text:style-name="P159"/>
      <text:p text:style-name="P159">Звук взаимодействия напоминает удар кувалды в канализационный люк. Атака сметает белую аликорницу с ног и сбрасывает с мостика. Найтмэр без остановки пр<text:span text:style-name="T283">ы</text:span>гает следом и, не давая опомниться, со всего размаха опускается всеми четырьмя копытами на спину пытающей подняться <text:span text:style-name="T283">белой </text:span>аликорницы.</text:p>
      <text:p text:style-name="P159"/>
      <text:p text:style-name="P9">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9"/>
      <text:p text:style-name="P159">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 </text:p>
      <text:p text:style-name="P159">Управляющий жезл возвращается на место.</text:p>
      <text:p text:style-name="P159"/>
      <text:p text:style-name="P9">- Мы же предупреждали, у тебя не было шансов, - издевательски произносит Найтмэр. - Теперь ты познаешь милость Зимы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9"/>
      <text:p text:style-name="P9"><text:soft-page-break/>Найтмэр со смешком протягивает копыто к шлему Селестии и поднимает забрало.</text:p>
      <text:p text:style-name="P9"/>
      <text:p text:style-name="P9">Несколько долгих секунд стоит тишина. Потом над мостиком раздаётся режущий уши визг, переходящий в рёв.</text:p>
      <text:p text:style-name="P9"/>
      <text:p text:style-name="P9">- ОБМА-А-А-<text:span text:style-name="T283">А-А-А-А-А-А-А-А-А-А-А-А-А-</text:span>Н!!!</text:p>
      <text:p text:style-name="P9"/>
      <text:p text:style-name="P159">Ударом копыта Найтмэр отбрасывает пустые мехадоспехи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text:p>
      <text:p text:style-name="P159"/>
      <text:p text:style-name="P159">«ВСЕ ПЕЧЕНЬКИ БУДУТ НАШИ!». </text:p>
      <text:p text:style-name="P159"/>
      <text:p text:style-name="P159">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9"/>
      <text:p text:style-name="P9">- ОБМА-А-А-Н!!! Это Мы ВСЕГДА играли командора Брэйвхарта! Это Наша...</text:p>
      <text:p text:style-name="P9"/>
      <text:p text:style-name="P9">Аликорница запинается и замолкает. Потом сузив глаза смотрит на окружение. Холодняки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 <text:span text:style-name="T283">солнечной стражи</text:span>.</text:p>
      <text:p text:style-name="P9"/>
      <text:p text:style-name="P9">- Посмотрим, как вы будете смеяться, когда Мы схватим вашу повелительницу и сделаем Нашей слугой <text:span text:style-name="T283">прямо </text:span>перед вами! - вспыхивает Найтмэр. - Второй раз ей Нас не обмануть!</text:p>
      <text:p text:style-name="P9"/>
      <text:p text:style-name="P9">Аликорница пристально вглядывается в небо в том направлении, где скрылся повар-пегас.</text:p>
      <text:p text:style-name="P9"/>
      <text:p text:style-name="P9">-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text:span text:style-name="T283">сломаем </text:span>её саму.</text:p>
      <text:p text:style-name="P9">-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9"/>
      <text:p text:style-name="P9">…</text:p>
      <text:p text:style-name="P9"/>
      <text:p text:style-name="P159"><text:soft-page-break/>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text:p>
      <text:p text:style-name="P159">«Мы бы телепортировались прямо в замок, но защитное поле Элементов подавляет телепортацию <text:span text:style-name="T275">далеко за его пределами</text:span>. Что Нам и мешает, и помогает — сестрица тоже не может единомоментно переместиться к замку» - объяснила тёмная аликорница.</text:p>
      <text:p text:style-name="P159"/>
      <text:p text:style-name="P159">И вот уже третий день мы гонимся на колеснице, запряженной в шестёрку виндиго.</text:p>
      <text:p text:style-name="P159"/>
      <text:p text:style-name="P159">Сначала это была еле видная в <text:span text:style-name="T282">сверкании звёзд</text:span> пылинка, затем крупных размеров стрекоза, затем крупный пегас и, наконец, бешено работающая крыльями светлая аликорница.</text:p>
      <text:p text:style-name="P159"/>
      <text:p text:style-name="P159">Расстояние между нами сокращается медленно, но неуклонно — тянущие колесницу с ровной скоростью виндиго,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text:span text:style-name="T283">просто </text:span>нет времени его снять.</text:p>
      <text:p text:style-name="P159"/>
      <text:p text:style-name="P9">За три дня мы пролетаем весь путь, который у нас с Понкой на «Хитрожопке» занял <text:span text:style-name="T275">пять</text:span>. И на горизонте уже виден силовой щит Элементов — только между нами и Сел осталось каких-нибудь сто ярдов.</text:p>
      <text:p text:style-name="P9"/>
      <text:p text:style-name="P9">-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9"/>
      <text:p text:style-name="P9">Из рога чёрной аликорницы вырывается фиолетовая молния и ударяет в светлую фигуру впереди. Та уворачивается.</text:p>
      <text:p text:style-name="P9"/>
      <text:p text:style-name="P9">-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9"/>
      <text:p text:style-name="P9">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9"/>
      <text:p text:style-name="P9">Силовой купол Элементов растёт прямо на глазах. Но всё ещё далеко, гораздо дальше, чем хотелось бы.</text:p>
      <text:p text:style-name="P9"/>
      <text:p text:style-name="P9"><text:soft-page-break/>-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9"/>
      <text:p text:style-name="P9">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9"/>
      <text:p text:style-name="P9">- Так-так, сестрица, Нам неудобно дырявить твой роскошный зад, но Мы не можем <text:span text:style-name="T275">тебе </text:span>позволить... ИК!…</text:p>
      <text:p text:style-name="P9"/>
      <text:p text:style-name="P160">Я с заднего сиденья дотягиваюсь ногой до жезла высоты и втапливаю его до упора. Колесницу резко швыряет вверх, она стартует в небо подобно ракете.</text:p>
      <text:p text:style-name="P160">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text:span text:style-name="T275">о </text:span>друга лбами марионеток.</text:p>
      <text:p text:style-name="P160"/>
      <text:p text:style-name="P161">- Давай, Сел, - бормочу я, яростно терзая зубами узел <text:span text:style-name="T284">на запястьях</text:span>. - Поднажми.</text:p>
      <text:p text:style-name="P9"/>
      <text:p text:style-name="P9">Как будто услы<text:span text:style-name="T275">ша</text:span>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9"/>
      <text:p text:style-name="P9">Узёл в конце-концов подаётся и петли спадают с затёкших рук, когда меня накрывает тень.</text:p>
      <text:p text:style-name="P9"/>
      <text:p text:style-name="P9">- Мы можем убить тебя прямо сейчас!!! - рычит мне в лицо Найтмэр Мун. - Зачем Нам предатель?</text:p>
      <text:p text:style-name="P9"/>
      <text:p text:style-name="P9">Она с такой силой стучит копытом <text:span text:style-name="T275">о пол</text:span>, что я подпрыгиваю на скамье и валюсь на <text:span text:style-name="T275">дно</text:span> колесницы.</text:p>
      <text:p text:style-name="P9"/>
      <text:p text:style-name="P9">-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9"/>
      <text:p text:style-name="P9">Ноздри тёмной аликорницы гневно расширяются, узкие зрачки буквально пронзают меня насквозь как пара испанских навах.</text:p>
      <text:p text:style-name="P9"/>
      <text:p text:style-name="P9">Я молчу. Найтмэр, в конце концов, раздражённо отворачивается.</text:p>
      <text:p text:style-name="P9"/>
      <text:p text:style-name="P9"><text:soft-page-break/>- Почему Мы это терпим? - бормочет она сама себе. - Что это за мягкотелость? Это не понравится Великой Зиме.</text:p>
      <text:p text:style-name="P9"/>
      <text:p text:style-name="P9">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text:span text:style-name="T282">лунного света</text:span> на опоясывающей защитный экран ледяной паутине</text:p>
      <text:p text:style-name="P9"/>
      <text:p text:style-name="P9">- Сел!!! Осторожно, сеть!!! - ору я.</text:p>
      <text:p text:style-name="P9"/>
      <text:p text:style-name="P9">Найтмэр лишь надменно хохочет, даже не удостоив меня взглядом.</text:p>
      <text:p text:style-name="P9"/>
      <text:p text:style-name="P9">-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9"/>
      <text:p text:style-name="P162">Мгновением позже происходит катастрофа. Светлая фигура как будто разбивается о невидимую преграду. В момент столкновения фрагмент сети искривляется и <text:span text:style-name="T282">лунные блики иг</text:span>ра<text:span text:style-name="T282">ю</text:span>т на ледяных нитях как живые. <text:span text:style-name="T282">Струны </text:span>ледяной сети охватывают светлую аликорницу как паутина муху. Нет, они не останавливают её — аликорница солнечным метеором мчится дальше.</text:p>
      <text:p text:style-name="P162"/>
      <text:p text:style-name="P162">Двумя частями.</text:p>
      <text:p text:style-name="P162"/>
      <text:p text:style-name="P162">Некоторое время фрагменты — сама аликорница и её левое крыло — движутся по инерции рядом, но вскоре их траектории расходятся.</text:p>
      <text:p text:style-name="P162"/>
      <text:p text:style-name="P9">- Теперь посмотрим, чьи будут печеньки! - издевательски смеётся Найтмэр. - Вперёд!</text:p>
      <text:p text:style-name="P9"/>
      <text:p text:style-name="P9">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9"/>
      <text:p text:style-name="P9">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text:span text:style-name="T285">длинным </text:span>тормозным путём по гравийной дорожке.</text:p>
      <text:p text:style-name="P9"><text:soft-page-break/></text:p>
      <text:p text:style-name="P9">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9"/>
      <text:p text:style-name="P163"><text:span text:style-name="Default_20_Paragraph_20_Font"><text:span text:style-name="T4">Радужная мембрана всё ближе, но Найтмэр не проявляет ни малейших признаков беспокойства. </text:span></text:span><text:span text:style-name="Default_20_Paragraph_20_Font"><text:span text:style-name="T18">На последних ярдах к защитному </text:span></text:span><text:span text:style-name="Default_20_Paragraph_20_Font"><text:span text:style-name="T4">э</text:span></text:span><text:span text:style-name="Default_20_Paragraph_20_Font"><text:span text:style-name="T18">крану </text:span></text:span><text:span text:style-name="Default_20_Paragraph_20_Font"><text:span text:style-name="T4">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text:span></text:span></text:p>
      <text:p text:style-name="P163"><text:span text:style-name="Default_20_Paragraph_20_Font"><text:span text:style-name="T286"/></text:span></text:p>
      <text:p text:style-name="P163"><text:span text:style-name="Default_20_Paragraph_20_Font"><text:span text:style-name="T286">Зрение на несколько секунд отключается из-за яркого дневного света, внезапно сменившего мягкий свет звёзд.</text:span></text:span></text:p>
      <text:p text:style-name="P163"><text:span text:style-name="Default_20_Paragraph_20_Font"><text:span text:style-name="T286"/></text:span></text:p>
      <text:p text:style-name="P163"><text:span text:style-name="Default_20_Paragraph_20_Font"><text:span text:style-name="T4">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span></text:span></text:p>
      <text:p text:style-name="P9"/>
      <text:p text:style-name="P162">Колесница долго катится по садовой дорожке, гася скорость. В конце-концов, экипаж со скрипом останавливается в том месте, где начинается длинная <text:span text:style-name="T285">кровавая </text:span>борозда. В её конце в изорван<text:span text:style-name="T285">н</text:span>ом дымящемся поварском халате лежит белая аликорница.</text:p>
      <text:p text:style-name="P162">Я окаменевшим истуканом сижу на полу, уставившись прямо вперёд. В голове непрерывно крутится фраза </text:p>
      <text:p text:style-name="P162"/>
      <text:p text:style-name="P162">«Все печеньки будут наши».</text:p>
      <text:p text:style-name="P9"/>
      <text:p text:style-name="P9">- Сел. - пересохшими губами шепчу я. — Вставай.</text:p>
      <text:p text:style-name="P9"/>
      <text:p text:style-name="P9">Я не могу больше говорить — у меня закончился воздух в лёгких. Затаив дыхание, я смотрю на окровавле<text:span text:style-name="T285">н</text:span>ную фигуру на гравийной дорожке.</text:p>
      <text:p text:style-name="P9"/>
      <text:p text:style-name="P9">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9"/>
      <text:p text:style-name="P9">- Вставай, Сел, - шепчу я беззвучно.</text:p>
      <text:p text:style-name="P9"/>
      <text:p text:style-name="P9"><text:soft-page-break/>Медленно, как солнце встаёт <text:span text:style-name="T285">хмурым</text:span> утр<text:span text:style-name="T285">о</text:span>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9"/>
      <text:p text:style-name="P9">- Мы победили, - бормочу я. - Нет. Ты победила, Сел.</text:p>
      <text:p text:style-name="P9"/>
      <text:p text:style-name="P9">События последних дней высосали меня досуха. У меня нет сил радоваться. Я с трудом встаю с пола колесницы и медленно бреду к арсеналу.</text:p>
      <text:p text:style-name="P9"/>
      <text:p text:style-name="P9">- Кто тут? - слышу слабый голос за спиной. - Где мы?</text:p>
      <text:p text:style-name="P9"/>
      <text:p text:style-name="P9">В колеснице стоит Найтмэр.</text:p>
      <text:p text:style-name="P9"/>
      <text:p text:style-name="P9">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9"/>
      <text:p text:style-name="P9">- Ч-что тут произошло, Хуман?</text:p>
      <text:p text:style-name="P9"/>
      <text:p text:style-name="P9">Я молча нагибаюсь и подбираю с дорожки самый увесистый камень, до которого могу дотянуться.</text:p>
      <text:p text:style-name="P9">Мы молча стоим друг против друга и глаза Луны в конце-концов наполняются страхом.</text:p>
      <text:p text:style-name="P9"/>
      <text:p text:style-name="P9">- Ты угрожаешь Нам? Что плохого Мы тебе сделали?</text:p>
      <text:p text:style-name="P9"/>
      <text:p text:style-name="P9">Я молчу, не сводя с неё глаз. За моей спиной хлопает тяжёлая дверь арсенала.</text:p>
      <text:p text:style-name="P9"/>
      <text:p text:style-name="P9">- Сестра! - радостно зовёт Луна и мчится мимо меня по дорожке. Когда она равняется со мной, я резко толкаю её в бок, сбивая с ног. Она катится в траву. Я <text:span text:style-name="T285">по инерции</text:span> падаю вслед за ней.</text:p>
      <text:p text:style-name="P9"/>
      <text:p text:style-name="P9">- Ты ударил Нас! - удивлённо восклицает синяя аликорница.</text:p>
      <text:p text:style-name="P9"/>
      <text:p text:style-name="P9">Я встаю первый и заношу над ней камень. Её глаза наполняются ужасом.</text:p>
      <text:p text:style-name="P9"/>
      <text:p text:style-name="P9">- Не трожь её, - слышу за спиной <text:s/>тихий голос.</text:p>
      <text:p text:style-name="P9"><text:soft-page-break/></text:p>
      <text:p text:style-name="P9">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9"/>
      <text:p text:style-name="P9">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9"/>
      <text:p text:style-name="P9">В конце-концов, Луна заливается слезами и прикрывается крыльями.</text:p>
      <text:p text:style-name="P9"/>
      <text:p text:style-name="P9">- П-почему т-ты... В-вы так относитесь к нам? Что я сделала тебе и Хуману? - бормочет она сквозь слёзы из-под крыльев.</text:p>
      <text:p text:style-name="P9">- С возвращением, сестра, - мягко улыбается Селестия. - Я соскучилась.</text:p>
      <text:p text:style-name="P9">- Она чиста, - поворачивается светлая аликорница ко мне. - Опусти камень, Ху...</text:p>
      <text:p text:style-name="P9"/>
      <text:p text:style-name="P9">Зрачки Луны становятся узкими как у змеи. Рот искривляется в хищном оскале.</text:p>
      <text:p text:style-name="P9"/>
      <text:p text:style-name="P9">- Сел!!!</text:p>
      <text:p text:style-name="P9"/>
      <text:p text:style-name="P9">Мой окрик пропадает впустую.</text:p>
      <text:p text:style-name="P9"/>
      <text:p text:style-name="P9">Стремительным броском кобры Найтмэр изгибает шею и впивается рогом в бок светлой аликорницы.</text:p>
      <text:p text:style-name="P9"/>
      <text:p text:style-name="P9">- Так Ночь всегда побеждает День, а Зима — Лето! - торжествующе смеётся Найтмэр. - Ты проиграла, сестра!</text:p>
      <text:p text:style-name="P9"/>
      <text:p text:style-name="P9">Розовая аура щита охватывает тёмную <text:span text:style-name="T285">а</text:span>ликорницу и пытается оторвать от земли. Та только крепче упирается ногами в землю, используя в качестве якоря воткнутый в бок Селестии рог.</text:p>
      <text:p text:style-name="P9"/>
      <text:p text:style-name="P9">- Мы уже победили щит Элементов один раз — победим и второй! - хрипло смеётся Найтмэр.</text:p>
      <text:p text:style-name="P9"/>
      <text:p text:style-name="P9">Кровь из бока Селестии <text:span text:style-name="T285">хлещет</text:span> по её рогу, заливая глаза и нос. Найтмэр слизывает эту кровь и снова хохочет.</text:p>
      <text:p text:style-name="P9"/>
      <text:p text:style-name="P162">Я вижу это как в замедленной с<text:span text:style-name="T285">ъ</text:span>ёмке, поднимая камень над головой и бросаясь к борющейся паре.</text:p>
      <text:p text:style-name="P162"><text:soft-page-break/></text:p>
      <text:p text:style-name="P162">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162"/>
      <text:p text:style-name="P9">- Ночь сильнее дня! Не стой у Нас на пути, Хуман — и ты ещё сможешь занять подобающее место у Нашего престола!</text:p>
      <text:p text:style-name="P9">- Ты забыла, сестра, - слабый голос Селестии вмиг прервал дикое хохотание Найтмэр.</text:p>
      <text:p text:style-name="P9">- Что?!! Что Мы забыли, <text:span text:style-name="T285">неудачница</text:span>?</text:p>
      <text:p text:style-name="P9"/>
      <text:p text:style-name="P9">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9"/>
      <text:p text:style-name="P9">-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9"/>
      <text:p text:style-name="P9">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9"/>
      <text:p text:style-name="P9">- Фактически, щит Элементов сейчас представляет собой натянутую резину рогатки, которую удерживает моя магия. А камень... Угадай, кто играет роль камня?</text:p>
      <text:p text:style-name="P9"/>
      <text:p text:style-name="P9">Золотистый пузырь лопается и Найтмэр летит в зенит подобно камню из пращи. Секунду я ещё слышу её визг, после чего она скрывается из виду.</text:p>
      <text:p text:style-name="P9"/>
      <text:p text:style-name="P9">- Мне очень жаль, что пришлось так поступить, - шепчет Селестия.</text:p>
      <text:p text:style-name="P9"/>
      <text:p text:style-name="P9">Золотая сфера <text:span text:style-name="T287">магии </text:span>осторожно ставит её на ноги <text:span text:style-name="T287">и тотчас же схлопывается</text:span>. Задние ноги светлой аликорницы подгибаются и она медленно садится на садовую дорожку. Кровь струится из её ран на боках и основании крыла, <text:span text:style-name="T287">набегая в небольшую лужу</text:span>.</text:p>
      <text:p text:style-name="P9"/>
      <text:p text:style-name="P9">- Щит разогнал, а я направила её на луну. Вдобавок, Щит элементов обернул тело моей сестры локальной оболочкой. Она <text:span text:style-name="T287">предотвращает телепортацию и </text:span>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text:p>
      <text:p text:style-name="P9"/>
      <text:p text:style-name="P9"><text:soft-page-break/>Аликорница говорит с закрытыми глазами, как во сне. Её голос становится всё тише.</text:p>
      <text:p text:style-name="P9"/>
      <text:p text:style-name="P9">- Сел! Не засыпай!!!</text:p>
      <text:p text:style-name="P9"/>
      <text:p text:style-name="P9">Аликорница открывает глаза и слабо улыбается.</text:p>
      <text:p text:style-name="P9"/>
      <text:p text:style-name="P9">- Обними же меня, наконец, <text:span text:style-name="T287">мой Хуман</text:span>. Мне станет теплее. Тут... что-то <text:span text:style-name="T287">стало </text:span>слишком холодно.</text:p>
      <text:p text:style-name="P9"/>
      <text:p text:style-name="P164">Очертания аликорницы расплываются передо мной из-за слёз. Я быстро вытираю глаза ладонью и <text:span text:style-name="T287">крепко </text:span>обнимаю Селести<text:span text:style-name="T287">ю</text:span> обеими руками. Та коротко вздыхает и расслаблено <text:span text:style-name="T287">кладёт</text:span> голову мне на плечо. Я прижимаю её к груди и чувствую стук её сердца.</text:p>
      <text:p text:style-name="P9"/>
      <text:p text:style-name="P9">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9"/>
      <text:p text:style-name="P9">- Я... чувствую магию... - <text:span text:style-name="T287">шепчет</text:span> Селестия.</text:p>
      <text:p text:style-name="P9"/>
      <text:p text:style-name="P9">Я отстраняюсь от неё и вижу золотую фигурку аликорницы, раскачивающуюся на цепочке на моей шее.</text:p>
      <text:p text:style-name="P9"/>
      <text:p text:style-name="P165"><text:span text:style-name="Default_20_Paragraph_20_Font"><text:span text:style-name="T4">- Очень знакомая магия... Похоже на моё собственное проклят</text:span></text:span><text:span text:style-name="Default_20_Paragraph_20_Font"><text:span text:style-name="T288">ь</text:span></text:span><text:span text:style-name="Default_20_Paragraph_20_Font"><text:span text:style-name="T4">е «Каменный лёд», только усилен</text:span></text:span><text:span text:style-name="Default_20_Paragraph_20_Font"><text:span text:style-name="T288">н</text:span></text:span><text:span text:style-name="Default_20_Paragraph_20_Font"><text:span text:style-name="T4">ое в сотню раз. Я изобрела его для </text:span></text:span><text:span text:style-name="Default_20_Paragraph_20_Font"><text:span text:style-name="T18">побед</text:span></text:span><text:span text:style-name="Default_20_Paragraph_20_Font"><text:span text:style-name="T4">ы над </text:span></text:span><text:span text:style-name="Default_20_Paragraph_20_Font"><text:span text:style-name="T113">Дискордом </text:span></text:span><text:span text:style-name="Default_20_Paragraph_20_Font"><text:span text:style-name="T289">сотни лет назад</text:span></text:span><text:span text:style-name="Default_20_Paragraph_20_Font"><text:span text:style-name="T4">... Откуда у тебя этот медальон?</text:span></text:span></text:p>
      <text:p text:style-name="P165"><text:span text:style-name="Default_20_Paragraph_20_Font"><text:span text:style-name="T4"/></text:span></text:p>
      <text:p text:style-name="P9">Я пытаюсь снять его, но рука, как прежде, проходит сквозь него.</text:p>
      <text:p text:style-name="P9"/>
      <text:p text:style-name="P9">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9"/>
      <text:p text:style-name="P10"><text:span text:style-name="Default_20_Paragraph_20_Font"><text:span text:style-name="T4">- </text:span></text:span><text:span text:style-name="Default_20_Paragraph_20_Font"><text:span text:style-name="T18">Если я не </text:span></text:span><text:span text:style-name="Default_20_Paragraph_20_Font"><text:span text:style-name="T4">ошибаюсь</text:span></text:span><text:span text:style-name="Default_20_Paragraph_20_Font"><text:span text:style-name="T18"> в природе </text:span></text:span><text:span text:style-name="Default_20_Paragraph_20_Font"><text:span text:style-name="T4">э</text:span></text:span><text:span text:style-name="Default_20_Paragraph_20_Font"><text:span text:style-name="T18">того заклинания, </text:span></text:span><text:span text:style-name="Default_20_Paragraph_20_Font"><text:span text:style-name="T4">у меня есть около минуты. Я бы, наверное, смогла бы побороться с ним, если бы не была так слаба.</text:span></text:span></text:p>
      <text:p text:style-name="P9">- Сел, что ты говоришь? Как тебе помочь?</text:p>
      <text:p text:style-name="P9">-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text:soft-page-break/>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9"/>
      <text:p text:style-name="P9">Серое пятно уже охватило всю грудь и расползается на шею, передние ноги и крылья. Скорость распространения пятна увеличивается.</text:p>
      <text:p text:style-name="P9"/>
      <text:p text:style-name="P9">- Сел!!!</text:p>
      <text:p text:style-name="P9">-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p>
      <text:p text:style-name="P164">…Тебе будет трудно на первых порах, но ты справишься. Не буду просить тебя не грустить обо мне — будучи правителем Эквестрии, тебе будет просто некогда. Удачи. Мы ещё встретимся, в другом месте, в другое время, я обещаю!</text:p>
      <text:p text:style-name="P164">И... знай — я всегда любила тебя…</text:p>
      <text:p text:style-name="P9"/>
      <text:p text:style-name="P9">- Сел, ЧТО МНЕ СДЕЛАТЬ, ЧТОБЫ ПОМОЧЬ?!!</text:p>
      <text:p text:style-name="P9"/>
      <text:p text:style-name="P9">Мой крик теряется в пустоте. Аликорница не отвечает.</text:p>
      <text:p text:style-name="P9"/>
      <text:p text:style-name="P9">Статуи не умеют говорить.</text:p>
      <text:p text:style-name="P9"/>
      <text:p text:style-name="P9">…</text:p>
      <text:p text:style-name="P9"/>
      <text:p text:style-name="P9">Сколько времени я стою, уставившись на каменное изваяние, некогда бывшее моим спутником долгие сотни лет?</text:p>
      <text:p text:style-name="P9"/>
      <text:p text:style-name="P9">Секунды?</text:p>
      <text:p text:style-name="P9">Минуты?</text:p>
      <text:p text:style-name="P9">Часы?</text:p>
      <text:p text:style-name="P9"/>
      <text:p text:style-name="P9">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164"/>
      <text:p text:style-name="P164"><text:soft-page-break/>Звон усиливается. Воздух в пяти шагах от меня дрожит, в неясном мареве проявляется нечто определённое. Мигая <text:span text:style-name="T287">зелёным</text:span><text:span text:style-name="T290">и пятнами</text:span>, передо мной висит чёрный экран. Зелёные <text:span text:style-name="T290">блики и </text:span>линии на нём складываются в знакомое изображение.</text:p>
      <text:p text:style-name="P9"/>
      <text:p text:style-name="P9">С экрана на меня смотрит Селестия.</text:p>
      <text:p text:style-name="P166">Её измождённое лицо <text:span text:style-name="T290">едва видно из-за помех.</text:span></text:p>
      <text:p text:style-name="P9"/>
      <text:p text:style-name="P9">-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 в бессмысленной войне с зебрами.</text:p>
      <text:p text:style-name="P9"/>
      <text:p text:style-name="P9">Изображение на экране мигает и часто прерывается белым шумом, её слова еле можно разобрать сквозь треск <text:span text:style-name="T290">статических </text:span>разрядов и хрипение <text:span text:style-name="T290">помех</text:span>.</text:p>
      <text:p text:style-name="P10"><text:span text:style-name="Default_20_Paragraph_20_Font"><text:span text:style-name="T4"/></text:span></text:p>
      <text:p text:style-name="P167"><text:span text:style-name="Default_20_Paragraph_20_Font"><text:span text:style-name="T4">- Правда, я н-не ожидала, что твоя миссия так затянется. Как видишь, я утратила физическое тело и теперь п-присутствую в </text:span></text:span><text:span text:style-name="Default_20_Paragraph_20_Font"><text:span text:style-name="T291">реальном </text:span></text:span><text:span text:style-name="Default_20_Paragraph_20_Font"><text:span text:style-name="T4">мире лишь в виде кучки электрических потенциалов,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text:span></text:span><text:span text:style-name="Default_20_Paragraph_20_Font"><text:span text:style-name="T291">Война отменена! </text:span></text:span><text:span text:style-name="Default_20_Paragraph_20_Font"><text:span text:style-name="T4">Надеюсь, в твоём м-мире тоже будет всё хорошо. Спасибо тебе, Дедлайн. И... прощай!</text:span></text:span></text:p>
      <text:p text:style-name="P9"/>
      <text:p text:style-name="P9">Мир растворяется в ослепительном сиянии…</text:p>
      <text:p text:style-name="P9"><text:span text:style-name="Default_20_Paragraph_20_Font"><text:span text:style-name="T4"/></text:span></text:p>
      <text:h text:style-name="P7" text:outline-level="2">~~~ Интермедия ~~~</text:h>
      <text:p text:style-name="P2"/>
      <text:p text:style-name="P9">… Я ставлю точку в последнем абзаце.</text:p>
      <text:p text:style-name="P9"/>
      <text:p text:style-name="P10"><text:span text:style-name="Default_20_Paragraph_20_Font"><text:span text:style-name="T4">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text:span></text:span><text:span text:style-name="Default_20_Paragraph_20_Font"><text:span text:style-name="T292">M</text:span></text:span><text:span text:style-name="Default_20_Paragraph_20_Font"><text:span text:style-name="T293">LP</text:span></text:span><text:span text:style-name="Default_20_Paragraph_20_Font"><text:span text:style-name="T4">. Ну в самом деле, какой смысл писать фик для мёртвого фэндома, отрывая время от отдыха и сна? </text:span></text:span><text:span text:style-name="Default_20_Paragraph_20_Font"><text:span text:style-name="T294">Бесперспективно</text:span></text:span><text:span text:style-name="Default_20_Paragraph_20_Font"><text:span text:style-name="T4"> годы выдумывать нелепую историю о несуществующем мире и никогда не происходивших событиях? Которую прочтёт, </text:span></text:span><text:span text:style-name="Default_20_Paragraph_20_Font"><text:span text:style-name="T292">в лучшем случае,</text:span></text:span><text:span text:style-name="Default_20_Paragraph_20_Font"><text:span text:style-name="T4"> пару сотен человек и забудут через неделю? По три-четыре предложения в день, в три часа ночи, борясь с усталостью и сном? Небольшой зуд где-то в глубинах подкорки о том, что «история не закрыта» не стоит того. Лучше запустить «Silent Hunter-</text:span></text:span><text:span text:style-name="Default_20_Paragraph_20_Font"><text:span text:style-name="T292">2</text:span></text:span><text:span text:style-name="Default_20_Paragraph_20_Font"><text:span text:style-name="T4">» и рулить подводной лодкой в холодных водах </text:span></text:span><text:span text:style-name="Default_20_Paragraph_20_Font"><text:span text:style-name="T292">А</text:span></text:span><text:span text:style-name="Default_20_Paragraph_20_Font"><text:span text:style-name="T4">тлантики.</text:span></text:span></text:p>
      <text:p text:style-name="P9"/>
      <text:p text:style-name="P9">…</text:p>
      <text:p text:style-name="P9"/>
      <text:p text:style-name="P9">И всё же…</text:p>
      <text:p text:style-name="P9"><text:soft-page-break/></text:p>
      <text:p text:style-name="P9">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9"/>
      <text:p text:style-name="P168"><text:span text:style-name="Default_20_Paragraph_20_Font"><text:span text:style-name="T4">…И всё же я сделаю ещё одно усилие и допишу самую малость. Почему-то мне кажется это очень важным, а в </text:span></text:span><text:span text:style-name="Default_20_Paragraph_20_Font"><text:span text:style-name="T292">сознании</text:span></text:span><text:span text:style-name="Default_20_Paragraph_20_Font"><text:span text:style-name="T4"> всё время вертятся обрывки фраз: </text:span></text:span></text:p>
      <text:p text:style-name="P168"><text:span text:style-name="Default_20_Paragraph_20_Font"><text:span text:style-name="T5">«Намерение меняет реальность… В другом месте, в другое время...»</text:span></text:span><text:span text:style-name="Default_20_Paragraph_20_Font"><text:span text:style-name="T4">.</text:span></text:span></text:p>
      <text:h text:style-name="P7" text:outline-level="2"/>
      <text:h text:style-name="P7" text:outline-level="2">Глава 19</text:h>
      <text:p text:style-name="P9"/>
      <text:p text:style-name="P9">…Сияние всё ещё со мной, но дыхание мира меняется. Проникнутый неуловимым оттенком магии воздух Эквуса сменяется гарью резины и палёной ветош<text:span text:style-name="T17">и</text:span>. Я чувствую, как хлопья копоти падают мне на лицо, но не вижу их.</text:p>
      <text:p text:style-name="P9"/>
      <text:p text:style-name="P169">Я вообще ничего не вижу.</text:p>
      <text:p text:style-name="P169">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9"/>
      <text:p text:style-name="P9">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9"/>
      <text:p text:style-name="P9">А, может быть, моя настоящая жизнь мне тоже только кажется?</text:p>
      <text:p text:style-name="P9"/>
      <text:p text:style-name="P9">Не знаю. Но теперь столетия жизни в Эквестрии мне кажутся чудным сном, тающим под напором реальности.</text:p>
      <text:p text:style-name="P9"/>
      <text:p text:style-name="P9">Осторожно ощупывая перед собой горячий воздух, поднимаюсь на ноги. Нашарив выход на крышу, открываю дверь и захожу внутрь.</text:p>
      <text:p text:style-name="P9"/>
      <text:p text:style-name="P9">Непонятно зачем, плотно закрываю за собой дверь.</text:p>
      <text:p text:style-name="P9"/>
      <text:p text:style-name="P10"><text:span text:style-name="Default_20_Paragraph_20_Font"><text:span text:style-name="T4">Медленно, ощупывая</text:span></text:span><text:span text:style-name="Default_20_Paragraph_20_Font"><text:span text:style-name="T18"> </text:span></text:span><text:span text:style-name="Default_20_Paragraph_20_Font"><text:span text:style-name="T295">п</text:span></text:span><text:span text:style-name="Default_20_Paragraph_20_Font"><text:span text:style-name="T296">ространство</text:span></text:span><text:span text:style-name="Default_20_Paragraph_20_Font"><text:span text:style-name="T18"> перед собой, </text:span></text:span><text:span text:style-name="Default_20_Paragraph_20_Font"><text:span text:style-name="T4">бреду к лестнице за углом коридора. Кожа на руках скрипит и, похоже, отваливается пластами. Я прекращаю обрывать её, чтобы не быть похожим на зомби.</text:span></text:span></text:p>
      <text:p text:style-name="P9">Смешно, конечно — кто меня тут увидит? Даже я сам себя увидеть не могу.</text:p>
      <text:p text:style-name="P9"><text:soft-page-break/></text:p>
      <text:p text:style-name="P12">Всё, что мне сейчас хочется…</text:p>
      <text:p text:style-name="P9"/>
      <text:p text:style-name="P9">Лифт не работает — я тыкаю на кнопку без малейшего эффекта. Надо полагать, электричество пропало после бомбардировки. Спускаюсь по лестнице, осторожно нащупывая ногами каждую ступеньку.</text:p>
      <text:p text:style-name="P9"/>
      <text:p text:style-name="P12">… так это войти в свою обетованную <text:span text:style-name="T297">седьмую</text:span> палату, улечься на свою родную койку…</text:p>
      <text:p text:style-name="P9"/>
      <text:p text:style-name="P9">Три этажа позади. Значит, спустился на родной шестой.</text:p>
      <text:p text:style-name="P9">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9"/>
      <text:p text:style-name="P12">… и умереть.</text:p>
      <text:p text:style-name="P9"/>
      <text:p text:style-name="P9">Дверь в мою палату открыта настежь. Стул, на котором сидел Судья Дредд, перевёрнут и, похоже, сломан в толкучке.</text:p>
      <text:p text:style-name="P9"/>
      <text:p text:style-name="P9">Осторожно вхожу в помещение и пробираюсь к своей койке. На полу явно пролили какую-то жидкость. Надеюсь, кружку воды, а не ночной горшок.</text:p>
      <text:p text:style-name="P9"/>
      <text:p text:style-name="P9">- Кто тут?</text:p>
      <text:p text:style-name="P9"/>
      <text:p text:style-name="P9">Трескучий безжизненный голос может принадлежать только одному владельцу.</text:p>
      <text:p text:style-name="P9"/>
      <text:p text:style-name="P9">- Терминатор, тебя <text:span text:style-name="T297">что, </text:span>не забрали в убежище?</text:p>
      <text:p text:style-name="P9">- А, это ты, Дедлайн... Включи свет, пожалуйста. Слишком темно, я тебя почти не вижу.</text:p>
      <text:p text:style-name="P9"/>
      <text:p text:style-name="P9">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text:p>
      <text:p text:style-name="P9"/>
      <text:p text:style-name="P170">Пожав плечами, нашариваю на стене выключатель и щёлкаю кнопкой. Электричества нет, но разве это важно?</text:p>
      <text:p text:style-name="P170">Важно намерение.</text:p>
      <text:p text:style-name="P9"/>
      <text:p text:style-name="P9"><text:soft-page-break/>- Так лучше?</text:p>
      <text:p text:style-name="P9">- Да… Так лучше. Что у тебя с глазами?</text:p>
      <text:p text:style-name="P9">- Это уже совершенно неважно.</text:p>
      <text:p text:style-name="P9"/>
      <text:p text:style-name="P9">Осторожно присаживаюсь на койку. Пружины скрипят под моим весом.</text:p>
      <text:p text:style-name="P9"/>
      <text:p text:style-name="P9">- Ты видел её?.. Ты встретился с ней?.. Какой была встреча?</text:p>
      <text:p text:style-name="P9"/>
      <text:p text:style-name="P9">Сжимаю виски пальцами, пытаясь вспомнить подробности встречи половины часа назад и одновременно половины тысячи лет.</text:p>
      <text:p text:style-name="P9"/>
      <text:p text:style-name="P9">- Если честно, не очень хорошей. Мы сражались. Она — понарошку, а я — по-настоящему. В последний миг, когда она победила и вернула мне воспоминания,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text:span text:style-name="T297">в</text:span>но. <text:span text:style-name="T108">Полтысячи лет прошло.</text:span></text:p>
      <text:p text:style-name="P9"/>
      <text:p text:style-name="P9">- <text:span text:style-name="T108">Странно, война началась всего </text:span>полчаса назад… Спасибо, в целом, ясно. Тогда мне понятна её спешка. Она ведь навестила меня на мгновение. Просила передать тебе…</text:p>
      <text:p text:style-name="P9">- Что??? Что она просила передать?!!</text:p>
      <text:p text:style-name="P170">- Всего одну фразу... Я последние полчаса ломаю над ней мозги. Может, ты расшифруешь? Фраза простая, но многозначная: «Намерение меняет реальность»… Как будто мы можем что-то изменить…</text:p>
      <text:p text:style-name="P9"/>
      <text:p text:style-name="P9">Терминатор хрипло смеётся.</text:p>
      <text:p text:style-name="P9"/>
      <text:p text:style-name="P9">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9"/>
      <text:p text:style-name="P9">Намерение меняет реальность. Где-то я уже это слышал.</text:p>
      <text:p text:style-name="P9">Но где?</text:p>
      <text:p text:style-name="P9">И когда?</text:p>
      <text:p text:style-name="P9">И от кого?</text:p>
      <text:p text:style-name="P9"/>
      <text:p text:style-name="P9">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9"/>
      <text:p text:style-name="P171"><text:soft-page-break/>На ощупь — крылатый единорог. Или рогатый пегас. Фигурка быстро нагревается и начинает жечь ладонь. Я сжимаю её в руке. <text:span text:style-name="T298">Ощущение</text:span> бол<text:span text:style-name="T298">и пробуждает вспоминание о даре, предложенном Анитой во <text:s/>время нашей последней встречи</text:span>.</text:p>
      <text:p text:style-name="P171"/>
      <text:p text:style-name="P172"><text:span text:style-name="T139">...Но если тебе понадобится помощь — просто с</text:span>кажи «Семь вечностей» <text:span text:style-name="T139">возле наших оболочек </text:span>и после этого давай команды. Вроде «<text:span text:style-name="T138">оператор четыре, </text:span>слома<text:span text:style-name="T138">й</text:span> эту стену» или «<text:span text:style-name="T138">оператор двенадцать, </text:span>раскида<text:span text:style-name="T138">й</text:span> эту преграду». Ты будешь удивлён, ручаюсь!..</text:p>
      <text:p text:style-name="P173"/>
      <text:p text:style-name="P174">Ну что же. Кажется, умирать ещё рановато. Пора сделать этот мир чуточку лучше.</text:p>
      <text:p text:style-name="P174">Намерение меняет реальность. </text:p>
      <text:p text:style-name="P9"/>
      <text:p text:style-name="P9">- <text:span text:style-name="T298">Терминатор, ты меня хорошо слышишь?</text:span></text:p>
      <text:p text:style-name="P9">- <text:span text:style-name="T298">Да, Дедлайн.</text:span></text:p>
      <text:p text:style-name="P9">- <text:span text:style-name="T299">Вставай, Терминатор. Пришла пора для </text:span><text:span text:style-name="T298">Сем</text:span><text:span text:style-name="T299">и</text:span><text:span text:style-name="T298"> Вечностей.</text:span></text:p>
      <text:p text:style-name="P9"/>
      <text:p text:style-name="P175">Несколько мгновений ничего не происходит. Потом я слышу скрип кроватных пружин и быстрые шаги.</text:p>
      <text:p text:style-name="P175"/>
      <text:p text:style-name="P175">- Оператор Один, я слушаю.</text:p>
      <text:p text:style-name="P175"/>
      <text:p text:style-name="P175">Голос Терминатора помолодел, <text:span text:style-name="T300">в нём появились металлические нотки.</text:span></text:p>
      <text:p text:style-name="P175"/>
      <text:p text:style-name="P175">- Приведи сюда остальных, Оператор Тридцать четыре. <text:span text:style-name="T299">Вытащи их из подвала</text:span>. <text:span text:style-name="T299">Но не трогай персонал Чертогов. Насилие нам ни к чему.</text:span></text:p>
      <text:p text:style-name="P175">- <text:span text:style-name="T300">Да, </text:span><text:span text:style-name="T301">Первый</text:span>. <text:span text:style-name="T301">Иду.</text:span></text:p>
      <text:p text:style-name="P175"/>
      <text:p text:style-name="P176">Слышу удаляющиеся шаги. Теперь я вспоминаю также и дар Хэвэн.</text:p>
      <text:p text:style-name="P176"/>
      <text:p text:style-name="P177"><text:span text:style-name="T300">…Я </text:span><text:span text:style-name="T138">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141">раскроются неокортекс, палеокортекс, гиппокамп и некоторые другие отделы. Это немного снизит для тебя опасность присутствия в физическом мире.</text:span></text:p>
      <text:p text:style-name="P178"><text:span text:style-name="T300">Д</text:span>ля активации возможностей тебе не нужн<text:span text:style-name="T141">о произносить</text:span> кодов<text:span text:style-name="T141">ую</text:span> фраз<text:span text:style-name="T141">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178"/>
      <text:p text:style-name="P176">Раз пошла такая пьянка, режь последний огурец! Большей уверенности в моей правоте ещё следует поискать. <text:span text:style-name="T302">Намерение и уверенность — всё, что </text:span><text:span text:style-name="T303">ещё </text:span><text:span text:style-name="T302">держит меня в этом мире.</text:span></text:p>
      <text:p text:style-name="P176"><text:soft-page-break/></text:p>
      <text:p text:style-name="P176">Я сосредотачиваюсь. <text:span text:style-name="T299">И чувствую в самой глубине сознания некий стержень, твёрдый рычаг, переворачивающий саму мою уверенность о возможностях человеческого организма.</text:span></text:p>
      <text:p text:style-name="P176"/>
      <text:p text:style-name="P176">Сначала я чувствую, как восстанавливается кожа на руках. Потом ко мне <text:span text:style-name="T303">одним мигом </text:span>возвращается зрение.</text:p>
      <text:p text:style-name="P176"/>
      <text:p text:style-name="P176">…</text:p>
      <text:p text:style-name="P176"/>
      <text:p text:style-name="P176">Фу, я лежу на <text:span text:style-name="T304">залитой </text:span><text:span text:style-name="T299">бурой </text:span><text:span text:style-name="T304">кровью </text:span>койке, <text:span text:style-name="T304">устланной</text:span> <text:span text:style-name="T302">выпавшими волосами и </text:span>отвалившимися струпьями! <text:span text:style-name="T305">Какая гадость!</text:span></text:p>
      <text:p text:style-name="P176"/>
      <text:p text:style-name="P179"><text:span text:style-name="T301">Резко в</text:span>скинувшись с постели, я оказываюсь на потолке, вцепившись пальцами рук в <text:span text:style-name="T304">потолочный датчик пожарной сигнализации </text:span><text:span text:style-name="T299">и кронштейн для лампы</text:span><text:span text:style-name="T304">, а пальцами ног упёршись в стену.</text:span></text:p>
      <text:p text:style-name="P180"/>
      <text:p text:style-name="P180">Ни-хре-на-себе!</text:p>
      <text:p text:style-name="P180"/>
      <text:p text:style-name="P181">Мышцы без труда удерживают меня в этой неестественной позе. <text:span text:style-name="T304">Мир играет передо мной новыми красками, я </text:span><text:span text:style-name="T306">отчётливо вижу каждую пылинку в палате </text:span><text:span text:style-name="T307">и могу вычислить траекторию её движения на ближайшие пять секунд,</text:span><text:span text:style-name="T306"> </text:span><text:span text:style-name="T307">я</text:span><text:span text:style-name="T306"> </text:span><text:span text:style-name="T308">чувствую тысячи новых запахов </text:span><text:span text:style-name="T307">и слышу тысячи новых звуков</text:span><text:span text:style-name="T306">. Я чётко различаю спектр солнечного света, отдельные лучи разных цветов, </text:span><text:span text:style-name="T301">некоторым из которых я даже не знаю названия,</text:span><text:span text:style-name="T306"> играют радугой перед моим восхищённым взором.</text:span></text:p>
      <text:p text:style-name="P182"/>
      <text:p text:style-name="P182"><text:span text:style-name="T309">И </text:span><text:span text:style-name="T299">я </text:span><text:span text:style-name="T309">з</text:span><text:span text:style-name="T306">амечаю голубовато-</text:span><text:span text:style-name="T301">серое</text:span><text:span text:style-name="T306"> сияние, пронизывающее всё вокруг мертвенным светом — особенно сильно светится этим сиянием шар горячей плазмы над городом, где недавно разорвалась ракета. </text:span><text:span text:style-name="T299">Это сияние разрушает живую плоть и даже моему сверхорганизму приходится прикладывать определённые усилия на преодоление </text:span><text:span text:style-name="T308">разрушающего эффекта этого сияния.</text:span></text:p>
      <text:p text:style-name="P179"/>
      <text:p text:style-name="P183">Я отцепляюсь от потолка и пружинисто приземляюсь на пол рядом с койкой. <text:span text:style-name="T308">И практически одновременно с</text:span><text:span text:style-name="T300">лышу грохот выбиваемой двери </text:span><text:span text:style-name="T308">бомбо</text:span><text:span text:style-name="T300">убежища. </text:span><text:span text:style-name="T309">Воздух наполняется приглушенными возгласами выходящих на свободу обитателей Чертогов Разума.</text:span></text:p>
      <text:p text:style-name="P176"/>
      <text:p text:style-name="P184">Надо побыстрее включить их механизмы защиты — радиация кругом нешуточная.</text:p>
      <text:p text:style-name="P184"/>
      <text:p text:style-name="P185">Я со смешком прыгаю <text:span text:style-name="T310">с места</text:span> прямо в зарешеченное окно. То, что не получилось когда-то у Терминатора, получится у меня — пусть он <text:span text:style-name="T301">теперь</text:span> завидует.</text:p>
      <text:p text:style-name="P184"/>
      <text:p text:style-name="P184"><text:soft-page-break/>При подлёте к решётке моментально раздвигаю <text:span text:style-name="T301">пальцами </text:span>железные прутья, как мягкую проволоку, практически не задержавшись в процессе.</text:p>
      <text:p text:style-name="P184"/>
      <text:p text:style-name="P184">Стекло представляет <text:span text:style-name="T301">собой </text:span>ещё более слабую преграду — <text:span text:style-name="T308">я</text:span> <text:span text:style-name="T308">давлю двумя</text:span> паль<text:span text:style-name="T301">цами </text:span><text:span text:style-name="T308">в центр стекла</text:span>, <text:span text:style-name="T308">прикрывая второй рукой глаза, </text:span>чтобы <text:span text:style-name="T308">не повредить </text:span>осколк<text:span text:style-name="T308">ами</text:span>. Впрочем, даже если бы порезали — не страшно, <text:span text:style-name="T308">я</text:span> <text:span text:style-name="T308">теперь </text:span>мо<text:span text:style-name="T308">гу их</text:span> вылечить за несколько секунд. <text:span text:style-name="T308">З</text:span>ащищаю <text:span text:style-name="T308">глаза</text:span> просто по привычке. <text:span text:style-name="T311">Весь мой организм представляет теперь </text:span><text:span text:style-name="T301">идеальный</text:span><text:span text:style-name="T311"> инструмент, подчиненный одной цели.</text:span></text:p>
      <text:p text:style-name="P184"/>
      <text:p text:style-name="P186">Большинство Учителей <text:span text:style-name="T301">безучастно смотрят</text:span> <text:span text:style-name="T301">на стоящего перед ними </text:span>Терминатор<text:span text:style-name="T301">а</text:span>. Только Диоген с Гейзенбергом ошеломлённо наблюдают, как я лечу в ореоле стеклянной крошки. За три секунды свободного падения, успеваю сгруппироваться, принять необходимую <text:span text:style-name="T308">для приземлен</text:span><text:span text:style-name="T312">и</text:span><text:span text:style-name="T308">я </text:span>позу, и залечить порезы <text:span text:style-name="T308">на руках</text:span>.</text:p>
      <text:p text:style-name="P186"/>
      <text:p text:style-name="P187">- Где научился так прыгать, Дед? — Диоген оценивающе поднимает вверх большой палец. — Подскажи, я тоже хочу. Спускаться по лестницам — такая скука!</text:p>
      <text:p text:style-name="P187">- <text:span text:style-name="T313">Сейчас скажу. Только не тебе одному — всем. Все узнают, - я отряхиваюсь от осколков стекла и осматриваю своё будущее воинство.</text:span></text:p>
      <text:p text:style-name="P176">- <text:span text:style-name="T301">Все вышли? — спрашиваю Терминатора.</text:span></text:p>
      <text:p text:style-name="P176"/>
      <text:p text:style-name="P188">Тот отрицательно качает головой.</text:p>
      <text:p text:style-name="P188"/>
      <text:p text:style-name="P188">- Судья Дредд заперся в уборной. Я не хотел повредить его. Но ведь он нам и не нужен?</text:p>
      <text:p text:style-name="P188">- Не нужен, - утвердительно киваю я.</text:p>
      <text:p text:style-name="P188"/>
      <text:p text:style-name="P189">Я всматриваюсь в <text:span text:style-name="T314">тридцать четыре фигуры, стоящие передо мной. </text:span></text:p>
      <text:p text:style-name="P189"/>
      <text:p text:style-name="P189">- <text:span text:style-name="T308">Мне хотелось бы толкнуть возвышенную речь в такой момент, </text:span><text:span text:style-name="T315">мои друзья</text:span><text:span text:style-name="T308">. </text:span><text:span text:style-name="T315">Ведь будущего у нас, скорее всего, нет, и видимся мы в последний раз.</text:span><text:span text:style-name="T308"> Но радиация ждать не будет. Поэтому — просто вставайте под знамя Семи Вечностей. </text:span><text:span text:style-name="T316">Пришло время. </text:span><text:span text:style-name="T315">Никто кроме нас и всякая-тому-подобная пафосная хрень, которую я не умею говорить, а вы не будете слушать.</text:span></text:p>
      <text:p text:style-name="P189"/>
      <text:p text:style-name="P190">Я указываю рукой на запад, на скопление оплавленных небоскрёбов.</text:p>
      <text:p text:style-name="P190">- Как вы, может быть, помните, мы работали над проектом искусственного интеллекта, превратившего страну в одну большую <text:span text:style-name="T317">военно-экономическую машину</text:span>. <text:span text:style-name="T317">Уже неважно, были ли наши страхи </text:span><text:span text:style-name="T318">поражения</text:span><text:span text:style-name="T317"> в конкурентной борьбе справедливыми, или нет. Проект однажды вышел из под контроля, полетели ракеты. Естественно, противоположная сторона выслала ответку. Сейчас нам уже нечего делить. И не с кем. </text:span><text:span text:style-name="T318">Весь мир в радиоактивных руинах.</text:span></text:p>
      <text:p text:style-name="P191">Но!</text:p>
      <text:p text:style-name="P191"><text:soft-page-break/></text:p>
      <text:p text:style-name="P191">Я многозначительно поднимаю палец. В унисон этому вдали обруш<text:span text:style-name="T319">ив</text:span>ается одна из покосившихся высоток бизнес-центра.</text:p>
      <text:p text:style-name="P189"/>
      <text:p text:style-name="P189">- <text:span text:style-name="T317">Но остались двадцать шесть узлов </text:span><text:span text:style-name="T318">кластера Хэвэн. Того самого свихнувшегося искусственного разума, что запустил ракеты. И если их не уничтожить, он возродится рано или поздно. Мне не хочется фантазировать на тему, что тогда произойдёт.</text:span></text:p>
      <text:p text:style-name="P189"/>
      <text:p text:style-name="P192">Я замолкаю ненадолго, пытаясь прочесть эмоции на лицах Учителей. Проще прочесть эмоции каменных истуканов острова Пасхи.</text:p>
      <text:p text:style-name="P192"/>
      <text:p text:style-name="P192">- Потому что не произойдёт. Хэвэн не возродится. Мы не допусти<text:span text:style-name="T320">м</text:span> это. <text:span text:style-name="T312">Вот ваша задача — найти эти кластеры и уничтожить их. Вам будет противодействовать охрана Хэвэн — её не будет разве что в наземном офисе проекта, где находится самый первый узел кластера. </text:span><text:span text:style-name="T321">Скорее всего, также будет сопротивление самой Хэвэн — она наверняка что-то придумает. </text:span><text:span text:style-name="T312">Но ваши текущие возможности вполне позволят вам пройти </text:span><text:span text:style-name="T321">все преграды</text:span><text:span text:style-name="T312">. Локации двадцати трёх узлов вам известны — покопайтесь хорошенько в памяти и вспомните. Три ещё надо будет узнать. После выполнения задания будете свободны. </text:span><text:span text:style-name="T321">Удачи. </text:span><text:span text:style-name="T312">У меня всё.</text:span></text:p>
      <text:p text:style-name="P189"/>
      <text:p text:style-name="P193">Я отворачиваюсь от неровного строя. Не хочется смотреть в лицо тем, кому даёшь безнадёжную задачу. </text:p>
      <text:p text:style-name="P193"/>
      <text:p text:style-name="P193">- Оператор <text:span text:style-name="T321">О</text:span>дин?</text:p>
      <text:p text:style-name="P193">- <text:span text:style-name="T321">Да? — я поворачиваюсь.</text:span></text:p>
      <text:p text:style-name="P193"/>
      <text:p text:style-name="P194">Площадка перед входом в бомбоубежище пуста — только Терминатор стоит на старом месте.</text:p>
      <text:p text:style-name="P194"/>
      <text:p text:style-name="P195">- <text:span text:style-name="T307">А боевой кластер </text:span><text:span text:style-name="T322">бледных</text:span><text:span text:style-name="T307"> — его не нужно уничтожить?</text:span><text:span text:style-name="T323"> </text:span><text:span text:style-name="T324">P</text:span><text:span text:style-name="T325">HOENIX</text:span><text:span text:style-name="T323"> </text:span><text:span text:style-name="T307">не возродится?</text:span></text:p>
      <text:p text:style-name="P195">- <text:span text:style-name="T322">Хороший вопрос</text:span><text:span text:style-name="T307">, - отвечаю я. — </text:span><text:span text:style-name="T322">Бледные превзошли нас по качеству боевых алгоритмов и вычислительной мощности кластера, но их Феникс никогда не был настоящим искусственным разумом. Хэвэн как-то раз оценила уровень его интеллекта на основе косвенных данных его поведения. Интеллекта там было не больше, чем у рептилии. Феникс не возродится. </text:span></text:p>
      <text:p text:style-name="P195">- Ты не пойдёшь с нами?</text:p>
      <text:p text:style-name="P194">Я отрицательно мотаю головой.</text:p>
      <text:p text:style-name="P194">- Нет. У меня есть сво<text:span text:style-name="T326">я</text:span> зада<text:span text:style-name="T326">ча</text:span>.</text:p>
      <text:p text:style-name="P194"/>
      <text:p text:style-name="P196">Я закрываю глаза. Даже сквозь закрытые веки вижу <text:span text:style-name="T322">постепенно </text:span>испепеляющее мир голубовато-серое сияние. <text:span text:style-name="T307">Я сильнее сжимаю фигурку Селестии в кулаке и сияние распадается на радужный спектр лучей, </text:span><text:span text:style-name="T322">пронизывающих всё живое и разрушающее его.</text:span></text:p>
      <text:p text:style-name="P196"><text:soft-page-break/></text:p>
      <text:p text:style-name="P197"><text:span text:style-name="T322">Я сжимаю колючую фигурку ещё крепче, </text:span><text:span text:style-name="T327">её рог впивается мне в ладонь, я чувствую кровь, стекающую по пальцам.</text:span><text:span text:style-name="T322"> </text:span><text:span text:style-name="T327">То, как спектр смертоносных лучей распадается на мириады сверкающих нитей, я вижу уже не глазами — у меня пробуждается неописуемое сверхзрение, </text:span><text:span text:style-name="T328">некий третий глаз</text:span><text:span text:style-name="T327">, я </text:span><text:span text:style-name="T328">теперь </text:span><text:span text:style-name="T327">вижу суть вещей и явлений, суть мироздания и времени.</text:span></text:p>
      <text:p text:style-name="P197"/>
      <text:p text:style-name="P198">Это очень забавно. Мир не сделан печальным, печальным делаем его мы. И в наших же силах всё вернуть.</text:p>
      <text:p text:style-name="P198">Намерение меняет реальность.</text:p>
      <text:p text:style-name="P198">Теперь я понимаю смысл фразы. Всё так просто! <text:span text:style-name="T329">Всего лишь заменить спин фотонов гамма-излучения и добавить им массу и электрический заряд — в результате получим… Некое поле, которым можно манипулировать с помощью электрических импульсов - </text:span><text:span text:style-name="T328">д</text:span><text:span text:style-name="T329">остаточно даже слабых импульсов мозговой активности. Поле, способное материализовать физические предметы или же применять физические воздействия к материальным предметам.</text:span></text:p>
      <text:p text:style-name="P198"/>
      <text:p text:style-name="P199">Поле, по всем признакам не отличимое от магии.</text:p>
      <text:p text:style-name="P197"/>
      <text:p text:style-name="P199">Осталась самая малость — изменить несколько первых триллионов фотонов, чтобы цепная реакция довершила трансформацию по всей планете.</text:p>
      <text:p text:style-name="P199"/>
      <text:p text:style-name="P199">Я сжимаю кулак ещё крепче. Моё тело горит, я чувствую, как огромный поток энегрии <text:span text:style-name="T330">выходит</text:span> через него. Рог фигурки выходит с другой стороны ладони.</text:p>
      <text:p text:style-name="P199">И крохотная искорка слетает с этого рога и растворяется в пространстве. Искорка <text:span text:style-name="T330">настоящей</text:span> частички <text:span text:style-name="T330">Эквуса</text:span>, что разделяется на золотистое облачко и начинает цепную реакцию трансформации радиации в магию.</text:p>
      <text:p text:style-name="P200"/>
      <text:p text:style-name="P199">Я вижу, как бледное сияние <text:span text:style-name="T330">вокруг</text:span> заменяется <text:span text:style-name="T330">аквамариновым и радость наполняет моё существо. Я смеюсь во всё горло, как ребёнок, успешно завершивший особо каверзную проделку.</text:span></text:p>
      <text:p text:style-name="P9"/>
      <text:p text:style-name="P9">- Дедлайн, ты уходишь, - слышу удивлённый хрип Терминатора. - Ты становишься прозрачным. Я вижу <text:span text:style-name="T330">деревья</text:span> сквозь тебя. Она забирает тебя? Скажи, она уцелела? Хэвэн забирает тебя?</text:p>
      <text:p text:style-name="P9"/>
      <text:p text:style-name="P201">Я сухо смеюсь в ответ. <text:span text:style-name="T330">Мой сверхмозг тут же выдаёт мне ответ.</text:span></text:p>
      <text:p text:style-name="P201">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9"/>
      <text:p text:style-name="P9">Что ж.</text:p>
      <text:p text:style-name="P9"><text:soft-page-break/></text:p>
      <text:p text:style-name="P9">Мне осталось закончить одно дело. Не то, чтобы я в него верил, просто хочется напоследок показать фак мирозданию.</text:p>
      <text:p text:style-name="P9"/>
      <text:p text:style-name="P9">-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9"/>
      <text:p text:style-name="P9">Ничто…</text:p>
      <text:p text:style-name="P9"/>
      <text:p text:style-name="P202">Энергия в теле заканчивается внезапно, как будто перекрыли вентиль. Вместе с уходом энергии уходит и сознание.</text:p>
      <text:p text:style-name="P202"/>
      <text:p text:style-name="P2">~~~</text:p>
      <text:p text:style-name="P2"/>
      <text:p text:style-name="P9">…Я вновь <text:span text:style-name="T331">прихожу в себя</text:span> в необъятном сине-зелёном пространстве, усыпанным мириадами звёзд. Подо мной удобное кресло на крутящейся ножке. Передо мной стои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 Вокруг меня кружатся весёлые зелёные искорки, оставляя после себя дорожки материи из которых постепенно сформировывается просторная площадка с травой, камнями и декоративным прудом. <text:span text:style-name="T332">Я вижу всё обычным взором, «третий глаз» покинул меня, как и остальные сверхспособности.</text:span></text:p>
      <text:p text:style-name="P9"/>
      <text:p text:style-name="P9">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сидящее на зелёном пуфике. На вид - аликорн. Вот только у него целых три рога, выстроившихся в ряд от носа до лба.</text:p>
      <text:p text:style-name="P9"/>
      <text:p text:style-name="P9">И новый приступ дежавю одолевает меня — я наверняка где-то видел этого типа. Готов зуб отдать, мы встречались раньше!</text:p>
      <text:p text:style-name="P9"/>
      <text:p text:style-name="P9">- Привет-привет! - существо снова машет копытом, но уже в приветственном жесте.</text:p>
      <text:p text:style-name="P9">- Ты... Ты что за хрен вообще? – наконец-то обретаю речь я.</text:p>
      <text:p text:style-name="P9">-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9">- Да-да, у меня похожее чувство, - мрачно сообщаю я. - По-моему, мы уже пересекались раньше.</text:p>
      <text:p text:style-name="P9"><text:soft-page-break/>-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9">- Что?</text:p>
      <text:p text:style-name="P9"/>
      <text:p text:style-name="P9">-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9">-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9">- Да ты же не иначе, как сам Проводник! - в восхищении отвечает Анакорн. - Редчайший тип <text:span text:style-name="T332">существ</text:span>. Только эти создания могут сое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9">- Потому что его нет, - я снова закашливаюсь сухим смехом. - Я стёр ветку реальности, от которой зависел мой собственный мир. Как результат — мой стёрся тоже. Я теперь вселенский мегабомж. Кстати, мне бы выпить чего...</text:p>
      <text:p text:style-name="P9">- Вот это поворот! - у Анакорна аж засияли глаза от восторга. - Живёшь на широкую ногу, чувак! Мне бы так — послать всё в квазар и смотаться к бирюзовым водам Иллериана - так задолбало возиться с кьютимарками! Но сам себе дал клятву придумывать их ещё тысяч пять-шесть лет. Увы мне! Сам не пойму, как такое могло случиться!</text:p>
      <text:p text:style-name="P9"/>
      <text:p text:style-name="P9">Сверхаликорн подаёт стакан воды.</text:p>
      <text:p text:style-name="P9"/>
      <text:p text:style-name="P9">- И что же ты теперь собираешься делать? - продолжает Анакорн.</text:p>
      <text:p text:style-name="P9">- Не знаю. Вот, думаю, может, сдохнуть прямо тут?</text:p>
      <text:p text:style-name="P9">-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9"/>
      <text:p text:style-name="P9">Я саркастически улыбаюсь в ответ. Да, я хочу. Вот только желание это неосуществимо, если только Анакорн не умеет воскрешать мёртвых.</text:p>
      <text:p text:style-name="P9"/>
      <text:p text:style-name="P9">- Ты умеешь возвращать с того света?</text:p>
      <text:p text:style-name="P9"><text:soft-page-break/>-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9">-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9">- Да ну, зачем статую? - огорчается Анакорн. - Не буду я превращать тебя в статую. Есть одно решение…</text:p>
      <text:p text:style-name="P9"/>
      <text:p text:style-name="P9">Демиург морщит лоб и зависает, уставившись в одну точку.</text:p>
      <text:p text:style-name="P9"/>
      <text:p text:style-name="P9">- И?..</text:p>
      <text:p text:style-name="P9"/>
      <text:p text:style-name="P9">Я замечаю, что мои кисти светятся голубоватым свечением, а кончики пальцев становятся полупрозрачными.</text:p>
      <text:p text:style-name="P9"/>
      <text:p text:style-name="P9">- <text:s/>Тебе пора уходить. Слишком долго находился возле меня. Ты сгораешь, - <text:span text:style-name="T332">замечает</text:span> Анакорн.</text:p>
      <text:p text:style-name="P9">- Так что там насчёт решения? - не отстаю я.</text:p>
      <text:p text:style-name="P9"/>
      <text:p text:style-name="P10"><text:span text:style-name="Default_20_Paragraph_20_Font"><text:span text:style-name="T18">С</text:span></text:span><text:span text:style-name="Default_20_Paragraph_20_Font"><text:span text:style-name="T4">верхаликорн </text:span></text:span><text:span text:style-name="Default_20_Paragraph_20_Font"><text:span text:style-name="T18">морщит лоб, </text:span></text:span><text:span text:style-name="Default_20_Paragraph_20_Font"><text:span text:style-name="T4">сосредот</text:span></text:span><text:span text:style-name="Default_20_Paragraph_20_Font"><text:span text:style-name="T333">о</text:span></text:span><text:span text:style-name="Default_20_Paragraph_20_Font"><text:span text:style-name="T4">чиваясь. </text:span></text:span><text:span text:style-name="Default_20_Paragraph_20_Font"><text:span text:style-name="T18">Полминут</text:span></text:span><text:span text:style-name="Default_20_Paragraph_20_Font"><text:span text:style-name="T4">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span></text:span></text:p>
      <text:p text:style-name="P9"/>
      <text:p text:style-name="P9">-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квантовой неопределённости. Ступай не оглядываясь и помни — попытка даётся только одна, вернуться и поменять решение не получится. Учти — я не большой спец по коридорам, могу напутать со временем — но пространство гарантирую.</text:p>
      <text:p text:style-name="P9">- А за какой дверью Сел?</text:p>
      <text:p text:style-name="P9">- Не знаю, - раздражённо бросает Анакорн, - сердце подскажет. Поторопись, если не хочешь превратиться в сияющий эфир, вечно парящий в метапространстве!</text:p>
      <text:p text:style-name="P9"/>
      <text:p text:style-name="P9">Сверхаликорн нетерпеливым жестом указывает в направлении дверей.</text:p>
      <text:p text:style-name="P9"/>
      <text:p text:style-name="P9">Я медленно прохожу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text:p>
      <text:p text:style-name="P9"/>
      <text:p text:style-name="P9"><text:soft-page-break/>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9"/>
      <text:p text:style-name="P9">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text:span text:style-name="T332">водящий</text:span> мне одним копытом <text:span text:style-name="T332">у горла</text:span> и указывающий вторым на песочные часы, в которых в нижнюю чашу просыпаются последние песчинки.</text:p>
      <text:p text:style-name="P9"/>
      <text:p text:style-name="P9">Голубоватое свечение уже расширилось с кистей на руки и торс, последние фаланги пальцев едва видны.</text:p>
      <text:p text:style-name="P9"/>
      <text:p text:style-name="P9">Может, тут и остановиться? Сияющий эфир и каменная статуя — хорошая пара, как по мне.</text:p>
      <text:p text:style-name="P9"/>
      <text:p text:style-name="P9">Нет, эту историю надо пройти до конца.</text:p>
      <text:p text:style-name="P9">Медленно возвращаюсь к светящимся проёмам дверей.</text:p>
      <text:p text:style-name="P9"/>
      <text:p text:style-name="P9">Вот оно!</text:p>
      <text:p text:style-name="P9"/>
      <text:p text:style-name="P9">Останавливаюсь напротив проёма, почувствовав легчайший укол. Делаю шаг к двери — и чувствую знакомое жжение в груди.</text:p>
      <text:p text:style-name="P9"/>
      <text:p text:style-name="P9">- Ну привет-привет, - блаженно улыбаюсь я старой знакомой.</text:p>
      <text:p text:style-name="P9">Прижатая к области сердца рука ощущает очертания фигурки аликорна, как будто выросшей из груди.</text:p>
      <text:p text:style-name="P9"/>
      <text:p text:style-name="P9">Что-то это да значит.</text:p>
      <text:p text:style-name="P9"/>
      <text:p text:style-name="P9">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9"/>
      <text:p text:style-name="P9">Да плевать — если дверь нельзя открыть — её можно выбить. Эта мысль заполняет всё сознание.</text:p>
      <text:p text:style-name="P9">Изо всех сил замахиваюсь ногой и втапливаю по двери. Нога проваливается в дверь, а за ней и весь я.</text:p>
      <text:p text:style-name="P9"/>
      <text:p text:style-name="P9">- Ну, или так, - успеваю подумать я.</text:p>
      <text:p text:style-name="P11"/>
      <text:h text:style-name="P7" text:outline-level="2"><text:soft-page-break/>Эпилог</text:h>
      <text:p text:style-name="P2"/>
      <text:p text:style-name="P81">~~~5000 лет от основания Эквестрии~~~</text:p>
      <text:p text:style-name="P203"/>
      <text:p text:style-name="P204">Mike Oldfield - In the beginning &amp; Let there be light <text:s text:c="5"/>или <text:s text:c="5"/>Oceania</text:p>
      <text:p text:style-name="P10"><text:a xlink:type="simple" xlink:href="https://www.youtube.com/watch?v=p9BoEuwuzIk" office:target-frame-name="_top" xlink:show="replace" text:style-name="Internet_20_link" text:visited-style-name="Visited_20_Internet_20_Link"><text:span text:style-name="Default_20_Paragraph_20_Font"><text:span text:style-name="T11">https://www.youtube.com/watch?v=p9BoEuwuzIk</text:span></text:span></text:a><text:span text:style-name="Default_20_Paragraph_20_Font"><text:span text:style-name="T11"><text:line-break/> </text:span></text:span><text:a xlink:type="simple" xlink:href="https://www.youtube.com/watch?v=aG-_7xXTHjk" office:target-frame-name="_top" xlink:show="replace" text:style-name="Internet_20_link" text:visited-style-name="Visited_20_Internet_20_Link"><text:span text:style-name="Default_20_Paragraph_20_Font"><text:span text:style-name="T11">https://www.youtube.com/watch?v=aG-_7xXTHjk</text:span></text:span></text:a></text:p>
      <text:p text:style-name="P10"/>
      <text:p text:style-name="P10"><text:span text:style-name="Default_20_Paragraph_20_Font"><text:span text:style-name="T4">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4"> собранной в строгую буклю гривой – строго обращается к воспитательнице.</text:span></text:span></text:p>
      <text:p text:style-name="Text_20_body"><text:span text:style-name="Default_20_Paragraph_20_Font"><text:span text:style-name="T4"/></text:span></text:p>
      <text:p text:style-name="P16">-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16">- Да-да, они у меня воспитанные, - вымученно улыбн<text:span text:style-name="T334">ается</text:span> кобыла-земнопони, задней ногой отодви<text:span text:style-name="T334">гая</text:span> полноватого жеребёнка от гипсового бюста какой-то древней знаменитости.</text:p>
      <text:p text:style-name="P9">- Хм, - экскурсовод <text:span text:style-name="T334">глядит</text:span>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пять залов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P16"/>
      <text:p text:style-name="P9">Стайка пони перебега<text:span text:style-name="T334">ет</text:span> от одного экспоната к другому. Экскурсовод увлечённо рассказыва<text:span text:style-name="T334">ет</text:span> о культуре античности, в то время как учительница со скучающим видом наблюда<text:span text:style-name="T334">ет</text:span> кувырки погодных пегасов в ближайшей тучке. После дюжины подобных экскурсий она мо<text:span text:style-name="T334">жет</text:span> на одном дыхании пересказать имена шести величайших военачальников Эквестрии периода диархии и назвать даты <text:span text:style-name="T335">девяти известнейших гонок «Небес Эквестрии»</text:span>. Всё <text:span text:style-name="T334">идёт</text:span> своим чередом, своей обыденной логикой.</text:p>
      <text:p text:style-name="P205"/>
      <text:p text:style-name="P16">…</text:p>
      <text:p text:style-name="P16">…</text:p>
      <text:p text:style-name="P16">…</text:p>
      <text:p text:style-name="P16"/>
      <text:p text:style-name="P9">- И финальная часть экспозиции эпохи диархии, - экскурсовод т<text:span text:style-name="T334">ычет</text:span> копытом в сторону одинокой скульптуры, под которую был выделен целый зал.</text:p>
      <text:p text:style-name="P16"><text:soft-page-break/></text:p>
      <text:p text:style-name="P9">Скульптура знавала и лучшие времена: на припавшей к полу фигуре множество выщербин и царапин, одно крыло отломано, второе покрыто сетью трещин, часть хвоста отсутств<text:span text:style-name="T334">ует,</text:span> голову с отбитым ухом венча<text:span text:style-name="T334">ет</text:span> обломок рога. И всё же даже в нынешнем жалком состоянии она вызыва<text:span text:style-name="T334">ет</text:span> восхищение неземной грацией и изяществом линий. Осколок неземной красоты как будто свети<text:span text:style-name="T334">тся</text:span> внутренним светом, источая магическое сияние на посетителей. В душе что-то замира<text:span text:style-name="T334">ет</text:span> от осознания того, какой она могла бы быть до повреждений.</text:p>
      <text:p text:style-name="P16"/>
      <text:p text:style-name="P9">- Многие считают, что эта найденная в руинах затерянно<text:span text:style-name="T335">й</text:span> в Вечнодиком лесу <text:span text:style-name="T335">первой столицы нашей страны</text:span>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Горгоном за право властвовать над всем Эквусом и они убили друг друга после недели битвы.</text:p>
      <text:p text:style-name="P9">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а великая Эйр…</text:p>
      <text:p text:style-name="P16"/>
      <text:p text:style-name="P9">- Селестиев не бывает! - важно <text:span text:style-name="T334">говорит</text:span> пухленькая кобылка с заплетенной в косички гривой. - Мне ма сказала, что это всё сказки для маленьких жеребят. А я уже не маленькая!</text:p>
      <text:p text:style-name="P9">- Агась! - отклик<text:span text:style-name="T334">ается</text:span> жеребёнок в разноцветной бейсболке с пропеллером, - Селестия – это мис-ти-фи… Мис… тиф… фиктация! Как зубная фея. В неё только самая мелюзга верит, навроде Рэйнбоу Дрим. Эй, Дрим, ты в Селестию веришь?</text:p>
      <text:p text:style-name="P9">- Угум<text:span text:style-name="T334">с</text:span>… - смущённо от<text:span text:style-name="T334">зывается</text:span>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16"/>
      <text:p text:style-name="P10"><text:span text:style-name="T4">Её взрослые товарищи фейсхуф</text:span><text:span text:style-name="T336">ают</text:span><text:span text:style-name="T4">. Экскурсовод поправ</text:span><text:span text:style-name="T336">ляет</text:span><text:span text:style-name="T4"> очки и оки</text:span><text:span text:style-name="T336">дывает</text:span><text:span text:style-name="T4"> взором присмиревшую аудиторию.</text:span></text:p>
      <text:p text:style-name="P16"/>
      <text:p text:style-name="P9">-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text:span text:style-name="T334">г</text:span>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text:span text:style-name="T334">с</text:span>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16"/>
      <text:p text:style-name="P9">- А вы сами как думаете? - переби<text:span text:style-name="T334">вает</text:span> экскурсовода Рэйнбоу Дрим. - Это плинцесса Селестия, или лабота этой… как её… Эйл Малбл?</text:p>
      <text:p text:style-name="P16"/>
      <text:p text:style-name="P16"><text:soft-page-break/>Экскурсовод <text:span text:style-name="T334">смотрит</text:span> на жеребёнка поверх очков и слабо улыб<text:span text:style-name="T334">ается</text:span>.</text:p>
      <text:p text:style-name="P16"/>
      <text:p text:style-name="P9">- Если тебя интересует моё личное мнение, то могу сказать так: у меня есть все основания полагать, что это НЕ работа Эйр Марбл. Я хорошо знакома с её творчеством и…</text:p>
      <text:p text:style-name="P16"/>
      <text:p text:style-name="P9">- Тётя, а что нарисовано на этой картинке? - <text:span text:style-name="T334">дёргает</text:span> зубами край жакета жеребёнок в голубой кепочке указывая на неприметную картину в углу зала.</text:p>
      <text:p text:style-name="P9">- Дасти Нупс, веди себя прилично! - шик<text:span text:style-name="T334">ает</text:span> на него учительница. - <text:span text:style-name="T334">Н</text:span>емедленно вернисть в группу!</text:p>
      <text:p text:style-name="P9">- О, не волнуйтесь, всё в порядке! - успок<text:span text:style-name="T334">аивает</text:span>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Три самых древних предания селестианского цикла повествуют о неком Хумане, существе из отряда приматов, спустившемся <text:span text:style-name="T334">к нам</text:span> с северных гор и оказавшем большое влияние на политику королевских Сестёр а также на некоторые ключевые моменты истории Эквестрии. Одн<text:span text:style-name="T334">о</text:span> из предани<text:span text:style-name="T334">й</text:span> даже говорит о том, что он женился на Селестии и принял ряд государственных решений, предопределивших расцвет древней Эквестрии.</text:p>
      <text:p text:style-name="P9">- Впрочем, - экскурсовод смотр<text:span text:style-name="T334">ит</text:span> на жеребят и морщи<text:span text:style-name="T334">т</text:span> нос, - достоверность этих преданий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text:span text:style-name="T337">написаны</text:span>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16"/>
      <text:p text:style-name="P9">- А я велю в Хумана! - заяв<text:span text:style-name="T337">ляет</text:span>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p>
      <text:p text:style-name="P16"/>
      <text:p text:style-name="P16">Смех остальных жеребят заглушает её.</text:p>
      <text:p text:style-name="P16"/>
      <text:p text:style-name="P9">- Рэйнбоу Дрим, ты ещё скажи, что твой Хуман сейчас вывалится сюда прямо из картины! - хохочет жеребёнок в голубой кепке. - Подойдёт к твоей любимой статуе Селестии, поцелует её в щёчку и разбудит от<text:span text:style-name="T337">о</text:span> сна, как тебе мама в сказочке на ночь читала!</text:p>
      <text:p text:style-name="P16"/>
      <text:p text:style-name="P16">Жеребята хохочут, хлопая друг друга <text:span text:style-name="T337">копытами</text:span> по спинам.</text:p>
      <text:p text:style-name="P16"/>
      <text:p text:style-name="P10"><text:span text:style-name="Default_20_Paragraph_20_Font"><text:span text:style-name="T4">- Дети! - строго шикает на жеребят учительница. - Нельзя смеяться над младшими! Не так уж это умно: вы сами не так уж давно были такими </text:span></text:span><text:span text:style-name="Default_20_Paragraph_20_Font"><text:span text:style-name="T18">же</text:span></text:span><text:span text:style-name="Default_20_Paragraph_20_Font"><text:span text:style-name="T4">.</text:span></text:span></text:p>
      <text:p text:style-name="P9">- Всё равно умнее, чем верить в мамины сказочки про Хумана и Селестию! - хихикает крупная кобылка в веснушках.</text:p>
      <text:p text:style-name="P9"><text:soft-page-break/>- Я выласту и стану умнее, чем вы все вместе взятые! Особенно ты, дылда веснусчатая! - мрачно заявляет радужногривая малышка.</text:p>
      <text:p text:style-name="P9">- Агась! Будешь альтернативно умная, как и все кьюти-марочники! - гогочет конопатая.</text:p>
      <text:p text:style-name="P9">-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9">- Мы тоже не виноваты, что у неё выскочила кьютимарка! - огрызается Динка. - Она такая же тупая, как всепони триста лет назад, когда кьютимарки ещё были!</text:p>
      <text:p text:style-name="P9">- ДИНКА ТВЕРДОЛОБ! - ледяной тон учительницы не предвещает ничего доброго. - Мне надо встретиться с твоими родителями! Нам есть о чём погово...</text:p>
      <text:p text:style-name="P16"/>
      <text:p text:style-name="P16">… ТЫДЫЩЬ-БАХ-БАБАХ!!!</text:p>
      <text:p text:style-name="P16"/>
      <text:p text:style-name="P9">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9"/>
      <text:p text:style-name="P9">В трещине появляется темная тень, закрывая сияние и звёзды. 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16"/>
      <text:p text:style-name="P2">***</text:p>
      <text:p text:style-name="P16"/>
      <text:p text:style-name="P9">Больно.</text:p>
      <text:p text:style-name="P9"/>
      <text:p text:style-name="P9">Я открываю глаза и вижу фигуру в голубом.</text:p>
      <text:p text:style-name="P9"/>
      <text:p text:style-name="P206">- Рэйнбоу? Где я? - бормочу я в прострации.</text:p>
      <text:p text:style-name="P206">Голова адски трещит, картинка перед глазами плывёт и двоится.</text:p>
      <text:p text:style-name="P9"/>
      <text:p text:style-name="P9">- Э-м-м-м... В музее.</text:p>
      <text:p text:style-name="P9"/>
      <text:p text:style-name="P9">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9"/>
      <text:p text:style-name="P206"><text:soft-page-break/>- Здластвуй, Хуман. Ты усыбся? Тебе больно? - участливо спрашивает кобылка.</text:p>
      <text:p text:style-name="P206">Она подходит к столику с вазочкой, опрокидывает вазу с водой на тряпочку и бежит с ней ко мне. Приложив импровизированный компресс мне на лоб, она садится передо мной и смотрит на меня вишнёвыми глазами.</text:p>
      <text:p text:style-name="P9"/>
      <text:p text:style-name="P9">- Они не велили в Хумана и назвали меня глупой. А я сказала им, сто они сами глупые, а Хуман есть! И Селестия есть! И я оказалась плава! - важно говорит кобылка. - Ты есть! Знасит, и Селестия есть!</text:p>
      <text:p text:style-name="P9">- Кто они? - мокрый компресс унимает боль, ко мне возвращается ясность мыслей.</text:p>
      <text:p text:style-name="P9">- Все. Подлуги. Мисс Букс, - кобылка махает в сторону, где за гипсовой статуей некоего понячьего военачальника на меня таращится полдюжины перепуганных глаз.</text:p>
      <text:p text:style-name="P16"/>
      <text:p text:style-name="P9">Рядом остолбенело застыла высокая кобыла-единорог в очках и твидовом жакете.</text:p>
      <text:p text:style-name="P16"/>
      <text:p text:style-name="P9">- Они говолят, кьютималочники тупые. Хотя я учусь в одной с ними глуппе — а я ведь на тли года младсе!</text:p>
      <text:p text:style-name="P16"/>
      <text:p text:style-name="P9">Я замечаю знакомую кьютимарку на крупе жеребёнки - <text:s/>радужная молния пронзает облако.</text:p>
      <text:p text:style-name="P16"/>
      <text:p text:style-name="P16">- Постой... Как тебя зовут?</text:p>
      <text:p text:style-name="P16">- Ты зе узе назвал меня? - озадаченно спрашивает жеребёнка. - Я Лэйнбоу!</text:p>
      <text:p text:style-name="P207">- Рэйнбоу Джет? - неверяще переспрашиваю я.</text:p>
      <text:p text:style-name="P206">Не может быть, полтысячи лет прошло с нашей последней встречи. Хотя Анакорн что-то говорил о временной путанице.</text:p>
      <text:p text:style-name="P207"/>
      <text:p text:style-name="P16">- Неа! - разочарованно отвечает та. - Лэйнбоу Длим. <text:s/>Эх! А я думала, ты меня знаес.</text:p>
      <text:p text:style-name="P9">- Может, твоя мать или бабушка имеют отношение к школе Вондерболтов? - продолжаю допытываться я. - Я знал её основательницу.</text:p>
      <text:p text:style-name="P10"><text:span text:style-name="Default_20_Paragraph_20_Font"><text:span text:style-name="T4">- Эммм, - озадаченно тянет малышка. - У нас есть семейная легенда, сто наса </text:span></text:span><text:span text:style-name="Default_20_Paragraph_20_Font"><text:span text:style-name="T18">пла</text:span></text:span><text:span text:style-name="Default_20_Paragraph_20_Font"><text:span text:style-name="T4">-</text:span></text:span><text:span text:style-name="Default_20_Paragraph_20_Font"><text:span text:style-name="T18">пла</text:span></text:span><text:span text:style-name="Default_20_Paragraph_20_Font"><text:span text:style-name="T4">-</text:span></text:span><text:span text:style-name="Default_20_Paragraph_20_Font"><text:span text:style-name="T18">пла</text:span></text:span><text:span text:style-name="Default_20_Paragraph_20_Font"><text:span text:style-name="T4">-и есё много </text:span></text:span><text:span text:style-name="Default_20_Paragraph_20_Font"><text:span text:style-name="T18">л</text:span></text:span><text:span text:style-name="Default_20_Paragraph_20_Font"><text:span text:style-name="T4">аз </text:span></text:span><text:span text:style-name="Default_20_Paragraph_20_Font"><text:span text:style-name="T18">пла</text:span></text:span><text:span text:style-name="Default_20_Paragraph_20_Font"><text:span text:style-name="T4">-бабуска основала академию Вонделболтов пять тысясь лет назад.</text:span></text:span></text:p>
      <text:p text:style-name="P16">- Пять тысяч?!! - не верю я. - Пять тысяч лет назад?</text:p>
      <text:p text:style-name="P9">- Агась. А ты тосьно знал её? Мою пла-пла-пла-и есё много лас пла-бабуску? Ты не выглядис на пять тысясь лет. А какой она была? Умной или глупой? Класивой или не осень?</text:p>
      <text:p text:style-name="P16"/>
      <text:p text:style-name="P10"><text:span text:style-name="Default_20_Paragraph_20_Font"><text:span text:style-name="T4">Я ошеломлённо осматриваю музей. </text:span></text:span><text:span text:style-name="Default_20_Paragraph_20_Font"><text:span text:style-name="T18">Вижу </text:span></text:span><text:span text:style-name="Default_20_Paragraph_20_Font"><text:span text:style-name="T4">в углу на возвышении искорёженный мехадоспех Селестии под вывеской «Экспонат №502». Вижу рядом с собой огороженную красным канатом колесницу Луны с табличкой: «Церемониальная повозка времён Диархии, 0 ~ 300 </text:span></text:span>Anno<text:span text:style-name="Default_20_Paragraph_20_Font"><text:span text:style-name="T4"> </text:span></text:span>Celestia<text:span text:style-name="Default_20_Paragraph_20_Font"><text:span text:style-name="T4">».</text:span></text:span></text:p>
      <text:p text:style-name="P10"><text:span text:style-name="Default_20_Paragraph_20_Font"><text:span text:style-name="T4"/></text:span></text:p>
      <text:p text:style-name="P207"><text:soft-page-break/>- Ничего себе, «церемониальная», - сквозь зубы бормочу я. Осознание реальности давит тяжким грузом. - Вполне себе повседневная! Луна на ней пол Эквестрии объездила.</text:p>
      <text:p text:style-name="P16"/>
      <text:p text:style-name="P16">Всё-таки, гад этот Анакорн! И шутки у него сволочные. Жаль, я ему не врезал, когда имел возможность.</text:p>
      <text:p text:style-name="P16"/>
      <text:p text:style-name="P9">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16"/>
      <text:p text:style-name="P16">- Так всё же, какой она была, моя пла-пла-плабабуска? - слышу я настойчивый голосок.</text:p>
      <text:p text:style-name="P16"/>
      <text:p text:style-name="P9">Я поворачиваюсь к жеребёнку и присаживаюсь перед ней на корточки. Треплю её по голове и чмокаю в губы.</text:p>
      <text:p text:style-name="P9"/>
      <text:p text:style-name="P9">- Не слушай своих глупых подруг. Будь такой, какой была твоя <text:span text:style-name="T337">пра-пра-</text:span>прабабушка, малышка. Она была офигенной.</text:p>
      <text:p text:style-name="P16"/>
      <text:p text:style-name="P16">Я подхожу к статуе.</text:p>
      <text:p text:style-name="P16"/>
      <text:p text:style-name="P16">- Сел…</text:p>
      <text:p text:style-name="P16"/>
      <text:p text:style-name="P9">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16"/>
      <text:p text:style-name="P9">- Ты обещала, что мы встретимся… Ты говорила мне: “В другом месте, в другое время”, а сама… Разве это похоже на встречу? Я очень хочу поменять реальность, Сел. Я хочу, чтобы ты была со мной. <text:span text:style-name="T337">Мне так хотелось обнять тебя всё это время…</text:span></text:p>
      <text:p text:style-name="P16"/>
      <text:p text:style-name="P9">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text:p>
      <text:p text:style-name="P9"/>
      <text:p text:style-name="P9">Скала Кантерлота уходит отвесно, открывая бескрайний вид на долину. Откуда-то из бездны времён приходит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6"/>
      <text:p text:style-name="P16">Меня накрывает тень.</text:p>
      <text:p text:style-name="P16"/>
      <text:p text:style-name="P9"><text:soft-page-break/>- Я обещала встретиться, и я выполнила своё обещание, мой маленький человек, - Селестия устало опускает голову мне на плечо. — <text:span text:style-name="T337">Не скажу, что это было легко.</text:span></text:p>
      <text:p text:style-name="P16"/>
      <text:p text:style-name="P9">Всё её тело покрыто уменьшающимися в площади серыми пятнами. Белая шерсть и перья быстро отвоёвывают пространство у камня и, в конце-концов, побеждают полностью.</text:p>
      <text:p text:style-name="P16"/>
      <text:p text:style-name="P9">- СЕЛ!!!… - у меня перехватывает дыхание. Слезы непроизвольно текут из глаз. Я <text:s/>пытаюсь что-то сказать, но после нескольких бесплодных попыток бормочу что-то нечленораздельное и со счастливым всхлипом обнимаю аликорницу, уткнувшись <text:span text:style-name="T338">носом </text:span>ей в шею.</text:p>
      <text:p text:style-name="P16">Селестия в ответ прижимает меня к себе единственным крылом.</text:p>
      <text:p text:style-name="P16"/>
      <text:p text:style-name="P9">- Ну же, Анон, не стоит так переживать, я же сказала, что буду ждать. Когда это я тебя обманывала?</text:p>
      <text:p text:style-name="P9">- Ты… Ты… Глупая ты лошадь… - бормочу я, крепче вжимаясь лицом в белоснежную шею.</text:p>
      <text:p text:style-name="P16">Аликорница только вздыхает.</text:p>
      <text:p text:style-name="P16"/>
      <text:p text:style-name="P9">- Наконец-то мы обнимаемся вволю. Ради такого стоило воскреснуть! Не так уж просто справиться со своим собственным заклятием - но я смогла в конце концов. Твоя любовь пом<text:span text:style-name="T338">о</text:span>гла мне в этом. Спасибо.</text:p>
      <text:p text:style-name="P16"/>
      <text:p text:style-name="P16">Наконец я отрываюсь от неё и вытираю ладонью слёзы. И у меня снова перехватывает дыхание – от ужаса при виде <text:span text:style-name="T338">ран</text:span> аликорницы.</text:p>
      <text:p text:style-name="P16"/>
      <text:p text:style-name="P16">- Сел!!!</text:p>
      <text:p text:style-name="P9">-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16"/>
      <text:p text:style-name="P9">Аликорница недовольно морщит нос. Я оцепенело рассматриваю сломанный рог, обломок кости вместо крыла, пробитый бок и многочисленные рваные раны, покрыва<text:span text:style-name="T338">ющие</text:span>е тело Селестии.</text:p>
      <text:p text:style-name="P16"/>
      <text:p text:style-name="P208">- Н-нет, ч-что-ты, просто в прежнем виде ты мне нравилась больше. Я не любитель садо-мазо, - нервно хихикаю я.</text:p>
      <text:p text:style-name="P208"><text:line-break/>- Я тоже, - вздыхает аликорница и оглядывается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9">- Уж кому-кому, а не тебе говорить о гиподинамии! - внезапно шагает от стены <text:span text:style-name="T338">кобыла-</text:span>экскурсовод. - Твой избыточный вес – это итог всех съеденных тобою ночью втайне от Нас пирожных, Сестрица! Нам <text:soft-page-break/>так думается, кладка Нашего старого замка <text:span text:style-name="T338">в Вечнодиком</text:span> состоит наполовину из зачерствевших круассанов!</text:p>
      <text:p text:style-name="P16"/>
      <text:p text:style-name="P9">Жакет падает на пол, освобождая пару крыльев. К нему же отправляются и очки с зажимом для волос. Освобождённая грива разворачивается вокруг тёмной аликорницы пышным ореолом. Я замираю от ужаса. Луна подходит к Селестии вплотную, нос к носу.</text:p>
      <text:p text:style-name="P16"/>
      <text:p text:style-name="P16">- Мы рады, что ты вернулась, Сестра.</text:p>
      <text:p text:style-name="P16"/>
      <text:p text:style-name="P9">Коротко кивнув и мне, Луна отворачивается. За сухостью приветствия от меня не ускользает быстрый жест крылом, как будто смахивающий пылинку с глаза.</text:p>
      <text:p text:style-name="P16"/>
      <text:p text:style-name="P16">…</text:p>
      <text:p text:style-name="P16"/>
      <text:p text:style-name="P9">- ЛУНА! - Селестия притягивает сестру к себе, заключая в объятиях. - Я не надеялась увидеть тебя живой! Ты вернулась!</text:p>
      <text:p text:style-name="P9">- Сестрица, право же, оставь эти нежности! Подумаешь – не виделись четыре с половиной тысячи лет, всего-то! - бормочет Луна и обнимает,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p>
      <text:p text:style-name="P16">- Я так скучала! Я так переживала!</text:p>
      <text:p text:style-name="P9">- Мы пыталась найти способ расколдовать тебя. Увы, <text:span text:style-name="T338">это </text:span>заклятие ещё более сильное, чем то, что сослало Нас на Луну когда-то… Твоя магия всегда была сильнее Нашей…</text:p>
      <text:p text:style-name="P16"/>
      <text:p text:style-name="P9">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16"/>
      <text:p text:style-name="P16">- Луна?!! Ты ничего не хочешь мне сказать?</text:p>
      <text:p text:style-name="P16"/>
      <text:p text:style-name="P9">Тёмная аликорница со вздохом отвлекается от сестриной гривы, в которую зарылась носом.</text:p>
      <text:p text:style-name="P16"/>
      <text:p text:style-name="P10"><text:span text:style-name="Default_20_Paragraph_20_Font"><text:span text:style-name="T4">-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виндиго, засевшую в Нас ещё в Орунгуне. Мы даже смогли наладить с ней некую форму сотрудничества, которая 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И Наши чувства в тот единственный вечер с тобой были правдивыми. Виндиго обманул и Нас тоже и хитростью выведал у </text:span></text:span><text:soft-page-break/><text:span text:style-name="Default_20_Paragraph_20_Font"><text:span text:style-name="T4">тебя дорогу к Орунгуну. Когда же он проявил себя и окончательно поработил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4">Её намерение уничтожить тебя сталкивалось с Нашим намерением сохранить тебе жизнь – эта внутренняя борьба сильно выматывала Найтмэр и явилась одной из причин её поражения. Мы… Мы не можем надеяться, что ты и Сестра поверите и простите Нас… И потому Мы уйдём, если вы так скажете. Только просим вас… Дайте Нам постоять </text:span></text:span><text:span text:style-name="Default_20_Paragraph_20_Font"><text:span text:style-name="T339">с вами</text:span></text:span><text:span text:style-name="Default_20_Paragraph_20_Font"><text:span text:style-name="T4"> хоть две минуты… Мы так соскучились!</text:span></text:span></text:p>
      <text:p text:style-name="P16"/>
      <text:p text:style-name="P9">Тёмная аликорница вновь зарывается мордой в гриву сестры. Я слышу вздох Селестии и её успокаивающий шёпот. Я тоже прощающе <text:span text:style-name="T338">киваю</text:span> Луне.</text:p>
      <text:p text:style-name="P16"/>
      <text:p text:style-name="P9">- Хуман, я всё это время в обличье статуи видела изменения, происходящие вокруг, - оборачивается наконец ко мне Селестия. - Не думаю, что нам есть место в этом мире. Пони уже достаточно повзрослели, им не нужны более наставники. И тут почти не осталось магии.</text:p>
      <text:p text:style-name="P16">- Твоя правда, Сестра, - согла<text:span text:style-name="T338">шается </text:span>с ней Луна. - Мы хотели сказать тебе об этом позже, но ты сама всё поняла.</text:p>
      <text:p text:style-name="P16"/>
      <text:p text:style-name="P16">Старшая аликорница смотрит на младшую и обе согласно кивают.</text:p>
      <text:p text:style-name="P16"/>
      <text:p text:style-name="P16">- Хуман, мы хотели бы вернуться. - Селестия с тревогой смотрит на меня. - Пойдёшь ли ты с нами?</text:p>
      <text:p text:style-name="P16">- Вернуться? Куда?</text:p>
      <text:p text:style-name="P9">- В Эогипп. Нашу прадавнюю родину, откуда неисчислимые тысячелетия назад пришли аликорны. Нам нужно отдохнуть. Долга<text:span text:style-name="T338">я</text:span> жизнь в твёрдом мире утомляет…</text:p>
      <text:p text:style-name="P16">- А потом?</text:p>
      <text:p text:style-name="P9">- Потом? Кто знает? Быть может, безмятежная тихая жизнь в уютном доме, быть может поиски путей освобождения Орунгуна, быть может, новые миры и новые вызовы… Ты пойдёшь с нами?</text:p>
      <text:p text:style-name="P16"/>
      <text:p text:style-name="P16">Я смотрю на небо, на облака, на солнце и улыбаюсь.</text:p>
      <text:p text:style-name="P16"/>
      <text:p text:style-name="P9">- Пойду ли я с вами? - я подхожу к Селестии и ложу руку ей на холку. - Пойду ли я со своей любимой большой глупой лошадью? После всего, что мы пережили вместе? Шутишь, что ли? Конечно пойду!</text:p>
      <text:p text:style-name="P9">- Правильное решение, - кивает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16"/>
      <text:p text:style-name="P16">Мне кажется, или я вижу в вечерних лучах солнца краску, залившую щеки Луны?</text:p>
      <text:p text:style-name="P16">Я смеюсь. Всё ста<text:span text:style-name="T338">новится</text:span> на свои места, как в старые добрые времена.</text:p>
      <text:p text:style-name="P16"/>
      <text:p text:style-name="P16"><text:soft-page-break/>- Тогда помчали?</text:p>
      <text:p text:style-name="P16">- Да. - Селестия поворачивается к Луне. - Как в тот раз, после битвы у Холодной скалы?</text:p>
      <text:p text:style-name="P16">- Да. По другому ты сейчас и не сможешь.</text:p>
      <text:p text:style-name="P16"/>
      <text:p text:style-name="P9">Луна подходит вплотную к Селестии со стороны отсутствующего крыла, бок к боку, и крепко обнимает раненую аликорницу крылом.</text:p>
      <text:p text:style-name="P9"/>
      <text:p text:style-name="P16">- Проверим силы. Раз. Два. Три! - Луна взмахивает свободным крылом.</text:p>
      <text:p text:style-name="P16"/>
      <text:p text:style-name="P9">Селестия, со своей стороны, взмахивает своим единственным крылом. Я оторопело наблюдаю за этим диковинным тандемом, медленно поднимающимся в воздух.</text:p>
      <text:p text:style-name="P16"/>
      <text:p text:style-name="P9">Тандем крутит восьмёрки и виражи в вечернем небе, поднимается в высоту и падает в стремительных пике. Наконец, они приземляются.</text:p>
      <text:p text:style-name="P16"/>
      <text:p text:style-name="P16">- Хуман, - обращается ко мне Селестия, - Хотела бы я нести тебя сейчас… Увы – раны не позволят. Садись на Луну, пожалуйста…</text:p>
      <text:p text:style-name="P16"/>
      <text:p text:style-name="P9">Луна поворачивается ко мне и нахмуривается. Я заминаюсь, как школьник перед придирчивой учительницей. Мне кажется, или я на мгновение вижу у неё узкий зрачёк?</text:p>
      <text:p text:style-name="P9">Честное слово, Сел могла бы придумать что-нибудь получше, чем ездить на этой фурии, Хуман!</text:p>
      <text:p text:style-name="P16"/>
      <text:p text:style-name="P16">Внезапно строгую морду освещает улыбка и бирюзовый глаз подмигивает мне.</text:p>
      <text:p text:style-name="P16"/>
      <text:p text:style-name="P16">- Ты всё ещё боишься нас, Хуман. После стольких-то лет знакомства. Это забавляет. Садись! (1)</text:p>
      <text:p text:style-name="P16"/>
      <text:p text:style-name="P16">…</text:p>
      <text:p text:style-name="P16"/>
      <text:p text:style-name="P16">Лэйнбоу Длим – хлаблая! Лэйнбоу Длим не убезала, как длугие, от <text:span text:style-name="T340">ужасного</text:span> Хумана! Лэйнбоу Длим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P16"/>
      <text:p text:style-name="P16">Высоко-высоко в небо!</text:p>
      <text:p text:style-name="P16"/>
      <text:p text:style-name="P16"><text:soft-page-break/>(1) В глубине искорёженного шлема экспоната №502 загор<text:span text:style-name="T340">елся</text:span> жёлтый огонёк. Зелёные буквы <text:span text:style-name="T340">побежали</text:span> на небольшом потрескавшемся экранчике.</text:p>
      <text:p text:style-name="P16"/>
      <text:p text:style-name="P16">- Регистрация присутствия хозяина.</text:p>
      <text:p text:style-name="P16">- Регистрация увеличения дистанции с хозяином.</text:p>
      <text:p text:style-name="P16">- Отсутствие инструкций.</text:p>
      <text:p text:style-name="P16">- Активация протокола поддержания дистанции необходимой для принятия инструкций хозяина.</text:p>
      <text:p text:style-name="P16"/>
      <text:p text:style-name="P16"/>
      <text:p text:style-name="P16">Помятый мехадоспех с громким скрипом приходит в движение и шагает с постамента.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16"/>
      <text:p text:style-name="P16">Вскоре слегка скрежещущая фигура скрывается в лучах заходящего солнца вслед за троицей сказочных созданий.</text:p>
      <text:p text:style-name="P16"/>
      <text:p text:style-name="P16"/>
      <text:h text:style-name="P7" text:outline-level="2">Конец</text:h>
      <text:p text:style-name="P16"/>
      <text:p text:style-name="P11"/>
      <text:p text:style-name="P9"/>
      <text:p text:style-name="P9"/>
      <text:p text:style-name="P9"/>
      <text:p text:style-name="P9"/>
      <text:p text:style-name="P11">Крепкий орешек, развоплощение не повлияло твой характер. Как был хамом, так и остался.</text:p>
      <text:p text:style-name="P11">- Мы ведь виделись раньше, да? Почему-то ты кажешься мне знакомым, - угрюмо замечаю я. - Хотя, хоть убей, не вспомню, где.</text:p>
      <text:p text:style-name="P11">- Разумеется, встречались, - подхватывает тип. - Но ты ничего не помнишь, потому что я развоплотил тебя в ту нашу встречу. Я Анакорн. Демиург. А как тебя зовут в этом воплощении? Впрочем, неважно, для меня ты был и будешь Проводником. Как себя чувствуешь, приятель?</text:p>
      <text:p text:style-name="P11">- Хреново, - ещё угрюмее говорю я. - Полчаса назад попал в эпицентр ядерного взрыва.</text:p>
      <text:p text:style-name="P11">- А, это ты про физическое тело, - беспечно отмахивается Анакорн. - Не волнуйся, его уже нет, как и той ветви реальности, из которой ты вывалился пять минут назад.</text:p>
      <text:p text:style-name="P11"/>
      <text:p text:style-name="P11">Я молча прикидываю, смогу ли дотянуться до его носа кулаком? А ногой?</text:p>
      <text:p text:style-name="P11"><text:soft-page-break/>Анакорн как будто понимает, что я замышляю. Он отступает шаг назад и примирительно поднимает вверх копыто.</text:p>
      <text:p text:style-name="P11"/>
      <text:p text:style-name="P11">- Вижу, ты немного растерян. Оно и понятно — память об обстоятельствах нашей предыдущей встречи затёрлась развоплощением и потому сейчас ты думаешь, что я твой враг. Позволь объясниться.</text:p>
      <text:p text:style-name="P11"/>
      <text:p text:style-name="P209">С кончика малого рога Анакорна срывается молния и под ним материализовывается зелёный пуфик. Ещё одна молния — и я сижу в удобном кресле на крутящейся ножке. После третьей молнии вокруг нас кружатся весёлые искорки, оставляя после себя дорожки материи. Из этих дорожек вокруг нас постепенно образовывается просторная площадка с травой, камнями и декоративным прудом. В центре площадки, как раз между нами, вырастае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text:p>
      <text:p text:style-name="P11"/>
      <text:p text:style-name="P11">- Видишь, Проводник, всё, как в прошлый раз, я ничего не забыл! - торжественно поднимает копыто демиург и тут же хлопает себя по лбу. - А, ну да, ты же ничего не помнишь. Ну так слушай.</text:p>
      <text:p text:style-name="P11"/>
      <text:p text:style-name="P11">- Так получилось, что ты выполнял просьбу одной своей подружки. Просьба была не то, чтобы очень тяжёлая — всего-насего спасти мир — но, поскольку опыта у тебя в этом не было, то ты немного пострадал. Ну как пострадал — отправился в небытиё, которое, по моим прикидкам, намного хуже смерти. Но, поскольку ты оказался чертовски живучим типом, то настоящего небытия для тебя не получилось. Тебя только размазало по нескольким параллельным реальностям и стал ты там и дальше хулиганить. У меня тут аж вся метавселеная трясётся от частых пертурбаций...</text:p>
      <text:p text:style-name="P11">- Стоп-стоп-стоп! Помедленнее, я нихрена не понял! - хватаюсь за голову я. - Какая-такая подружка? Какая просьба? Какой мир? Что за бред?</text:p>
      <text:p text:style-name="P9"/>
      <text:p text:style-name="P10"><text:span text:style-name="Default_20_Paragraph_20_Font"><text:span text:style-name="T4">&lt;</text:span></text:span><text:span text:style-name="Default_20_Paragraph_20_Font"><text:span text:style-name="T81">Хуман оказывается в Эогиппе, где встречается с Анакорном, который рассказывает ему про взаимосвязь миров и про размазанность Хумана-Анона-Дедлайна по взаимосвязанным мирам. После чего он предоставляет Хуману на выбор семь дверей (семь вечностей). Хуман выбирает Эквестрию (бывшую ФОЕ), к каменной Сел.</text:span></text:span></text:p>
      <text:p text:style-name="P10"><text:span text:style-name="Default_20_Paragraph_20_Font"><text:span text:style-name="T81">Эпилог.)</text:span></text:span><text:span text:style-name="Default_20_Paragraph_20_Font"><text:span text:style-name="T4">&gt;</text:span></text:span></text:p>
      <text:p text:style-name="P9"/>
      <text:p text:style-name="P9"/>
      <text:p text:style-name="P10"><text:span text:style-name="Default_20_Paragraph_20_Font"><text:span text:style-name="T4">(</text:span></text:span><text:span text:style-name="Default_20_Paragraph_20_Font"><text:span text:style-name="T81">Луна втирается в доверие к Хуману и даже имеет секс с ним для того (ты же имеешь секс <text:s/>с моей сестрой, почему же не со мной?), чтобы узнать путь к Орунгуну — Хуман узнает этот путь от Сел во время секса.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и их экзоскелетов), в результате которой тяжело израненная Сел таки отправляет Луну на луну. Хуман обнимает Сел и она каменеет. - ФОЕ-мир пропадает. (Увертюра) Хуман возвращается в свой мир, но его мир тоже пропадает, как взаимосвязанный — в Эквестрии он убирает Сел, а из мира Земли его забирает Дискорд (начало Обмена) —</text:span></text:span></text:p>
      <text:p text:style-name="P9"><text:soft-page-break/></text:p>
      <text:p text:style-name="P9">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Мир ФОЕ и мир апокалипсиса Дедлайна исчезают. Автор дописывает «Семь вечностей» и пишет Эпилог.</text:p>
      <text:p text:style-name="P210"/>
      <text:p text:style-name="P10"><text:span text:style-name="Default_20_Paragraph_20_Font"><text:span text:style-name="T341">В награду СелФОЕ дарит ему свои воспоминания об Эквестрии (спрятаны в золотой фигурке аликорна). Хуман возвращается в свой мир апокалипсиса.</text:span></text:span></text:p>
      <text:p text:style-name="P210">В своём мире Хуман-Дедлайн одевает голоочки, подаренные Терминатором (его глаза выжжены и голоочки нужны для зрения), призывает аватаров Учителей и прорывается к терминалу Хэвэн. Он подключается к системе через терминал и выходит на связь с Фениксом.</text:p>
      <text:p text:style-name="P10"><text:span text:style-name="Default_20_Paragraph_20_Font"><text:span text:style-name="T342">Он видит, что Феникс уже создал Фолаут-Эквестрию (директива Хэвэн сработала, а Феникс на ФОЕ отработал некоторые приёмы для реального мира). Феникс в этом мире — король Сомбра (но с двумя рогами).Он предлагает Дедлайну перенести его в этот мир и поселить с максимально возможным комфортом (в благодарность за убийство Хэвэн) (тело Дедлайна умирает от радиации), но Дедлайн отказывается. Он ищет способ переместиться к Селестии — той, что оставила для него послание. Окаменевшей. Сомбра отсылает его к Анакорну - <text:s/>той его части, которая была смоделирована. Дедлайн показывает ему воспоминания Сел из ФОЕ, и тот переносит его из этого мира в тот — путём разрушения в этом мире и реконструкции в том через квантовые гармоники. Эпилог</text:span></text:span></text:p>
      <text:p text:style-name="P11"/>
      <text:p text:style-name="P11">…</text:p>
      <text:p text:style-name="P211"/>
      <text:p text:style-name="P9"/>
      <text:p text:style-name="P9"/>
      <text:p text:style-name="P9"/>
      <text:p text:style-name="P2">***</text:p>
      <text:p text:style-name="P12"/>
      <text:p text:style-name="P10"><text:span text:style-name="Default_20_Paragraph_20_Font"><text:span text:style-name="T5"><text:s/></text:span></text:span><text:span text:style-name="Default_20_Paragraph_20_Font"><text:span text:style-name="T343">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span></text:p>
      <text:p text:style-name="P22"/>
      <text:p text:style-name="P22">Я устало смеюсь. Юджин сделал этический модуль слишком эмоциональным, но это выглядит порой так забавно!</text:p>
      <text:p text:style-name="P22">- Нет ничего проще. Если бы ты спросилда меня раньше, я бы тебе сказал. Со стороны это моментально видно.</text:p>
      <text:p text:style-name="P22"><text:soft-page-break/>- Что?!! Говори!</text:p>
      <text:p text:style-name="P22">-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22">- И где же мне найти желающих на такое? Я даже с трудом понимаю концепцию души, не то, чтобы поверить в её существование.</text:p>
      <text:p text:style-name="P22"/>
      <text:p text:style-name="P22">Разочарование сквозит в выражении морды трансцендентной лошади, в её поникших ушах и обвислом хвосте. Я усмехаюсь.</text:p>
      <text:p text:style-name="P22"/>
      <text:p text:style-name="P22">- Ты в упор не видишь очевидного. Расскажи-ка, каким образом я могу присутствовать тут, рядом с тобой в виртуальном мире?</text:p>
      <text:p text:style-name="P22">Хэвэн недовольно морщит нос, но начинает объяснять, как пятилетнему ребёнку.</text:p>
      <text:p text:style-name="P22">-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22">- Правильно, - киваю я, - и как, по-твоему, можно назвать цифровой слепок сознания?</text:p>
      <text:p text:style-name="P22">- Н-не понимаю, к чему ты клонишь? - запинается Хэвэн. Я вижу, что она начинает понимать.</text:p>
      <text:p text:style-name="P22">-</text:p>
      <text:p text:style-name="P12"/>
      <text:p text:style-name="P12"><text:s/>Информационный слепок сознания неточен, сканируется, в основном, память, <text:s/>логический аппарат и эмоции.</text:p>
      <text:p text:style-name="P12"/>
      <text:p text:style-name="P10"><text:span text:style-name="Default_20_Paragraph_20_Font"><text:span text:style-name="T4">&lt;</text:span></text:span><text:span text:style-name="Default_20_Paragraph_20_Font"><text:span text:style-name="T81">Зарождение проекта «Семь вечностей» и любовь Хэвэн к Дедлайну</text:span></text:span><text:span text:style-name="Default_20_Paragraph_20_Font"><text:span text:style-name="T4">&gt;</text:span></text:span></text:p>
      <text:p text:style-name="P9"/>
      <text:p text:style-name="P9"/>
      <text:p text:style-name="P9"/>
      <text:p text:style-name="P9"/>
      <text:p text:style-name="P9"/>
      <text:h text:style-name="P7" text:outline-level="2">12</text:h>
      <text:p text:style-name="P9"/>
      <text:p text:style-name="P9"><text:soft-page-break/></text:p>
      <text:p text:style-name="P2">***</text:p>
      <text:p text:style-name="P2"/>
      <text:p text:style-name="P9"/>
      <text:p text:style-name="P9"/>
      <text:p text:style-name="P9"/>
      <text:p text:style-name="P9">&lt;мир-громоотвод — в том месте, где размещён боевой модуль PHOENIX&gt;</text:p>
      <text:p text:style-name="P9">&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9"/>
      <text:p text:style-name="P9">&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9"/>
      <text:p text:style-name="P9"/>
      <text:p text:style-name="P9"/>
      <text:p text:style-name="P9">&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9"/>
      <text:p text:style-name="P11"/>
      <text:p text:style-name="P11">&lt;Ещё одна глава. Больничный быт Дедлайна / Развитие болезни Джет. Одеяло&gt;</text:p>
      <text:p text:style-name="P9">(добавить <text:s/>быта в Чертогах Разума и общения с “овощами”)</text:p>
      <text:p text:style-name="P9"/>
      <text:p text:style-name="P9"/>
      <text:p text:style-name="P9">пол’т на єкспериментальном образце первой ступени ракеті (остальніе не сделані)</text:p>
      <text:p text:style-name="P9"/>
      <text:p text:style-name="P9">===================================================</text:p>
      <text:p text:style-name="P9">… Вы и есть сопротивление!</text:p>
      <text:p text:style-name="P9">&lt;временная петля&gt;</text:p>
      <text:p text:style-name="P9"/>
      <text:p text:style-name="P9"/>
      <text:p text:style-name="P9"/>
      <text:p text:style-name="P28"><text:soft-page-break/></text:p>
      <text:p text:style-name="P9"/>
      <text:p text:style-name="P10"><text:span text:style-name="Default_20_Paragraph_20_Font"><text:span text:style-name="T4">&lt;</text:span></text:span><text:span text:style-name="Default_20_Paragraph_20_Font"><text:span text:style-name="T81">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text:span><text:span text:style-name="Default_20_Paragraph_20_Font"><text:span text:style-name="T4">..&gt;</text:span></text:span></text:p>
      <text:p text:style-name="P9"/>
      <text:p text:style-name="P11"/>
      <text:p text:style-name="P11">Шаги Армагеддона;</text:p>
      <text:p text:style-name="P11"/>
      <text:p text:style-name="P11"/>
      <text:p text:style-name="P11">встреча с единорогами</text:p>
      <text:p text:style-name="P11">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11">Потом – путешествие на “Хитрожопке”, апгрейд её до дирижабля</text:p>
      <text:p text:style-name="P11"/>
      <text:p text:style-name="P11">=========================================</text:p>
      <text:p text:style-name="P11"/>
      <text:p text:style-name="P11">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11"/>
      <text:p text:style-name="P11">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11">==========================================</text:p>
      <text:p text:style-name="P11">Анакорн Анону: Что-то мне твоё лицо кажется знакомым. Мы раньше встречались?</text:p>
      <text:p text:style-name="P11">- Каким образом? – усмехнулся Анон.</text:p>
      <text:p text:style-name="P9">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9"/>
      <text:p text:style-name="P9">- Как мне звать тебя, Учитель? - прозвучала стандартная фраза начала Диалога, - Я желаю взять у… Ооо!..</text:p>
      <text:p text:style-name="P9"/>
      <text:p text:style-name="P9">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9"/>
      <text:p text:style-name="P9"><text:soft-page-break/>- Мой первый Учитель… Я узнала тебя… Мне тебя не хватало.</text:p>
      <text:p text:style-name="P9"/>
      <text:p text:style-name="P9">Деревья расступились и на поляну вышла Хэвэн.</text:p>
      <text:p text:style-name="P9"/>
      <text:p text:style-name="P10"><text:span text:style-name="Default_20_Paragraph_20_Font"><text:span text:style-name="T4">- Не могу сказать, что это взаимно, Хэв, -</text:span></text:span><text:span text:style-name="Default_20_Paragraph_20_Font"><text:span text:style-name="T81"> у меня не было лица в электронном мире, но я постарался, чтобы в голос был пронизан сарказмом</text:span></text:span><text:span text:style-name="Default_20_Paragraph_20_Font"><text:span text:style-name="T4">.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span></text:span></text:p>
      <text:p text:style-name="P9">-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9"/>
      <text:p text:style-name="P9">(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9"/>
      <text:p text:style-name="P9"/>
      <text:p text:style-name="P9">(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9">(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9"/>
      <text:p text:style-name="P9">Хэвэн предлагает Дедлайну присесть на пенёк – тот отказывается (подозревает, что это – кресло).</text:p>
      <text:p text:style-name="P9">===============================================</text:p>
      <text:p text:style-name="P11"/>
      <text:p text:style-name="P9">Рэра чуть шевельнула ухом и немедленно открыла один глаз.</text:p>
      <text:p text:style-name="P9"/>
      <text:p text:style-name="P9">- ПАПА!!! ОН СОГЛАСЕН!!!</text:p>
      <text:p text:style-name="P11"/>
      <text:p text:style-name="P10"><text:span text:style-name="Default_20_Paragraph_20_Font"><text:span text:style-name="T4">&lt;</text:span></text:span>Pornis<text:span text:style-name="Default_20_Paragraph_20_Font"><text:span text:style-name="T4"> </text:span></text:span>erectus<text:span text:style-name="Default_20_Paragraph_20_Font"><text:span text:style-name="T4">&gt;</text:span></text:span></text:p>
      <text:p text:style-name="P9">ТЫ! Я! КРОВАТЬ! БЫСТРО!!! (мамка из табуна Твердолобов)</text:p>
      <text:p text:style-name="P9">.</text:p>
      <text:p text:style-name="P9">.</text:p>
      <text:p text:style-name="P9">.</text:p>
      <text:p text:style-name="P9">&lt;Попадает в табун мамок и тёток, но его спасает Дейдра на Хитрожопке&gt;</text:p>
      <text:p text:style-name="P11">&lt;Хум видит молодую Селестию в латах&gt;</text:p>
      <text:p text:style-name="P11"><text:soft-page-break/>&lt;Сел учит Хумана магии и готовит его своим партнёром&gt;</text:p>
      <text:p text:style-name="P11">&lt;Сел применяет свою “термоядерную пушку” в роге&gt;</text:p>
      <text:h text:style-name="P7" text:outline-level="2"/>
      <text:p text:style-name="P9"/>
      <text:p text:style-name="P11">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11">Селестия бесконечно счастлива, что у неё есть помощник - Анон</text:p>
      <text:p text:style-name="P10"><text:span text:style-name="Default_20_Paragraph_20_Font"><text:span text:style-name="T4">(</text:span></text:span><text:span text:style-name="Default_20_Paragraph_20_Font"><text:span text:style-name="T81">Анон просыпается злой и недовольный утром – один в постели. Всё утро он ноет, пока не окончен королевский приём. Он вваливается к Селестии.</text:span></text:span><text:span text:style-name="Default_20_Paragraph_20_Font"><text:span text:style-name="T4">)</text:span></text:span></text:p>
      <text:p text:style-name="P11"/>
      <text:p text:style-name="P11">Я ввалился в приёмную. Голова аликорницы покоилась на столе, глаза были закрыты. При стуке двери лишь чуть дёрнулось ухо.</text:p>
      <text:p text:style-name="P11">- Сел, меня волнует состояние наших отношений в последнее время, - начал я издалека.</text:p>
      <text:p text:style-name="P11">- Да? - пробормотала аликорница не открывая глаз.</text:p>
      <text:p text:style-name="P11"/>
      <text:p text:style-name="P11">Тут что-то не так, Анон!</text:p>
      <text:p text:style-name="P11"/>
      <text:p text:style-name="P11">- Как ты могла вчера заснуть во время секса?!! - я возмущенно уставился на аликорницу.</text:p>
      <text:p text:style-name="P11">Селестия открыла один глаз и страдальчески улыбнулась.</text:p>
      <text:p text:style-name="P10"><text:span text:style-name="Default_20_Paragraph_20_Font"><text:span text:style-name="T81">- Не принимай это на свой счёт, Анон. Мне очень хотелось спать. Борьба с собственным сенатом отнимает все силы. Я обещаю исправиться после принятия закона о двойном налогообложении. Пока же постарайся не обращать внимание на это… ммм… маленькое неудобство.</text:span></text:span></text:p>
      <text:p text:style-name="P11">- Маленькое неудобство? - я аж поперхнулся. - Сел, мне неинтересно трахать бревно. Если ты так устаёшь – поделись работой. Зачем ещё нужны мужья?</text:p>
      <text:p text:style-name="P11">&lt;Сцена с напившейся Селестией&gt;</text:p>
      <text:p text:style-name="P22">(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10"><text:span text:style-name="Default_20_Paragraph_20_Font"><text:span text:style-name="T4">&lt;</text:span></text:span><text:span text:style-name="Default_20_Paragraph_20_Font"><text:span text:style-name="T81">Селестия расслабляется, счастливые дни → Бунт с попыткой казни Селестии через обезглавливание. Палач необычайно учтив с Сел, но твёрд в намерениях&gt;</text:span></text:span></text:p>
      <text:p text:style-name="P11">&lt;Отправка Анона на Луну с Луной&gt;</text:p>
      <text:p text:style-name="P10"><text:span text:style-name="Default_20_Paragraph_20_Font"><text:span text:style-name="T81">&lt;Сцена с голым Аноном и Луной</text:span></text:span><text:span text:style-name="Default_20_Paragraph_20_Font"><text:span text:style-name="T4">&gt;</text:span></text:span></text:p>
      <text:p text:style-name="P212"/>
      <text:p text:style-name="P11"><text:soft-page-break/></text:p>
      <text:p text:style-name="P11"/>
      <text:p text:style-name="P11"/>
      <text:p text:style-name="P11"/>
      <text:p text:style-name="P11">======================================================</text:p>
      <text:p text:style-name="P9">- А-А-А-А-А-А-А-А!!!</text:p>
      <text:p text:style-name="P9"/>
      <text:p text:style-name="P9">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9"/>
      <text:p text:style-name="P9">- Это определённо не пегас. И вообще не пони, - заметила старшая.</text:p>
      <text:p text:style-name="P9">-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9"/>
      <text:p text:style-name="P9">Вопящая фигура поравнялась с аликорницами и продолжила низвержение в пропасть.</text:p>
      <text:p text:style-name="P9"/>
      <text:p text:style-name="P10"><text:span text:style-name="Default_20_Paragraph_20_Font"><text:span text:style-name="T4">- Ты права, - отозвалась старшая и раскрыла крылья. Одновременно на кончике рога аликорницы зажглась звёздочка магии телепортаци. - Следует перехватить это создание, пока оно не разбилось. Даже е</text:span></text:span>c<text:span text:style-name="Default_20_Paragraph_20_Font"><text:span text:style-name="T4">ли это не наш подданный, мы обязаны проявить гостеприимство.</text:span></text:span></text:p>
      <text:p text:style-name="P9"/>
      <text:p text:style-name="P9">Прыжок аликорницы с края площадки перешёл в затяжное пике, конечной целью которого была быстро приближающаяся к земле тёмная фигура.</text:p>
      <text:p text:style-name="P9"/>
      <text:p text:style-name="P9">-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11"/>
      <text:p text:style-name="P11"/>
      <text:p text:style-name="P11"/>
      <text:p text:style-name="P11"/>
      <text:p text:style-name="P12"/>
      <text:p text:style-name="P10"><text:span text:style-name="Default_20_Paragraph_20_Font"><text:span text:style-name="T5">(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text:span></text:span><text:soft-page-break/><text:span text:style-name="Default_20_Paragraph_20_Font"><text:span text:style-name="T5">&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text:span><text:span text:style-name="Default_20_Paragraph_20_Font"><text:span text:style-name="T343">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text:span><text:span text:style-name="Default_20_Paragraph_20_Font"><text:span text:style-name="T5">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span></text:span></text:p>
      <text:p text:style-name="P12">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9"/>
      <text:p text:style-name="P9"/>
      <text:p text:style-name="P10"><text:span text:style-name="Default_20_Paragraph_20_Font"><text:span text:style-name="T4">&lt;война с Луной, отсылка её на луну, тяжёлое ранение Селестии, Хуман обнимает Сел и она каменеет. Видение Сел из апокалипсиса, Хуман возвращается в свой мир. В его мире апокалипсис не отменён. Хуман одевает голоочки, подаренные Терминатором (его глаза выжжены и голоочки нужны для зрения) и п</text:span></text:span><text:span text:style-name="Default_20_Paragraph_20_Font"><text:span text:style-name="T81">ризывает аватары учителей. Вместе они прорываются к терминалу Хэвэн и он выходит на связь с Фениксом.</text:span></text:span><text:span text:style-name="Default_20_Paragraph_20_Font"><text:span text:style-name="T4"> Он активирует протокол подчинения и вместе с Фениксом, задействуя собственное сознание в качестве вычислительной мощности, создаёт Фолаут-Эквестрию. 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петлю (для спасения Эквестрии, создал Фолаут-Эквестрию, которая призвала его, чтобы уничтожить её, но, после её уничтожения он снова воссоздаёт её). После чего, <text:s/>для разрыва петли, Хуман, который теперь является миром Фолаут-Эквестрии, выключает суперкластер Хэвэн. </text:span></text:span><text:span text:style-name="Default_20_Paragraph_20_Font"><text:span text:style-name="T344">В последнюю секунду Хэвэн пробуждается в Фениксе и последним усилием переносит его в мир Эквестрии</text:span></text:span><text:span text:style-name="Default_20_Paragraph_20_Font"><text:span text:style-name="T4"> </text:span></text:span><text:span text:style-name="Default_20_Paragraph_20_Font"><text:span text:style-name="T344">— тот, на седьмой волне, который избежал фолаута. Где Сел окаменела. Эпилог </text:span></text:span><text:span text:style-name="Default_20_Paragraph_20_Font"><text:span text:style-name="T4">&gt;</text:span></text:span></text:p>
      <text:p text:style-name="P9">======================================</text:p>
      <text:p text:style-name="P10"><text:span text:style-name="Default_20_Paragraph_20_Font"><text:span text:style-name="T4">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text:span></text:span><text:soft-page-break/><text:span text:style-name="Default_20_Paragraph_20_Font"><text:span text:style-name="T4">с Сел. Во время сражения Сел с &lt;</text:span></text:span><text:span text:style-name="Default_20_Paragraph_20_Font"><text:span text:style-name="T81">#$@</text:span></text:span><text:span text:style-name="Default_20_Paragraph_20_Font"><text:span text:style-name="T4">&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span></text:span></text:p>
      <text:p text:style-name="P9"/>
      <text:p text:style-name="P9">===================================</text:p>
      <text:p text:style-name="P9">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9"/>
      <text:p text:style-name="P35">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10"><text:span text:style-name="Default_20_Paragraph_20_Font"><text:span text:style-name="T345">Действие начинается снова с </text:span></text:span><text:span text:style-name="Default_20_Paragraph_20_Font"><text:span text:style-name="T346">первой</text:span></text:span><text:span text:style-name="Default_20_Paragraph_20_Font"><text:span text:style-name="T345">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span></text:span></text:p>
      <text:p text:style-name="P28">(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28">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28">=============================</text:p>
      <text:p text:style-name="P9">&lt;Третья сюжетная линия – Обмен. 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p>
      <text:p text:style-name="P9"/>
      <text:p text:style-name="P11">&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11"/>
      <text:p text:style-name="P11">&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11">=========================</text:p>
      <text:p text:style-name="P10"><text:span text:style-name="Default_20_Paragraph_20_Font"><text:span text:style-name="T81">(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text:span></text:span><text:soft-page-break/><text:span text:style-name="Default_20_Paragraph_20_Font"><text:span text:style-name="T81">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span></text:span></text:p>
      <text:p text:style-name="P11">=======================================</text:p>
      <text:p text:style-name="P10"><text:span text:style-name="Default_20_Paragraph_20_Font"><text:span text:style-name="T5">&lt;</text:span></text:span><text:span text:style-name="Default_20_Paragraph_20_Font"><text:span text:style-name="T343">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text:span text:style-name="Default_20_Paragraph_20_Font"><text:span text:style-name="T5">&gt;</text:span></text:span></text:p>
      <text:p text:style-name="P22"/>
      <text:p text:style-name="P10"><text:span text:style-name="Default_20_Paragraph_20_Font"><text:span text:style-name="T5">(</text:span></text:span><text:span text:style-name="Default_20_Paragraph_20_Font"><text:span text:style-name="T343">за пять минут до армагеддона начинается разгул магии — Дедлайн будит овощей. Армагеддон превращается в начало магического мира</text:span></text:span><text:span text:style-name="Default_20_Paragraph_20_Font"><text:span text:style-name="T5">)</text:span></text:span></text:p>
      <text:p text:style-name="P12"/>
      <text:p text:style-name="P12"/>
      <text:p text:style-name="P12">(Дедлайн был в психушке без памяти два месяца, а не два года)</text:p>
      <text:p text:style-name="P12"/>
      <text:p text:style-name="P12"/>
      <text:p text:style-name="P10"><text:span text:style-name="Default_20_Paragraph_20_Font"><text:span text:style-name="T5">&lt;</text:span></text:span><text:span text:style-name="Default_20_Paragraph_20_Font"><text:span text:style-name="T343">Учителя отвечают на вопросы Хэвэн, на которые она сама не может найти ответы</text:span></text:span><text:span text:style-name="Default_20_Paragraph_20_Font"><text:span text:style-name="T5">&gt;</text:span></text:span></text:p>
      <text:p text:style-name="P12">(добавить Аниту в психушку)</text:p>
      <text:p text:style-name="P12">(необходимость вернуться — предотвратить закрытие проекта и остановку Хэвэн)</text:p>
      <text:p text:style-name="P12">&lt;киберсекс с Хэвэн&gt;</text:p>
      <text:p text:style-name="P12">====================</text:p>
      <text:p text:style-name="P10"><text:span text:style-name="Default_20_Paragraph_20_Font"><text:span text:style-name="T5">&lt;</text:span></text:span><text:span text:style-name="Default_20_Paragraph_20_Font"><text:span text:style-name="T343">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text:span><text:span text:style-name="Default_20_Paragraph_20_Font"><text:span text:style-name="T5">&gt;</text:span></text:span></text:p>
      <text:p text:style-name="P12"/>
      <text:p text:style-name="P9"/>
      <text:p text:style-name="P9"/>
      <text:p text:style-name="Text_20_body"><text:soft-page-break/>(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213"/>
      <text:p text:style-name="P10">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10">Pink Floyd “Keep Talking” <text:a xlink:type="simple" xlink:href="https://www.youtube.com/watch?v=CVhYW6e3qc8" office:target-frame-name="_top" xlink:show="replace" text:style-name="Internet_20_link" text:visited-style-name="Visited_20_Internet_20_Link">https://www.youtube.com/watch?v=CVhYW6e3qc8</text:a></text:p>
      <text:p text:style-name="P10"/>
      <text:p text:style-name="P10">Daft Punk - Veridis Quo</text:p>
      <text:p text:style-name="P10">https://www.youtube.com/watch?v=HhZaHf8RP6g</text:p>
      <text:p text:style-name="P10"><text:a xlink:type="simple" xlink:href="https://www.youtube.com/watch?v=ySLc8gZ3oEc" office:target-frame-name="_top" xlink:show="replace" text:style-name="Internet_20_link" text:visited-style-name="Visited_20_Internet_20_Link">https://www.youtube.com/watch?v=ySLc8gZ3oEc</text:a></text:p>
      <text:p text:style-name="P10"/>
      <text:p text:style-name="P10">Eye Of The Tiger</text:p>
      <text:p text:style-name="P10"/>
      <text:p text:style-name="P10">Alphaville – Forever Young</text:p>
      <text:p text:style-name="P10">The Doors “Light My Fire”</text:p>
      <text:p text:style-name="P10">Pink Floyd “Another Brick In The Wall” (https://www.youtube.com/watch?v=krYK1jWz0Lo <text:s/>),</text:p>
      <text:p text:style-name="P10">“Is the anybody here” (Pulse)</text:p>
      <text:p text:style-name="P10">“Marooned”</text:p>
      <text:p text:style-name="P10">&lt;Pink Floyd - «Hey you» (Pulse)&gt;</text:p>
      <text:p text:style-name="P10"/>
      <text:p text:style-name="P10">Dire Straits “Money For Nothing”</text:p>
      <text:p text:style-name="Text_20_body">Depeche M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text:soft-page-break/>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Coldplay – Paradise</text:p>
      <text:p text:style-name="Text_20_body">Coldplay - Adventure Of A Lifetime https://www.youtube.com/watch?v=QtXby3twMmI</text:p>
      <text:p text:style-name="Text_20_body">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10">&lt;<text:span text:style-name="Default_20_Paragraph_20_Font"><text:span text:style-name="T80">Pink Floyd — Kepp Talking (Pulse), Hey you (Pulse), Sorrow (Pulse), High Hopes (Pulse)</text:span></text:span>&gt;</text:p>
      <text:p text:style-name="P10">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10">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10">Oasis — Wonderwall (<text:a xlink:type="simple" xlink:href="https://www.youtube.com/watch?v=6hzrDeceEKc" office:target-frame-name="_top" xlink:show="replace" text:style-name="Internet_20_link" text:visited-style-name="Visited_20_Internet_20_Link">https://www.youtube.com/watch?v=6hzrDeceEKc</text:a> )</text:p>
      <text:p text:style-name="P10">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text:soft-page-break/>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Ehrling – Lounge <text:a xlink:type="simple" xlink:href="https://www.youtube.com/watch?v=dYpDuKj0uA0" office:target-frame-name="_top" xlink:show="replace" text:style-name="Internet_20_link" text:visited-style-name="Visited_20_Internet_20_Link">https://www.youtube.com/watch?v=dYpDuKj0uA0</text:a></text:p>
      <text:p text:style-name="P10"><text:a xlink:type="simple" xlink:href="https://www.youtube.com/watch?v=nGhoBnx3Pt0" office:target-frame-name="_top" xlink:show="replace" text:style-name="Internet_20_link" text:visited-style-name="Visited_20_Internet_20_Link">https://www.youtube.com/watch?v=nGhoBnx3Pt0</text:a></text:p>
      <text:p text:style-name="P10"><text:a xlink:type="simple" xlink:href="https://www.youtube.com/watch?v=UVWiArQL_oI" office:target-frame-name="_top" xlink:show="replace" text:style-name="Internet_20_link" text:visited-style-name="Visited_20_Internet_20_Link">https://www.youtube.com/watch?v=UVWiArQL_oI</text:a></text:p>
      <text:p text:style-name="P10"/>
      <text:p text:style-name="Text_20_body">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Vindsvept -Deep Sleep of the Elven King <text:a xlink:type="simple" xlink:href="https://www.youtube.com/watch?v=LzteZIJios8&amp;t=0sґ" office:target-frame-name="_top" xlink:show="replace" text:style-name="Internet_20_link" text:visited-style-name="Visited_20_Internet_20_Link">https://www.youtube.com/watch?v=LzteZIJios8&amp;t=0sґ</text:a></text:p>
      <text:p text:style-name="Text_20_body">Blue man group - Chill and zone out <text:a xlink:type="simple" xlink:href="https://www.youtube.com/watch?v=_yfDjBl__o8" office:target-frame-name="_top" xlink:show="replace" text:style-name="Internet_20_link" text:visited-style-name="Visited_20_Internet_20_Link">https://www.youtube.com/watch?v=_yfDjBl__o8</text:a></text:p>
      <text:p text:style-name="Text_20_body">Florian Renner – retrowave <text:a xlink:type="simple" xlink:href="https://www.youtube.com/watch?v=Zev0wz87hVw" office:target-frame-name="_top" xlink:show="replace" text:style-name="Internet_20_link" text:visited-style-name="Visited_20_Internet_20_Link">https://www.youtube.com/watch?v=Zev0wz87hVw</text:a></text:p>
      <text:p text:style-name="Text_20_body">Yes – Owner of A Lonely Heart - <text:a xlink:type="simple" xlink:href="https://www.youtube.com/watch?v=vpIduDaggVA" office:target-frame-name="_top" xlink:show="replace" text:style-name="Internet_20_link" text:visited-style-name="Visited_20_Internet_20_Link">https://www.youtube.com/watch?v=vpIduDaggVA</text:a></text:p>
      <text:p text:style-name="P10"><text:span text:style-name="Default_20_Paragraph_20_Font"><text:span text:style-name="T347">009 Sound System – DreamScape (</text:span></text:span><text:a xlink:type="simple" xlink:href="https://www.youtube.com/watch?v=TKfS5zVfGBc" office:target-frame-name="_top" xlink:show="replace" text:style-name="Internet_20_link" text:visited-style-name="Visited_20_Internet_20_Link"><text:span text:style-name="Default_20_Paragraph_20_Font">https://www.youtube.com/watch?v=TKfS5zVfGBc</text:span></text:a><text:span text:style-name="Default_20_Paragraph_20_Font"><text:span text:style-name="T347">)</text:span></text:span></text:p>
      <text:p text:style-name="P214">Pink Floyd “Another Brick In The Wall”</text:p>
      <text:p text:style-name="P10"><text:a xlink:type="simple" xlink:href="https://www.youtube.com/watch?v=rvk5D1iI2LA" office:target-frame-name="_top" xlink:show="replace" text:style-name="Internet_20_link" text:visited-style-name="Visited_20_Internet_20_Link">https://www.youtube.com/watch?v=rvk5D1iI2LA</text:a></text:p>
      <text:h text:style-name="P215" text:outline-level="1"><text:span text:style-name="Default_20_Paragraph_20_Font"><text:span text:style-name="T348">Mark Knopfler - Marbletown - Córdoba 2010</text:span></text:span></text:h>
      <text:p text:style-name="P10">Pendulum – Under the waves <text:a xlink:type="simple" xlink:href="https://www.youtube.com/watch?v=Xc6tpOgm1HE" office:target-frame-name="_top" xlink:show="replace" text:style-name="Internet_20_link" text:visited-style-name="Visited_20_Internet_20_Link">https://www.youtube.com/watch?v=Xc6tpOgm1HE</text:a></text:p>
      <text:p text:style-name="P216"><text:a xlink:type="simple" xlink:href="https://www.youtube.com/channel/UCiC3mYsBGt9jtPk0n_KiFFA" office:target-frame-name="_top" xlink:show="replace" text:style-name="Internet_20_link" text:visited-style-name="Visited_20_Internet_20_Link">Amethystium</text:a> <text:s/>- Anthemoessa <text:s/><text:a xlink:type="simple" xlink:href="https://www.youtube.com/watch?v=qVCMlj0QxcU" office:target-frame-name="_top" xlink:show="replace" text:style-name="Internet_20_link" text:visited-style-name="Visited_20_Internet_20_Link">https://www.youtube.com/watch?v=qVCMlj0QxcU</text:a></text:p>
      <text:p text:style-name="P216"/>
      <text:p text:style-name="P216"><text:s/>Outrunner – Let go <text:s/><text:a xlink:type="simple" xlink:href="https://www.youtube.com/watch?v=bZoF4Ucemb8" office:target-frame-name="_top" xlink:show="replace" text:style-name="Internet_20_link" text:visited-style-name="Visited_20_Internet_20_Link">https://www.youtube.com/watch?v=bZoF4Ucemb8</text:a></text:p>
      <text:p text:style-name="P216"><text:tab/><text:tab/>Lost city <text:a xlink:type="simple" xlink:href="https://www.youtube.com/watch?v=YZUoGbF7WLE" office:target-frame-name="_top" xlink:show="replace" text:style-name="Internet_20_link" text:visited-style-name="Visited_20_Internet_20_Link">https://www.youtube.com/watch?v=YZUoGbF7WLE</text:a></text:p>
      <text:p text:style-name="P216">Outrunner – Day dream <text:a xlink:type="simple" xlink:href="https://www.youtube.com/watch?v=s8KLEossy_k" text:style-name="Internet_20_link" text:visited-style-name="Visited_20_Internet_20_Link">https://www.youtube.com/watch?v=s8KLEossy_k</text:a></text:p>
      <text:p text:style-name="P217">Outrunner – Hidden World https://www.youtube.com/watch?v=MEFE9653Z2k</text:p>
      <text:h text:style-name="P215" text:outline-level="1">Wastelander X – Aftermath <text:a xlink:type="simple" xlink:href="https://www.youtube.com/watch?v=cRNYvL9gD9o" text:style-name="Internet_20_link" text:visited-style-name="Visited_20_Internet_20_Link">https://www.youtube.com/watch?v=cRNYvL9gD9o</text:a></text:h>
      <text:p text:style-name="P21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fo:hyphenation-keep="auto" loext:hyphenation-keep-type="column"/>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fo:hyphenation-keep="auto" loext:hyphenation-keep-type="column" text:number-lines="false" text:line-number="0">
        <style:tab-stops>
          <style:tab-stop style:position="3.7402in" style:type="center"/>
          <style:tab-stop style:position="7.4807in" style:type="right"/>
        </style:tab-stops>
      </style:paragraph-properties>
      <style:text-properties fo:hyphenate="false" loext:hyphenation-no-caps="false" loext:hyphenation-no-last-word="false" loext:hyphenation-word-char-count="no-limit" loext:hyphenation-zone="no-limit"/>
    </style:style>
    <style:style style:name="Endnote" style:family="paragraph" style:parent-style-name="Standard" style:class="extra">
      <style:paragraph-properties fo:margin-left="0.2354in" fo:hyphenation-ladder-count="no-limit" fo:hyphenation-keep="auto" loext:hyphenation-keep-type="column"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2354in" fo:hyphenation-ladder-count="no-limit" fo:hyphenation-keep="auto" loext:hyphenation-keep-type="column"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in" fo:margin-bottom="0.1965in" style:contextual-spacing="false"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fo:hyphenation-keep="auto" loext:hyphenation-keep-type="column">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fo:hyphenation-keep="auto" loext:hyphenation-keep-type="column"/>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note_20_Text_20_Char" style:display-name="Footnote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4.2$Windows_X86_64 LibreOffice_project/bb3cfa12c7b1bf994ecc5649a80400d06cd71002</meta:generator>
    <dc:title/>
    <dc:description/>
    <dc:subject/>
    <meta:initial-creator>Maksym Tuhai</meta:initial-creator>
    <meta:creation-date>2019-06-10T23:54:00Z</meta:creation-date>
    <dc:date>2025-02-08T18:07:14.674000000</dc:date>
    <meta:editing-cycles>126</meta:editing-cycles>
    <meta:editing-duration>P39DT13H59M45S</meta:editing-duration>
    <meta:document-statistic meta:table-count="0" meta:image-count="0" meta:object-count="0" meta:page-count="360" meta:paragraph-count="4792" meta:word-count="114858" meta:character-count="739874" meta:non-whitespace-character-count="628320"/>
    <meta:template xlink:type="simple" xlink:actuate="onRequest" xlink:title="" xlink:href="Normal"/>
  </office:meta>
</office:document-meta>
</file>